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Helvetica" svg:font-family="Helvetica" style:font-family-generic="swiss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>
      <style:table-cell-properties fo:border-bottom="0.06pt solid #bfbfbf" fo:border-left="0.06pt solid #bfbfbf" fo:border-right="0.99pt solid #bfbfbf" fo:border-top="0.06pt solid #bfbfbf"/>
      <style:text-properties style:use-window-font-color="true" style:text-outline="false" style:text-line-through-styl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"/>
    <style:style style:name="ce3" style:family="table-cell" style:parent-style-name="Default">
      <style:table-cell-properties fo:border-bottom="0.06pt solid #bfbfbf" fo:border-left="0.06pt solid #bfbfbf" fo:border-right="0.99pt solid #bfbfbf" fo:border-top="0.06pt solid #bfbfbf"/>
      <style:text-properties style:use-window-font-color="true" style:text-outline="false" style:text-line-through-styl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text-outline="false" style:text-line-through-style="none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number-columns-repeated="11" table:default-cell-style-name="Default"/>
        <table:table-row table:style-name="ro1">
          <table:table-cell table:style-name="ce1"/>
          <table:table-cell table:style-name="ce3"/>
          <table:table-cell table:formula="of:=IF([.B1]&gt;[.$E$1];1;0)" office:value-type="float" office:value="0">
            <text:p>0</text:p>
          </table:table-cell>
          <table:table-cell table:formula="of:=ABS([.A1]-[.C1])" office:value-type="float" office:value="0">
            <text:p>0</text:p>
          </table:table-cell>
          <table:table-cell office:value-type="float" office:value="0.7">
            <text:p>0.7</text:p>
          </table:table-cell>
          <table:table-cell table:formula="of:=SUM([.D1:.D1250])" office:value-type="float" office:value="717">
            <text:p>717</text:p>
          </table:table-cell>
          <table:table-cell table:style-name="ce4" office:value-type="float" office:value="0.545905">
            <text:p>0.545905</text:p>
          </table:table-cell>
          <table:table-cell office:value-type="string">
            <text:p>File 4</text:p>
          </table:table-cell>
          <table:table-cell table:style-name="ce4"/>
          <table:table-cell table:formula="of:=MID([.I1];1;1)">
            <text:p/>
          </table:table-cell>
          <table:table-cell table:formula="of:=MID([.I1];4;6)">
            <text:p/>
          </table:table-cell>
          <table:table-cell table:style-name="ce4"/>
        </table:table-row>
        <table:table-row table:style-name="ro1">
          <table:table-cell table:style-name="ce1"/>
          <table:table-cell table:style-name="ce3"/>
          <table:table-cell table:formula="of:=IF([.B2]&gt;[.$E$1];1;0)" office:value-type="float" office:value="0">
            <text:p>0</text:p>
          </table:table-cell>
          <table:table-cell table:formula="of:=ABS([.A2]-[.C2])" office:value-type="float" office:value="0">
            <text:p>0</text:p>
          </table:table-cell>
          <table:table-cell table:formula="of:=1-SUM([.D1:.D1250])/1250" office:value-type="float" office:value="0.4264">
            <text:p>0.4264</text:p>
          </table:table-cell>
          <table:table-cell table:formula="of:=1250-[.F1]" office:value-type="float" office:value="533">
            <text:p>533</text:p>
          </table:table-cell>
          <table:table-cell table:style-name="ce4" office:value-type="float" office:value="0.4693281">
            <text:p>0.4693281</text:p>
          </table:table-cell>
          <table:table-cell/>
          <table:table-cell table:style-name="ce4"/>
          <table:table-cell table:formula="of:=MID([.I2];1;1)">
            <text:p/>
          </table:table-cell>
          <table:table-cell table:formula="of:=MID([.I2];4;6)">
            <text:p/>
          </table:table-cell>
          <table:table-cell table:style-name="ce4"/>
        </table:table-row>
        <table:table-row table:style-name="ro1">
          <table:table-cell table:style-name="ce1"/>
          <table:table-cell table:style-name="ce3"/>
          <table:table-cell table:formula="of:=IF([.B3]&gt;[.$E$1];1;0)" office:value-type="float" office:value="0">
            <text:p>0</text:p>
          </table:table-cell>
          <table:table-cell table:formula="of:=ABS([.A3]-[.C3])" office:value-type="float" office:value="0">
            <text:p>0</text:p>
          </table:table-cell>
          <table:table-cell table:number-columns-repeated="2"/>
          <table:table-cell table:style-name="ce4" office:value-type="float" office:value="0.5569822">
            <text:p>0.5569822</text:p>
          </table:table-cell>
          <table:table-cell/>
          <table:table-cell table:style-name="ce4"/>
          <table:table-cell table:formula="of:=MID([.I3];1;1)">
            <text:p/>
          </table:table-cell>
          <table:table-cell table:formula="of:=MID([.I3];4;6)">
            <text:p/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4]&gt;[.$E$1];1;0)" office:value-type="float" office:value="0">
            <text:p>0</text:p>
          </table:table-cell>
          <table:table-cell table:formula="of:=ABS([.A4]-[.C4])" office:value-type="float" office:value="1">
            <text:p>1</text:p>
          </table:table-cell>
          <table:table-cell/>
          <table:table-cell table:formula="of:=COUNTIFS([.A1:.A1250];1)" office:value-type="float" office:value="0">
            <text:p>0</text:p>
          </table:table-cell>
          <table:table-cell table:style-name="ce4" office:value-type="float" office:value="0.7415393">
            <text:p>0.7415393</text:p>
          </table:table-cell>
          <table:table-cell/>
          <table:table-cell table:style-name="ce4" office:value-type="string">
            <text:p>1, 0.77325 </text:p>
          </table:table-cell>
          <table:table-cell table:formula="of:=MID([.I4];1;1)" office:value-type="string" office:string-value="1">
            <text:p>1</text:p>
          </table:table-cell>
          <table:table-cell table:formula="of:=MID([.I4];4;6)" office:value-type="string" office:string-value="0.7732">
            <text:p>0.7732</text:p>
          </table:table-cell>
          <table:table-cell table:style-name="ce4"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5]&gt;[.$E$1];1;0)" office:value-type="float" office:value="0">
            <text:p>0</text:p>
          </table:table-cell>
          <table:table-cell table:formula="of:=ABS([.A5]-[.C5])" office:value-type="float" office:value="0">
            <text:p>0</text:p>
          </table:table-cell>
          <table:table-cell office:value-type="string">
            <text:p>TP</text:p>
          </table:table-cell>
          <table:table-cell table:formula="of:=COUNTIFS([.A1:.A1250];1;[.C1:.C1250];1)" office:value-type="float" office:value="0">
            <text:p>0</text:p>
          </table:table-cell>
          <table:table-cell table:style-name="ce4" office:value-type="float" office:value="0.3056754">
            <text:p>0.3056754</text:p>
          </table:table-cell>
          <table:table-cell/>
          <table:table-cell table:style-name="ce4" office:value-type="string">
            <text:p>0, 0.543722 </text:p>
          </table:table-cell>
          <table:table-cell table:formula="of:=MID([.I5];1;1)" office:value-type="string" office:string-value="0">
            <text:p>0</text:p>
          </table:table-cell>
          <table:table-cell table:formula="of:=MID([.I5];4;6)" office:value-type="string" office:string-value="0.5437">
            <text:p>0.5437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6]&gt;[.$E$1];1;0)" office:value-type="float" office:value="0">
            <text:p>0</text:p>
          </table:table-cell>
          <table:table-cell table:formula="of:=ABS([.A6]-[.C6])" office:value-type="float" office:value="1">
            <text:p>1</text:p>
          </table:table-cell>
          <table:table-cell office:value-type="string">
            <text:p>TN</text:p>
          </table:table-cell>
          <table:table-cell table:formula="of:=COUNTIFS([.A1:.A1250];0;[.C1:.C1250];0)" office:value-type="float" office:value="0">
            <text:p>0</text:p>
          </table:table-cell>
          <table:table-cell table:style-name="ce4" office:value-type="float" office:value="0.7527395">
            <text:p>0.7527395</text:p>
          </table:table-cell>
          <table:table-cell/>
          <table:table-cell table:style-name="ce4" office:value-type="string">
            <text:p>1, 0.757685 </text:p>
          </table:table-cell>
          <table:table-cell table:formula="of:=MID([.I6];1;1)" office:value-type="string" office:string-value="1">
            <text:p>1</text:p>
          </table:table-cell>
          <table:table-cell table:formula="of:=MID([.I6];4;6)" office:value-type="string" office:string-value="0.7576">
            <text:p>0.7576</text:p>
          </table:table-cell>
          <table:table-cell table:style-name="ce4"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7]&gt;[.$E$1];1;0)" office:value-type="float" office:value="0">
            <text:p>0</text:p>
          </table:table-cell>
          <table:table-cell table:formula="of:=ABS([.A7]-[.C7])" office:value-type="float" office:value="0">
            <text:p>0</text:p>
          </table:table-cell>
          <table:table-cell office:value-type="string">
            <text:p>FP</text:p>
          </table:table-cell>
          <table:table-cell table:formula="of:=COUNTIFS([.A1:.A1250];0;[.C1:.C1250];1)" office:value-type="float" office:value="0">
            <text:p>0</text:p>
          </table:table-cell>
          <table:table-cell table:style-name="ce4" office:value-type="float" office:value="0.5415796">
            <text:p>0.5415796</text:p>
          </table:table-cell>
          <table:table-cell/>
          <table:table-cell table:style-name="ce4" office:value-type="string">
            <text:p>0, 0.800875 </text:p>
          </table:table-cell>
          <table:table-cell table:formula="of:=MID([.I7];1;1)" office:value-type="string" office:string-value="0">
            <text:p>0</text:p>
          </table:table-cell>
          <table:table-cell table:formula="of:=MID([.I7];4;6)" office:value-type="string" office:string-value="0.8008">
            <text:p>0.8008</text:p>
          </table:table-cell>
          <table:table-cell table:style-name="ce4"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8]&gt;[.$E$1];1;0)" office:value-type="float" office:value="0">
            <text:p>0</text:p>
          </table:table-cell>
          <table:table-cell table:formula="of:=ABS([.A8]-[.C8])" office:value-type="float" office:value="0">
            <text:p>0</text:p>
          </table:table-cell>
          <table:table-cell office:value-type="string">
            <text:p>FN</text:p>
          </table:table-cell>
          <table:table-cell table:formula="of:=COUNTIFS([.A2:.A1251];1;[.C2:.C1251];0)" office:value-type="float" office:value="0">
            <text:p>0</text:p>
          </table:table-cell>
          <table:table-cell table:style-name="ce4" office:value-type="float" office:value="0.4947527">
            <text:p>0.4947527</text:p>
          </table:table-cell>
          <table:table-cell/>
          <table:table-cell table:style-name="ce4" office:value-type="string">
            <text:p>0, 0.592729 </text:p>
          </table:table-cell>
          <table:table-cell table:formula="of:=MID([.I8];1;1)" office:value-type="string" office:string-value="0">
            <text:p>0</text:p>
          </table:table-cell>
          <table:table-cell table:formula="of:=MID([.I8];4;6)" office:value-type="string" office:string-value="0.5927">
            <text:p>0.5927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9]&gt;[.$E$1];1;0)" office:value-type="float" office:value="0">
            <text:p>0</text:p>
          </table:table-cell>
          <table:table-cell table:formula="of:=ABS([.A9]-[.C9])" office:value-type="float" office:value="1">
            <text:p>1</text:p>
          </table:table-cell>
          <table:table-cell office:value-type="string">
            <text:p>pre</text:p>
          </table:table-cell>
          <table:table-cell table:formula="of:=[.F5]/([.F5]+[.F7])" office:value-type="float" office:value="0">
            <text:p>#DIV/0!</text:p>
          </table:table-cell>
          <table:table-cell table:style-name="ce4" office:value-type="float" office:value="0.6069358">
            <text:p>0.6069358</text:p>
          </table:table-cell>
          <table:table-cell/>
          <table:table-cell table:style-name="ce4" office:value-type="string">
            <text:p>1, 0.843257 </text:p>
          </table:table-cell>
          <table:table-cell table:formula="of:=MID([.I9];1;1)" office:value-type="string" office:string-value="1">
            <text:p>1</text:p>
          </table:table-cell>
          <table:table-cell table:formula="of:=MID([.I9];4;6)" office:value-type="string" office:string-value="0.8432">
            <text:p>0.8432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10]&gt;[.$E$1];1;0)" office:value-type="float" office:value="0">
            <text:p>0</text:p>
          </table:table-cell>
          <table:table-cell table:formula="of:=ABS([.A10]-[.C10])" office:value-type="float" office:value="1">
            <text:p>1</text:p>
          </table:table-cell>
          <table:table-cell office:value-type="string">
            <text:p>recall</text:p>
          </table:table-cell>
          <table:table-cell table:formula="of:=[.F5]/([.F5]+[.F8])" office:value-type="float" office:value="0">
            <text:p>#DIV/0!</text:p>
          </table:table-cell>
          <table:table-cell table:style-name="ce4" office:value-type="float" office:value="0.4853539">
            <text:p>0.4853539</text:p>
          </table:table-cell>
          <table:table-cell/>
          <table:table-cell table:style-name="ce4" office:value-type="string">
            <text:p>1, 0.813086 </text:p>
          </table:table-cell>
          <table:table-cell table:formula="of:=MID([.I10];1;1)" office:value-type="string" office:string-value="1">
            <text:p>1</text:p>
          </table:table-cell>
          <table:table-cell table:formula="of:=MID([.I10];4;6)" office:value-type="string" office:string-value="0.8130">
            <text:p>0.8130</text:p>
          </table:table-cell>
          <table:table-cell table:style-name="ce4"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11]&gt;[.$E$1];1;0)" office:value-type="float" office:value="0">
            <text:p>0</text:p>
          </table:table-cell>
          <table:table-cell table:formula="of:=ABS([.A11]-[.C11])" office:value-type="float" office:value="0">
            <text:p>0</text:p>
          </table:table-cell>
          <table:table-cell office:value-type="string">
            <text:p>Acc</text:p>
          </table:table-cell>
          <table:table-cell table:formula="of:=([.F5]+[.F6])/([.F5]+[.F6]+[.F7]+[.F8])" office:value-type="float" office:value="0">
            <text:p>#DIV/0!</text:p>
          </table:table-cell>
          <table:table-cell table:style-name="ce4" office:value-type="float" office:value="0.5718961">
            <text:p>0.5718961</text:p>
          </table:table-cell>
          <table:table-cell/>
          <table:table-cell table:style-name="ce4" office:value-type="string">
            <text:p>0, 0.480447 </text:p>
          </table:table-cell>
          <table:table-cell table:formula="of:=MID([.I11];1;1)" office:value-type="string" office:string-value="0">
            <text:p>0</text:p>
          </table:table-cell>
          <table:table-cell table:formula="of:=MID([.I11];4;6)" office:value-type="string" office:string-value="0.4804">
            <text:p>0.4804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12]&gt;[.$E$1];1;0)" office:value-type="float" office:value="0">
            <text:p>0</text:p>
          </table:table-cell>
          <table:table-cell table:formula="of:=ABS([.A12]-[.C12])" office:value-type="float" office:value="1">
            <text:p>1</text:p>
          </table:table-cell>
          <table:table-cell office:value-type="string">
            <text:p>F1</text:p>
          </table:table-cell>
          <table:table-cell table:formula="of:=2*[.F10]*[.F9]/([.F10]+[.F9])" office:value-type="float" office:value="0">
            <text:p>#DIV/0!</text:p>
          </table:table-cell>
          <table:table-cell table:style-name="ce4" office:value-type="float" office:value="0.51077211">
            <text:p>0.51077211</text:p>
          </table:table-cell>
          <table:table-cell/>
          <table:table-cell table:style-name="ce4" office:value-type="string">
            <text:p>1, 0.713999 </text:p>
          </table:table-cell>
          <table:table-cell table:formula="of:=MID([.I12];1;1)" office:value-type="string" office:string-value="1">
            <text:p>1</text:p>
          </table:table-cell>
          <table:table-cell table:formula="of:=MID([.I12];4;6)" office:value-type="string" office:string-value="0.7139">
            <text:p>0.7139</text:p>
          </table:table-cell>
          <table:table-cell table:style-name="ce4"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13]&gt;[.$E$1];1;0)" office:value-type="float" office:value="0">
            <text:p>0</text:p>
          </table:table-cell>
          <table:table-cell table:formula="of:=ABS([.A13]-[.C13])" office:value-type="float" office:value="0">
            <text:p>0</text:p>
          </table:table-cell>
          <table:table-cell table:number-columns-repeated="2"/>
          <table:table-cell table:style-name="ce4" office:value-type="float" office:value="0.5828512">
            <text:p>0.5828512</text:p>
          </table:table-cell>
          <table:table-cell/>
          <table:table-cell table:style-name="ce4" office:value-type="string">
            <text:p>0, 0.355989 </text:p>
          </table:table-cell>
          <table:table-cell table:formula="of:=MID([.I13];1;1)" office:value-type="string" office:string-value="0">
            <text:p>0</text:p>
          </table:table-cell>
          <table:table-cell table:formula="of:=MID([.I13];4;6)" office:value-type="string" office:string-value="0.3559">
            <text:p>0.3559</text:p>
          </table:table-cell>
          <table:table-cell table:style-name="ce4"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14]&gt;[.$E$1];1;0)" office:value-type="float" office:value="0">
            <text:p>0</text:p>
          </table:table-cell>
          <table:table-cell table:formula="of:=ABS([.A14]-[.C14])" office:value-type="float" office:value="0">
            <text:p>0</text:p>
          </table:table-cell>
          <table:table-cell table:number-columns-repeated="2"/>
          <table:table-cell table:style-name="ce4" office:value-type="float" office:value="0.3751413">
            <text:p>0.3751413</text:p>
          </table:table-cell>
          <table:table-cell/>
          <table:table-cell table:style-name="ce4" office:value-type="string">
            <text:p>0, 0.28174 </text:p>
          </table:table-cell>
          <table:table-cell table:formula="of:=MID([.I14];1;1)" office:value-type="string" office:string-value="0">
            <text:p>0</text:p>
          </table:table-cell>
          <table:table-cell table:formula="of:=MID([.I14];4;6)" office:value-type="string" office:string-value="0.2817">
            <text:p>0.2817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15]&gt;[.$E$1];1;0)" office:value-type="float" office:value="0">
            <text:p>0</text:p>
          </table:table-cell>
          <table:table-cell table:formula="of:=ABS([.A15]-[.C15])" office:value-type="float" office:value="1">
            <text:p>1</text:p>
          </table:table-cell>
          <table:table-cell table:number-columns-repeated="2"/>
          <table:table-cell table:style-name="ce4" office:value-type="float" office:value="0.63026514">
            <text:p>0.63026514</text:p>
          </table:table-cell>
          <table:table-cell/>
          <table:table-cell table:style-name="ce4" office:value-type="string">
            <text:p>1, 0.835374 </text:p>
          </table:table-cell>
          <table:table-cell table:formula="of:=MID([.I15];1;1)" office:value-type="string" office:string-value="1">
            <text:p>1</text:p>
          </table:table-cell>
          <table:table-cell table:formula="of:=MID([.I15];4;6)" office:value-type="string" office:string-value="0.8353">
            <text:p>0.8353</text:p>
          </table:table-cell>
          <table:table-cell table:style-name="ce4"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16]&gt;[.$E$1];1;0)" office:value-type="float" office:value="0">
            <text:p>0</text:p>
          </table:table-cell>
          <table:table-cell table:formula="of:=ABS([.A16]-[.C16])" office:value-type="float" office:value="0">
            <text:p>0</text:p>
          </table:table-cell>
          <table:table-cell table:number-columns-repeated="2"/>
          <table:table-cell table:style-name="ce4" office:value-type="float" office:value="0.3706915">
            <text:p>0.3706915</text:p>
          </table:table-cell>
          <table:table-cell/>
          <table:table-cell table:style-name="ce4" office:value-type="string">
            <text:p>0, 0.67776 </text:p>
          </table:table-cell>
          <table:table-cell table:formula="of:=MID([.I16];1;1)" office:value-type="string" office:string-value="0">
            <text:p>0</text:p>
          </table:table-cell>
          <table:table-cell table:formula="of:=MID([.I16];4;6)" office:value-type="string" office:string-value="0.6777">
            <text:p>0.6777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17]&gt;[.$E$1];1;0)" office:value-type="float" office:value="0">
            <text:p>0</text:p>
          </table:table-cell>
          <table:table-cell table:formula="of:=ABS([.A17]-[.C17])" office:value-type="float" office:value="1">
            <text:p>1</text:p>
          </table:table-cell>
          <table:table-cell table:number-columns-repeated="2"/>
          <table:table-cell table:style-name="ce4" office:value-type="float" office:value="0.51248916">
            <text:p>0.51248916</text:p>
          </table:table-cell>
          <table:table-cell/>
          <table:table-cell table:style-name="ce4" office:value-type="string">
            <text:p>1, 0.734756 </text:p>
          </table:table-cell>
          <table:table-cell table:formula="of:=MID([.I17];1;1)" office:value-type="string" office:string-value="1">
            <text:p>1</text:p>
          </table:table-cell>
          <table:table-cell table:formula="of:=MID([.I17];4;6)" office:value-type="string" office:string-value="0.7347">
            <text:p>0.7347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18]&gt;[.$E$1];1;0)" office:value-type="float" office:value="0">
            <text:p>0</text:p>
          </table:table-cell>
          <table:table-cell table:formula="of:=ABS([.A18]-[.C18])" office:value-type="float" office:value="1">
            <text:p>1</text:p>
          </table:table-cell>
          <table:table-cell table:number-columns-repeated="2"/>
          <table:table-cell table:style-name="ce4" office:value-type="float" office:value="0.55042117">
            <text:p>0.55042117</text:p>
          </table:table-cell>
          <table:table-cell/>
          <table:table-cell table:style-name="ce4" office:value-type="string">
            <text:p>1, 0.57685 </text:p>
          </table:table-cell>
          <table:table-cell table:formula="of:=MID([.I18];1;1)" office:value-type="string" office:string-value="1">
            <text:p>1</text:p>
          </table:table-cell>
          <table:table-cell table:formula="of:=MID([.I18];4;6)" office:value-type="string" office:string-value="0.5768">
            <text:p>0.5768</text:p>
          </table:table-cell>
          <table:table-cell table:style-name="ce4"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19]&gt;[.$E$1];1;0)" office:value-type="float" office:value="0">
            <text:p>0</text:p>
          </table:table-cell>
          <table:table-cell table:formula="of:=ABS([.A19]-[.C19])" office:value-type="float" office:value="0">
            <text:p>0</text:p>
          </table:table-cell>
          <table:table-cell table:number-columns-repeated="2"/>
          <table:table-cell table:style-name="ce4" office:value-type="float" office:value="0.64907218">
            <text:p>0.64907218</text:p>
          </table:table-cell>
          <table:table-cell/>
          <table:table-cell table:style-name="ce4" office:value-type="string">
            <text:p>0, 0.48995 </text:p>
          </table:table-cell>
          <table:table-cell table:formula="of:=MID([.I19];1;1)" office:value-type="string" office:string-value="0">
            <text:p>0</text:p>
          </table:table-cell>
          <table:table-cell table:formula="of:=MID([.I19];4;6)" office:value-type="string" office:string-value="0.4899">
            <text:p>0.4899</text:p>
          </table:table-cell>
          <table:table-cell table:style-name="ce4"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20]&gt;[.$E$1];1;0)" office:value-type="float" office:value="0">
            <text:p>0</text:p>
          </table:table-cell>
          <table:table-cell table:formula="of:=ABS([.A20]-[.C20])" office:value-type="float" office:value="0">
            <text:p>0</text:p>
          </table:table-cell>
          <table:table-cell table:number-columns-repeated="2"/>
          <table:table-cell table:style-name="ce4" office:value-type="float" office:value="0.83582919">
            <text:p>0.83582919</text:p>
          </table:table-cell>
          <table:table-cell/>
          <table:table-cell table:style-name="ce4" office:value-type="string">
            <text:p>0, 0.73759 </text:p>
          </table:table-cell>
          <table:table-cell table:formula="of:=MID([.I20];1;1)" office:value-type="string" office:string-value="0">
            <text:p>0</text:p>
          </table:table-cell>
          <table:table-cell table:formula="of:=MID([.I20];4;6)" office:value-type="string" office:string-value="0.7375">
            <text:p>0.7375</text:p>
          </table:table-cell>
          <table:table-cell table:style-name="ce4"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21]&gt;[.$E$1];1;0)" office:value-type="float" office:value="0">
            <text:p>0</text:p>
          </table:table-cell>
          <table:table-cell table:formula="of:=ABS([.A21]-[.C21])" office:value-type="float" office:value="0">
            <text:p>0</text:p>
          </table:table-cell>
          <table:table-cell table:number-columns-repeated="2"/>
          <table:table-cell table:style-name="ce4" office:value-type="float" office:value="0.3756542">
            <text:p>0.3756542</text:p>
          </table:table-cell>
          <table:table-cell/>
          <table:table-cell table:style-name="ce4" office:value-type="string">
            <text:p>0, 0.508496 </text:p>
          </table:table-cell>
          <table:table-cell table:formula="of:=MID([.I21];1;1)" office:value-type="string" office:string-value="0">
            <text:p>0</text:p>
          </table:table-cell>
          <table:table-cell table:formula="of:=MID([.I21];4;6)" office:value-type="string" office:string-value="0.5084">
            <text:p>0.5084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22]&gt;[.$E$1];1;0)" office:value-type="float" office:value="0">
            <text:p>0</text:p>
          </table:table-cell>
          <table:table-cell table:formula="of:=ABS([.A22]-[.C22])" office:value-type="float" office:value="1">
            <text:p>1</text:p>
          </table:table-cell>
          <table:table-cell table:number-columns-repeated="2"/>
          <table:table-cell table:style-name="ce4" office:value-type="float" office:value="0.68496821">
            <text:p>0.68496821</text:p>
          </table:table-cell>
          <table:table-cell/>
          <table:table-cell table:style-name="ce4" office:value-type="string">
            <text:p>1, 0.553604 </text:p>
          </table:table-cell>
          <table:table-cell table:formula="of:=MID([.I22];1;1)" office:value-type="string" office:string-value="1">
            <text:p>1</text:p>
          </table:table-cell>
          <table:table-cell table:formula="of:=MID([.I22];4;6)" office:value-type="string" office:string-value="0.5536">
            <text:p>0.5536</text:p>
          </table:table-cell>
          <table:table-cell table:style-name="ce4"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23]&gt;[.$E$1];1;0)" office:value-type="float" office:value="0">
            <text:p>0</text:p>
          </table:table-cell>
          <table:table-cell table:formula="of:=ABS([.A23]-[.C23])" office:value-type="float" office:value="0">
            <text:p>0</text:p>
          </table:table-cell>
          <table:table-cell table:number-columns-repeated="2"/>
          <table:table-cell table:style-name="ce4" office:value-type="float" office:value="0.65138422">
            <text:p>0.65138422</text:p>
          </table:table-cell>
          <table:table-cell/>
          <table:table-cell table:style-name="ce4" office:value-type="string">
            <text:p>0, 0.502607 </text:p>
          </table:table-cell>
          <table:table-cell table:formula="of:=MID([.I23];1;1)" office:value-type="string" office:string-value="0">
            <text:p>0</text:p>
          </table:table-cell>
          <table:table-cell table:formula="of:=MID([.I23];4;6)" office:value-type="string" office:string-value="0.5026">
            <text:p>0.5026</text:p>
          </table:table-cell>
          <table:table-cell table:style-name="ce4"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24]&gt;[.$E$1];1;0)" office:value-type="float" office:value="0">
            <text:p>0</text:p>
          </table:table-cell>
          <table:table-cell table:formula="of:=ABS([.A24]-[.C24])" office:value-type="float" office:value="0">
            <text:p>0</text:p>
          </table:table-cell>
          <table:table-cell table:number-columns-repeated="2"/>
          <table:table-cell table:style-name="ce4" office:value-type="float" office:value="0.57187323">
            <text:p>0.57187323</text:p>
          </table:table-cell>
          <table:table-cell/>
          <table:table-cell table:style-name="ce4" office:value-type="string">
            <text:p>0, 0.396159 </text:p>
          </table:table-cell>
          <table:table-cell table:formula="of:=MID([.I24];1;1)" office:value-type="string" office:string-value="0">
            <text:p>0</text:p>
          </table:table-cell>
          <table:table-cell table:formula="of:=MID([.I24];4;6)" office:value-type="string" office:string-value="0.3961">
            <text:p>0.3961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25]&gt;[.$E$1];1;0)" office:value-type="float" office:value="0">
            <text:p>0</text:p>
          </table:table-cell>
          <table:table-cell table:formula="of:=ABS([.A25]-[.C25])" office:value-type="float" office:value="1">
            <text:p>1</text:p>
          </table:table-cell>
          <table:table-cell table:number-columns-repeated="2"/>
          <table:table-cell table:style-name="ce4" office:value-type="float" office:value="0.46967824">
            <text:p>0.46967824</text:p>
          </table:table-cell>
          <table:table-cell/>
          <table:table-cell table:style-name="ce4" office:value-type="string">
            <text:p>1, 0.766715 </text:p>
          </table:table-cell>
          <table:table-cell table:formula="of:=MID([.I25];1;1)" office:value-type="string" office:string-value="1">
            <text:p>1</text:p>
          </table:table-cell>
          <table:table-cell table:formula="of:=MID([.I25];4;6)" office:value-type="string" office:string-value="0.7667">
            <text:p>0.7667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26]&gt;[.$E$1];1;0)" office:value-type="float" office:value="0">
            <text:p>0</text:p>
          </table:table-cell>
          <table:table-cell table:formula="of:=ABS([.A26]-[.C26])" office:value-type="float" office:value="1">
            <text:p>1</text:p>
          </table:table-cell>
          <table:table-cell table:number-columns-repeated="2"/>
          <table:table-cell table:style-name="ce4" office:value-type="float" office:value="0.43269525">
            <text:p>0.43269525</text:p>
          </table:table-cell>
          <table:table-cell/>
          <table:table-cell table:style-name="ce4" office:value-type="string">
            <text:p>1, 0.912815 </text:p>
          </table:table-cell>
          <table:table-cell table:formula="of:=MID([.I26];1;1)" office:value-type="string" office:string-value="1">
            <text:p>1</text:p>
          </table:table-cell>
          <table:table-cell table:formula="of:=MID([.I26];4;6)" office:value-type="string" office:string-value="0.9128">
            <text:p>0.9128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27]&gt;[.$E$1];1;0)" office:value-type="float" office:value="0">
            <text:p>0</text:p>
          </table:table-cell>
          <table:table-cell table:formula="of:=ABS([.A27]-[.C27])" office:value-type="float" office:value="1">
            <text:p>1</text:p>
          </table:table-cell>
          <table:table-cell table:number-columns-repeated="2"/>
          <table:table-cell table:style-name="ce4" office:value-type="float" office:value="0.56386326">
            <text:p>0.56386326</text:p>
          </table:table-cell>
          <table:table-cell/>
          <table:table-cell table:style-name="ce4" office:value-type="string">
            <text:p>1, 0.548097 </text:p>
          </table:table-cell>
          <table:table-cell table:formula="of:=MID([.I27];1;1)" office:value-type="string" office:string-value="1">
            <text:p>1</text:p>
          </table:table-cell>
          <table:table-cell table:formula="of:=MID([.I27];4;6)" office:value-type="string" office:string-value="0.5480">
            <text:p>0.5480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28]&gt;[.$E$1];1;0)" office:value-type="float" office:value="0">
            <text:p>0</text:p>
          </table:table-cell>
          <table:table-cell table:formula="of:=ABS([.A28]-[.C28])" office:value-type="float" office:value="1">
            <text:p>1</text:p>
          </table:table-cell>
          <table:table-cell table:number-columns-repeated="2"/>
          <table:table-cell table:style-name="ce4" office:value-type="float" office:value="0.65798427">
            <text:p>0.65798427</text:p>
          </table:table-cell>
          <table:table-cell/>
          <table:table-cell table:style-name="ce4" office:value-type="string">
            <text:p>1, 0.711077 </text:p>
          </table:table-cell>
          <table:table-cell table:formula="of:=MID([.I28];1;1)" office:value-type="string" office:string-value="1">
            <text:p>1</text:p>
          </table:table-cell>
          <table:table-cell table:formula="of:=MID([.I28];4;6)" office:value-type="string" office:string-value="0.7110">
            <text:p>0.7110</text:p>
          </table:table-cell>
          <table:table-cell table:style-name="ce4"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29]&gt;[.$E$1];1;0)" office:value-type="float" office:value="0">
            <text:p>0</text:p>
          </table:table-cell>
          <table:table-cell table:formula="of:=ABS([.A29]-[.C29])" office:value-type="float" office:value="0">
            <text:p>0</text:p>
          </table:table-cell>
          <table:table-cell table:number-columns-repeated="2"/>
          <table:table-cell table:style-name="ce4" office:value-type="float" office:value="0.78621528">
            <text:p>0.78621528</text:p>
          </table:table-cell>
          <table:table-cell/>
          <table:table-cell table:style-name="ce4" office:value-type="string">
            <text:p>0, 0.498064 </text:p>
          </table:table-cell>
          <table:table-cell table:formula="of:=MID([.I29];1;1)" office:value-type="string" office:string-value="0">
            <text:p>0</text:p>
          </table:table-cell>
          <table:table-cell table:formula="of:=MID([.I29];4;6)" office:value-type="string" office:string-value="0.4980">
            <text:p>0.4980</text:p>
          </table:table-cell>
          <table:table-cell table:style-name="ce4"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30]&gt;[.$E$1];1;0)" office:value-type="float" office:value="0">
            <text:p>0</text:p>
          </table:table-cell>
          <table:table-cell table:formula="of:=ABS([.A30]-[.C30])" office:value-type="float" office:value="0">
            <text:p>0</text:p>
          </table:table-cell>
          <table:table-cell table:number-columns-repeated="2"/>
          <table:table-cell table:style-name="ce4" office:value-type="float" office:value="0.53257629">
            <text:p>0.53257629</text:p>
          </table:table-cell>
          <table:table-cell/>
          <table:table-cell table:style-name="ce4" office:value-type="string">
            <text:p>0, 0.658031 </text:p>
          </table:table-cell>
          <table:table-cell table:formula="of:=MID([.I30];1;1)" office:value-type="string" office:string-value="0">
            <text:p>0</text:p>
          </table:table-cell>
          <table:table-cell table:formula="of:=MID([.I30];4;6)" office:value-type="string" office:string-value="0.6580">
            <text:p>0.6580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31]&gt;[.$E$1];1;0)" office:value-type="float" office:value="0">
            <text:p>0</text:p>
          </table:table-cell>
          <table:table-cell table:formula="of:=ABS([.A31]-[.C31])" office:value-type="float" office:value="1">
            <text:p>1</text:p>
          </table:table-cell>
          <table:table-cell table:number-columns-repeated="2"/>
          <table:table-cell table:style-name="ce4" office:value-type="float" office:value="0.4703783">
            <text:p>0.4703783</text:p>
          </table:table-cell>
          <table:table-cell/>
          <table:table-cell table:style-name="ce4" office:value-type="string">
            <text:p>1, 0.664116 </text:p>
          </table:table-cell>
          <table:table-cell table:formula="of:=MID([.I31];1;1)" office:value-type="string" office:string-value="1">
            <text:p>1</text:p>
          </table:table-cell>
          <table:table-cell table:formula="of:=MID([.I31];4;6)" office:value-type="string" office:string-value="0.6641">
            <text:p>0.6641</text:p>
          </table:table-cell>
          <table:table-cell table:style-name="ce4"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32]&gt;[.$E$1];1;0)" office:value-type="float" office:value="0">
            <text:p>0</text:p>
          </table:table-cell>
          <table:table-cell table:formula="of:=ABS([.A32]-[.C32])" office:value-type="float" office:value="0">
            <text:p>0</text:p>
          </table:table-cell>
          <table:table-cell table:number-columns-repeated="2"/>
          <table:table-cell table:style-name="ce4" office:value-type="float" office:value="0.8541631">
            <text:p>0.8541631</text:p>
          </table:table-cell>
          <table:table-cell/>
          <table:table-cell table:style-name="ce4" office:value-type="string">
            <text:p>0, 0.483221 </text:p>
          </table:table-cell>
          <table:table-cell table:formula="of:=MID([.I32];1;1)" office:value-type="string" office:string-value="0">
            <text:p>0</text:p>
          </table:table-cell>
          <table:table-cell table:formula="of:=MID([.I32];4;6)" office:value-type="string" office:string-value="0.4832">
            <text:p>0.4832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33]&gt;[.$E$1];1;0)" office:value-type="float" office:value="0">
            <text:p>0</text:p>
          </table:table-cell>
          <table:table-cell table:formula="of:=ABS([.A33]-[.C33])" office:value-type="float" office:value="1">
            <text:p>1</text:p>
          </table:table-cell>
          <table:table-cell table:number-columns-repeated="2"/>
          <table:table-cell table:style-name="ce4" office:value-type="float" office:value="0.77011332">
            <text:p>0.77011332</text:p>
          </table:table-cell>
          <table:table-cell/>
          <table:table-cell table:style-name="ce4" office:value-type="string">
            <text:p>1, 0.618303 </text:p>
          </table:table-cell>
          <table:table-cell table:formula="of:=MID([.I33];1;1)" office:value-type="string" office:string-value="1">
            <text:p>1</text:p>
          </table:table-cell>
          <table:table-cell table:formula="of:=MID([.I33];4;6)" office:value-type="string" office:string-value="0.6183">
            <text:p>0.6183</text:p>
          </table:table-cell>
          <table:table-cell table:style-name="ce4"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34]&gt;[.$E$1];1;0)" office:value-type="float" office:value="0">
            <text:p>0</text:p>
          </table:table-cell>
          <table:table-cell table:formula="of:=ABS([.A34]-[.C34])" office:value-type="float" office:value="0">
            <text:p>0</text:p>
          </table:table-cell>
          <table:table-cell table:number-columns-repeated="2"/>
          <table:table-cell table:style-name="ce4" office:value-type="float" office:value="0.69386133">
            <text:p>0.69386133</text:p>
          </table:table-cell>
          <table:table-cell/>
          <table:table-cell table:style-name="ce4" office:value-type="string">
            <text:p>0, 0.424513 </text:p>
          </table:table-cell>
          <table:table-cell table:formula="of:=MID([.I34];1;1)" office:value-type="string" office:string-value="0">
            <text:p>0</text:p>
          </table:table-cell>
          <table:table-cell table:formula="of:=MID([.I34];4;6)" office:value-type="string" office:string-value="0.4245">
            <text:p>0.4245</text:p>
          </table:table-cell>
          <table:table-cell table:style-name="ce4"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35]&gt;[.$E$1];1;0)" office:value-type="float" office:value="0">
            <text:p>0</text:p>
          </table:table-cell>
          <table:table-cell table:formula="of:=ABS([.A35]-[.C35])" office:value-type="float" office:value="0">
            <text:p>0</text:p>
          </table:table-cell>
          <table:table-cell table:number-columns-repeated="2"/>
          <table:table-cell table:style-name="ce4" office:value-type="float" office:value="0.54489334">
            <text:p>0.54489334</text:p>
          </table:table-cell>
          <table:table-cell/>
          <table:table-cell table:style-name="ce4" office:value-type="string">
            <text:p>0, 0.668213 </text:p>
          </table:table-cell>
          <table:table-cell table:formula="of:=MID([.I35];1;1)" office:value-type="string" office:string-value="0">
            <text:p>0</text:p>
          </table:table-cell>
          <table:table-cell table:formula="of:=MID([.I35];4;6)" office:value-type="string" office:string-value="0.6682">
            <text:p>0.6682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36]&gt;[.$E$1];1;0)" office:value-type="float" office:value="0">
            <text:p>0</text:p>
          </table:table-cell>
          <table:table-cell table:formula="of:=ABS([.A36]-[.C36])" office:value-type="float" office:value="1">
            <text:p>1</text:p>
          </table:table-cell>
          <table:table-cell table:number-columns-repeated="2"/>
          <table:table-cell table:style-name="ce4" office:value-type="float" office:value="0.6059235">
            <text:p>0.6059235</text:p>
          </table:table-cell>
          <table:table-cell/>
          <table:table-cell table:style-name="ce4" office:value-type="string">
            <text:p>1, 0.725886 </text:p>
          </table:table-cell>
          <table:table-cell table:formula="of:=MID([.I36];1;1)" office:value-type="string" office:string-value="1">
            <text:p>1</text:p>
          </table:table-cell>
          <table:table-cell table:formula="of:=MID([.I36];4;6)" office:value-type="string" office:string-value="0.7258">
            <text:p>0.7258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37]&gt;[.$E$1];1;0)" office:value-type="float" office:value="0">
            <text:p>0</text:p>
          </table:table-cell>
          <table:table-cell table:formula="of:=ABS([.A37]-[.C37])" office:value-type="float" office:value="1">
            <text:p>1</text:p>
          </table:table-cell>
          <table:table-cell table:number-columns-repeated="2"/>
          <table:table-cell table:style-name="ce4" office:value-type="float" office:value="0.69518236">
            <text:p>0.69518236</text:p>
          </table:table-cell>
          <table:table-cell/>
          <table:table-cell table:style-name="ce4" office:value-type="string">
            <text:p>1, 0.662878 </text:p>
          </table:table-cell>
          <table:table-cell table:formula="of:=MID([.I37];1;1)" office:value-type="string" office:string-value="1">
            <text:p>1</text:p>
          </table:table-cell>
          <table:table-cell table:formula="of:=MID([.I37];4;6)" office:value-type="string" office:string-value="0.6628">
            <text:p>0.6628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38]&gt;[.$E$1];1;0)" office:value-type="float" office:value="0">
            <text:p>0</text:p>
          </table:table-cell>
          <table:table-cell table:formula="of:=ABS([.A38]-[.C38])" office:value-type="float" office:value="1">
            <text:p>1</text:p>
          </table:table-cell>
          <table:table-cell table:number-columns-repeated="2"/>
          <table:table-cell table:style-name="ce4" office:value-type="float" office:value="0.67819837">
            <text:p>0.67819837</text:p>
          </table:table-cell>
          <table:table-cell/>
          <table:table-cell table:style-name="ce4" office:value-type="string">
            <text:p>1, 0.329581 </text:p>
          </table:table-cell>
          <table:table-cell table:formula="of:=MID([.I38];1;1)" office:value-type="string" office:string-value="1">
            <text:p>1</text:p>
          </table:table-cell>
          <table:table-cell table:formula="of:=MID([.I38];4;6)" office:value-type="string" office:string-value="0.3295">
            <text:p>0.3295</text:p>
          </table:table-cell>
          <table:table-cell table:style-name="ce4"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39]&gt;[.$E$1];1;0)" office:value-type="float" office:value="0">
            <text:p>0</text:p>
          </table:table-cell>
          <table:table-cell table:formula="of:=ABS([.A39]-[.C39])" office:value-type="float" office:value="0">
            <text:p>0</text:p>
          </table:table-cell>
          <table:table-cell table:number-columns-repeated="2"/>
          <table:table-cell table:style-name="ce4" office:value-type="float" office:value="0.61749138">
            <text:p>0.61749138</text:p>
          </table:table-cell>
          <table:table-cell/>
          <table:table-cell table:style-name="ce4" office:value-type="string">
            <text:p>0, 0.634208 </text:p>
          </table:table-cell>
          <table:table-cell table:formula="of:=MID([.I39];1;1)" office:value-type="string" office:string-value="0">
            <text:p>0</text:p>
          </table:table-cell>
          <table:table-cell table:formula="of:=MID([.I39];4;6)" office:value-type="string" office:string-value="0.6342">
            <text:p>0.6342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40]&gt;[.$E$1];1;0)" office:value-type="float" office:value="0">
            <text:p>0</text:p>
          </table:table-cell>
          <table:table-cell table:formula="of:=ABS([.A40]-[.C40])" office:value-type="float" office:value="1">
            <text:p>1</text:p>
          </table:table-cell>
          <table:table-cell table:number-columns-repeated="2"/>
          <table:table-cell table:style-name="ce4" office:value-type="float" office:value="0.41991139">
            <text:p>0.41991139</text:p>
          </table:table-cell>
          <table:table-cell/>
          <table:table-cell table:style-name="ce4" office:value-type="string">
            <text:p>1, 0.867587 </text:p>
          </table:table-cell>
          <table:table-cell table:formula="of:=MID([.I40];1;1)" office:value-type="string" office:string-value="1">
            <text:p>1</text:p>
          </table:table-cell>
          <table:table-cell table:formula="of:=MID([.I40];4;6)" office:value-type="string" office:string-value="0.8675">
            <text:p>0.8675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41]&gt;[.$E$1];1;0)" office:value-type="float" office:value="0">
            <text:p>0</text:p>
          </table:table-cell>
          <table:table-cell table:formula="of:=ABS([.A41]-[.C41])" office:value-type="float" office:value="1">
            <text:p>1</text:p>
          </table:table-cell>
          <table:table-cell table:number-columns-repeated="2"/>
          <table:table-cell table:style-name="ce4" office:value-type="float" office:value="0.7332154">
            <text:p>0.7332154</text:p>
          </table:table-cell>
          <table:table-cell/>
          <table:table-cell table:style-name="ce4" office:value-type="string">
            <text:p>1, 0.585214 </text:p>
          </table:table-cell>
          <table:table-cell table:formula="of:=MID([.I41];1;1)" office:value-type="string" office:string-value="1">
            <text:p>1</text:p>
          </table:table-cell>
          <table:table-cell table:formula="of:=MID([.I41];4;6)" office:value-type="string" office:string-value="0.5852">
            <text:p>0.5852</text:p>
          </table:table-cell>
          <table:table-cell table:style-name="ce4"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42]&gt;[.$E$1];1;0)" office:value-type="float" office:value="0">
            <text:p>0</text:p>
          </table:table-cell>
          <table:table-cell table:formula="of:=ABS([.A42]-[.C42])" office:value-type="float" office:value="0">
            <text:p>0</text:p>
          </table:table-cell>
          <table:table-cell table:number-columns-repeated="2"/>
          <table:table-cell table:style-name="ce4" office:value-type="float" office:value="0.42697741">
            <text:p>0.42697741</text:p>
          </table:table-cell>
          <table:table-cell/>
          <table:table-cell table:style-name="ce4" office:value-type="string">
            <text:p>0, 0.490839 </text:p>
          </table:table-cell>
          <table:table-cell table:formula="of:=MID([.I42];1;1)" office:value-type="string" office:string-value="0">
            <text:p>0</text:p>
          </table:table-cell>
          <table:table-cell table:formula="of:=MID([.I42];4;6)" office:value-type="string" office:string-value="0.4908">
            <text:p>0.4908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43]&gt;[.$E$1];1;0)" office:value-type="float" office:value="0">
            <text:p>0</text:p>
          </table:table-cell>
          <table:table-cell table:formula="of:=ABS([.A43]-[.C43])" office:value-type="float" office:value="1">
            <text:p>1</text:p>
          </table:table-cell>
          <table:table-cell table:number-columns-repeated="2"/>
          <table:table-cell table:style-name="ce4" office:value-type="float" office:value="0.30886342">
            <text:p>0.30886342</text:p>
          </table:table-cell>
          <table:table-cell/>
          <table:table-cell table:style-name="ce4" office:value-type="string">
            <text:p>1, 0.662609 </text:p>
          </table:table-cell>
          <table:table-cell table:formula="of:=MID([.I43];1;1)" office:value-type="string" office:string-value="1">
            <text:p>1</text:p>
          </table:table-cell>
          <table:table-cell table:formula="of:=MID([.I43];4;6)" office:value-type="string" office:string-value="0.6626">
            <text:p>0.6626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44]&gt;[.$E$1];1;0)" office:value-type="float" office:value="0">
            <text:p>0</text:p>
          </table:table-cell>
          <table:table-cell table:formula="of:=ABS([.A44]-[.C44])" office:value-type="float" office:value="1">
            <text:p>1</text:p>
          </table:table-cell>
          <table:table-cell table:number-columns-repeated="2"/>
          <table:table-cell table:style-name="ce4" office:value-type="float" office:value="0.56938843">
            <text:p>0.56938843</text:p>
          </table:table-cell>
          <table:table-cell/>
          <table:table-cell table:style-name="ce4" office:value-type="string">
            <text:p>1, 0.344733 </text:p>
          </table:table-cell>
          <table:table-cell table:formula="of:=MID([.I44];1;1)" office:value-type="string" office:string-value="1">
            <text:p>1</text:p>
          </table:table-cell>
          <table:table-cell table:formula="of:=MID([.I44];4;6)" office:value-type="string" office:string-value="0.3447">
            <text:p>0.3447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45]&gt;[.$E$1];1;0)" office:value-type="float" office:value="0">
            <text:p>0</text:p>
          </table:table-cell>
          <table:table-cell table:formula="of:=ABS([.A45]-[.C45])" office:value-type="float" office:value="1">
            <text:p>1</text:p>
          </table:table-cell>
          <table:table-cell table:number-columns-repeated="2"/>
          <table:table-cell table:style-name="ce4" office:value-type="float" office:value="0.58661844">
            <text:p>0.58661844</text:p>
          </table:table-cell>
          <table:table-cell/>
          <table:table-cell table:style-name="ce4" office:value-type="string">
            <text:p>1, 0.836866 </text:p>
          </table:table-cell>
          <table:table-cell table:formula="of:=MID([.I45];1;1)" office:value-type="string" office:string-value="1">
            <text:p>1</text:p>
          </table:table-cell>
          <table:table-cell table:formula="of:=MID([.I45];4;6)" office:value-type="string" office:string-value="0.8368">
            <text:p>0.8368</text:p>
          </table:table-cell>
          <table:table-cell table:style-name="ce4"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46]&gt;[.$E$1];1;0)" office:value-type="float" office:value="0">
            <text:p>0</text:p>
          </table:table-cell>
          <table:table-cell table:formula="of:=ABS([.A46]-[.C46])" office:value-type="float" office:value="0">
            <text:p>0</text:p>
          </table:table-cell>
          <table:table-cell table:number-columns-repeated="2"/>
          <table:table-cell table:style-name="ce4" office:value-type="float" office:value="0.38483445">
            <text:p>0.38483445</text:p>
          </table:table-cell>
          <table:table-cell/>
          <table:table-cell table:style-name="ce4" office:value-type="string">
            <text:p>0, 0.48506 </text:p>
          </table:table-cell>
          <table:table-cell table:formula="of:=MID([.I46];1;1)" office:value-type="string" office:string-value="0">
            <text:p>0</text:p>
          </table:table-cell>
          <table:table-cell table:formula="of:=MID([.I46];4;6)" office:value-type="string" office:string-value="0.4850">
            <text:p>0.4850</text:p>
          </table:table-cell>
          <table:table-cell table:style-name="ce4"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47]&gt;[.$E$1];1;0)" office:value-type="float" office:value="0">
            <text:p>0</text:p>
          </table:table-cell>
          <table:table-cell table:formula="of:=ABS([.A47]-[.C47])" office:value-type="float" office:value="0">
            <text:p>0</text:p>
          </table:table-cell>
          <table:table-cell table:number-columns-repeated="2"/>
          <table:table-cell table:style-name="ce4" office:value-type="float" office:value="0.63388146">
            <text:p>0.63388146</text:p>
          </table:table-cell>
          <table:table-cell/>
          <table:table-cell table:style-name="ce4" office:value-type="string">
            <text:p>0, 0.650576 </text:p>
          </table:table-cell>
          <table:table-cell table:formula="of:=MID([.I47];1;1)" office:value-type="string" office:string-value="0">
            <text:p>0</text:p>
          </table:table-cell>
          <table:table-cell table:formula="of:=MID([.I47];4;6)" office:value-type="string" office:string-value="0.6505">
            <text:p>0.6505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48]&gt;[.$E$1];1;0)" office:value-type="float" office:value="0">
            <text:p>0</text:p>
          </table:table-cell>
          <table:table-cell table:formula="of:=ABS([.A48]-[.C48])" office:value-type="float" office:value="1">
            <text:p>1</text:p>
          </table:table-cell>
          <table:table-cell table:number-columns-repeated="2"/>
          <table:table-cell table:style-name="ce4" office:value-type="float" office:value="0.39718847">
            <text:p>0.39718847</text:p>
          </table:table-cell>
          <table:table-cell/>
          <table:table-cell table:style-name="ce4" office:value-type="string">
            <text:p>1, 0.635729 </text:p>
          </table:table-cell>
          <table:table-cell table:formula="of:=MID([.I48];1;1)" office:value-type="string" office:string-value="1">
            <text:p>1</text:p>
          </table:table-cell>
          <table:table-cell table:formula="of:=MID([.I48];4;6)" office:value-type="string" office:string-value="0.6357">
            <text:p>0.6357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49]&gt;[.$E$1];1;0)" office:value-type="float" office:value="0">
            <text:p>0</text:p>
          </table:table-cell>
          <table:table-cell table:formula="of:=ABS([.A49]-[.C49])" office:value-type="float" office:value="1">
            <text:p>1</text:p>
          </table:table-cell>
          <table:table-cell table:number-columns-repeated="2"/>
          <table:table-cell table:style-name="ce4" office:value-type="float" office:value="0.76643848">
            <text:p>0.76643848</text:p>
          </table:table-cell>
          <table:table-cell/>
          <table:table-cell table:style-name="ce4" office:value-type="string">
            <text:p>1, 0.720819 </text:p>
          </table:table-cell>
          <table:table-cell table:formula="of:=MID([.I49];1;1)" office:value-type="string" office:string-value="1">
            <text:p>1</text:p>
          </table:table-cell>
          <table:table-cell table:formula="of:=MID([.I49];4;6)" office:value-type="string" office:string-value="0.7208">
            <text:p>0.7208</text:p>
          </table:table-cell>
          <table:table-cell table:style-name="ce4"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50]&gt;[.$E$1];1;0)" office:value-type="float" office:value="0">
            <text:p>0</text:p>
          </table:table-cell>
          <table:table-cell table:formula="of:=ABS([.A50]-[.C50])" office:value-type="float" office:value="0">
            <text:p>0</text:p>
          </table:table-cell>
          <table:table-cell table:number-columns-repeated="2"/>
          <table:table-cell table:style-name="ce4" office:value-type="float" office:value="0.42035149">
            <text:p>0.42035149</text:p>
          </table:table-cell>
          <table:table-cell/>
          <table:table-cell table:style-name="ce4" office:value-type="string">
            <text:p>0, 0.625405 </text:p>
          </table:table-cell>
          <table:table-cell table:formula="of:=MID([.I50];1;1)" office:value-type="string" office:string-value="0">
            <text:p>0</text:p>
          </table:table-cell>
          <table:table-cell table:formula="of:=MID([.I50];4;6)" office:value-type="string" office:string-value="0.6254">
            <text:p>0.6254</text:p>
          </table:table-cell>
          <table:table-cell table:style-name="ce4"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51]&gt;[.$E$1];1;0)" office:value-type="float" office:value="0">
            <text:p>0</text:p>
          </table:table-cell>
          <table:table-cell table:formula="of:=ABS([.A51]-[.C51])" office:value-type="float" office:value="0">
            <text:p>0</text:p>
          </table:table-cell>
          <table:table-cell table:number-columns-repeated="2"/>
          <table:table-cell table:style-name="ce4" office:value-type="float" office:value="0.6375245">
            <text:p>0.6375245</text:p>
          </table:table-cell>
          <table:table-cell/>
          <table:table-cell table:style-name="ce4" office:value-type="string">
            <text:p>0, 0.233877 </text:p>
          </table:table-cell>
          <table:table-cell table:formula="of:=MID([.I51];1;1)" office:value-type="string" office:string-value="0">
            <text:p>0</text:p>
          </table:table-cell>
          <table:table-cell table:formula="of:=MID([.I51];4;6)" office:value-type="string" office:string-value="0.2338">
            <text:p>0.2338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52]&gt;[.$E$1];1;0)" office:value-type="float" office:value="0">
            <text:p>0</text:p>
          </table:table-cell>
          <table:table-cell table:formula="of:=ABS([.A52]-[.C52])" office:value-type="float" office:value="1">
            <text:p>1</text:p>
          </table:table-cell>
          <table:table-cell table:number-columns-repeated="2"/>
          <table:table-cell table:style-name="ce4" office:value-type="float" office:value="0.66005251">
            <text:p>0.66005251</text:p>
          </table:table-cell>
          <table:table-cell/>
          <table:table-cell table:style-name="ce4" office:value-type="string">
            <text:p>1, 0.57431 </text:p>
          </table:table-cell>
          <table:table-cell table:formula="of:=MID([.I52];1;1)" office:value-type="string" office:string-value="1">
            <text:p>1</text:p>
          </table:table-cell>
          <table:table-cell table:formula="of:=MID([.I52];4;6)" office:value-type="string" office:string-value="0.5743">
            <text:p>0.5743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53]&gt;[.$E$1];1;0)" office:value-type="float" office:value="0">
            <text:p>0</text:p>
          </table:table-cell>
          <table:table-cell table:formula="of:=ABS([.A53]-[.C53])" office:value-type="float" office:value="1">
            <text:p>1</text:p>
          </table:table-cell>
          <table:table-cell table:number-columns-repeated="2"/>
          <table:table-cell table:style-name="ce4" office:value-type="float" office:value="0.33531952">
            <text:p>0.33531952</text:p>
          </table:table-cell>
          <table:table-cell/>
          <table:table-cell table:style-name="ce4" office:value-type="string">
            <text:p>1, 0.791319 </text:p>
          </table:table-cell>
          <table:table-cell table:formula="of:=MID([.I53];1;1)" office:value-type="string" office:string-value="1">
            <text:p>1</text:p>
          </table:table-cell>
          <table:table-cell table:formula="of:=MID([.I53];4;6)" office:value-type="string" office:string-value="0.7913">
            <text:p>0.7913</text:p>
          </table:table-cell>
          <table:table-cell table:style-name="ce4"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54]&gt;[.$E$1];1;0)" office:value-type="float" office:value="0">
            <text:p>0</text:p>
          </table:table-cell>
          <table:table-cell table:formula="of:=ABS([.A54]-[.C54])" office:value-type="float" office:value="0">
            <text:p>0</text:p>
          </table:table-cell>
          <table:table-cell table:number-columns-repeated="2"/>
          <table:table-cell table:style-name="ce4" office:value-type="float" office:value="0.38468653">
            <text:p>0.38468653</text:p>
          </table:table-cell>
          <table:table-cell/>
          <table:table-cell table:style-name="ce4" office:value-type="string">
            <text:p>0, 0.604926 </text:p>
          </table:table-cell>
          <table:table-cell table:formula="of:=MID([.I54];1;1)" office:value-type="string" office:string-value="0">
            <text:p>0</text:p>
          </table:table-cell>
          <table:table-cell table:formula="of:=MID([.I54];4;6)" office:value-type="string" office:string-value="0.6049">
            <text:p>0.6049</text:p>
          </table:table-cell>
          <table:table-cell table:style-name="ce4"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55]&gt;[.$E$1];1;0)" office:value-type="float" office:value="0">
            <text:p>0</text:p>
          </table:table-cell>
          <table:table-cell table:formula="of:=ABS([.A55]-[.C55])" office:value-type="float" office:value="0">
            <text:p>0</text:p>
          </table:table-cell>
          <table:table-cell table:number-columns-repeated="2"/>
          <table:table-cell table:style-name="ce4" office:value-type="float" office:value="0.5267654">
            <text:p>0.5267654</text:p>
          </table:table-cell>
          <table:table-cell/>
          <table:table-cell table:style-name="ce4" office:value-type="string">
            <text:p>0, 0.460532 </text:p>
          </table:table-cell>
          <table:table-cell table:formula="of:=MID([.I55];1;1)" office:value-type="string" office:string-value="0">
            <text:p>0</text:p>
          </table:table-cell>
          <table:table-cell table:formula="of:=MID([.I55];4;6)" office:value-type="string" office:string-value="0.4605">
            <text:p>0.4605</text:p>
          </table:table-cell>
          <table:table-cell table:style-name="ce4"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56]&gt;[.$E$1];1;0)" office:value-type="float" office:value="0">
            <text:p>0</text:p>
          </table:table-cell>
          <table:table-cell table:formula="of:=ABS([.A56]-[.C56])" office:value-type="float" office:value="0">
            <text:p>0</text:p>
          </table:table-cell>
          <table:table-cell table:number-columns-repeated="2"/>
          <table:table-cell table:style-name="ce4" office:value-type="float" office:value="0.32729355">
            <text:p>0.32729355</text:p>
          </table:table-cell>
          <table:table-cell/>
          <table:table-cell table:style-name="ce4" office:value-type="string">
            <text:p>0, 0.870691 </text:p>
          </table:table-cell>
          <table:table-cell table:formula="of:=MID([.I56];1;1)" office:value-type="string" office:string-value="0">
            <text:p>0</text:p>
          </table:table-cell>
          <table:table-cell table:formula="of:=MID([.I56];4;6)" office:value-type="string" office:string-value="0.8706">
            <text:p>0.8706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57]&gt;[.$E$1];1;0)" office:value-type="float" office:value="0">
            <text:p>0</text:p>
          </table:table-cell>
          <table:table-cell table:formula="of:=ABS([.A57]-[.C57])" office:value-type="float" office:value="1">
            <text:p>1</text:p>
          </table:table-cell>
          <table:table-cell table:number-columns-repeated="2"/>
          <table:table-cell table:style-name="ce4" office:value-type="float" office:value="0.54213756">
            <text:p>0.54213756</text:p>
          </table:table-cell>
          <table:table-cell/>
          <table:table-cell table:style-name="ce4" office:value-type="string">
            <text:p>1, 0.603402 </text:p>
          </table:table-cell>
          <table:table-cell table:formula="of:=MID([.I57];1;1)" office:value-type="string" office:string-value="1">
            <text:p>1</text:p>
          </table:table-cell>
          <table:table-cell table:formula="of:=MID([.I57];4;6)" office:value-type="string" office:string-value="0.6034">
            <text:p>0.6034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58]&gt;[.$E$1];1;0)" office:value-type="float" office:value="0">
            <text:p>0</text:p>
          </table:table-cell>
          <table:table-cell table:formula="of:=ABS([.A58]-[.C58])" office:value-type="float" office:value="1">
            <text:p>1</text:p>
          </table:table-cell>
          <table:table-cell table:number-columns-repeated="2"/>
          <table:table-cell table:style-name="ce4" office:value-type="float" office:value="0.37237257">
            <text:p>0.37237257</text:p>
          </table:table-cell>
          <table:table-cell/>
          <table:table-cell table:style-name="ce4" office:value-type="string">
            <text:p>1, 0.591331 </text:p>
          </table:table-cell>
          <table:table-cell table:formula="of:=MID([.I58];1;1)" office:value-type="string" office:string-value="1">
            <text:p>1</text:p>
          </table:table-cell>
          <table:table-cell table:formula="of:=MID([.I58];4;6)" office:value-type="string" office:string-value="0.5913">
            <text:p>0.5913</text:p>
          </table:table-cell>
          <table:table-cell table:style-name="ce4"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59]&gt;[.$E$1];1;0)" office:value-type="float" office:value="0">
            <text:p>0</text:p>
          </table:table-cell>
          <table:table-cell table:formula="of:=ABS([.A59]-[.C59])" office:value-type="float" office:value="0">
            <text:p>0</text:p>
          </table:table-cell>
          <table:table-cell table:number-columns-repeated="2"/>
          <table:table-cell table:style-name="ce4" office:value-type="float" office:value="0.41282958">
            <text:p>0.41282958</text:p>
          </table:table-cell>
          <table:table-cell/>
          <table:table-cell table:style-name="ce4" office:value-type="string">
            <text:p>0, 0.672214 </text:p>
          </table:table-cell>
          <table:table-cell table:formula="of:=MID([.I59];1;1)" office:value-type="string" office:string-value="0">
            <text:p>0</text:p>
          </table:table-cell>
          <table:table-cell table:formula="of:=MID([.I59];4;6)" office:value-type="string" office:string-value="0.6722">
            <text:p>0.6722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60]&gt;[.$E$1];1;0)" office:value-type="float" office:value="0">
            <text:p>0</text:p>
          </table:table-cell>
          <table:table-cell table:formula="of:=ABS([.A60]-[.C60])" office:value-type="float" office:value="1">
            <text:p>1</text:p>
          </table:table-cell>
          <table:table-cell table:number-columns-repeated="2"/>
          <table:table-cell table:style-name="ce4" office:value-type="float" office:value="0.67773759">
            <text:p>0.67773759</text:p>
          </table:table-cell>
          <table:table-cell/>
          <table:table-cell table:style-name="ce4" office:value-type="string">
            <text:p>1, 0.570951 </text:p>
          </table:table-cell>
          <table:table-cell table:formula="of:=MID([.I60];1;1)" office:value-type="string" office:string-value="1">
            <text:p>1</text:p>
          </table:table-cell>
          <table:table-cell table:formula="of:=MID([.I60];4;6)" office:value-type="string" office:string-value="0.5709">
            <text:p>0.5709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61]&gt;[.$E$1];1;0)" office:value-type="float" office:value="0">
            <text:p>0</text:p>
          </table:table-cell>
          <table:table-cell table:formula="of:=ABS([.A61]-[.C61])" office:value-type="float" office:value="1">
            <text:p>1</text:p>
          </table:table-cell>
          <table:table-cell table:number-columns-repeated="2"/>
          <table:table-cell table:style-name="ce4" office:value-type="float" office:value="0.8227656">
            <text:p>0.8227656</text:p>
          </table:table-cell>
          <table:table-cell/>
          <table:table-cell table:style-name="ce4" office:value-type="string">
            <text:p>1, 0.686079 </text:p>
          </table:table-cell>
          <table:table-cell table:formula="of:=MID([.I61];1;1)" office:value-type="string" office:string-value="1">
            <text:p>1</text:p>
          </table:table-cell>
          <table:table-cell table:formula="of:=MID([.I61];4;6)" office:value-type="string" office:string-value="0.6860">
            <text:p>0.6860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62]&gt;[.$E$1];1;0)" office:value-type="float" office:value="0">
            <text:p>0</text:p>
          </table:table-cell>
          <table:table-cell table:formula="of:=ABS([.A62]-[.C62])" office:value-type="float" office:value="1">
            <text:p>1</text:p>
          </table:table-cell>
          <table:table-cell table:number-columns-repeated="2"/>
          <table:table-cell table:style-name="ce4" office:value-type="float" office:value="0.80746661">
            <text:p>0.80746661</text:p>
          </table:table-cell>
          <table:table-cell/>
          <table:table-cell table:style-name="ce4" office:value-type="string">
            <text:p>1, 0.47235 </text:p>
          </table:table-cell>
          <table:table-cell table:formula="of:=MID([.I62];1;1)" office:value-type="string" office:string-value="1">
            <text:p>1</text:p>
          </table:table-cell>
          <table:table-cell table:formula="of:=MID([.I62];4;6)" office:value-type="string" office:string-value="0.4723">
            <text:p>0.4723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63]&gt;[.$E$1];1;0)" office:value-type="float" office:value="0">
            <text:p>0</text:p>
          </table:table-cell>
          <table:table-cell table:formula="of:=ABS([.A63]-[.C63])" office:value-type="float" office:value="1">
            <text:p>1</text:p>
          </table:table-cell>
          <table:table-cell table:number-columns-repeated="2"/>
          <table:table-cell table:style-name="ce4" office:value-type="float" office:value="0.73910562">
            <text:p>0.73910562</text:p>
          </table:table-cell>
          <table:table-cell/>
          <table:table-cell table:style-name="ce4" office:value-type="string">
            <text:p>1, 0.601411 </text:p>
          </table:table-cell>
          <table:table-cell table:formula="of:=MID([.I63];1;1)" office:value-type="string" office:string-value="1">
            <text:p>1</text:p>
          </table:table-cell>
          <table:table-cell table:formula="of:=MID([.I63];4;6)" office:value-type="string" office:string-value="0.6014">
            <text:p>0.6014</text:p>
          </table:table-cell>
          <table:table-cell table:style-name="ce4"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64]&gt;[.$E$1];1;0)" office:value-type="float" office:value="0">
            <text:p>0</text:p>
          </table:table-cell>
          <table:table-cell table:formula="of:=ABS([.A64]-[.C64])" office:value-type="float" office:value="0">
            <text:p>0</text:p>
          </table:table-cell>
          <table:table-cell table:number-columns-repeated="2"/>
          <table:table-cell table:style-name="ce4" office:value-type="float" office:value="0.58513863">
            <text:p>0.58513863</text:p>
          </table:table-cell>
          <table:table-cell/>
          <table:table-cell table:style-name="ce4" office:value-type="string">
            <text:p>0, 0.666285 </text:p>
          </table:table-cell>
          <table:table-cell table:formula="of:=MID([.I64];1;1)" office:value-type="string" office:string-value="0">
            <text:p>0</text:p>
          </table:table-cell>
          <table:table-cell table:formula="of:=MID([.I64];4;6)" office:value-type="string" office:string-value="0.6662">
            <text:p>0.6662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65]&gt;[.$E$1];1;0)" office:value-type="float" office:value="0">
            <text:p>0</text:p>
          </table:table-cell>
          <table:table-cell table:formula="of:=ABS([.A65]-[.C65])" office:value-type="float" office:value="1">
            <text:p>1</text:p>
          </table:table-cell>
          <table:table-cell table:number-columns-repeated="2"/>
          <table:table-cell table:style-name="ce4" office:value-type="float" office:value="0.5297664">
            <text:p>0.5297664</text:p>
          </table:table-cell>
          <table:table-cell/>
          <table:table-cell table:style-name="ce4" office:value-type="string">
            <text:p>1, 0.516788 </text:p>
          </table:table-cell>
          <table:table-cell table:formula="of:=MID([.I65];1;1)" office:value-type="string" office:string-value="1">
            <text:p>1</text:p>
          </table:table-cell>
          <table:table-cell table:formula="of:=MID([.I65];4;6)" office:value-type="string" office:string-value="0.5167">
            <text:p>0.5167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66]&gt;[.$E$1];1;0)" office:value-type="float" office:value="0">
            <text:p>0</text:p>
          </table:table-cell>
          <table:table-cell table:formula="of:=ABS([.A66]-[.C66])" office:value-type="float" office:value="1">
            <text:p>1</text:p>
          </table:table-cell>
          <table:table-cell table:number-columns-repeated="2"/>
          <table:table-cell table:style-name="ce4" office:value-type="float" office:value="0.50105965">
            <text:p>0.50105965</text:p>
          </table:table-cell>
          <table:table-cell/>
          <table:table-cell table:style-name="ce4" office:value-type="string">
            <text:p>1, 0.62546 </text:p>
          </table:table-cell>
          <table:table-cell table:formula="of:=MID([.I66];1;1)" office:value-type="string" office:string-value="1">
            <text:p>1</text:p>
          </table:table-cell>
          <table:table-cell table:formula="of:=MID([.I66];4;6)" office:value-type="string" office:string-value="0.6254">
            <text:p>0.6254</text:p>
          </table:table-cell>
          <table:table-cell table:style-name="ce4"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67]&gt;[.$E$1];1;0)" office:value-type="float" office:value="0">
            <text:p>0</text:p>
          </table:table-cell>
          <table:table-cell table:formula="of:=ABS([.A67]-[.C67])" office:value-type="float" office:value="0">
            <text:p>0</text:p>
          </table:table-cell>
          <table:table-cell table:number-columns-repeated="2"/>
          <table:table-cell table:style-name="ce4" office:value-type="float" office:value="0.55665566">
            <text:p>0.55665566</text:p>
          </table:table-cell>
          <table:table-cell/>
          <table:table-cell table:style-name="ce4" office:value-type="string">
            <text:p>0, 0.624725 </text:p>
          </table:table-cell>
          <table:table-cell table:formula="of:=MID([.I67];1;1)" office:value-type="string" office:string-value="0">
            <text:p>0</text:p>
          </table:table-cell>
          <table:table-cell table:formula="of:=MID([.I67];4;6)" office:value-type="string" office:string-value="0.6247">
            <text:p>0.6247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68]&gt;[.$E$1];1;0)" office:value-type="float" office:value="0">
            <text:p>0</text:p>
          </table:table-cell>
          <table:table-cell table:formula="of:=ABS([.A68]-[.C68])" office:value-type="float" office:value="1">
            <text:p>1</text:p>
          </table:table-cell>
          <table:table-cell table:number-columns-repeated="2"/>
          <table:table-cell table:style-name="ce4" office:value-type="float" office:value="0.15755467">
            <text:p>0.15755467</text:p>
          </table:table-cell>
          <table:table-cell/>
          <table:table-cell table:style-name="ce4" office:value-type="string">
            <text:p>1, 0.447506 </text:p>
          </table:table-cell>
          <table:table-cell table:formula="of:=MID([.I68];1;1)" office:value-type="string" office:string-value="1">
            <text:p>1</text:p>
          </table:table-cell>
          <table:table-cell table:formula="of:=MID([.I68];4;6)" office:value-type="string" office:string-value="0.4475">
            <text:p>0.4475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69]&gt;[.$E$1];1;0)" office:value-type="float" office:value="0">
            <text:p>0</text:p>
          </table:table-cell>
          <table:table-cell table:formula="of:=ABS([.A69]-[.C69])" office:value-type="float" office:value="1">
            <text:p>1</text:p>
          </table:table-cell>
          <table:table-cell table:number-columns-repeated="2"/>
          <table:table-cell table:style-name="ce4" office:value-type="float" office:value="0.69001268">
            <text:p>0.69001268</text:p>
          </table:table-cell>
          <table:table-cell/>
          <table:table-cell table:style-name="ce4" office:value-type="string">
            <text:p>1, 0.511718 </text:p>
          </table:table-cell>
          <table:table-cell table:formula="of:=MID([.I69];1;1)" office:value-type="string" office:string-value="1">
            <text:p>1</text:p>
          </table:table-cell>
          <table:table-cell table:formula="of:=MID([.I69];4;6)" office:value-type="string" office:string-value="0.5117">
            <text:p>0.5117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70]&gt;[.$E$1];1;0)" office:value-type="float" office:value="0">
            <text:p>0</text:p>
          </table:table-cell>
          <table:table-cell table:formula="of:=ABS([.A70]-[.C70])" office:value-type="float" office:value="1">
            <text:p>1</text:p>
          </table:table-cell>
          <table:table-cell table:number-columns-repeated="2"/>
          <table:table-cell table:style-name="ce4" office:value-type="float" office:value="0.50438569">
            <text:p>0.50438569</text:p>
          </table:table-cell>
          <table:table-cell/>
          <table:table-cell table:style-name="ce4" office:value-type="string">
            <text:p>1, 0.556208 </text:p>
          </table:table-cell>
          <table:table-cell table:formula="of:=MID([.I70];1;1)" office:value-type="string" office:string-value="1">
            <text:p>1</text:p>
          </table:table-cell>
          <table:table-cell table:formula="of:=MID([.I70];4;6)" office:value-type="string" office:string-value="0.5562">
            <text:p>0.5562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71]&gt;[.$E$1];1;0)" office:value-type="float" office:value="0">
            <text:p>0</text:p>
          </table:table-cell>
          <table:table-cell table:formula="of:=ABS([.A71]-[.C71])" office:value-type="float" office:value="1">
            <text:p>1</text:p>
          </table:table-cell>
          <table:table-cell table:number-columns-repeated="2"/>
          <table:table-cell table:style-name="ce4" office:value-type="float" office:value="0.3028547">
            <text:p>0.3028547</text:p>
          </table:table-cell>
          <table:table-cell/>
          <table:table-cell table:style-name="ce4" office:value-type="string">
            <text:p>1, 0.62121 </text:p>
          </table:table-cell>
          <table:table-cell table:formula="of:=MID([.I71];1;1)" office:value-type="string" office:string-value="1">
            <text:p>1</text:p>
          </table:table-cell>
          <table:table-cell table:formula="of:=MID([.I71];4;6)" office:value-type="string" office:string-value="0.6212">
            <text:p>0.6212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72]&gt;[.$E$1];1;0)" office:value-type="float" office:value="0">
            <text:p>0</text:p>
          </table:table-cell>
          <table:table-cell table:formula="of:=ABS([.A72]-[.C72])" office:value-type="float" office:value="1">
            <text:p>1</text:p>
          </table:table-cell>
          <table:table-cell table:number-columns-repeated="2"/>
          <table:table-cell table:style-name="ce4" office:value-type="float" office:value="0.78409771">
            <text:p>0.78409771</text:p>
          </table:table-cell>
          <table:table-cell/>
          <table:table-cell table:style-name="ce4" office:value-type="string">
            <text:p>1, 0.734931 </text:p>
          </table:table-cell>
          <table:table-cell table:formula="of:=MID([.I72];1;1)" office:value-type="string" office:string-value="1">
            <text:p>1</text:p>
          </table:table-cell>
          <table:table-cell table:formula="of:=MID([.I72];4;6)" office:value-type="string" office:string-value="0.7349">
            <text:p>0.7349</text:p>
          </table:table-cell>
          <table:table-cell table:style-name="ce4"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73]&gt;[.$E$1];1;0)" office:value-type="float" office:value="0">
            <text:p>0</text:p>
          </table:table-cell>
          <table:table-cell table:formula="of:=ABS([.A73]-[.C73])" office:value-type="float" office:value="0">
            <text:p>0</text:p>
          </table:table-cell>
          <table:table-cell table:number-columns-repeated="2"/>
          <table:table-cell table:style-name="ce4" office:value-type="float" office:value="0.78796372">
            <text:p>0.78796372</text:p>
          </table:table-cell>
          <table:table-cell/>
          <table:table-cell table:style-name="ce4" office:value-type="string">
            <text:p>0, 0.702673 </text:p>
          </table:table-cell>
          <table:table-cell table:formula="of:=MID([.I73];1;1)" office:value-type="string" office:string-value="0">
            <text:p>0</text:p>
          </table:table-cell>
          <table:table-cell table:formula="of:=MID([.I73];4;6)" office:value-type="string" office:string-value="0.7026">
            <text:p>0.7026</text:p>
          </table:table-cell>
          <table:table-cell table:style-name="ce4"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74]&gt;[.$E$1];1;0)" office:value-type="float" office:value="0">
            <text:p>0</text:p>
          </table:table-cell>
          <table:table-cell table:formula="of:=ABS([.A74]-[.C74])" office:value-type="float" office:value="0">
            <text:p>0</text:p>
          </table:table-cell>
          <table:table-cell table:number-columns-repeated="2"/>
          <table:table-cell table:style-name="ce4" office:value-type="float" office:value="0.41991273">
            <text:p>0.41991273</text:p>
          </table:table-cell>
          <table:table-cell/>
          <table:table-cell table:style-name="ce4" office:value-type="string">
            <text:p>0, 0.687549 </text:p>
          </table:table-cell>
          <table:table-cell table:formula="of:=MID([.I74];1;1)" office:value-type="string" office:string-value="0">
            <text:p>0</text:p>
          </table:table-cell>
          <table:table-cell table:formula="of:=MID([.I74];4;6)" office:value-type="string" office:string-value="0.6875">
            <text:p>0.6875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75]&gt;[.$E$1];1;0)" office:value-type="float" office:value="0">
            <text:p>0</text:p>
          </table:table-cell>
          <table:table-cell table:formula="of:=ABS([.A75]-[.C75])" office:value-type="float" office:value="1">
            <text:p>1</text:p>
          </table:table-cell>
          <table:table-cell table:number-columns-repeated="2"/>
          <table:table-cell table:style-name="ce4" office:value-type="float" office:value="0.42867474">
            <text:p>0.42867474</text:p>
          </table:table-cell>
          <table:table-cell/>
          <table:table-cell table:style-name="ce4" office:value-type="string">
            <text:p>1, 0.643114 </text:p>
          </table:table-cell>
          <table:table-cell table:formula="of:=MID([.I75];1;1)" office:value-type="string" office:string-value="1">
            <text:p>1</text:p>
          </table:table-cell>
          <table:table-cell table:formula="of:=MID([.I75];4;6)" office:value-type="string" office:string-value="0.6431">
            <text:p>0.6431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76]&gt;[.$E$1];1;0)" office:value-type="float" office:value="0">
            <text:p>0</text:p>
          </table:table-cell>
          <table:table-cell table:formula="of:=ABS([.A76]-[.C76])" office:value-type="float" office:value="1">
            <text:p>1</text:p>
          </table:table-cell>
          <table:table-cell table:number-columns-repeated="2"/>
          <table:table-cell table:style-name="ce4" office:value-type="float" office:value="0.47182475">
            <text:p>0.47182475</text:p>
          </table:table-cell>
          <table:table-cell/>
          <table:table-cell table:style-name="ce4" office:value-type="string">
            <text:p>1, 0.69164 </text:p>
          </table:table-cell>
          <table:table-cell table:formula="of:=MID([.I76];1;1)" office:value-type="string" office:string-value="1">
            <text:p>1</text:p>
          </table:table-cell>
          <table:table-cell table:formula="of:=MID([.I76];4;6)" office:value-type="string" office:string-value="0.6916">
            <text:p>0.6916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77]&gt;[.$E$1];1;0)" office:value-type="float" office:value="0">
            <text:p>0</text:p>
          </table:table-cell>
          <table:table-cell table:formula="of:=ABS([.A77]-[.C77])" office:value-type="float" office:value="1">
            <text:p>1</text:p>
          </table:table-cell>
          <table:table-cell table:number-columns-repeated="2"/>
          <table:table-cell table:style-name="ce4" office:value-type="float" office:value="0.67035576">
            <text:p>0.67035576</text:p>
          </table:table-cell>
          <table:table-cell/>
          <table:table-cell table:style-name="ce4" office:value-type="string">
            <text:p>1, 0.800548 </text:p>
          </table:table-cell>
          <table:table-cell table:formula="of:=MID([.I77];1;1)" office:value-type="string" office:string-value="1">
            <text:p>1</text:p>
          </table:table-cell>
          <table:table-cell table:formula="of:=MID([.I77];4;6)" office:value-type="string" office:string-value="0.8005">
            <text:p>0.8005</text:p>
          </table:table-cell>
          <table:table-cell table:style-name="ce4"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78]&gt;[.$E$1];1;0)" office:value-type="float" office:value="0">
            <text:p>0</text:p>
          </table:table-cell>
          <table:table-cell table:formula="of:=ABS([.A78]-[.C78])" office:value-type="float" office:value="0">
            <text:p>0</text:p>
          </table:table-cell>
          <table:table-cell table:number-columns-repeated="2"/>
          <table:table-cell table:style-name="ce4" office:value-type="float" office:value="0.52695677">
            <text:p>0.52695677</text:p>
          </table:table-cell>
          <table:table-cell/>
          <table:table-cell table:style-name="ce4" office:value-type="string">
            <text:p>0, 0.561346 </text:p>
          </table:table-cell>
          <table:table-cell table:formula="of:=MID([.I78];1;1)" office:value-type="string" office:string-value="0">
            <text:p>0</text:p>
          </table:table-cell>
          <table:table-cell table:formula="of:=MID([.I78];4;6)" office:value-type="string" office:string-value="0.5613">
            <text:p>0.5613</text:p>
          </table:table-cell>
          <table:table-cell table:style-name="ce4"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79]&gt;[.$E$1];1;0)" office:value-type="float" office:value="0">
            <text:p>0</text:p>
          </table:table-cell>
          <table:table-cell table:formula="of:=ABS([.A79]-[.C79])" office:value-type="float" office:value="0">
            <text:p>0</text:p>
          </table:table-cell>
          <table:table-cell table:number-columns-repeated="2"/>
          <table:table-cell table:style-name="ce4" office:value-type="float" office:value="0.65730778">
            <text:p>0.65730778</text:p>
          </table:table-cell>
          <table:table-cell/>
          <table:table-cell table:style-name="ce4" office:value-type="string">
            <text:p>0, 0.692832 </text:p>
          </table:table-cell>
          <table:table-cell table:formula="of:=MID([.I79];1;1)" office:value-type="string" office:string-value="0">
            <text:p>0</text:p>
          </table:table-cell>
          <table:table-cell table:formula="of:=MID([.I79];4;6)" office:value-type="string" office:string-value="0.6928">
            <text:p>0.6928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80]&gt;[.$E$1];1;0)" office:value-type="float" office:value="0">
            <text:p>0</text:p>
          </table:table-cell>
          <table:table-cell table:formula="of:=ABS([.A80]-[.C80])" office:value-type="float" office:value="1">
            <text:p>1</text:p>
          </table:table-cell>
          <table:table-cell table:number-columns-repeated="2"/>
          <table:table-cell table:style-name="ce4" office:value-type="float" office:value="0.57624179">
            <text:p>0.57624179</text:p>
          </table:table-cell>
          <table:table-cell/>
          <table:table-cell table:style-name="ce4" office:value-type="string">
            <text:p>1, 0.613763 </text:p>
          </table:table-cell>
          <table:table-cell table:formula="of:=MID([.I80];1;1)" office:value-type="string" office:string-value="1">
            <text:p>1</text:p>
          </table:table-cell>
          <table:table-cell table:formula="of:=MID([.I80];4;6)" office:value-type="string" office:string-value="0.6137">
            <text:p>0.6137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81]&gt;[.$E$1];1;0)" office:value-type="float" office:value="0">
            <text:p>0</text:p>
          </table:table-cell>
          <table:table-cell table:formula="of:=ABS([.A81]-[.C81])" office:value-type="float" office:value="1">
            <text:p>1</text:p>
          </table:table-cell>
          <table:table-cell table:number-columns-repeated="2"/>
          <table:table-cell table:style-name="ce4" office:value-type="float" office:value="0.6992188">
            <text:p>0.6992188</text:p>
          </table:table-cell>
          <table:table-cell/>
          <table:table-cell table:style-name="ce4" office:value-type="string">
            <text:p>1, 0.567414 </text:p>
          </table:table-cell>
          <table:table-cell table:formula="of:=MID([.I81];1;1)" office:value-type="string" office:string-value="1">
            <text:p>1</text:p>
          </table:table-cell>
          <table:table-cell table:formula="of:=MID([.I81];4;6)" office:value-type="string" office:string-value="0.5674">
            <text:p>0.5674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82]&gt;[.$E$1];1;0)" office:value-type="float" office:value="0">
            <text:p>0</text:p>
          </table:table-cell>
          <table:table-cell table:formula="of:=ABS([.A82]-[.C82])" office:value-type="float" office:value="1">
            <text:p>1</text:p>
          </table:table-cell>
          <table:table-cell table:number-columns-repeated="2"/>
          <table:table-cell table:style-name="ce4" office:value-type="float" office:value="0.41828381">
            <text:p>0.41828381</text:p>
          </table:table-cell>
          <table:table-cell/>
          <table:table-cell table:style-name="ce4" office:value-type="string">
            <text:p>1, 0.561711 </text:p>
          </table:table-cell>
          <table:table-cell table:formula="of:=MID([.I82];1;1)" office:value-type="string" office:string-value="1">
            <text:p>1</text:p>
          </table:table-cell>
          <table:table-cell table:formula="of:=MID([.I82];4;6)" office:value-type="string" office:string-value="0.5617">
            <text:p>0.5617</text:p>
          </table:table-cell>
          <table:table-cell table:style-name="ce4"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83]&gt;[.$E$1];1;0)" office:value-type="float" office:value="0">
            <text:p>0</text:p>
          </table:table-cell>
          <table:table-cell table:formula="of:=ABS([.A83]-[.C83])" office:value-type="float" office:value="0">
            <text:p>0</text:p>
          </table:table-cell>
          <table:table-cell table:number-columns-repeated="2"/>
          <table:table-cell table:style-name="ce4" office:value-type="float" office:value="0.5125682">
            <text:p>0.5125682</text:p>
          </table:table-cell>
          <table:table-cell/>
          <table:table-cell table:style-name="ce4" office:value-type="string">
            <text:p>0, 0.783986 </text:p>
          </table:table-cell>
          <table:table-cell table:formula="of:=MID([.I83];1;1)" office:value-type="string" office:string-value="0">
            <text:p>0</text:p>
          </table:table-cell>
          <table:table-cell table:formula="of:=MID([.I83];4;6)" office:value-type="string" office:string-value="0.7839">
            <text:p>0.7839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84]&gt;[.$E$1];1;0)" office:value-type="float" office:value="0">
            <text:p>0</text:p>
          </table:table-cell>
          <table:table-cell table:formula="of:=ABS([.A84]-[.C84])" office:value-type="float" office:value="1">
            <text:p>1</text:p>
          </table:table-cell>
          <table:table-cell table:number-columns-repeated="2"/>
          <table:table-cell table:style-name="ce4" office:value-type="float" office:value="0.39802283">
            <text:p>0.39802283</text:p>
          </table:table-cell>
          <table:table-cell/>
          <table:table-cell table:style-name="ce4" office:value-type="string">
            <text:p>1, 0.554382 </text:p>
          </table:table-cell>
          <table:table-cell table:formula="of:=MID([.I84];1;1)" office:value-type="string" office:string-value="1">
            <text:p>1</text:p>
          </table:table-cell>
          <table:table-cell table:formula="of:=MID([.I84];4;6)" office:value-type="string" office:string-value="0.5543">
            <text:p>0.5543</text:p>
          </table:table-cell>
          <table:table-cell table:style-name="ce4"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85]&gt;[.$E$1];1;0)" office:value-type="float" office:value="0">
            <text:p>0</text:p>
          </table:table-cell>
          <table:table-cell table:formula="of:=ABS([.A85]-[.C85])" office:value-type="float" office:value="0">
            <text:p>0</text:p>
          </table:table-cell>
          <table:table-cell table:number-columns-repeated="2"/>
          <table:table-cell table:style-name="ce4" office:value-type="float" office:value="0.45205384">
            <text:p>0.45205384</text:p>
          </table:table-cell>
          <table:table-cell/>
          <table:table-cell table:style-name="ce4" office:value-type="string">
            <text:p>0, 0.473151 </text:p>
          </table:table-cell>
          <table:table-cell table:formula="of:=MID([.I85];1;1)" office:value-type="string" office:string-value="0">
            <text:p>0</text:p>
          </table:table-cell>
          <table:table-cell table:formula="of:=MID([.I85];4;6)" office:value-type="string" office:string-value="0.4731">
            <text:p>0.4731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86]&gt;[.$E$1];1;0)" office:value-type="float" office:value="0">
            <text:p>0</text:p>
          </table:table-cell>
          <table:table-cell table:formula="of:=ABS([.A86]-[.C86])" office:value-type="float" office:value="1">
            <text:p>1</text:p>
          </table:table-cell>
          <table:table-cell table:number-columns-repeated="2"/>
          <table:table-cell table:style-name="ce4" office:value-type="float" office:value="0.24893985">
            <text:p>0.24893985</text:p>
          </table:table-cell>
          <table:table-cell/>
          <table:table-cell table:style-name="ce4" office:value-type="string">
            <text:p>1, 0.514908 </text:p>
          </table:table-cell>
          <table:table-cell table:formula="of:=MID([.I86];1;1)" office:value-type="string" office:string-value="1">
            <text:p>1</text:p>
          </table:table-cell>
          <table:table-cell table:formula="of:=MID([.I86];4;6)" office:value-type="string" office:string-value="0.5149">
            <text:p>0.5149</text:p>
          </table:table-cell>
          <table:table-cell table:style-name="ce4"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87]&gt;[.$E$1];1;0)" office:value-type="float" office:value="0">
            <text:p>0</text:p>
          </table:table-cell>
          <table:table-cell table:formula="of:=ABS([.A87]-[.C87])" office:value-type="float" office:value="0">
            <text:p>0</text:p>
          </table:table-cell>
          <table:table-cell table:number-columns-repeated="2"/>
          <table:table-cell table:style-name="ce4" office:value-type="float" office:value="0.62672286">
            <text:p>0.62672286</text:p>
          </table:table-cell>
          <table:table-cell/>
          <table:table-cell table:style-name="ce4" office:value-type="string">
            <text:p>0, 0.426308 </text:p>
          </table:table-cell>
          <table:table-cell table:formula="of:=MID([.I87];1;1)" office:value-type="string" office:string-value="0">
            <text:p>0</text:p>
          </table:table-cell>
          <table:table-cell table:formula="of:=MID([.I87];4;6)" office:value-type="string" office:string-value="0.4263">
            <text:p>0.4263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88]&gt;[.$E$1];1;0)" office:value-type="float" office:value="0">
            <text:p>0</text:p>
          </table:table-cell>
          <table:table-cell table:formula="of:=ABS([.A88]-[.C88])" office:value-type="float" office:value="1">
            <text:p>1</text:p>
          </table:table-cell>
          <table:table-cell table:number-columns-repeated="2"/>
          <table:table-cell table:style-name="ce4" office:value-type="float" office:value="0.62097487">
            <text:p>0.62097487</text:p>
          </table:table-cell>
          <table:table-cell/>
          <table:table-cell table:style-name="ce4" office:value-type="string">
            <text:p>1, 0.666096 </text:p>
          </table:table-cell>
          <table:table-cell table:formula="of:=MID([.I88];1;1)" office:value-type="string" office:string-value="1">
            <text:p>1</text:p>
          </table:table-cell>
          <table:table-cell table:formula="of:=MID([.I88];4;6)" office:value-type="string" office:string-value="0.6660">
            <text:p>0.6660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89]&gt;[.$E$1];1;0)" office:value-type="float" office:value="0">
            <text:p>0</text:p>
          </table:table-cell>
          <table:table-cell table:formula="of:=ABS([.A89]-[.C89])" office:value-type="float" office:value="1">
            <text:p>1</text:p>
          </table:table-cell>
          <table:table-cell table:number-columns-repeated="2"/>
          <table:table-cell table:style-name="ce4" office:value-type="float" office:value="0.56381988">
            <text:p>0.56381988</text:p>
          </table:table-cell>
          <table:table-cell/>
          <table:table-cell table:style-name="ce4" office:value-type="string">
            <text:p>1, 0.781388 </text:p>
          </table:table-cell>
          <table:table-cell table:formula="of:=MID([.I89];1;1)" office:value-type="string" office:string-value="1">
            <text:p>1</text:p>
          </table:table-cell>
          <table:table-cell table:formula="of:=MID([.I89];4;6)" office:value-type="string" office:string-value="0.7813">
            <text:p>0.7813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90]&gt;[.$E$1];1;0)" office:value-type="float" office:value="0">
            <text:p>0</text:p>
          </table:table-cell>
          <table:table-cell table:formula="of:=ABS([.A90]-[.C90])" office:value-type="float" office:value="1">
            <text:p>1</text:p>
          </table:table-cell>
          <table:table-cell table:number-columns-repeated="2"/>
          <table:table-cell table:style-name="ce4" office:value-type="float" office:value="0.64051789">
            <text:p>0.64051789</text:p>
          </table:table-cell>
          <table:table-cell/>
          <table:table-cell table:style-name="ce4" office:value-type="string">
            <text:p>1, 0.626064 </text:p>
          </table:table-cell>
          <table:table-cell table:formula="of:=MID([.I90];1;1)" office:value-type="string" office:string-value="1">
            <text:p>1</text:p>
          </table:table-cell>
          <table:table-cell table:formula="of:=MID([.I90];4;6)" office:value-type="string" office:string-value="0.6260">
            <text:p>0.6260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91]&gt;[.$E$1];1;0)" office:value-type="float" office:value="0">
            <text:p>0</text:p>
          </table:table-cell>
          <table:table-cell table:formula="of:=ABS([.A91]-[.C91])" office:value-type="float" office:value="1">
            <text:p>1</text:p>
          </table:table-cell>
          <table:table-cell table:number-columns-repeated="2"/>
          <table:table-cell table:style-name="ce4" office:value-type="float" office:value="0.5653339">
            <text:p>0.5653339</text:p>
          </table:table-cell>
          <table:table-cell/>
          <table:table-cell table:style-name="ce4" office:value-type="string">
            <text:p>1, 0.692344 </text:p>
          </table:table-cell>
          <table:table-cell table:formula="of:=MID([.I91];1;1)" office:value-type="string" office:string-value="1">
            <text:p>1</text:p>
          </table:table-cell>
          <table:table-cell table:formula="of:=MID([.I91];4;6)" office:value-type="string" office:string-value="0.6923">
            <text:p>0.6923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92]&gt;[.$E$1];1;0)" office:value-type="float" office:value="0">
            <text:p>0</text:p>
          </table:table-cell>
          <table:table-cell table:formula="of:=ABS([.A92]-[.C92])" office:value-type="float" office:value="1">
            <text:p>1</text:p>
          </table:table-cell>
          <table:table-cell table:number-columns-repeated="2"/>
          <table:table-cell table:style-name="ce4" office:value-type="float" office:value="0.35011391">
            <text:p>0.35011391</text:p>
          </table:table-cell>
          <table:table-cell/>
          <table:table-cell table:style-name="ce4" office:value-type="string">
            <text:p>1, 0.765788 </text:p>
          </table:table-cell>
          <table:table-cell table:formula="of:=MID([.I92];1;1)" office:value-type="string" office:string-value="1">
            <text:p>1</text:p>
          </table:table-cell>
          <table:table-cell table:formula="of:=MID([.I92];4;6)" office:value-type="string" office:string-value="0.7657">
            <text:p>0.7657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93]&gt;[.$E$1];1;0)" office:value-type="float" office:value="0">
            <text:p>0</text:p>
          </table:table-cell>
          <table:table-cell table:formula="of:=ABS([.A93]-[.C93])" office:value-type="float" office:value="1">
            <text:p>1</text:p>
          </table:table-cell>
          <table:table-cell table:number-columns-repeated="2"/>
          <table:table-cell table:style-name="ce4" office:value-type="float" office:value="0.74192992">
            <text:p>0.74192992</text:p>
          </table:table-cell>
          <table:table-cell/>
          <table:table-cell table:style-name="ce4" office:value-type="string">
            <text:p>1, 0.829752 </text:p>
          </table:table-cell>
          <table:table-cell table:formula="of:=MID([.I93];1;1)" office:value-type="string" office:string-value="1">
            <text:p>1</text:p>
          </table:table-cell>
          <table:table-cell table:formula="of:=MID([.I93];4;6)" office:value-type="string" office:string-value="0.8297">
            <text:p>0.8297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94]&gt;[.$E$1];1;0)" office:value-type="float" office:value="0">
            <text:p>0</text:p>
          </table:table-cell>
          <table:table-cell table:formula="of:=ABS([.A94]-[.C94])" office:value-type="float" office:value="1">
            <text:p>1</text:p>
          </table:table-cell>
          <table:table-cell table:number-columns-repeated="2"/>
          <table:table-cell table:style-name="ce4" office:value-type="float" office:value="0.32200493">
            <text:p>0.32200493</text:p>
          </table:table-cell>
          <table:table-cell/>
          <table:table-cell table:style-name="ce4" office:value-type="string">
            <text:p>1, 0.86132 </text:p>
          </table:table-cell>
          <table:table-cell table:formula="of:=MID([.I94];1;1)" office:value-type="string" office:string-value="1">
            <text:p>1</text:p>
          </table:table-cell>
          <table:table-cell table:formula="of:=MID([.I94];4;6)" office:value-type="string" office:string-value="0.8613">
            <text:p>0.8613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95]&gt;[.$E$1];1;0)" office:value-type="float" office:value="0">
            <text:p>0</text:p>
          </table:table-cell>
          <table:table-cell table:formula="of:=ABS([.A95]-[.C95])" office:value-type="float" office:value="1">
            <text:p>1</text:p>
          </table:table-cell>
          <table:table-cell table:number-columns-repeated="2"/>
          <table:table-cell table:style-name="ce4" office:value-type="float" office:value="0.73586694">
            <text:p>0.73586694</text:p>
          </table:table-cell>
          <table:table-cell/>
          <table:table-cell table:style-name="ce4" office:value-type="string">
            <text:p>1, 0.606986 </text:p>
          </table:table-cell>
          <table:table-cell table:formula="of:=MID([.I95];1;1)" office:value-type="string" office:string-value="1">
            <text:p>1</text:p>
          </table:table-cell>
          <table:table-cell table:formula="of:=MID([.I95];4;6)" office:value-type="string" office:string-value="0.6069">
            <text:p>0.6069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96]&gt;[.$E$1];1;0)" office:value-type="float" office:value="0">
            <text:p>0</text:p>
          </table:table-cell>
          <table:table-cell table:formula="of:=ABS([.A96]-[.C96])" office:value-type="float" office:value="1">
            <text:p>1</text:p>
          </table:table-cell>
          <table:table-cell table:number-columns-repeated="2"/>
          <table:table-cell table:style-name="ce4" office:value-type="float" office:value="0.31018595">
            <text:p>0.31018595</text:p>
          </table:table-cell>
          <table:table-cell/>
          <table:table-cell table:style-name="ce4" office:value-type="string">
            <text:p>1, 0.547118 </text:p>
          </table:table-cell>
          <table:table-cell table:formula="of:=MID([.I96];1;1)" office:value-type="string" office:string-value="1">
            <text:p>1</text:p>
          </table:table-cell>
          <table:table-cell table:formula="of:=MID([.I96];4;6)" office:value-type="string" office:string-value="0.5471">
            <text:p>0.5471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97]&gt;[.$E$1];1;0)" office:value-type="float" office:value="0">
            <text:p>0</text:p>
          </table:table-cell>
          <table:table-cell table:formula="of:=ABS([.A97]-[.C97])" office:value-type="float" office:value="1">
            <text:p>1</text:p>
          </table:table-cell>
          <table:table-cell table:number-columns-repeated="2"/>
          <table:table-cell table:style-name="ce4" office:value-type="float" office:value="0.54606296">
            <text:p>0.54606296</text:p>
          </table:table-cell>
          <table:table-cell/>
          <table:table-cell table:style-name="ce4" office:value-type="string">
            <text:p>1, 0.771941 </text:p>
          </table:table-cell>
          <table:table-cell table:formula="of:=MID([.I97];1;1)" office:value-type="string" office:string-value="1">
            <text:p>1</text:p>
          </table:table-cell>
          <table:table-cell table:formula="of:=MID([.I97];4;6)" office:value-type="string" office:string-value="0.7719">
            <text:p>0.7719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98]&gt;[.$E$1];1;0)" office:value-type="float" office:value="0">
            <text:p>0</text:p>
          </table:table-cell>
          <table:table-cell table:formula="of:=ABS([.A98]-[.C98])" office:value-type="float" office:value="1">
            <text:p>1</text:p>
          </table:table-cell>
          <table:table-cell table:number-columns-repeated="2"/>
          <table:table-cell table:style-name="ce4" office:value-type="float" office:value="0.45240297">
            <text:p>0.45240297</text:p>
          </table:table-cell>
          <table:table-cell/>
          <table:table-cell table:style-name="ce4" office:value-type="string">
            <text:p>1, 0.751384 </text:p>
          </table:table-cell>
          <table:table-cell table:formula="of:=MID([.I98];1;1)" office:value-type="string" office:string-value="1">
            <text:p>1</text:p>
          </table:table-cell>
          <table:table-cell table:formula="of:=MID([.I98];4;6)" office:value-type="string" office:string-value="0.7513">
            <text:p>0.7513</text:p>
          </table:table-cell>
          <table:table-cell table:style-name="ce4"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99]&gt;[.$E$1];1;0)" office:value-type="float" office:value="0">
            <text:p>0</text:p>
          </table:table-cell>
          <table:table-cell table:formula="of:=ABS([.A99]-[.C99])" office:value-type="float" office:value="0">
            <text:p>0</text:p>
          </table:table-cell>
          <table:table-cell table:number-columns-repeated="2"/>
          <table:table-cell table:style-name="ce4" office:value-type="float" office:value="0.47090698">
            <text:p>0.47090698</text:p>
          </table:table-cell>
          <table:table-cell/>
          <table:table-cell table:style-name="ce4" office:value-type="string">
            <text:p>0, 0.666776 </text:p>
          </table:table-cell>
          <table:table-cell table:formula="of:=MID([.I99];1;1)" office:value-type="string" office:string-value="0">
            <text:p>0</text:p>
          </table:table-cell>
          <table:table-cell table:formula="of:=MID([.I99];4;6)" office:value-type="string" office:string-value="0.6667">
            <text:p>0.6667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100]&gt;[.$E$1];1;0)" office:value-type="float" office:value="0">
            <text:p>0</text:p>
          </table:table-cell>
          <table:table-cell table:formula="of:=ABS([.A100]-[.C100])" office:value-type="float" office:value="1">
            <text:p>1</text:p>
          </table:table-cell>
          <table:table-cell table:number-columns-repeated="2"/>
          <table:table-cell table:style-name="ce4" office:value-type="float" office:value="0.74985599">
            <text:p>0.74985599</text:p>
          </table:table-cell>
          <table:table-cell/>
          <table:table-cell table:style-name="ce4" office:value-type="string">
            <text:p>1, 0.739364 </text:p>
          </table:table-cell>
          <table:table-cell table:formula="of:=MID([.I100];1;1)" office:value-type="string" office:string-value="1">
            <text:p>1</text:p>
          </table:table-cell>
          <table:table-cell table:formula="of:=MID([.I100];4;6)" office:value-type="string" office:string-value="0.7393">
            <text:p>0.7393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101]&gt;[.$E$1];1;0)" office:value-type="float" office:value="0">
            <text:p>0</text:p>
          </table:table-cell>
          <table:table-cell table:formula="of:=ABS([.A101]-[.C101])" office:value-type="float" office:value="1">
            <text:p>1</text:p>
          </table:table-cell>
          <table:table-cell table:number-columns-repeated="2"/>
          <table:table-cell table:style-name="ce4" office:value-type="float" office:value="0.4508561">
            <text:p>0.4508561</text:p>
          </table:table-cell>
          <table:table-cell/>
          <table:table-cell table:style-name="ce4" office:value-type="string">
            <text:p>1, 0.769731 </text:p>
          </table:table-cell>
          <table:table-cell table:formula="of:=MID([.I101];1;1)" office:value-type="string" office:string-value="1">
            <text:p>1</text:p>
          </table:table-cell>
          <table:table-cell table:formula="of:=MID([.I101];4;6)" office:value-type="string" office:string-value="0.7697">
            <text:p>0.7697</text:p>
          </table:table-cell>
          <table:table-cell table:style-name="ce4"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102]&gt;[.$E$1];1;0)" office:value-type="float" office:value="0">
            <text:p>0</text:p>
          </table:table-cell>
          <table:table-cell table:formula="of:=ABS([.A102]-[.C102])" office:value-type="float" office:value="0">
            <text:p>0</text:p>
          </table:table-cell>
          <table:table-cell table:number-columns-repeated="2"/>
          <table:table-cell table:style-name="ce4" office:value-type="float" office:value="0.489298101">
            <text:p>0.489298101</text:p>
          </table:table-cell>
          <table:table-cell/>
          <table:table-cell table:style-name="ce4" office:value-type="string">
            <text:p>0, 0.749488 </text:p>
          </table:table-cell>
          <table:table-cell table:formula="of:=MID([.I102];1;1)" office:value-type="string" office:string-value="0">
            <text:p>0</text:p>
          </table:table-cell>
          <table:table-cell table:formula="of:=MID([.I102];4;6)" office:value-type="string" office:string-value="0.7494">
            <text:p>0.7494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103]&gt;[.$E$1];1;0)" office:value-type="float" office:value="0">
            <text:p>0</text:p>
          </table:table-cell>
          <table:table-cell table:formula="of:=ABS([.A103]-[.C103])" office:value-type="float" office:value="1">
            <text:p>1</text:p>
          </table:table-cell>
          <table:table-cell table:number-columns-repeated="2"/>
          <table:table-cell table:style-name="ce4" office:value-type="float" office:value="0.47554102">
            <text:p>0.47554102</text:p>
          </table:table-cell>
          <table:table-cell/>
          <table:table-cell table:style-name="ce4" office:value-type="string">
            <text:p>1, 0.921822 </text:p>
          </table:table-cell>
          <table:table-cell table:formula="of:=MID([.I103];1;1)" office:value-type="string" office:string-value="1">
            <text:p>1</text:p>
          </table:table-cell>
          <table:table-cell table:formula="of:=MID([.I103];4;6)" office:value-type="string" office:string-value="0.9218">
            <text:p>0.9218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104]&gt;[.$E$1];1;0)" office:value-type="float" office:value="0">
            <text:p>0</text:p>
          </table:table-cell>
          <table:table-cell table:formula="of:=ABS([.A104]-[.C104])" office:value-type="float" office:value="1">
            <text:p>1</text:p>
          </table:table-cell>
          <table:table-cell table:number-columns-repeated="2"/>
          <table:table-cell table:style-name="ce4" office:value-type="float" office:value="0.596124103">
            <text:p>0.596124103</text:p>
          </table:table-cell>
          <table:table-cell/>
          <table:table-cell table:style-name="ce4" office:value-type="string">
            <text:p>1, 0.459834 </text:p>
          </table:table-cell>
          <table:table-cell table:formula="of:=MID([.I104];1;1)" office:value-type="string" office:string-value="1">
            <text:p>1</text:p>
          </table:table-cell>
          <table:table-cell table:formula="of:=MID([.I104];4;6)" office:value-type="string" office:string-value="0.4598">
            <text:p>0.4598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105]&gt;[.$E$1];1;0)" office:value-type="float" office:value="0">
            <text:p>0</text:p>
          </table:table-cell>
          <table:table-cell table:formula="of:=ABS([.A105]-[.C105])" office:value-type="float" office:value="1">
            <text:p>1</text:p>
          </table:table-cell>
          <table:table-cell table:number-columns-repeated="2"/>
          <table:table-cell table:style-name="ce4" office:value-type="float" office:value="0.75202104">
            <text:p>0.75202104</text:p>
          </table:table-cell>
          <table:table-cell/>
          <table:table-cell table:style-name="ce4" office:value-type="string">
            <text:p>1, 0.553306 </text:p>
          </table:table-cell>
          <table:table-cell table:formula="of:=MID([.I105];1;1)" office:value-type="string" office:string-value="1">
            <text:p>1</text:p>
          </table:table-cell>
          <table:table-cell table:formula="of:=MID([.I105];4;6)" office:value-type="string" office:string-value="0.5533">
            <text:p>0.5533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106]&gt;[.$E$1];1;0)" office:value-type="float" office:value="0">
            <text:p>0</text:p>
          </table:table-cell>
          <table:table-cell table:formula="of:=ABS([.A106]-[.C106])" office:value-type="float" office:value="1">
            <text:p>1</text:p>
          </table:table-cell>
          <table:table-cell table:number-columns-repeated="2"/>
          <table:table-cell table:style-name="ce4" office:value-type="float" office:value="0.459821105">
            <text:p>0.459821105</text:p>
          </table:table-cell>
          <table:table-cell/>
          <table:table-cell table:style-name="ce4" office:value-type="string">
            <text:p>1, 0.601985 </text:p>
          </table:table-cell>
          <table:table-cell table:formula="of:=MID([.I106];1;1)" office:value-type="string" office:string-value="1">
            <text:p>1</text:p>
          </table:table-cell>
          <table:table-cell table:formula="of:=MID([.I106];4;6)" office:value-type="string" office:string-value="0.6019">
            <text:p>0.6019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107]&gt;[.$E$1];1;0)" office:value-type="float" office:value="0">
            <text:p>0</text:p>
          </table:table-cell>
          <table:table-cell table:formula="of:=ABS([.A107]-[.C107])" office:value-type="float" office:value="1">
            <text:p>1</text:p>
          </table:table-cell>
          <table:table-cell table:number-columns-repeated="2"/>
          <table:table-cell table:style-name="ce4" office:value-type="float" office:value="0.559594106">
            <text:p>0.559594106</text:p>
          </table:table-cell>
          <table:table-cell/>
          <table:table-cell table:style-name="ce4" office:value-type="string">
            <text:p>1, 0.718817 </text:p>
          </table:table-cell>
          <table:table-cell table:formula="of:=MID([.I107];1;1)" office:value-type="string" office:string-value="1">
            <text:p>1</text:p>
          </table:table-cell>
          <table:table-cell table:formula="of:=MID([.I107];4;6)" office:value-type="string" office:string-value="0.7188">
            <text:p>0.7188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108]&gt;[.$E$1];1;0)" office:value-type="float" office:value="0">
            <text:p>0</text:p>
          </table:table-cell>
          <table:table-cell table:formula="of:=ABS([.A108]-[.C108])" office:value-type="float" office:value="1">
            <text:p>1</text:p>
          </table:table-cell>
          <table:table-cell table:formula="of:=1-SUM([.D1:.D299])/299" office:value-type="float" office:value="0.364548494983278">
            <text:p>0.364548495</text:p>
          </table:table-cell>
          <table:table-cell office:value-type="float" office:value="1">
            <text:p>1</text:p>
          </table:table-cell>
          <table:table-cell table:style-name="ce4" office:value-type="float" office:value="0.678779107">
            <text:p>0.678779107</text:p>
          </table:table-cell>
          <table:table-cell/>
          <table:table-cell table:style-name="ce4" office:value-type="string">
            <text:p>1, 0.40411 </text:p>
          </table:table-cell>
          <table:table-cell table:formula="of:=MID([.I108];1;1)" office:value-type="string" office:string-value="1">
            <text:p>1</text:p>
          </table:table-cell>
          <table:table-cell table:formula="of:=MID([.I108];4;6)" office:value-type="string" office:string-value="0.4041">
            <text:p>0.4041</text:p>
          </table:table-cell>
          <table:table-cell table:style-name="ce4"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109]&gt;[.$E$1];1;0)" office:value-type="float" office:value="0">
            <text:p>0</text:p>
          </table:table-cell>
          <table:table-cell table:formula="of:=ABS([.A109]-[.C109])" office:value-type="float" office:value="0">
            <text:p>0</text:p>
          </table:table-cell>
          <table:table-cell table:number-columns-repeated="2"/>
          <table:table-cell table:style-name="ce4" office:value-type="float" office:value="0.387913108">
            <text:p>0.387913108</text:p>
          </table:table-cell>
          <table:table-cell/>
          <table:table-cell table:style-name="ce4" office:value-type="string">
            <text:p>0, 0.294792 </text:p>
          </table:table-cell>
          <table:table-cell table:formula="of:=MID([.I109];1;1)" office:value-type="string" office:string-value="0">
            <text:p>0</text:p>
          </table:table-cell>
          <table:table-cell table:formula="of:=MID([.I109];4;6)" office:value-type="string" office:string-value="0.2947">
            <text:p>0.2947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110]&gt;[.$E$1];1;0)" office:value-type="float" office:value="0">
            <text:p>0</text:p>
          </table:table-cell>
          <table:table-cell table:formula="of:=ABS([.A110]-[.C110])" office:value-type="float" office:value="1">
            <text:p>1</text:p>
          </table:table-cell>
          <table:table-cell table:number-columns-repeated="2"/>
          <table:table-cell table:style-name="ce4" office:value-type="float" office:value="0.671644109">
            <text:p>0.671644109</text:p>
          </table:table-cell>
          <table:table-cell/>
          <table:table-cell table:style-name="ce4" office:value-type="string">
            <text:p>1, 0.645798 </text:p>
          </table:table-cell>
          <table:table-cell table:formula="of:=MID([.I110];1;1)" office:value-type="string" office:string-value="1">
            <text:p>1</text:p>
          </table:table-cell>
          <table:table-cell table:formula="of:=MID([.I110];4;6)" office:value-type="string" office:string-value="0.6457">
            <text:p>0.6457</text:p>
          </table:table-cell>
          <table:table-cell table:style-name="ce4"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111]&gt;[.$E$1];1;0)" office:value-type="float" office:value="0">
            <text:p>0</text:p>
          </table:table-cell>
          <table:table-cell table:formula="of:=ABS([.A111]-[.C111])" office:value-type="float" office:value="0">
            <text:p>0</text:p>
          </table:table-cell>
          <table:table-cell table:number-columns-repeated="2"/>
          <table:table-cell table:style-name="ce4" office:value-type="float" office:value="0.65515611">
            <text:p>0.65515611</text:p>
          </table:table-cell>
          <table:table-cell/>
          <table:table-cell table:style-name="ce4" office:value-type="string">
            <text:p>0, 0.7296 </text:p>
          </table:table-cell>
          <table:table-cell table:formula="of:=MID([.I111];1;1)" office:value-type="string" office:string-value="0">
            <text:p>0</text:p>
          </table:table-cell>
          <table:table-cell table:formula="of:=MID([.I111];4;6)" office:value-type="string" office:string-value="0.7296">
            <text:p>0.7296</text:p>
          </table:table-cell>
          <table:table-cell table:style-name="ce4"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112]&gt;[.$E$1];1;0)" office:value-type="float" office:value="0">
            <text:p>0</text:p>
          </table:table-cell>
          <table:table-cell table:formula="of:=ABS([.A112]-[.C112])" office:value-type="float" office:value="0">
            <text:p>0</text:p>
          </table:table-cell>
          <table:table-cell table:number-columns-repeated="2"/>
          <table:table-cell table:style-name="ce4" office:value-type="float" office:value="0.536793111">
            <text:p>0.536793111</text:p>
          </table:table-cell>
          <table:table-cell/>
          <table:table-cell table:style-name="ce4" office:value-type="string">
            <text:p>0, 0.548992 </text:p>
          </table:table-cell>
          <table:table-cell table:formula="of:=MID([.I112];1;1)" office:value-type="string" office:string-value="0">
            <text:p>0</text:p>
          </table:table-cell>
          <table:table-cell table:formula="of:=MID([.I112];4;6)" office:value-type="string" office:string-value="0.5489">
            <text:p>0.5489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113]&gt;[.$E$1];1;0)" office:value-type="float" office:value="0">
            <text:p>0</text:p>
          </table:table-cell>
          <table:table-cell table:formula="of:=ABS([.A113]-[.C113])" office:value-type="float" office:value="1">
            <text:p>1</text:p>
          </table:table-cell>
          <table:table-cell table:number-columns-repeated="2"/>
          <table:table-cell table:style-name="ce4" office:value-type="float" office:value="0.560738112">
            <text:p>0.560738112</text:p>
          </table:table-cell>
          <table:table-cell/>
          <table:table-cell table:style-name="ce4" office:value-type="string">
            <text:p>1, 0.603391 </text:p>
          </table:table-cell>
          <table:table-cell table:formula="of:=MID([.I113];1;1)" office:value-type="string" office:string-value="1">
            <text:p>1</text:p>
          </table:table-cell>
          <table:table-cell table:formula="of:=MID([.I113];4;6)" office:value-type="string" office:string-value="0.6033">
            <text:p>0.6033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114]&gt;[.$E$1];1;0)" office:value-type="float" office:value="0">
            <text:p>0</text:p>
          </table:table-cell>
          <table:table-cell table:formula="of:=ABS([.A114]-[.C114])" office:value-type="float" office:value="1">
            <text:p>1</text:p>
          </table:table-cell>
          <table:table-cell table:number-columns-repeated="2"/>
          <table:table-cell table:style-name="ce4" office:value-type="float" office:value="0.75242113">
            <text:p>0.75242113</text:p>
          </table:table-cell>
          <table:table-cell/>
          <table:table-cell table:style-name="ce4" office:value-type="string">
            <text:p>1, 0.911176 </text:p>
          </table:table-cell>
          <table:table-cell table:formula="of:=MID([.I114];1;1)" office:value-type="string" office:string-value="1">
            <text:p>1</text:p>
          </table:table-cell>
          <table:table-cell table:formula="of:=MID([.I114];4;6)" office:value-type="string" office:string-value="0.9111">
            <text:p>0.9111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115]&gt;[.$E$1];1;0)" office:value-type="float" office:value="0">
            <text:p>0</text:p>
          </table:table-cell>
          <table:table-cell table:formula="of:=ABS([.A115]-[.C115])" office:value-type="float" office:value="1">
            <text:p>1</text:p>
          </table:table-cell>
          <table:table-cell table:number-columns-repeated="2"/>
          <table:table-cell table:style-name="ce4" office:value-type="float" office:value="0.663713114">
            <text:p>0.663713114</text:p>
          </table:table-cell>
          <table:table-cell/>
          <table:table-cell table:style-name="ce4" office:value-type="string">
            <text:p>1, 0.614298 </text:p>
          </table:table-cell>
          <table:table-cell table:formula="of:=MID([.I115];1;1)" office:value-type="string" office:string-value="1">
            <text:p>1</text:p>
          </table:table-cell>
          <table:table-cell table:formula="of:=MID([.I115];4;6)" office:value-type="string" office:string-value="0.6142">
            <text:p>0.6142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116]&gt;[.$E$1];1;0)" office:value-type="float" office:value="0">
            <text:p>0</text:p>
          </table:table-cell>
          <table:table-cell table:formula="of:=ABS([.A116]-[.C116])" office:value-type="float" office:value="1">
            <text:p>1</text:p>
          </table:table-cell>
          <table:table-cell table:number-columns-repeated="2"/>
          <table:table-cell table:style-name="ce4" office:value-type="float" office:value="0.406862115">
            <text:p>0.406862115</text:p>
          </table:table-cell>
          <table:table-cell/>
          <table:table-cell table:style-name="ce4" office:value-type="string">
            <text:p>1, 0.718876 </text:p>
          </table:table-cell>
          <table:table-cell table:formula="of:=MID([.I116];1;1)" office:value-type="string" office:string-value="1">
            <text:p>1</text:p>
          </table:table-cell>
          <table:table-cell table:formula="of:=MID([.I116];4;6)" office:value-type="string" office:string-value="0.7188">
            <text:p>0.7188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117]&gt;[.$E$1];1;0)" office:value-type="float" office:value="0">
            <text:p>0</text:p>
          </table:table-cell>
          <table:table-cell table:formula="of:=ABS([.A117]-[.C117])" office:value-type="float" office:value="1">
            <text:p>1</text:p>
          </table:table-cell>
          <table:table-cell table:number-columns-repeated="2"/>
          <table:table-cell table:style-name="ce4" office:value-type="float" office:value="0.454174116">
            <text:p>0.454174116</text:p>
          </table:table-cell>
          <table:table-cell/>
          <table:table-cell table:style-name="ce4" office:value-type="string">
            <text:p>1, 0.652565 </text:p>
          </table:table-cell>
          <table:table-cell table:formula="of:=MID([.I117];1;1)" office:value-type="string" office:string-value="1">
            <text:p>1</text:p>
          </table:table-cell>
          <table:table-cell table:formula="of:=MID([.I117];4;6)" office:value-type="string" office:string-value="0.6525">
            <text:p>0.6525</text:p>
          </table:table-cell>
          <table:table-cell table:style-name="ce4"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118]&gt;[.$E$1];1;0)" office:value-type="float" office:value="0">
            <text:p>0</text:p>
          </table:table-cell>
          <table:table-cell table:formula="of:=ABS([.A118]-[.C118])" office:value-type="float" office:value="0">
            <text:p>0</text:p>
          </table:table-cell>
          <table:table-cell table:number-columns-repeated="2"/>
          <table:table-cell table:style-name="ce4" office:value-type="float" office:value="0.418568117">
            <text:p>0.418568117</text:p>
          </table:table-cell>
          <table:table-cell/>
          <table:table-cell table:style-name="ce4" office:value-type="string">
            <text:p>0, 0.636874 </text:p>
          </table:table-cell>
          <table:table-cell table:formula="of:=MID([.I118];1;1)" office:value-type="string" office:string-value="0">
            <text:p>0</text:p>
          </table:table-cell>
          <table:table-cell table:formula="of:=MID([.I118];4;6)" office:value-type="string" office:string-value="0.6368">
            <text:p>0.6368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119]&gt;[.$E$1];1;0)" office:value-type="float" office:value="0">
            <text:p>0</text:p>
          </table:table-cell>
          <table:table-cell table:formula="of:=ABS([.A119]-[.C119])" office:value-type="float" office:value="1">
            <text:p>1</text:p>
          </table:table-cell>
          <table:table-cell table:number-columns-repeated="2"/>
          <table:table-cell table:style-name="ce4" office:value-type="float" office:value="0.651618118">
            <text:p>0.651618118</text:p>
          </table:table-cell>
          <table:table-cell/>
          <table:table-cell table:style-name="ce4" office:value-type="string">
            <text:p>1, 0.743446 </text:p>
          </table:table-cell>
          <table:table-cell table:formula="of:=MID([.I119];1;1)" office:value-type="string" office:string-value="1">
            <text:p>1</text:p>
          </table:table-cell>
          <table:table-cell table:formula="of:=MID([.I119];4;6)" office:value-type="string" office:string-value="0.7434">
            <text:p>0.7434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120]&gt;[.$E$1];1;0)" office:value-type="float" office:value="0">
            <text:p>0</text:p>
          </table:table-cell>
          <table:table-cell table:formula="of:=ABS([.A120]-[.C120])" office:value-type="float" office:value="1">
            <text:p>1</text:p>
          </table:table-cell>
          <table:table-cell table:number-columns-repeated="2"/>
          <table:table-cell table:style-name="ce4" office:value-type="float" office:value="0.428329119">
            <text:p>0.428329119</text:p>
          </table:table-cell>
          <table:table-cell/>
          <table:table-cell table:style-name="ce4" office:value-type="string">
            <text:p>1, 0.617135 </text:p>
          </table:table-cell>
          <table:table-cell table:formula="of:=MID([.I120];1;1)" office:value-type="string" office:string-value="1">
            <text:p>1</text:p>
          </table:table-cell>
          <table:table-cell table:formula="of:=MID([.I120];4;6)" office:value-type="string" office:string-value="0.6171">
            <text:p>0.6171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121]&gt;[.$E$1];1;0)" office:value-type="float" office:value="0">
            <text:p>0</text:p>
          </table:table-cell>
          <table:table-cell table:formula="of:=ABS([.A121]-[.C121])" office:value-type="float" office:value="1">
            <text:p>1</text:p>
          </table:table-cell>
          <table:table-cell table:number-columns-repeated="2"/>
          <table:table-cell table:style-name="ce4" office:value-type="float" office:value="0.39121312">
            <text:p>0.39121312</text:p>
          </table:table-cell>
          <table:table-cell/>
          <table:table-cell table:style-name="ce4" office:value-type="string">
            <text:p>1, 0.672687 </text:p>
          </table:table-cell>
          <table:table-cell table:formula="of:=MID([.I121];1;1)" office:value-type="string" office:string-value="1">
            <text:p>1</text:p>
          </table:table-cell>
          <table:table-cell table:formula="of:=MID([.I121];4;6)" office:value-type="string" office:string-value="0.6726">
            <text:p>0.6726</text:p>
          </table:table-cell>
          <table:table-cell table:style-name="ce4"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122]&gt;[.$E$1];1;0)" office:value-type="float" office:value="0">
            <text:p>0</text:p>
          </table:table-cell>
          <table:table-cell table:formula="of:=ABS([.A122]-[.C122])" office:value-type="float" office:value="0">
            <text:p>0</text:p>
          </table:table-cell>
          <table:table-cell table:number-columns-repeated="2"/>
          <table:table-cell table:style-name="ce4" office:value-type="float" office:value="0.569619121">
            <text:p>0.569619121</text:p>
          </table:table-cell>
          <table:table-cell/>
          <table:table-cell table:style-name="ce4" office:value-type="string">
            <text:p>0, 0.61842 </text:p>
          </table:table-cell>
          <table:table-cell table:formula="of:=MID([.I122];1;1)" office:value-type="string" office:string-value="0">
            <text:p>0</text:p>
          </table:table-cell>
          <table:table-cell table:formula="of:=MID([.I122];4;6)" office:value-type="string" office:string-value="0.6184">
            <text:p>0.6184</text:p>
          </table:table-cell>
          <table:table-cell table:style-name="ce4"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123]&gt;[.$E$1];1;0)" office:value-type="float" office:value="0">
            <text:p>0</text:p>
          </table:table-cell>
          <table:table-cell table:formula="of:=ABS([.A123]-[.C123])" office:value-type="float" office:value="0">
            <text:p>0</text:p>
          </table:table-cell>
          <table:table-cell table:number-columns-repeated="2"/>
          <table:table-cell table:style-name="ce4" office:value-type="float" office:value="0.349975122">
            <text:p>0.349975122</text:p>
          </table:table-cell>
          <table:table-cell/>
          <table:table-cell table:style-name="ce4" office:value-type="string">
            <text:p>0, 0.60154 </text:p>
          </table:table-cell>
          <table:table-cell table:formula="of:=MID([.I123];1;1)" office:value-type="string" office:string-value="0">
            <text:p>0</text:p>
          </table:table-cell>
          <table:table-cell table:formula="of:=MID([.I123];4;6)" office:value-type="string" office:string-value="0.6015">
            <text:p>0.6015</text:p>
          </table:table-cell>
          <table:table-cell table:style-name="ce4"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124]&gt;[.$E$1];1;0)" office:value-type="float" office:value="0">
            <text:p>0</text:p>
          </table:table-cell>
          <table:table-cell table:formula="of:=ABS([.A124]-[.C124])" office:value-type="float" office:value="0">
            <text:p>0</text:p>
          </table:table-cell>
          <table:table-cell table:number-columns-repeated="2"/>
          <table:table-cell table:style-name="ce4" office:value-type="float" office:value="0.230944123">
            <text:p>0.230944123</text:p>
          </table:table-cell>
          <table:table-cell/>
          <table:table-cell table:style-name="ce4" office:value-type="string">
            <text:p>0, 0.82541 </text:p>
          </table:table-cell>
          <table:table-cell table:formula="of:=MID([.I124];1;1)" office:value-type="string" office:string-value="0">
            <text:p>0</text:p>
          </table:table-cell>
          <table:table-cell table:formula="of:=MID([.I124];4;6)" office:value-type="string" office:string-value="0.8254">
            <text:p>0.8254</text:p>
          </table:table-cell>
          <table:table-cell table:style-name="ce4"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125]&gt;[.$E$1];1;0)" office:value-type="float" office:value="0">
            <text:p>0</text:p>
          </table:table-cell>
          <table:table-cell table:formula="of:=ABS([.A125]-[.C125])" office:value-type="float" office:value="0">
            <text:p>0</text:p>
          </table:table-cell>
          <table:table-cell table:number-columns-repeated="2"/>
          <table:table-cell table:style-name="ce4" office:value-type="float" office:value="0.668584124">
            <text:p>0.668584124</text:p>
          </table:table-cell>
          <table:table-cell/>
          <table:table-cell table:style-name="ce4" office:value-type="string">
            <text:p>0, 0.396372 </text:p>
          </table:table-cell>
          <table:table-cell table:formula="of:=MID([.I125];1;1)" office:value-type="string" office:string-value="0">
            <text:p>0</text:p>
          </table:table-cell>
          <table:table-cell table:formula="of:=MID([.I125];4;6)" office:value-type="string" office:string-value="0.3963">
            <text:p>0.3963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126]&gt;[.$E$1];1;0)" office:value-type="float" office:value="0">
            <text:p>0</text:p>
          </table:table-cell>
          <table:table-cell table:formula="of:=ABS([.A126]-[.C126])" office:value-type="float" office:value="1">
            <text:p>1</text:p>
          </table:table-cell>
          <table:table-cell table:number-columns-repeated="2"/>
          <table:table-cell table:style-name="ce4" office:value-type="float" office:value="0.556378125">
            <text:p>0.556378125</text:p>
          </table:table-cell>
          <table:table-cell/>
          <table:table-cell table:style-name="ce4" office:value-type="string">
            <text:p>1, 0.314393 </text:p>
          </table:table-cell>
          <table:table-cell table:formula="of:=MID([.I126];1;1)" office:value-type="string" office:string-value="1">
            <text:p>1</text:p>
          </table:table-cell>
          <table:table-cell table:formula="of:=MID([.I126];4;6)" office:value-type="string" office:string-value="0.3143">
            <text:p>0.3143</text:p>
          </table:table-cell>
          <table:table-cell table:style-name="ce4"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127]&gt;[.$E$1];1;0)" office:value-type="float" office:value="0">
            <text:p>0</text:p>
          </table:table-cell>
          <table:table-cell table:formula="of:=ABS([.A127]-[.C127])" office:value-type="float" office:value="0">
            <text:p>0</text:p>
          </table:table-cell>
          <table:table-cell table:number-columns-repeated="2"/>
          <table:table-cell table:style-name="ce4" office:value-type="float" office:value="0.630608126">
            <text:p>0.630608126</text:p>
          </table:table-cell>
          <table:table-cell/>
          <table:table-cell table:style-name="ce4" office:value-type="string">
            <text:p>0, 0.57732 </text:p>
          </table:table-cell>
          <table:table-cell table:formula="of:=MID([.I127];1;1)" office:value-type="string" office:string-value="0">
            <text:p>0</text:p>
          </table:table-cell>
          <table:table-cell table:formula="of:=MID([.I127];4;6)" office:value-type="string" office:string-value="0.5773">
            <text:p>0.5773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128]&gt;[.$E$1];1;0)" office:value-type="float" office:value="0">
            <text:p>0</text:p>
          </table:table-cell>
          <table:table-cell table:formula="of:=ABS([.A128]-[.C128])" office:value-type="float" office:value="1">
            <text:p>1</text:p>
          </table:table-cell>
          <table:table-cell table:number-columns-repeated="2"/>
          <table:table-cell table:style-name="ce4" office:value-type="float" office:value="0.653561127">
            <text:p>0.653561127</text:p>
          </table:table-cell>
          <table:table-cell/>
          <table:table-cell table:style-name="ce4" office:value-type="string">
            <text:p>1, 0.817754 </text:p>
          </table:table-cell>
          <table:table-cell table:formula="of:=MID([.I128];1;1)" office:value-type="string" office:string-value="1">
            <text:p>1</text:p>
          </table:table-cell>
          <table:table-cell table:formula="of:=MID([.I128];4;6)" office:value-type="string" office:string-value="0.8177">
            <text:p>0.8177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129]&gt;[.$E$1];1;0)" office:value-type="float" office:value="0">
            <text:p>0</text:p>
          </table:table-cell>
          <table:table-cell table:formula="of:=ABS([.A129]-[.C129])" office:value-type="float" office:value="1">
            <text:p>1</text:p>
          </table:table-cell>
          <table:table-cell table:number-columns-repeated="2"/>
          <table:table-cell table:style-name="ce4" office:value-type="float" office:value="0.720133128">
            <text:p>0.720133128</text:p>
          </table:table-cell>
          <table:table-cell/>
          <table:table-cell table:style-name="ce4" office:value-type="string">
            <text:p>1, 0.8134 </text:p>
          </table:table-cell>
          <table:table-cell table:formula="of:=MID([.I129];1;1)" office:value-type="string" office:string-value="1">
            <text:p>1</text:p>
          </table:table-cell>
          <table:table-cell table:formula="of:=MID([.I129];4;6)" office:value-type="string" office:string-value="0.8134">
            <text:p>0.8134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130]&gt;[.$E$1];1;0)" office:value-type="float" office:value="0">
            <text:p>0</text:p>
          </table:table-cell>
          <table:table-cell table:formula="of:=ABS([.A130]-[.C130])" office:value-type="float" office:value="1">
            <text:p>1</text:p>
          </table:table-cell>
          <table:table-cell table:number-columns-repeated="2"/>
          <table:table-cell table:style-name="ce4" office:value-type="float" office:value="0.531056129">
            <text:p>0.531056129</text:p>
          </table:table-cell>
          <table:table-cell/>
          <table:table-cell table:style-name="ce4" office:value-type="string">
            <text:p>1, 0.552026 </text:p>
          </table:table-cell>
          <table:table-cell table:formula="of:=MID([.I130];1;1)" office:value-type="string" office:string-value="1">
            <text:p>1</text:p>
          </table:table-cell>
          <table:table-cell table:formula="of:=MID([.I130];4;6)" office:value-type="string" office:string-value="0.5520">
            <text:p>0.5520</text:p>
          </table:table-cell>
          <table:table-cell table:style-name="ce4"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131]&gt;[.$E$1];1;0)" office:value-type="float" office:value="0">
            <text:p>0</text:p>
          </table:table-cell>
          <table:table-cell table:formula="of:=ABS([.A131]-[.C131])" office:value-type="float" office:value="0">
            <text:p>0</text:p>
          </table:table-cell>
          <table:table-cell table:number-columns-repeated="2"/>
          <table:table-cell table:style-name="ce4" office:value-type="float" office:value="0.54878213">
            <text:p>0.54878213</text:p>
          </table:table-cell>
          <table:table-cell/>
          <table:table-cell table:style-name="ce4" office:value-type="string">
            <text:p>0, 0.795244 </text:p>
          </table:table-cell>
          <table:table-cell table:formula="of:=MID([.I131];1;1)" office:value-type="string" office:string-value="0">
            <text:p>0</text:p>
          </table:table-cell>
          <table:table-cell table:formula="of:=MID([.I131];4;6)" office:value-type="string" office:string-value="0.7952">
            <text:p>0.7952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132]&gt;[.$E$1];1;0)" office:value-type="float" office:value="0">
            <text:p>0</text:p>
          </table:table-cell>
          <table:table-cell table:formula="of:=ABS([.A132]-[.C132])" office:value-type="float" office:value="1">
            <text:p>1</text:p>
          </table:table-cell>
          <table:table-cell table:number-columns-repeated="2"/>
          <table:table-cell table:style-name="ce4" office:value-type="float" office:value="0.536303131">
            <text:p>0.536303131</text:p>
          </table:table-cell>
          <table:table-cell/>
          <table:table-cell table:style-name="ce4" office:value-type="string">
            <text:p>1, 0.830217 </text:p>
          </table:table-cell>
          <table:table-cell table:formula="of:=MID([.I132];1;1)" office:value-type="string" office:string-value="1">
            <text:p>1</text:p>
          </table:table-cell>
          <table:table-cell table:formula="of:=MID([.I132];4;6)" office:value-type="string" office:string-value="0.8302">
            <text:p>0.8302</text:p>
          </table:table-cell>
          <table:table-cell table:style-name="ce4"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133]&gt;[.$E$1];1;0)" office:value-type="float" office:value="0">
            <text:p>0</text:p>
          </table:table-cell>
          <table:table-cell table:formula="of:=ABS([.A133]-[.C133])" office:value-type="float" office:value="0">
            <text:p>0</text:p>
          </table:table-cell>
          <table:table-cell table:number-columns-repeated="2"/>
          <table:table-cell table:style-name="ce4" office:value-type="float" office:value="0.597183132">
            <text:p>0.597183132</text:p>
          </table:table-cell>
          <table:table-cell/>
          <table:table-cell table:style-name="ce4" office:value-type="string">
            <text:p>0, 0.344625 </text:p>
          </table:table-cell>
          <table:table-cell table:formula="of:=MID([.I133];1;1)" office:value-type="string" office:string-value="0">
            <text:p>0</text:p>
          </table:table-cell>
          <table:table-cell table:formula="of:=MID([.I133];4;6)" office:value-type="string" office:string-value="0.3446">
            <text:p>0.3446</text:p>
          </table:table-cell>
          <table:table-cell table:style-name="ce4"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134]&gt;[.$E$1];1;0)" office:value-type="float" office:value="0">
            <text:p>0</text:p>
          </table:table-cell>
          <table:table-cell table:formula="of:=ABS([.A134]-[.C134])" office:value-type="float" office:value="0">
            <text:p>0</text:p>
          </table:table-cell>
          <table:table-cell table:number-columns-repeated="2"/>
          <table:table-cell table:style-name="ce4" office:value-type="float" office:value="0.476147133">
            <text:p>0.476147133</text:p>
          </table:table-cell>
          <table:table-cell/>
          <table:table-cell table:style-name="ce4" office:value-type="string">
            <text:p>0, 0.695393 </text:p>
          </table:table-cell>
          <table:table-cell table:formula="of:=MID([.I134];1;1)" office:value-type="string" office:string-value="0">
            <text:p>0</text:p>
          </table:table-cell>
          <table:table-cell table:formula="of:=MID([.I134];4;6)" office:value-type="string" office:string-value="0.6953">
            <text:p>0.6953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135]&gt;[.$E$1];1;0)" office:value-type="float" office:value="0">
            <text:p>0</text:p>
          </table:table-cell>
          <table:table-cell table:formula="of:=ABS([.A135]-[.C135])" office:value-type="float" office:value="1">
            <text:p>1</text:p>
          </table:table-cell>
          <table:table-cell table:number-columns-repeated="2"/>
          <table:table-cell table:style-name="ce4" office:value-type="float" office:value="0.527123134">
            <text:p>0.527123134</text:p>
          </table:table-cell>
          <table:table-cell/>
          <table:table-cell table:style-name="ce4" office:value-type="string">
            <text:p>1, 0.382338 </text:p>
          </table:table-cell>
          <table:table-cell table:formula="of:=MID([.I135];1;1)" office:value-type="string" office:string-value="1">
            <text:p>1</text:p>
          </table:table-cell>
          <table:table-cell table:formula="of:=MID([.I135];4;6)" office:value-type="string" office:string-value="0.3823">
            <text:p>0.3823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136]&gt;[.$E$1];1;0)" office:value-type="float" office:value="0">
            <text:p>0</text:p>
          </table:table-cell>
          <table:table-cell table:formula="of:=ABS([.A136]-[.C136])" office:value-type="float" office:value="1">
            <text:p>1</text:p>
          </table:table-cell>
          <table:table-cell table:number-columns-repeated="2"/>
          <table:table-cell table:style-name="ce4" office:value-type="float" office:value="0.458128135">
            <text:p>0.458128135</text:p>
          </table:table-cell>
          <table:table-cell/>
          <table:table-cell table:style-name="ce4" office:value-type="string">
            <text:p>1, 0.474896 </text:p>
          </table:table-cell>
          <table:table-cell table:formula="of:=MID([.I136];1;1)" office:value-type="string" office:string-value="1">
            <text:p>1</text:p>
          </table:table-cell>
          <table:table-cell table:formula="of:=MID([.I136];4;6)" office:value-type="string" office:string-value="0.4748">
            <text:p>0.4748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137]&gt;[.$E$1];1;0)" office:value-type="float" office:value="0">
            <text:p>0</text:p>
          </table:table-cell>
          <table:table-cell table:formula="of:=ABS([.A137]-[.C137])" office:value-type="float" office:value="1">
            <text:p>1</text:p>
          </table:table-cell>
          <table:table-cell table:number-columns-repeated="2"/>
          <table:table-cell table:style-name="ce4" office:value-type="float" office:value="0.699353136">
            <text:p>0.699353136</text:p>
          </table:table-cell>
          <table:table-cell/>
          <table:table-cell table:style-name="ce4" office:value-type="string">
            <text:p>1, 0.706832 </text:p>
          </table:table-cell>
          <table:table-cell table:formula="of:=MID([.I137];1;1)" office:value-type="string" office:string-value="1">
            <text:p>1</text:p>
          </table:table-cell>
          <table:table-cell table:formula="of:=MID([.I137];4;6)" office:value-type="string" office:string-value="0.7068">
            <text:p>0.7068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138]&gt;[.$E$1];1;0)" office:value-type="float" office:value="0">
            <text:p>0</text:p>
          </table:table-cell>
          <table:table-cell table:formula="of:=ABS([.A138]-[.C138])" office:value-type="float" office:value="1">
            <text:p>1</text:p>
          </table:table-cell>
          <table:table-cell table:number-columns-repeated="2"/>
          <table:table-cell table:style-name="ce4" office:value-type="float" office:value="0.51865137">
            <text:p>0.51865137</text:p>
          </table:table-cell>
          <table:table-cell/>
          <table:table-cell table:style-name="ce4" office:value-type="string">
            <text:p>1, 0.95123 </text:p>
          </table:table-cell>
          <table:table-cell table:formula="of:=MID([.I138];1;1)" office:value-type="string" office:string-value="1">
            <text:p>1</text:p>
          </table:table-cell>
          <table:table-cell table:formula="of:=MID([.I138];4;6)" office:value-type="string" office:string-value="0.9512">
            <text:p>0.9512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139]&gt;[.$E$1];1;0)" office:value-type="float" office:value="0">
            <text:p>0</text:p>
          </table:table-cell>
          <table:table-cell table:formula="of:=ABS([.A139]-[.C139])" office:value-type="float" office:value="1">
            <text:p>1</text:p>
          </table:table-cell>
          <table:table-cell table:number-columns-repeated="2"/>
          <table:table-cell table:style-name="ce4" office:value-type="float" office:value="0.659945138">
            <text:p>0.659945138</text:p>
          </table:table-cell>
          <table:table-cell/>
          <table:table-cell table:style-name="ce4" office:value-type="string">
            <text:p>1, 0.343952 </text:p>
          </table:table-cell>
          <table:table-cell table:formula="of:=MID([.I139];1;1)" office:value-type="string" office:string-value="1">
            <text:p>1</text:p>
          </table:table-cell>
          <table:table-cell table:formula="of:=MID([.I139];4;6)" office:value-type="string" office:string-value="0.3439">
            <text:p>0.3439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140]&gt;[.$E$1];1;0)" office:value-type="float" office:value="0">
            <text:p>0</text:p>
          </table:table-cell>
          <table:table-cell table:formula="of:=ABS([.A140]-[.C140])" office:value-type="float" office:value="1">
            <text:p>1</text:p>
          </table:table-cell>
          <table:table-cell table:number-columns-repeated="2"/>
          <table:table-cell table:style-name="ce4" office:value-type="float" office:value="0.909659139">
            <text:p>0.909659139</text:p>
          </table:table-cell>
          <table:table-cell/>
          <table:table-cell table:style-name="ce4" office:value-type="string">
            <text:p>1, 0.719785 </text:p>
          </table:table-cell>
          <table:table-cell table:formula="of:=MID([.I140];1;1)" office:value-type="string" office:string-value="1">
            <text:p>1</text:p>
          </table:table-cell>
          <table:table-cell table:formula="of:=MID([.I140];4;6)" office:value-type="string" office:string-value="0.7197">
            <text:p>0.7197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141]&gt;[.$E$1];1;0)" office:value-type="float" office:value="0">
            <text:p>0</text:p>
          </table:table-cell>
          <table:table-cell table:formula="of:=ABS([.A141]-[.C141])" office:value-type="float" office:value="1">
            <text:p>1</text:p>
          </table:table-cell>
          <table:table-cell table:number-columns-repeated="2"/>
          <table:table-cell table:style-name="ce4" office:value-type="float" office:value="0.63457414">
            <text:p>0.63457414</text:p>
          </table:table-cell>
          <table:table-cell/>
          <table:table-cell table:style-name="ce4" office:value-type="string">
            <text:p>1, 0.570294 </text:p>
          </table:table-cell>
          <table:table-cell table:formula="of:=MID([.I141];1;1)" office:value-type="string" office:string-value="1">
            <text:p>1</text:p>
          </table:table-cell>
          <table:table-cell table:formula="of:=MID([.I141];4;6)" office:value-type="string" office:string-value="0.5702">
            <text:p>0.5702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142]&gt;[.$E$1];1;0)" office:value-type="float" office:value="0">
            <text:p>0</text:p>
          </table:table-cell>
          <table:table-cell table:formula="of:=ABS([.A142]-[.C142])" office:value-type="float" office:value="1">
            <text:p>1</text:p>
          </table:table-cell>
          <table:table-cell table:number-columns-repeated="2"/>
          <table:table-cell table:style-name="ce4" office:value-type="float" office:value="0.706672141">
            <text:p>0.706672141</text:p>
          </table:table-cell>
          <table:table-cell/>
          <table:table-cell table:style-name="ce4" office:value-type="string">
            <text:p>1, 0.452135 </text:p>
          </table:table-cell>
          <table:table-cell table:formula="of:=MID([.I142];1;1)" office:value-type="string" office:string-value="1">
            <text:p>1</text:p>
          </table:table-cell>
          <table:table-cell table:formula="of:=MID([.I142];4;6)" office:value-type="string" office:string-value="0.4521">
            <text:p>0.4521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143]&gt;[.$E$1];1;0)" office:value-type="float" office:value="0">
            <text:p>0</text:p>
          </table:table-cell>
          <table:table-cell table:formula="of:=ABS([.A143]-[.C143])" office:value-type="float" office:value="1">
            <text:p>1</text:p>
          </table:table-cell>
          <table:table-cell table:number-columns-repeated="2"/>
          <table:table-cell table:style-name="ce4" office:value-type="float" office:value="0.587635142">
            <text:p>0.587635142</text:p>
          </table:table-cell>
          <table:table-cell/>
          <table:table-cell table:style-name="ce4" office:value-type="string">
            <text:p>1, 0.712932 </text:p>
          </table:table-cell>
          <table:table-cell table:formula="of:=MID([.I143];1;1)" office:value-type="string" office:string-value="1">
            <text:p>1</text:p>
          </table:table-cell>
          <table:table-cell table:formula="of:=MID([.I143];4;6)" office:value-type="string" office:string-value="0.7129">
            <text:p>0.7129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144]&gt;[.$E$1];1;0)" office:value-type="float" office:value="0">
            <text:p>0</text:p>
          </table:table-cell>
          <table:table-cell table:formula="of:=ABS([.A144]-[.C144])" office:value-type="float" office:value="1">
            <text:p>1</text:p>
          </table:table-cell>
          <table:table-cell table:number-columns-repeated="2"/>
          <table:table-cell table:style-name="ce4" office:value-type="float" office:value="0.596913143">
            <text:p>0.596913143</text:p>
          </table:table-cell>
          <table:table-cell/>
          <table:table-cell table:style-name="ce4" office:value-type="string">
            <text:p>1, 0.450736 </text:p>
          </table:table-cell>
          <table:table-cell table:formula="of:=MID([.I144];1;1)" office:value-type="string" office:string-value="1">
            <text:p>1</text:p>
          </table:table-cell>
          <table:table-cell table:formula="of:=MID([.I144];4;6)" office:value-type="string" office:string-value="0.4507">
            <text:p>0.4507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145]&gt;[.$E$1];1;0)" office:value-type="float" office:value="0">
            <text:p>0</text:p>
          </table:table-cell>
          <table:table-cell table:formula="of:=ABS([.A145]-[.C145])" office:value-type="float" office:value="1">
            <text:p>1</text:p>
          </table:table-cell>
          <table:table-cell table:number-columns-repeated="2"/>
          <table:table-cell table:style-name="ce4" office:value-type="float" office:value="0.441962144">
            <text:p>0.441962144</text:p>
          </table:table-cell>
          <table:table-cell/>
          <table:table-cell table:style-name="ce4" office:value-type="string">
            <text:p>1, 0.408479 </text:p>
          </table:table-cell>
          <table:table-cell table:formula="of:=MID([.I145];1;1)" office:value-type="string" office:string-value="1">
            <text:p>1</text:p>
          </table:table-cell>
          <table:table-cell table:formula="of:=MID([.I145];4;6)" office:value-type="string" office:string-value="0.4084">
            <text:p>0.4084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146]&gt;[.$E$1];1;0)" office:value-type="float" office:value="0">
            <text:p>0</text:p>
          </table:table-cell>
          <table:table-cell table:formula="of:=ABS([.A146]-[.C146])" office:value-type="float" office:value="1">
            <text:p>1</text:p>
          </table:table-cell>
          <table:table-cell table:number-columns-repeated="2"/>
          <table:table-cell table:style-name="ce4" office:value-type="float" office:value="0.684166145">
            <text:p>0.684166145</text:p>
          </table:table-cell>
          <table:table-cell/>
          <table:table-cell table:style-name="ce4" office:value-type="string">
            <text:p>1, 0.747517 </text:p>
          </table:table-cell>
          <table:table-cell table:formula="of:=MID([.I146];1;1)" office:value-type="string" office:string-value="1">
            <text:p>1</text:p>
          </table:table-cell>
          <table:table-cell table:formula="of:=MID([.I146];4;6)" office:value-type="string" office:string-value="0.7475">
            <text:p>0.7475</text:p>
          </table:table-cell>
          <table:table-cell table:style-name="ce4"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147]&gt;[.$E$1];1;0)" office:value-type="float" office:value="0">
            <text:p>0</text:p>
          </table:table-cell>
          <table:table-cell table:formula="of:=ABS([.A147]-[.C147])" office:value-type="float" office:value="0">
            <text:p>0</text:p>
          </table:table-cell>
          <table:table-cell table:number-columns-repeated="2"/>
          <table:table-cell table:style-name="ce4" office:value-type="float" office:value="0.217357146">
            <text:p>0.217357146</text:p>
          </table:table-cell>
          <table:table-cell/>
          <table:table-cell table:style-name="ce4" office:value-type="string">
            <text:p>0, 0.457788 </text:p>
          </table:table-cell>
          <table:table-cell table:formula="of:=MID([.I147];1;1)" office:value-type="string" office:string-value="0">
            <text:p>0</text:p>
          </table:table-cell>
          <table:table-cell table:formula="of:=MID([.I147];4;6)" office:value-type="string" office:string-value="0.4577">
            <text:p>0.4577</text:p>
          </table:table-cell>
          <table:table-cell table:style-name="ce4"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148]&gt;[.$E$1];1;0)" office:value-type="float" office:value="0">
            <text:p>0</text:p>
          </table:table-cell>
          <table:table-cell table:formula="of:=ABS([.A148]-[.C148])" office:value-type="float" office:value="0">
            <text:p>0</text:p>
          </table:table-cell>
          <table:table-cell table:number-columns-repeated="2"/>
          <table:table-cell table:style-name="ce4" office:value-type="float" office:value="0.590105147">
            <text:p>0.590105147</text:p>
          </table:table-cell>
          <table:table-cell/>
          <table:table-cell table:style-name="ce4" office:value-type="string">
            <text:p>0, 0.489029 </text:p>
          </table:table-cell>
          <table:table-cell table:formula="of:=MID([.I148];1;1)" office:value-type="string" office:string-value="0">
            <text:p>0</text:p>
          </table:table-cell>
          <table:table-cell table:formula="of:=MID([.I148];4;6)" office:value-type="string" office:string-value="0.4890">
            <text:p>0.4890</text:p>
          </table:table-cell>
          <table:table-cell table:style-name="ce4"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149]&gt;[.$E$1];1;0)" office:value-type="float" office:value="0">
            <text:p>0</text:p>
          </table:table-cell>
          <table:table-cell table:formula="of:=ABS([.A149]-[.C149])" office:value-type="float" office:value="0">
            <text:p>0</text:p>
          </table:table-cell>
          <table:table-cell table:number-columns-repeated="2"/>
          <table:table-cell table:style-name="ce4" office:value-type="float" office:value="0.596952148">
            <text:p>0.596952148</text:p>
          </table:table-cell>
          <table:table-cell/>
          <table:table-cell table:style-name="ce4" office:value-type="string">
            <text:p>0, 0.608318 </text:p>
          </table:table-cell>
          <table:table-cell table:formula="of:=MID([.I149];1;1)" office:value-type="string" office:string-value="0">
            <text:p>0</text:p>
          </table:table-cell>
          <table:table-cell table:formula="of:=MID([.I149];4;6)" office:value-type="string" office:string-value="0.6083">
            <text:p>0.6083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150]&gt;[.$E$1];1;0)" office:value-type="float" office:value="0">
            <text:p>0</text:p>
          </table:table-cell>
          <table:table-cell table:formula="of:=ABS([.A150]-[.C150])" office:value-type="float" office:value="1">
            <text:p>1</text:p>
          </table:table-cell>
          <table:table-cell table:number-columns-repeated="2"/>
          <table:table-cell table:style-name="ce4" office:value-type="float" office:value="0.696874149">
            <text:p>0.696874149</text:p>
          </table:table-cell>
          <table:table-cell/>
          <table:table-cell table:style-name="ce4" office:value-type="string">
            <text:p>1, 0.691743 </text:p>
          </table:table-cell>
          <table:table-cell table:formula="of:=MID([.I150];1;1)" office:value-type="string" office:string-value="1">
            <text:p>1</text:p>
          </table:table-cell>
          <table:table-cell table:formula="of:=MID([.I150];4;6)" office:value-type="string" office:string-value="0.6917">
            <text:p>0.6917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151]&gt;[.$E$1];1;0)" office:value-type="float" office:value="0">
            <text:p>0</text:p>
          </table:table-cell>
          <table:table-cell table:formula="of:=ABS([.A151]-[.C151])" office:value-type="float" office:value="1">
            <text:p>1</text:p>
          </table:table-cell>
          <table:table-cell table:number-columns-repeated="2"/>
          <table:table-cell table:style-name="ce4" office:value-type="float" office:value="0.35764715">
            <text:p>0.35764715</text:p>
          </table:table-cell>
          <table:table-cell/>
          <table:table-cell table:style-name="ce4" office:value-type="string">
            <text:p>1, 0.686976 </text:p>
          </table:table-cell>
          <table:table-cell table:formula="of:=MID([.I151];1;1)" office:value-type="string" office:string-value="1">
            <text:p>1</text:p>
          </table:table-cell>
          <table:table-cell table:formula="of:=MID([.I151];4;6)" office:value-type="string" office:string-value="0.6869">
            <text:p>0.6869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152]&gt;[.$E$1];1;0)" office:value-type="float" office:value="0">
            <text:p>0</text:p>
          </table:table-cell>
          <table:table-cell table:formula="of:=ABS([.A152]-[.C152])" office:value-type="float" office:value="1">
            <text:p>1</text:p>
          </table:table-cell>
          <table:table-cell table:number-columns-repeated="2"/>
          <table:table-cell table:style-name="ce4" office:value-type="float" office:value="0.336413151">
            <text:p>0.336413151</text:p>
          </table:table-cell>
          <table:table-cell/>
          <table:table-cell table:style-name="ce4" office:value-type="string">
            <text:p>1, 0.728642 </text:p>
          </table:table-cell>
          <table:table-cell table:formula="of:=MID([.I152];1;1)" office:value-type="string" office:string-value="1">
            <text:p>1</text:p>
          </table:table-cell>
          <table:table-cell table:formula="of:=MID([.I152];4;6)" office:value-type="string" office:string-value="0.7286">
            <text:p>0.7286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153]&gt;[.$E$1];1;0)" office:value-type="float" office:value="0">
            <text:p>0</text:p>
          </table:table-cell>
          <table:table-cell table:formula="of:=ABS([.A153]-[.C153])" office:value-type="float" office:value="1">
            <text:p>1</text:p>
          </table:table-cell>
          <table:table-cell table:number-columns-repeated="2"/>
          <table:table-cell table:style-name="ce4" office:value-type="float" office:value="0.650481152">
            <text:p>0.650481152</text:p>
          </table:table-cell>
          <table:table-cell/>
          <table:table-cell table:style-name="ce4" office:value-type="string">
            <text:p>1, 0.697143 </text:p>
          </table:table-cell>
          <table:table-cell table:formula="of:=MID([.I153];1;1)" office:value-type="string" office:string-value="1">
            <text:p>1</text:p>
          </table:table-cell>
          <table:table-cell table:formula="of:=MID([.I153];4;6)" office:value-type="string" office:string-value="0.6971">
            <text:p>0.6971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154]&gt;[.$E$1];1;0)" office:value-type="float" office:value="0">
            <text:p>0</text:p>
          </table:table-cell>
          <table:table-cell table:formula="of:=ABS([.A154]-[.C154])" office:value-type="float" office:value="1">
            <text:p>1</text:p>
          </table:table-cell>
          <table:table-cell table:number-columns-repeated="2"/>
          <table:table-cell table:style-name="ce4" office:value-type="float" office:value="0.389182153">
            <text:p>0.389182153</text:p>
          </table:table-cell>
          <table:table-cell/>
          <table:table-cell table:style-name="ce4" office:value-type="string">
            <text:p>1, 0.557757 </text:p>
          </table:table-cell>
          <table:table-cell table:formula="of:=MID([.I154];1;1)" office:value-type="string" office:string-value="1">
            <text:p>1</text:p>
          </table:table-cell>
          <table:table-cell table:formula="of:=MID([.I154];4;6)" office:value-type="string" office:string-value="0.5577">
            <text:p>0.5577</text:p>
          </table:table-cell>
          <table:table-cell table:style-name="ce4"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155]&gt;[.$E$1];1;0)" office:value-type="float" office:value="0">
            <text:p>0</text:p>
          </table:table-cell>
          <table:table-cell table:formula="of:=ABS([.A155]-[.C155])" office:value-type="float" office:value="0">
            <text:p>0</text:p>
          </table:table-cell>
          <table:table-cell table:number-columns-repeated="2"/>
          <table:table-cell table:style-name="ce4" office:value-type="float" office:value="0.674979154">
            <text:p>0.674979154</text:p>
          </table:table-cell>
          <table:table-cell/>
          <table:table-cell table:style-name="ce4" office:value-type="string">
            <text:p>0, 0.330952 </text:p>
          </table:table-cell>
          <table:table-cell table:formula="of:=MID([.I155];1;1)" office:value-type="string" office:string-value="0">
            <text:p>0</text:p>
          </table:table-cell>
          <table:table-cell table:formula="of:=MID([.I155];4;6)" office:value-type="string" office:string-value="0.3309">
            <text:p>0.3309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156]&gt;[.$E$1];1;0)" office:value-type="float" office:value="0">
            <text:p>0</text:p>
          </table:table-cell>
          <table:table-cell table:formula="of:=ABS([.A156]-[.C156])" office:value-type="float" office:value="1">
            <text:p>1</text:p>
          </table:table-cell>
          <table:table-cell table:number-columns-repeated="2"/>
          <table:table-cell table:style-name="ce4" office:value-type="float" office:value="0.48375155">
            <text:p>0.48375155</text:p>
          </table:table-cell>
          <table:table-cell/>
          <table:table-cell table:style-name="ce4" office:value-type="string">
            <text:p>1, 0.797495 </text:p>
          </table:table-cell>
          <table:table-cell table:formula="of:=MID([.I156];1;1)" office:value-type="string" office:string-value="1">
            <text:p>1</text:p>
          </table:table-cell>
          <table:table-cell table:formula="of:=MID([.I156];4;6)" office:value-type="string" office:string-value="0.7974">
            <text:p>0.7974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157]&gt;[.$E$1];1;0)" office:value-type="float" office:value="0">
            <text:p>0</text:p>
          </table:table-cell>
          <table:table-cell table:formula="of:=ABS([.A157]-[.C157])" office:value-type="float" office:value="1">
            <text:p>1</text:p>
          </table:table-cell>
          <table:table-cell table:number-columns-repeated="2"/>
          <table:table-cell table:style-name="ce4" office:value-type="float" office:value="0.813499156">
            <text:p>0.813499156</text:p>
          </table:table-cell>
          <table:table-cell/>
          <table:table-cell table:style-name="ce4" office:value-type="string">
            <text:p>1, 0.911881 </text:p>
          </table:table-cell>
          <table:table-cell table:formula="of:=MID([.I157];1;1)" office:value-type="string" office:string-value="1">
            <text:p>1</text:p>
          </table:table-cell>
          <table:table-cell table:formula="of:=MID([.I157];4;6)" office:value-type="string" office:string-value="0.9118">
            <text:p>0.9118</text:p>
          </table:table-cell>
          <table:table-cell table:style-name="ce4"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158]&gt;[.$E$1];1;0)" office:value-type="float" office:value="0">
            <text:p>0</text:p>
          </table:table-cell>
          <table:table-cell table:formula="of:=ABS([.A158]-[.C158])" office:value-type="float" office:value="0">
            <text:p>0</text:p>
          </table:table-cell>
          <table:table-cell table:number-columns-repeated="2"/>
          <table:table-cell table:style-name="ce4" office:value-type="float" office:value="0.61841157">
            <text:p>0.61841157</text:p>
          </table:table-cell>
          <table:table-cell/>
          <table:table-cell table:style-name="ce4" office:value-type="string">
            <text:p>0, 0.761272 </text:p>
          </table:table-cell>
          <table:table-cell table:formula="of:=MID([.I158];1;1)" office:value-type="string" office:string-value="0">
            <text:p>0</text:p>
          </table:table-cell>
          <table:table-cell table:formula="of:=MID([.I158];4;6)" office:value-type="string" office:string-value="0.7612">
            <text:p>0.7612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159]&gt;[.$E$1];1;0)" office:value-type="float" office:value="0">
            <text:p>0</text:p>
          </table:table-cell>
          <table:table-cell table:formula="of:=ABS([.A159]-[.C159])" office:value-type="float" office:value="1">
            <text:p>1</text:p>
          </table:table-cell>
          <table:table-cell table:number-columns-repeated="2"/>
          <table:table-cell table:style-name="ce4" office:value-type="float" office:value="0.484201158">
            <text:p>0.484201158</text:p>
          </table:table-cell>
          <table:table-cell/>
          <table:table-cell table:style-name="ce4" office:value-type="string">
            <text:p>1, 0.837173 </text:p>
          </table:table-cell>
          <table:table-cell table:formula="of:=MID([.I159];1;1)" office:value-type="string" office:string-value="1">
            <text:p>1</text:p>
          </table:table-cell>
          <table:table-cell table:formula="of:=MID([.I159];4;6)" office:value-type="string" office:string-value="0.8371">
            <text:p>0.8371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160]&gt;[.$E$1];1;0)" office:value-type="float" office:value="0">
            <text:p>0</text:p>
          </table:table-cell>
          <table:table-cell table:formula="of:=ABS([.A160]-[.C160])" office:value-type="float" office:value="1">
            <text:p>1</text:p>
          </table:table-cell>
          <table:table-cell table:number-columns-repeated="2"/>
          <table:table-cell table:style-name="ce4" office:value-type="float" office:value="0.467755159">
            <text:p>0.467755159</text:p>
          </table:table-cell>
          <table:table-cell/>
          <table:table-cell table:style-name="ce4" office:value-type="string">
            <text:p>1, 0.903561 </text:p>
          </table:table-cell>
          <table:table-cell table:formula="of:=MID([.I160];1;1)" office:value-type="string" office:string-value="1">
            <text:p>1</text:p>
          </table:table-cell>
          <table:table-cell table:formula="of:=MID([.I160];4;6)" office:value-type="string" office:string-value="0.9035">
            <text:p>0.9035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161]&gt;[.$E$1];1;0)" office:value-type="float" office:value="0">
            <text:p>0</text:p>
          </table:table-cell>
          <table:table-cell table:formula="of:=ABS([.A161]-[.C161])" office:value-type="float" office:value="1">
            <text:p>1</text:p>
          </table:table-cell>
          <table:table-cell table:number-columns-repeated="2"/>
          <table:table-cell table:style-name="ce4" office:value-type="float" office:value="0.47378316">
            <text:p>0.47378316</text:p>
          </table:table-cell>
          <table:table-cell/>
          <table:table-cell table:style-name="ce4" office:value-type="string">
            <text:p>1, 0.664088 </text:p>
          </table:table-cell>
          <table:table-cell table:formula="of:=MID([.I161];1;1)" office:value-type="string" office:string-value="1">
            <text:p>1</text:p>
          </table:table-cell>
          <table:table-cell table:formula="of:=MID([.I161];4;6)" office:value-type="string" office:string-value="0.6640">
            <text:p>0.6640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162]&gt;[.$E$1];1;0)" office:value-type="float" office:value="0">
            <text:p>0</text:p>
          </table:table-cell>
          <table:table-cell table:formula="of:=ABS([.A162]-[.C162])" office:value-type="float" office:value="1">
            <text:p>1</text:p>
          </table:table-cell>
          <table:table-cell table:number-columns-repeated="2"/>
          <table:table-cell table:style-name="ce4" office:value-type="float" office:value="0.863124161">
            <text:p>0.863124161</text:p>
          </table:table-cell>
          <table:table-cell/>
          <table:table-cell table:style-name="ce4" office:value-type="string">
            <text:p>1, 0.815 </text:p>
          </table:table-cell>
          <table:table-cell table:formula="of:=MID([.I162];1;1)" office:value-type="string" office:string-value="1">
            <text:p>1</text:p>
          </table:table-cell>
          <table:table-cell table:formula="of:=MID([.I162];4;6)" office:value-type="string" office:string-value="0.815 ">
            <text:p>0.815 </text:p>
          </table:table-cell>
          <table:table-cell table:style-name="ce4"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163]&gt;[.$E$1];1;0)" office:value-type="float" office:value="0">
            <text:p>0</text:p>
          </table:table-cell>
          <table:table-cell table:formula="of:=ABS([.A163]-[.C163])" office:value-type="float" office:value="0">
            <text:p>0</text:p>
          </table:table-cell>
          <table:table-cell table:number-columns-repeated="2"/>
          <table:table-cell table:style-name="ce4" office:value-type="float" office:value="0.767004162">
            <text:p>0.767004162</text:p>
          </table:table-cell>
          <table:table-cell/>
          <table:table-cell table:style-name="ce4" office:value-type="string">
            <text:p>0, 0.786088 </text:p>
          </table:table-cell>
          <table:table-cell table:formula="of:=MID([.I163];1;1)" office:value-type="string" office:string-value="0">
            <text:p>0</text:p>
          </table:table-cell>
          <table:table-cell table:formula="of:=MID([.I163];4;6)" office:value-type="string" office:string-value="0.7860">
            <text:p>0.7860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164]&gt;[.$E$1];1;0)" office:value-type="float" office:value="0">
            <text:p>0</text:p>
          </table:table-cell>
          <table:table-cell table:formula="of:=ABS([.A164]-[.C164])" office:value-type="float" office:value="1">
            <text:p>1</text:p>
          </table:table-cell>
          <table:table-cell table:number-columns-repeated="2"/>
          <table:table-cell table:style-name="ce4" office:value-type="float" office:value="0.862983163">
            <text:p>0.862983163</text:p>
          </table:table-cell>
          <table:table-cell/>
          <table:table-cell table:style-name="ce4" office:value-type="string">
            <text:p>1, 0.505722 </text:p>
          </table:table-cell>
          <table:table-cell table:formula="of:=MID([.I164];1;1)" office:value-type="string" office:string-value="1">
            <text:p>1</text:p>
          </table:table-cell>
          <table:table-cell table:formula="of:=MID([.I164];4;6)" office:value-type="string" office:string-value="0.5057">
            <text:p>0.5057</text:p>
          </table:table-cell>
          <table:table-cell table:style-name="ce4"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165]&gt;[.$E$1];1;0)" office:value-type="float" office:value="0">
            <text:p>0</text:p>
          </table:table-cell>
          <table:table-cell table:formula="of:=ABS([.A165]-[.C165])" office:value-type="float" office:value="0">
            <text:p>0</text:p>
          </table:table-cell>
          <table:table-cell table:number-columns-repeated="2"/>
          <table:table-cell table:style-name="ce4" office:value-type="float" office:value="0.744794164">
            <text:p>0.744794164</text:p>
          </table:table-cell>
          <table:table-cell/>
          <table:table-cell table:style-name="ce4" office:value-type="string">
            <text:p>0, 0.424026 </text:p>
          </table:table-cell>
          <table:table-cell table:formula="of:=MID([.I165];1;1)" office:value-type="string" office:string-value="0">
            <text:p>0</text:p>
          </table:table-cell>
          <table:table-cell table:formula="of:=MID([.I165];4;6)" office:value-type="string" office:string-value="0.4240">
            <text:p>0.4240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166]&gt;[.$E$1];1;0)" office:value-type="float" office:value="0">
            <text:p>0</text:p>
          </table:table-cell>
          <table:table-cell table:formula="of:=ABS([.A166]-[.C166])" office:value-type="float" office:value="1">
            <text:p>1</text:p>
          </table:table-cell>
          <table:table-cell table:number-columns-repeated="2"/>
          <table:table-cell table:style-name="ce4" office:value-type="float" office:value="0.625401165">
            <text:p>0.625401165</text:p>
          </table:table-cell>
          <table:table-cell/>
          <table:table-cell table:style-name="ce4" office:value-type="string">
            <text:p>1, 0.599105 </text:p>
          </table:table-cell>
          <table:table-cell table:formula="of:=MID([.I166];1;1)" office:value-type="string" office:string-value="1">
            <text:p>1</text:p>
          </table:table-cell>
          <table:table-cell table:formula="of:=MID([.I166];4;6)" office:value-type="string" office:string-value="0.5991">
            <text:p>0.5991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167]&gt;[.$E$1];1;0)" office:value-type="float" office:value="0">
            <text:p>0</text:p>
          </table:table-cell>
          <table:table-cell table:formula="of:=ABS([.A167]-[.C167])" office:value-type="float" office:value="1">
            <text:p>1</text:p>
          </table:table-cell>
          <table:table-cell table:number-columns-repeated="2"/>
          <table:table-cell table:style-name="ce4" office:value-type="float" office:value="0.584042166">
            <text:p>0.584042166</text:p>
          </table:table-cell>
          <table:table-cell/>
          <table:table-cell table:style-name="ce4" office:value-type="string">
            <text:p>1, 0.684586 </text:p>
          </table:table-cell>
          <table:table-cell table:formula="of:=MID([.I167];1;1)" office:value-type="string" office:string-value="1">
            <text:p>1</text:p>
          </table:table-cell>
          <table:table-cell table:formula="of:=MID([.I167];4;6)" office:value-type="string" office:string-value="0.6845">
            <text:p>0.6845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168]&gt;[.$E$1];1;0)" office:value-type="float" office:value="0">
            <text:p>0</text:p>
          </table:table-cell>
          <table:table-cell table:formula="of:=ABS([.A168]-[.C168])" office:value-type="float" office:value="1">
            <text:p>1</text:p>
          </table:table-cell>
          <table:table-cell table:number-columns-repeated="2"/>
          <table:table-cell table:style-name="ce4" office:value-type="float" office:value="0.77291167">
            <text:p>0.77291167</text:p>
          </table:table-cell>
          <table:table-cell/>
          <table:table-cell table:style-name="ce4" office:value-type="string">
            <text:p>1, 0.697574 </text:p>
          </table:table-cell>
          <table:table-cell table:formula="of:=MID([.I168];1;1)" office:value-type="string" office:string-value="1">
            <text:p>1</text:p>
          </table:table-cell>
          <table:table-cell table:formula="of:=MID([.I168];4;6)" office:value-type="string" office:string-value="0.6975">
            <text:p>0.6975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169]&gt;[.$E$1];1;0)" office:value-type="float" office:value="0">
            <text:p>0</text:p>
          </table:table-cell>
          <table:table-cell table:formula="of:=ABS([.A169]-[.C169])" office:value-type="float" office:value="1">
            <text:p>1</text:p>
          </table:table-cell>
          <table:table-cell table:number-columns-repeated="2"/>
          <table:table-cell table:style-name="ce4" office:value-type="float" office:value="0.506316168">
            <text:p>0.506316168</text:p>
          </table:table-cell>
          <table:table-cell/>
          <table:table-cell table:style-name="ce4" office:value-type="string">
            <text:p>1, 0.726621 </text:p>
          </table:table-cell>
          <table:table-cell table:formula="of:=MID([.I169];1;1)" office:value-type="string" office:string-value="1">
            <text:p>1</text:p>
          </table:table-cell>
          <table:table-cell table:formula="of:=MID([.I169];4;6)" office:value-type="string" office:string-value="0.7266">
            <text:p>0.7266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170]&gt;[.$E$1];1;0)" office:value-type="float" office:value="0">
            <text:p>0</text:p>
          </table:table-cell>
          <table:table-cell table:formula="of:=ABS([.A170]-[.C170])" office:value-type="float" office:value="1">
            <text:p>1</text:p>
          </table:table-cell>
          <table:table-cell table:number-columns-repeated="2"/>
          <table:table-cell table:style-name="ce4" office:value-type="float" office:value="0.455435169">
            <text:p>0.455435169</text:p>
          </table:table-cell>
          <table:table-cell/>
          <table:table-cell table:style-name="ce4" office:value-type="string">
            <text:p>1, 0.53719 </text:p>
          </table:table-cell>
          <table:table-cell table:formula="of:=MID([.I170];1;1)" office:value-type="string" office:string-value="1">
            <text:p>1</text:p>
          </table:table-cell>
          <table:table-cell table:formula="of:=MID([.I170];4;6)" office:value-type="string" office:string-value="0.5371">
            <text:p>0.5371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171]&gt;[.$E$1];1;0)" office:value-type="float" office:value="0">
            <text:p>0</text:p>
          </table:table-cell>
          <table:table-cell table:formula="of:=ABS([.A171]-[.C171])" office:value-type="float" office:value="1">
            <text:p>1</text:p>
          </table:table-cell>
          <table:table-cell table:number-columns-repeated="2"/>
          <table:table-cell table:style-name="ce4" office:value-type="float" office:value="0.51999817">
            <text:p>0.51999817</text:p>
          </table:table-cell>
          <table:table-cell/>
          <table:table-cell table:style-name="ce4" office:value-type="string">
            <text:p>1, 0.69648 </text:p>
          </table:table-cell>
          <table:table-cell table:formula="of:=MID([.I171];1;1)" office:value-type="string" office:string-value="1">
            <text:p>1</text:p>
          </table:table-cell>
          <table:table-cell table:formula="of:=MID([.I171];4;6)" office:value-type="string" office:string-value="0.6964">
            <text:p>0.6964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172]&gt;[.$E$1];1;0)" office:value-type="float" office:value="0">
            <text:p>0</text:p>
          </table:table-cell>
          <table:table-cell table:formula="of:=ABS([.A172]-[.C172])" office:value-type="float" office:value="1">
            <text:p>1</text:p>
          </table:table-cell>
          <table:table-cell table:number-columns-repeated="2"/>
          <table:table-cell table:style-name="ce4" office:value-type="float" office:value="0.543008171">
            <text:p>0.543008171</text:p>
          </table:table-cell>
          <table:table-cell/>
          <table:table-cell table:style-name="ce4" office:value-type="string">
            <text:p>1, 0.751667 </text:p>
          </table:table-cell>
          <table:table-cell table:formula="of:=MID([.I172];1;1)" office:value-type="string" office:string-value="1">
            <text:p>1</text:p>
          </table:table-cell>
          <table:table-cell table:formula="of:=MID([.I172];4;6)" office:value-type="string" office:string-value="0.7516">
            <text:p>0.7516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173]&gt;[.$E$1];1;0)" office:value-type="float" office:value="0">
            <text:p>0</text:p>
          </table:table-cell>
          <table:table-cell table:formula="of:=ABS([.A173]-[.C173])" office:value-type="float" office:value="1">
            <text:p>1</text:p>
          </table:table-cell>
          <table:table-cell table:number-columns-repeated="2"/>
          <table:table-cell table:style-name="ce4" office:value-type="float" office:value="0.705487172">
            <text:p>0.705487172</text:p>
          </table:table-cell>
          <table:table-cell/>
          <table:table-cell table:style-name="ce4" office:value-type="string">
            <text:p>1, 0.413889 </text:p>
          </table:table-cell>
          <table:table-cell table:formula="of:=MID([.I173];1;1)" office:value-type="string" office:string-value="1">
            <text:p>1</text:p>
          </table:table-cell>
          <table:table-cell table:formula="of:=MID([.I173];4;6)" office:value-type="string" office:string-value="0.4138">
            <text:p>0.4138</text:p>
          </table:table-cell>
          <table:table-cell table:style-name="ce4"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174]&gt;[.$E$1];1;0)" office:value-type="float" office:value="0">
            <text:p>0</text:p>
          </table:table-cell>
          <table:table-cell table:formula="of:=ABS([.A174]-[.C174])" office:value-type="float" office:value="0">
            <text:p>0</text:p>
          </table:table-cell>
          <table:table-cell table:number-columns-repeated="2"/>
          <table:table-cell table:style-name="ce4" office:value-type="float" office:value="0.42892173">
            <text:p>0.42892173</text:p>
          </table:table-cell>
          <table:table-cell/>
          <table:table-cell table:style-name="ce4" office:value-type="string">
            <text:p>0, 0.650747 </text:p>
          </table:table-cell>
          <table:table-cell table:formula="of:=MID([.I174];1;1)" office:value-type="string" office:string-value="0">
            <text:p>0</text:p>
          </table:table-cell>
          <table:table-cell table:formula="of:=MID([.I174];4;6)" office:value-type="string" office:string-value="0.6507">
            <text:p>0.6507</text:p>
          </table:table-cell>
          <table:table-cell table:style-name="ce4"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175]&gt;[.$E$1];1;0)" office:value-type="float" office:value="0">
            <text:p>0</text:p>
          </table:table-cell>
          <table:table-cell table:formula="of:=ABS([.A175]-[.C175])" office:value-type="float" office:value="0">
            <text:p>0</text:p>
          </table:table-cell>
          <table:table-cell table:number-columns-repeated="2"/>
          <table:table-cell table:style-name="ce4" office:value-type="float" office:value="0.630715174">
            <text:p>0.630715174</text:p>
          </table:table-cell>
          <table:table-cell/>
          <table:table-cell table:style-name="ce4" office:value-type="string">
            <text:p>0, 0.313957 </text:p>
          </table:table-cell>
          <table:table-cell table:formula="of:=MID([.I175];1;1)" office:value-type="string" office:string-value="0">
            <text:p>0</text:p>
          </table:table-cell>
          <table:table-cell table:formula="of:=MID([.I175];4;6)" office:value-type="string" office:string-value="0.3139">
            <text:p>0.3139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176]&gt;[.$E$1];1;0)" office:value-type="float" office:value="0">
            <text:p>0</text:p>
          </table:table-cell>
          <table:table-cell table:formula="of:=ABS([.A176]-[.C176])" office:value-type="float" office:value="1">
            <text:p>1</text:p>
          </table:table-cell>
          <table:table-cell table:number-columns-repeated="2"/>
          <table:table-cell table:style-name="ce4" office:value-type="float" office:value="0.56099175">
            <text:p>0.56099175</text:p>
          </table:table-cell>
          <table:table-cell/>
          <table:table-cell table:style-name="ce4" office:value-type="string">
            <text:p>1, 0.59759 </text:p>
          </table:table-cell>
          <table:table-cell table:formula="of:=MID([.I176];1;1)" office:value-type="string" office:string-value="1">
            <text:p>1</text:p>
          </table:table-cell>
          <table:table-cell table:formula="of:=MID([.I176];4;6)" office:value-type="string" office:string-value="0.5975">
            <text:p>0.5975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177]&gt;[.$E$1];1;0)" office:value-type="float" office:value="0">
            <text:p>0</text:p>
          </table:table-cell>
          <table:table-cell table:formula="of:=ABS([.A177]-[.C177])" office:value-type="float" office:value="1">
            <text:p>1</text:p>
          </table:table-cell>
          <table:table-cell table:number-columns-repeated="2"/>
          <table:table-cell table:style-name="ce4" office:value-type="float" office:value="0.537826176">
            <text:p>0.537826176</text:p>
          </table:table-cell>
          <table:table-cell/>
          <table:table-cell table:style-name="ce4" office:value-type="string">
            <text:p>1, 0.77367 </text:p>
          </table:table-cell>
          <table:table-cell table:formula="of:=MID([.I177];1;1)" office:value-type="string" office:string-value="1">
            <text:p>1</text:p>
          </table:table-cell>
          <table:table-cell table:formula="of:=MID([.I177];4;6)" office:value-type="string" office:string-value="0.7736">
            <text:p>0.7736</text:p>
          </table:table-cell>
          <table:table-cell table:style-name="ce4"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178]&gt;[.$E$1];1;0)" office:value-type="float" office:value="0">
            <text:p>0</text:p>
          </table:table-cell>
          <table:table-cell table:formula="of:=ABS([.A178]-[.C178])" office:value-type="float" office:value="0">
            <text:p>0</text:p>
          </table:table-cell>
          <table:table-cell table:number-columns-repeated="2"/>
          <table:table-cell table:style-name="ce4" office:value-type="float" office:value="0.421513177">
            <text:p>0.421513177</text:p>
          </table:table-cell>
          <table:table-cell/>
          <table:table-cell table:style-name="ce4" office:value-type="string">
            <text:p>0, 0.650465 </text:p>
          </table:table-cell>
          <table:table-cell table:formula="of:=MID([.I178];1;1)" office:value-type="string" office:string-value="0">
            <text:p>0</text:p>
          </table:table-cell>
          <table:table-cell table:formula="of:=MID([.I178];4;6)" office:value-type="string" office:string-value="0.6504">
            <text:p>0.6504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179]&gt;[.$E$1];1;0)" office:value-type="float" office:value="0">
            <text:p>0</text:p>
          </table:table-cell>
          <table:table-cell table:formula="of:=ABS([.A179]-[.C179])" office:value-type="float" office:value="1">
            <text:p>1</text:p>
          </table:table-cell>
          <table:table-cell table:number-columns-repeated="2"/>
          <table:table-cell table:style-name="ce4" office:value-type="float" office:value="0.469069178">
            <text:p>0.469069178</text:p>
          </table:table-cell>
          <table:table-cell/>
          <table:table-cell table:style-name="ce4" office:value-type="string">
            <text:p>1, 0.548961 </text:p>
          </table:table-cell>
          <table:table-cell table:formula="of:=MID([.I179];1;1)" office:value-type="string" office:string-value="1">
            <text:p>1</text:p>
          </table:table-cell>
          <table:table-cell table:formula="of:=MID([.I179];4;6)" office:value-type="string" office:string-value="0.5489">
            <text:p>0.5489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180]&gt;[.$E$1];1;0)" office:value-type="float" office:value="0">
            <text:p>0</text:p>
          </table:table-cell>
          <table:table-cell table:formula="of:=ABS([.A180]-[.C180])" office:value-type="float" office:value="1">
            <text:p>1</text:p>
          </table:table-cell>
          <table:table-cell table:number-columns-repeated="2"/>
          <table:table-cell table:style-name="ce4" office:value-type="float" office:value="0.523279179">
            <text:p>0.523279179</text:p>
          </table:table-cell>
          <table:table-cell/>
          <table:table-cell table:style-name="ce4" office:value-type="string">
            <text:p>1, 0.58236 </text:p>
          </table:table-cell>
          <table:table-cell table:formula="of:=MID([.I180];1;1)" office:value-type="string" office:string-value="1">
            <text:p>1</text:p>
          </table:table-cell>
          <table:table-cell table:formula="of:=MID([.I180];4;6)" office:value-type="string" office:string-value="0.5823">
            <text:p>0.5823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181]&gt;[.$E$1];1;0)" office:value-type="float" office:value="0">
            <text:p>0</text:p>
          </table:table-cell>
          <table:table-cell table:formula="of:=ABS([.A181]-[.C181])" office:value-type="float" office:value="1">
            <text:p>1</text:p>
          </table:table-cell>
          <table:table-cell table:number-columns-repeated="2"/>
          <table:table-cell table:style-name="ce4" office:value-type="float" office:value="0.40774518">
            <text:p>0.40774518</text:p>
          </table:table-cell>
          <table:table-cell/>
          <table:table-cell table:style-name="ce4" office:value-type="string">
            <text:p>1, 0.74538 </text:p>
          </table:table-cell>
          <table:table-cell table:formula="of:=MID([.I181];1;1)" office:value-type="string" office:string-value="1">
            <text:p>1</text:p>
          </table:table-cell>
          <table:table-cell table:formula="of:=MID([.I181];4;6)" office:value-type="string" office:string-value="0.7453">
            <text:p>0.7453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182]&gt;[.$E$1];1;0)" office:value-type="float" office:value="0">
            <text:p>0</text:p>
          </table:table-cell>
          <table:table-cell table:formula="of:=ABS([.A182]-[.C182])" office:value-type="float" office:value="1">
            <text:p>1</text:p>
          </table:table-cell>
          <table:table-cell table:number-columns-repeated="2"/>
          <table:table-cell table:style-name="ce4" office:value-type="float" office:value="0.439992181">
            <text:p>0.439992181</text:p>
          </table:table-cell>
          <table:table-cell/>
          <table:table-cell table:style-name="ce4" office:value-type="string">
            <text:p>1, 0.480794 </text:p>
          </table:table-cell>
          <table:table-cell table:formula="of:=MID([.I182];1;1)" office:value-type="string" office:string-value="1">
            <text:p>1</text:p>
          </table:table-cell>
          <table:table-cell table:formula="of:=MID([.I182];4;6)" office:value-type="string" office:string-value="0.4807">
            <text:p>0.4807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183]&gt;[.$E$1];1;0)" office:value-type="float" office:value="0">
            <text:p>0</text:p>
          </table:table-cell>
          <table:table-cell table:formula="of:=ABS([.A183]-[.C183])" office:value-type="float" office:value="1">
            <text:p>1</text:p>
          </table:table-cell>
          <table:table-cell table:number-columns-repeated="2"/>
          <table:table-cell table:style-name="ce4" office:value-type="float" office:value="0.476086182">
            <text:p>0.476086182</text:p>
          </table:table-cell>
          <table:table-cell/>
          <table:table-cell table:style-name="ce4" office:value-type="string">
            <text:p>1, 0.622819 </text:p>
          </table:table-cell>
          <table:table-cell table:formula="of:=MID([.I183];1;1)" office:value-type="string" office:string-value="1">
            <text:p>1</text:p>
          </table:table-cell>
          <table:table-cell table:formula="of:=MID([.I183];4;6)" office:value-type="string" office:string-value="0.6228">
            <text:p>0.6228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184]&gt;[.$E$1];1;0)" office:value-type="float" office:value="0">
            <text:p>0</text:p>
          </table:table-cell>
          <table:table-cell table:formula="of:=ABS([.A184]-[.C184])" office:value-type="float" office:value="1">
            <text:p>1</text:p>
          </table:table-cell>
          <table:table-cell table:number-columns-repeated="2"/>
          <table:table-cell table:style-name="ce4" office:value-type="float" office:value="0.437582183">
            <text:p>0.437582183</text:p>
          </table:table-cell>
          <table:table-cell/>
          <table:table-cell table:style-name="ce4" office:value-type="string">
            <text:p>1, 0.691074 </text:p>
          </table:table-cell>
          <table:table-cell table:formula="of:=MID([.I184];1;1)" office:value-type="string" office:string-value="1">
            <text:p>1</text:p>
          </table:table-cell>
          <table:table-cell table:formula="of:=MID([.I184];4;6)" office:value-type="string" office:string-value="0.6910">
            <text:p>0.6910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185]&gt;[.$E$1];1;0)" office:value-type="float" office:value="0">
            <text:p>0</text:p>
          </table:table-cell>
          <table:table-cell table:formula="of:=ABS([.A185]-[.C185])" office:value-type="float" office:value="1">
            <text:p>1</text:p>
          </table:table-cell>
          <table:table-cell table:number-columns-repeated="2"/>
          <table:table-cell table:style-name="ce4" office:value-type="float" office:value="0.645346184">
            <text:p>0.645346184</text:p>
          </table:table-cell>
          <table:table-cell/>
          <table:table-cell table:style-name="ce4" office:value-type="string">
            <text:p>1, 0.316755 </text:p>
          </table:table-cell>
          <table:table-cell table:formula="of:=MID([.I185];1;1)" office:value-type="string" office:string-value="1">
            <text:p>1</text:p>
          </table:table-cell>
          <table:table-cell table:formula="of:=MID([.I185];4;6)" office:value-type="string" office:string-value="0.3167">
            <text:p>0.3167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186]&gt;[.$E$1];1;0)" office:value-type="float" office:value="0">
            <text:p>0</text:p>
          </table:table-cell>
          <table:table-cell table:formula="of:=ABS([.A186]-[.C186])" office:value-type="float" office:value="1">
            <text:p>1</text:p>
          </table:table-cell>
          <table:table-cell table:number-columns-repeated="2"/>
          <table:table-cell table:style-name="ce4" office:value-type="float" office:value="0.544236185">
            <text:p>0.544236185</text:p>
          </table:table-cell>
          <table:table-cell/>
          <table:table-cell table:style-name="ce4" office:value-type="string">
            <text:p>1, 0.859116 </text:p>
          </table:table-cell>
          <table:table-cell table:formula="of:=MID([.I186];1;1)" office:value-type="string" office:string-value="1">
            <text:p>1</text:p>
          </table:table-cell>
          <table:table-cell table:formula="of:=MID([.I186];4;6)" office:value-type="string" office:string-value="0.8591">
            <text:p>0.8591</text:p>
          </table:table-cell>
          <table:table-cell table:style-name="ce4"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187]&gt;[.$E$1];1;0)" office:value-type="float" office:value="0">
            <text:p>0</text:p>
          </table:table-cell>
          <table:table-cell table:formula="of:=ABS([.A187]-[.C187])" office:value-type="float" office:value="0">
            <text:p>0</text:p>
          </table:table-cell>
          <table:table-cell table:number-columns-repeated="2"/>
          <table:table-cell table:style-name="ce4" office:value-type="float" office:value="0.501872186">
            <text:p>0.501872186</text:p>
          </table:table-cell>
          <table:table-cell/>
          <table:table-cell table:style-name="ce4" office:value-type="string">
            <text:p>0, 0.595461 </text:p>
          </table:table-cell>
          <table:table-cell table:formula="of:=MID([.I187];1;1)" office:value-type="string" office:string-value="0">
            <text:p>0</text:p>
          </table:table-cell>
          <table:table-cell table:formula="of:=MID([.I187];4;6)" office:value-type="string" office:string-value="0.5954">
            <text:p>0.5954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188]&gt;[.$E$1];1;0)" office:value-type="float" office:value="0">
            <text:p>0</text:p>
          </table:table-cell>
          <table:table-cell table:formula="of:=ABS([.A188]-[.C188])" office:value-type="float" office:value="1">
            <text:p>1</text:p>
          </table:table-cell>
          <table:table-cell table:number-columns-repeated="2"/>
          <table:table-cell table:style-name="ce4" office:value-type="float" office:value="0.439185187">
            <text:p>0.439185187</text:p>
          </table:table-cell>
          <table:table-cell/>
          <table:table-cell table:style-name="ce4" office:value-type="string">
            <text:p>1, 0.499424 </text:p>
          </table:table-cell>
          <table:table-cell table:formula="of:=MID([.I188];1;1)" office:value-type="string" office:string-value="1">
            <text:p>1</text:p>
          </table:table-cell>
          <table:table-cell table:formula="of:=MID([.I188];4;6)" office:value-type="string" office:string-value="0.4994">
            <text:p>0.4994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189]&gt;[.$E$1];1;0)" office:value-type="float" office:value="0">
            <text:p>0</text:p>
          </table:table-cell>
          <table:table-cell table:formula="of:=ABS([.A189]-[.C189])" office:value-type="float" office:value="1">
            <text:p>1</text:p>
          </table:table-cell>
          <table:table-cell table:number-columns-repeated="2"/>
          <table:table-cell table:style-name="ce4" office:value-type="float" office:value="0.316976188">
            <text:p>0.316976188</text:p>
          </table:table-cell>
          <table:table-cell/>
          <table:table-cell table:style-name="ce4" office:value-type="string">
            <text:p>1, 0.707252 </text:p>
          </table:table-cell>
          <table:table-cell table:formula="of:=MID([.I189];1;1)" office:value-type="string" office:string-value="1">
            <text:p>1</text:p>
          </table:table-cell>
          <table:table-cell table:formula="of:=MID([.I189];4;6)" office:value-type="string" office:string-value="0.7072">
            <text:p>0.7072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190]&gt;[.$E$1];1;0)" office:value-type="float" office:value="0">
            <text:p>0</text:p>
          </table:table-cell>
          <table:table-cell table:formula="of:=ABS([.A190]-[.C190])" office:value-type="float" office:value="1">
            <text:p>1</text:p>
          </table:table-cell>
          <table:table-cell table:number-columns-repeated="2"/>
          <table:table-cell table:style-name="ce4" office:value-type="float" office:value="0.631008189">
            <text:p>0.631008189</text:p>
          </table:table-cell>
          <table:table-cell/>
          <table:table-cell table:style-name="ce4" office:value-type="string">
            <text:p>1, 0.556143 </text:p>
          </table:table-cell>
          <table:table-cell table:formula="of:=MID([.I190];1;1)" office:value-type="string" office:string-value="1">
            <text:p>1</text:p>
          </table:table-cell>
          <table:table-cell table:formula="of:=MID([.I190];4;6)" office:value-type="string" office:string-value="0.5561">
            <text:p>0.5561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191]&gt;[.$E$1];1;0)" office:value-type="float" office:value="0">
            <text:p>0</text:p>
          </table:table-cell>
          <table:table-cell table:formula="of:=ABS([.A191]-[.C191])" office:value-type="float" office:value="1">
            <text:p>1</text:p>
          </table:table-cell>
          <table:table-cell table:number-columns-repeated="2"/>
          <table:table-cell table:style-name="ce4" office:value-type="float" office:value="0.60899219">
            <text:p>0.60899219</text:p>
          </table:table-cell>
          <table:table-cell/>
          <table:table-cell table:style-name="ce4" office:value-type="string">
            <text:p>1, 0.673838 </text:p>
          </table:table-cell>
          <table:table-cell table:formula="of:=MID([.I191];1;1)" office:value-type="string" office:string-value="1">
            <text:p>1</text:p>
          </table:table-cell>
          <table:table-cell table:formula="of:=MID([.I191];4;6)" office:value-type="string" office:string-value="0.6738">
            <text:p>0.6738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192]&gt;[.$E$1];1;0)" office:value-type="float" office:value="0">
            <text:p>0</text:p>
          </table:table-cell>
          <table:table-cell table:formula="of:=ABS([.A192]-[.C192])" office:value-type="float" office:value="1">
            <text:p>1</text:p>
          </table:table-cell>
          <table:table-cell table:number-columns-repeated="2"/>
          <table:table-cell table:style-name="ce4" office:value-type="float" office:value="0.482829191">
            <text:p>0.482829191</text:p>
          </table:table-cell>
          <table:table-cell/>
          <table:table-cell table:style-name="ce4" office:value-type="string">
            <text:p>1, 0.815456 </text:p>
          </table:table-cell>
          <table:table-cell table:formula="of:=MID([.I192];1;1)" office:value-type="string" office:string-value="1">
            <text:p>1</text:p>
          </table:table-cell>
          <table:table-cell table:formula="of:=MID([.I192];4;6)" office:value-type="string" office:string-value="0.8154">
            <text:p>0.8154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193]&gt;[.$E$1];1;0)" office:value-type="float" office:value="0">
            <text:p>0</text:p>
          </table:table-cell>
          <table:table-cell table:formula="of:=ABS([.A193]-[.C193])" office:value-type="float" office:value="1">
            <text:p>1</text:p>
          </table:table-cell>
          <table:table-cell table:number-columns-repeated="2"/>
          <table:table-cell table:style-name="ce4" office:value-type="float" office:value="0.455509192">
            <text:p>0.455509192</text:p>
          </table:table-cell>
          <table:table-cell/>
          <table:table-cell table:style-name="ce4" office:value-type="string">
            <text:p>1, 0.415351 </text:p>
          </table:table-cell>
          <table:table-cell table:formula="of:=MID([.I193];1;1)" office:value-type="string" office:string-value="1">
            <text:p>1</text:p>
          </table:table-cell>
          <table:table-cell table:formula="of:=MID([.I193];4;6)" office:value-type="string" office:string-value="0.4153">
            <text:p>0.4153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194]&gt;[.$E$1];1;0)" office:value-type="float" office:value="0">
            <text:p>0</text:p>
          </table:table-cell>
          <table:table-cell table:formula="of:=ABS([.A194]-[.C194])" office:value-type="float" office:value="1">
            <text:p>1</text:p>
          </table:table-cell>
          <table:table-cell table:number-columns-repeated="2"/>
          <table:table-cell table:style-name="ce4" office:value-type="float" office:value="0.7157193">
            <text:p>0.7157193</text:p>
          </table:table-cell>
          <table:table-cell/>
          <table:table-cell table:style-name="ce4" office:value-type="string">
            <text:p>1, 0.727696 </text:p>
          </table:table-cell>
          <table:table-cell table:formula="of:=MID([.I194];1;1)" office:value-type="string" office:string-value="1">
            <text:p>1</text:p>
          </table:table-cell>
          <table:table-cell table:formula="of:=MID([.I194];4;6)" office:value-type="string" office:string-value="0.7276">
            <text:p>0.7276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195]&gt;[.$E$1];1;0)" office:value-type="float" office:value="0">
            <text:p>0</text:p>
          </table:table-cell>
          <table:table-cell table:formula="of:=ABS([.A195]-[.C195])" office:value-type="float" office:value="1">
            <text:p>1</text:p>
          </table:table-cell>
          <table:table-cell table:number-columns-repeated="2"/>
          <table:table-cell table:style-name="ce4" office:value-type="float" office:value="0.333856194">
            <text:p>0.333856194</text:p>
          </table:table-cell>
          <table:table-cell/>
          <table:table-cell table:style-name="ce4" office:value-type="string">
            <text:p>1, 0.608991 </text:p>
          </table:table-cell>
          <table:table-cell table:formula="of:=MID([.I195];1;1)" office:value-type="string" office:string-value="1">
            <text:p>1</text:p>
          </table:table-cell>
          <table:table-cell table:formula="of:=MID([.I195];4;6)" office:value-type="string" office:string-value="0.6089">
            <text:p>0.6089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196]&gt;[.$E$1];1;0)" office:value-type="float" office:value="0">
            <text:p>0</text:p>
          </table:table-cell>
          <table:table-cell table:formula="of:=ABS([.A196]-[.C196])" office:value-type="float" office:value="1">
            <text:p>1</text:p>
          </table:table-cell>
          <table:table-cell table:number-columns-repeated="2"/>
          <table:table-cell table:style-name="ce4" office:value-type="float" office:value="0.411402195">
            <text:p>0.411402195</text:p>
          </table:table-cell>
          <table:table-cell/>
          <table:table-cell table:style-name="ce4" office:value-type="string">
            <text:p>1, 0.890215 </text:p>
          </table:table-cell>
          <table:table-cell table:formula="of:=MID([.I196];1;1)" office:value-type="string" office:string-value="1">
            <text:p>1</text:p>
          </table:table-cell>
          <table:table-cell table:formula="of:=MID([.I196];4;6)" office:value-type="string" office:string-value="0.8902">
            <text:p>0.8902</text:p>
          </table:table-cell>
          <table:table-cell table:style-name="ce4"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197]&gt;[.$E$1];1;0)" office:value-type="float" office:value="0">
            <text:p>0</text:p>
          </table:table-cell>
          <table:table-cell table:formula="of:=ABS([.A197]-[.C197])" office:value-type="float" office:value="0">
            <text:p>0</text:p>
          </table:table-cell>
          <table:table-cell table:number-columns-repeated="2"/>
          <table:table-cell table:style-name="ce4" office:value-type="float" office:value="0.425275196">
            <text:p>0.425275196</text:p>
          </table:table-cell>
          <table:table-cell/>
          <table:table-cell table:style-name="ce4" office:value-type="string">
            <text:p>0, 0.487133 </text:p>
          </table:table-cell>
          <table:table-cell table:formula="of:=MID([.I197];1;1)" office:value-type="string" office:string-value="0">
            <text:p>0</text:p>
          </table:table-cell>
          <table:table-cell table:formula="of:=MID([.I197];4;6)" office:value-type="string" office:string-value="0.4871">
            <text:p>0.4871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198]&gt;[.$E$1];1;0)" office:value-type="float" office:value="0">
            <text:p>0</text:p>
          </table:table-cell>
          <table:table-cell table:formula="of:=ABS([.A198]-[.C198])" office:value-type="float" office:value="1">
            <text:p>1</text:p>
          </table:table-cell>
          <table:table-cell table:number-columns-repeated="2"/>
          <table:table-cell table:style-name="ce4" office:value-type="float" office:value="0.308717197">
            <text:p>0.308717197</text:p>
          </table:table-cell>
          <table:table-cell/>
          <table:table-cell table:style-name="ce4" office:value-type="string">
            <text:p>1, 0.662593 </text:p>
          </table:table-cell>
          <table:table-cell table:formula="of:=MID([.I198];1;1)" office:value-type="string" office:string-value="1">
            <text:p>1</text:p>
          </table:table-cell>
          <table:table-cell table:formula="of:=MID([.I198];4;6)" office:value-type="string" office:string-value="0.6625">
            <text:p>0.6625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199]&gt;[.$E$1];1;0)" office:value-type="float" office:value="0">
            <text:p>0</text:p>
          </table:table-cell>
          <table:table-cell table:formula="of:=ABS([.A199]-[.C199])" office:value-type="float" office:value="1">
            <text:p>1</text:p>
          </table:table-cell>
          <table:table-cell table:number-columns-repeated="2"/>
          <table:table-cell table:style-name="ce4" office:value-type="float" office:value="0.46853198">
            <text:p>0.46853198</text:p>
          </table:table-cell>
          <table:table-cell/>
          <table:table-cell table:style-name="ce4" office:value-type="string">
            <text:p>1, 0.567381 </text:p>
          </table:table-cell>
          <table:table-cell table:formula="of:=MID([.I199];1;1)" office:value-type="string" office:string-value="1">
            <text:p>1</text:p>
          </table:table-cell>
          <table:table-cell table:formula="of:=MID([.I199];4;6)" office:value-type="string" office:string-value="0.5673">
            <text:p>0.5673</text:p>
          </table:table-cell>
          <table:table-cell table:style-name="ce4"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200]&gt;[.$E$1];1;0)" office:value-type="float" office:value="0">
            <text:p>0</text:p>
          </table:table-cell>
          <table:table-cell table:formula="of:=ABS([.A200]-[.C200])" office:value-type="float" office:value="0">
            <text:p>0</text:p>
          </table:table-cell>
          <table:table-cell table:number-columns-repeated="2"/>
          <table:table-cell table:style-name="ce4" office:value-type="float" office:value="0.695591199">
            <text:p>0.695591199</text:p>
          </table:table-cell>
          <table:table-cell/>
          <table:table-cell table:style-name="ce4" office:value-type="string">
            <text:p>0, 0.733505 </text:p>
          </table:table-cell>
          <table:table-cell table:formula="of:=MID([.I200];1;1)" office:value-type="string" office:string-value="0">
            <text:p>0</text:p>
          </table:table-cell>
          <table:table-cell table:formula="of:=MID([.I200];4;6)" office:value-type="string" office:string-value="0.7335">
            <text:p>0.7335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201]&gt;[.$E$1];1;0)" office:value-type="float" office:value="0">
            <text:p>0</text:p>
          </table:table-cell>
          <table:table-cell table:formula="of:=ABS([.A201]-[.C201])" office:value-type="float" office:value="1">
            <text:p>1</text:p>
          </table:table-cell>
          <table:table-cell table:number-columns-repeated="2"/>
          <table:table-cell table:style-name="ce4" office:value-type="float" office:value="0.7972162">
            <text:p>0.7972162</text:p>
          </table:table-cell>
          <table:table-cell/>
          <table:table-cell table:style-name="ce4" office:value-type="string">
            <text:p>1, 0.776945 </text:p>
          </table:table-cell>
          <table:table-cell table:formula="of:=MID([.I201];1;1)" office:value-type="string" office:string-value="1">
            <text:p>1</text:p>
          </table:table-cell>
          <table:table-cell table:formula="of:=MID([.I201];4;6)" office:value-type="string" office:string-value="0.7769">
            <text:p>0.7769</text:p>
          </table:table-cell>
          <table:table-cell table:style-name="ce4"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202]&gt;[.$E$1];1;0)" office:value-type="float" office:value="0">
            <text:p>0</text:p>
          </table:table-cell>
          <table:table-cell table:formula="of:=ABS([.A202]-[.C202])" office:value-type="float" office:value="0">
            <text:p>0</text:p>
          </table:table-cell>
          <table:table-cell table:number-columns-repeated="2"/>
          <table:table-cell table:style-name="ce4" office:value-type="float" office:value="0.368387201">
            <text:p>0.368387201</text:p>
          </table:table-cell>
          <table:table-cell/>
          <table:table-cell table:style-name="ce4" office:value-type="string">
            <text:p>0, 0.443853 </text:p>
          </table:table-cell>
          <table:table-cell table:formula="of:=MID([.I202];1;1)" office:value-type="string" office:string-value="0">
            <text:p>0</text:p>
          </table:table-cell>
          <table:table-cell table:formula="of:=MID([.I202];4;6)" office:value-type="string" office:string-value="0.4438">
            <text:p>0.4438</text:p>
          </table:table-cell>
          <table:table-cell table:style-name="ce4"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203]&gt;[.$E$1];1;0)" office:value-type="float" office:value="0">
            <text:p>0</text:p>
          </table:table-cell>
          <table:table-cell table:formula="of:=ABS([.A203]-[.C203])" office:value-type="float" office:value="0">
            <text:p>0</text:p>
          </table:table-cell>
          <table:table-cell table:number-columns-repeated="2"/>
          <table:table-cell table:style-name="ce4" office:value-type="float" office:value="0.656401202">
            <text:p>0.656401202</text:p>
          </table:table-cell>
          <table:table-cell/>
          <table:table-cell table:style-name="ce4" office:value-type="string">
            <text:p>0, 0.805673 </text:p>
          </table:table-cell>
          <table:table-cell table:formula="of:=MID([.I203];1;1)" office:value-type="string" office:string-value="0">
            <text:p>0</text:p>
          </table:table-cell>
          <table:table-cell table:formula="of:=MID([.I203];4;6)" office:value-type="string" office:string-value="0.8056">
            <text:p>0.8056</text:p>
          </table:table-cell>
          <table:table-cell table:style-name="ce4"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204]&gt;[.$E$1];1;0)" office:value-type="float" office:value="0">
            <text:p>0</text:p>
          </table:table-cell>
          <table:table-cell table:formula="of:=ABS([.A204]-[.C204])" office:value-type="float" office:value="0">
            <text:p>0</text:p>
          </table:table-cell>
          <table:table-cell table:number-columns-repeated="2"/>
          <table:table-cell table:style-name="ce4" office:value-type="float" office:value="0.540026203">
            <text:p>0.540026203</text:p>
          </table:table-cell>
          <table:table-cell/>
          <table:table-cell table:style-name="ce4" office:value-type="string">
            <text:p>0, 0.302762 </text:p>
          </table:table-cell>
          <table:table-cell table:formula="of:=MID([.I204];1;1)" office:value-type="string" office:string-value="0">
            <text:p>0</text:p>
          </table:table-cell>
          <table:table-cell table:formula="of:=MID([.I204];4;6)" office:value-type="string" office:string-value="0.3027">
            <text:p>0.3027</text:p>
          </table:table-cell>
          <table:table-cell table:style-name="ce4"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205]&gt;[.$E$1];1;0)" office:value-type="float" office:value="0">
            <text:p>0</text:p>
          </table:table-cell>
          <table:table-cell table:formula="of:=ABS([.A205]-[.C205])" office:value-type="float" office:value="0">
            <text:p>0</text:p>
          </table:table-cell>
          <table:table-cell table:number-columns-repeated="2"/>
          <table:table-cell table:style-name="ce4" office:value-type="float" office:value="0.688887204">
            <text:p>0.688887204</text:p>
          </table:table-cell>
          <table:table-cell/>
          <table:table-cell table:style-name="ce4" office:value-type="string">
            <text:p>0, 0.619309 </text:p>
          </table:table-cell>
          <table:table-cell table:formula="of:=MID([.I205];1;1)" office:value-type="string" office:string-value="0">
            <text:p>0</text:p>
          </table:table-cell>
          <table:table-cell table:formula="of:=MID([.I205];4;6)" office:value-type="string" office:string-value="0.6193">
            <text:p>0.6193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206]&gt;[.$E$1];1;0)" office:value-type="float" office:value="0">
            <text:p>0</text:p>
          </table:table-cell>
          <table:table-cell table:formula="of:=ABS([.A206]-[.C206])" office:value-type="float" office:value="1">
            <text:p>1</text:p>
          </table:table-cell>
          <table:table-cell table:number-columns-repeated="2"/>
          <table:table-cell table:style-name="ce4" office:value-type="float" office:value="0.546348205">
            <text:p>0.546348205</text:p>
          </table:table-cell>
          <table:table-cell/>
          <table:table-cell table:style-name="ce4" office:value-type="string">
            <text:p>1, 0.599449 </text:p>
          </table:table-cell>
          <table:table-cell table:formula="of:=MID([.I206];1;1)" office:value-type="string" office:string-value="1">
            <text:p>1</text:p>
          </table:table-cell>
          <table:table-cell table:formula="of:=MID([.I206];4;6)" office:value-type="string" office:string-value="0.5994">
            <text:p>0.5994</text:p>
          </table:table-cell>
          <table:table-cell table:style-name="ce4"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207]&gt;[.$E$1];1;0)" office:value-type="float" office:value="0">
            <text:p>0</text:p>
          </table:table-cell>
          <table:table-cell table:formula="of:=ABS([.A207]-[.C207])" office:value-type="float" office:value="0">
            <text:p>0</text:p>
          </table:table-cell>
          <table:table-cell table:number-columns-repeated="2"/>
          <table:table-cell table:style-name="ce4" office:value-type="float" office:value="0.657074206">
            <text:p>0.657074206</text:p>
          </table:table-cell>
          <table:table-cell/>
          <table:table-cell table:style-name="ce4" office:value-type="string">
            <text:p>0, 0.700633 </text:p>
          </table:table-cell>
          <table:table-cell table:formula="of:=MID([.I207];1;1)" office:value-type="string" office:string-value="0">
            <text:p>0</text:p>
          </table:table-cell>
          <table:table-cell table:formula="of:=MID([.I207];4;6)" office:value-type="string" office:string-value="0.7006">
            <text:p>0.7006</text:p>
          </table:table-cell>
          <table:table-cell table:style-name="ce4"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208]&gt;[.$E$1];1;0)" office:value-type="float" office:value="0">
            <text:p>0</text:p>
          </table:table-cell>
          <table:table-cell table:formula="of:=ABS([.A208]-[.C208])" office:value-type="float" office:value="0">
            <text:p>0</text:p>
          </table:table-cell>
          <table:table-cell table:number-columns-repeated="2"/>
          <table:table-cell table:style-name="ce4" office:value-type="float" office:value="0.383615207">
            <text:p>0.383615207</text:p>
          </table:table-cell>
          <table:table-cell/>
          <table:table-cell table:style-name="ce4" office:value-type="string">
            <text:p>0, 0.46588 </text:p>
          </table:table-cell>
          <table:table-cell table:formula="of:=MID([.I208];1;1)" office:value-type="string" office:string-value="0">
            <text:p>0</text:p>
          </table:table-cell>
          <table:table-cell table:formula="of:=MID([.I208];4;6)" office:value-type="string" office:string-value="0.4658">
            <text:p>0.4658</text:p>
          </table:table-cell>
          <table:table-cell table:style-name="ce4"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209]&gt;[.$E$1];1;0)" office:value-type="float" office:value="0">
            <text:p>0</text:p>
          </table:table-cell>
          <table:table-cell table:formula="of:=ABS([.A209]-[.C209])" office:value-type="float" office:value="0">
            <text:p>0</text:p>
          </table:table-cell>
          <table:table-cell table:number-columns-repeated="2"/>
          <table:table-cell table:style-name="ce4" office:value-type="float" office:value="0.451953208">
            <text:p>0.451953208</text:p>
          </table:table-cell>
          <table:table-cell/>
          <table:table-cell table:style-name="ce4" office:value-type="string">
            <text:p>0, 0.40703 </text:p>
          </table:table-cell>
          <table:table-cell table:formula="of:=MID([.I209];1;1)" office:value-type="string" office:string-value="0">
            <text:p>0</text:p>
          </table:table-cell>
          <table:table-cell table:formula="of:=MID([.I209];4;6)" office:value-type="string" office:string-value="0.4070">
            <text:p>0.4070</text:p>
          </table:table-cell>
          <table:table-cell table:style-name="ce4"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210]&gt;[.$E$1];1;0)" office:value-type="float" office:value="0">
            <text:p>0</text:p>
          </table:table-cell>
          <table:table-cell table:formula="of:=ABS([.A210]-[.C210])" office:value-type="float" office:value="0">
            <text:p>0</text:p>
          </table:table-cell>
          <table:table-cell table:number-columns-repeated="2"/>
          <table:table-cell table:style-name="ce4" office:value-type="float" office:value="0.543017209">
            <text:p>0.543017209</text:p>
          </table:table-cell>
          <table:table-cell/>
          <table:table-cell table:style-name="ce4" office:value-type="string">
            <text:p>0, 0.530676 </text:p>
          </table:table-cell>
          <table:table-cell table:formula="of:=MID([.I210];1;1)" office:value-type="string" office:string-value="0">
            <text:p>0</text:p>
          </table:table-cell>
          <table:table-cell table:formula="of:=MID([.I210];4;6)" office:value-type="string" office:string-value="0.5306">
            <text:p>0.5306</text:p>
          </table:table-cell>
          <table:table-cell table:style-name="ce4"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211]&gt;[.$E$1];1;0)" office:value-type="float" office:value="0">
            <text:p>0</text:p>
          </table:table-cell>
          <table:table-cell table:formula="of:=ABS([.A211]-[.C211])" office:value-type="float" office:value="0">
            <text:p>0</text:p>
          </table:table-cell>
          <table:table-cell table:number-columns-repeated="2"/>
          <table:table-cell table:style-name="ce4" office:value-type="float" office:value="0.35072121">
            <text:p>0.35072121</text:p>
          </table:table-cell>
          <table:table-cell/>
          <table:table-cell table:style-name="ce4" office:value-type="string">
            <text:p>0, 0.719023 </text:p>
          </table:table-cell>
          <table:table-cell table:formula="of:=MID([.I211];1;1)" office:value-type="string" office:string-value="0">
            <text:p>0</text:p>
          </table:table-cell>
          <table:table-cell table:formula="of:=MID([.I211];4;6)" office:value-type="string" office:string-value="0.7190">
            <text:p>0.7190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212]&gt;[.$E$1];1;0)" office:value-type="float" office:value="0">
            <text:p>0</text:p>
          </table:table-cell>
          <table:table-cell table:formula="of:=ABS([.A212]-[.C212])" office:value-type="float" office:value="1">
            <text:p>1</text:p>
          </table:table-cell>
          <table:table-cell table:number-columns-repeated="2"/>
          <table:table-cell table:style-name="ce4" office:value-type="float" office:value="0.407845211">
            <text:p>0.407845211</text:p>
          </table:table-cell>
          <table:table-cell/>
          <table:table-cell table:style-name="ce4" office:value-type="string">
            <text:p>1, 0.627224 </text:p>
          </table:table-cell>
          <table:table-cell table:formula="of:=MID([.I212];1;1)" office:value-type="string" office:string-value="1">
            <text:p>1</text:p>
          </table:table-cell>
          <table:table-cell table:formula="of:=MID([.I212];4;6)" office:value-type="string" office:string-value="0.6272">
            <text:p>0.6272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213]&gt;[.$E$1];1;0)" office:value-type="float" office:value="0">
            <text:p>0</text:p>
          </table:table-cell>
          <table:table-cell table:formula="of:=ABS([.A213]-[.C213])" office:value-type="float" office:value="1">
            <text:p>1</text:p>
          </table:table-cell>
          <table:table-cell table:number-columns-repeated="2"/>
          <table:table-cell table:style-name="ce4" office:value-type="float" office:value="0.643857212">
            <text:p>0.643857212</text:p>
          </table:table-cell>
          <table:table-cell/>
          <table:table-cell table:style-name="ce4" office:value-type="string">
            <text:p>1, 0.664792 </text:p>
          </table:table-cell>
          <table:table-cell table:formula="of:=MID([.I213];1;1)" office:value-type="string" office:string-value="1">
            <text:p>1</text:p>
          </table:table-cell>
          <table:table-cell table:formula="of:=MID([.I213];4;6)" office:value-type="string" office:string-value="0.6647">
            <text:p>0.6647</text:p>
          </table:table-cell>
          <table:table-cell table:style-name="ce4"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214]&gt;[.$E$1];1;0)" office:value-type="float" office:value="0">
            <text:p>0</text:p>
          </table:table-cell>
          <table:table-cell table:formula="of:=ABS([.A214]-[.C214])" office:value-type="float" office:value="0">
            <text:p>0</text:p>
          </table:table-cell>
          <table:table-cell table:number-columns-repeated="2"/>
          <table:table-cell table:style-name="ce4" office:value-type="float" office:value="0.316822213">
            <text:p>0.316822213</text:p>
          </table:table-cell>
          <table:table-cell/>
          <table:table-cell table:style-name="ce4" office:value-type="string">
            <text:p>0, 0.454867 </text:p>
          </table:table-cell>
          <table:table-cell table:formula="of:=MID([.I214];1;1)" office:value-type="string" office:string-value="0">
            <text:p>0</text:p>
          </table:table-cell>
          <table:table-cell table:formula="of:=MID([.I214];4;6)" office:value-type="string" office:string-value="0.4548">
            <text:p>0.4548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215]&gt;[.$E$1];1;0)" office:value-type="float" office:value="0">
            <text:p>0</text:p>
          </table:table-cell>
          <table:table-cell table:formula="of:=ABS([.A215]-[.C215])" office:value-type="float" office:value="1">
            <text:p>1</text:p>
          </table:table-cell>
          <table:table-cell table:number-columns-repeated="2"/>
          <table:table-cell table:style-name="ce4" office:value-type="float" office:value="0.566522214">
            <text:p>0.566522214</text:p>
          </table:table-cell>
          <table:table-cell/>
          <table:table-cell table:style-name="ce4" office:value-type="string">
            <text:p>1, 0.560069 </text:p>
          </table:table-cell>
          <table:table-cell table:formula="of:=MID([.I215];1;1)" office:value-type="string" office:string-value="1">
            <text:p>1</text:p>
          </table:table-cell>
          <table:table-cell table:formula="of:=MID([.I215];4;6)" office:value-type="string" office:string-value="0.5600">
            <text:p>0.5600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216]&gt;[.$E$1];1;0)" office:value-type="float" office:value="0">
            <text:p>0</text:p>
          </table:table-cell>
          <table:table-cell table:formula="of:=ABS([.A216]-[.C216])" office:value-type="float" office:value="1">
            <text:p>1</text:p>
          </table:table-cell>
          <table:table-cell table:number-columns-repeated="2"/>
          <table:table-cell table:style-name="ce4" office:value-type="float" office:value="0.586274215">
            <text:p>0.586274215</text:p>
          </table:table-cell>
          <table:table-cell/>
          <table:table-cell table:style-name="ce4" office:value-type="string">
            <text:p>1, 0.7125 </text:p>
          </table:table-cell>
          <table:table-cell table:formula="of:=MID([.I216];1;1)" office:value-type="string" office:string-value="1">
            <text:p>1</text:p>
          </table:table-cell>
          <table:table-cell table:formula="of:=MID([.I216];4;6)" office:value-type="string" office:string-value="0.7125">
            <text:p>0.7125</text:p>
          </table:table-cell>
          <table:table-cell table:style-name="ce4"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217]&gt;[.$E$1];1;0)" office:value-type="float" office:value="0">
            <text:p>0</text:p>
          </table:table-cell>
          <table:table-cell table:formula="of:=ABS([.A217]-[.C217])" office:value-type="float" office:value="0">
            <text:p>0</text:p>
          </table:table-cell>
          <table:table-cell table:number-columns-repeated="2"/>
          <table:table-cell table:style-name="ce4" office:value-type="float" office:value="0.726712216">
            <text:p>0.726712216</text:p>
          </table:table-cell>
          <table:table-cell/>
          <table:table-cell table:style-name="ce4" office:value-type="string">
            <text:p>0, 0.624664 </text:p>
          </table:table-cell>
          <table:table-cell table:formula="of:=MID([.I217];1;1)" office:value-type="string" office:string-value="0">
            <text:p>0</text:p>
          </table:table-cell>
          <table:table-cell table:formula="of:=MID([.I217];4;6)" office:value-type="string" office:string-value="0.6246">
            <text:p>0.6246</text:p>
          </table:table-cell>
          <table:table-cell table:style-name="ce4"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218]&gt;[.$E$1];1;0)" office:value-type="float" office:value="0">
            <text:p>0</text:p>
          </table:table-cell>
          <table:table-cell table:formula="of:=ABS([.A218]-[.C218])" office:value-type="float" office:value="0">
            <text:p>0</text:p>
          </table:table-cell>
          <table:table-cell table:number-columns-repeated="2"/>
          <table:table-cell table:style-name="ce4" office:value-type="float" office:value="0.456986217">
            <text:p>0.456986217</text:p>
          </table:table-cell>
          <table:table-cell/>
          <table:table-cell table:style-name="ce4" office:value-type="string">
            <text:p>0, 0.858415 </text:p>
          </table:table-cell>
          <table:table-cell table:formula="of:=MID([.I218];1;1)" office:value-type="string" office:string-value="0">
            <text:p>0</text:p>
          </table:table-cell>
          <table:table-cell table:formula="of:=MID([.I218];4;6)" office:value-type="string" office:string-value="0.8584">
            <text:p>0.8584</text:p>
          </table:table-cell>
          <table:table-cell table:style-name="ce4"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219]&gt;[.$E$1];1;0)" office:value-type="float" office:value="0">
            <text:p>0</text:p>
          </table:table-cell>
          <table:table-cell table:formula="of:=ABS([.A219]-[.C219])" office:value-type="float" office:value="0">
            <text:p>0</text:p>
          </table:table-cell>
          <table:table-cell table:number-columns-repeated="2"/>
          <table:table-cell table:style-name="ce4" office:value-type="float" office:value="0.451689218">
            <text:p>0.451689218</text:p>
          </table:table-cell>
          <table:table-cell/>
          <table:table-cell table:style-name="ce4" office:value-type="string">
            <text:p>0, 0.580418 </text:p>
          </table:table-cell>
          <table:table-cell table:formula="of:=MID([.I219];1;1)" office:value-type="string" office:string-value="0">
            <text:p>0</text:p>
          </table:table-cell>
          <table:table-cell table:formula="of:=MID([.I219];4;6)" office:value-type="string" office:string-value="0.5804">
            <text:p>0.5804</text:p>
          </table:table-cell>
          <table:table-cell table:style-name="ce4"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220]&gt;[.$E$1];1;0)" office:value-type="float" office:value="0">
            <text:p>0</text:p>
          </table:table-cell>
          <table:table-cell table:formula="of:=ABS([.A220]-[.C220])" office:value-type="float" office:value="0">
            <text:p>0</text:p>
          </table:table-cell>
          <table:table-cell table:number-columns-repeated="2"/>
          <table:table-cell table:style-name="ce4" office:value-type="float" office:value="0.778081219">
            <text:p>0.778081219</text:p>
          </table:table-cell>
          <table:table-cell/>
          <table:table-cell table:style-name="ce4" office:value-type="string">
            <text:p>0, 0.517338 </text:p>
          </table:table-cell>
          <table:table-cell table:formula="of:=MID([.I220];1;1)" office:value-type="string" office:string-value="0">
            <text:p>0</text:p>
          </table:table-cell>
          <table:table-cell table:formula="of:=MID([.I220];4;6)" office:value-type="string" office:string-value="0.5173">
            <text:p>0.5173</text:p>
          </table:table-cell>
          <table:table-cell table:style-name="ce4"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221]&gt;[.$E$1];1;0)" office:value-type="float" office:value="0">
            <text:p>0</text:p>
          </table:table-cell>
          <table:table-cell table:formula="of:=ABS([.A221]-[.C221])" office:value-type="float" office:value="0">
            <text:p>0</text:p>
          </table:table-cell>
          <table:table-cell table:number-columns-repeated="2"/>
          <table:table-cell table:style-name="ce4" office:value-type="float" office:value="0.64400722">
            <text:p>0.64400722</text:p>
          </table:table-cell>
          <table:table-cell/>
          <table:table-cell table:style-name="ce4" office:value-type="string">
            <text:p>0, 0.608941 </text:p>
          </table:table-cell>
          <table:table-cell table:formula="of:=MID([.I221];1;1)" office:value-type="string" office:string-value="0">
            <text:p>0</text:p>
          </table:table-cell>
          <table:table-cell table:formula="of:=MID([.I221];4;6)" office:value-type="string" office:string-value="0.6089">
            <text:p>0.6089</text:p>
          </table:table-cell>
          <table:table-cell table:style-name="ce4"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222]&gt;[.$E$1];1;0)" office:value-type="float" office:value="0">
            <text:p>0</text:p>
          </table:table-cell>
          <table:table-cell table:formula="of:=ABS([.A222]-[.C222])" office:value-type="float" office:value="0">
            <text:p>0</text:p>
          </table:table-cell>
          <table:table-cell table:number-columns-repeated="2"/>
          <table:table-cell table:style-name="ce4" office:value-type="float" office:value="0.436541221">
            <text:p>0.436541221</text:p>
          </table:table-cell>
          <table:table-cell/>
          <table:table-cell table:style-name="ce4" office:value-type="string">
            <text:p>0, 0.435876 </text:p>
          </table:table-cell>
          <table:table-cell table:formula="of:=MID([.I222];1;1)" office:value-type="string" office:string-value="0">
            <text:p>0</text:p>
          </table:table-cell>
          <table:table-cell table:formula="of:=MID([.I222];4;6)" office:value-type="string" office:string-value="0.4358">
            <text:p>0.4358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223]&gt;[.$E$1];1;0)" office:value-type="float" office:value="0">
            <text:p>0</text:p>
          </table:table-cell>
          <table:table-cell table:formula="of:=ABS([.A223]-[.C223])" office:value-type="float" office:value="1">
            <text:p>1</text:p>
          </table:table-cell>
          <table:table-cell table:number-columns-repeated="2"/>
          <table:table-cell table:style-name="ce4" office:value-type="float" office:value="0.652701222">
            <text:p>0.652701222</text:p>
          </table:table-cell>
          <table:table-cell/>
          <table:table-cell table:style-name="ce4" office:value-type="string">
            <text:p>1, 0.614142 </text:p>
          </table:table-cell>
          <table:table-cell table:formula="of:=MID([.I223];1;1)" office:value-type="string" office:string-value="1">
            <text:p>1</text:p>
          </table:table-cell>
          <table:table-cell table:formula="of:=MID([.I223];4;6)" office:value-type="string" office:string-value="0.6141">
            <text:p>0.6141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224]&gt;[.$E$1];1;0)" office:value-type="float" office:value="0">
            <text:p>0</text:p>
          </table:table-cell>
          <table:table-cell table:formula="of:=ABS([.A224]-[.C224])" office:value-type="float" office:value="1">
            <text:p>1</text:p>
          </table:table-cell>
          <table:table-cell table:number-columns-repeated="2"/>
          <table:table-cell table:style-name="ce4" office:value-type="float" office:value="0.765235223">
            <text:p>0.765235223</text:p>
          </table:table-cell>
          <table:table-cell/>
          <table:table-cell table:style-name="ce4" office:value-type="string">
            <text:p>1, 0.793763 </text:p>
          </table:table-cell>
          <table:table-cell table:formula="of:=MID([.I224];1;1)" office:value-type="string" office:string-value="1">
            <text:p>1</text:p>
          </table:table-cell>
          <table:table-cell table:formula="of:=MID([.I224];4;6)" office:value-type="string" office:string-value="0.7937">
            <text:p>0.7937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225]&gt;[.$E$1];1;0)" office:value-type="float" office:value="0">
            <text:p>0</text:p>
          </table:table-cell>
          <table:table-cell table:formula="of:=ABS([.A225]-[.C225])" office:value-type="float" office:value="1">
            <text:p>1</text:p>
          </table:table-cell>
          <table:table-cell table:number-columns-repeated="2"/>
          <table:table-cell table:style-name="ce4" office:value-type="float" office:value="0.575088224">
            <text:p>0.575088224</text:p>
          </table:table-cell>
          <table:table-cell/>
          <table:table-cell table:style-name="ce4" office:value-type="string">
            <text:p>1, 0.634957 </text:p>
          </table:table-cell>
          <table:table-cell table:formula="of:=MID([.I225];1;1)" office:value-type="string" office:string-value="1">
            <text:p>1</text:p>
          </table:table-cell>
          <table:table-cell table:formula="of:=MID([.I225];4;6)" office:value-type="string" office:string-value="0.6349">
            <text:p>0.6349</text:p>
          </table:table-cell>
          <table:table-cell table:style-name="ce4"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226]&gt;[.$E$1];1;0)" office:value-type="float" office:value="0">
            <text:p>0</text:p>
          </table:table-cell>
          <table:table-cell table:formula="of:=ABS([.A226]-[.C226])" office:value-type="float" office:value="0">
            <text:p>0</text:p>
          </table:table-cell>
          <table:table-cell table:number-columns-repeated="2"/>
          <table:table-cell table:style-name="ce4" office:value-type="float" office:value="0.206187225">
            <text:p>0.206187225</text:p>
          </table:table-cell>
          <table:table-cell/>
          <table:table-cell table:style-name="ce4" office:value-type="string">
            <text:p>0, 0.499046 </text:p>
          </table:table-cell>
          <table:table-cell table:formula="of:=MID([.I226];1;1)" office:value-type="string" office:string-value="0">
            <text:p>0</text:p>
          </table:table-cell>
          <table:table-cell table:formula="of:=MID([.I226];4;6)" office:value-type="string" office:string-value="0.4990">
            <text:p>0.4990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227]&gt;[.$E$1];1;0)" office:value-type="float" office:value="0">
            <text:p>0</text:p>
          </table:table-cell>
          <table:table-cell table:formula="of:=ABS([.A227]-[.C227])" office:value-type="float" office:value="1">
            <text:p>1</text:p>
          </table:table-cell>
          <table:table-cell table:number-columns-repeated="2"/>
          <table:table-cell table:style-name="ce4" office:value-type="float" office:value="0.185406226">
            <text:p>0.185406226</text:p>
          </table:table-cell>
          <table:table-cell/>
          <table:table-cell table:style-name="ce4" office:value-type="string">
            <text:p>1, 0.504172 </text:p>
          </table:table-cell>
          <table:table-cell table:formula="of:=MID([.I227];1;1)" office:value-type="string" office:string-value="1">
            <text:p>1</text:p>
          </table:table-cell>
          <table:table-cell table:formula="of:=MID([.I227];4;6)" office:value-type="string" office:string-value="0.5041">
            <text:p>0.5041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228]&gt;[.$E$1];1;0)" office:value-type="float" office:value="0">
            <text:p>0</text:p>
          </table:table-cell>
          <table:table-cell table:formula="of:=ABS([.A228]-[.C228])" office:value-type="float" office:value="1">
            <text:p>1</text:p>
          </table:table-cell>
          <table:table-cell table:number-columns-repeated="2"/>
          <table:table-cell table:style-name="ce4" office:value-type="float" office:value="0.458329227">
            <text:p>0.458329227</text:p>
          </table:table-cell>
          <table:table-cell/>
          <table:table-cell table:style-name="ce4" office:value-type="string">
            <text:p>1, 0.750901 </text:p>
          </table:table-cell>
          <table:table-cell table:formula="of:=MID([.I228];1;1)" office:value-type="string" office:string-value="1">
            <text:p>1</text:p>
          </table:table-cell>
          <table:table-cell table:formula="of:=MID([.I228];4;6)" office:value-type="string" office:string-value="0.7509">
            <text:p>0.7509</text:p>
          </table:table-cell>
          <table:table-cell table:style-name="ce4"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229]&gt;[.$E$1];1;0)" office:value-type="float" office:value="0">
            <text:p>0</text:p>
          </table:table-cell>
          <table:table-cell table:formula="of:=ABS([.A229]-[.C229])" office:value-type="float" office:value="0">
            <text:p>0</text:p>
          </table:table-cell>
          <table:table-cell table:number-columns-repeated="2"/>
          <table:table-cell table:style-name="ce4" office:value-type="float" office:value="0.753111228">
            <text:p>0.753111228</text:p>
          </table:table-cell>
          <table:table-cell/>
          <table:table-cell table:style-name="ce4" office:value-type="string">
            <text:p>0, 0.544863 </text:p>
          </table:table-cell>
          <table:table-cell table:formula="of:=MID([.I229];1;1)" office:value-type="string" office:string-value="0">
            <text:p>0</text:p>
          </table:table-cell>
          <table:table-cell table:formula="of:=MID([.I229];4;6)" office:value-type="string" office:string-value="0.5448">
            <text:p>0.5448</text:p>
          </table:table-cell>
          <table:table-cell table:style-name="ce4"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230]&gt;[.$E$1];1;0)" office:value-type="float" office:value="0">
            <text:p>0</text:p>
          </table:table-cell>
          <table:table-cell table:formula="of:=ABS([.A230]-[.C230])" office:value-type="float" office:value="0">
            <text:p>0</text:p>
          </table:table-cell>
          <table:table-cell table:number-columns-repeated="2"/>
          <table:table-cell table:style-name="ce4" office:value-type="float" office:value="0.648422229">
            <text:p>0.648422229</text:p>
          </table:table-cell>
          <table:table-cell/>
          <table:table-cell table:style-name="ce4" office:value-type="string">
            <text:p>0, 0.71828 </text:p>
          </table:table-cell>
          <table:table-cell table:formula="of:=MID([.I230];1;1)" office:value-type="string" office:string-value="0">
            <text:p>0</text:p>
          </table:table-cell>
          <table:table-cell table:formula="of:=MID([.I230];4;6)" office:value-type="string" office:string-value="0.7182">
            <text:p>0.7182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231]&gt;[.$E$1];1;0)" office:value-type="float" office:value="0">
            <text:p>0</text:p>
          </table:table-cell>
          <table:table-cell table:formula="of:=ABS([.A231]-[.C231])" office:value-type="float" office:value="1">
            <text:p>1</text:p>
          </table:table-cell>
          <table:table-cell table:number-columns-repeated="2"/>
          <table:table-cell table:style-name="ce4" office:value-type="float" office:value="0.76628923">
            <text:p>0.76628923</text:p>
          </table:table-cell>
          <table:table-cell/>
          <table:table-cell table:style-name="ce4" office:value-type="string">
            <text:p>1, 0.560223 </text:p>
          </table:table-cell>
          <table:table-cell table:formula="of:=MID([.I231];1;1)" office:value-type="string" office:string-value="1">
            <text:p>1</text:p>
          </table:table-cell>
          <table:table-cell table:formula="of:=MID([.I231];4;6)" office:value-type="string" office:string-value="0.5602">
            <text:p>0.5602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232]&gt;[.$E$1];1;0)" office:value-type="float" office:value="0">
            <text:p>0</text:p>
          </table:table-cell>
          <table:table-cell table:formula="of:=ABS([.A232]-[.C232])" office:value-type="float" office:value="1">
            <text:p>1</text:p>
          </table:table-cell>
          <table:table-cell table:number-columns-repeated="2"/>
          <table:table-cell table:style-name="ce4" office:value-type="float" office:value="0.567207231">
            <text:p>0.567207231</text:p>
          </table:table-cell>
          <table:table-cell/>
          <table:table-cell table:style-name="ce4" office:value-type="string">
            <text:p>1, 0.739166 </text:p>
          </table:table-cell>
          <table:table-cell table:formula="of:=MID([.I232];1;1)" office:value-type="string" office:string-value="1">
            <text:p>1</text:p>
          </table:table-cell>
          <table:table-cell table:formula="of:=MID([.I232];4;6)" office:value-type="string" office:string-value="0.7391">
            <text:p>0.7391</text:p>
          </table:table-cell>
          <table:table-cell table:style-name="ce4"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233]&gt;[.$E$1];1;0)" office:value-type="float" office:value="0">
            <text:p>0</text:p>
          </table:table-cell>
          <table:table-cell table:formula="of:=ABS([.A233]-[.C233])" office:value-type="float" office:value="0">
            <text:p>0</text:p>
          </table:table-cell>
          <table:table-cell table:number-columns-repeated="2"/>
          <table:table-cell table:style-name="ce4" office:value-type="float" office:value="0.275493232">
            <text:p>0.275493232</text:p>
          </table:table-cell>
          <table:table-cell/>
          <table:table-cell table:style-name="ce4" office:value-type="string">
            <text:p>0, 0.467531 </text:p>
          </table:table-cell>
          <table:table-cell table:formula="of:=MID([.I233];1;1)" office:value-type="string" office:string-value="0">
            <text:p>0</text:p>
          </table:table-cell>
          <table:table-cell table:formula="of:=MID([.I233];4;6)" office:value-type="string" office:string-value="0.4675">
            <text:p>0.4675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234]&gt;[.$E$1];1;0)" office:value-type="float" office:value="0">
            <text:p>0</text:p>
          </table:table-cell>
          <table:table-cell table:formula="of:=ABS([.A234]-[.C234])" office:value-type="float" office:value="1">
            <text:p>1</text:p>
          </table:table-cell>
          <table:table-cell table:number-columns-repeated="2"/>
          <table:table-cell table:style-name="ce4" office:value-type="float" office:value="0.898338233">
            <text:p>0.898338233</text:p>
          </table:table-cell>
          <table:table-cell/>
          <table:table-cell table:style-name="ce4" office:value-type="string">
            <text:p>1, 0.805561 </text:p>
          </table:table-cell>
          <table:table-cell table:formula="of:=MID([.I234];1;1)" office:value-type="string" office:string-value="1">
            <text:p>1</text:p>
          </table:table-cell>
          <table:table-cell table:formula="of:=MID([.I234];4;6)" office:value-type="string" office:string-value="0.8055">
            <text:p>0.8055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235]&gt;[.$E$1];1;0)" office:value-type="float" office:value="0">
            <text:p>0</text:p>
          </table:table-cell>
          <table:table-cell table:formula="of:=ABS([.A235]-[.C235])" office:value-type="float" office:value="1">
            <text:p>1</text:p>
          </table:table-cell>
          <table:table-cell table:number-columns-repeated="2"/>
          <table:table-cell table:style-name="ce4" office:value-type="float" office:value="0.718948234">
            <text:p>0.718948234</text:p>
          </table:table-cell>
          <table:table-cell/>
          <table:table-cell table:style-name="ce4" office:value-type="string">
            <text:p>1, 0.590711 </text:p>
          </table:table-cell>
          <table:table-cell table:formula="of:=MID([.I235];1;1)" office:value-type="string" office:string-value="1">
            <text:p>1</text:p>
          </table:table-cell>
          <table:table-cell table:formula="of:=MID([.I235];4;6)" office:value-type="string" office:string-value="0.5907">
            <text:p>0.5907</text:p>
          </table:table-cell>
          <table:table-cell table:style-name="ce4"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236]&gt;[.$E$1];1;0)" office:value-type="float" office:value="0">
            <text:p>0</text:p>
          </table:table-cell>
          <table:table-cell table:formula="of:=ABS([.A236]-[.C236])" office:value-type="float" office:value="0">
            <text:p>0</text:p>
          </table:table-cell>
          <table:table-cell table:number-columns-repeated="2"/>
          <table:table-cell table:style-name="ce4" office:value-type="float" office:value="0.746893235">
            <text:p>0.746893235</text:p>
          </table:table-cell>
          <table:table-cell/>
          <table:table-cell table:style-name="ce4" office:value-type="string">
            <text:p>0, 0.54841 </text:p>
          </table:table-cell>
          <table:table-cell table:formula="of:=MID([.I236];1;1)" office:value-type="string" office:string-value="0">
            <text:p>0</text:p>
          </table:table-cell>
          <table:table-cell table:formula="of:=MID([.I236];4;6)" office:value-type="string" office:string-value="0.5484">
            <text:p>0.5484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237]&gt;[.$E$1];1;0)" office:value-type="float" office:value="0">
            <text:p>0</text:p>
          </table:table-cell>
          <table:table-cell table:formula="of:=ABS([.A237]-[.C237])" office:value-type="float" office:value="1">
            <text:p>1</text:p>
          </table:table-cell>
          <table:table-cell table:number-columns-repeated="2"/>
          <table:table-cell table:style-name="ce4" office:value-type="float" office:value="0.413228236">
            <text:p>0.413228236</text:p>
          </table:table-cell>
          <table:table-cell/>
          <table:table-cell table:style-name="ce4" office:value-type="string">
            <text:p>1, 0.4419 </text:p>
          </table:table-cell>
          <table:table-cell table:formula="of:=MID([.I237];1;1)" office:value-type="string" office:string-value="1">
            <text:p>1</text:p>
          </table:table-cell>
          <table:table-cell table:formula="of:=MID([.I237];4;6)" office:value-type="string" office:string-value="0.4419">
            <text:p>0.4419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238]&gt;[.$E$1];1;0)" office:value-type="float" office:value="0">
            <text:p>0</text:p>
          </table:table-cell>
          <table:table-cell table:formula="of:=ABS([.A238]-[.C238])" office:value-type="float" office:value="1">
            <text:p>1</text:p>
          </table:table-cell>
          <table:table-cell table:number-columns-repeated="2"/>
          <table:table-cell table:style-name="ce4" office:value-type="float" office:value="0.797523237">
            <text:p>0.797523237</text:p>
          </table:table-cell>
          <table:table-cell/>
          <table:table-cell table:style-name="ce4" office:value-type="string">
            <text:p>1, 0.346555 </text:p>
          </table:table-cell>
          <table:table-cell table:formula="of:=MID([.I238];1;1)" office:value-type="string" office:string-value="1">
            <text:p>1</text:p>
          </table:table-cell>
          <table:table-cell table:formula="of:=MID([.I238];4;6)" office:value-type="string" office:string-value="0.3465">
            <text:p>0.3465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239]&gt;[.$E$1];1;0)" office:value-type="float" office:value="0">
            <text:p>0</text:p>
          </table:table-cell>
          <table:table-cell table:formula="of:=ABS([.A239]-[.C239])" office:value-type="float" office:value="1">
            <text:p>1</text:p>
          </table:table-cell>
          <table:table-cell table:number-columns-repeated="2"/>
          <table:table-cell table:style-name="ce4" office:value-type="float" office:value="0.527693238">
            <text:p>0.527693238</text:p>
          </table:table-cell>
          <table:table-cell/>
          <table:table-cell table:style-name="ce4" office:value-type="string">
            <text:p>1, 0.789902 </text:p>
          </table:table-cell>
          <table:table-cell table:formula="of:=MID([.I239];1;1)" office:value-type="string" office:string-value="1">
            <text:p>1</text:p>
          </table:table-cell>
          <table:table-cell table:formula="of:=MID([.I239];4;6)" office:value-type="string" office:string-value="0.7899">
            <text:p>0.7899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240]&gt;[.$E$1];1;0)" office:value-type="float" office:value="0">
            <text:p>0</text:p>
          </table:table-cell>
          <table:table-cell table:formula="of:=ABS([.A240]-[.C240])" office:value-type="float" office:value="1">
            <text:p>1</text:p>
          </table:table-cell>
          <table:table-cell table:number-columns-repeated="2"/>
          <table:table-cell table:style-name="ce4" office:value-type="float" office:value="0.454819239">
            <text:p>0.454819239</text:p>
          </table:table-cell>
          <table:table-cell/>
          <table:table-cell table:style-name="ce4" office:value-type="string">
            <text:p>1, 0.890703 </text:p>
          </table:table-cell>
          <table:table-cell table:formula="of:=MID([.I240];1;1)" office:value-type="string" office:string-value="1">
            <text:p>1</text:p>
          </table:table-cell>
          <table:table-cell table:formula="of:=MID([.I240];4;6)" office:value-type="string" office:string-value="0.8907">
            <text:p>0.8907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241]&gt;[.$E$1];1;0)" office:value-type="float" office:value="0">
            <text:p>0</text:p>
          </table:table-cell>
          <table:table-cell table:formula="of:=ABS([.A241]-[.C241])" office:value-type="float" office:value="1">
            <text:p>1</text:p>
          </table:table-cell>
          <table:table-cell table:number-columns-repeated="2"/>
          <table:table-cell table:style-name="ce4" office:value-type="float" office:value="0.59266924">
            <text:p>0.59266924</text:p>
          </table:table-cell>
          <table:table-cell/>
          <table:table-cell table:style-name="ce4" office:value-type="string">
            <text:p>1, 0.563584 </text:p>
          </table:table-cell>
          <table:table-cell table:formula="of:=MID([.I241];1;1)" office:value-type="string" office:string-value="1">
            <text:p>1</text:p>
          </table:table-cell>
          <table:table-cell table:formula="of:=MID([.I241];4;6)" office:value-type="string" office:string-value="0.5635">
            <text:p>0.5635</text:p>
          </table:table-cell>
          <table:table-cell table:style-name="ce4"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242]&gt;[.$E$1];1;0)" office:value-type="float" office:value="0">
            <text:p>0</text:p>
          </table:table-cell>
          <table:table-cell table:formula="of:=ABS([.A242]-[.C242])" office:value-type="float" office:value="0">
            <text:p>0</text:p>
          </table:table-cell>
          <table:table-cell table:number-columns-repeated="2"/>
          <table:table-cell table:style-name="ce4" office:value-type="float" office:value="0.522344241">
            <text:p>0.522344241</text:p>
          </table:table-cell>
          <table:table-cell/>
          <table:table-cell table:style-name="ce4" office:value-type="string">
            <text:p>0, 0.572005 </text:p>
          </table:table-cell>
          <table:table-cell table:formula="of:=MID([.I242];1;1)" office:value-type="string" office:string-value="0">
            <text:p>0</text:p>
          </table:table-cell>
          <table:table-cell table:formula="of:=MID([.I242];4;6)" office:value-type="string" office:string-value="0.5720">
            <text:p>0.5720</text:p>
          </table:table-cell>
          <table:table-cell table:style-name="ce4"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243]&gt;[.$E$1];1;0)" office:value-type="float" office:value="0">
            <text:p>0</text:p>
          </table:table-cell>
          <table:table-cell table:formula="of:=ABS([.A243]-[.C243])" office:value-type="float" office:value="0">
            <text:p>0</text:p>
          </table:table-cell>
          <table:table-cell table:number-columns-repeated="2"/>
          <table:table-cell table:style-name="ce4" office:value-type="float" office:value="0.554599242">
            <text:p>0.554599242</text:p>
          </table:table-cell>
          <table:table-cell/>
          <table:table-cell table:style-name="ce4" office:value-type="string">
            <text:p>0, 0.624125 </text:p>
          </table:table-cell>
          <table:table-cell table:formula="of:=MID([.I243];1;1)" office:value-type="string" office:string-value="0">
            <text:p>0</text:p>
          </table:table-cell>
          <table:table-cell table:formula="of:=MID([.I243];4;6)" office:value-type="string" office:string-value="0.6241">
            <text:p>0.6241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244]&gt;[.$E$1];1;0)" office:value-type="float" office:value="0">
            <text:p>0</text:p>
          </table:table-cell>
          <table:table-cell table:formula="of:=ABS([.A244]-[.C244])" office:value-type="float" office:value="1">
            <text:p>1</text:p>
          </table:table-cell>
          <table:table-cell table:number-columns-repeated="2"/>
          <table:table-cell table:style-name="ce4" office:value-type="float" office:value="0.313175243">
            <text:p>0.313175243</text:p>
          </table:table-cell>
          <table:table-cell/>
          <table:table-cell table:style-name="ce4" office:value-type="string">
            <text:p>1, 0.463234 </text:p>
          </table:table-cell>
          <table:table-cell table:formula="of:=MID([.I244];1;1)" office:value-type="string" office:string-value="1">
            <text:p>1</text:p>
          </table:table-cell>
          <table:table-cell table:formula="of:=MID([.I244];4;6)" office:value-type="string" office:string-value="0.4632">
            <text:p>0.4632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245]&gt;[.$E$1];1;0)" office:value-type="float" office:value="0">
            <text:p>0</text:p>
          </table:table-cell>
          <table:table-cell table:formula="of:=ABS([.A245]-[.C245])" office:value-type="float" office:value="1">
            <text:p>1</text:p>
          </table:table-cell>
          <table:table-cell table:number-columns-repeated="2"/>
          <table:table-cell table:style-name="ce4" office:value-type="float" office:value="0.278486244">
            <text:p>0.278486244</text:p>
          </table:table-cell>
          <table:table-cell/>
          <table:table-cell table:style-name="ce4" office:value-type="string">
            <text:p>1, 0.78988 </text:p>
          </table:table-cell>
          <table:table-cell table:formula="of:=MID([.I245];1;1)" office:value-type="string" office:string-value="1">
            <text:p>1</text:p>
          </table:table-cell>
          <table:table-cell table:formula="of:=MID([.I245];4;6)" office:value-type="string" office:string-value="0.7898">
            <text:p>0.7898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246]&gt;[.$E$1];1;0)" office:value-type="float" office:value="0">
            <text:p>0</text:p>
          </table:table-cell>
          <table:table-cell table:formula="of:=ABS([.A246]-[.C246])" office:value-type="float" office:value="1">
            <text:p>1</text:p>
          </table:table-cell>
          <table:table-cell table:number-columns-repeated="2"/>
          <table:table-cell table:style-name="ce4" office:value-type="float" office:value="0.743464245">
            <text:p>0.743464245</text:p>
          </table:table-cell>
          <table:table-cell/>
          <table:table-cell table:style-name="ce4" office:value-type="string">
            <text:p>1, 0.635329 </text:p>
          </table:table-cell>
          <table:table-cell table:formula="of:=MID([.I246];1;1)" office:value-type="string" office:string-value="1">
            <text:p>1</text:p>
          </table:table-cell>
          <table:table-cell table:formula="of:=MID([.I246];4;6)" office:value-type="string" office:string-value="0.6353">
            <text:p>0.6353</text:p>
          </table:table-cell>
          <table:table-cell table:style-name="ce4"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247]&gt;[.$E$1];1;0)" office:value-type="float" office:value="0">
            <text:p>0</text:p>
          </table:table-cell>
          <table:table-cell table:formula="of:=ABS([.A247]-[.C247])" office:value-type="float" office:value="0">
            <text:p>0</text:p>
          </table:table-cell>
          <table:table-cell table:number-columns-repeated="2"/>
          <table:table-cell table:style-name="ce4" office:value-type="float" office:value="0.703154246">
            <text:p>0.703154246</text:p>
          </table:table-cell>
          <table:table-cell/>
          <table:table-cell table:style-name="ce4" office:value-type="string">
            <text:p>0, 0.718195 </text:p>
          </table:table-cell>
          <table:table-cell table:formula="of:=MID([.I247];1;1)" office:value-type="string" office:string-value="0">
            <text:p>0</text:p>
          </table:table-cell>
          <table:table-cell table:formula="of:=MID([.I247];4;6)" office:value-type="string" office:string-value="0.7181">
            <text:p>0.7181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248]&gt;[.$E$1];1;0)" office:value-type="float" office:value="0">
            <text:p>0</text:p>
          </table:table-cell>
          <table:table-cell table:formula="of:=ABS([.A248]-[.C248])" office:value-type="float" office:value="1">
            <text:p>1</text:p>
          </table:table-cell>
          <table:table-cell table:number-columns-repeated="2"/>
          <table:table-cell table:style-name="ce4" office:value-type="float" office:value="0.344775247">
            <text:p>0.344775247</text:p>
          </table:table-cell>
          <table:table-cell/>
          <table:table-cell table:style-name="ce4" office:value-type="string">
            <text:p>1, 0.697382 </text:p>
          </table:table-cell>
          <table:table-cell table:formula="of:=MID([.I248];1;1)" office:value-type="string" office:string-value="1">
            <text:p>1</text:p>
          </table:table-cell>
          <table:table-cell table:formula="of:=MID([.I248];4;6)" office:value-type="string" office:string-value="0.6973">
            <text:p>0.6973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249]&gt;[.$E$1];1;0)" office:value-type="float" office:value="0">
            <text:p>0</text:p>
          </table:table-cell>
          <table:table-cell table:formula="of:=ABS([.A249]-[.C249])" office:value-type="float" office:value="1">
            <text:p>1</text:p>
          </table:table-cell>
          <table:table-cell table:number-columns-repeated="2"/>
          <table:table-cell table:style-name="ce4" office:value-type="float" office:value="0.634422248">
            <text:p>0.634422248</text:p>
          </table:table-cell>
          <table:table-cell/>
          <table:table-cell table:style-name="ce4" office:value-type="string">
            <text:p>1, 0.670391 </text:p>
          </table:table-cell>
          <table:table-cell table:formula="of:=MID([.I249];1;1)" office:value-type="string" office:string-value="1">
            <text:p>1</text:p>
          </table:table-cell>
          <table:table-cell table:formula="of:=MID([.I249];4;6)" office:value-type="string" office:string-value="0.6703">
            <text:p>0.6703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250]&gt;[.$E$1];1;0)" office:value-type="float" office:value="0">
            <text:p>0</text:p>
          </table:table-cell>
          <table:table-cell table:formula="of:=ABS([.A250]-[.C250])" office:value-type="float" office:value="1">
            <text:p>1</text:p>
          </table:table-cell>
          <table:table-cell table:number-columns-repeated="2"/>
          <table:table-cell table:style-name="ce4" office:value-type="float" office:value="0.621237249">
            <text:p>0.621237249</text:p>
          </table:table-cell>
          <table:table-cell/>
          <table:table-cell table:style-name="ce4" office:value-type="string">
            <text:p>1, 0.297992 </text:p>
          </table:table-cell>
          <table:table-cell table:formula="of:=MID([.I250];1;1)" office:value-type="string" office:string-value="1">
            <text:p>1</text:p>
          </table:table-cell>
          <table:table-cell table:formula="of:=MID([.I250];4;6)" office:value-type="string" office:string-value="0.2979">
            <text:p>0.2979</text:p>
          </table:table-cell>
          <table:table-cell table:style-name="ce4"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251]&gt;[.$E$1];1;0)" office:value-type="float" office:value="0">
            <text:p>0</text:p>
          </table:table-cell>
          <table:table-cell table:formula="of:=ABS([.A251]-[.C251])" office:value-type="float" office:value="0">
            <text:p>0</text:p>
          </table:table-cell>
          <table:table-cell table:number-columns-repeated="2"/>
          <table:table-cell table:style-name="ce4" office:value-type="float" office:value="0.61545125">
            <text:p>0.61545125</text:p>
          </table:table-cell>
          <table:table-cell/>
          <table:table-cell table:style-name="ce4" office:value-type="string">
            <text:p>0, 0.527581 </text:p>
          </table:table-cell>
          <table:table-cell table:formula="of:=MID([.I251];1;1)" office:value-type="string" office:string-value="0">
            <text:p>0</text:p>
          </table:table-cell>
          <table:table-cell table:formula="of:=MID([.I251];4;6)" office:value-type="string" office:string-value="0.5275">
            <text:p>0.5275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252]&gt;[.$E$1];1;0)" office:value-type="float" office:value="0">
            <text:p>0</text:p>
          </table:table-cell>
          <table:table-cell table:formula="of:=ABS([.A252]-[.C252])" office:value-type="float" office:value="1">
            <text:p>1</text:p>
          </table:table-cell>
          <table:table-cell table:number-columns-repeated="2"/>
          <table:table-cell table:style-name="ce4" office:value-type="float" office:value="0.943589251">
            <text:p>0.943589251</text:p>
          </table:table-cell>
          <table:table-cell/>
          <table:table-cell table:style-name="ce4" office:value-type="string">
            <text:p>1, 0.738492 </text:p>
          </table:table-cell>
          <table:table-cell table:formula="of:=MID([.I252];1;1)" office:value-type="string" office:string-value="1">
            <text:p>1</text:p>
          </table:table-cell>
          <table:table-cell table:formula="of:=MID([.I252];4;6)" office:value-type="string" office:string-value="0.7384">
            <text:p>0.7384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253]&gt;[.$E$1];1;0)" office:value-type="float" office:value="0">
            <text:p>0</text:p>
          </table:table-cell>
          <table:table-cell table:formula="of:=ABS([.A253]-[.C253])" office:value-type="float" office:value="1">
            <text:p>1</text:p>
          </table:table-cell>
          <table:table-cell table:number-columns-repeated="2"/>
          <table:table-cell table:style-name="ce4" office:value-type="float" office:value="0.678136252">
            <text:p>0.678136252</text:p>
          </table:table-cell>
          <table:table-cell/>
          <table:table-cell table:style-name="ce4" office:value-type="string">
            <text:p>1, 0.520383 </text:p>
          </table:table-cell>
          <table:table-cell table:formula="of:=MID([.I253];1;1)" office:value-type="string" office:string-value="1">
            <text:p>1</text:p>
          </table:table-cell>
          <table:table-cell table:formula="of:=MID([.I253];4;6)" office:value-type="string" office:string-value="0.5203">
            <text:p>0.5203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254]&gt;[.$E$1];1;0)" office:value-type="float" office:value="0">
            <text:p>0</text:p>
          </table:table-cell>
          <table:table-cell table:formula="of:=ABS([.A254]-[.C254])" office:value-type="float" office:value="1">
            <text:p>1</text:p>
          </table:table-cell>
          <table:table-cell table:number-columns-repeated="2"/>
          <table:table-cell table:style-name="ce4" office:value-type="float" office:value="0.436872253">
            <text:p>0.436872253</text:p>
          </table:table-cell>
          <table:table-cell/>
          <table:table-cell table:style-name="ce4" office:value-type="string">
            <text:p>1, 0.660118 </text:p>
          </table:table-cell>
          <table:table-cell table:formula="of:=MID([.I254];1;1)" office:value-type="string" office:string-value="1">
            <text:p>1</text:p>
          </table:table-cell>
          <table:table-cell table:formula="of:=MID([.I254];4;6)" office:value-type="string" office:string-value="0.6601">
            <text:p>0.6601</text:p>
          </table:table-cell>
          <table:table-cell table:style-name="ce4"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255]&gt;[.$E$1];1;0)" office:value-type="float" office:value="0">
            <text:p>0</text:p>
          </table:table-cell>
          <table:table-cell table:formula="of:=ABS([.A255]-[.C255])" office:value-type="float" office:value="0">
            <text:p>0</text:p>
          </table:table-cell>
          <table:table-cell table:number-columns-repeated="2"/>
          <table:table-cell table:style-name="ce4" office:value-type="float" office:value="0.427993254">
            <text:p>0.427993254</text:p>
          </table:table-cell>
          <table:table-cell/>
          <table:table-cell table:style-name="ce4" office:value-type="string">
            <text:p>0, 0.51754 </text:p>
          </table:table-cell>
          <table:table-cell table:formula="of:=MID([.I255];1;1)" office:value-type="string" office:string-value="0">
            <text:p>0</text:p>
          </table:table-cell>
          <table:table-cell table:formula="of:=MID([.I255];4;6)" office:value-type="string" office:string-value="0.5175">
            <text:p>0.5175</text:p>
          </table:table-cell>
          <table:table-cell table:style-name="ce4"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256]&gt;[.$E$1];1;0)" office:value-type="float" office:value="0">
            <text:p>0</text:p>
          </table:table-cell>
          <table:table-cell table:formula="of:=ABS([.A256]-[.C256])" office:value-type="float" office:value="0">
            <text:p>0</text:p>
          </table:table-cell>
          <table:table-cell table:number-columns-repeated="2"/>
          <table:table-cell table:style-name="ce4" office:value-type="float" office:value="0.726952255">
            <text:p>0.726952255</text:p>
          </table:table-cell>
          <table:table-cell/>
          <table:table-cell table:style-name="ce4" office:value-type="string">
            <text:p>0, 0.638598 </text:p>
          </table:table-cell>
          <table:table-cell table:formula="of:=MID([.I256];1;1)" office:value-type="string" office:string-value="0">
            <text:p>0</text:p>
          </table:table-cell>
          <table:table-cell table:formula="of:=MID([.I256];4;6)" office:value-type="string" office:string-value="0.6385">
            <text:p>0.6385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257]&gt;[.$E$1];1;0)" office:value-type="float" office:value="0">
            <text:p>0</text:p>
          </table:table-cell>
          <table:table-cell table:formula="of:=ABS([.A257]-[.C257])" office:value-type="float" office:value="1">
            <text:p>1</text:p>
          </table:table-cell>
          <table:table-cell table:number-columns-repeated="2"/>
          <table:table-cell table:style-name="ce4" office:value-type="float" office:value="0.517321256">
            <text:p>0.517321256</text:p>
          </table:table-cell>
          <table:table-cell/>
          <table:table-cell table:style-name="ce4" office:value-type="string">
            <text:p>1, 0.469242 </text:p>
          </table:table-cell>
          <table:table-cell table:formula="of:=MID([.I257];1;1)" office:value-type="string" office:string-value="1">
            <text:p>1</text:p>
          </table:table-cell>
          <table:table-cell table:formula="of:=MID([.I257];4;6)" office:value-type="string" office:string-value="0.4692">
            <text:p>0.4692</text:p>
          </table:table-cell>
          <table:table-cell table:style-name="ce4"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258]&gt;[.$E$1];1;0)" office:value-type="float" office:value="0">
            <text:p>0</text:p>
          </table:table-cell>
          <table:table-cell table:formula="of:=ABS([.A258]-[.C258])" office:value-type="float" office:value="0">
            <text:p>0</text:p>
          </table:table-cell>
          <table:table-cell table:number-columns-repeated="2"/>
          <table:table-cell table:style-name="ce4" office:value-type="float" office:value="0.481291257">
            <text:p>0.481291257</text:p>
          </table:table-cell>
          <table:table-cell/>
          <table:table-cell table:style-name="ce4" office:value-type="string">
            <text:p>0, 0.698013 </text:p>
          </table:table-cell>
          <table:table-cell table:formula="of:=MID([.I258];1;1)" office:value-type="string" office:string-value="0">
            <text:p>0</text:p>
          </table:table-cell>
          <table:table-cell table:formula="of:=MID([.I258];4;6)" office:value-type="string" office:string-value="0.6980">
            <text:p>0.6980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259]&gt;[.$E$1];1;0)" office:value-type="float" office:value="0">
            <text:p>0</text:p>
          </table:table-cell>
          <table:table-cell table:formula="of:=ABS([.A259]-[.C259])" office:value-type="float" office:value="1">
            <text:p>1</text:p>
          </table:table-cell>
          <table:table-cell table:number-columns-repeated="2"/>
          <table:table-cell table:style-name="ce4" office:value-type="float" office:value="0.355215258">
            <text:p>0.355215258</text:p>
          </table:table-cell>
          <table:table-cell/>
          <table:table-cell table:style-name="ce4" office:value-type="string">
            <text:p>1, 0.722033 </text:p>
          </table:table-cell>
          <table:table-cell table:formula="of:=MID([.I259];1;1)" office:value-type="string" office:string-value="1">
            <text:p>1</text:p>
          </table:table-cell>
          <table:table-cell table:formula="of:=MID([.I259];4;6)" office:value-type="string" office:string-value="0.7220">
            <text:p>0.7220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260]&gt;[.$E$1];1;0)" office:value-type="float" office:value="0">
            <text:p>0</text:p>
          </table:table-cell>
          <table:table-cell table:formula="of:=ABS([.A260]-[.C260])" office:value-type="float" office:value="1">
            <text:p>1</text:p>
          </table:table-cell>
          <table:table-cell table:number-columns-repeated="2"/>
          <table:table-cell table:style-name="ce4" office:value-type="float" office:value="0.609343259">
            <text:p>0.609343259</text:p>
          </table:table-cell>
          <table:table-cell/>
          <table:table-cell table:style-name="ce4" office:value-type="string">
            <text:p>1, 0.662595 </text:p>
          </table:table-cell>
          <table:table-cell table:formula="of:=MID([.I260];1;1)" office:value-type="string" office:string-value="1">
            <text:p>1</text:p>
          </table:table-cell>
          <table:table-cell table:formula="of:=MID([.I260];4;6)" office:value-type="string" office:string-value="0.6625">
            <text:p>0.6625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261]&gt;[.$E$1];1;0)" office:value-type="float" office:value="0">
            <text:p>0</text:p>
          </table:table-cell>
          <table:table-cell table:formula="of:=ABS([.A261]-[.C261])" office:value-type="float" office:value="1">
            <text:p>1</text:p>
          </table:table-cell>
          <table:table-cell table:number-columns-repeated="2"/>
          <table:table-cell table:style-name="ce4" office:value-type="float" office:value="0.54372826">
            <text:p>0.54372826</text:p>
          </table:table-cell>
          <table:table-cell/>
          <table:table-cell table:style-name="ce4" office:value-type="string">
            <text:p>1, 0.831558 </text:p>
          </table:table-cell>
          <table:table-cell table:formula="of:=MID([.I261];1;1)" office:value-type="string" office:string-value="1">
            <text:p>1</text:p>
          </table:table-cell>
          <table:table-cell table:formula="of:=MID([.I261];4;6)" office:value-type="string" office:string-value="0.8315">
            <text:p>0.8315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262]&gt;[.$E$1];1;0)" office:value-type="float" office:value="0">
            <text:p>0</text:p>
          </table:table-cell>
          <table:table-cell table:formula="of:=ABS([.A262]-[.C262])" office:value-type="float" office:value="1">
            <text:p>1</text:p>
          </table:table-cell>
          <table:table-cell table:number-columns-repeated="2"/>
          <table:table-cell table:style-name="ce4" office:value-type="float" office:value="0.462444261">
            <text:p>0.462444261</text:p>
          </table:table-cell>
          <table:table-cell/>
          <table:table-cell table:style-name="ce4" office:value-type="string">
            <text:p>1, 0.573936 </text:p>
          </table:table-cell>
          <table:table-cell table:formula="of:=MID([.I262];1;1)" office:value-type="string" office:string-value="1">
            <text:p>1</text:p>
          </table:table-cell>
          <table:table-cell table:formula="of:=MID([.I262];4;6)" office:value-type="string" office:string-value="0.5739">
            <text:p>0.5739</text:p>
          </table:table-cell>
          <table:table-cell table:style-name="ce4"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263]&gt;[.$E$1];1;0)" office:value-type="float" office:value="0">
            <text:p>0</text:p>
          </table:table-cell>
          <table:table-cell table:formula="of:=ABS([.A263]-[.C263])" office:value-type="float" office:value="0">
            <text:p>0</text:p>
          </table:table-cell>
          <table:table-cell table:number-columns-repeated="2"/>
          <table:table-cell table:style-name="ce4" office:value-type="float" office:value="0.379498262">
            <text:p>0.379498262</text:p>
          </table:table-cell>
          <table:table-cell/>
          <table:table-cell table:style-name="ce4" office:value-type="string">
            <text:p>0, 0.521991 </text:p>
          </table:table-cell>
          <table:table-cell table:formula="of:=MID([.I263];1;1)" office:value-type="string" office:string-value="0">
            <text:p>0</text:p>
          </table:table-cell>
          <table:table-cell table:formula="of:=MID([.I263];4;6)" office:value-type="string" office:string-value="0.5219">
            <text:p>0.5219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264]&gt;[.$E$1];1;0)" office:value-type="float" office:value="0">
            <text:p>0</text:p>
          </table:table-cell>
          <table:table-cell table:formula="of:=ABS([.A264]-[.C264])" office:value-type="float" office:value="1">
            <text:p>1</text:p>
          </table:table-cell>
          <table:table-cell table:number-columns-repeated="2"/>
          <table:table-cell table:style-name="ce4" office:value-type="float" office:value="0.421612263">
            <text:p>0.421612263</text:p>
          </table:table-cell>
          <table:table-cell/>
          <table:table-cell table:style-name="ce4" office:value-type="string">
            <text:p>1, 0.705369 </text:p>
          </table:table-cell>
          <table:table-cell table:formula="of:=MID([.I264];1;1)" office:value-type="string" office:string-value="1">
            <text:p>1</text:p>
          </table:table-cell>
          <table:table-cell table:formula="of:=MID([.I264];4;6)" office:value-type="string" office:string-value="0.7053">
            <text:p>0.7053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265]&gt;[.$E$1];1;0)" office:value-type="float" office:value="0">
            <text:p>0</text:p>
          </table:table-cell>
          <table:table-cell table:formula="of:=ABS([.A265]-[.C265])" office:value-type="float" office:value="1">
            <text:p>1</text:p>
          </table:table-cell>
          <table:table-cell table:number-columns-repeated="2"/>
          <table:table-cell table:style-name="ce4" office:value-type="float" office:value="0.30847264">
            <text:p>0.30847264</text:p>
          </table:table-cell>
          <table:table-cell/>
          <table:table-cell table:style-name="ce4" office:value-type="string">
            <text:p>1, 0.826267 </text:p>
          </table:table-cell>
          <table:table-cell table:formula="of:=MID([.I265];1;1)" office:value-type="string" office:string-value="1">
            <text:p>1</text:p>
          </table:table-cell>
          <table:table-cell table:formula="of:=MID([.I265];4;6)" office:value-type="string" office:string-value="0.8262">
            <text:p>0.8262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266]&gt;[.$E$1];1;0)" office:value-type="float" office:value="0">
            <text:p>0</text:p>
          </table:table-cell>
          <table:table-cell table:formula="of:=ABS([.A266]-[.C266])" office:value-type="float" office:value="1">
            <text:p>1</text:p>
          </table:table-cell>
          <table:table-cell table:number-columns-repeated="2"/>
          <table:table-cell table:style-name="ce4" office:value-type="float" office:value="0.397447265">
            <text:p>0.397447265</text:p>
          </table:table-cell>
          <table:table-cell/>
          <table:table-cell table:style-name="ce4" office:value-type="string">
            <text:p>1, 0.785345 </text:p>
          </table:table-cell>
          <table:table-cell table:formula="of:=MID([.I266];1;1)" office:value-type="string" office:string-value="1">
            <text:p>1</text:p>
          </table:table-cell>
          <table:table-cell table:formula="of:=MID([.I266];4;6)" office:value-type="string" office:string-value="0.7853">
            <text:p>0.7853</text:p>
          </table:table-cell>
          <table:table-cell table:style-name="ce4"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267]&gt;[.$E$1];1;0)" office:value-type="float" office:value="0">
            <text:p>0</text:p>
          </table:table-cell>
          <table:table-cell table:formula="of:=ABS([.A267]-[.C267])" office:value-type="float" office:value="0">
            <text:p>0</text:p>
          </table:table-cell>
          <table:table-cell table:number-columns-repeated="2"/>
          <table:table-cell table:style-name="ce4" office:value-type="float" office:value="0.439398266">
            <text:p>0.439398266</text:p>
          </table:table-cell>
          <table:table-cell/>
          <table:table-cell table:style-name="ce4" office:value-type="string">
            <text:p>0, 0.432073 </text:p>
          </table:table-cell>
          <table:table-cell table:formula="of:=MID([.I267];1;1)" office:value-type="string" office:string-value="0">
            <text:p>0</text:p>
          </table:table-cell>
          <table:table-cell table:formula="of:=MID([.I267];4;6)" office:value-type="string" office:string-value="0.4320">
            <text:p>0.4320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268]&gt;[.$E$1];1;0)" office:value-type="float" office:value="0">
            <text:p>0</text:p>
          </table:table-cell>
          <table:table-cell table:formula="of:=ABS([.A268]-[.C268])" office:value-type="float" office:value="1">
            <text:p>1</text:p>
          </table:table-cell>
          <table:table-cell table:number-columns-repeated="2"/>
          <table:table-cell table:style-name="ce4" office:value-type="float" office:value="0.604225267">
            <text:p>0.604225267</text:p>
          </table:table-cell>
          <table:table-cell/>
          <table:table-cell table:style-name="ce4" office:value-type="string">
            <text:p>1, 0.544854 </text:p>
          </table:table-cell>
          <table:table-cell table:formula="of:=MID([.I268];1;1)" office:value-type="string" office:string-value="1">
            <text:p>1</text:p>
          </table:table-cell>
          <table:table-cell table:formula="of:=MID([.I268];4;6)" office:value-type="string" office:string-value="0.5448">
            <text:p>0.5448</text:p>
          </table:table-cell>
          <table:table-cell table:style-name="ce4"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269]&gt;[.$E$1];1;0)" office:value-type="float" office:value="0">
            <text:p>0</text:p>
          </table:table-cell>
          <table:table-cell table:formula="of:=ABS([.A269]-[.C269])" office:value-type="float" office:value="0">
            <text:p>0</text:p>
          </table:table-cell>
          <table:table-cell table:number-columns-repeated="2"/>
          <table:table-cell table:style-name="ce4" office:value-type="float" office:value="0.693437268">
            <text:p>0.693437268</text:p>
          </table:table-cell>
          <table:table-cell/>
          <table:table-cell table:style-name="ce4" office:value-type="string">
            <text:p>0, 0.616836 </text:p>
          </table:table-cell>
          <table:table-cell table:formula="of:=MID([.I269];1;1)" office:value-type="string" office:string-value="0">
            <text:p>0</text:p>
          </table:table-cell>
          <table:table-cell table:formula="of:=MID([.I269];4;6)" office:value-type="string" office:string-value="0.6168">
            <text:p>0.6168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270]&gt;[.$E$1];1;0)" office:value-type="float" office:value="0">
            <text:p>0</text:p>
          </table:table-cell>
          <table:table-cell table:formula="of:=ABS([.A270]-[.C270])" office:value-type="float" office:value="1">
            <text:p>1</text:p>
          </table:table-cell>
          <table:table-cell table:number-columns-repeated="2"/>
          <table:table-cell table:style-name="ce4" office:value-type="float" office:value="0.77572269">
            <text:p>0.77572269</text:p>
          </table:table-cell>
          <table:table-cell/>
          <table:table-cell table:style-name="ce4" office:value-type="string">
            <text:p>1, 0.75744 </text:p>
          </table:table-cell>
          <table:table-cell table:formula="of:=MID([.I270];1;1)" office:value-type="string" office:string-value="1">
            <text:p>1</text:p>
          </table:table-cell>
          <table:table-cell table:formula="of:=MID([.I270];4;6)" office:value-type="string" office:string-value="0.7574">
            <text:p>0.7574</text:p>
          </table:table-cell>
          <table:table-cell table:style-name="ce4"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271]&gt;[.$E$1];1;0)" office:value-type="float" office:value="0">
            <text:p>0</text:p>
          </table:table-cell>
          <table:table-cell table:formula="of:=ABS([.A271]-[.C271])" office:value-type="float" office:value="0">
            <text:p>0</text:p>
          </table:table-cell>
          <table:table-cell table:number-columns-repeated="2"/>
          <table:table-cell table:style-name="ce4" office:value-type="float" office:value="0.68979427">
            <text:p>0.68979427</text:p>
          </table:table-cell>
          <table:table-cell/>
          <table:table-cell table:style-name="ce4" office:value-type="string">
            <text:p>0, 0.517658 </text:p>
          </table:table-cell>
          <table:table-cell table:formula="of:=MID([.I271];1;1)" office:value-type="string" office:string-value="0">
            <text:p>0</text:p>
          </table:table-cell>
          <table:table-cell table:formula="of:=MID([.I271];4;6)" office:value-type="string" office:string-value="0.5176">
            <text:p>0.5176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272]&gt;[.$E$1];1;0)" office:value-type="float" office:value="0">
            <text:p>0</text:p>
          </table:table-cell>
          <table:table-cell table:formula="of:=ABS([.A272]-[.C272])" office:value-type="float" office:value="1">
            <text:p>1</text:p>
          </table:table-cell>
          <table:table-cell table:number-columns-repeated="2"/>
          <table:table-cell table:style-name="ce4" office:value-type="float" office:value="0.460168271">
            <text:p>0.460168271</text:p>
          </table:table-cell>
          <table:table-cell/>
          <table:table-cell table:style-name="ce4" office:value-type="string">
            <text:p>1, 0.347974 </text:p>
          </table:table-cell>
          <table:table-cell table:formula="of:=MID([.I272];1;1)" office:value-type="string" office:string-value="1">
            <text:p>1</text:p>
          </table:table-cell>
          <table:table-cell table:formula="of:=MID([.I272];4;6)" office:value-type="string" office:string-value="0.3479">
            <text:p>0.3479</text:p>
          </table:table-cell>
          <table:table-cell table:style-name="ce4"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273]&gt;[.$E$1];1;0)" office:value-type="float" office:value="0">
            <text:p>0</text:p>
          </table:table-cell>
          <table:table-cell table:formula="of:=ABS([.A273]-[.C273])" office:value-type="float" office:value="0">
            <text:p>0</text:p>
          </table:table-cell>
          <table:table-cell table:number-columns-repeated="2"/>
          <table:table-cell table:style-name="ce4" office:value-type="float" office:value="0.532646272">
            <text:p>0.532646272</text:p>
          </table:table-cell>
          <table:table-cell/>
          <table:table-cell table:style-name="ce4" office:value-type="string">
            <text:p>0, 0.626847 </text:p>
          </table:table-cell>
          <table:table-cell table:formula="of:=MID([.I273];1;1)" office:value-type="string" office:string-value="0">
            <text:p>0</text:p>
          </table:table-cell>
          <table:table-cell table:formula="of:=MID([.I273];4;6)" office:value-type="string" office:string-value="0.6268">
            <text:p>0.6268</text:p>
          </table:table-cell>
          <table:table-cell table:style-name="ce4"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274]&gt;[.$E$1];1;0)" office:value-type="float" office:value="0">
            <text:p>0</text:p>
          </table:table-cell>
          <table:table-cell table:formula="of:=ABS([.A274]-[.C274])" office:value-type="float" office:value="0">
            <text:p>0</text:p>
          </table:table-cell>
          <table:table-cell table:number-columns-repeated="2"/>
          <table:table-cell table:style-name="ce4" office:value-type="float" office:value="0.339767273">
            <text:p>0.339767273</text:p>
          </table:table-cell>
          <table:table-cell/>
          <table:table-cell table:style-name="ce4" office:value-type="string">
            <text:p>0, 0.772889 </text:p>
          </table:table-cell>
          <table:table-cell table:formula="of:=MID([.I274];1;1)" office:value-type="string" office:string-value="0">
            <text:p>0</text:p>
          </table:table-cell>
          <table:table-cell table:formula="of:=MID([.I274];4;6)" office:value-type="string" office:string-value="0.7728">
            <text:p>0.7728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275]&gt;[.$E$1];1;0)" office:value-type="float" office:value="0">
            <text:p>0</text:p>
          </table:table-cell>
          <table:table-cell table:formula="of:=ABS([.A275]-[.C275])" office:value-type="float" office:value="1">
            <text:p>1</text:p>
          </table:table-cell>
          <table:table-cell table:number-columns-repeated="2"/>
          <table:table-cell table:style-name="ce4" office:value-type="float" office:value="0.47287274">
            <text:p>0.47287274</text:p>
          </table:table-cell>
          <table:table-cell/>
          <table:table-cell table:style-name="ce4" office:value-type="string">
            <text:p>1, 0.772496 </text:p>
          </table:table-cell>
          <table:table-cell table:formula="of:=MID([.I275];1;1)" office:value-type="string" office:string-value="1">
            <text:p>1</text:p>
          </table:table-cell>
          <table:table-cell table:formula="of:=MID([.I275];4;6)" office:value-type="string" office:string-value="0.7724">
            <text:p>0.7724</text:p>
          </table:table-cell>
          <table:table-cell table:style-name="ce4"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276]&gt;[.$E$1];1;0)" office:value-type="float" office:value="0">
            <text:p>0</text:p>
          </table:table-cell>
          <table:table-cell table:formula="of:=ABS([.A276]-[.C276])" office:value-type="float" office:value="0">
            <text:p>0</text:p>
          </table:table-cell>
          <table:table-cell table:number-columns-repeated="2"/>
          <table:table-cell table:style-name="ce4" office:value-type="float" office:value="0.641976275">
            <text:p>0.641976275</text:p>
          </table:table-cell>
          <table:table-cell/>
          <table:table-cell table:style-name="ce4" office:value-type="string">
            <text:p>0, 0.482274 </text:p>
          </table:table-cell>
          <table:table-cell table:formula="of:=MID([.I276];1;1)" office:value-type="string" office:string-value="0">
            <text:p>0</text:p>
          </table:table-cell>
          <table:table-cell table:formula="of:=MID([.I276];4;6)" office:value-type="string" office:string-value="0.4822">
            <text:p>0.4822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277]&gt;[.$E$1];1;0)" office:value-type="float" office:value="0">
            <text:p>0</text:p>
          </table:table-cell>
          <table:table-cell table:formula="of:=ABS([.A277]-[.C277])" office:value-type="float" office:value="1">
            <text:p>1</text:p>
          </table:table-cell>
          <table:table-cell table:number-columns-repeated="2"/>
          <table:table-cell table:style-name="ce4" office:value-type="float" office:value="0.666899276">
            <text:p>0.666899276</text:p>
          </table:table-cell>
          <table:table-cell/>
          <table:table-cell table:style-name="ce4" office:value-type="string">
            <text:p>1, 0.811514 </text:p>
          </table:table-cell>
          <table:table-cell table:formula="of:=MID([.I277];1;1)" office:value-type="string" office:string-value="1">
            <text:p>1</text:p>
          </table:table-cell>
          <table:table-cell table:formula="of:=MID([.I277];4;6)" office:value-type="string" office:string-value="0.8115">
            <text:p>0.8115</text:p>
          </table:table-cell>
          <table:table-cell table:style-name="ce4"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278]&gt;[.$E$1];1;0)" office:value-type="float" office:value="0">
            <text:p>0</text:p>
          </table:table-cell>
          <table:table-cell table:formula="of:=ABS([.A278]-[.C278])" office:value-type="float" office:value="0">
            <text:p>0</text:p>
          </table:table-cell>
          <table:table-cell table:number-columns-repeated="2"/>
          <table:table-cell table:style-name="ce4" office:value-type="float" office:value="0.380399277">
            <text:p>0.380399277</text:p>
          </table:table-cell>
          <table:table-cell/>
          <table:table-cell table:style-name="ce4" office:value-type="string">
            <text:p>0, 0.446505 </text:p>
          </table:table-cell>
          <table:table-cell table:formula="of:=MID([.I278];1;1)" office:value-type="string" office:string-value="0">
            <text:p>0</text:p>
          </table:table-cell>
          <table:table-cell table:formula="of:=MID([.I278];4;6)" office:value-type="string" office:string-value="0.4465">
            <text:p>0.4465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279]&gt;[.$E$1];1;0)" office:value-type="float" office:value="0">
            <text:p>0</text:p>
          </table:table-cell>
          <table:table-cell table:formula="of:=ABS([.A279]-[.C279])" office:value-type="float" office:value="1">
            <text:p>1</text:p>
          </table:table-cell>
          <table:table-cell table:number-columns-repeated="2"/>
          <table:table-cell table:style-name="ce4" office:value-type="float" office:value="0.574149278">
            <text:p>0.574149278</text:p>
          </table:table-cell>
          <table:table-cell/>
          <table:table-cell table:style-name="ce4" office:value-type="string">
            <text:p>1, 0.437637 </text:p>
          </table:table-cell>
          <table:table-cell table:formula="of:=MID([.I279];1;1)" office:value-type="string" office:string-value="1">
            <text:p>1</text:p>
          </table:table-cell>
          <table:table-cell table:formula="of:=MID([.I279];4;6)" office:value-type="string" office:string-value="0.4376">
            <text:p>0.4376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280]&gt;[.$E$1];1;0)" office:value-type="float" office:value="0">
            <text:p>0</text:p>
          </table:table-cell>
          <table:table-cell table:formula="of:=ABS([.A280]-[.C280])" office:value-type="float" office:value="1">
            <text:p>1</text:p>
          </table:table-cell>
          <table:table-cell table:number-columns-repeated="2"/>
          <table:table-cell table:style-name="ce4" office:value-type="float" office:value="0.756075279">
            <text:p>0.756075279</text:p>
          </table:table-cell>
          <table:table-cell/>
          <table:table-cell table:style-name="ce4" office:value-type="string">
            <text:p>1, 0.550386 </text:p>
          </table:table-cell>
          <table:table-cell table:formula="of:=MID([.I280];1;1)" office:value-type="string" office:string-value="1">
            <text:p>1</text:p>
          </table:table-cell>
          <table:table-cell table:formula="of:=MID([.I280];4;6)" office:value-type="string" office:string-value="0.5503">
            <text:p>0.5503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281]&gt;[.$E$1];1;0)" office:value-type="float" office:value="0">
            <text:p>0</text:p>
          </table:table-cell>
          <table:table-cell table:formula="of:=ABS([.A281]-[.C281])" office:value-type="float" office:value="1">
            <text:p>1</text:p>
          </table:table-cell>
          <table:table-cell table:number-columns-repeated="2"/>
          <table:table-cell table:style-name="ce4" office:value-type="float" office:value="0.47420728">
            <text:p>0.47420728</text:p>
          </table:table-cell>
          <table:table-cell/>
          <table:table-cell table:style-name="ce4" office:value-type="string">
            <text:p>1, 0.60887 </text:p>
          </table:table-cell>
          <table:table-cell table:formula="of:=MID([.I281];1;1)" office:value-type="string" office:string-value="1">
            <text:p>1</text:p>
          </table:table-cell>
          <table:table-cell table:formula="of:=MID([.I281];4;6)" office:value-type="string" office:string-value="0.6088">
            <text:p>0.6088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282]&gt;[.$E$1];1;0)" office:value-type="float" office:value="0">
            <text:p>0</text:p>
          </table:table-cell>
          <table:table-cell table:formula="of:=ABS([.A282]-[.C282])" office:value-type="float" office:value="1">
            <text:p>1</text:p>
          </table:table-cell>
          <table:table-cell table:number-columns-repeated="2"/>
          <table:table-cell table:style-name="ce4" office:value-type="float" office:value="0.68907281">
            <text:p>0.68907281</text:p>
          </table:table-cell>
          <table:table-cell/>
          <table:table-cell table:style-name="ce4" office:value-type="string">
            <text:p>1, 0.774478 </text:p>
          </table:table-cell>
          <table:table-cell table:formula="of:=MID([.I282];1;1)" office:value-type="string" office:string-value="1">
            <text:p>1</text:p>
          </table:table-cell>
          <table:table-cell table:formula="of:=MID([.I282];4;6)" office:value-type="string" office:string-value="0.7744">
            <text:p>0.7744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283]&gt;[.$E$1];1;0)" office:value-type="float" office:value="0">
            <text:p>0</text:p>
          </table:table-cell>
          <table:table-cell table:formula="of:=ABS([.A283]-[.C283])" office:value-type="float" office:value="1">
            <text:p>1</text:p>
          </table:table-cell>
          <table:table-cell table:number-columns-repeated="2"/>
          <table:table-cell table:style-name="ce4" office:value-type="float" office:value="0.808565282">
            <text:p>0.808565282</text:p>
          </table:table-cell>
          <table:table-cell/>
          <table:table-cell table:style-name="ce4" office:value-type="string">
            <text:p>1, 0.824576 </text:p>
          </table:table-cell>
          <table:table-cell table:formula="of:=MID([.I283];1;1)" office:value-type="string" office:string-value="1">
            <text:p>1</text:p>
          </table:table-cell>
          <table:table-cell table:formula="of:=MID([.I283];4;6)" office:value-type="string" office:string-value="0.8245">
            <text:p>0.8245</text:p>
          </table:table-cell>
          <table:table-cell table:style-name="ce4"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284]&gt;[.$E$1];1;0)" office:value-type="float" office:value="0">
            <text:p>0</text:p>
          </table:table-cell>
          <table:table-cell table:formula="of:=ABS([.A284]-[.C284])" office:value-type="float" office:value="0">
            <text:p>0</text:p>
          </table:table-cell>
          <table:table-cell table:number-columns-repeated="2"/>
          <table:table-cell table:style-name="ce4" office:value-type="float" office:value="0.544909283">
            <text:p>0.544909283</text:p>
          </table:table-cell>
          <table:table-cell/>
          <table:table-cell table:style-name="ce4" office:value-type="string">
            <text:p>0, 0.471147 </text:p>
          </table:table-cell>
          <table:table-cell table:formula="of:=MID([.I284];1;1)" office:value-type="string" office:string-value="0">
            <text:p>0</text:p>
          </table:table-cell>
          <table:table-cell table:formula="of:=MID([.I284];4;6)" office:value-type="string" office:string-value="0.4711">
            <text:p>0.4711</text:p>
          </table:table-cell>
          <table:table-cell table:style-name="ce4"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285]&gt;[.$E$1];1;0)" office:value-type="float" office:value="0">
            <text:p>0</text:p>
          </table:table-cell>
          <table:table-cell table:formula="of:=ABS([.A285]-[.C285])" office:value-type="float" office:value="0">
            <text:p>0</text:p>
          </table:table-cell>
          <table:table-cell table:number-columns-repeated="2"/>
          <table:table-cell table:style-name="ce4" office:value-type="float" office:value="0.485178284">
            <text:p>0.485178284</text:p>
          </table:table-cell>
          <table:table-cell/>
          <table:table-cell table:style-name="ce4" office:value-type="string">
            <text:p>0, 0.60618 </text:p>
          </table:table-cell>
          <table:table-cell table:formula="of:=MID([.I285];1;1)" office:value-type="string" office:string-value="0">
            <text:p>0</text:p>
          </table:table-cell>
          <table:table-cell table:formula="of:=MID([.I285];4;6)" office:value-type="string" office:string-value="0.6061">
            <text:p>0.6061</text:p>
          </table:table-cell>
          <table:table-cell table:style-name="ce4"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286]&gt;[.$E$1];1;0)" office:value-type="float" office:value="0">
            <text:p>0</text:p>
          </table:table-cell>
          <table:table-cell table:formula="of:=ABS([.A286]-[.C286])" office:value-type="float" office:value="0">
            <text:p>0</text:p>
          </table:table-cell>
          <table:table-cell table:number-columns-repeated="2"/>
          <table:table-cell table:style-name="ce4" office:value-type="float" office:value="0.276548285">
            <text:p>0.276548285</text:p>
          </table:table-cell>
          <table:table-cell/>
          <table:table-cell table:style-name="ce4" office:value-type="string">
            <text:p>0, 0.734071 </text:p>
          </table:table-cell>
          <table:table-cell table:formula="of:=MID([.I286];1;1)" office:value-type="string" office:string-value="0">
            <text:p>0</text:p>
          </table:table-cell>
          <table:table-cell table:formula="of:=MID([.I286];4;6)" office:value-type="string" office:string-value="0.7340">
            <text:p>0.7340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287]&gt;[.$E$1];1;0)" office:value-type="float" office:value="0">
            <text:p>0</text:p>
          </table:table-cell>
          <table:table-cell table:formula="of:=ABS([.A287]-[.C287])" office:value-type="float" office:value="1">
            <text:p>1</text:p>
          </table:table-cell>
          <table:table-cell table:number-columns-repeated="2"/>
          <table:table-cell table:style-name="ce4" office:value-type="float" office:value="0.53725286">
            <text:p>0.53725286</text:p>
          </table:table-cell>
          <table:table-cell/>
          <table:table-cell table:style-name="ce4" office:value-type="string">
            <text:p>1, 0.636651 </text:p>
          </table:table-cell>
          <table:table-cell table:formula="of:=MID([.I287];1;1)" office:value-type="string" office:string-value="1">
            <text:p>1</text:p>
          </table:table-cell>
          <table:table-cell table:formula="of:=MID([.I287];4;6)" office:value-type="string" office:string-value="0.6366">
            <text:p>0.6366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288]&gt;[.$E$1];1;0)" office:value-type="float" office:value="0">
            <text:p>0</text:p>
          </table:table-cell>
          <table:table-cell table:formula="of:=ABS([.A288]-[.C288])" office:value-type="float" office:value="1">
            <text:p>1</text:p>
          </table:table-cell>
          <table:table-cell table:number-columns-repeated="2"/>
          <table:table-cell table:style-name="ce4" office:value-type="float" office:value="0.626106287">
            <text:p>0.626106287</text:p>
          </table:table-cell>
          <table:table-cell/>
          <table:table-cell table:style-name="ce4" office:value-type="string">
            <text:p>1, 0.639794 </text:p>
          </table:table-cell>
          <table:table-cell table:formula="of:=MID([.I288];1;1)" office:value-type="string" office:string-value="1">
            <text:p>1</text:p>
          </table:table-cell>
          <table:table-cell table:formula="of:=MID([.I288];4;6)" office:value-type="string" office:string-value="0.6397">
            <text:p>0.6397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289]&gt;[.$E$1];1;0)" office:value-type="float" office:value="0">
            <text:p>0</text:p>
          </table:table-cell>
          <table:table-cell table:formula="of:=ABS([.A289]-[.C289])" office:value-type="float" office:value="1">
            <text:p>1</text:p>
          </table:table-cell>
          <table:table-cell table:number-columns-repeated="2"/>
          <table:table-cell table:style-name="ce4" office:value-type="float" office:value="0.466701288">
            <text:p>0.466701288</text:p>
          </table:table-cell>
          <table:table-cell/>
          <table:table-cell table:style-name="ce4" office:value-type="string">
            <text:p>1, 0.816163 </text:p>
          </table:table-cell>
          <table:table-cell table:formula="of:=MID([.I289];1;1)" office:value-type="string" office:string-value="1">
            <text:p>1</text:p>
          </table:table-cell>
          <table:table-cell table:formula="of:=MID([.I289];4;6)" office:value-type="string" office:string-value="0.8161">
            <text:p>0.8161</text:p>
          </table:table-cell>
          <table:table-cell table:style-name="ce4"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290]&gt;[.$E$1];1;0)" office:value-type="float" office:value="0">
            <text:p>0</text:p>
          </table:table-cell>
          <table:table-cell table:formula="of:=ABS([.A290]-[.C290])" office:value-type="float" office:value="0">
            <text:p>0</text:p>
          </table:table-cell>
          <table:table-cell table:number-columns-repeated="2"/>
          <table:table-cell table:style-name="ce4" office:value-type="float" office:value="0.531497289">
            <text:p>0.531497289</text:p>
          </table:table-cell>
          <table:table-cell office:value-type="string">
            <text:p>File 1</text:p>
          </table:table-cell>
          <table:table-cell table:style-name="ce4" office:value-type="string">
            <text:p>0, 0.638345 </text:p>
          </table:table-cell>
          <table:table-cell table:formula="of:=MID([.I290];1;1)" office:value-type="string" office:string-value="0">
            <text:p>0</text:p>
          </table:table-cell>
          <table:table-cell table:formula="of:=MID([.I290];4;6)" office:value-type="string" office:string-value="0.6383">
            <text:p>0.6383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291]&gt;[.$E$1];1;0)" office:value-type="float" office:value="0">
            <text:p>0</text:p>
          </table:table-cell>
          <table:table-cell table:formula="of:=ABS([.A291]-[.C291])" office:value-type="float" office:value="1">
            <text:p>1</text:p>
          </table:table-cell>
          <table:table-cell table:number-columns-repeated="2"/>
          <table:table-cell table:style-name="ce4" office:value-type="float" office:value="0.59874729">
            <text:p>0.59874729</text:p>
          </table:table-cell>
          <table:table-cell/>
          <table:table-cell table:style-name="ce4" office:value-type="string">
            <text:p>1, 0.553909 </text:p>
          </table:table-cell>
          <table:table-cell table:formula="of:=MID([.I291];1;1)" office:value-type="string" office:string-value="1">
            <text:p>1</text:p>
          </table:table-cell>
          <table:table-cell table:formula="of:=MID([.I291];4;6)" office:value-type="string" office:string-value="0.5539">
            <text:p>0.5539</text:p>
          </table:table-cell>
          <table:table-cell table:style-name="ce4"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292]&gt;[.$E$1];1;0)" office:value-type="float" office:value="0">
            <text:p>0</text:p>
          </table:table-cell>
          <table:table-cell table:formula="of:=ABS([.A292]-[.C292])" office:value-type="float" office:value="0">
            <text:p>0</text:p>
          </table:table-cell>
          <table:table-cell table:number-columns-repeated="2"/>
          <table:table-cell table:style-name="ce4" office:value-type="float" office:value="0.434059291">
            <text:p>0.434059291</text:p>
          </table:table-cell>
          <table:table-cell/>
          <table:table-cell table:style-name="ce4" office:value-type="string">
            <text:p>0, 0.563541</text:p>
          </table:table-cell>
          <table:table-cell table:formula="of:=MID([.I292];1;1)" office:value-type="string" office:string-value="0">
            <text:p>0</text:p>
          </table:table-cell>
          <table:table-cell table:formula="of:=MID([.I292];4;6)" office:value-type="string" office:string-value="0.5635">
            <text:p>0.5635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293]&gt;[.$E$1];1;0)" office:value-type="float" office:value="0">
            <text:p>0</text:p>
          </table:table-cell>
          <table:table-cell table:formula="of:=ABS([.A293]-[.C293])" office:value-type="float" office:value="1">
            <text:p>1</text:p>
          </table:table-cell>
          <table:table-cell table:number-columns-repeated="2"/>
          <table:table-cell table:style-name="ce4" office:value-type="float" office:value="0.41688292">
            <text:p>0.41688292</text:p>
          </table:table-cell>
          <table:table-cell/>
          <table:table-cell table:style-name="ce4" office:value-type="string">
            <text:p>1, 0.577631 </text:p>
          </table:table-cell>
          <table:table-cell table:formula="of:=MID([.I293];1;1)" office:value-type="string" office:string-value="1">
            <text:p>1</text:p>
          </table:table-cell>
          <table:table-cell table:formula="of:=MID([.I293];4;6)" office:value-type="string" office:string-value="0.5776">
            <text:p>0.5776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294]&gt;[.$E$1];1;0)" office:value-type="float" office:value="0">
            <text:p>0</text:p>
          </table:table-cell>
          <table:table-cell table:formula="of:=ABS([.A294]-[.C294])" office:value-type="float" office:value="1">
            <text:p>1</text:p>
          </table:table-cell>
          <table:table-cell table:number-columns-repeated="2"/>
          <table:table-cell table:style-name="ce4" office:value-type="float" office:value="0.716829293">
            <text:p>0.716829293</text:p>
          </table:table-cell>
          <table:table-cell/>
          <table:table-cell table:style-name="ce4" office:value-type="string">
            <text:p>1, 0.541104 </text:p>
          </table:table-cell>
          <table:table-cell table:formula="of:=MID([.I294];1;1)" office:value-type="string" office:string-value="1">
            <text:p>1</text:p>
          </table:table-cell>
          <table:table-cell table:formula="of:=MID([.I294];4;6)" office:value-type="string" office:string-value="0.5411">
            <text:p>0.5411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295]&gt;[.$E$1];1;0)" office:value-type="float" office:value="0">
            <text:p>0</text:p>
          </table:table-cell>
          <table:table-cell table:formula="of:=ABS([.A295]-[.C295])" office:value-type="float" office:value="1">
            <text:p>1</text:p>
          </table:table-cell>
          <table:table-cell table:number-columns-repeated="2"/>
          <table:table-cell table:style-name="ce4" office:value-type="float" office:value="0.548496294">
            <text:p>0.548496294</text:p>
          </table:table-cell>
          <table:table-cell/>
          <table:table-cell table:style-name="ce4" office:value-type="string">
            <text:p>1, 0.601763 </text:p>
          </table:table-cell>
          <table:table-cell table:formula="of:=MID([.I295];1;1)" office:value-type="string" office:string-value="1">
            <text:p>1</text:p>
          </table:table-cell>
          <table:table-cell table:formula="of:=MID([.I295];4;6)" office:value-type="string" office:string-value="0.6017">
            <text:p>0.6017</text:p>
          </table:table-cell>
          <table:table-cell table:style-name="ce4"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296]&gt;[.$E$1];1;0)" office:value-type="float" office:value="0">
            <text:p>0</text:p>
          </table:table-cell>
          <table:table-cell table:formula="of:=ABS([.A296]-[.C296])" office:value-type="float" office:value="0">
            <text:p>0</text:p>
          </table:table-cell>
          <table:table-cell table:number-columns-repeated="2"/>
          <table:table-cell table:style-name="ce4" office:value-type="float" office:value="0.653858295">
            <text:p>0.653858295</text:p>
          </table:table-cell>
          <table:table-cell/>
          <table:table-cell table:style-name="ce4" office:value-type="string">
            <text:p>0, 0.74864 </text:p>
          </table:table-cell>
          <table:table-cell table:formula="of:=MID([.I296];1;1)" office:value-type="string" office:string-value="0">
            <text:p>0</text:p>
          </table:table-cell>
          <table:table-cell table:formula="of:=MID([.I296];4;6)" office:value-type="string" office:string-value="0.7486">
            <text:p>0.7486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297]&gt;[.$E$1];1;0)" office:value-type="float" office:value="0">
            <text:p>0</text:p>
          </table:table-cell>
          <table:table-cell table:formula="of:=ABS([.A297]-[.C297])" office:value-type="float" office:value="1">
            <text:p>1</text:p>
          </table:table-cell>
          <table:table-cell table:number-columns-repeated="2"/>
          <table:table-cell table:style-name="ce4" office:value-type="float" office:value="0.532025296">
            <text:p>0.532025296</text:p>
          </table:table-cell>
          <table:table-cell/>
          <table:table-cell table:style-name="ce4" office:value-type="string">
            <text:p>1, 0.918513 </text:p>
          </table:table-cell>
          <table:table-cell table:formula="of:=MID([.I297];1;1)" office:value-type="string" office:string-value="1">
            <text:p>1</text:p>
          </table:table-cell>
          <table:table-cell table:formula="of:=MID([.I297];4;6)" office:value-type="string" office:string-value="0.9185">
            <text:p>0.9185</text:p>
          </table:table-cell>
          <table:table-cell table:style-name="ce4"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298]&gt;[.$E$1];1;0)" office:value-type="float" office:value="0">
            <text:p>0</text:p>
          </table:table-cell>
          <table:table-cell table:formula="of:=ABS([.A298]-[.C298])" office:value-type="float" office:value="0">
            <text:p>0</text:p>
          </table:table-cell>
          <table:table-cell table:number-columns-repeated="2"/>
          <table:table-cell table:style-name="ce4" office:value-type="float" office:value="0.462166297">
            <text:p>0.462166297</text:p>
          </table:table-cell>
          <table:table-cell/>
          <table:table-cell table:style-name="ce4" office:value-type="string">
            <text:p>0, 0.66844 </text:p>
          </table:table-cell>
          <table:table-cell table:formula="of:=MID([.I298];1;1)" office:value-type="string" office:string-value="0">
            <text:p>0</text:p>
          </table:table-cell>
          <table:table-cell table:formula="of:=MID([.I298];4;6)" office:value-type="string" office:string-value="0.6684">
            <text:p>0.6684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299]&gt;[.$E$1];1;0)" office:value-type="float" office:value="0">
            <text:p>0</text:p>
          </table:table-cell>
          <table:table-cell table:formula="of:=ABS([.A299]-[.C299])" office:value-type="float" office:value="1">
            <text:p>1</text:p>
          </table:table-cell>
          <table:table-cell table:number-columns-repeated="2"/>
          <table:table-cell table:style-name="ce4" office:value-type="float" office:value="0.726367298">
            <text:p>0.726367298</text:p>
          </table:table-cell>
          <table:table-cell/>
          <table:table-cell table:style-name="ce4" office:value-type="string">
            <text:p>1, 0.538422 </text:p>
          </table:table-cell>
          <table:table-cell table:formula="of:=MID([.I299];1;1)" office:value-type="string" office:string-value="1">
            <text:p>1</text:p>
          </table:table-cell>
          <table:table-cell table:formula="of:=MID([.I299];4;6)" office:value-type="string" office:string-value="0.5384">
            <text:p>0.5384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300]&gt;[.$E$1];1;0)" office:value-type="float" office:value="0">
            <text:p>0</text:p>
          </table:table-cell>
          <table:table-cell table:formula="of:=ABS([.A300]-[.C300])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3"/>
          <table:table-cell table:style-name="ce4" office:value-type="string">
            <text:p>1, 0.619245 </text:p>
          </table:table-cell>
          <table:table-cell table:formula="of:=MID([.I300];1;1)" office:value-type="string" office:string-value="1">
            <text:p>1</text:p>
          </table:table-cell>
          <table:table-cell table:formula="of:=MID([.I300];4;6)" office:value-type="string" office:string-value="0.6192">
            <text:p>0.6192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301]&gt;[.$E$1];1;0)" office:value-type="float" office:value="0">
            <text:p>0</text:p>
          </table:table-cell>
          <table:table-cell table:formula="of:=ABS([.A301]-[.C301])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3"/>
          <table:table-cell table:style-name="ce4" office:value-type="string">
            <text:p>1, 0.484244 </text:p>
          </table:table-cell>
          <table:table-cell table:formula="of:=MID([.I301];1;1)" office:value-type="string" office:string-value="1">
            <text:p>1</text:p>
          </table:table-cell>
          <table:table-cell table:formula="of:=MID([.I301];4;6)" office:value-type="string" office:string-value="0.4842">
            <text:p>0.4842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302]&gt;[.$E$1];1;0)" office:value-type="float" office:value="0">
            <text:p>0</text:p>
          </table:table-cell>
          <table:table-cell table:formula="of:=ABS([.A302]-[.C302])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3"/>
          <table:table-cell table:style-name="ce4" office:value-type="string">
            <text:p>1, 0.624523 </text:p>
          </table:table-cell>
          <table:table-cell table:formula="of:=MID([.I302];1;1)" office:value-type="string" office:string-value="1">
            <text:p>1</text:p>
          </table:table-cell>
          <table:table-cell table:formula="of:=MID([.I302];4;6)" office:value-type="string" office:string-value="0.6245">
            <text:p>0.6245</text:p>
          </table:table-cell>
          <table:table-cell table:style-name="ce4"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303]&gt;[.$E$1];1;0)" office:value-type="float" office:value="0">
            <text:p>0</text:p>
          </table:table-cell>
          <table:table-cell table:formula="of:=ABS([.A303]-[.C303])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/>
          <table:table-cell table:style-name="ce4" office:value-type="string">
            <text:p>0, 0.398362 </text:p>
          </table:table-cell>
          <table:table-cell table:formula="of:=MID([.I303];1;1)" office:value-type="string" office:string-value="0">
            <text:p>0</text:p>
          </table:table-cell>
          <table:table-cell table:formula="of:=MID([.I303];4;6)" office:value-type="string" office:string-value="0.3983">
            <text:p>0.3983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304]&gt;[.$E$1];1;0)" office:value-type="float" office:value="0">
            <text:p>0</text:p>
          </table:table-cell>
          <table:table-cell table:formula="of:=ABS([.A304]-[.C304])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3"/>
          <table:table-cell table:style-name="ce4" office:value-type="string">
            <text:p>1, 0.609698 </text:p>
          </table:table-cell>
          <table:table-cell table:formula="of:=MID([.I304];1;1)" office:value-type="string" office:string-value="1">
            <text:p>1</text:p>
          </table:table-cell>
          <table:table-cell table:formula="of:=MID([.I304];4;6)" office:value-type="string" office:string-value="0.6096">
            <text:p>0.6096</text:p>
          </table:table-cell>
          <table:table-cell table:style-name="ce4"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305]&gt;[.$E$1];1;0)" office:value-type="float" office:value="0">
            <text:p>0</text:p>
          </table:table-cell>
          <table:table-cell table:formula="of:=ABS([.A305]-[.C305])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/>
          <table:table-cell table:style-name="ce4" office:value-type="string">
            <text:p>0, 0.350496 </text:p>
          </table:table-cell>
          <table:table-cell table:formula="of:=MID([.I305];1;1)" office:value-type="string" office:string-value="0">
            <text:p>0</text:p>
          </table:table-cell>
          <table:table-cell table:formula="of:=MID([.I305];4;6)" office:value-type="string" office:string-value="0.3504">
            <text:p>0.3504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306]&gt;[.$E$1];1;0)" office:value-type="float" office:value="0">
            <text:p>0</text:p>
          </table:table-cell>
          <table:table-cell table:formula="of:=ABS([.A306]-[.C306])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3"/>
          <table:table-cell table:style-name="ce4" office:value-type="string">
            <text:p>1, 0.493756 </text:p>
          </table:table-cell>
          <table:table-cell table:formula="of:=MID([.I306];1;1)" office:value-type="string" office:string-value="1">
            <text:p>1</text:p>
          </table:table-cell>
          <table:table-cell table:formula="of:=MID([.I306];4;6)" office:value-type="string" office:string-value="0.4937">
            <text:p>0.4937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307]&gt;[.$E$1];1;0)" office:value-type="float" office:value="0">
            <text:p>0</text:p>
          </table:table-cell>
          <table:table-cell table:formula="of:=ABS([.A307]-[.C307])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3"/>
          <table:table-cell table:style-name="ce4" office:value-type="string">
            <text:p>1, 0.753683 </text:p>
          </table:table-cell>
          <table:table-cell table:formula="of:=MID([.I307];1;1)" office:value-type="string" office:string-value="1">
            <text:p>1</text:p>
          </table:table-cell>
          <table:table-cell table:formula="of:=MID([.I307];4;6)" office:value-type="string" office:string-value="0.7536">
            <text:p>0.7536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308]&gt;[.$E$1];1;0)" office:value-type="float" office:value="0">
            <text:p>0</text:p>
          </table:table-cell>
          <table:table-cell table:formula="of:=ABS([.A308]-[.C308])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3"/>
          <table:table-cell table:style-name="ce4" office:value-type="string">
            <text:p>1, 0.83223 </text:p>
          </table:table-cell>
          <table:table-cell table:formula="of:=MID([.I308];1;1)" office:value-type="string" office:string-value="1">
            <text:p>1</text:p>
          </table:table-cell>
          <table:table-cell table:formula="of:=MID([.I308];4;6)" office:value-type="string" office:string-value="0.8322">
            <text:p>0.8322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309]&gt;[.$E$1];1;0)" office:value-type="float" office:value="0">
            <text:p>0</text:p>
          </table:table-cell>
          <table:table-cell table:formula="of:=ABS([.A309]-[.C309])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3"/>
          <table:table-cell table:style-name="ce4" office:value-type="string">
            <text:p>1, 0.409353 </text:p>
          </table:table-cell>
          <table:table-cell table:formula="of:=MID([.I309];1;1)" office:value-type="string" office:string-value="1">
            <text:p>1</text:p>
          </table:table-cell>
          <table:table-cell table:formula="of:=MID([.I309];4;6)" office:value-type="string" office:string-value="0.4093">
            <text:p>0.4093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310]&gt;[.$E$1];1;0)" office:value-type="float" office:value="0">
            <text:p>0</text:p>
          </table:table-cell>
          <table:table-cell table:formula="of:=ABS([.A310]-[.C310])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3"/>
          <table:table-cell table:style-name="ce4" office:value-type="string">
            <text:p>1, 0.676721 </text:p>
          </table:table-cell>
          <table:table-cell table:formula="of:=MID([.I310];1;1)" office:value-type="string" office:string-value="1">
            <text:p>1</text:p>
          </table:table-cell>
          <table:table-cell table:formula="of:=MID([.I310];4;6)" office:value-type="string" office:string-value="0.6767">
            <text:p>0.6767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311]&gt;[.$E$1];1;0)" office:value-type="float" office:value="0">
            <text:p>0</text:p>
          </table:table-cell>
          <table:table-cell table:formula="of:=ABS([.A311]-[.C311])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3"/>
          <table:table-cell table:style-name="ce4" office:value-type="string">
            <text:p>1, 0.708804 </text:p>
          </table:table-cell>
          <table:table-cell table:formula="of:=MID([.I311];1;1)" office:value-type="string" office:string-value="1">
            <text:p>1</text:p>
          </table:table-cell>
          <table:table-cell table:formula="of:=MID([.I311];4;6)" office:value-type="string" office:string-value="0.7088">
            <text:p>0.7088</text:p>
          </table:table-cell>
          <table:table-cell table:style-name="ce4"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312]&gt;[.$E$1];1;0)" office:value-type="float" office:value="0">
            <text:p>0</text:p>
          </table:table-cell>
          <table:table-cell table:formula="of:=ABS([.A312]-[.C312])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/>
          <table:table-cell table:style-name="ce4" office:value-type="string">
            <text:p>0, 0.390323 </text:p>
          </table:table-cell>
          <table:table-cell table:formula="of:=MID([.I312];1;1)" office:value-type="string" office:string-value="0">
            <text:p>0</text:p>
          </table:table-cell>
          <table:table-cell table:formula="of:=MID([.I312];4;6)" office:value-type="string" office:string-value="0.3903">
            <text:p>0.3903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313]&gt;[.$E$1];1;0)" office:value-type="float" office:value="0">
            <text:p>0</text:p>
          </table:table-cell>
          <table:table-cell table:formula="of:=ABS([.A313]-[.C313])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3"/>
          <table:table-cell table:style-name="ce4" office:value-type="string">
            <text:p>1, 0.404144 </text:p>
          </table:table-cell>
          <table:table-cell table:formula="of:=MID([.I313];1;1)" office:value-type="string" office:string-value="1">
            <text:p>1</text:p>
          </table:table-cell>
          <table:table-cell table:formula="of:=MID([.I313];4;6)" office:value-type="string" office:string-value="0.4041">
            <text:p>0.4041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314]&gt;[.$E$1];1;0)" office:value-type="float" office:value="0">
            <text:p>0</text:p>
          </table:table-cell>
          <table:table-cell table:formula="of:=ABS([.A314]-[.C314])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3"/>
          <table:table-cell table:style-name="ce4" office:value-type="string">
            <text:p>1, 0.561372 </text:p>
          </table:table-cell>
          <table:table-cell table:formula="of:=MID([.I314];1;1)" office:value-type="string" office:string-value="1">
            <text:p>1</text:p>
          </table:table-cell>
          <table:table-cell table:formula="of:=MID([.I314];4;6)" office:value-type="string" office:string-value="0.5613">
            <text:p>0.5613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315]&gt;[.$E$1];1;0)" office:value-type="float" office:value="0">
            <text:p>0</text:p>
          </table:table-cell>
          <table:table-cell table:formula="of:=ABS([.A315]-[.C315])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3"/>
          <table:table-cell table:style-name="ce4" office:value-type="string">
            <text:p>1, 0.689877 </text:p>
          </table:table-cell>
          <table:table-cell table:formula="of:=MID([.I315];1;1)" office:value-type="string" office:string-value="1">
            <text:p>1</text:p>
          </table:table-cell>
          <table:table-cell table:formula="of:=MID([.I315];4;6)" office:value-type="string" office:string-value="0.6898">
            <text:p>0.6898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316]&gt;[.$E$1];1;0)" office:value-type="float" office:value="0">
            <text:p>0</text:p>
          </table:table-cell>
          <table:table-cell table:formula="of:=ABS([.A316]-[.C316])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3"/>
          <table:table-cell table:style-name="ce4" office:value-type="string">
            <text:p>1, 0.549022 </text:p>
          </table:table-cell>
          <table:table-cell table:formula="of:=MID([.I316];1;1)" office:value-type="string" office:string-value="1">
            <text:p>1</text:p>
          </table:table-cell>
          <table:table-cell table:formula="of:=MID([.I316];4;6)" office:value-type="string" office:string-value="0.5490">
            <text:p>0.5490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317]&gt;[.$E$1];1;0)" office:value-type="float" office:value="0">
            <text:p>0</text:p>
          </table:table-cell>
          <table:table-cell table:formula="of:=ABS([.A317]-[.C317])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3"/>
          <table:table-cell table:style-name="ce4" office:value-type="string">
            <text:p>1, 0.498758 </text:p>
          </table:table-cell>
          <table:table-cell table:formula="of:=MID([.I317];1;1)" office:value-type="string" office:string-value="1">
            <text:p>1</text:p>
          </table:table-cell>
          <table:table-cell table:formula="of:=MID([.I317];4;6)" office:value-type="string" office:string-value="0.4987">
            <text:p>0.4987</text:p>
          </table:table-cell>
          <table:table-cell table:style-name="ce4"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318]&gt;[.$E$1];1;0)" office:value-type="float" office:value="0">
            <text:p>0</text:p>
          </table:table-cell>
          <table:table-cell table:formula="of:=ABS([.A318]-[.C318])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/>
          <table:table-cell table:style-name="ce4" office:value-type="string">
            <text:p>0, 0.848724 </text:p>
          </table:table-cell>
          <table:table-cell table:formula="of:=MID([.I318];1;1)" office:value-type="string" office:string-value="0">
            <text:p>0</text:p>
          </table:table-cell>
          <table:table-cell table:formula="of:=MID([.I318];4;6)" office:value-type="string" office:string-value="0.8487">
            <text:p>0.8487</text:p>
          </table:table-cell>
          <table:table-cell table:style-name="ce4"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319]&gt;[.$E$1];1;0)" office:value-type="float" office:value="0">
            <text:p>0</text:p>
          </table:table-cell>
          <table:table-cell table:formula="of:=ABS([.A319]-[.C319])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/>
          <table:table-cell table:style-name="ce4" office:value-type="string">
            <text:p>0, 0.762983 </text:p>
          </table:table-cell>
          <table:table-cell table:formula="of:=MID([.I319];1;1)" office:value-type="string" office:string-value="0">
            <text:p>0</text:p>
          </table:table-cell>
          <table:table-cell table:formula="of:=MID([.I319];4;6)" office:value-type="string" office:string-value="0.7629">
            <text:p>0.7629</text:p>
          </table:table-cell>
          <table:table-cell table:style-name="ce4"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320]&gt;[.$E$1];1;0)" office:value-type="float" office:value="0">
            <text:p>0</text:p>
          </table:table-cell>
          <table:table-cell table:formula="of:=ABS([.A320]-[.C320])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/>
          <table:table-cell table:style-name="ce4" office:value-type="string">
            <text:p>0, 0.622118 </text:p>
          </table:table-cell>
          <table:table-cell table:formula="of:=MID([.I320];1;1)" office:value-type="string" office:string-value="0">
            <text:p>0</text:p>
          </table:table-cell>
          <table:table-cell table:formula="of:=MID([.I320];4;6)" office:value-type="string" office:string-value="0.6221">
            <text:p>0.6221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321]&gt;[.$E$1];1;0)" office:value-type="float" office:value="0">
            <text:p>0</text:p>
          </table:table-cell>
          <table:table-cell table:formula="of:=ABS([.A321]-[.C321])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3"/>
          <table:table-cell table:style-name="ce4" office:value-type="string">
            <text:p>1, 0.586914 </text:p>
          </table:table-cell>
          <table:table-cell table:formula="of:=MID([.I321];1;1)" office:value-type="string" office:string-value="1">
            <text:p>1</text:p>
          </table:table-cell>
          <table:table-cell table:formula="of:=MID([.I321];4;6)" office:value-type="string" office:string-value="0.5869">
            <text:p>0.5869</text:p>
          </table:table-cell>
          <table:table-cell table:style-name="ce4"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322]&gt;[.$E$1];1;0)" office:value-type="float" office:value="0">
            <text:p>0</text:p>
          </table:table-cell>
          <table:table-cell table:formula="of:=ABS([.A322]-[.C322])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/>
          <table:table-cell table:style-name="ce4" office:value-type="string">
            <text:p>0, 0.60723 </text:p>
          </table:table-cell>
          <table:table-cell table:formula="of:=MID([.I322];1;1)" office:value-type="string" office:string-value="0">
            <text:p>0</text:p>
          </table:table-cell>
          <table:table-cell table:formula="of:=MID([.I322];4;6)" office:value-type="string" office:string-value="0.6072">
            <text:p>0.6072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323]&gt;[.$E$1];1;0)" office:value-type="float" office:value="0">
            <text:p>0</text:p>
          </table:table-cell>
          <table:table-cell table:formula="of:=ABS([.A323]-[.C323])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3"/>
          <table:table-cell table:style-name="ce4" office:value-type="string">
            <text:p>1, 0.73048 </text:p>
          </table:table-cell>
          <table:table-cell table:formula="of:=MID([.I323];1;1)" office:value-type="string" office:string-value="1">
            <text:p>1</text:p>
          </table:table-cell>
          <table:table-cell table:formula="of:=MID([.I323];4;6)" office:value-type="string" office:string-value="0.7304">
            <text:p>0.7304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324]&gt;[.$E$1];1;0)" office:value-type="float" office:value="0">
            <text:p>0</text:p>
          </table:table-cell>
          <table:table-cell table:formula="of:=ABS([.A324]-[.C324])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3"/>
          <table:table-cell table:style-name="ce4" office:value-type="string">
            <text:p>1, 0.720389 </text:p>
          </table:table-cell>
          <table:table-cell table:formula="of:=MID([.I324];1;1)" office:value-type="string" office:string-value="1">
            <text:p>1</text:p>
          </table:table-cell>
          <table:table-cell table:formula="of:=MID([.I324];4;6)" office:value-type="string" office:string-value="0.7203">
            <text:p>0.7203</text:p>
          </table:table-cell>
          <table:table-cell table:style-name="ce4"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325]&gt;[.$E$1];1;0)" office:value-type="float" office:value="0">
            <text:p>0</text:p>
          </table:table-cell>
          <table:table-cell table:formula="of:=ABS([.A325]-[.C325])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/>
          <table:table-cell table:style-name="ce4" office:value-type="string">
            <text:p>0, 0.688214 </text:p>
          </table:table-cell>
          <table:table-cell table:formula="of:=MID([.I325];1;1)" office:value-type="string" office:string-value="0">
            <text:p>0</text:p>
          </table:table-cell>
          <table:table-cell table:formula="of:=MID([.I325];4;6)" office:value-type="string" office:string-value="0.6882">
            <text:p>0.6882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326]&gt;[.$E$1];1;0)" office:value-type="float" office:value="0">
            <text:p>0</text:p>
          </table:table-cell>
          <table:table-cell table:formula="of:=ABS([.A326]-[.C326])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3"/>
          <table:table-cell table:style-name="ce4" office:value-type="string">
            <text:p>1, 0.778292 </text:p>
          </table:table-cell>
          <table:table-cell table:formula="of:=MID([.I326];1;1)" office:value-type="string" office:string-value="1">
            <text:p>1</text:p>
          </table:table-cell>
          <table:table-cell table:formula="of:=MID([.I326];4;6)" office:value-type="string" office:string-value="0.7782">
            <text:p>0.7782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327]&gt;[.$E$1];1;0)" office:value-type="float" office:value="0">
            <text:p>0</text:p>
          </table:table-cell>
          <table:table-cell table:formula="of:=ABS([.A327]-[.C327])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3"/>
          <table:table-cell table:style-name="ce4" office:value-type="string">
            <text:p>1, 0.809182 </text:p>
          </table:table-cell>
          <table:table-cell table:formula="of:=MID([.I327];1;1)" office:value-type="string" office:string-value="1">
            <text:p>1</text:p>
          </table:table-cell>
          <table:table-cell table:formula="of:=MID([.I327];4;6)" office:value-type="string" office:string-value="0.8091">
            <text:p>0.8091</text:p>
          </table:table-cell>
          <table:table-cell table:style-name="ce4"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328]&gt;[.$E$1];1;0)" office:value-type="float" office:value="0">
            <text:p>0</text:p>
          </table:table-cell>
          <table:table-cell table:formula="of:=ABS([.A328]-[.C328])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/>
          <table:table-cell table:style-name="ce4" office:value-type="string">
            <text:p>0, 0.37029 </text:p>
          </table:table-cell>
          <table:table-cell table:formula="of:=MID([.I328];1;1)" office:value-type="string" office:string-value="0">
            <text:p>0</text:p>
          </table:table-cell>
          <table:table-cell table:formula="of:=MID([.I328];4;6)" office:value-type="string" office:string-value="0.3702">
            <text:p>0.3702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329]&gt;[.$E$1];1;0)" office:value-type="float" office:value="0">
            <text:p>0</text:p>
          </table:table-cell>
          <table:table-cell table:formula="of:=ABS([.A329]-[.C329])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3"/>
          <table:table-cell table:style-name="ce4" office:value-type="string">
            <text:p>1, 0.628004 </text:p>
          </table:table-cell>
          <table:table-cell table:formula="of:=MID([.I329];1;1)" office:value-type="string" office:string-value="1">
            <text:p>1</text:p>
          </table:table-cell>
          <table:table-cell table:formula="of:=MID([.I329];4;6)" office:value-type="string" office:string-value="0.6280">
            <text:p>0.6280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330]&gt;[.$E$1];1;0)" office:value-type="float" office:value="0">
            <text:p>0</text:p>
          </table:table-cell>
          <table:table-cell table:formula="of:=ABS([.A330]-[.C330])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3"/>
          <table:table-cell table:style-name="ce4" office:value-type="string">
            <text:p>1, 0.702385 </text:p>
          </table:table-cell>
          <table:table-cell table:formula="of:=MID([.I330];1;1)" office:value-type="string" office:string-value="1">
            <text:p>1</text:p>
          </table:table-cell>
          <table:table-cell table:formula="of:=MID([.I330];4;6)" office:value-type="string" office:string-value="0.7023">
            <text:p>0.7023</text:p>
          </table:table-cell>
          <table:table-cell table:style-name="ce4"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331]&gt;[.$E$1];1;0)" office:value-type="float" office:value="0">
            <text:p>0</text:p>
          </table:table-cell>
          <table:table-cell table:formula="of:=ABS([.A331]-[.C331])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/>
          <table:table-cell table:style-name="ce4" office:value-type="string">
            <text:p>0, 0.475001 </text:p>
          </table:table-cell>
          <table:table-cell table:formula="of:=MID([.I331];1;1)" office:value-type="string" office:string-value="0">
            <text:p>0</text:p>
          </table:table-cell>
          <table:table-cell table:formula="of:=MID([.I331];4;6)" office:value-type="string" office:string-value="0.4750">
            <text:p>0.4750</text:p>
          </table:table-cell>
          <table:table-cell table:style-name="ce4"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332]&gt;[.$E$1];1;0)" office:value-type="float" office:value="0">
            <text:p>0</text:p>
          </table:table-cell>
          <table:table-cell table:formula="of:=ABS([.A332]-[.C332])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/>
          <table:table-cell table:style-name="ce4" office:value-type="string">
            <text:p>0, 0.710432 </text:p>
          </table:table-cell>
          <table:table-cell table:formula="of:=MID([.I332];1;1)" office:value-type="string" office:string-value="0">
            <text:p>0</text:p>
          </table:table-cell>
          <table:table-cell table:formula="of:=MID([.I332];4;6)" office:value-type="string" office:string-value="0.7104">
            <text:p>0.7104</text:p>
          </table:table-cell>
          <table:table-cell table:style-name="ce4"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333]&gt;[.$E$1];1;0)" office:value-type="float" office:value="0">
            <text:p>0</text:p>
          </table:table-cell>
          <table:table-cell table:formula="of:=ABS([.A333]-[.C333])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/>
          <table:table-cell table:style-name="ce4" office:value-type="string">
            <text:p>0, 0.494119 </text:p>
          </table:table-cell>
          <table:table-cell table:formula="of:=MID([.I333];1;1)" office:value-type="string" office:string-value="0">
            <text:p>0</text:p>
          </table:table-cell>
          <table:table-cell table:formula="of:=MID([.I333];4;6)" office:value-type="string" office:string-value="0.4941">
            <text:p>0.4941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334]&gt;[.$E$1];1;0)" office:value-type="float" office:value="0">
            <text:p>0</text:p>
          </table:table-cell>
          <table:table-cell table:formula="of:=ABS([.A334]-[.C334])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3"/>
          <table:table-cell table:style-name="ce4" office:value-type="string">
            <text:p>1, 0.716334 </text:p>
          </table:table-cell>
          <table:table-cell table:formula="of:=MID([.I334];1;1)" office:value-type="string" office:string-value="1">
            <text:p>1</text:p>
          </table:table-cell>
          <table:table-cell table:formula="of:=MID([.I334];4;6)" office:value-type="string" office:string-value="0.7163">
            <text:p>0.7163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335]&gt;[.$E$1];1;0)" office:value-type="float" office:value="0">
            <text:p>0</text:p>
          </table:table-cell>
          <table:table-cell table:formula="of:=ABS([.A335]-[.C335])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3"/>
          <table:table-cell table:style-name="ce4" office:value-type="string">
            <text:p>1, 0.612381 </text:p>
          </table:table-cell>
          <table:table-cell table:formula="of:=MID([.I335];1;1)" office:value-type="string" office:string-value="1">
            <text:p>1</text:p>
          </table:table-cell>
          <table:table-cell table:formula="of:=MID([.I335];4;6)" office:value-type="string" office:string-value="0.6123">
            <text:p>0.6123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336]&gt;[.$E$1];1;0)" office:value-type="float" office:value="0">
            <text:p>0</text:p>
          </table:table-cell>
          <table:table-cell table:formula="of:=ABS([.A336]-[.C336])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3"/>
          <table:table-cell table:style-name="ce4" office:value-type="string">
            <text:p>1, 0.717182 </text:p>
          </table:table-cell>
          <table:table-cell table:formula="of:=MID([.I336];1;1)" office:value-type="string" office:string-value="1">
            <text:p>1</text:p>
          </table:table-cell>
          <table:table-cell table:formula="of:=MID([.I336];4;6)" office:value-type="string" office:string-value="0.7171">
            <text:p>0.7171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337]&gt;[.$E$1];1;0)" office:value-type="float" office:value="0">
            <text:p>0</text:p>
          </table:table-cell>
          <table:table-cell table:formula="of:=ABS([.A337]-[.C337])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3"/>
          <table:table-cell table:style-name="ce4" office:value-type="string">
            <text:p>1, 0.482652 </text:p>
          </table:table-cell>
          <table:table-cell table:formula="of:=MID([.I337];1;1)" office:value-type="string" office:string-value="1">
            <text:p>1</text:p>
          </table:table-cell>
          <table:table-cell table:formula="of:=MID([.I337];4;6)" office:value-type="string" office:string-value="0.4826">
            <text:p>0.4826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338]&gt;[.$E$1];1;0)" office:value-type="float" office:value="0">
            <text:p>0</text:p>
          </table:table-cell>
          <table:table-cell table:formula="of:=ABS([.A338]-[.C338])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3"/>
          <table:table-cell table:style-name="ce4" office:value-type="string">
            <text:p>1, 0.4297 </text:p>
          </table:table-cell>
          <table:table-cell table:formula="of:=MID([.I338];1;1)" office:value-type="string" office:string-value="1">
            <text:p>1</text:p>
          </table:table-cell>
          <table:table-cell table:formula="of:=MID([.I338];4;6)" office:value-type="string" office:string-value="0.4297">
            <text:p>0.4297</text:p>
          </table:table-cell>
          <table:table-cell table:style-name="ce4"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339]&gt;[.$E$1];1;0)" office:value-type="float" office:value="0">
            <text:p>0</text:p>
          </table:table-cell>
          <table:table-cell table:formula="of:=ABS([.A339]-[.C339])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3"/>
          <table:table-cell table:style-name="ce4" office:value-type="string">
            <text:p>0, 0.510457 </text:p>
          </table:table-cell>
          <table:table-cell table:formula="of:=MID([.I339];1;1)" office:value-type="string" office:string-value="0">
            <text:p>0</text:p>
          </table:table-cell>
          <table:table-cell table:formula="of:=MID([.I339];4;6)" office:value-type="string" office:string-value="0.5104">
            <text:p>0.5104</text:p>
          </table:table-cell>
          <table:table-cell table:style-name="ce4"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340]&gt;[.$E$1];1;0)" office:value-type="float" office:value="0">
            <text:p>0</text:p>
          </table:table-cell>
          <table:table-cell table:formula="of:=ABS([.A340]-[.C340])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3"/>
          <table:table-cell table:style-name="ce4" office:value-type="string">
            <text:p>0, 0.37685 </text:p>
          </table:table-cell>
          <table:table-cell table:formula="of:=MID([.I340];1;1)" office:value-type="string" office:string-value="0">
            <text:p>0</text:p>
          </table:table-cell>
          <table:table-cell table:formula="of:=MID([.I340];4;6)" office:value-type="string" office:string-value="0.3768">
            <text:p>0.3768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341]&gt;[.$E$1];1;0)" office:value-type="float" office:value="0">
            <text:p>0</text:p>
          </table:table-cell>
          <table:table-cell table:formula="of:=ABS([.A341]-[.C341])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3"/>
          <table:table-cell table:style-name="ce4" office:value-type="string">
            <text:p>1, 0.666513 </text:p>
          </table:table-cell>
          <table:table-cell table:formula="of:=MID([.I341];1;1)" office:value-type="string" office:string-value="1">
            <text:p>1</text:p>
          </table:table-cell>
          <table:table-cell table:formula="of:=MID([.I341];4;6)" office:value-type="string" office:string-value="0.6665">
            <text:p>0.6665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342]&gt;[.$E$1];1;0)" office:value-type="float" office:value="0">
            <text:p>0</text:p>
          </table:table-cell>
          <table:table-cell table:formula="of:=ABS([.A342]-[.C342])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3"/>
          <table:table-cell table:style-name="ce4" office:value-type="string">
            <text:p>1, 0.81144 </text:p>
          </table:table-cell>
          <table:table-cell table:formula="of:=MID([.I342];1;1)" office:value-type="string" office:string-value="1">
            <text:p>1</text:p>
          </table:table-cell>
          <table:table-cell table:formula="of:=MID([.I342];4;6)" office:value-type="string" office:string-value="0.8114">
            <text:p>0.8114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343]&gt;[.$E$1];1;0)" office:value-type="float" office:value="0">
            <text:p>0</text:p>
          </table:table-cell>
          <table:table-cell table:formula="of:=ABS([.A343]-[.C343])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3"/>
          <table:table-cell table:style-name="ce4" office:value-type="string">
            <text:p>1, 0.859733 </text:p>
          </table:table-cell>
          <table:table-cell table:formula="of:=MID([.I343];1;1)" office:value-type="string" office:string-value="1">
            <text:p>1</text:p>
          </table:table-cell>
          <table:table-cell table:formula="of:=MID([.I343];4;6)" office:value-type="string" office:string-value="0.8597">
            <text:p>0.8597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344]&gt;[.$E$1];1;0)" office:value-type="float" office:value="0">
            <text:p>0</text:p>
          </table:table-cell>
          <table:table-cell table:formula="of:=ABS([.A344]-[.C344])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3"/>
          <table:table-cell table:style-name="ce4" office:value-type="string">
            <text:p>1, 0.74222 </text:p>
          </table:table-cell>
          <table:table-cell table:formula="of:=MID([.I344];1;1)" office:value-type="string" office:string-value="1">
            <text:p>1</text:p>
          </table:table-cell>
          <table:table-cell table:formula="of:=MID([.I344];4;6)" office:value-type="string" office:string-value="0.7422">
            <text:p>0.7422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345]&gt;[.$E$1];1;0)" office:value-type="float" office:value="0">
            <text:p>0</text:p>
          </table:table-cell>
          <table:table-cell table:formula="of:=ABS([.A345]-[.C345])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3"/>
          <table:table-cell table:style-name="ce4" office:value-type="string">
            <text:p>1, 0.588905 </text:p>
          </table:table-cell>
          <table:table-cell table:formula="of:=MID([.I345];1;1)" office:value-type="string" office:string-value="1">
            <text:p>1</text:p>
          </table:table-cell>
          <table:table-cell table:formula="of:=MID([.I345];4;6)" office:value-type="string" office:string-value="0.5889">
            <text:p>0.5889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346]&gt;[.$E$1];1;0)" office:value-type="float" office:value="0">
            <text:p>0</text:p>
          </table:table-cell>
          <table:table-cell table:formula="of:=ABS([.A346]-[.C346])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3"/>
          <table:table-cell table:style-name="ce4" office:value-type="string">
            <text:p>1, 0.609364 </text:p>
          </table:table-cell>
          <table:table-cell table:formula="of:=MID([.I346];1;1)" office:value-type="string" office:string-value="1">
            <text:p>1</text:p>
          </table:table-cell>
          <table:table-cell table:formula="of:=MID([.I346];4;6)" office:value-type="string" office:string-value="0.6093">
            <text:p>0.6093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347]&gt;[.$E$1];1;0)" office:value-type="float" office:value="0">
            <text:p>0</text:p>
          </table:table-cell>
          <table:table-cell table:formula="of:=ABS([.A347]-[.C347])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3"/>
          <table:table-cell table:style-name="ce4" office:value-type="string">
            <text:p>1, 0.636421 </text:p>
          </table:table-cell>
          <table:table-cell table:formula="of:=MID([.I347];1;1)" office:value-type="string" office:string-value="1">
            <text:p>1</text:p>
          </table:table-cell>
          <table:table-cell table:formula="of:=MID([.I347];4;6)" office:value-type="string" office:string-value="0.6364">
            <text:p>0.6364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348]&gt;[.$E$1];1;0)" office:value-type="float" office:value="0">
            <text:p>0</text:p>
          </table:table-cell>
          <table:table-cell table:formula="of:=ABS([.A348]-[.C348])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3"/>
          <table:table-cell table:style-name="ce4" office:value-type="string">
            <text:p>1, 0.559563 </text:p>
          </table:table-cell>
          <table:table-cell table:formula="of:=MID([.I348];1;1)" office:value-type="string" office:string-value="1">
            <text:p>1</text:p>
          </table:table-cell>
          <table:table-cell table:formula="of:=MID([.I348];4;6)" office:value-type="string" office:string-value="0.5595">
            <text:p>0.5595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349]&gt;[.$E$1];1;0)" office:value-type="float" office:value="0">
            <text:p>0</text:p>
          </table:table-cell>
          <table:table-cell table:formula="of:=ABS([.A349]-[.C349])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3"/>
          <table:table-cell table:style-name="ce4" office:value-type="string">
            <text:p>1, 0.696631 </text:p>
          </table:table-cell>
          <table:table-cell table:formula="of:=MID([.I349];1;1)" office:value-type="string" office:string-value="1">
            <text:p>1</text:p>
          </table:table-cell>
          <table:table-cell table:formula="of:=MID([.I349];4;6)" office:value-type="string" office:string-value="0.6966">
            <text:p>0.6966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350]&gt;[.$E$1];1;0)" office:value-type="float" office:value="0">
            <text:p>0</text:p>
          </table:table-cell>
          <table:table-cell table:formula="of:=ABS([.A350]-[.C350])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3"/>
          <table:table-cell table:style-name="ce4" office:value-type="string">
            <text:p>1, 0.878051 </text:p>
          </table:table-cell>
          <table:table-cell table:formula="of:=MID([.I350];1;1)" office:value-type="string" office:string-value="1">
            <text:p>1</text:p>
          </table:table-cell>
          <table:table-cell table:formula="of:=MID([.I350];4;6)" office:value-type="string" office:string-value="0.8780">
            <text:p>0.8780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351]&gt;[.$E$1];1;0)" office:value-type="float" office:value="0">
            <text:p>0</text:p>
          </table:table-cell>
          <table:table-cell table:formula="of:=ABS([.A351]-[.C351])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3"/>
          <table:table-cell table:style-name="ce4" office:value-type="string">
            <text:p>1, 0.811156 </text:p>
          </table:table-cell>
          <table:table-cell table:formula="of:=MID([.I351];1;1)" office:value-type="string" office:string-value="1">
            <text:p>1</text:p>
          </table:table-cell>
          <table:table-cell table:formula="of:=MID([.I351];4;6)" office:value-type="string" office:string-value="0.8111">
            <text:p>0.8111</text:p>
          </table:table-cell>
          <table:table-cell table:style-name="ce4"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352]&gt;[.$E$1];1;0)" office:value-type="float" office:value="0">
            <text:p>0</text:p>
          </table:table-cell>
          <table:table-cell table:formula="of:=ABS([.A352]-[.C352])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3"/>
          <table:table-cell table:style-name="ce4" office:value-type="string">
            <text:p>0, 0.353728 </text:p>
          </table:table-cell>
          <table:table-cell table:formula="of:=MID([.I352];1;1)" office:value-type="string" office:string-value="0">
            <text:p>0</text:p>
          </table:table-cell>
          <table:table-cell table:formula="of:=MID([.I352];4;6)" office:value-type="string" office:string-value="0.3537">
            <text:p>0.3537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353]&gt;[.$E$1];1;0)" office:value-type="float" office:value="0">
            <text:p>0</text:p>
          </table:table-cell>
          <table:table-cell table:formula="of:=ABS([.A353]-[.C353])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3"/>
          <table:table-cell table:style-name="ce4" office:value-type="string">
            <text:p>1, 0.552523 </text:p>
          </table:table-cell>
          <table:table-cell table:formula="of:=MID([.I353];1;1)" office:value-type="string" office:string-value="1">
            <text:p>1</text:p>
          </table:table-cell>
          <table:table-cell table:formula="of:=MID([.I353];4;6)" office:value-type="string" office:string-value="0.5525">
            <text:p>0.5525</text:p>
          </table:table-cell>
          <table:table-cell table:style-name="ce4"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354]&gt;[.$E$1];1;0)" office:value-type="float" office:value="0">
            <text:p>0</text:p>
          </table:table-cell>
          <table:table-cell table:formula="of:=ABS([.A354]-[.C354])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3"/>
          <table:table-cell table:style-name="ce4" office:value-type="string">
            <text:p>1, 0.724862 </text:p>
          </table:table-cell>
          <table:table-cell table:formula="of:=MID([.I354];1;1)" office:value-type="string" office:string-value="1">
            <text:p>1</text:p>
          </table:table-cell>
          <table:table-cell table:formula="of:=MID([.I354];4;6)" office:value-type="string" office:string-value="0.7248">
            <text:p>0.7248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355]&gt;[.$E$1];1;0)" office:value-type="float" office:value="0">
            <text:p>0</text:p>
          </table:table-cell>
          <table:table-cell table:formula="of:=ABS([.A355]-[.C355])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3"/>
          <table:table-cell table:style-name="ce4" office:value-type="string">
            <text:p>1, 0.60839 </text:p>
          </table:table-cell>
          <table:table-cell table:formula="of:=MID([.I355];1;1)" office:value-type="string" office:string-value="1">
            <text:p>1</text:p>
          </table:table-cell>
          <table:table-cell table:formula="of:=MID([.I355];4;6)" office:value-type="string" office:string-value="0.6083">
            <text:p>0.6083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356]&gt;[.$E$1];1;0)" office:value-type="float" office:value="0">
            <text:p>0</text:p>
          </table:table-cell>
          <table:table-cell table:formula="of:=ABS([.A356]-[.C356])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/>
          <table:table-cell table:style-name="ce4" office:value-type="string">
            <text:p>0, 0.709596 </text:p>
          </table:table-cell>
          <table:table-cell table:formula="of:=MID([.I356];1;1)" office:value-type="string" office:string-value="0">
            <text:p>0</text:p>
          </table:table-cell>
          <table:table-cell table:formula="of:=MID([.I356];4;6)" office:value-type="string" office:string-value="0.7095">
            <text:p>0.7095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357]&gt;[.$E$1];1;0)" office:value-type="float" office:value="0">
            <text:p>0</text:p>
          </table:table-cell>
          <table:table-cell table:formula="of:=ABS([.A357]-[.C357])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/>
          <table:table-cell table:style-name="ce4" office:value-type="string">
            <text:p>0, 0.670329 </text:p>
          </table:table-cell>
          <table:table-cell table:formula="of:=MID([.I357];1;1)" office:value-type="string" office:string-value="0">
            <text:p>0</text:p>
          </table:table-cell>
          <table:table-cell table:formula="of:=MID([.I357];4;6)" office:value-type="string" office:string-value="0.6703">
            <text:p>0.6703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358]&gt;[.$E$1];1;0)" office:value-type="float" office:value="0">
            <text:p>0</text:p>
          </table:table-cell>
          <table:table-cell table:formula="of:=ABS([.A358]-[.C358])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3"/>
          <table:table-cell table:style-name="ce4" office:value-type="string">
            <text:p>1, 0.678112 </text:p>
          </table:table-cell>
          <table:table-cell table:formula="of:=MID([.I358];1;1)" office:value-type="string" office:string-value="1">
            <text:p>1</text:p>
          </table:table-cell>
          <table:table-cell table:formula="of:=MID([.I358];4;6)" office:value-type="string" office:string-value="0.6781">
            <text:p>0.6781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359]&gt;[.$E$1];1;0)" office:value-type="float" office:value="0">
            <text:p>0</text:p>
          </table:table-cell>
          <table:table-cell table:formula="of:=ABS([.A359]-[.C359])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3"/>
          <table:table-cell table:style-name="ce4" office:value-type="string">
            <text:p>0, 0.454861 </text:p>
          </table:table-cell>
          <table:table-cell table:formula="of:=MID([.I359];1;1)" office:value-type="string" office:string-value="0">
            <text:p>0</text:p>
          </table:table-cell>
          <table:table-cell table:formula="of:=MID([.I359];4;6)" office:value-type="string" office:string-value="0.4548">
            <text:p>0.4548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360]&gt;[.$E$1];1;0)" office:value-type="float" office:value="0">
            <text:p>0</text:p>
          </table:table-cell>
          <table:table-cell table:formula="of:=ABS([.A360]-[.C360])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3"/>
          <table:table-cell table:style-name="ce4" office:value-type="string">
            <text:p>0, 0.484597 </text:p>
          </table:table-cell>
          <table:table-cell table:formula="of:=MID([.I360];1;1)" office:value-type="string" office:string-value="0">
            <text:p>0</text:p>
          </table:table-cell>
          <table:table-cell table:formula="of:=MID([.I360];4;6)" office:value-type="string" office:string-value="0.4845">
            <text:p>0.4845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361]&gt;[.$E$1];1;0)" office:value-type="float" office:value="0">
            <text:p>0</text:p>
          </table:table-cell>
          <table:table-cell table:formula="of:=ABS([.A361]-[.C361])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/>
          <table:table-cell table:style-name="ce4" office:value-type="string">
            <text:p>0, 0.501548 </text:p>
          </table:table-cell>
          <table:table-cell table:formula="of:=MID([.I361];1;1)" office:value-type="string" office:string-value="0">
            <text:p>0</text:p>
          </table:table-cell>
          <table:table-cell table:formula="of:=MID([.I361];4;6)" office:value-type="string" office:string-value="0.5015">
            <text:p>0.5015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362]&gt;[.$E$1];1;0)" office:value-type="float" office:value="0">
            <text:p>0</text:p>
          </table:table-cell>
          <table:table-cell table:formula="of:=ABS([.A362]-[.C362])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3"/>
          <table:table-cell table:style-name="ce4" office:value-type="string">
            <text:p>1, 0.795429 </text:p>
          </table:table-cell>
          <table:table-cell table:formula="of:=MID([.I362];1;1)" office:value-type="string" office:string-value="1">
            <text:p>1</text:p>
          </table:table-cell>
          <table:table-cell table:formula="of:=MID([.I362];4;6)" office:value-type="string" office:string-value="0.7954">
            <text:p>0.7954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363]&gt;[.$E$1];1;0)" office:value-type="float" office:value="0">
            <text:p>0</text:p>
          </table:table-cell>
          <table:table-cell table:formula="of:=ABS([.A363]-[.C363])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3"/>
          <table:table-cell table:style-name="ce4" office:value-type="string">
            <text:p>1, 0.641457 </text:p>
          </table:table-cell>
          <table:table-cell table:formula="of:=MID([.I363];1;1)" office:value-type="string" office:string-value="1">
            <text:p>1</text:p>
          </table:table-cell>
          <table:table-cell table:formula="of:=MID([.I363];4;6)" office:value-type="string" office:string-value="0.6414">
            <text:p>0.6414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364]&gt;[.$E$1];1;0)" office:value-type="float" office:value="0">
            <text:p>0</text:p>
          </table:table-cell>
          <table:table-cell table:formula="of:=ABS([.A364]-[.C364])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/>
          <table:table-cell table:style-name="ce4" office:value-type="string">
            <text:p>0, 0.675302 </text:p>
          </table:table-cell>
          <table:table-cell table:formula="of:=MID([.I364];1;1)" office:value-type="string" office:string-value="0">
            <text:p>0</text:p>
          </table:table-cell>
          <table:table-cell table:formula="of:=MID([.I364];4;6)" office:value-type="string" office:string-value="0.6753">
            <text:p>0.6753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365]&gt;[.$E$1];1;0)" office:value-type="float" office:value="0">
            <text:p>0</text:p>
          </table:table-cell>
          <table:table-cell table:formula="of:=ABS([.A365]-[.C365])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3"/>
          <table:table-cell table:style-name="ce4" office:value-type="string">
            <text:p>1, 0.635003 </text:p>
          </table:table-cell>
          <table:table-cell table:formula="of:=MID([.I365];1;1)" office:value-type="string" office:string-value="1">
            <text:p>1</text:p>
          </table:table-cell>
          <table:table-cell table:formula="of:=MID([.I365];4;6)" office:value-type="string" office:string-value="0.6350">
            <text:p>0.6350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366]&gt;[.$E$1];1;0)" office:value-type="float" office:value="0">
            <text:p>0</text:p>
          </table:table-cell>
          <table:table-cell table:formula="of:=ABS([.A366]-[.C366])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/>
          <table:table-cell table:style-name="ce4" office:value-type="string">
            <text:p>0, 0.648499 </text:p>
          </table:table-cell>
          <table:table-cell table:formula="of:=MID([.I366];1;1)" office:value-type="string" office:string-value="0">
            <text:p>0</text:p>
          </table:table-cell>
          <table:table-cell table:formula="of:=MID([.I366];4;6)" office:value-type="string" office:string-value="0.6484">
            <text:p>0.6484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367]&gt;[.$E$1];1;0)" office:value-type="float" office:value="0">
            <text:p>0</text:p>
          </table:table-cell>
          <table:table-cell table:formula="of:=ABS([.A367]-[.C367])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3"/>
          <table:table-cell table:style-name="ce4" office:value-type="string">
            <text:p>1, 0.331867 </text:p>
          </table:table-cell>
          <table:table-cell table:formula="of:=MID([.I367];1;1)" office:value-type="string" office:string-value="1">
            <text:p>1</text:p>
          </table:table-cell>
          <table:table-cell table:formula="of:=MID([.I367];4;6)" office:value-type="string" office:string-value="0.3318">
            <text:p>0.3318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368]&gt;[.$E$1];1;0)" office:value-type="float" office:value="0">
            <text:p>0</text:p>
          </table:table-cell>
          <table:table-cell table:formula="of:=ABS([.A368]-[.C368])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3"/>
          <table:table-cell table:style-name="ce4" office:value-type="string">
            <text:p>1, 0.735111 </text:p>
          </table:table-cell>
          <table:table-cell table:formula="of:=MID([.I368];1;1)" office:value-type="string" office:string-value="1">
            <text:p>1</text:p>
          </table:table-cell>
          <table:table-cell table:formula="of:=MID([.I368];4;6)" office:value-type="string" office:string-value="0.7351">
            <text:p>0.7351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369]&gt;[.$E$1];1;0)" office:value-type="float" office:value="0">
            <text:p>0</text:p>
          </table:table-cell>
          <table:table-cell table:formula="of:=ABS([.A369]-[.C369])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3"/>
          <table:table-cell table:style-name="ce4" office:value-type="string">
            <text:p>0, 0.303694 </text:p>
          </table:table-cell>
          <table:table-cell table:formula="of:=MID([.I369];1;1)" office:value-type="string" office:string-value="0">
            <text:p>0</text:p>
          </table:table-cell>
          <table:table-cell table:formula="of:=MID([.I369];4;6)" office:value-type="string" office:string-value="0.3036">
            <text:p>0.3036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370]&gt;[.$E$1];1;0)" office:value-type="float" office:value="0">
            <text:p>0</text:p>
          </table:table-cell>
          <table:table-cell table:formula="of:=ABS([.A370]-[.C370])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3"/>
          <table:table-cell table:style-name="ce4" office:value-type="string">
            <text:p>1, 0.786368 </text:p>
          </table:table-cell>
          <table:table-cell table:formula="of:=MID([.I370];1;1)" office:value-type="string" office:string-value="1">
            <text:p>1</text:p>
          </table:table-cell>
          <table:table-cell table:formula="of:=MID([.I370];4;6)" office:value-type="string" office:string-value="0.7863">
            <text:p>0.7863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371]&gt;[.$E$1];1;0)" office:value-type="float" office:value="0">
            <text:p>0</text:p>
          </table:table-cell>
          <table:table-cell table:formula="of:=ABS([.A371]-[.C371])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/>
          <table:table-cell table:style-name="ce4" office:value-type="string">
            <text:p>0, 0.316251 </text:p>
          </table:table-cell>
          <table:table-cell table:formula="of:=MID([.I371];1;1)" office:value-type="string" office:string-value="0">
            <text:p>0</text:p>
          </table:table-cell>
          <table:table-cell table:formula="of:=MID([.I371];4;6)" office:value-type="string" office:string-value="0.3162">
            <text:p>0.3162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372]&gt;[.$E$1];1;0)" office:value-type="float" office:value="0">
            <text:p>0</text:p>
          </table:table-cell>
          <table:table-cell table:formula="of:=ABS([.A372]-[.C372])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/>
          <table:table-cell table:style-name="ce4" office:value-type="string">
            <text:p>0, 0.595481 </text:p>
          </table:table-cell>
          <table:table-cell table:formula="of:=MID([.I372];1;1)" office:value-type="string" office:string-value="0">
            <text:p>0</text:p>
          </table:table-cell>
          <table:table-cell table:formula="of:=MID([.I372];4;6)" office:value-type="string" office:string-value="0.5954">
            <text:p>0.5954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373]&gt;[.$E$1];1;0)" office:value-type="float" office:value="0">
            <text:p>0</text:p>
          </table:table-cell>
          <table:table-cell table:formula="of:=ABS([.A373]-[.C373])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3"/>
          <table:table-cell table:style-name="ce4" office:value-type="string">
            <text:p>1, 0.504432 </text:p>
          </table:table-cell>
          <table:table-cell table:formula="of:=MID([.I373];1;1)" office:value-type="string" office:string-value="1">
            <text:p>1</text:p>
          </table:table-cell>
          <table:table-cell table:formula="of:=MID([.I373];4;6)" office:value-type="string" office:string-value="0.5044">
            <text:p>0.5044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374]&gt;[.$E$1];1;0)" office:value-type="float" office:value="0">
            <text:p>0</text:p>
          </table:table-cell>
          <table:table-cell table:formula="of:=ABS([.A374]-[.C374])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/>
          <table:table-cell table:style-name="ce4" office:value-type="string">
            <text:p>0, 0.524021 </text:p>
          </table:table-cell>
          <table:table-cell table:formula="of:=MID([.I374];1;1)" office:value-type="string" office:string-value="0">
            <text:p>0</text:p>
          </table:table-cell>
          <table:table-cell table:formula="of:=MID([.I374];4;6)" office:value-type="string" office:string-value="0.5240">
            <text:p>0.5240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375]&gt;[.$E$1];1;0)" office:value-type="float" office:value="0">
            <text:p>0</text:p>
          </table:table-cell>
          <table:table-cell table:formula="of:=ABS([.A375]-[.C375])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3"/>
          <table:table-cell table:style-name="ce4" office:value-type="string">
            <text:p>1, 0.869981 </text:p>
          </table:table-cell>
          <table:table-cell table:formula="of:=MID([.I375];1;1)" office:value-type="string" office:string-value="1">
            <text:p>1</text:p>
          </table:table-cell>
          <table:table-cell table:formula="of:=MID([.I375];4;6)" office:value-type="string" office:string-value="0.8699">
            <text:p>0.8699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376]&gt;[.$E$1];1;0)" office:value-type="float" office:value="0">
            <text:p>0</text:p>
          </table:table-cell>
          <table:table-cell table:formula="of:=ABS([.A376]-[.C376])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3"/>
          <table:table-cell table:style-name="ce4" office:value-type="string">
            <text:p>1, 0.475153 </text:p>
          </table:table-cell>
          <table:table-cell table:formula="of:=MID([.I376];1;1)" office:value-type="string" office:string-value="1">
            <text:p>1</text:p>
          </table:table-cell>
          <table:table-cell table:formula="of:=MID([.I376];4;6)" office:value-type="string" office:string-value="0.4751">
            <text:p>0.4751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377]&gt;[.$E$1];1;0)" office:value-type="float" office:value="0">
            <text:p>0</text:p>
          </table:table-cell>
          <table:table-cell table:formula="of:=ABS([.A377]-[.C377])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3"/>
          <table:table-cell table:style-name="ce4" office:value-type="string">
            <text:p>1, 0.45901 </text:p>
          </table:table-cell>
          <table:table-cell table:formula="of:=MID([.I377];1;1)" office:value-type="string" office:string-value="1">
            <text:p>1</text:p>
          </table:table-cell>
          <table:table-cell table:formula="of:=MID([.I377];4;6)" office:value-type="string" office:string-value="0.4590">
            <text:p>0.4590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378]&gt;[.$E$1];1;0)" office:value-type="float" office:value="0">
            <text:p>0</text:p>
          </table:table-cell>
          <table:table-cell table:formula="of:=ABS([.A378]-[.C378])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3"/>
          <table:table-cell table:style-name="ce4" office:value-type="string">
            <text:p>1, 0.80967 </text:p>
          </table:table-cell>
          <table:table-cell table:formula="of:=MID([.I378];1;1)" office:value-type="string" office:string-value="1">
            <text:p>1</text:p>
          </table:table-cell>
          <table:table-cell table:formula="of:=MID([.I378];4;6)" office:value-type="string" office:string-value="0.8096">
            <text:p>0.8096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379]&gt;[.$E$1];1;0)" office:value-type="float" office:value="0">
            <text:p>0</text:p>
          </table:table-cell>
          <table:table-cell table:formula="of:=ABS([.A379]-[.C379])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/>
          <table:table-cell table:style-name="ce4" office:value-type="string">
            <text:p>0, 0.493119 </text:p>
          </table:table-cell>
          <table:table-cell table:formula="of:=MID([.I379];1;1)" office:value-type="string" office:string-value="0">
            <text:p>0</text:p>
          </table:table-cell>
          <table:table-cell table:formula="of:=MID([.I379];4;6)" office:value-type="string" office:string-value="0.4931">
            <text:p>0.4931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380]&gt;[.$E$1];1;0)" office:value-type="float" office:value="0">
            <text:p>0</text:p>
          </table:table-cell>
          <table:table-cell table:formula="of:=ABS([.A380]-[.C380])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3"/>
          <table:table-cell table:style-name="ce4" office:value-type="string">
            <text:p>1, 0.558205 </text:p>
          </table:table-cell>
          <table:table-cell table:formula="of:=MID([.I380];1;1)" office:value-type="string" office:string-value="1">
            <text:p>1</text:p>
          </table:table-cell>
          <table:table-cell table:formula="of:=MID([.I380];4;6)" office:value-type="string" office:string-value="0.5582">
            <text:p>0.5582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381]&gt;[.$E$1];1;0)" office:value-type="float" office:value="0">
            <text:p>0</text:p>
          </table:table-cell>
          <table:table-cell table:formula="of:=ABS([.A381]-[.C381])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3"/>
          <table:table-cell table:style-name="ce4" office:value-type="string">
            <text:p>1, 0.764255 </text:p>
          </table:table-cell>
          <table:table-cell table:formula="of:=MID([.I381];1;1)" office:value-type="string" office:string-value="1">
            <text:p>1</text:p>
          </table:table-cell>
          <table:table-cell table:formula="of:=MID([.I381];4;6)" office:value-type="string" office:string-value="0.7642">
            <text:p>0.7642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382]&gt;[.$E$1];1;0)" office:value-type="float" office:value="0">
            <text:p>0</text:p>
          </table:table-cell>
          <table:table-cell table:formula="of:=ABS([.A382]-[.C382])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3"/>
          <table:table-cell table:style-name="ce4" office:value-type="string">
            <text:p>1, 0.382977 </text:p>
          </table:table-cell>
          <table:table-cell table:formula="of:=MID([.I382];1;1)" office:value-type="string" office:string-value="1">
            <text:p>1</text:p>
          </table:table-cell>
          <table:table-cell table:formula="of:=MID([.I382];4;6)" office:value-type="string" office:string-value="0.3829">
            <text:p>0.3829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383]&gt;[.$E$1];1;0)" office:value-type="float" office:value="0">
            <text:p>0</text:p>
          </table:table-cell>
          <table:table-cell table:formula="of:=ABS([.A383]-[.C383])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3"/>
          <table:table-cell table:style-name="ce4" office:value-type="string">
            <text:p>1, 0.687609 </text:p>
          </table:table-cell>
          <table:table-cell table:formula="of:=MID([.I383];1;1)" office:value-type="string" office:string-value="1">
            <text:p>1</text:p>
          </table:table-cell>
          <table:table-cell table:formula="of:=MID([.I383];4;6)" office:value-type="string" office:string-value="0.6876">
            <text:p>0.6876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384]&gt;[.$E$1];1;0)" office:value-type="float" office:value="0">
            <text:p>0</text:p>
          </table:table-cell>
          <table:table-cell table:formula="of:=ABS([.A384]-[.C384])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3"/>
          <table:table-cell table:style-name="ce4" office:value-type="string">
            <text:p>1, 0.792164 </text:p>
          </table:table-cell>
          <table:table-cell table:formula="of:=MID([.I384];1;1)" office:value-type="string" office:string-value="1">
            <text:p>1</text:p>
          </table:table-cell>
          <table:table-cell table:formula="of:=MID([.I384];4;6)" office:value-type="string" office:string-value="0.7921">
            <text:p>0.7921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385]&gt;[.$E$1];1;0)" office:value-type="float" office:value="0">
            <text:p>0</text:p>
          </table:table-cell>
          <table:table-cell table:formula="of:=ABS([.A385]-[.C385])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/>
          <table:table-cell table:style-name="ce4" office:value-type="string">
            <text:p>0, 0.615721 </text:p>
          </table:table-cell>
          <table:table-cell table:formula="of:=MID([.I385];1;1)" office:value-type="string" office:string-value="0">
            <text:p>0</text:p>
          </table:table-cell>
          <table:table-cell table:formula="of:=MID([.I385];4;6)" office:value-type="string" office:string-value="0.6157">
            <text:p>0.6157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386]&gt;[.$E$1];1;0)" office:value-type="float" office:value="0">
            <text:p>0</text:p>
          </table:table-cell>
          <table:table-cell table:formula="of:=ABS([.A386]-[.C386])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3"/>
          <table:table-cell table:style-name="ce4" office:value-type="string">
            <text:p>1, 0.844401 </text:p>
          </table:table-cell>
          <table:table-cell table:formula="of:=MID([.I386];1;1)" office:value-type="string" office:string-value="1">
            <text:p>1</text:p>
          </table:table-cell>
          <table:table-cell table:formula="of:=MID([.I386];4;6)" office:value-type="string" office:string-value="0.8444">
            <text:p>0.8444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387]&gt;[.$E$1];1;0)" office:value-type="float" office:value="0">
            <text:p>0</text:p>
          </table:table-cell>
          <table:table-cell table:formula="of:=ABS([.A387]-[.C387])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3"/>
          <table:table-cell table:style-name="ce4" office:value-type="string">
            <text:p>1, 0.714044 </text:p>
          </table:table-cell>
          <table:table-cell table:formula="of:=MID([.I387];1;1)" office:value-type="string" office:string-value="1">
            <text:p>1</text:p>
          </table:table-cell>
          <table:table-cell table:formula="of:=MID([.I387];4;6)" office:value-type="string" office:string-value="0.7140">
            <text:p>0.7140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388]&gt;[.$E$1];1;0)" office:value-type="float" office:value="0">
            <text:p>0</text:p>
          </table:table-cell>
          <table:table-cell table:formula="of:=ABS([.A388]-[.C388])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/>
          <table:table-cell table:style-name="ce4" office:value-type="string">
            <text:p>0, 0.567849 </text:p>
          </table:table-cell>
          <table:table-cell table:formula="of:=MID([.I388];1;1)" office:value-type="string" office:string-value="0">
            <text:p>0</text:p>
          </table:table-cell>
          <table:table-cell table:formula="of:=MID([.I388];4;6)" office:value-type="string" office:string-value="0.5678">
            <text:p>0.5678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389]&gt;[.$E$1];1;0)" office:value-type="float" office:value="0">
            <text:p>0</text:p>
          </table:table-cell>
          <table:table-cell table:formula="of:=ABS([.A389]-[.C389])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/>
          <table:table-cell table:style-name="ce4" office:value-type="string">
            <text:p>0, 0.671025 </text:p>
          </table:table-cell>
          <table:table-cell table:formula="of:=MID([.I389];1;1)" office:value-type="string" office:string-value="0">
            <text:p>0</text:p>
          </table:table-cell>
          <table:table-cell table:formula="of:=MID([.I389];4;6)" office:value-type="string" office:string-value="0.6710">
            <text:p>0.6710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390]&gt;[.$E$1];1;0)" office:value-type="float" office:value="0">
            <text:p>0</text:p>
          </table:table-cell>
          <table:table-cell table:formula="of:=ABS([.A390]-[.C390])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3"/>
          <table:table-cell table:style-name="ce4" office:value-type="string">
            <text:p>1, 0.456102 </text:p>
          </table:table-cell>
          <table:table-cell table:formula="of:=MID([.I390];1;1)" office:value-type="string" office:string-value="1">
            <text:p>1</text:p>
          </table:table-cell>
          <table:table-cell table:formula="of:=MID([.I390];4;6)" office:value-type="string" office:string-value="0.4561">
            <text:p>0.4561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391]&gt;[.$E$1];1;0)" office:value-type="float" office:value="0">
            <text:p>0</text:p>
          </table:table-cell>
          <table:table-cell table:formula="of:=ABS([.A391]-[.C391])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3"/>
          <table:table-cell table:style-name="ce4" office:value-type="string">
            <text:p>1, 0.463428 </text:p>
          </table:table-cell>
          <table:table-cell table:formula="of:=MID([.I391];1;1)" office:value-type="string" office:string-value="1">
            <text:p>1</text:p>
          </table:table-cell>
          <table:table-cell table:formula="of:=MID([.I391];4;6)" office:value-type="string" office:string-value="0.4634">
            <text:p>0.4634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392]&gt;[.$E$1];1;0)" office:value-type="float" office:value="0">
            <text:p>0</text:p>
          </table:table-cell>
          <table:table-cell table:formula="of:=ABS([.A392]-[.C392])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3"/>
          <table:table-cell table:style-name="ce4" office:value-type="string">
            <text:p>0, 0.525792 </text:p>
          </table:table-cell>
          <table:table-cell table:formula="of:=MID([.I392];1;1)" office:value-type="string" office:string-value="0">
            <text:p>0</text:p>
          </table:table-cell>
          <table:table-cell table:formula="of:=MID([.I392];4;6)" office:value-type="string" office:string-value="0.5257">
            <text:p>0.5257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393]&gt;[.$E$1];1;0)" office:value-type="float" office:value="0">
            <text:p>0</text:p>
          </table:table-cell>
          <table:table-cell table:formula="of:=ABS([.A393]-[.C393])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3"/>
          <table:table-cell table:style-name="ce4" office:value-type="string">
            <text:p>1, 0.487596 </text:p>
          </table:table-cell>
          <table:table-cell table:formula="of:=MID([.I393];1;1)" office:value-type="string" office:string-value="1">
            <text:p>1</text:p>
          </table:table-cell>
          <table:table-cell table:formula="of:=MID([.I393];4;6)" office:value-type="string" office:string-value="0.4875">
            <text:p>0.4875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394]&gt;[.$E$1];1;0)" office:value-type="float" office:value="0">
            <text:p>0</text:p>
          </table:table-cell>
          <table:table-cell table:formula="of:=ABS([.A394]-[.C394])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3"/>
          <table:table-cell table:style-name="ce4" office:value-type="string">
            <text:p>1, 0.720911 </text:p>
          </table:table-cell>
          <table:table-cell table:formula="of:=MID([.I394];1;1)" office:value-type="string" office:string-value="1">
            <text:p>1</text:p>
          </table:table-cell>
          <table:table-cell table:formula="of:=MID([.I394];4;6)" office:value-type="string" office:string-value="0.7209">
            <text:p>0.7209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395]&gt;[.$E$1];1;0)" office:value-type="float" office:value="0">
            <text:p>0</text:p>
          </table:table-cell>
          <table:table-cell table:formula="of:=ABS([.A395]-[.C395])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3"/>
          <table:table-cell table:style-name="ce4" office:value-type="string">
            <text:p>1, 0.544483 </text:p>
          </table:table-cell>
          <table:table-cell table:formula="of:=MID([.I395];1;1)" office:value-type="string" office:string-value="1">
            <text:p>1</text:p>
          </table:table-cell>
          <table:table-cell table:formula="of:=MID([.I395];4;6)" office:value-type="string" office:string-value="0.5444">
            <text:p>0.5444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396]&gt;[.$E$1];1;0)" office:value-type="float" office:value="0">
            <text:p>0</text:p>
          </table:table-cell>
          <table:table-cell table:formula="of:=ABS([.A396]-[.C396])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3"/>
          <table:table-cell table:style-name="ce4" office:value-type="string">
            <text:p>1, 0.615816 </text:p>
          </table:table-cell>
          <table:table-cell table:formula="of:=MID([.I396];1;1)" office:value-type="string" office:string-value="1">
            <text:p>1</text:p>
          </table:table-cell>
          <table:table-cell table:formula="of:=MID([.I396];4;6)" office:value-type="string" office:string-value="0.6158">
            <text:p>0.6158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397]&gt;[.$E$1];1;0)" office:value-type="float" office:value="0">
            <text:p>0</text:p>
          </table:table-cell>
          <table:table-cell table:formula="of:=ABS([.A397]-[.C397])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3"/>
          <table:table-cell table:style-name="ce4" office:value-type="string">
            <text:p>1, 0.665739 </text:p>
          </table:table-cell>
          <table:table-cell table:formula="of:=MID([.I397];1;1)" office:value-type="string" office:string-value="1">
            <text:p>1</text:p>
          </table:table-cell>
          <table:table-cell table:formula="of:=MID([.I397];4;6)" office:value-type="string" office:string-value="0.6657">
            <text:p>0.6657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398]&gt;[.$E$1];1;0)" office:value-type="float" office:value="0">
            <text:p>0</text:p>
          </table:table-cell>
          <table:table-cell table:formula="of:=ABS([.A398]-[.C398])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3"/>
          <table:table-cell table:style-name="ce4" office:value-type="string">
            <text:p>0, 0.863266 </text:p>
          </table:table-cell>
          <table:table-cell table:formula="of:=MID([.I398];1;1)" office:value-type="string" office:string-value="0">
            <text:p>0</text:p>
          </table:table-cell>
          <table:table-cell table:formula="of:=MID([.I398];4;6)" office:value-type="string" office:string-value="0.8632">
            <text:p>0.8632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399]&gt;[.$E$1];1;0)" office:value-type="float" office:value="0">
            <text:p>0</text:p>
          </table:table-cell>
          <table:table-cell table:formula="of:=ABS([.A399]-[.C399])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3"/>
          <table:table-cell table:style-name="ce4" office:value-type="string">
            <text:p>1, 0.64745 </text:p>
          </table:table-cell>
          <table:table-cell table:formula="of:=MID([.I399];1;1)" office:value-type="string" office:string-value="1">
            <text:p>1</text:p>
          </table:table-cell>
          <table:table-cell table:formula="of:=MID([.I399];4;6)" office:value-type="string" office:string-value="0.6474">
            <text:p>0.6474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400]&gt;[.$E$1];1;0)" office:value-type="float" office:value="0">
            <text:p>0</text:p>
          </table:table-cell>
          <table:table-cell table:formula="of:=ABS([.A400]-[.C400])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/>
          <table:table-cell table:style-name="ce4" office:value-type="string">
            <text:p>0, 0.667134 </text:p>
          </table:table-cell>
          <table:table-cell table:formula="of:=MID([.I400];1;1)" office:value-type="string" office:string-value="0">
            <text:p>0</text:p>
          </table:table-cell>
          <table:table-cell table:formula="of:=MID([.I400];4;6)" office:value-type="string" office:string-value="0.6671">
            <text:p>0.6671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401]&gt;[.$E$1];1;0)" office:value-type="float" office:value="0">
            <text:p>0</text:p>
          </table:table-cell>
          <table:table-cell table:formula="of:=ABS([.A401]-[.C401])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/>
          <table:table-cell table:style-name="ce4" office:value-type="string">
            <text:p>0, 0.54336 </text:p>
          </table:table-cell>
          <table:table-cell table:formula="of:=MID([.I401];1;1)" office:value-type="string" office:string-value="0">
            <text:p>0</text:p>
          </table:table-cell>
          <table:table-cell table:formula="of:=MID([.I401];4;6)" office:value-type="string" office:string-value="0.5433">
            <text:p>0.5433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402]&gt;[.$E$1];1;0)" office:value-type="float" office:value="0">
            <text:p>0</text:p>
          </table:table-cell>
          <table:table-cell table:formula="of:=ABS([.A402]-[.C402])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3"/>
          <table:table-cell table:style-name="ce4" office:value-type="string">
            <text:p>1, 0.581057 </text:p>
          </table:table-cell>
          <table:table-cell table:formula="of:=MID([.I402];1;1)" office:value-type="string" office:string-value="1">
            <text:p>1</text:p>
          </table:table-cell>
          <table:table-cell table:formula="of:=MID([.I402];4;6)" office:value-type="string" office:string-value="0.5810">
            <text:p>0.5810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403]&gt;[.$E$1];1;0)" office:value-type="float" office:value="0">
            <text:p>0</text:p>
          </table:table-cell>
          <table:table-cell table:formula="of:=ABS([.A403]-[.C403])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3"/>
          <table:table-cell table:style-name="ce4" office:value-type="string">
            <text:p>1, 0.553942 </text:p>
          </table:table-cell>
          <table:table-cell table:formula="of:=MID([.I403];1;1)" office:value-type="string" office:string-value="1">
            <text:p>1</text:p>
          </table:table-cell>
          <table:table-cell table:formula="of:=MID([.I403];4;6)" office:value-type="string" office:string-value="0.5539">
            <text:p>0.5539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404]&gt;[.$E$1];1;0)" office:value-type="float" office:value="0">
            <text:p>0</text:p>
          </table:table-cell>
          <table:table-cell table:formula="of:=ABS([.A404]-[.C404])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3"/>
          <table:table-cell table:style-name="ce4" office:value-type="string">
            <text:p>1, 0.906807 </text:p>
          </table:table-cell>
          <table:table-cell table:formula="of:=MID([.I404];1;1)" office:value-type="string" office:string-value="1">
            <text:p>1</text:p>
          </table:table-cell>
          <table:table-cell table:formula="of:=MID([.I404];4;6)" office:value-type="string" office:string-value="0.9068">
            <text:p>0.9068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405]&gt;[.$E$1];1;0)" office:value-type="float" office:value="0">
            <text:p>0</text:p>
          </table:table-cell>
          <table:table-cell table:formula="of:=ABS([.A405]-[.C405])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3"/>
          <table:table-cell table:style-name="ce4" office:value-type="string">
            <text:p>1, 0.608353 </text:p>
          </table:table-cell>
          <table:table-cell table:formula="of:=MID([.I405];1;1)" office:value-type="string" office:string-value="1">
            <text:p>1</text:p>
          </table:table-cell>
          <table:table-cell table:formula="of:=MID([.I405];4;6)" office:value-type="string" office:string-value="0.6083">
            <text:p>0.6083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406]&gt;[.$E$1];1;0)" office:value-type="float" office:value="0">
            <text:p>0</text:p>
          </table:table-cell>
          <table:table-cell table:formula="of:=ABS([.A406]-[.C406])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3"/>
          <table:table-cell table:style-name="ce4" office:value-type="string">
            <text:p>1, 0.711505 </text:p>
          </table:table-cell>
          <table:table-cell table:formula="of:=MID([.I406];1;1)" office:value-type="string" office:string-value="1">
            <text:p>1</text:p>
          </table:table-cell>
          <table:table-cell table:formula="of:=MID([.I406];4;6)" office:value-type="string" office:string-value="0.7115">
            <text:p>0.7115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407]&gt;[.$E$1];1;0)" office:value-type="float" office:value="0">
            <text:p>0</text:p>
          </table:table-cell>
          <table:table-cell table:formula="of:=ABS([.A407]-[.C407])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3"/>
          <table:table-cell table:style-name="ce4" office:value-type="string">
            <text:p>1, 0.656105 </text:p>
          </table:table-cell>
          <table:table-cell table:formula="of:=MID([.I407];1;1)" office:value-type="string" office:string-value="1">
            <text:p>1</text:p>
          </table:table-cell>
          <table:table-cell table:formula="of:=MID([.I407];4;6)" office:value-type="string" office:string-value="0.6561">
            <text:p>0.6561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408]&gt;[.$E$1];1;0)" office:value-type="float" office:value="0">
            <text:p>0</text:p>
          </table:table-cell>
          <table:table-cell table:formula="of:=ABS([.A408]-[.C408])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3"/>
          <table:table-cell table:style-name="ce4" office:value-type="string">
            <text:p>1, 0.651403 </text:p>
          </table:table-cell>
          <table:table-cell table:formula="of:=MID([.I408];1;1)" office:value-type="string" office:string-value="1">
            <text:p>1</text:p>
          </table:table-cell>
          <table:table-cell table:formula="of:=MID([.I408];4;6)" office:value-type="string" office:string-value="0.6514">
            <text:p>0.6514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409]&gt;[.$E$1];1;0)" office:value-type="float" office:value="0">
            <text:p>0</text:p>
          </table:table-cell>
          <table:table-cell table:formula="of:=ABS([.A409]-[.C409])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3"/>
          <table:table-cell table:style-name="ce4" office:value-type="string">
            <text:p>1, 0.54064 </text:p>
          </table:table-cell>
          <table:table-cell table:formula="of:=MID([.I409];1;1)" office:value-type="string" office:string-value="1">
            <text:p>1</text:p>
          </table:table-cell>
          <table:table-cell table:formula="of:=MID([.I409];4;6)" office:value-type="string" office:string-value="0.5406">
            <text:p>0.5406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410]&gt;[.$E$1];1;0)" office:value-type="float" office:value="0">
            <text:p>0</text:p>
          </table:table-cell>
          <table:table-cell table:formula="of:=ABS([.A410]-[.C410])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3"/>
          <table:table-cell table:style-name="ce4" office:value-type="string">
            <text:p>0, 0.344342 </text:p>
          </table:table-cell>
          <table:table-cell table:formula="of:=MID([.I410];1;1)" office:value-type="string" office:string-value="0">
            <text:p>0</text:p>
          </table:table-cell>
          <table:table-cell table:formula="of:=MID([.I410];4;6)" office:value-type="string" office:string-value="0.3443">
            <text:p>0.3443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411]&gt;[.$E$1];1;0)" office:value-type="float" office:value="0">
            <text:p>0</text:p>
          </table:table-cell>
          <table:table-cell table:formula="of:=ABS([.A411]-[.C411])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3"/>
          <table:table-cell table:style-name="ce4" office:value-type="string">
            <text:p>1, 0.593333 </text:p>
          </table:table-cell>
          <table:table-cell table:formula="of:=MID([.I411];1;1)" office:value-type="string" office:string-value="1">
            <text:p>1</text:p>
          </table:table-cell>
          <table:table-cell table:formula="of:=MID([.I411];4;6)" office:value-type="string" office:string-value="0.5933">
            <text:p>0.5933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412]&gt;[.$E$1];1;0)" office:value-type="float" office:value="0">
            <text:p>0</text:p>
          </table:table-cell>
          <table:table-cell table:formula="of:=ABS([.A412]-[.C412])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3"/>
          <table:table-cell table:style-name="ce4" office:value-type="string">
            <text:p>1, 0.586292 </text:p>
          </table:table-cell>
          <table:table-cell table:formula="of:=MID([.I412];1;1)" office:value-type="string" office:string-value="1">
            <text:p>1</text:p>
          </table:table-cell>
          <table:table-cell table:formula="of:=MID([.I412];4;6)" office:value-type="string" office:string-value="0.5862">
            <text:p>0.5862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413]&gt;[.$E$1];1;0)" office:value-type="float" office:value="0">
            <text:p>0</text:p>
          </table:table-cell>
          <table:table-cell table:formula="of:=ABS([.A413]-[.C413])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3"/>
          <table:table-cell table:style-name="ce4" office:value-type="string">
            <text:p>1, 0.740574 </text:p>
          </table:table-cell>
          <table:table-cell table:formula="of:=MID([.I413];1;1)" office:value-type="string" office:string-value="1">
            <text:p>1</text:p>
          </table:table-cell>
          <table:table-cell table:formula="of:=MID([.I413];4;6)" office:value-type="string" office:string-value="0.7405">
            <text:p>0.7405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414]&gt;[.$E$1];1;0)" office:value-type="float" office:value="0">
            <text:p>0</text:p>
          </table:table-cell>
          <table:table-cell table:formula="of:=ABS([.A414]-[.C414])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3"/>
          <table:table-cell table:style-name="ce4" office:value-type="string">
            <text:p>1, 0.46386 </text:p>
          </table:table-cell>
          <table:table-cell table:formula="of:=MID([.I414];1;1)" office:value-type="string" office:string-value="1">
            <text:p>1</text:p>
          </table:table-cell>
          <table:table-cell table:formula="of:=MID([.I414];4;6)" office:value-type="string" office:string-value="0.4638">
            <text:p>0.4638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415]&gt;[.$E$1];1;0)" office:value-type="float" office:value="0">
            <text:p>0</text:p>
          </table:table-cell>
          <table:table-cell table:formula="of:=ABS([.A415]-[.C415])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3"/>
          <table:table-cell table:style-name="ce4" office:value-type="string">
            <text:p>1, 0.361768 </text:p>
          </table:table-cell>
          <table:table-cell table:formula="of:=MID([.I415];1;1)" office:value-type="string" office:string-value="1">
            <text:p>1</text:p>
          </table:table-cell>
          <table:table-cell table:formula="of:=MID([.I415];4;6)" office:value-type="string" office:string-value="0.3617">
            <text:p>0.3617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416]&gt;[.$E$1];1;0)" office:value-type="float" office:value="0">
            <text:p>0</text:p>
          </table:table-cell>
          <table:table-cell table:formula="of:=ABS([.A416]-[.C416])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3"/>
          <table:table-cell table:style-name="ce4" office:value-type="string">
            <text:p>0, 0.771186 </text:p>
          </table:table-cell>
          <table:table-cell table:formula="of:=MID([.I416];1;1)" office:value-type="string" office:string-value="0">
            <text:p>0</text:p>
          </table:table-cell>
          <table:table-cell table:formula="of:=MID([.I416];4;6)" office:value-type="string" office:string-value="0.7711">
            <text:p>0.7711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417]&gt;[.$E$1];1;0)" office:value-type="float" office:value="0">
            <text:p>0</text:p>
          </table:table-cell>
          <table:table-cell table:formula="of:=ABS([.A417]-[.C417])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3"/>
          <table:table-cell table:style-name="ce4" office:value-type="string">
            <text:p>0, 0.473308 </text:p>
          </table:table-cell>
          <table:table-cell table:formula="of:=MID([.I417];1;1)" office:value-type="string" office:string-value="0">
            <text:p>0</text:p>
          </table:table-cell>
          <table:table-cell table:formula="of:=MID([.I417];4;6)" office:value-type="string" office:string-value="0.4733">
            <text:p>0.4733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418]&gt;[.$E$1];1;0)" office:value-type="float" office:value="0">
            <text:p>0</text:p>
          </table:table-cell>
          <table:table-cell table:formula="of:=ABS([.A418]-[.C418])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3"/>
          <table:table-cell table:style-name="ce4" office:value-type="string">
            <text:p>1, 0.726576 </text:p>
          </table:table-cell>
          <table:table-cell table:formula="of:=MID([.I418];1;1)" office:value-type="string" office:string-value="1">
            <text:p>1</text:p>
          </table:table-cell>
          <table:table-cell table:formula="of:=MID([.I418];4;6)" office:value-type="string" office:string-value="0.7265">
            <text:p>0.7265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419]&gt;[.$E$1];1;0)" office:value-type="float" office:value="0">
            <text:p>0</text:p>
          </table:table-cell>
          <table:table-cell table:formula="of:=ABS([.A419]-[.C419])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3"/>
          <table:table-cell table:style-name="ce4" office:value-type="string">
            <text:p>1, 0.813427 </text:p>
          </table:table-cell>
          <table:table-cell table:formula="of:=MID([.I419];1;1)" office:value-type="string" office:string-value="1">
            <text:p>1</text:p>
          </table:table-cell>
          <table:table-cell table:formula="of:=MID([.I419];4;6)" office:value-type="string" office:string-value="0.8134">
            <text:p>0.8134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420]&gt;[.$E$1];1;0)" office:value-type="float" office:value="0">
            <text:p>0</text:p>
          </table:table-cell>
          <table:table-cell table:formula="of:=ABS([.A420]-[.C420])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3"/>
          <table:table-cell table:style-name="ce4" office:value-type="string">
            <text:p>1, 0.616074 </text:p>
          </table:table-cell>
          <table:table-cell table:formula="of:=MID([.I420];1;1)" office:value-type="string" office:string-value="1">
            <text:p>1</text:p>
          </table:table-cell>
          <table:table-cell table:formula="of:=MID([.I420];4;6)" office:value-type="string" office:string-value="0.6160">
            <text:p>0.6160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421]&gt;[.$E$1];1;0)" office:value-type="float" office:value="0">
            <text:p>0</text:p>
          </table:table-cell>
          <table:table-cell table:formula="of:=ABS([.A421]-[.C421])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/>
          <table:table-cell table:style-name="ce4" office:value-type="string">
            <text:p>0, 0.600579 </text:p>
          </table:table-cell>
          <table:table-cell table:formula="of:=MID([.I421];1;1)" office:value-type="string" office:string-value="0">
            <text:p>0</text:p>
          </table:table-cell>
          <table:table-cell table:formula="of:=MID([.I421];4;6)" office:value-type="string" office:string-value="0.6005">
            <text:p>0.6005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422]&gt;[.$E$1];1;0)" office:value-type="float" office:value="0">
            <text:p>0</text:p>
          </table:table-cell>
          <table:table-cell table:formula="of:=ABS([.A422]-[.C422])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3"/>
          <table:table-cell table:style-name="ce4" office:value-type="string">
            <text:p>1, 0.499014 </text:p>
          </table:table-cell>
          <table:table-cell table:formula="of:=MID([.I422];1;1)" office:value-type="string" office:string-value="1">
            <text:p>1</text:p>
          </table:table-cell>
          <table:table-cell table:formula="of:=MID([.I422];4;6)" office:value-type="string" office:string-value="0.4990">
            <text:p>0.4990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423]&gt;[.$E$1];1;0)" office:value-type="float" office:value="0">
            <text:p>0</text:p>
          </table:table-cell>
          <table:table-cell table:formula="of:=ABS([.A423]-[.C423])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3"/>
          <table:table-cell table:style-name="ce4" office:value-type="string">
            <text:p>1, 0.861375 </text:p>
          </table:table-cell>
          <table:table-cell table:formula="of:=MID([.I423];1;1)" office:value-type="string" office:string-value="1">
            <text:p>1</text:p>
          </table:table-cell>
          <table:table-cell table:formula="of:=MID([.I423];4;6)" office:value-type="string" office:string-value="0.8613">
            <text:p>0.8613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424]&gt;[.$E$1];1;0)" office:value-type="float" office:value="0">
            <text:p>0</text:p>
          </table:table-cell>
          <table:table-cell table:formula="of:=ABS([.A424]-[.C424])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3"/>
          <table:table-cell table:style-name="ce4" office:value-type="string">
            <text:p>1, 0.77522 </text:p>
          </table:table-cell>
          <table:table-cell table:formula="of:=MID([.I424];1;1)" office:value-type="string" office:string-value="1">
            <text:p>1</text:p>
          </table:table-cell>
          <table:table-cell table:formula="of:=MID([.I424];4;6)" office:value-type="string" office:string-value="0.7752">
            <text:p>0.7752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425]&gt;[.$E$1];1;0)" office:value-type="float" office:value="0">
            <text:p>0</text:p>
          </table:table-cell>
          <table:table-cell table:formula="of:=ABS([.A425]-[.C425])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3"/>
          <table:table-cell table:style-name="ce4" office:value-type="string">
            <text:p>1, 0.895486 </text:p>
          </table:table-cell>
          <table:table-cell table:formula="of:=MID([.I425];1;1)" office:value-type="string" office:string-value="1">
            <text:p>1</text:p>
          </table:table-cell>
          <table:table-cell table:formula="of:=MID([.I425];4;6)" office:value-type="string" office:string-value="0.8954">
            <text:p>0.8954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426]&gt;[.$E$1];1;0)" office:value-type="float" office:value="0">
            <text:p>0</text:p>
          </table:table-cell>
          <table:table-cell table:formula="of:=ABS([.A426]-[.C426])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3"/>
          <table:table-cell table:style-name="ce4" office:value-type="string">
            <text:p>0, 0.738017 </text:p>
          </table:table-cell>
          <table:table-cell table:formula="of:=MID([.I426];1;1)" office:value-type="string" office:string-value="0">
            <text:p>0</text:p>
          </table:table-cell>
          <table:table-cell table:formula="of:=MID([.I426];4;6)" office:value-type="string" office:string-value="0.7380">
            <text:p>0.7380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427]&gt;[.$E$1];1;0)" office:value-type="float" office:value="0">
            <text:p>0</text:p>
          </table:table-cell>
          <table:table-cell table:formula="of:=ABS([.A427]-[.C427])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3"/>
          <table:table-cell table:style-name="ce4" office:value-type="string">
            <text:p>1, 0.693654 </text:p>
          </table:table-cell>
          <table:table-cell table:formula="of:=MID([.I427];1;1)" office:value-type="string" office:string-value="1">
            <text:p>1</text:p>
          </table:table-cell>
          <table:table-cell table:formula="of:=MID([.I427];4;6)" office:value-type="string" office:string-value="0.6936">
            <text:p>0.6936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428]&gt;[.$E$1];1;0)" office:value-type="float" office:value="0">
            <text:p>0</text:p>
          </table:table-cell>
          <table:table-cell table:formula="of:=ABS([.A428]-[.C428])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3"/>
          <table:table-cell table:style-name="ce4" office:value-type="string">
            <text:p>1, 0.561917 </text:p>
          </table:table-cell>
          <table:table-cell table:formula="of:=MID([.I428];1;1)" office:value-type="string" office:string-value="1">
            <text:p>1</text:p>
          </table:table-cell>
          <table:table-cell table:formula="of:=MID([.I428];4;6)" office:value-type="string" office:string-value="0.5619">
            <text:p>0.5619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429]&gt;[.$E$1];1;0)" office:value-type="float" office:value="0">
            <text:p>0</text:p>
          </table:table-cell>
          <table:table-cell table:formula="of:=ABS([.A429]-[.C429])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3"/>
          <table:table-cell table:style-name="ce4" office:value-type="string">
            <text:p>1, 0.519538 </text:p>
          </table:table-cell>
          <table:table-cell table:formula="of:=MID([.I429];1;1)" office:value-type="string" office:string-value="1">
            <text:p>1</text:p>
          </table:table-cell>
          <table:table-cell table:formula="of:=MID([.I429];4;6)" office:value-type="string" office:string-value="0.5195">
            <text:p>0.5195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430]&gt;[.$E$1];1;0)" office:value-type="float" office:value="0">
            <text:p>0</text:p>
          </table:table-cell>
          <table:table-cell table:formula="of:=ABS([.A430]-[.C430])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3"/>
          <table:table-cell table:style-name="ce4" office:value-type="string">
            <text:p>1, 0.479906 </text:p>
          </table:table-cell>
          <table:table-cell table:formula="of:=MID([.I430];1;1)" office:value-type="string" office:string-value="1">
            <text:p>1</text:p>
          </table:table-cell>
          <table:table-cell table:formula="of:=MID([.I430];4;6)" office:value-type="string" office:string-value="0.4799">
            <text:p>0.4799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431]&gt;[.$E$1];1;0)" office:value-type="float" office:value="0">
            <text:p>0</text:p>
          </table:table-cell>
          <table:table-cell table:formula="of:=ABS([.A431]-[.C431])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3"/>
          <table:table-cell table:style-name="ce4" office:value-type="string">
            <text:p>1, 0.535604 </text:p>
          </table:table-cell>
          <table:table-cell table:formula="of:=MID([.I431];1;1)" office:value-type="string" office:string-value="1">
            <text:p>1</text:p>
          </table:table-cell>
          <table:table-cell table:formula="of:=MID([.I431];4;6)" office:value-type="string" office:string-value="0.5356">
            <text:p>0.5356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432]&gt;[.$E$1];1;0)" office:value-type="float" office:value="0">
            <text:p>0</text:p>
          </table:table-cell>
          <table:table-cell table:formula="of:=ABS([.A432]-[.C432])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3"/>
          <table:table-cell table:style-name="ce4" office:value-type="string">
            <text:p>1, 0.737071 </text:p>
          </table:table-cell>
          <table:table-cell table:formula="of:=MID([.I432];1;1)" office:value-type="string" office:string-value="1">
            <text:p>1</text:p>
          </table:table-cell>
          <table:table-cell table:formula="of:=MID([.I432];4;6)" office:value-type="string" office:string-value="0.7370">
            <text:p>0.7370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433]&gt;[.$E$1];1;0)" office:value-type="float" office:value="0">
            <text:p>0</text:p>
          </table:table-cell>
          <table:table-cell table:formula="of:=ABS([.A433]-[.C433])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3"/>
          <table:table-cell table:style-name="ce4" office:value-type="string">
            <text:p>0, 0.418825 </text:p>
          </table:table-cell>
          <table:table-cell table:formula="of:=MID([.I433];1;1)" office:value-type="string" office:string-value="0">
            <text:p>0</text:p>
          </table:table-cell>
          <table:table-cell table:formula="of:=MID([.I433];4;6)" office:value-type="string" office:string-value="0.4188">
            <text:p>0.4188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434]&gt;[.$E$1];1;0)" office:value-type="float" office:value="0">
            <text:p>0</text:p>
          </table:table-cell>
          <table:table-cell table:formula="of:=ABS([.A434]-[.C434])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3"/>
          <table:table-cell table:style-name="ce4" office:value-type="string">
            <text:p>0, 0.616019 </text:p>
          </table:table-cell>
          <table:table-cell table:formula="of:=MID([.I434];1;1)" office:value-type="string" office:string-value="0">
            <text:p>0</text:p>
          </table:table-cell>
          <table:table-cell table:formula="of:=MID([.I434];4;6)" office:value-type="string" office:string-value="0.6160">
            <text:p>0.6160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435]&gt;[.$E$1];1;0)" office:value-type="float" office:value="0">
            <text:p>0</text:p>
          </table:table-cell>
          <table:table-cell table:formula="of:=ABS([.A435]-[.C435])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/>
          <table:table-cell table:style-name="ce4" office:value-type="string">
            <text:p>0, 0.646075 </text:p>
          </table:table-cell>
          <table:table-cell table:formula="of:=MID([.I435];1;1)" office:value-type="string" office:string-value="0">
            <text:p>0</text:p>
          </table:table-cell>
          <table:table-cell table:formula="of:=MID([.I435];4;6)" office:value-type="string" office:string-value="0.6460">
            <text:p>0.6460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436]&gt;[.$E$1];1;0)" office:value-type="float" office:value="0">
            <text:p>0</text:p>
          </table:table-cell>
          <table:table-cell table:formula="of:=ABS([.A436]-[.C436])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3"/>
          <table:table-cell table:style-name="ce4" office:value-type="string">
            <text:p>1, 0.54108 </text:p>
          </table:table-cell>
          <table:table-cell table:formula="of:=MID([.I436];1;1)" office:value-type="string" office:string-value="1">
            <text:p>1</text:p>
          </table:table-cell>
          <table:table-cell table:formula="of:=MID([.I436];4;6)" office:value-type="string" office:string-value="0.5410">
            <text:p>0.5410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437]&gt;[.$E$1];1;0)" office:value-type="float" office:value="0">
            <text:p>0</text:p>
          </table:table-cell>
          <table:table-cell table:formula="of:=ABS([.A437]-[.C437])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/>
          <table:table-cell table:style-name="ce4" office:value-type="string">
            <text:p>0, 0.498266 </text:p>
          </table:table-cell>
          <table:table-cell table:formula="of:=MID([.I437];1;1)" office:value-type="string" office:string-value="0">
            <text:p>0</text:p>
          </table:table-cell>
          <table:table-cell table:formula="of:=MID([.I437];4;6)" office:value-type="string" office:string-value="0.4982">
            <text:p>0.4982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438]&gt;[.$E$1];1;0)" office:value-type="float" office:value="0">
            <text:p>0</text:p>
          </table:table-cell>
          <table:table-cell table:formula="of:=ABS([.A438]-[.C438])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3"/>
          <table:table-cell table:style-name="ce4" office:value-type="string">
            <text:p>1, 0.566336 </text:p>
          </table:table-cell>
          <table:table-cell table:formula="of:=MID([.I438];1;1)" office:value-type="string" office:string-value="1">
            <text:p>1</text:p>
          </table:table-cell>
          <table:table-cell table:formula="of:=MID([.I438];4;6)" office:value-type="string" office:string-value="0.5663">
            <text:p>0.5663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439]&gt;[.$E$1];1;0)" office:value-type="float" office:value="0">
            <text:p>0</text:p>
          </table:table-cell>
          <table:table-cell table:formula="of:=ABS([.A439]-[.C439])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3"/>
          <table:table-cell table:style-name="ce4" office:value-type="string">
            <text:p>1, 0.613568 </text:p>
          </table:table-cell>
          <table:table-cell table:formula="of:=MID([.I439];1;1)" office:value-type="string" office:string-value="1">
            <text:p>1</text:p>
          </table:table-cell>
          <table:table-cell table:formula="of:=MID([.I439];4;6)" office:value-type="string" office:string-value="0.6135">
            <text:p>0.6135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440]&gt;[.$E$1];1;0)" office:value-type="float" office:value="0">
            <text:p>0</text:p>
          </table:table-cell>
          <table:table-cell table:formula="of:=ABS([.A440]-[.C440])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/>
          <table:table-cell table:style-name="ce4" office:value-type="string">
            <text:p>0, 0.446772 </text:p>
          </table:table-cell>
          <table:table-cell table:formula="of:=MID([.I440];1;1)" office:value-type="string" office:string-value="0">
            <text:p>0</text:p>
          </table:table-cell>
          <table:table-cell table:formula="of:=MID([.I440];4;6)" office:value-type="string" office:string-value="0.4467">
            <text:p>0.4467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441]&gt;[.$E$1];1;0)" office:value-type="float" office:value="0">
            <text:p>0</text:p>
          </table:table-cell>
          <table:table-cell table:formula="of:=ABS([.A441]-[.C441])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/>
          <table:table-cell table:style-name="ce4" office:value-type="string">
            <text:p>0, 0.435731 </text:p>
          </table:table-cell>
          <table:table-cell table:formula="of:=MID([.I441];1;1)" office:value-type="string" office:string-value="0">
            <text:p>0</text:p>
          </table:table-cell>
          <table:table-cell table:formula="of:=MID([.I441];4;6)" office:value-type="string" office:string-value="0.4357">
            <text:p>0.4357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442]&gt;[.$E$1];1;0)" office:value-type="float" office:value="0">
            <text:p>0</text:p>
          </table:table-cell>
          <table:table-cell table:formula="of:=ABS([.A442]-[.C442])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3"/>
          <table:table-cell table:style-name="ce4" office:value-type="string">
            <text:p>0, 0.554735 </text:p>
          </table:table-cell>
          <table:table-cell table:formula="of:=MID([.I442];1;1)" office:value-type="string" office:string-value="0">
            <text:p>0</text:p>
          </table:table-cell>
          <table:table-cell table:formula="of:=MID([.I442];4;6)" office:value-type="string" office:string-value="0.5547">
            <text:p>0.5547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443]&gt;[.$E$1];1;0)" office:value-type="float" office:value="0">
            <text:p>0</text:p>
          </table:table-cell>
          <table:table-cell table:formula="of:=ABS([.A443]-[.C443])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3"/>
          <table:table-cell table:style-name="ce4" office:value-type="string">
            <text:p>1, 0.53137 </text:p>
          </table:table-cell>
          <table:table-cell table:formula="of:=MID([.I443];1;1)" office:value-type="string" office:string-value="1">
            <text:p>1</text:p>
          </table:table-cell>
          <table:table-cell table:formula="of:=MID([.I443];4;6)" office:value-type="string" office:string-value="0.5313">
            <text:p>0.5313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444]&gt;[.$E$1];1;0)" office:value-type="float" office:value="0">
            <text:p>0</text:p>
          </table:table-cell>
          <table:table-cell table:formula="of:=ABS([.A444]-[.C444])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3"/>
          <table:table-cell table:style-name="ce4" office:value-type="string">
            <text:p>1, 0.500876 </text:p>
          </table:table-cell>
          <table:table-cell table:formula="of:=MID([.I444];1;1)" office:value-type="string" office:string-value="1">
            <text:p>1</text:p>
          </table:table-cell>
          <table:table-cell table:formula="of:=MID([.I444];4;6)" office:value-type="string" office:string-value="0.5008">
            <text:p>0.5008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445]&gt;[.$E$1];1;0)" office:value-type="float" office:value="0">
            <text:p>0</text:p>
          </table:table-cell>
          <table:table-cell table:formula="of:=ABS([.A445]-[.C445])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/>
          <table:table-cell table:style-name="ce4" office:value-type="string">
            <text:p>0, 0.560453 </text:p>
          </table:table-cell>
          <table:table-cell table:formula="of:=MID([.I445];1;1)" office:value-type="string" office:string-value="0">
            <text:p>0</text:p>
          </table:table-cell>
          <table:table-cell table:formula="of:=MID([.I445];4;6)" office:value-type="string" office:string-value="0.5604">
            <text:p>0.5604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446]&gt;[.$E$1];1;0)" office:value-type="float" office:value="0">
            <text:p>0</text:p>
          </table:table-cell>
          <table:table-cell table:formula="of:=ABS([.A446]-[.C446])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/>
          <table:table-cell table:style-name="ce4" office:value-type="string">
            <text:p>0, 0.426144 </text:p>
          </table:table-cell>
          <table:table-cell table:formula="of:=MID([.I446];1;1)" office:value-type="string" office:string-value="0">
            <text:p>0</text:p>
          </table:table-cell>
          <table:table-cell table:formula="of:=MID([.I446];4;6)" office:value-type="string" office:string-value="0.4261">
            <text:p>0.4261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447]&gt;[.$E$1];1;0)" office:value-type="float" office:value="0">
            <text:p>0</text:p>
          </table:table-cell>
          <table:table-cell table:formula="of:=ABS([.A447]-[.C447])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/>
          <table:table-cell table:style-name="ce4" office:value-type="string">
            <text:p>0, 0.684934 </text:p>
          </table:table-cell>
          <table:table-cell table:formula="of:=MID([.I447];1;1)" office:value-type="string" office:string-value="0">
            <text:p>0</text:p>
          </table:table-cell>
          <table:table-cell table:formula="of:=MID([.I447];4;6)" office:value-type="string" office:string-value="0.6849">
            <text:p>0.6849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448]&gt;[.$E$1];1;0)" office:value-type="float" office:value="0">
            <text:p>0</text:p>
          </table:table-cell>
          <table:table-cell table:formula="of:=ABS([.A448]-[.C448])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/>
          <table:table-cell table:style-name="ce4" office:value-type="string">
            <text:p>0, 0.427888 </text:p>
          </table:table-cell>
          <table:table-cell table:formula="of:=MID([.I448];1;1)" office:value-type="string" office:string-value="0">
            <text:p>0</text:p>
          </table:table-cell>
          <table:table-cell table:formula="of:=MID([.I448];4;6)" office:value-type="string" office:string-value="0.4278">
            <text:p>0.4278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449]&gt;[.$E$1];1;0)" office:value-type="float" office:value="0">
            <text:p>0</text:p>
          </table:table-cell>
          <table:table-cell table:formula="of:=ABS([.A449]-[.C449])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3"/>
          <table:table-cell table:style-name="ce4" office:value-type="string">
            <text:p>1, 0.738874 </text:p>
          </table:table-cell>
          <table:table-cell table:formula="of:=MID([.I449];1;1)" office:value-type="string" office:string-value="1">
            <text:p>1</text:p>
          </table:table-cell>
          <table:table-cell table:formula="of:=MID([.I449];4;6)" office:value-type="string" office:string-value="0.7388">
            <text:p>0.7388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450]&gt;[.$E$1];1;0)" office:value-type="float" office:value="0">
            <text:p>0</text:p>
          </table:table-cell>
          <table:table-cell table:formula="of:=ABS([.A450]-[.C450])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3"/>
          <table:table-cell table:style-name="ce4" office:value-type="string">
            <text:p>0, 0.379623 </text:p>
          </table:table-cell>
          <table:table-cell table:formula="of:=MID([.I450];1;1)" office:value-type="string" office:string-value="0">
            <text:p>0</text:p>
          </table:table-cell>
          <table:table-cell table:formula="of:=MID([.I450];4;6)" office:value-type="string" office:string-value="0.3796">
            <text:p>0.3796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451]&gt;[.$E$1];1;0)" office:value-type="float" office:value="0">
            <text:p>0</text:p>
          </table:table-cell>
          <table:table-cell table:formula="of:=ABS([.A451]-[.C451])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3"/>
          <table:table-cell table:style-name="ce4" office:value-type="string">
            <text:p>1, 0.491046 </text:p>
          </table:table-cell>
          <table:table-cell table:formula="of:=MID([.I451];1;1)" office:value-type="string" office:string-value="1">
            <text:p>1</text:p>
          </table:table-cell>
          <table:table-cell table:formula="of:=MID([.I451];4;6)" office:value-type="string" office:string-value="0.4910">
            <text:p>0.4910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452]&gt;[.$E$1];1;0)" office:value-type="float" office:value="0">
            <text:p>0</text:p>
          </table:table-cell>
          <table:table-cell table:formula="of:=ABS([.A452]-[.C452])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3"/>
          <table:table-cell table:style-name="ce4" office:value-type="string">
            <text:p>1, 0.465369 </text:p>
          </table:table-cell>
          <table:table-cell table:formula="of:=MID([.I452];1;1)" office:value-type="string" office:string-value="1">
            <text:p>1</text:p>
          </table:table-cell>
          <table:table-cell table:formula="of:=MID([.I452];4;6)" office:value-type="string" office:string-value="0.4653">
            <text:p>0.4653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453]&gt;[.$E$1];1;0)" office:value-type="float" office:value="0">
            <text:p>0</text:p>
          </table:table-cell>
          <table:table-cell table:formula="of:=ABS([.A453]-[.C453])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/>
          <table:table-cell table:style-name="ce4" office:value-type="string">
            <text:p>0, 0.703826 </text:p>
          </table:table-cell>
          <table:table-cell table:formula="of:=MID([.I453];1;1)" office:value-type="string" office:string-value="0">
            <text:p>0</text:p>
          </table:table-cell>
          <table:table-cell table:formula="of:=MID([.I453];4;6)" office:value-type="string" office:string-value="0.7038">
            <text:p>0.7038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454]&gt;[.$E$1];1;0)" office:value-type="float" office:value="0">
            <text:p>0</text:p>
          </table:table-cell>
          <table:table-cell table:formula="of:=ABS([.A454]-[.C454])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3"/>
          <table:table-cell table:style-name="ce4" office:value-type="string">
            <text:p>1, 0.781803 </text:p>
          </table:table-cell>
          <table:table-cell table:formula="of:=MID([.I454];1;1)" office:value-type="string" office:string-value="1">
            <text:p>1</text:p>
          </table:table-cell>
          <table:table-cell table:formula="of:=MID([.I454];4;6)" office:value-type="string" office:string-value="0.7818">
            <text:p>0.7818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455]&gt;[.$E$1];1;0)" office:value-type="float" office:value="0">
            <text:p>0</text:p>
          </table:table-cell>
          <table:table-cell table:formula="of:=ABS([.A455]-[.C455])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/>
          <table:table-cell table:style-name="ce4" office:value-type="string">
            <text:p>0, 0.727916 </text:p>
          </table:table-cell>
          <table:table-cell table:formula="of:=MID([.I455];1;1)" office:value-type="string" office:string-value="0">
            <text:p>0</text:p>
          </table:table-cell>
          <table:table-cell table:formula="of:=MID([.I455];4;6)" office:value-type="string" office:string-value="0.7279">
            <text:p>0.7279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456]&gt;[.$E$1];1;0)" office:value-type="float" office:value="0">
            <text:p>0</text:p>
          </table:table-cell>
          <table:table-cell table:formula="of:=ABS([.A456]-[.C456])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3"/>
          <table:table-cell table:style-name="ce4" office:value-type="string">
            <text:p>0, 0.704212 </text:p>
          </table:table-cell>
          <table:table-cell table:formula="of:=MID([.I456];1;1)" office:value-type="string" office:string-value="0">
            <text:p>0</text:p>
          </table:table-cell>
          <table:table-cell table:formula="of:=MID([.I456];4;6)" office:value-type="string" office:string-value="0.7042">
            <text:p>0.7042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457]&gt;[.$E$1];1;0)" office:value-type="float" office:value="0">
            <text:p>0</text:p>
          </table:table-cell>
          <table:table-cell table:formula="of:=ABS([.A457]-[.C457])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3"/>
          <table:table-cell table:style-name="ce4" office:value-type="string">
            <text:p>1, 0.736637 </text:p>
          </table:table-cell>
          <table:table-cell table:formula="of:=MID([.I457];1;1)" office:value-type="string" office:string-value="1">
            <text:p>1</text:p>
          </table:table-cell>
          <table:table-cell table:formula="of:=MID([.I457];4;6)" office:value-type="string" office:string-value="0.7366">
            <text:p>0.7366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458]&gt;[.$E$1];1;0)" office:value-type="float" office:value="0">
            <text:p>0</text:p>
          </table:table-cell>
          <table:table-cell table:formula="of:=ABS([.A458]-[.C458])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3"/>
          <table:table-cell table:style-name="ce4" office:value-type="string">
            <text:p>1, 0.563561 </text:p>
          </table:table-cell>
          <table:table-cell table:formula="of:=MID([.I458];1;1)" office:value-type="string" office:string-value="1">
            <text:p>1</text:p>
          </table:table-cell>
          <table:table-cell table:formula="of:=MID([.I458];4;6)" office:value-type="string" office:string-value="0.5635">
            <text:p>0.5635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459]&gt;[.$E$1];1;0)" office:value-type="float" office:value="0">
            <text:p>0</text:p>
          </table:table-cell>
          <table:table-cell table:formula="of:=ABS([.A459]-[.C459])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3"/>
          <table:table-cell table:style-name="ce4" office:value-type="string">
            <text:p>0, 0.434537 </text:p>
          </table:table-cell>
          <table:table-cell table:formula="of:=MID([.I459];1;1)" office:value-type="string" office:string-value="0">
            <text:p>0</text:p>
          </table:table-cell>
          <table:table-cell table:formula="of:=MID([.I459];4;6)" office:value-type="string" office:string-value="0.4345">
            <text:p>0.4345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460]&gt;[.$E$1];1;0)" office:value-type="float" office:value="0">
            <text:p>0</text:p>
          </table:table-cell>
          <table:table-cell table:formula="of:=ABS([.A460]-[.C460])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/>
          <table:table-cell table:style-name="ce4" office:value-type="string">
            <text:p>0, 0.427417 </text:p>
          </table:table-cell>
          <table:table-cell table:formula="of:=MID([.I460];1;1)" office:value-type="string" office:string-value="0">
            <text:p>0</text:p>
          </table:table-cell>
          <table:table-cell table:formula="of:=MID([.I460];4;6)" office:value-type="string" office:string-value="0.4274">
            <text:p>0.4274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461]&gt;[.$E$1];1;0)" office:value-type="float" office:value="0">
            <text:p>0</text:p>
          </table:table-cell>
          <table:table-cell table:formula="of:=ABS([.A461]-[.C461])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3"/>
          <table:table-cell table:style-name="ce4" office:value-type="string">
            <text:p>1, 0.523055 </text:p>
          </table:table-cell>
          <table:table-cell table:formula="of:=MID([.I461];1;1)" office:value-type="string" office:string-value="1">
            <text:p>1</text:p>
          </table:table-cell>
          <table:table-cell table:formula="of:=MID([.I461];4;6)" office:value-type="string" office:string-value="0.5230">
            <text:p>0.5230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462]&gt;[.$E$1];1;0)" office:value-type="float" office:value="0">
            <text:p>0</text:p>
          </table:table-cell>
          <table:table-cell table:formula="of:=ABS([.A462]-[.C462])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/>
          <table:table-cell table:style-name="ce4" office:value-type="string">
            <text:p>0, 0.401378 </text:p>
          </table:table-cell>
          <table:table-cell table:formula="of:=MID([.I462];1;1)" office:value-type="string" office:string-value="0">
            <text:p>0</text:p>
          </table:table-cell>
          <table:table-cell table:formula="of:=MID([.I462];4;6)" office:value-type="string" office:string-value="0.4013">
            <text:p>0.4013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463]&gt;[.$E$1];1;0)" office:value-type="float" office:value="0">
            <text:p>0</text:p>
          </table:table-cell>
          <table:table-cell table:formula="of:=ABS([.A463]-[.C463])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3"/>
          <table:table-cell table:style-name="ce4" office:value-type="string">
            <text:p>1, 0.555528 </text:p>
          </table:table-cell>
          <table:table-cell table:formula="of:=MID([.I463];1;1)" office:value-type="string" office:string-value="1">
            <text:p>1</text:p>
          </table:table-cell>
          <table:table-cell table:formula="of:=MID([.I463];4;6)" office:value-type="string" office:string-value="0.5555">
            <text:p>0.5555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464]&gt;[.$E$1];1;0)" office:value-type="float" office:value="0">
            <text:p>0</text:p>
          </table:table-cell>
          <table:table-cell table:formula="of:=ABS([.A464]-[.C464])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3"/>
          <table:table-cell table:style-name="ce4" office:value-type="string">
            <text:p>0, 0.60584 </text:p>
          </table:table-cell>
          <table:table-cell table:formula="of:=MID([.I464];1;1)" office:value-type="string" office:string-value="0">
            <text:p>0</text:p>
          </table:table-cell>
          <table:table-cell table:formula="of:=MID([.I464];4;6)" office:value-type="string" office:string-value="0.6058">
            <text:p>0.6058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465]&gt;[.$E$1];1;0)" office:value-type="float" office:value="0">
            <text:p>0</text:p>
          </table:table-cell>
          <table:table-cell table:formula="of:=ABS([.A465]-[.C465])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3"/>
          <table:table-cell table:style-name="ce4" office:value-type="string">
            <text:p>1, 0.563316 </text:p>
          </table:table-cell>
          <table:table-cell table:formula="of:=MID([.I465];1;1)" office:value-type="string" office:string-value="1">
            <text:p>1</text:p>
          </table:table-cell>
          <table:table-cell table:formula="of:=MID([.I465];4;6)" office:value-type="string" office:string-value="0.5633">
            <text:p>0.5633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466]&gt;[.$E$1];1;0)" office:value-type="float" office:value="0">
            <text:p>0</text:p>
          </table:table-cell>
          <table:table-cell table:formula="of:=ABS([.A466]-[.C466])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3"/>
          <table:table-cell table:style-name="ce4" office:value-type="string">
            <text:p>1, 0.684512 </text:p>
          </table:table-cell>
          <table:table-cell table:formula="of:=MID([.I466];1;1)" office:value-type="string" office:string-value="1">
            <text:p>1</text:p>
          </table:table-cell>
          <table:table-cell table:formula="of:=MID([.I466];4;6)" office:value-type="string" office:string-value="0.6845">
            <text:p>0.6845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467]&gt;[.$E$1];1;0)" office:value-type="float" office:value="0">
            <text:p>0</text:p>
          </table:table-cell>
          <table:table-cell table:formula="of:=ABS([.A467]-[.C467])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3"/>
          <table:table-cell table:style-name="ce4" office:value-type="string">
            <text:p>1, 0.637653 </text:p>
          </table:table-cell>
          <table:table-cell table:formula="of:=MID([.I467];1;1)" office:value-type="string" office:string-value="1">
            <text:p>1</text:p>
          </table:table-cell>
          <table:table-cell table:formula="of:=MID([.I467];4;6)" office:value-type="string" office:string-value="0.6376">
            <text:p>0.6376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468]&gt;[.$E$1];1;0)" office:value-type="float" office:value="0">
            <text:p>0</text:p>
          </table:table-cell>
          <table:table-cell table:formula="of:=ABS([.A468]-[.C468])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3"/>
          <table:table-cell table:style-name="ce4" office:value-type="string">
            <text:p>0, 0.86633 </text:p>
          </table:table-cell>
          <table:table-cell table:formula="of:=MID([.I468];1;1)" office:value-type="string" office:string-value="0">
            <text:p>0</text:p>
          </table:table-cell>
          <table:table-cell table:formula="of:=MID([.I468];4;6)" office:value-type="string" office:string-value="0.8663">
            <text:p>0.8663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469]&gt;[.$E$1];1;0)" office:value-type="float" office:value="0">
            <text:p>0</text:p>
          </table:table-cell>
          <table:table-cell table:formula="of:=ABS([.A469]-[.C469])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3"/>
          <table:table-cell table:style-name="ce4" office:value-type="string">
            <text:p>1, 0.676499 </text:p>
          </table:table-cell>
          <table:table-cell table:formula="of:=MID([.I469];1;1)" office:value-type="string" office:string-value="1">
            <text:p>1</text:p>
          </table:table-cell>
          <table:table-cell table:formula="of:=MID([.I469];4;6)" office:value-type="string" office:string-value="0.6764">
            <text:p>0.6764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470]&gt;[.$E$1];1;0)" office:value-type="float" office:value="0">
            <text:p>0</text:p>
          </table:table-cell>
          <table:table-cell table:formula="of:=ABS([.A470]-[.C470])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3"/>
          <table:table-cell table:style-name="ce4" office:value-type="string">
            <text:p>1, 0.304645 </text:p>
          </table:table-cell>
          <table:table-cell table:formula="of:=MID([.I470];1;1)" office:value-type="string" office:string-value="1">
            <text:p>1</text:p>
          </table:table-cell>
          <table:table-cell table:formula="of:=MID([.I470];4;6)" office:value-type="string" office:string-value="0.3046">
            <text:p>0.3046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471]&gt;[.$E$1];1;0)" office:value-type="float" office:value="0">
            <text:p>0</text:p>
          </table:table-cell>
          <table:table-cell table:formula="of:=ABS([.A471]-[.C471])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3"/>
          <table:table-cell table:style-name="ce4" office:value-type="string">
            <text:p>0, 0.592757 </text:p>
          </table:table-cell>
          <table:table-cell table:formula="of:=MID([.I471];1;1)" office:value-type="string" office:string-value="0">
            <text:p>0</text:p>
          </table:table-cell>
          <table:table-cell table:formula="of:=MID([.I471];4;6)" office:value-type="string" office:string-value="0.5927">
            <text:p>0.5927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472]&gt;[.$E$1];1;0)" office:value-type="float" office:value="0">
            <text:p>0</text:p>
          </table:table-cell>
          <table:table-cell table:formula="of:=ABS([.A472]-[.C472])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office:value-type="string">
            <text:p>0.4792</text:p>
          </table:table-cell>
          <table:table-cell table:number-columns-repeated="2"/>
          <table:table-cell table:style-name="ce4" office:value-type="string">
            <text:p>0, 0.838246 </text:p>
          </table:table-cell>
          <table:table-cell table:formula="of:=MID([.I472];1;1)" office:value-type="string" office:string-value="0">
            <text:p>0</text:p>
          </table:table-cell>
          <table:table-cell table:formula="of:=MID([.I472];4;6)" office:value-type="string" office:string-value="0.8382">
            <text:p>0.8382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473]&gt;[.$E$1];1;0)" office:value-type="float" office:value="0">
            <text:p>0</text:p>
          </table:table-cell>
          <table:table-cell table:formula="of:=ABS([.A473]-[.C473])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3"/>
          <table:table-cell table:style-name="ce4" office:value-type="string">
            <text:p>0, 0.663606 </text:p>
          </table:table-cell>
          <table:table-cell table:formula="of:=MID([.I473];1;1)" office:value-type="string" office:string-value="0">
            <text:p>0</text:p>
          </table:table-cell>
          <table:table-cell table:formula="of:=MID([.I473];4;6)" office:value-type="string" office:string-value="0.6636">
            <text:p>0.6636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474]&gt;[.$E$1];1;0)" office:value-type="float" office:value="0">
            <text:p>0</text:p>
          </table:table-cell>
          <table:table-cell table:formula="of:=ABS([.A474]-[.C474])" office:value-type="float" office:value="1">
            <text:p>1</text:p>
          </table:table-cell>
          <table:table-cell table:number-columns-repeated="4"/>
          <table:table-cell table:style-name="ce4" office:value-type="string">
            <text:p>1, 0.8047 </text:p>
          </table:table-cell>
          <table:table-cell table:formula="of:=MID([.I474];1;1)" office:value-type="string" office:string-value="1">
            <text:p>1</text:p>
          </table:table-cell>
          <table:table-cell table:formula="of:=MID([.I474];4;6)" office:value-type="string" office:string-value="0.8047">
            <text:p>0.8047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475]&gt;[.$E$1];1;0)" office:value-type="float" office:value="0">
            <text:p>0</text:p>
          </table:table-cell>
          <table:table-cell table:formula="of:=ABS([.A475]-[.C475])" office:value-type="float" office:value="1">
            <text:p>1</text:p>
          </table:table-cell>
          <table:table-cell table:number-columns-repeated="4"/>
          <table:table-cell table:style-name="ce4" office:value-type="string">
            <text:p>1, 0.609372 </text:p>
          </table:table-cell>
          <table:table-cell table:formula="of:=MID([.I475];1;1)" office:value-type="string" office:string-value="1">
            <text:p>1</text:p>
          </table:table-cell>
          <table:table-cell table:formula="of:=MID([.I475];4;6)" office:value-type="string" office:string-value="0.6093">
            <text:p>0.6093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476]&gt;[.$E$1];1;0)" office:value-type="float" office:value="0">
            <text:p>0</text:p>
          </table:table-cell>
          <table:table-cell table:formula="of:=ABS([.A476]-[.C476])" office:value-type="float" office:value="1">
            <text:p>1</text:p>
          </table:table-cell>
          <table:table-cell table:number-columns-repeated="4"/>
          <table:table-cell table:style-name="ce4" office:value-type="string">
            <text:p>1, 0.964189 </text:p>
          </table:table-cell>
          <table:table-cell table:formula="of:=MID([.I476];1;1)" office:value-type="string" office:string-value="1">
            <text:p>1</text:p>
          </table:table-cell>
          <table:table-cell table:formula="of:=MID([.I476];4;6)" office:value-type="string" office:string-value="0.9641">
            <text:p>0.9641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477]&gt;[.$E$1];1;0)" office:value-type="float" office:value="0">
            <text:p>0</text:p>
          </table:table-cell>
          <table:table-cell table:formula="of:=ABS([.A477]-[.C477])" office:value-type="float" office:value="0">
            <text:p>0</text:p>
          </table:table-cell>
          <table:table-cell table:number-columns-repeated="4"/>
          <table:table-cell table:style-name="ce4" office:value-type="string">
            <text:p>0, 0.754767 </text:p>
          </table:table-cell>
          <table:table-cell table:formula="of:=MID([.I477];1;1)" office:value-type="string" office:string-value="0">
            <text:p>0</text:p>
          </table:table-cell>
          <table:table-cell table:formula="of:=MID([.I477];4;6)" office:value-type="string" office:string-value="0.7547">
            <text:p>0.7547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478]&gt;[.$E$1];1;0)" office:value-type="float" office:value="0">
            <text:p>0</text:p>
          </table:table-cell>
          <table:table-cell table:formula="of:=ABS([.A478]-[.C478])" office:value-type="float" office:value="1">
            <text:p>1</text:p>
          </table:table-cell>
          <table:table-cell table:number-columns-repeated="4"/>
          <table:table-cell table:style-name="ce4" office:value-type="string">
            <text:p>1, 0.752884 </text:p>
          </table:table-cell>
          <table:table-cell table:formula="of:=MID([.I478];1;1)" office:value-type="string" office:string-value="1">
            <text:p>1</text:p>
          </table:table-cell>
          <table:table-cell table:formula="of:=MID([.I478];4;6)" office:value-type="string" office:string-value="0.7528">
            <text:p>0.7528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479]&gt;[.$E$1];1;0)" office:value-type="float" office:value="0">
            <text:p>0</text:p>
          </table:table-cell>
          <table:table-cell table:formula="of:=ABS([.A479]-[.C479])" office:value-type="float" office:value="1">
            <text:p>1</text:p>
          </table:table-cell>
          <table:table-cell table:number-columns-repeated="4"/>
          <table:table-cell table:style-name="ce4" office:value-type="string">
            <text:p>1, 0.821142 </text:p>
          </table:table-cell>
          <table:table-cell table:formula="of:=MID([.I479];1;1)" office:value-type="string" office:string-value="1">
            <text:p>1</text:p>
          </table:table-cell>
          <table:table-cell table:formula="of:=MID([.I479];4;6)" office:value-type="string" office:string-value="0.8211">
            <text:p>0.8211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480]&gt;[.$E$1];1;0)" office:value-type="float" office:value="0">
            <text:p>0</text:p>
          </table:table-cell>
          <table:table-cell table:formula="of:=ABS([.A480]-[.C480])" office:value-type="float" office:value="0">
            <text:p>0</text:p>
          </table:table-cell>
          <table:table-cell table:number-columns-repeated="4"/>
          <table:table-cell table:style-name="ce4" office:value-type="string">
            <text:p>0, 0.546973 </text:p>
          </table:table-cell>
          <table:table-cell table:formula="of:=MID([.I480];1;1)" office:value-type="string" office:string-value="0">
            <text:p>0</text:p>
          </table:table-cell>
          <table:table-cell table:formula="of:=MID([.I480];4;6)" office:value-type="string" office:string-value="0.5469">
            <text:p>0.5469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481]&gt;[.$E$1];1;0)" office:value-type="float" office:value="0">
            <text:p>0</text:p>
          </table:table-cell>
          <table:table-cell table:formula="of:=ABS([.A481]-[.C481])" office:value-type="float" office:value="0">
            <text:p>0</text:p>
          </table:table-cell>
          <table:table-cell table:number-columns-repeated="4"/>
          <table:table-cell table:style-name="ce4" office:value-type="string">
            <text:p>0, 0.608779 </text:p>
          </table:table-cell>
          <table:table-cell table:formula="of:=MID([.I481];1;1)" office:value-type="string" office:string-value="0">
            <text:p>0</text:p>
          </table:table-cell>
          <table:table-cell table:formula="of:=MID([.I481];4;6)" office:value-type="string" office:string-value="0.6087">
            <text:p>0.6087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482]&gt;[.$E$1];1;0)" office:value-type="float" office:value="0">
            <text:p>0</text:p>
          </table:table-cell>
          <table:table-cell table:formula="of:=ABS([.A482]-[.C482])" office:value-type="float" office:value="1">
            <text:p>1</text:p>
          </table:table-cell>
          <table:table-cell table:number-columns-repeated="4"/>
          <table:table-cell table:style-name="ce4" office:value-type="string">
            <text:p>1, 0.677502 </text:p>
          </table:table-cell>
          <table:table-cell table:formula="of:=MID([.I482];1;1)" office:value-type="string" office:string-value="1">
            <text:p>1</text:p>
          </table:table-cell>
          <table:table-cell table:formula="of:=MID([.I482];4;6)" office:value-type="string" office:string-value="0.6775">
            <text:p>0.6775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483]&gt;[.$E$1];1;0)" office:value-type="float" office:value="0">
            <text:p>0</text:p>
          </table:table-cell>
          <table:table-cell table:formula="of:=ABS([.A483]-[.C483])" office:value-type="float" office:value="0">
            <text:p>0</text:p>
          </table:table-cell>
          <table:table-cell table:number-columns-repeated="4"/>
          <table:table-cell table:style-name="ce4" office:value-type="string">
            <text:p>0, 0.261452 </text:p>
          </table:table-cell>
          <table:table-cell table:formula="of:=MID([.I483];1;1)" office:value-type="string" office:string-value="0">
            <text:p>0</text:p>
          </table:table-cell>
          <table:table-cell table:formula="of:=MID([.I483];4;6)" office:value-type="string" office:string-value="0.2614">
            <text:p>0.2614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484]&gt;[.$E$1];1;0)" office:value-type="float" office:value="0">
            <text:p>0</text:p>
          </table:table-cell>
          <table:table-cell table:formula="of:=ABS([.A484]-[.C484])" office:value-type="float" office:value="1">
            <text:p>1</text:p>
          </table:table-cell>
          <table:table-cell table:number-columns-repeated="4"/>
          <table:table-cell table:style-name="ce4" office:value-type="string">
            <text:p>1, 0.777605 </text:p>
          </table:table-cell>
          <table:table-cell table:formula="of:=MID([.I484];1;1)" office:value-type="string" office:string-value="1">
            <text:p>1</text:p>
          </table:table-cell>
          <table:table-cell table:formula="of:=MID([.I484];4;6)" office:value-type="string" office:string-value="0.7776">
            <text:p>0.7776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485]&gt;[.$E$1];1;0)" office:value-type="float" office:value="0">
            <text:p>0</text:p>
          </table:table-cell>
          <table:table-cell table:formula="of:=ABS([.A485]-[.C485])" office:value-type="float" office:value="1">
            <text:p>1</text:p>
          </table:table-cell>
          <table:table-cell table:number-columns-repeated="4"/>
          <table:table-cell table:style-name="ce4" office:value-type="string">
            <text:p>1, 0.794275 </text:p>
          </table:table-cell>
          <table:table-cell table:formula="of:=MID([.I485];1;1)" office:value-type="string" office:string-value="1">
            <text:p>1</text:p>
          </table:table-cell>
          <table:table-cell table:formula="of:=MID([.I485];4;6)" office:value-type="string" office:string-value="0.7942">
            <text:p>0.7942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486]&gt;[.$E$1];1;0)" office:value-type="float" office:value="0">
            <text:p>0</text:p>
          </table:table-cell>
          <table:table-cell table:formula="of:=ABS([.A486]-[.C486])" office:value-type="float" office:value="1">
            <text:p>1</text:p>
          </table:table-cell>
          <table:table-cell table:number-columns-repeated="4"/>
          <table:table-cell table:style-name="ce4" office:value-type="string">
            <text:p>1, 0.338435 </text:p>
          </table:table-cell>
          <table:table-cell table:formula="of:=MID([.I486];1;1)" office:value-type="string" office:string-value="1">
            <text:p>1</text:p>
          </table:table-cell>
          <table:table-cell table:formula="of:=MID([.I486];4;6)" office:value-type="string" office:string-value="0.3384">
            <text:p>0.3384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487]&gt;[.$E$1];1;0)" office:value-type="float" office:value="0">
            <text:p>0</text:p>
          </table:table-cell>
          <table:table-cell table:formula="of:=ABS([.A487]-[.C487])" office:value-type="float" office:value="1">
            <text:p>1</text:p>
          </table:table-cell>
          <table:table-cell table:number-columns-repeated="4"/>
          <table:table-cell table:style-name="ce4" office:value-type="string">
            <text:p>1, 0.680403 </text:p>
          </table:table-cell>
          <table:table-cell table:formula="of:=MID([.I487];1;1)" office:value-type="string" office:string-value="1">
            <text:p>1</text:p>
          </table:table-cell>
          <table:table-cell table:formula="of:=MID([.I487];4;6)" office:value-type="string" office:string-value="0.6804">
            <text:p>0.6804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488]&gt;[.$E$1];1;0)" office:value-type="float" office:value="0">
            <text:p>0</text:p>
          </table:table-cell>
          <table:table-cell table:formula="of:=ABS([.A488]-[.C488])" office:value-type="float" office:value="0">
            <text:p>0</text:p>
          </table:table-cell>
          <table:table-cell table:number-columns-repeated="4"/>
          <table:table-cell table:style-name="ce4" office:value-type="string">
            <text:p>0, 0.660951 </text:p>
          </table:table-cell>
          <table:table-cell table:formula="of:=MID([.I488];1;1)" office:value-type="string" office:string-value="0">
            <text:p>0</text:p>
          </table:table-cell>
          <table:table-cell table:formula="of:=MID([.I488];4;6)" office:value-type="string" office:string-value="0.6609">
            <text:p>0.6609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489]&gt;[.$E$1];1;0)" office:value-type="float" office:value="0">
            <text:p>0</text:p>
          </table:table-cell>
          <table:table-cell table:formula="of:=ABS([.A489]-[.C489])" office:value-type="float" office:value="0">
            <text:p>0</text:p>
          </table:table-cell>
          <table:table-cell table:number-columns-repeated="4"/>
          <table:table-cell table:style-name="ce4" office:value-type="string">
            <text:p>0, 0.946633 </text:p>
          </table:table-cell>
          <table:table-cell table:formula="of:=MID([.I489];1;1)" office:value-type="string" office:string-value="0">
            <text:p>0</text:p>
          </table:table-cell>
          <table:table-cell table:formula="of:=MID([.I489];4;6)" office:value-type="string" office:string-value="0.9466">
            <text:p>0.9466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490]&gt;[.$E$1];1;0)" office:value-type="float" office:value="0">
            <text:p>0</text:p>
          </table:table-cell>
          <table:table-cell table:formula="of:=ABS([.A490]-[.C490])" office:value-type="float" office:value="0">
            <text:p>0</text:p>
          </table:table-cell>
          <table:table-cell table:number-columns-repeated="4"/>
          <table:table-cell table:style-name="ce4" office:value-type="string">
            <text:p>0, 0.728728 </text:p>
          </table:table-cell>
          <table:table-cell table:formula="of:=MID([.I490];1;1)" office:value-type="string" office:string-value="0">
            <text:p>0</text:p>
          </table:table-cell>
          <table:table-cell table:formula="of:=MID([.I490];4;6)" office:value-type="string" office:string-value="0.7287">
            <text:p>0.7287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491]&gt;[.$E$1];1;0)" office:value-type="float" office:value="0">
            <text:p>0</text:p>
          </table:table-cell>
          <table:table-cell table:formula="of:=ABS([.A491]-[.C491])" office:value-type="float" office:value="0">
            <text:p>0</text:p>
          </table:table-cell>
          <table:table-cell table:number-columns-repeated="4"/>
          <table:table-cell table:style-name="ce4" office:value-type="string">
            <text:p>0, 0.470259 </text:p>
          </table:table-cell>
          <table:table-cell table:formula="of:=MID([.I491];1;1)" office:value-type="string" office:string-value="0">
            <text:p>0</text:p>
          </table:table-cell>
          <table:table-cell table:formula="of:=MID([.I491];4;6)" office:value-type="string" office:string-value="0.4702">
            <text:p>0.4702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492]&gt;[.$E$1];1;0)" office:value-type="float" office:value="0">
            <text:p>0</text:p>
          </table:table-cell>
          <table:table-cell table:formula="of:=ABS([.A492]-[.C492])" office:value-type="float" office:value="1">
            <text:p>1</text:p>
          </table:table-cell>
          <table:table-cell table:number-columns-repeated="4"/>
          <table:table-cell table:style-name="ce4" office:value-type="string">
            <text:p>1, 0.492365 </text:p>
          </table:table-cell>
          <table:table-cell table:formula="of:=MID([.I492];1;1)" office:value-type="string" office:string-value="1">
            <text:p>1</text:p>
          </table:table-cell>
          <table:table-cell table:formula="of:=MID([.I492];4;6)" office:value-type="string" office:string-value="0.4923">
            <text:p>0.4923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493]&gt;[.$E$1];1;0)" office:value-type="float" office:value="0">
            <text:p>0</text:p>
          </table:table-cell>
          <table:table-cell table:formula="of:=ABS([.A493]-[.C493])" office:value-type="float" office:value="1">
            <text:p>1</text:p>
          </table:table-cell>
          <table:table-cell table:number-columns-repeated="4"/>
          <table:table-cell table:style-name="ce4" office:value-type="string">
            <text:p>1, 0.809136 </text:p>
          </table:table-cell>
          <table:table-cell table:formula="of:=MID([.I493];1;1)" office:value-type="string" office:string-value="1">
            <text:p>1</text:p>
          </table:table-cell>
          <table:table-cell table:formula="of:=MID([.I493];4;6)" office:value-type="string" office:string-value="0.8091">
            <text:p>0.8091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494]&gt;[.$E$1];1;0)" office:value-type="float" office:value="0">
            <text:p>0</text:p>
          </table:table-cell>
          <table:table-cell table:formula="of:=ABS([.A494]-[.C494])" office:value-type="float" office:value="1">
            <text:p>1</text:p>
          </table:table-cell>
          <table:table-cell table:number-columns-repeated="4"/>
          <table:table-cell table:style-name="ce4" office:value-type="string">
            <text:p>1, 0.575263 </text:p>
          </table:table-cell>
          <table:table-cell table:formula="of:=MID([.I494];1;1)" office:value-type="string" office:string-value="1">
            <text:p>1</text:p>
          </table:table-cell>
          <table:table-cell table:formula="of:=MID([.I494];4;6)" office:value-type="string" office:string-value="0.5752">
            <text:p>0.5752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495]&gt;[.$E$1];1;0)" office:value-type="float" office:value="0">
            <text:p>0</text:p>
          </table:table-cell>
          <table:table-cell table:formula="of:=ABS([.A495]-[.C495])" office:value-type="float" office:value="1">
            <text:p>1</text:p>
          </table:table-cell>
          <table:table-cell table:number-columns-repeated="4"/>
          <table:table-cell table:style-name="ce4" office:value-type="string">
            <text:p>1, 0.513936 </text:p>
          </table:table-cell>
          <table:table-cell table:formula="of:=MID([.I495];1;1)" office:value-type="string" office:string-value="1">
            <text:p>1</text:p>
          </table:table-cell>
          <table:table-cell table:formula="of:=MID([.I495];4;6)" office:value-type="string" office:string-value="0.5139">
            <text:p>0.5139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496]&gt;[.$E$1];1;0)" office:value-type="float" office:value="0">
            <text:p>0</text:p>
          </table:table-cell>
          <table:table-cell table:formula="of:=ABS([.A496]-[.C496])" office:value-type="float" office:value="1">
            <text:p>1</text:p>
          </table:table-cell>
          <table:table-cell table:number-columns-repeated="4"/>
          <table:table-cell table:style-name="ce4" office:value-type="string">
            <text:p>1, 0.401817 </text:p>
          </table:table-cell>
          <table:table-cell table:formula="of:=MID([.I496];1;1)" office:value-type="string" office:string-value="1">
            <text:p>1</text:p>
          </table:table-cell>
          <table:table-cell table:formula="of:=MID([.I496];4;6)" office:value-type="string" office:string-value="0.4018">
            <text:p>0.4018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497]&gt;[.$E$1];1;0)" office:value-type="float" office:value="0">
            <text:p>0</text:p>
          </table:table-cell>
          <table:table-cell table:formula="of:=ABS([.A497]-[.C497])" office:value-type="float" office:value="1">
            <text:p>1</text:p>
          </table:table-cell>
          <table:table-cell table:number-columns-repeated="4"/>
          <table:table-cell table:style-name="ce4" office:value-type="string">
            <text:p>1, 0.618141 </text:p>
          </table:table-cell>
          <table:table-cell table:formula="of:=MID([.I497];1;1)" office:value-type="string" office:string-value="1">
            <text:p>1</text:p>
          </table:table-cell>
          <table:table-cell table:formula="of:=MID([.I497];4;6)" office:value-type="string" office:string-value="0.6181">
            <text:p>0.6181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498]&gt;[.$E$1];1;0)" office:value-type="float" office:value="0">
            <text:p>0</text:p>
          </table:table-cell>
          <table:table-cell table:formula="of:=ABS([.A498]-[.C498])" office:value-type="float" office:value="1">
            <text:p>1</text:p>
          </table:table-cell>
          <table:table-cell table:number-columns-repeated="4"/>
          <table:table-cell table:style-name="ce4" office:value-type="string">
            <text:p>1, 0.576923 </text:p>
          </table:table-cell>
          <table:table-cell table:formula="of:=MID([.I498];1;1)" office:value-type="string" office:string-value="1">
            <text:p>1</text:p>
          </table:table-cell>
          <table:table-cell table:formula="of:=MID([.I498];4;6)" office:value-type="string" office:string-value="0.5769">
            <text:p>0.5769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499]&gt;[.$E$1];1;0)" office:value-type="float" office:value="0">
            <text:p>0</text:p>
          </table:table-cell>
          <table:table-cell table:formula="of:=ABS([.A499]-[.C499])" office:value-type="float" office:value="1">
            <text:p>1</text:p>
          </table:table-cell>
          <table:table-cell table:number-columns-repeated="4"/>
          <table:table-cell table:style-name="ce4" office:value-type="string">
            <text:p>1, 0.444119 </text:p>
          </table:table-cell>
          <table:table-cell table:formula="of:=MID([.I499];1;1)" office:value-type="string" office:string-value="1">
            <text:p>1</text:p>
          </table:table-cell>
          <table:table-cell table:formula="of:=MID([.I499];4;6)" office:value-type="string" office:string-value="0.4441">
            <text:p>0.4441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500]&gt;[.$E$1];1;0)" office:value-type="float" office:value="0">
            <text:p>0</text:p>
          </table:table-cell>
          <table:table-cell table:formula="of:=ABS([.A500]-[.C500])" office:value-type="float" office:value="1">
            <text:p>1</text:p>
          </table:table-cell>
          <table:table-cell table:number-columns-repeated="4"/>
          <table:table-cell table:style-name="ce4" office:value-type="string">
            <text:p>1, 0.374862</text:p>
          </table:table-cell>
          <table:table-cell table:formula="of:=MID([.I500];1;1)" office:value-type="string" office:string-value="1">
            <text:p>1</text:p>
          </table:table-cell>
          <table:table-cell table:formula="of:=MID([.I500];4;6)" office:value-type="string" office:string-value="0.3748">
            <text:p>0.3748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501]&gt;[.$E$1];1;0)" office:value-type="float" office:value="0">
            <text:p>0</text:p>
          </table:table-cell>
          <table:table-cell table:formula="of:=ABS([.A501]-[.C501])" office:value-type="float" office:value="1">
            <text:p>1</text:p>
          </table:table-cell>
          <table:table-cell table:number-columns-repeated="4"/>
          <table:table-cell table:style-name="ce4" office:value-type="string">
            <text:p>1, 0.596512 </text:p>
          </table:table-cell>
          <table:table-cell table:formula="of:=MID([.I501];1;1)" office:value-type="string" office:string-value="1">
            <text:p>1</text:p>
          </table:table-cell>
          <table:table-cell table:formula="of:=MID([.I501];4;6)" office:value-type="string" office:string-value="0.5965">
            <text:p>0.5965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502]&gt;[.$E$1];1;0)" office:value-type="float" office:value="0">
            <text:p>0</text:p>
          </table:table-cell>
          <table:table-cell table:formula="of:=ABS([.A502]-[.C502])" office:value-type="float" office:value="1">
            <text:p>1</text:p>
          </table:table-cell>
          <table:table-cell table:number-columns-repeated="4"/>
          <table:table-cell table:style-name="ce4" office:value-type="string">
            <text:p>1, 0.409941 </text:p>
          </table:table-cell>
          <table:table-cell table:formula="of:=MID([.I502];1;1)" office:value-type="string" office:string-value="1">
            <text:p>1</text:p>
          </table:table-cell>
          <table:table-cell table:formula="of:=MID([.I502];4;6)" office:value-type="string" office:string-value="0.4099">
            <text:p>0.4099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503]&gt;[.$E$1];1;0)" office:value-type="float" office:value="0">
            <text:p>0</text:p>
          </table:table-cell>
          <table:table-cell table:formula="of:=ABS([.A503]-[.C503])" office:value-type="float" office:value="1">
            <text:p>1</text:p>
          </table:table-cell>
          <table:table-cell table:number-columns-repeated="4"/>
          <table:table-cell table:style-name="ce4" office:value-type="string">
            <text:p>1, 0.690051 </text:p>
          </table:table-cell>
          <table:table-cell table:formula="of:=MID([.I503];1;1)" office:value-type="string" office:string-value="1">
            <text:p>1</text:p>
          </table:table-cell>
          <table:table-cell table:formula="of:=MID([.I503];4;6)" office:value-type="string" office:string-value="0.6900">
            <text:p>0.6900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504]&gt;[.$E$1];1;0)" office:value-type="float" office:value="0">
            <text:p>0</text:p>
          </table:table-cell>
          <table:table-cell table:formula="of:=ABS([.A504]-[.C504])" office:value-type="float" office:value="1">
            <text:p>1</text:p>
          </table:table-cell>
          <table:table-cell table:number-columns-repeated="4"/>
          <table:table-cell table:style-name="ce4" office:value-type="string">
            <text:p>1, 0.409263 </text:p>
          </table:table-cell>
          <table:table-cell table:formula="of:=MID([.I504];1;1)" office:value-type="string" office:string-value="1">
            <text:p>1</text:p>
          </table:table-cell>
          <table:table-cell table:formula="of:=MID([.I504];4;6)" office:value-type="string" office:string-value="0.4092">
            <text:p>0.4092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505]&gt;[.$E$1];1;0)" office:value-type="float" office:value="0">
            <text:p>0</text:p>
          </table:table-cell>
          <table:table-cell table:formula="of:=ABS([.A505]-[.C505])" office:value-type="float" office:value="1">
            <text:p>1</text:p>
          </table:table-cell>
          <table:table-cell table:number-columns-repeated="4"/>
          <table:table-cell table:style-name="ce4" office:value-type="string">
            <text:p>1, 0.80854 </text:p>
          </table:table-cell>
          <table:table-cell table:formula="of:=MID([.I505];1;1)" office:value-type="string" office:string-value="1">
            <text:p>1</text:p>
          </table:table-cell>
          <table:table-cell table:formula="of:=MID([.I505];4;6)" office:value-type="string" office:string-value="0.8085">
            <text:p>0.8085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506]&gt;[.$E$1];1;0)" office:value-type="float" office:value="0">
            <text:p>0</text:p>
          </table:table-cell>
          <table:table-cell table:formula="of:=ABS([.A506]-[.C506])" office:value-type="float" office:value="1">
            <text:p>1</text:p>
          </table:table-cell>
          <table:table-cell table:number-columns-repeated="4"/>
          <table:table-cell table:style-name="ce4" office:value-type="string">
            <text:p>1, 0.600894 </text:p>
          </table:table-cell>
          <table:table-cell table:formula="of:=MID([.I506];1;1)" office:value-type="string" office:string-value="1">
            <text:p>1</text:p>
          </table:table-cell>
          <table:table-cell table:formula="of:=MID([.I506];4;6)" office:value-type="string" office:string-value="0.6008">
            <text:p>0.6008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507]&gt;[.$E$1];1;0)" office:value-type="float" office:value="0">
            <text:p>0</text:p>
          </table:table-cell>
          <table:table-cell table:formula="of:=ABS([.A507]-[.C507])" office:value-type="float" office:value="1">
            <text:p>1</text:p>
          </table:table-cell>
          <table:table-cell table:number-columns-repeated="4"/>
          <table:table-cell table:style-name="ce4" office:value-type="string">
            <text:p>1, 0.595826 </text:p>
          </table:table-cell>
          <table:table-cell table:formula="of:=MID([.I507];1;1)" office:value-type="string" office:string-value="1">
            <text:p>1</text:p>
          </table:table-cell>
          <table:table-cell table:formula="of:=MID([.I507];4;6)" office:value-type="string" office:string-value="0.5958">
            <text:p>0.5958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508]&gt;[.$E$1];1;0)" office:value-type="float" office:value="0">
            <text:p>0</text:p>
          </table:table-cell>
          <table:table-cell table:formula="of:=ABS([.A508]-[.C508])" office:value-type="float" office:value="1">
            <text:p>1</text:p>
          </table:table-cell>
          <table:table-cell/>
          <table:table-cell office:value-type="string">
            <text:p>lm</text:p>
          </table:table-cell>
          <table:table-cell table:number-columns-repeated="2"/>
          <table:table-cell table:style-name="ce4" office:value-type="string">
            <text:p>1, 0.74101 </text:p>
          </table:table-cell>
          <table:table-cell table:formula="of:=MID([.I508];1;1)" office:value-type="string" office:string-value="1">
            <text:p>1</text:p>
          </table:table-cell>
          <table:table-cell table:formula="of:=MID([.I508];4;6)" office:value-type="string" office:string-value="0.7410">
            <text:p>0.7410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509]&gt;[.$E$1];1;0)" office:value-type="float" office:value="0">
            <text:p>0</text:p>
          </table:table-cell>
          <table:table-cell table:formula="of:=ABS([.A509]-[.C509])" office:value-type="float" office:value="1">
            <text:p>1</text:p>
          </table:table-cell>
          <table:table-cell table:number-columns-repeated="4"/>
          <table:table-cell table:style-name="ce4" office:value-type="string">
            <text:p>1, 0.616439 </text:p>
          </table:table-cell>
          <table:table-cell table:formula="of:=MID([.I509];1;1)" office:value-type="string" office:string-value="1">
            <text:p>1</text:p>
          </table:table-cell>
          <table:table-cell table:formula="of:=MID([.I509];4;6)" office:value-type="string" office:string-value="0.6164">
            <text:p>0.6164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510]&gt;[.$E$1];1;0)" office:value-type="float" office:value="0">
            <text:p>0</text:p>
          </table:table-cell>
          <table:table-cell table:formula="of:=ABS([.A510]-[.C510])" office:value-type="float" office:value="0">
            <text:p>0</text:p>
          </table:table-cell>
          <table:table-cell table:number-columns-repeated="4"/>
          <table:table-cell table:style-name="ce4" office:value-type="string">
            <text:p>0, 0.309391 </text:p>
          </table:table-cell>
          <table:table-cell table:formula="of:=MID([.I510];1;1)" office:value-type="string" office:string-value="0">
            <text:p>0</text:p>
          </table:table-cell>
          <table:table-cell table:formula="of:=MID([.I510];4;6)" office:value-type="string" office:string-value="0.3093">
            <text:p>0.3093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511]&gt;[.$E$1];1;0)" office:value-type="float" office:value="0">
            <text:p>0</text:p>
          </table:table-cell>
          <table:table-cell table:formula="of:=ABS([.A511]-[.C511])" office:value-type="float" office:value="1">
            <text:p>1</text:p>
          </table:table-cell>
          <table:table-cell table:number-columns-repeated="4"/>
          <table:table-cell table:style-name="ce4" office:value-type="string">
            <text:p>1, 0.764568 </text:p>
          </table:table-cell>
          <table:table-cell table:formula="of:=MID([.I511];1;1)" office:value-type="string" office:string-value="1">
            <text:p>1</text:p>
          </table:table-cell>
          <table:table-cell table:formula="of:=MID([.I511];4;6)" office:value-type="string" office:string-value="0.7645">
            <text:p>0.7645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512]&gt;[.$E$1];1;0)" office:value-type="float" office:value="0">
            <text:p>0</text:p>
          </table:table-cell>
          <table:table-cell table:formula="of:=ABS([.A512]-[.C512])" office:value-type="float" office:value="1">
            <text:p>1</text:p>
          </table:table-cell>
          <table:table-cell table:number-columns-repeated="4"/>
          <table:table-cell table:style-name="ce4" office:value-type="string">
            <text:p>1, 0.618555 </text:p>
          </table:table-cell>
          <table:table-cell table:formula="of:=MID([.I512];1;1)" office:value-type="string" office:string-value="1">
            <text:p>1</text:p>
          </table:table-cell>
          <table:table-cell table:formula="of:=MID([.I512];4;6)" office:value-type="string" office:string-value="0.6185">
            <text:p>0.6185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513]&gt;[.$E$1];1;0)" office:value-type="float" office:value="0">
            <text:p>0</text:p>
          </table:table-cell>
          <table:table-cell table:formula="of:=ABS([.A513]-[.C513])" office:value-type="float" office:value="1">
            <text:p>1</text:p>
          </table:table-cell>
          <table:table-cell table:number-columns-repeated="4"/>
          <table:table-cell table:style-name="ce4" office:value-type="string">
            <text:p>1, 0.665515 </text:p>
          </table:table-cell>
          <table:table-cell table:formula="of:=MID([.I513];1;1)" office:value-type="string" office:string-value="1">
            <text:p>1</text:p>
          </table:table-cell>
          <table:table-cell table:formula="of:=MID([.I513];4;6)" office:value-type="string" office:string-value="0.6655">
            <text:p>0.6655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514]&gt;[.$E$1];1;0)" office:value-type="float" office:value="0">
            <text:p>0</text:p>
          </table:table-cell>
          <table:table-cell table:formula="of:=ABS([.A514]-[.C514])" office:value-type="float" office:value="1">
            <text:p>1</text:p>
          </table:table-cell>
          <table:table-cell table:number-columns-repeated="4"/>
          <table:table-cell table:style-name="ce4" office:value-type="string">
            <text:p>1, 0.46347 </text:p>
          </table:table-cell>
          <table:table-cell table:formula="of:=MID([.I514];1;1)" office:value-type="string" office:string-value="1">
            <text:p>1</text:p>
          </table:table-cell>
          <table:table-cell table:formula="of:=MID([.I514];4;6)" office:value-type="string" office:string-value="0.4634">
            <text:p>0.4634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515]&gt;[.$E$1];1;0)" office:value-type="float" office:value="0">
            <text:p>0</text:p>
          </table:table-cell>
          <table:table-cell table:formula="of:=ABS([.A515]-[.C515])" office:value-type="float" office:value="1">
            <text:p>1</text:p>
          </table:table-cell>
          <table:table-cell table:number-columns-repeated="4"/>
          <table:table-cell table:style-name="ce4" office:value-type="string">
            <text:p>1, 0.800539 </text:p>
          </table:table-cell>
          <table:table-cell table:formula="of:=MID([.I515];1;1)" office:value-type="string" office:string-value="1">
            <text:p>1</text:p>
          </table:table-cell>
          <table:table-cell table:formula="of:=MID([.I515];4;6)" office:value-type="string" office:string-value="0.8005">
            <text:p>0.8005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516]&gt;[.$E$1];1;0)" office:value-type="float" office:value="0">
            <text:p>0</text:p>
          </table:table-cell>
          <table:table-cell table:formula="of:=ABS([.A516]-[.C516])" office:value-type="float" office:value="1">
            <text:p>1</text:p>
          </table:table-cell>
          <table:table-cell table:number-columns-repeated="4"/>
          <table:table-cell table:style-name="ce4" office:value-type="string">
            <text:p>1, 0.720608 </text:p>
          </table:table-cell>
          <table:table-cell table:formula="of:=MID([.I516];1;1)" office:value-type="string" office:string-value="1">
            <text:p>1</text:p>
          </table:table-cell>
          <table:table-cell table:formula="of:=MID([.I516];4;6)" office:value-type="string" office:string-value="0.7206">
            <text:p>0.7206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517]&gt;[.$E$1];1;0)" office:value-type="float" office:value="0">
            <text:p>0</text:p>
          </table:table-cell>
          <table:table-cell table:formula="of:=ABS([.A517]-[.C517])" office:value-type="float" office:value="0">
            <text:p>0</text:p>
          </table:table-cell>
          <table:table-cell table:number-columns-repeated="4"/>
          <table:table-cell table:style-name="ce4" office:value-type="string">
            <text:p>0, 0.348391 </text:p>
          </table:table-cell>
          <table:table-cell table:formula="of:=MID([.I517];1;1)" office:value-type="string" office:string-value="0">
            <text:p>0</text:p>
          </table:table-cell>
          <table:table-cell table:formula="of:=MID([.I517];4;6)" office:value-type="string" office:string-value="0.3483">
            <text:p>0.3483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518]&gt;[.$E$1];1;0)" office:value-type="float" office:value="0">
            <text:p>0</text:p>
          </table:table-cell>
          <table:table-cell table:formula="of:=ABS([.A518]-[.C518])" office:value-type="float" office:value="1">
            <text:p>1</text:p>
          </table:table-cell>
          <table:table-cell table:number-columns-repeated="4"/>
          <table:table-cell table:style-name="ce4" office:value-type="string">
            <text:p>1, 0.593201 </text:p>
          </table:table-cell>
          <table:table-cell table:formula="of:=MID([.I518];1;1)" office:value-type="string" office:string-value="1">
            <text:p>1</text:p>
          </table:table-cell>
          <table:table-cell table:formula="of:=MID([.I518];4;6)" office:value-type="string" office:string-value="0.5932">
            <text:p>0.5932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519]&gt;[.$E$1];1;0)" office:value-type="float" office:value="0">
            <text:p>0</text:p>
          </table:table-cell>
          <table:table-cell table:formula="of:=ABS([.A519]-[.C519])" office:value-type="float" office:value="1">
            <text:p>1</text:p>
          </table:table-cell>
          <table:table-cell table:number-columns-repeated="4"/>
          <table:table-cell table:style-name="ce4" office:value-type="string">
            <text:p>1, 0.68739 </text:p>
          </table:table-cell>
          <table:table-cell table:formula="of:=MID([.I519];1;1)" office:value-type="string" office:string-value="1">
            <text:p>1</text:p>
          </table:table-cell>
          <table:table-cell table:formula="of:=MID([.I519];4;6)" office:value-type="string" office:string-value="0.6873">
            <text:p>0.6873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520]&gt;[.$E$1];1;0)" office:value-type="float" office:value="0">
            <text:p>0</text:p>
          </table:table-cell>
          <table:table-cell table:formula="of:=ABS([.A520]-[.C520])" office:value-type="float" office:value="1">
            <text:p>1</text:p>
          </table:table-cell>
          <table:table-cell table:number-columns-repeated="4"/>
          <table:table-cell table:style-name="ce4" office:value-type="string">
            <text:p>1, 0.732821 </text:p>
          </table:table-cell>
          <table:table-cell table:formula="of:=MID([.I520];1;1)" office:value-type="string" office:string-value="1">
            <text:p>1</text:p>
          </table:table-cell>
          <table:table-cell table:formula="of:=MID([.I520];4;6)" office:value-type="string" office:string-value="0.7328">
            <text:p>0.7328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521]&gt;[.$E$1];1;0)" office:value-type="float" office:value="0">
            <text:p>0</text:p>
          </table:table-cell>
          <table:table-cell table:formula="of:=ABS([.A521]-[.C521])" office:value-type="float" office:value="1">
            <text:p>1</text:p>
          </table:table-cell>
          <table:table-cell table:number-columns-repeated="4"/>
          <table:table-cell table:style-name="ce4" office:value-type="string">
            <text:p>1, 0.564744 </text:p>
          </table:table-cell>
          <table:table-cell table:formula="of:=MID([.I521];1;1)" office:value-type="string" office:string-value="1">
            <text:p>1</text:p>
          </table:table-cell>
          <table:table-cell table:formula="of:=MID([.I521];4;6)" office:value-type="string" office:string-value="0.5647">
            <text:p>0.5647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522]&gt;[.$E$1];1;0)" office:value-type="float" office:value="0">
            <text:p>0</text:p>
          </table:table-cell>
          <table:table-cell table:formula="of:=ABS([.A522]-[.C522])" office:value-type="float" office:value="1">
            <text:p>1</text:p>
          </table:table-cell>
          <table:table-cell table:number-columns-repeated="4"/>
          <table:table-cell table:style-name="ce4" office:value-type="string">
            <text:p>1, 0.814936 </text:p>
          </table:table-cell>
          <table:table-cell table:formula="of:=MID([.I522];1;1)" office:value-type="string" office:string-value="1">
            <text:p>1</text:p>
          </table:table-cell>
          <table:table-cell table:formula="of:=MID([.I522];4;6)" office:value-type="string" office:string-value="0.8149">
            <text:p>0.8149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523]&gt;[.$E$1];1;0)" office:value-type="float" office:value="0">
            <text:p>0</text:p>
          </table:table-cell>
          <table:table-cell table:formula="of:=ABS([.A523]-[.C523])" office:value-type="float" office:value="1">
            <text:p>1</text:p>
          </table:table-cell>
          <table:table-cell table:number-columns-repeated="4"/>
          <table:table-cell table:style-name="ce4" office:value-type="string">
            <text:p>1, 0.92654 </text:p>
          </table:table-cell>
          <table:table-cell table:formula="of:=MID([.I523];1;1)" office:value-type="string" office:string-value="1">
            <text:p>1</text:p>
          </table:table-cell>
          <table:table-cell table:formula="of:=MID([.I523];4;6)" office:value-type="string" office:string-value="0.9265">
            <text:p>0.9265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524]&gt;[.$E$1];1;0)" office:value-type="float" office:value="0">
            <text:p>0</text:p>
          </table:table-cell>
          <table:table-cell table:formula="of:=ABS([.A524]-[.C524])" office:value-type="float" office:value="0">
            <text:p>0</text:p>
          </table:table-cell>
          <table:table-cell table:number-columns-repeated="4"/>
          <table:table-cell table:style-name="ce4" office:value-type="string">
            <text:p>0, 0.46999 </text:p>
          </table:table-cell>
          <table:table-cell table:formula="of:=MID([.I524];1;1)" office:value-type="string" office:string-value="0">
            <text:p>0</text:p>
          </table:table-cell>
          <table:table-cell table:formula="of:=MID([.I524];4;6)" office:value-type="string" office:string-value="0.4699">
            <text:p>0.4699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525]&gt;[.$E$1];1;0)" office:value-type="float" office:value="0">
            <text:p>0</text:p>
          </table:table-cell>
          <table:table-cell table:formula="of:=ABS([.A525]-[.C525])" office:value-type="float" office:value="0">
            <text:p>0</text:p>
          </table:table-cell>
          <table:table-cell table:number-columns-repeated="4"/>
          <table:table-cell table:style-name="ce4" office:value-type="string">
            <text:p>0, 0.360133 </text:p>
          </table:table-cell>
          <table:table-cell table:formula="of:=MID([.I525];1;1)" office:value-type="string" office:string-value="0">
            <text:p>0</text:p>
          </table:table-cell>
          <table:table-cell table:formula="of:=MID([.I525];4;6)" office:value-type="string" office:string-value="0.3601">
            <text:p>0.3601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526]&gt;[.$E$1];1;0)" office:value-type="float" office:value="0">
            <text:p>0</text:p>
          </table:table-cell>
          <table:table-cell table:formula="of:=ABS([.A526]-[.C526])" office:value-type="float" office:value="0">
            <text:p>0</text:p>
          </table:table-cell>
          <table:table-cell table:number-columns-repeated="4"/>
          <table:table-cell table:style-name="ce4" office:value-type="string">
            <text:p>0, 0.521476 </text:p>
          </table:table-cell>
          <table:table-cell table:formula="of:=MID([.I526];1;1)" office:value-type="string" office:string-value="0">
            <text:p>0</text:p>
          </table:table-cell>
          <table:table-cell table:formula="of:=MID([.I526];4;6)" office:value-type="string" office:string-value="0.5214">
            <text:p>0.5214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527]&gt;[.$E$1];1;0)" office:value-type="float" office:value="0">
            <text:p>0</text:p>
          </table:table-cell>
          <table:table-cell table:formula="of:=ABS([.A527]-[.C527])" office:value-type="float" office:value="1">
            <text:p>1</text:p>
          </table:table-cell>
          <table:table-cell table:number-columns-repeated="4"/>
          <table:table-cell table:style-name="ce4" office:value-type="string">
            <text:p>1, 0.451911 </text:p>
          </table:table-cell>
          <table:table-cell table:formula="of:=MID([.I527];1;1)" office:value-type="string" office:string-value="1">
            <text:p>1</text:p>
          </table:table-cell>
          <table:table-cell table:formula="of:=MID([.I527];4;6)" office:value-type="string" office:string-value="0.4519">
            <text:p>0.4519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528]&gt;[.$E$1];1;0)" office:value-type="float" office:value="0">
            <text:p>0</text:p>
          </table:table-cell>
          <table:table-cell table:formula="of:=ABS([.A528]-[.C528])" office:value-type="float" office:value="1">
            <text:p>1</text:p>
          </table:table-cell>
          <table:table-cell table:number-columns-repeated="4"/>
          <table:table-cell table:style-name="ce4" office:value-type="string">
            <text:p>1, 0.445328 </text:p>
          </table:table-cell>
          <table:table-cell table:formula="of:=MID([.I528];1;1)" office:value-type="string" office:string-value="1">
            <text:p>1</text:p>
          </table:table-cell>
          <table:table-cell table:formula="of:=MID([.I528];4;6)" office:value-type="string" office:string-value="0.4453">
            <text:p>0.4453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529]&gt;[.$E$1];1;0)" office:value-type="float" office:value="0">
            <text:p>0</text:p>
          </table:table-cell>
          <table:table-cell table:formula="of:=ABS([.A529]-[.C529])" office:value-type="float" office:value="1">
            <text:p>1</text:p>
          </table:table-cell>
          <table:table-cell table:number-columns-repeated="4"/>
          <table:table-cell table:style-name="ce4" office:value-type="string">
            <text:p>1, 0.703757 </text:p>
          </table:table-cell>
          <table:table-cell table:formula="of:=MID([.I529];1;1)" office:value-type="string" office:string-value="1">
            <text:p>1</text:p>
          </table:table-cell>
          <table:table-cell table:formula="of:=MID([.I529];4;6)" office:value-type="string" office:string-value="0.7037">
            <text:p>0.7037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530]&gt;[.$E$1];1;0)" office:value-type="float" office:value="0">
            <text:p>0</text:p>
          </table:table-cell>
          <table:table-cell table:formula="of:=ABS([.A530]-[.C530])" office:value-type="float" office:value="1">
            <text:p>1</text:p>
          </table:table-cell>
          <table:table-cell table:number-columns-repeated="4"/>
          <table:table-cell table:style-name="ce4" office:value-type="string">
            <text:p>1, 0.845894 </text:p>
          </table:table-cell>
          <table:table-cell table:formula="of:=MID([.I530];1;1)" office:value-type="string" office:string-value="1">
            <text:p>1</text:p>
          </table:table-cell>
          <table:table-cell table:formula="of:=MID([.I530];4;6)" office:value-type="string" office:string-value="0.8458">
            <text:p>0.8458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531]&gt;[.$E$1];1;0)" office:value-type="float" office:value="0">
            <text:p>0</text:p>
          </table:table-cell>
          <table:table-cell table:formula="of:=ABS([.A531]-[.C531])" office:value-type="float" office:value="0">
            <text:p>0</text:p>
          </table:table-cell>
          <table:table-cell table:number-columns-repeated="4"/>
          <table:table-cell table:style-name="ce4" office:value-type="string">
            <text:p>0, 0.464802 </text:p>
          </table:table-cell>
          <table:table-cell table:formula="of:=MID([.I531];1;1)" office:value-type="string" office:string-value="0">
            <text:p>0</text:p>
          </table:table-cell>
          <table:table-cell table:formula="of:=MID([.I531];4;6)" office:value-type="string" office:string-value="0.4648">
            <text:p>0.4648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532]&gt;[.$E$1];1;0)" office:value-type="float" office:value="0">
            <text:p>0</text:p>
          </table:table-cell>
          <table:table-cell table:formula="of:=ABS([.A532]-[.C532])" office:value-type="float" office:value="1">
            <text:p>1</text:p>
          </table:table-cell>
          <table:table-cell table:number-columns-repeated="4"/>
          <table:table-cell table:style-name="ce4" office:value-type="string">
            <text:p>1, 0.627925 </text:p>
          </table:table-cell>
          <table:table-cell table:formula="of:=MID([.I532];1;1)" office:value-type="string" office:string-value="1">
            <text:p>1</text:p>
          </table:table-cell>
          <table:table-cell table:formula="of:=MID([.I532];4;6)" office:value-type="string" office:string-value="0.6279">
            <text:p>0.6279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533]&gt;[.$E$1];1;0)" office:value-type="float" office:value="0">
            <text:p>0</text:p>
          </table:table-cell>
          <table:table-cell table:formula="of:=ABS([.A533]-[.C533])" office:value-type="float" office:value="1">
            <text:p>1</text:p>
          </table:table-cell>
          <table:table-cell table:number-columns-repeated="4"/>
          <table:table-cell table:style-name="ce4" office:value-type="string">
            <text:p>1, 0.647993 </text:p>
          </table:table-cell>
          <table:table-cell table:formula="of:=MID([.I533];1;1)" office:value-type="string" office:string-value="1">
            <text:p>1</text:p>
          </table:table-cell>
          <table:table-cell table:formula="of:=MID([.I533];4;6)" office:value-type="string" office:string-value="0.6479">
            <text:p>0.6479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534]&gt;[.$E$1];1;0)" office:value-type="float" office:value="0">
            <text:p>0</text:p>
          </table:table-cell>
          <table:table-cell table:formula="of:=ABS([.A534]-[.C534])" office:value-type="float" office:value="0">
            <text:p>0</text:p>
          </table:table-cell>
          <table:table-cell table:number-columns-repeated="3"/>
          <table:table-cell office:value-type="string">
            <text:p>file2</text:p>
          </table:table-cell>
          <table:table-cell table:style-name="ce4" office:value-type="string">
            <text:p>0, 0.486542 </text:p>
          </table:table-cell>
          <table:table-cell table:formula="of:=MID([.I534];1;1)" office:value-type="string" office:string-value="0">
            <text:p>0</text:p>
          </table:table-cell>
          <table:table-cell table:formula="of:=MID([.I534];4;6)" office:value-type="string" office:string-value="0.4865">
            <text:p>0.4865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535]&gt;[.$E$1];1;0)" office:value-type="float" office:value="0">
            <text:p>0</text:p>
          </table:table-cell>
          <table:table-cell table:formula="of:=ABS([.A535]-[.C535])" office:value-type="float" office:value="1">
            <text:p>1</text:p>
          </table:table-cell>
          <table:table-cell table:number-columns-repeated="4"/>
          <table:table-cell table:style-name="ce4" office:value-type="string">
            <text:p>1, 0.56617 </text:p>
          </table:table-cell>
          <table:table-cell table:formula="of:=MID([.I535];1;1)" office:value-type="string" office:string-value="1">
            <text:p>1</text:p>
          </table:table-cell>
          <table:table-cell table:formula="of:=MID([.I535];4;6)" office:value-type="string" office:string-value="0.5661">
            <text:p>0.5661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536]&gt;[.$E$1];1;0)" office:value-type="float" office:value="0">
            <text:p>0</text:p>
          </table:table-cell>
          <table:table-cell table:formula="of:=ABS([.A536]-[.C536])" office:value-type="float" office:value="1">
            <text:p>1</text:p>
          </table:table-cell>
          <table:table-cell table:number-columns-repeated="4"/>
          <table:table-cell table:style-name="ce4" office:value-type="string">
            <text:p>1, 0.573234 </text:p>
          </table:table-cell>
          <table:table-cell table:formula="of:=MID([.I536];1;1)" office:value-type="string" office:string-value="1">
            <text:p>1</text:p>
          </table:table-cell>
          <table:table-cell table:formula="of:=MID([.I536];4;6)" office:value-type="string" office:string-value="0.5732">
            <text:p>0.5732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537]&gt;[.$E$1];1;0)" office:value-type="float" office:value="0">
            <text:p>0</text:p>
          </table:table-cell>
          <table:table-cell table:formula="of:=ABS([.A537]-[.C537])" office:value-type="float" office:value="1">
            <text:p>1</text:p>
          </table:table-cell>
          <table:table-cell table:number-columns-repeated="4"/>
          <table:table-cell table:style-name="ce4" office:value-type="string">
            <text:p>1, 0.569777 </text:p>
          </table:table-cell>
          <table:table-cell table:formula="of:=MID([.I537];1;1)" office:value-type="string" office:string-value="1">
            <text:p>1</text:p>
          </table:table-cell>
          <table:table-cell table:formula="of:=MID([.I537];4;6)" office:value-type="string" office:string-value="0.5697">
            <text:p>0.5697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538]&gt;[.$E$1];1;0)" office:value-type="float" office:value="0">
            <text:p>0</text:p>
          </table:table-cell>
          <table:table-cell table:formula="of:=ABS([.A538]-[.C538])" office:value-type="float" office:value="1">
            <text:p>1</text:p>
          </table:table-cell>
          <table:table-cell table:number-columns-repeated="4"/>
          <table:table-cell table:style-name="ce4" office:value-type="string">
            <text:p>1, 0.603334 </text:p>
          </table:table-cell>
          <table:table-cell table:formula="of:=MID([.I538];1;1)" office:value-type="string" office:string-value="1">
            <text:p>1</text:p>
          </table:table-cell>
          <table:table-cell table:formula="of:=MID([.I538];4;6)" office:value-type="string" office:string-value="0.6033">
            <text:p>0.6033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539]&gt;[.$E$1];1;0)" office:value-type="float" office:value="0">
            <text:p>0</text:p>
          </table:table-cell>
          <table:table-cell table:formula="of:=ABS([.A539]-[.C539])" office:value-type="float" office:value="0">
            <text:p>0</text:p>
          </table:table-cell>
          <table:table-cell table:number-columns-repeated="4"/>
          <table:table-cell table:style-name="ce4" office:value-type="string">
            <text:p>0, 0.652862 </text:p>
          </table:table-cell>
          <table:table-cell table:formula="of:=MID([.I539];1;1)" office:value-type="string" office:string-value="0">
            <text:p>0</text:p>
          </table:table-cell>
          <table:table-cell table:formula="of:=MID([.I539];4;6)" office:value-type="string" office:string-value="0.6528">
            <text:p>0.6528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540]&gt;[.$E$1];1;0)" office:value-type="float" office:value="0">
            <text:p>0</text:p>
          </table:table-cell>
          <table:table-cell table:formula="of:=ABS([.A540]-[.C540])" office:value-type="float" office:value="1">
            <text:p>1</text:p>
          </table:table-cell>
          <table:table-cell table:number-columns-repeated="4"/>
          <table:table-cell table:style-name="ce4" office:value-type="string">
            <text:p>1, 0.639994 </text:p>
          </table:table-cell>
          <table:table-cell table:formula="of:=MID([.I540];1;1)" office:value-type="string" office:string-value="1">
            <text:p>1</text:p>
          </table:table-cell>
          <table:table-cell table:formula="of:=MID([.I540];4;6)" office:value-type="string" office:string-value="0.6399">
            <text:p>0.6399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541]&gt;[.$E$1];1;0)" office:value-type="float" office:value="0">
            <text:p>0</text:p>
          </table:table-cell>
          <table:table-cell table:formula="of:=ABS([.A541]-[.C541])" office:value-type="float" office:value="1">
            <text:p>1</text:p>
          </table:table-cell>
          <table:table-cell table:number-columns-repeated="4"/>
          <table:table-cell table:style-name="ce4" office:value-type="string">
            <text:p>1, 0.633256 </text:p>
          </table:table-cell>
          <table:table-cell table:formula="of:=MID([.I541];1;1)" office:value-type="string" office:string-value="1">
            <text:p>1</text:p>
          </table:table-cell>
          <table:table-cell table:formula="of:=MID([.I541];4;6)" office:value-type="string" office:string-value="0.6332">
            <text:p>0.6332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542]&gt;[.$E$1];1;0)" office:value-type="float" office:value="0">
            <text:p>0</text:p>
          </table:table-cell>
          <table:table-cell table:formula="of:=ABS([.A542]-[.C542])" office:value-type="float" office:value="0">
            <text:p>0</text:p>
          </table:table-cell>
          <table:table-cell table:number-columns-repeated="4"/>
          <table:table-cell table:style-name="ce4" office:value-type="string">
            <text:p>0, 0.677105 </text:p>
          </table:table-cell>
          <table:table-cell table:formula="of:=MID([.I542];1;1)" office:value-type="string" office:string-value="0">
            <text:p>0</text:p>
          </table:table-cell>
          <table:table-cell table:formula="of:=MID([.I542];4;6)" office:value-type="string" office:string-value="0.6771">
            <text:p>0.6771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543]&gt;[.$E$1];1;0)" office:value-type="float" office:value="0">
            <text:p>0</text:p>
          </table:table-cell>
          <table:table-cell table:formula="of:=ABS([.A543]-[.C543])" office:value-type="float" office:value="1">
            <text:p>1</text:p>
          </table:table-cell>
          <table:table-cell table:number-columns-repeated="4"/>
          <table:table-cell table:style-name="ce4" office:value-type="string">
            <text:p>1, 0.938483 </text:p>
          </table:table-cell>
          <table:table-cell table:formula="of:=MID([.I543];1;1)" office:value-type="string" office:string-value="1">
            <text:p>1</text:p>
          </table:table-cell>
          <table:table-cell table:formula="of:=MID([.I543];4;6)" office:value-type="string" office:string-value="0.9384">
            <text:p>0.9384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544]&gt;[.$E$1];1;0)" office:value-type="float" office:value="0">
            <text:p>0</text:p>
          </table:table-cell>
          <table:table-cell table:formula="of:=ABS([.A544]-[.C544])" office:value-type="float" office:value="0">
            <text:p>0</text:p>
          </table:table-cell>
          <table:table-cell table:number-columns-repeated="4"/>
          <table:table-cell table:style-name="ce4" office:value-type="string">
            <text:p>0, 0.626898 </text:p>
          </table:table-cell>
          <table:table-cell table:formula="of:=MID([.I544];1;1)" office:value-type="string" office:string-value="0">
            <text:p>0</text:p>
          </table:table-cell>
          <table:table-cell table:formula="of:=MID([.I544];4;6)" office:value-type="string" office:string-value="0.6268">
            <text:p>0.6268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545]&gt;[.$E$1];1;0)" office:value-type="float" office:value="0">
            <text:p>0</text:p>
          </table:table-cell>
          <table:table-cell table:formula="of:=ABS([.A545]-[.C545])" office:value-type="float" office:value="1">
            <text:p>1</text:p>
          </table:table-cell>
          <table:table-cell table:number-columns-repeated="4"/>
          <table:table-cell table:style-name="ce4" office:value-type="string">
            <text:p>1, 0.678722 </text:p>
          </table:table-cell>
          <table:table-cell table:formula="of:=MID([.I545];1;1)" office:value-type="string" office:string-value="1">
            <text:p>1</text:p>
          </table:table-cell>
          <table:table-cell table:formula="of:=MID([.I545];4;6)" office:value-type="string" office:string-value="0.6787">
            <text:p>0.6787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546]&gt;[.$E$1];1;0)" office:value-type="float" office:value="0">
            <text:p>0</text:p>
          </table:table-cell>
          <table:table-cell table:formula="of:=ABS([.A546]-[.C546])" office:value-type="float" office:value="0">
            <text:p>0</text:p>
          </table:table-cell>
          <table:table-cell table:number-columns-repeated="4"/>
          <table:table-cell table:style-name="ce4" office:value-type="string">
            <text:p>0, 0.773531 </text:p>
          </table:table-cell>
          <table:table-cell table:formula="of:=MID([.I546];1;1)" office:value-type="string" office:string-value="0">
            <text:p>0</text:p>
          </table:table-cell>
          <table:table-cell table:formula="of:=MID([.I546];4;6)" office:value-type="string" office:string-value="0.7735">
            <text:p>0.7735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547]&gt;[.$E$1];1;0)" office:value-type="float" office:value="0">
            <text:p>0</text:p>
          </table:table-cell>
          <table:table-cell table:formula="of:=ABS([.A547]-[.C547])" office:value-type="float" office:value="1">
            <text:p>1</text:p>
          </table:table-cell>
          <table:table-cell table:number-columns-repeated="4"/>
          <table:table-cell table:style-name="ce4" office:value-type="string">
            <text:p>1, 0.757399 </text:p>
          </table:table-cell>
          <table:table-cell table:formula="of:=MID([.I547];1;1)" office:value-type="string" office:string-value="1">
            <text:p>1</text:p>
          </table:table-cell>
          <table:table-cell table:formula="of:=MID([.I547];4;6)" office:value-type="string" office:string-value="0.7573">
            <text:p>0.7573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548]&gt;[.$E$1];1;0)" office:value-type="float" office:value="0">
            <text:p>0</text:p>
          </table:table-cell>
          <table:table-cell table:formula="of:=ABS([.A548]-[.C548])" office:value-type="float" office:value="0">
            <text:p>0</text:p>
          </table:table-cell>
          <table:table-cell table:number-columns-repeated="4"/>
          <table:table-cell table:style-name="ce4" office:value-type="string">
            <text:p>0, 0.689612 </text:p>
          </table:table-cell>
          <table:table-cell table:formula="of:=MID([.I548];1;1)" office:value-type="string" office:string-value="0">
            <text:p>0</text:p>
          </table:table-cell>
          <table:table-cell table:formula="of:=MID([.I548];4;6)" office:value-type="string" office:string-value="0.6896">
            <text:p>0.6896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549]&gt;[.$E$1];1;0)" office:value-type="float" office:value="0">
            <text:p>0</text:p>
          </table:table-cell>
          <table:table-cell table:formula="of:=ABS([.A549]-[.C549])" office:value-type="float" office:value="0">
            <text:p>0</text:p>
          </table:table-cell>
          <table:table-cell table:number-columns-repeated="4"/>
          <table:table-cell table:style-name="ce4" office:value-type="string">
            <text:p>0, 0.530746 </text:p>
          </table:table-cell>
          <table:table-cell table:formula="of:=MID([.I549];1;1)" office:value-type="string" office:string-value="0">
            <text:p>0</text:p>
          </table:table-cell>
          <table:table-cell table:formula="of:=MID([.I549];4;6)" office:value-type="string" office:string-value="0.5307">
            <text:p>0.5307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550]&gt;[.$E$1];1;0)" office:value-type="float" office:value="0">
            <text:p>0</text:p>
          </table:table-cell>
          <table:table-cell table:formula="of:=ABS([.A550]-[.C550])" office:value-type="float" office:value="0">
            <text:p>0</text:p>
          </table:table-cell>
          <table:table-cell table:number-columns-repeated="4"/>
          <table:table-cell table:style-name="ce4" office:value-type="string">
            <text:p>0, 0.334284 </text:p>
          </table:table-cell>
          <table:table-cell table:formula="of:=MID([.I550];1;1)" office:value-type="string" office:string-value="0">
            <text:p>0</text:p>
          </table:table-cell>
          <table:table-cell table:formula="of:=MID([.I550];4;6)" office:value-type="string" office:string-value="0.3342">
            <text:p>0.3342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551]&gt;[.$E$1];1;0)" office:value-type="float" office:value="0">
            <text:p>0</text:p>
          </table:table-cell>
          <table:table-cell table:formula="of:=ABS([.A551]-[.C551])" office:value-type="float" office:value="1">
            <text:p>1</text:p>
          </table:table-cell>
          <table:table-cell table:number-columns-repeated="4"/>
          <table:table-cell table:style-name="ce4" office:value-type="string">
            <text:p>1, 0.65197 </text:p>
          </table:table-cell>
          <table:table-cell table:formula="of:=MID([.I551];1;1)" office:value-type="string" office:string-value="1">
            <text:p>1</text:p>
          </table:table-cell>
          <table:table-cell table:formula="of:=MID([.I551];4;6)" office:value-type="string" office:string-value="0.6519">
            <text:p>0.6519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552]&gt;[.$E$1];1;0)" office:value-type="float" office:value="0">
            <text:p>0</text:p>
          </table:table-cell>
          <table:table-cell table:formula="of:=ABS([.A552]-[.C552])" office:value-type="float" office:value="0">
            <text:p>0</text:p>
          </table:table-cell>
          <table:table-cell table:number-columns-repeated="4"/>
          <table:table-cell table:style-name="ce4" office:value-type="string">
            <text:p>0, 0.813213 </text:p>
          </table:table-cell>
          <table:table-cell table:formula="of:=MID([.I552];1;1)" office:value-type="string" office:string-value="0">
            <text:p>0</text:p>
          </table:table-cell>
          <table:table-cell table:formula="of:=MID([.I552];4;6)" office:value-type="string" office:string-value="0.8132">
            <text:p>0.8132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553]&gt;[.$E$1];1;0)" office:value-type="float" office:value="0">
            <text:p>0</text:p>
          </table:table-cell>
          <table:table-cell table:formula="of:=ABS([.A553]-[.C553])" office:value-type="float" office:value="1">
            <text:p>1</text:p>
          </table:table-cell>
          <table:table-cell table:number-columns-repeated="4"/>
          <table:table-cell table:style-name="ce4" office:value-type="string">
            <text:p>1, 0.44751 </text:p>
          </table:table-cell>
          <table:table-cell table:formula="of:=MID([.I553];1;1)" office:value-type="string" office:string-value="1">
            <text:p>1</text:p>
          </table:table-cell>
          <table:table-cell table:formula="of:=MID([.I553];4;6)" office:value-type="string" office:string-value="0.4475">
            <text:p>0.4475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554]&gt;[.$E$1];1;0)" office:value-type="float" office:value="0">
            <text:p>0</text:p>
          </table:table-cell>
          <table:table-cell table:formula="of:=ABS([.A554]-[.C554])" office:value-type="float" office:value="1">
            <text:p>1</text:p>
          </table:table-cell>
          <table:table-cell table:number-columns-repeated="4"/>
          <table:table-cell table:style-name="ce4" office:value-type="string">
            <text:p>1, 0.870596 </text:p>
          </table:table-cell>
          <table:table-cell table:formula="of:=MID([.I554];1;1)" office:value-type="string" office:string-value="1">
            <text:p>1</text:p>
          </table:table-cell>
          <table:table-cell table:formula="of:=MID([.I554];4;6)" office:value-type="string" office:string-value="0.8705">
            <text:p>0.8705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555]&gt;[.$E$1];1;0)" office:value-type="float" office:value="0">
            <text:p>0</text:p>
          </table:table-cell>
          <table:table-cell table:formula="of:=ABS([.A555]-[.C555])" office:value-type="float" office:value="1">
            <text:p>1</text:p>
          </table:table-cell>
          <table:table-cell table:number-columns-repeated="4"/>
          <table:table-cell table:style-name="ce4" office:value-type="string">
            <text:p>1, 0.464708 </text:p>
          </table:table-cell>
          <table:table-cell table:formula="of:=MID([.I555];1;1)" office:value-type="string" office:string-value="1">
            <text:p>1</text:p>
          </table:table-cell>
          <table:table-cell table:formula="of:=MID([.I555];4;6)" office:value-type="string" office:string-value="0.4647">
            <text:p>0.4647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556]&gt;[.$E$1];1;0)" office:value-type="float" office:value="0">
            <text:p>0</text:p>
          </table:table-cell>
          <table:table-cell table:formula="of:=ABS([.A556]-[.C556])" office:value-type="float" office:value="1">
            <text:p>1</text:p>
          </table:table-cell>
          <table:table-cell table:number-columns-repeated="4"/>
          <table:table-cell table:style-name="ce4" office:value-type="string">
            <text:p>1, 0.743256 </text:p>
          </table:table-cell>
          <table:table-cell table:formula="of:=MID([.I556];1;1)" office:value-type="string" office:string-value="1">
            <text:p>1</text:p>
          </table:table-cell>
          <table:table-cell table:formula="of:=MID([.I556];4;6)" office:value-type="string" office:string-value="0.7432">
            <text:p>0.7432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557]&gt;[.$E$1];1;0)" office:value-type="float" office:value="0">
            <text:p>0</text:p>
          </table:table-cell>
          <table:table-cell table:formula="of:=ABS([.A557]-[.C557])" office:value-type="float" office:value="0">
            <text:p>0</text:p>
          </table:table-cell>
          <table:table-cell table:number-columns-repeated="4"/>
          <table:table-cell table:style-name="ce4" office:value-type="string">
            <text:p>0, 0.394239 </text:p>
          </table:table-cell>
          <table:table-cell table:formula="of:=MID([.I557];1;1)" office:value-type="string" office:string-value="0">
            <text:p>0</text:p>
          </table:table-cell>
          <table:table-cell table:formula="of:=MID([.I557];4;6)" office:value-type="string" office:string-value="0.3942">
            <text:p>0.3942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558]&gt;[.$E$1];1;0)" office:value-type="float" office:value="0">
            <text:p>0</text:p>
          </table:table-cell>
          <table:table-cell table:formula="of:=ABS([.A558]-[.C558])" office:value-type="float" office:value="1">
            <text:p>1</text:p>
          </table:table-cell>
          <table:table-cell table:number-columns-repeated="4"/>
          <table:table-cell table:style-name="ce4" office:value-type="string">
            <text:p>1, 0.438614 </text:p>
          </table:table-cell>
          <table:table-cell table:formula="of:=MID([.I558];1;1)" office:value-type="string" office:string-value="1">
            <text:p>1</text:p>
          </table:table-cell>
          <table:table-cell table:formula="of:=MID([.I558];4;6)" office:value-type="string" office:string-value="0.4386">
            <text:p>0.4386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559]&gt;[.$E$1];1;0)" office:value-type="float" office:value="0">
            <text:p>0</text:p>
          </table:table-cell>
          <table:table-cell table:formula="of:=ABS([.A559]-[.C559])" office:value-type="float" office:value="0">
            <text:p>0</text:p>
          </table:table-cell>
          <table:table-cell table:number-columns-repeated="4"/>
          <table:table-cell table:style-name="ce4" office:value-type="string">
            <text:p>0, 0.517635 </text:p>
          </table:table-cell>
          <table:table-cell table:formula="of:=MID([.I559];1;1)" office:value-type="string" office:string-value="0">
            <text:p>0</text:p>
          </table:table-cell>
          <table:table-cell table:formula="of:=MID([.I559];4;6)" office:value-type="string" office:string-value="0.5176">
            <text:p>0.5176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560]&gt;[.$E$1];1;0)" office:value-type="float" office:value="0">
            <text:p>0</text:p>
          </table:table-cell>
          <table:table-cell table:formula="of:=ABS([.A560]-[.C560])" office:value-type="float" office:value="0">
            <text:p>0</text:p>
          </table:table-cell>
          <table:table-cell table:number-columns-repeated="4"/>
          <table:table-cell table:style-name="ce4" office:value-type="string">
            <text:p>0, 0.584762 </text:p>
          </table:table-cell>
          <table:table-cell table:formula="of:=MID([.I560];1;1)" office:value-type="string" office:string-value="0">
            <text:p>0</text:p>
          </table:table-cell>
          <table:table-cell table:formula="of:=MID([.I560];4;6)" office:value-type="string" office:string-value="0.5847">
            <text:p>0.5847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561]&gt;[.$E$1];1;0)" office:value-type="float" office:value="0">
            <text:p>0</text:p>
          </table:table-cell>
          <table:table-cell table:formula="of:=ABS([.A561]-[.C561])" office:value-type="float" office:value="0">
            <text:p>0</text:p>
          </table:table-cell>
          <table:table-cell table:number-columns-repeated="4"/>
          <table:table-cell table:style-name="ce4" office:value-type="string">
            <text:p>0, 0.684242 </text:p>
          </table:table-cell>
          <table:table-cell table:formula="of:=MID([.I561];1;1)" office:value-type="string" office:string-value="0">
            <text:p>0</text:p>
          </table:table-cell>
          <table:table-cell table:formula="of:=MID([.I561];4;6)" office:value-type="string" office:string-value="0.6842">
            <text:p>0.6842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562]&gt;[.$E$1];1;0)" office:value-type="float" office:value="0">
            <text:p>0</text:p>
          </table:table-cell>
          <table:table-cell table:formula="of:=ABS([.A562]-[.C562])" office:value-type="float" office:value="1">
            <text:p>1</text:p>
          </table:table-cell>
          <table:table-cell table:number-columns-repeated="4"/>
          <table:table-cell table:style-name="ce4" office:value-type="string">
            <text:p>1, 0.658517 </text:p>
          </table:table-cell>
          <table:table-cell table:formula="of:=MID([.I562];1;1)" office:value-type="string" office:string-value="1">
            <text:p>1</text:p>
          </table:table-cell>
          <table:table-cell table:formula="of:=MID([.I562];4;6)" office:value-type="string" office:string-value="0.6585">
            <text:p>0.6585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563]&gt;[.$E$1];1;0)" office:value-type="float" office:value="0">
            <text:p>0</text:p>
          </table:table-cell>
          <table:table-cell table:formula="of:=ABS([.A563]-[.C563])" office:value-type="float" office:value="0">
            <text:p>0</text:p>
          </table:table-cell>
          <table:table-cell table:number-columns-repeated="4"/>
          <table:table-cell table:style-name="ce4" office:value-type="string">
            <text:p>0, 0.735935 </text:p>
          </table:table-cell>
          <table:table-cell table:formula="of:=MID([.I563];1;1)" office:value-type="string" office:string-value="0">
            <text:p>0</text:p>
          </table:table-cell>
          <table:table-cell table:formula="of:=MID([.I563];4;6)" office:value-type="string" office:string-value="0.7359">
            <text:p>0.7359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564]&gt;[.$E$1];1;0)" office:value-type="float" office:value="0">
            <text:p>0</text:p>
          </table:table-cell>
          <table:table-cell table:formula="of:=ABS([.A564]-[.C564])" office:value-type="float" office:value="1">
            <text:p>1</text:p>
          </table:table-cell>
          <table:table-cell table:number-columns-repeated="4"/>
          <table:table-cell table:style-name="ce4" office:value-type="string">
            <text:p>1, 0.697612 </text:p>
          </table:table-cell>
          <table:table-cell table:formula="of:=MID([.I564];1;1)" office:value-type="string" office:string-value="1">
            <text:p>1</text:p>
          </table:table-cell>
          <table:table-cell table:formula="of:=MID([.I564];4;6)" office:value-type="string" office:string-value="0.6976">
            <text:p>0.6976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565]&gt;[.$E$1];1;0)" office:value-type="float" office:value="0">
            <text:p>0</text:p>
          </table:table-cell>
          <table:table-cell table:formula="of:=ABS([.A565]-[.C565])" office:value-type="float" office:value="1">
            <text:p>1</text:p>
          </table:table-cell>
          <table:table-cell table:number-columns-repeated="4"/>
          <table:table-cell table:style-name="ce4" office:value-type="string">
            <text:p>1, 0.779191 </text:p>
          </table:table-cell>
          <table:table-cell table:formula="of:=MID([.I565];1;1)" office:value-type="string" office:string-value="1">
            <text:p>1</text:p>
          </table:table-cell>
          <table:table-cell table:formula="of:=MID([.I565];4;6)" office:value-type="string" office:string-value="0.7791">
            <text:p>0.7791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566]&gt;[.$E$1];1;0)" office:value-type="float" office:value="0">
            <text:p>0</text:p>
          </table:table-cell>
          <table:table-cell table:formula="of:=ABS([.A566]-[.C566])" office:value-type="float" office:value="1">
            <text:p>1</text:p>
          </table:table-cell>
          <table:table-cell table:number-columns-repeated="4"/>
          <table:table-cell table:style-name="ce4" office:value-type="string">
            <text:p>1, 0.455021 </text:p>
          </table:table-cell>
          <table:table-cell table:formula="of:=MID([.I566];1;1)" office:value-type="string" office:string-value="1">
            <text:p>1</text:p>
          </table:table-cell>
          <table:table-cell table:formula="of:=MID([.I566];4;6)" office:value-type="string" office:string-value="0.4550">
            <text:p>0.4550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567]&gt;[.$E$1];1;0)" office:value-type="float" office:value="0">
            <text:p>0</text:p>
          </table:table-cell>
          <table:table-cell table:formula="of:=ABS([.A567]-[.C567])" office:value-type="float" office:value="0">
            <text:p>0</text:p>
          </table:table-cell>
          <table:table-cell table:number-columns-repeated="4"/>
          <table:table-cell table:style-name="ce4" office:value-type="string">
            <text:p>0, 0.38732 </text:p>
          </table:table-cell>
          <table:table-cell table:formula="of:=MID([.I567];1;1)" office:value-type="string" office:string-value="0">
            <text:p>0</text:p>
          </table:table-cell>
          <table:table-cell table:formula="of:=MID([.I567];4;6)" office:value-type="string" office:string-value="0.3873">
            <text:p>0.3873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568]&gt;[.$E$1];1;0)" office:value-type="float" office:value="0">
            <text:p>0</text:p>
          </table:table-cell>
          <table:table-cell table:formula="of:=ABS([.A568]-[.C568])" office:value-type="float" office:value="0">
            <text:p>0</text:p>
          </table:table-cell>
          <table:table-cell table:number-columns-repeated="4"/>
          <table:table-cell table:style-name="ce4" office:value-type="string">
            <text:p>0, 0.476023 </text:p>
          </table:table-cell>
          <table:table-cell table:formula="of:=MID([.I568];1;1)" office:value-type="string" office:string-value="0">
            <text:p>0</text:p>
          </table:table-cell>
          <table:table-cell table:formula="of:=MID([.I568];4;6)" office:value-type="string" office:string-value="0.4760">
            <text:p>0.4760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569]&gt;[.$E$1];1;0)" office:value-type="float" office:value="0">
            <text:p>0</text:p>
          </table:table-cell>
          <table:table-cell table:formula="of:=ABS([.A569]-[.C569])" office:value-type="float" office:value="1">
            <text:p>1</text:p>
          </table:table-cell>
          <table:table-cell table:number-columns-repeated="4"/>
          <table:table-cell table:style-name="ce4" office:value-type="string">
            <text:p>1, 0.438961 </text:p>
          </table:table-cell>
          <table:table-cell table:formula="of:=MID([.I569];1;1)" office:value-type="string" office:string-value="1">
            <text:p>1</text:p>
          </table:table-cell>
          <table:table-cell table:formula="of:=MID([.I569];4;6)" office:value-type="string" office:string-value="0.4389">
            <text:p>0.4389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570]&gt;[.$E$1];1;0)" office:value-type="float" office:value="0">
            <text:p>0</text:p>
          </table:table-cell>
          <table:table-cell table:formula="of:=ABS([.A570]-[.C570])" office:value-type="float" office:value="0">
            <text:p>0</text:p>
          </table:table-cell>
          <table:table-cell table:number-columns-repeated="4"/>
          <table:table-cell table:style-name="ce4" office:value-type="string">
            <text:p>0, 0.623233 </text:p>
          </table:table-cell>
          <table:table-cell table:formula="of:=MID([.I570];1;1)" office:value-type="string" office:string-value="0">
            <text:p>0</text:p>
          </table:table-cell>
          <table:table-cell table:formula="of:=MID([.I570];4;6)" office:value-type="string" office:string-value="0.6232">
            <text:p>0.6232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571]&gt;[.$E$1];1;0)" office:value-type="float" office:value="0">
            <text:p>0</text:p>
          </table:table-cell>
          <table:table-cell table:formula="of:=ABS([.A571]-[.C571])" office:value-type="float" office:value="0">
            <text:p>0</text:p>
          </table:table-cell>
          <table:table-cell table:number-columns-repeated="4"/>
          <table:table-cell table:style-name="ce4" office:value-type="string">
            <text:p>0, 0.353616 </text:p>
          </table:table-cell>
          <table:table-cell table:formula="of:=MID([.I571];1;1)" office:value-type="string" office:string-value="0">
            <text:p>0</text:p>
          </table:table-cell>
          <table:table-cell table:formula="of:=MID([.I571];4;6)" office:value-type="string" office:string-value="0.3536">
            <text:p>0.3536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572]&gt;[.$E$1];1;0)" office:value-type="float" office:value="0">
            <text:p>0</text:p>
          </table:table-cell>
          <table:table-cell table:formula="of:=ABS([.A572]-[.C572])" office:value-type="float" office:value="0">
            <text:p>0</text:p>
          </table:table-cell>
          <table:table-cell table:number-columns-repeated="4"/>
          <table:table-cell table:style-name="ce4" office:value-type="string">
            <text:p>0, 0.563789 </text:p>
          </table:table-cell>
          <table:table-cell table:formula="of:=MID([.I572];1;1)" office:value-type="string" office:string-value="0">
            <text:p>0</text:p>
          </table:table-cell>
          <table:table-cell table:formula="of:=MID([.I572];4;6)" office:value-type="string" office:string-value="0.5637">
            <text:p>0.5637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573]&gt;[.$E$1];1;0)" office:value-type="float" office:value="0">
            <text:p>0</text:p>
          </table:table-cell>
          <table:table-cell table:formula="of:=ABS([.A573]-[.C573])" office:value-type="float" office:value="1">
            <text:p>1</text:p>
          </table:table-cell>
          <table:table-cell table:number-columns-repeated="4"/>
          <table:table-cell table:style-name="ce4" office:value-type="string">
            <text:p>1, 0.762303 </text:p>
          </table:table-cell>
          <table:table-cell table:formula="of:=MID([.I573];1;1)" office:value-type="string" office:string-value="1">
            <text:p>1</text:p>
          </table:table-cell>
          <table:table-cell table:formula="of:=MID([.I573];4;6)" office:value-type="string" office:string-value="0.7623">
            <text:p>0.7623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574]&gt;[.$E$1];1;0)" office:value-type="float" office:value="0">
            <text:p>0</text:p>
          </table:table-cell>
          <table:table-cell table:formula="of:=ABS([.A574]-[.C574])" office:value-type="float" office:value="1">
            <text:p>1</text:p>
          </table:table-cell>
          <table:table-cell table:number-columns-repeated="4"/>
          <table:table-cell table:style-name="ce4" office:value-type="string">
            <text:p>1, 0.450859 </text:p>
          </table:table-cell>
          <table:table-cell table:formula="of:=MID([.I574];1;1)" office:value-type="string" office:string-value="1">
            <text:p>1</text:p>
          </table:table-cell>
          <table:table-cell table:formula="of:=MID([.I574];4;6)" office:value-type="string" office:string-value="0.4508">
            <text:p>0.4508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575]&gt;[.$E$1];1;0)" office:value-type="float" office:value="0">
            <text:p>0</text:p>
          </table:table-cell>
          <table:table-cell table:formula="of:=ABS([.A575]-[.C575])" office:value-type="float" office:value="1">
            <text:p>1</text:p>
          </table:table-cell>
          <table:table-cell table:number-columns-repeated="4"/>
          <table:table-cell table:style-name="ce4" office:value-type="string">
            <text:p>1, 0.705511 </text:p>
          </table:table-cell>
          <table:table-cell table:formula="of:=MID([.I575];1;1)" office:value-type="string" office:string-value="1">
            <text:p>1</text:p>
          </table:table-cell>
          <table:table-cell table:formula="of:=MID([.I575];4;6)" office:value-type="string" office:string-value="0.7055">
            <text:p>0.7055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576]&gt;[.$E$1];1;0)" office:value-type="float" office:value="0">
            <text:p>0</text:p>
          </table:table-cell>
          <table:table-cell table:formula="of:=ABS([.A576]-[.C576])" office:value-type="float" office:value="0">
            <text:p>0</text:p>
          </table:table-cell>
          <table:table-cell table:number-columns-repeated="4"/>
          <table:table-cell table:style-name="ce4" office:value-type="string">
            <text:p>0, 0.341153 </text:p>
          </table:table-cell>
          <table:table-cell table:formula="of:=MID([.I576];1;1)" office:value-type="string" office:string-value="0">
            <text:p>0</text:p>
          </table:table-cell>
          <table:table-cell table:formula="of:=MID([.I576];4;6)" office:value-type="string" office:string-value="0.3411">
            <text:p>0.3411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577]&gt;[.$E$1];1;0)" office:value-type="float" office:value="0">
            <text:p>0</text:p>
          </table:table-cell>
          <table:table-cell table:formula="of:=ABS([.A577]-[.C577])" office:value-type="float" office:value="1">
            <text:p>1</text:p>
          </table:table-cell>
          <table:table-cell table:number-columns-repeated="4"/>
          <table:table-cell table:style-name="ce4" office:value-type="string">
            <text:p>1, 0.67427 </text:p>
          </table:table-cell>
          <table:table-cell table:formula="of:=MID([.I577];1;1)" office:value-type="string" office:string-value="1">
            <text:p>1</text:p>
          </table:table-cell>
          <table:table-cell table:formula="of:=MID([.I577];4;6)" office:value-type="string" office:string-value="0.6742">
            <text:p>0.6742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578]&gt;[.$E$1];1;0)" office:value-type="float" office:value="0">
            <text:p>0</text:p>
          </table:table-cell>
          <table:table-cell table:formula="of:=ABS([.A578]-[.C578])" office:value-type="float" office:value="0">
            <text:p>0</text:p>
          </table:table-cell>
          <table:table-cell table:number-columns-repeated="4"/>
          <table:table-cell table:style-name="ce4" office:value-type="string">
            <text:p>0, 0.529715 </text:p>
          </table:table-cell>
          <table:table-cell table:formula="of:=MID([.I578];1;1)" office:value-type="string" office:string-value="0">
            <text:p>0</text:p>
          </table:table-cell>
          <table:table-cell table:formula="of:=MID([.I578];4;6)" office:value-type="string" office:string-value="0.5297">
            <text:p>0.5297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579]&gt;[.$E$1];1;0)" office:value-type="float" office:value="0">
            <text:p>0</text:p>
          </table:table-cell>
          <table:table-cell table:formula="of:=ABS([.A579]-[.C579])" office:value-type="float" office:value="1">
            <text:p>1</text:p>
          </table:table-cell>
          <table:table-cell table:number-columns-repeated="4"/>
          <table:table-cell table:style-name="ce4" office:value-type="string">
            <text:p>1, 0.61368 </text:p>
          </table:table-cell>
          <table:table-cell table:formula="of:=MID([.I579];1;1)" office:value-type="string" office:string-value="1">
            <text:p>1</text:p>
          </table:table-cell>
          <table:table-cell table:formula="of:=MID([.I579];4;6)" office:value-type="string" office:string-value="0.6136">
            <text:p>0.6136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580]&gt;[.$E$1];1;0)" office:value-type="float" office:value="0">
            <text:p>0</text:p>
          </table:table-cell>
          <table:table-cell table:formula="of:=ABS([.A580]-[.C580])" office:value-type="float" office:value="1">
            <text:p>1</text:p>
          </table:table-cell>
          <table:table-cell table:number-columns-repeated="4"/>
          <table:table-cell table:style-name="ce4" office:value-type="string">
            <text:p>1, 0.575311 </text:p>
          </table:table-cell>
          <table:table-cell table:formula="of:=MID([.I580];1;1)" office:value-type="string" office:string-value="1">
            <text:p>1</text:p>
          </table:table-cell>
          <table:table-cell table:formula="of:=MID([.I580];4;6)" office:value-type="string" office:string-value="0.5753">
            <text:p>0.5753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581]&gt;[.$E$1];1;0)" office:value-type="float" office:value="0">
            <text:p>0</text:p>
          </table:table-cell>
          <table:table-cell table:formula="of:=ABS([.A581]-[.C581])" office:value-type="float" office:value="0">
            <text:p>0</text:p>
          </table:table-cell>
          <table:table-cell table:number-columns-repeated="4"/>
          <table:table-cell table:style-name="ce4" office:value-type="string">
            <text:p>0, 0.175837 </text:p>
          </table:table-cell>
          <table:table-cell table:formula="of:=MID([.I581];1;1)" office:value-type="string" office:string-value="0">
            <text:p>0</text:p>
          </table:table-cell>
          <table:table-cell table:formula="of:=MID([.I581];4;6)" office:value-type="string" office:string-value="0.1758">
            <text:p>0.1758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582]&gt;[.$E$1];1;0)" office:value-type="float" office:value="0">
            <text:p>0</text:p>
          </table:table-cell>
          <table:table-cell table:formula="of:=ABS([.A582]-[.C582])" office:value-type="float" office:value="0">
            <text:p>0</text:p>
          </table:table-cell>
          <table:table-cell table:number-columns-repeated="4"/>
          <table:table-cell table:style-name="ce4" office:value-type="string">
            <text:p>0, 0.438353 </text:p>
          </table:table-cell>
          <table:table-cell table:formula="of:=MID([.I582];1;1)" office:value-type="string" office:string-value="0">
            <text:p>0</text:p>
          </table:table-cell>
          <table:table-cell table:formula="of:=MID([.I582];4;6)" office:value-type="string" office:string-value="0.4383">
            <text:p>0.4383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583]&gt;[.$E$1];1;0)" office:value-type="float" office:value="0">
            <text:p>0</text:p>
          </table:table-cell>
          <table:table-cell table:formula="of:=ABS([.A583]-[.C583])" office:value-type="float" office:value="1">
            <text:p>1</text:p>
          </table:table-cell>
          <table:table-cell table:number-columns-repeated="4"/>
          <table:table-cell table:style-name="ce4" office:value-type="string">
            <text:p>1, 0.858376 </text:p>
          </table:table-cell>
          <table:table-cell table:formula="of:=MID([.I583];1;1)" office:value-type="string" office:string-value="1">
            <text:p>1</text:p>
          </table:table-cell>
          <table:table-cell table:formula="of:=MID([.I583];4;6)" office:value-type="string" office:string-value="0.8583">
            <text:p>0.8583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584]&gt;[.$E$1];1;0)" office:value-type="float" office:value="0">
            <text:p>0</text:p>
          </table:table-cell>
          <table:table-cell table:formula="of:=ABS([.A584]-[.C584])" office:value-type="float" office:value="1">
            <text:p>1</text:p>
          </table:table-cell>
          <table:table-cell table:number-columns-repeated="4"/>
          <table:table-cell table:style-name="ce4" office:value-type="string">
            <text:p>1, 0.728297 </text:p>
          </table:table-cell>
          <table:table-cell table:formula="of:=MID([.I584];1;1)" office:value-type="string" office:string-value="1">
            <text:p>1</text:p>
          </table:table-cell>
          <table:table-cell table:formula="of:=MID([.I584];4;6)" office:value-type="string" office:string-value="0.7282">
            <text:p>0.7282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585]&gt;[.$E$1];1;0)" office:value-type="float" office:value="0">
            <text:p>0</text:p>
          </table:table-cell>
          <table:table-cell table:formula="of:=ABS([.A585]-[.C585])" office:value-type="float" office:value="1">
            <text:p>1</text:p>
          </table:table-cell>
          <table:table-cell table:number-columns-repeated="4"/>
          <table:table-cell table:style-name="ce4" office:value-type="string">
            <text:p>1, 0.65135 </text:p>
          </table:table-cell>
          <table:table-cell table:formula="of:=MID([.I585];1;1)" office:value-type="string" office:string-value="1">
            <text:p>1</text:p>
          </table:table-cell>
          <table:table-cell table:formula="of:=MID([.I585];4;6)" office:value-type="string" office:string-value="0.6513">
            <text:p>0.6513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586]&gt;[.$E$1];1;0)" office:value-type="float" office:value="0">
            <text:p>0</text:p>
          </table:table-cell>
          <table:table-cell table:formula="of:=ABS([.A586]-[.C586])" office:value-type="float" office:value="1">
            <text:p>1</text:p>
          </table:table-cell>
          <table:table-cell table:number-columns-repeated="4"/>
          <table:table-cell table:style-name="ce4" office:value-type="string">
            <text:p>1, 0.873991 </text:p>
          </table:table-cell>
          <table:table-cell table:formula="of:=MID([.I586];1;1)" office:value-type="string" office:string-value="1">
            <text:p>1</text:p>
          </table:table-cell>
          <table:table-cell table:formula="of:=MID([.I586];4;6)" office:value-type="string" office:string-value="0.8739">
            <text:p>0.8739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587]&gt;[.$E$1];1;0)" office:value-type="float" office:value="0">
            <text:p>0</text:p>
          </table:table-cell>
          <table:table-cell table:formula="of:=ABS([.A587]-[.C587])" office:value-type="float" office:value="0">
            <text:p>0</text:p>
          </table:table-cell>
          <table:table-cell table:number-columns-repeated="4"/>
          <table:table-cell table:style-name="ce4" office:value-type="string">
            <text:p>0, 0.66927 </text:p>
          </table:table-cell>
          <table:table-cell table:formula="of:=MID([.I587];1;1)" office:value-type="string" office:string-value="0">
            <text:p>0</text:p>
          </table:table-cell>
          <table:table-cell table:formula="of:=MID([.I587];4;6)" office:value-type="string" office:string-value="0.6692">
            <text:p>0.6692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588]&gt;[.$E$1];1;0)" office:value-type="float" office:value="0">
            <text:p>0</text:p>
          </table:table-cell>
          <table:table-cell table:formula="of:=ABS([.A588]-[.C588])" office:value-type="float" office:value="1">
            <text:p>1</text:p>
          </table:table-cell>
          <table:table-cell table:number-columns-repeated="4"/>
          <table:table-cell table:style-name="ce4" office:value-type="string">
            <text:p>1, 0.424419 </text:p>
          </table:table-cell>
          <table:table-cell table:formula="of:=MID([.I588];1;1)" office:value-type="string" office:string-value="1">
            <text:p>1</text:p>
          </table:table-cell>
          <table:table-cell table:formula="of:=MID([.I588];4;6)" office:value-type="string" office:string-value="0.4244">
            <text:p>0.4244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589]&gt;[.$E$1];1;0)" office:value-type="float" office:value="0">
            <text:p>0</text:p>
          </table:table-cell>
          <table:table-cell table:formula="of:=ABS([.A589]-[.C589])" office:value-type="float" office:value="1">
            <text:p>1</text:p>
          </table:table-cell>
          <table:table-cell table:number-columns-repeated="4"/>
          <table:table-cell table:style-name="ce4" office:value-type="string">
            <text:p>1, 0.634282 </text:p>
          </table:table-cell>
          <table:table-cell table:formula="of:=MID([.I589];1;1)" office:value-type="string" office:string-value="1">
            <text:p>1</text:p>
          </table:table-cell>
          <table:table-cell table:formula="of:=MID([.I589];4;6)" office:value-type="string" office:string-value="0.6342">
            <text:p>0.6342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590]&gt;[.$E$1];1;0)" office:value-type="float" office:value="0">
            <text:p>0</text:p>
          </table:table-cell>
          <table:table-cell table:formula="of:=ABS([.A590]-[.C590])" office:value-type="float" office:value="1">
            <text:p>1</text:p>
          </table:table-cell>
          <table:table-cell table:number-columns-repeated="4"/>
          <table:table-cell table:style-name="ce4" office:value-type="string">
            <text:p>1, 0.494737 </text:p>
          </table:table-cell>
          <table:table-cell table:formula="of:=MID([.I590];1;1)" office:value-type="string" office:string-value="1">
            <text:p>1</text:p>
          </table:table-cell>
          <table:table-cell table:formula="of:=MID([.I590];4;6)" office:value-type="string" office:string-value="0.4947">
            <text:p>0.4947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591]&gt;[.$E$1];1;0)" office:value-type="float" office:value="0">
            <text:p>0</text:p>
          </table:table-cell>
          <table:table-cell table:formula="of:=ABS([.A591]-[.C591])" office:value-type="float" office:value="1">
            <text:p>1</text:p>
          </table:table-cell>
          <table:table-cell table:number-columns-repeated="4"/>
          <table:table-cell table:style-name="ce4" office:value-type="string">
            <text:p>1, 0.576741 </text:p>
          </table:table-cell>
          <table:table-cell table:formula="of:=MID([.I591];1;1)" office:value-type="string" office:string-value="1">
            <text:p>1</text:p>
          </table:table-cell>
          <table:table-cell table:formula="of:=MID([.I591];4;6)" office:value-type="string" office:string-value="0.5767">
            <text:p>0.5767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592]&gt;[.$E$1];1;0)" office:value-type="float" office:value="0">
            <text:p>0</text:p>
          </table:table-cell>
          <table:table-cell table:formula="of:=ABS([.A592]-[.C592])" office:value-type="float" office:value="1">
            <text:p>1</text:p>
          </table:table-cell>
          <table:table-cell table:number-columns-repeated="4"/>
          <table:table-cell table:style-name="ce4" office:value-type="string">
            <text:p>1, 0.721737 </text:p>
          </table:table-cell>
          <table:table-cell table:formula="of:=MID([.I592];1;1)" office:value-type="string" office:string-value="1">
            <text:p>1</text:p>
          </table:table-cell>
          <table:table-cell table:formula="of:=MID([.I592];4;6)" office:value-type="string" office:string-value="0.7217">
            <text:p>0.7217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593]&gt;[.$E$1];1;0)" office:value-type="float" office:value="0">
            <text:p>0</text:p>
          </table:table-cell>
          <table:table-cell table:formula="of:=ABS([.A593]-[.C593])" office:value-type="float" office:value="0">
            <text:p>0</text:p>
          </table:table-cell>
          <table:table-cell table:number-columns-repeated="4"/>
          <table:table-cell table:style-name="ce4" office:value-type="string">
            <text:p>0, 0.815903 </text:p>
          </table:table-cell>
          <table:table-cell table:formula="of:=MID([.I593];1;1)" office:value-type="string" office:string-value="0">
            <text:p>0</text:p>
          </table:table-cell>
          <table:table-cell table:formula="of:=MID([.I593];4;6)" office:value-type="string" office:string-value="0.8159">
            <text:p>0.8159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594]&gt;[.$E$1];1;0)" office:value-type="float" office:value="0">
            <text:p>0</text:p>
          </table:table-cell>
          <table:table-cell table:formula="of:=ABS([.A594]-[.C594])" office:value-type="float" office:value="1">
            <text:p>1</text:p>
          </table:table-cell>
          <table:table-cell table:number-columns-repeated="4"/>
          <table:table-cell table:style-name="ce4" office:value-type="string">
            <text:p>1, 0.75216 </text:p>
          </table:table-cell>
          <table:table-cell table:formula="of:=MID([.I594];1;1)" office:value-type="string" office:string-value="1">
            <text:p>1</text:p>
          </table:table-cell>
          <table:table-cell table:formula="of:=MID([.I594];4;6)" office:value-type="string" office:string-value="0.7521">
            <text:p>0.7521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595]&gt;[.$E$1];1;0)" office:value-type="float" office:value="0">
            <text:p>0</text:p>
          </table:table-cell>
          <table:table-cell table:formula="of:=ABS([.A595]-[.C595])" office:value-type="float" office:value="1">
            <text:p>1</text:p>
          </table:table-cell>
          <table:table-cell table:number-columns-repeated="4"/>
          <table:table-cell table:style-name="ce4" office:value-type="string">
            <text:p>1, 0.547662 </text:p>
          </table:table-cell>
          <table:table-cell table:formula="of:=MID([.I595];1;1)" office:value-type="string" office:string-value="1">
            <text:p>1</text:p>
          </table:table-cell>
          <table:table-cell table:formula="of:=MID([.I595];4;6)" office:value-type="string" office:string-value="0.5476">
            <text:p>0.5476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596]&gt;[.$E$1];1;0)" office:value-type="float" office:value="0">
            <text:p>0</text:p>
          </table:table-cell>
          <table:table-cell table:formula="of:=ABS([.A596]-[.C596])" office:value-type="float" office:value="1">
            <text:p>1</text:p>
          </table:table-cell>
          <table:table-cell table:number-columns-repeated="4"/>
          <table:table-cell table:style-name="ce4" office:value-type="string">
            <text:p>1, 0.444788 </text:p>
          </table:table-cell>
          <table:table-cell table:formula="of:=MID([.I596];1;1)" office:value-type="string" office:string-value="1">
            <text:p>1</text:p>
          </table:table-cell>
          <table:table-cell table:formula="of:=MID([.I596];4;6)" office:value-type="string" office:string-value="0.4447">
            <text:p>0.4447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597]&gt;[.$E$1];1;0)" office:value-type="float" office:value="0">
            <text:p>0</text:p>
          </table:table-cell>
          <table:table-cell table:formula="of:=ABS([.A597]-[.C597])" office:value-type="float" office:value="1">
            <text:p>1</text:p>
          </table:table-cell>
          <table:table-cell table:number-columns-repeated="4"/>
          <table:table-cell table:style-name="ce4" office:value-type="string">
            <text:p>1, 0.651306 </text:p>
          </table:table-cell>
          <table:table-cell table:formula="of:=MID([.I597];1;1)" office:value-type="string" office:string-value="1">
            <text:p>1</text:p>
          </table:table-cell>
          <table:table-cell table:formula="of:=MID([.I597];4;6)" office:value-type="string" office:string-value="0.6513">
            <text:p>0.6513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598]&gt;[.$E$1];1;0)" office:value-type="float" office:value="0">
            <text:p>0</text:p>
          </table:table-cell>
          <table:table-cell table:formula="of:=ABS([.A598]-[.C598])" office:value-type="float" office:value="1">
            <text:p>1</text:p>
          </table:table-cell>
          <table:table-cell table:number-columns-repeated="4"/>
          <table:table-cell table:style-name="ce4" office:value-type="string">
            <text:p>1, 0.726202 </text:p>
          </table:table-cell>
          <table:table-cell table:formula="of:=MID([.I598];1;1)" office:value-type="string" office:string-value="1">
            <text:p>1</text:p>
          </table:table-cell>
          <table:table-cell table:formula="of:=MID([.I598];4;6)" office:value-type="string" office:string-value="0.7262">
            <text:p>0.7262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599]&gt;[.$E$1];1;0)" office:value-type="float" office:value="0">
            <text:p>0</text:p>
          </table:table-cell>
          <table:table-cell table:formula="of:=ABS([.A599]-[.C599])" office:value-type="float" office:value="1">
            <text:p>1</text:p>
          </table:table-cell>
          <table:table-cell table:number-columns-repeated="4"/>
          <table:table-cell table:style-name="ce4" office:value-type="string">
            <text:p>1, 0.607829 </text:p>
          </table:table-cell>
          <table:table-cell table:formula="of:=MID([.I599];1;1)" office:value-type="string" office:string-value="1">
            <text:p>1</text:p>
          </table:table-cell>
          <table:table-cell table:formula="of:=MID([.I599];4;6)" office:value-type="string" office:string-value="0.6078">
            <text:p>0.6078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600]&gt;[.$E$1];1;0)" office:value-type="float" office:value="0">
            <text:p>0</text:p>
          </table:table-cell>
          <table:table-cell table:formula="of:=ABS([.A600]-[.C600])" office:value-type="float" office:value="0">
            <text:p>0</text:p>
          </table:table-cell>
          <table:table-cell table:number-columns-repeated="4"/>
          <table:table-cell table:style-name="ce4" office:value-type="string">
            <text:p>0, 0.372735 </text:p>
          </table:table-cell>
          <table:table-cell table:formula="of:=MID([.I600];1;1)" office:value-type="string" office:string-value="0">
            <text:p>0</text:p>
          </table:table-cell>
          <table:table-cell table:formula="of:=MID([.I600];4;6)" office:value-type="string" office:string-value="0.3727">
            <text:p>0.3727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601]&gt;[.$E$1];1;0)" office:value-type="float" office:value="0">
            <text:p>0</text:p>
          </table:table-cell>
          <table:table-cell table:formula="of:=ABS([.A601]-[.C601])" office:value-type="float" office:value="1">
            <text:p>1</text:p>
          </table:table-cell>
          <table:table-cell table:number-columns-repeated="4"/>
          <table:table-cell table:style-name="ce4" office:value-type="string">
            <text:p>1, 0.720117 </text:p>
          </table:table-cell>
          <table:table-cell table:formula="of:=MID([.I601];1;1)" office:value-type="string" office:string-value="1">
            <text:p>1</text:p>
          </table:table-cell>
          <table:table-cell table:formula="of:=MID([.I601];4;6)" office:value-type="string" office:string-value="0.7201">
            <text:p>0.7201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602]&gt;[.$E$1];1;0)" office:value-type="float" office:value="0">
            <text:p>0</text:p>
          </table:table-cell>
          <table:table-cell table:formula="of:=ABS([.A602]-[.C602])" office:value-type="float" office:value="1">
            <text:p>1</text:p>
          </table:table-cell>
          <table:table-cell table:number-columns-repeated="4"/>
          <table:table-cell table:style-name="ce4" office:value-type="string">
            <text:p>1, 0.602541 </text:p>
          </table:table-cell>
          <table:table-cell table:formula="of:=MID([.I602];1;1)" office:value-type="string" office:string-value="1">
            <text:p>1</text:p>
          </table:table-cell>
          <table:table-cell table:formula="of:=MID([.I602];4;6)" office:value-type="string" office:string-value="0.6025">
            <text:p>0.6025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603]&gt;[.$E$1];1;0)" office:value-type="float" office:value="0">
            <text:p>0</text:p>
          </table:table-cell>
          <table:table-cell table:formula="of:=ABS([.A603]-[.C603])" office:value-type="float" office:value="1">
            <text:p>1</text:p>
          </table:table-cell>
          <table:table-cell table:number-columns-repeated="4"/>
          <table:table-cell table:style-name="ce4" office:value-type="string">
            <text:p>1, 0.608377 </text:p>
          </table:table-cell>
          <table:table-cell table:formula="of:=MID([.I603];1;1)" office:value-type="string" office:string-value="1">
            <text:p>1</text:p>
          </table:table-cell>
          <table:table-cell table:formula="of:=MID([.I603];4;6)" office:value-type="string" office:string-value="0.6083">
            <text:p>0.6083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604]&gt;[.$E$1];1;0)" office:value-type="float" office:value="0">
            <text:p>0</text:p>
          </table:table-cell>
          <table:table-cell table:formula="of:=ABS([.A604]-[.C604])" office:value-type="float" office:value="1">
            <text:p>1</text:p>
          </table:table-cell>
          <table:table-cell table:number-columns-repeated="4"/>
          <table:table-cell table:style-name="ce4" office:value-type="string">
            <text:p>1, 0.751598 </text:p>
          </table:table-cell>
          <table:table-cell table:formula="of:=MID([.I604];1;1)" office:value-type="string" office:string-value="1">
            <text:p>1</text:p>
          </table:table-cell>
          <table:table-cell table:formula="of:=MID([.I604];4;6)" office:value-type="string" office:string-value="0.7515">
            <text:p>0.7515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605]&gt;[.$E$1];1;0)" office:value-type="float" office:value="0">
            <text:p>0</text:p>
          </table:table-cell>
          <table:table-cell table:formula="of:=ABS([.A605]-[.C605])" office:value-type="float" office:value="1">
            <text:p>1</text:p>
          </table:table-cell>
          <table:table-cell table:number-columns-repeated="4"/>
          <table:table-cell table:style-name="ce4" office:value-type="string">
            <text:p>1, 0.604628 </text:p>
          </table:table-cell>
          <table:table-cell table:formula="of:=MID([.I605];1;1)" office:value-type="string" office:string-value="1">
            <text:p>1</text:p>
          </table:table-cell>
          <table:table-cell table:formula="of:=MID([.I605];4;6)" office:value-type="string" office:string-value="0.6046">
            <text:p>0.6046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606]&gt;[.$E$1];1;0)" office:value-type="float" office:value="0">
            <text:p>0</text:p>
          </table:table-cell>
          <table:table-cell table:formula="of:=ABS([.A606]-[.C606])" office:value-type="float" office:value="0">
            <text:p>0</text:p>
          </table:table-cell>
          <table:table-cell table:number-columns-repeated="4"/>
          <table:table-cell table:style-name="ce4" office:value-type="string">
            <text:p>0, 0.527995 </text:p>
          </table:table-cell>
          <table:table-cell table:formula="of:=MID([.I606];1;1)" office:value-type="string" office:string-value="0">
            <text:p>0</text:p>
          </table:table-cell>
          <table:table-cell table:formula="of:=MID([.I606];4;6)" office:value-type="string" office:string-value="0.5279">
            <text:p>0.5279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607]&gt;[.$E$1];1;0)" office:value-type="float" office:value="0">
            <text:p>0</text:p>
          </table:table-cell>
          <table:table-cell table:formula="of:=ABS([.A607]-[.C607])" office:value-type="float" office:value="0">
            <text:p>0</text:p>
          </table:table-cell>
          <table:table-cell table:number-columns-repeated="4"/>
          <table:table-cell table:style-name="ce4" office:value-type="string">
            <text:p>0, 0.581915 </text:p>
          </table:table-cell>
          <table:table-cell table:formula="of:=MID([.I607];1;1)" office:value-type="string" office:string-value="0">
            <text:p>0</text:p>
          </table:table-cell>
          <table:table-cell table:formula="of:=MID([.I607];4;6)" office:value-type="string" office:string-value="0.5819">
            <text:p>0.5819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608]&gt;[.$E$1];1;0)" office:value-type="float" office:value="0">
            <text:p>0</text:p>
          </table:table-cell>
          <table:table-cell table:formula="of:=ABS([.A608]-[.C608])" office:value-type="float" office:value="0">
            <text:p>0</text:p>
          </table:table-cell>
          <table:table-cell table:number-columns-repeated="4"/>
          <table:table-cell table:style-name="ce4" office:value-type="string">
            <text:p>0, 0.70832 </text:p>
          </table:table-cell>
          <table:table-cell table:formula="of:=MID([.I608];1;1)" office:value-type="string" office:string-value="0">
            <text:p>0</text:p>
          </table:table-cell>
          <table:table-cell table:formula="of:=MID([.I608];4;6)" office:value-type="string" office:string-value="0.7083">
            <text:p>0.7083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609]&gt;[.$E$1];1;0)" office:value-type="float" office:value="0">
            <text:p>0</text:p>
          </table:table-cell>
          <table:table-cell table:formula="of:=ABS([.A609]-[.C609])" office:value-type="float" office:value="1">
            <text:p>1</text:p>
          </table:table-cell>
          <table:table-cell table:number-columns-repeated="4"/>
          <table:table-cell table:style-name="ce4" office:value-type="string">
            <text:p>1, 0.668623 </text:p>
          </table:table-cell>
          <table:table-cell table:formula="of:=MID([.I609];1;1)" office:value-type="string" office:string-value="1">
            <text:p>1</text:p>
          </table:table-cell>
          <table:table-cell table:formula="of:=MID([.I609];4;6)" office:value-type="string" office:string-value="0.6686">
            <text:p>0.6686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610]&gt;[.$E$1];1;0)" office:value-type="float" office:value="0">
            <text:p>0</text:p>
          </table:table-cell>
          <table:table-cell table:formula="of:=ABS([.A610]-[.C610])" office:value-type="float" office:value="0">
            <text:p>0</text:p>
          </table:table-cell>
          <table:table-cell table:number-columns-repeated="4"/>
          <table:table-cell table:style-name="ce4" office:value-type="string">
            <text:p>0, 0.480868 </text:p>
          </table:table-cell>
          <table:table-cell table:formula="of:=MID([.I610];1;1)" office:value-type="string" office:string-value="0">
            <text:p>0</text:p>
          </table:table-cell>
          <table:table-cell table:formula="of:=MID([.I610];4;6)" office:value-type="string" office:string-value="0.4808">
            <text:p>0.4808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611]&gt;[.$E$1];1;0)" office:value-type="float" office:value="0">
            <text:p>0</text:p>
          </table:table-cell>
          <table:table-cell table:formula="of:=ABS([.A611]-[.C611])" office:value-type="float" office:value="1">
            <text:p>1</text:p>
          </table:table-cell>
          <table:table-cell table:number-columns-repeated="4"/>
          <table:table-cell table:style-name="ce4" office:value-type="string">
            <text:p>1, 0.755437 </text:p>
          </table:table-cell>
          <table:table-cell table:formula="of:=MID([.I611];1;1)" office:value-type="string" office:string-value="1">
            <text:p>1</text:p>
          </table:table-cell>
          <table:table-cell table:formula="of:=MID([.I611];4;6)" office:value-type="string" office:string-value="0.7554">
            <text:p>0.7554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612]&gt;[.$E$1];1;0)" office:value-type="float" office:value="0">
            <text:p>0</text:p>
          </table:table-cell>
          <table:table-cell table:formula="of:=ABS([.A612]-[.C612])" office:value-type="float" office:value="1">
            <text:p>1</text:p>
          </table:table-cell>
          <table:table-cell table:number-columns-repeated="4"/>
          <table:table-cell table:style-name="ce4" office:value-type="string">
            <text:p>1, 0.613134 </text:p>
          </table:table-cell>
          <table:table-cell table:formula="of:=MID([.I612];1;1)" office:value-type="string" office:string-value="1">
            <text:p>1</text:p>
          </table:table-cell>
          <table:table-cell table:formula="of:=MID([.I612];4;6)" office:value-type="string" office:string-value="0.6131">
            <text:p>0.6131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613]&gt;[.$E$1];1;0)" office:value-type="float" office:value="0">
            <text:p>0</text:p>
          </table:table-cell>
          <table:table-cell table:formula="of:=ABS([.A613]-[.C613])" office:value-type="float" office:value="1">
            <text:p>1</text:p>
          </table:table-cell>
          <table:table-cell table:number-columns-repeated="4"/>
          <table:table-cell table:style-name="ce4" office:value-type="string">
            <text:p>1, 0.56009 </text:p>
          </table:table-cell>
          <table:table-cell table:formula="of:=MID([.I613];1;1)" office:value-type="string" office:string-value="1">
            <text:p>1</text:p>
          </table:table-cell>
          <table:table-cell table:formula="of:=MID([.I613];4;6)" office:value-type="string" office:string-value="0.5600">
            <text:p>0.5600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614]&gt;[.$E$1];1;0)" office:value-type="float" office:value="0">
            <text:p>0</text:p>
          </table:table-cell>
          <table:table-cell table:formula="of:=ABS([.A614]-[.C614])" office:value-type="float" office:value="1">
            <text:p>1</text:p>
          </table:table-cell>
          <table:table-cell table:number-columns-repeated="4"/>
          <table:table-cell table:style-name="ce4" office:value-type="string">
            <text:p>1, 0.734572 </text:p>
          </table:table-cell>
          <table:table-cell table:formula="of:=MID([.I614];1;1)" office:value-type="string" office:string-value="1">
            <text:p>1</text:p>
          </table:table-cell>
          <table:table-cell table:formula="of:=MID([.I614];4;6)" office:value-type="string" office:string-value="0.7345">
            <text:p>0.7345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615]&gt;[.$E$1];1;0)" office:value-type="float" office:value="0">
            <text:p>0</text:p>
          </table:table-cell>
          <table:table-cell table:formula="of:=ABS([.A615]-[.C615])" office:value-type="float" office:value="1">
            <text:p>1</text:p>
          </table:table-cell>
          <table:table-cell table:number-columns-repeated="4"/>
          <table:table-cell table:style-name="ce4" office:value-type="string">
            <text:p>1, 0.773861 </text:p>
          </table:table-cell>
          <table:table-cell table:formula="of:=MID([.I615];1;1)" office:value-type="string" office:string-value="1">
            <text:p>1</text:p>
          </table:table-cell>
          <table:table-cell table:formula="of:=MID([.I615];4;6)" office:value-type="string" office:string-value="0.7738">
            <text:p>0.7738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616]&gt;[.$E$1];1;0)" office:value-type="float" office:value="0">
            <text:p>0</text:p>
          </table:table-cell>
          <table:table-cell table:formula="of:=ABS([.A616]-[.C616])" office:value-type="float" office:value="1">
            <text:p>1</text:p>
          </table:table-cell>
          <table:table-cell table:number-columns-repeated="4"/>
          <table:table-cell table:style-name="ce4" office:value-type="string">
            <text:p>1, 0.736115 </text:p>
          </table:table-cell>
          <table:table-cell table:formula="of:=MID([.I616];1;1)" office:value-type="string" office:string-value="1">
            <text:p>1</text:p>
          </table:table-cell>
          <table:table-cell table:formula="of:=MID([.I616];4;6)" office:value-type="string" office:string-value="0.7361">
            <text:p>0.7361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617]&gt;[.$E$1];1;0)" office:value-type="float" office:value="0">
            <text:p>0</text:p>
          </table:table-cell>
          <table:table-cell table:formula="of:=ABS([.A617]-[.C617])" office:value-type="float" office:value="1">
            <text:p>1</text:p>
          </table:table-cell>
          <table:table-cell table:number-columns-repeated="4"/>
          <table:table-cell table:style-name="ce4" office:value-type="string">
            <text:p>1, 0.698991 </text:p>
          </table:table-cell>
          <table:table-cell table:formula="of:=MID([.I617];1;1)" office:value-type="string" office:string-value="1">
            <text:p>1</text:p>
          </table:table-cell>
          <table:table-cell table:formula="of:=MID([.I617];4;6)" office:value-type="string" office:string-value="0.6989">
            <text:p>0.6989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618]&gt;[.$E$1];1;0)" office:value-type="float" office:value="0">
            <text:p>0</text:p>
          </table:table-cell>
          <table:table-cell table:formula="of:=ABS([.A618]-[.C618])" office:value-type="float" office:value="1">
            <text:p>1</text:p>
          </table:table-cell>
          <table:table-cell table:number-columns-repeated="4"/>
          <table:table-cell table:style-name="ce4" office:value-type="string">
            <text:p>1, 0.598753 </text:p>
          </table:table-cell>
          <table:table-cell table:formula="of:=MID([.I618];1;1)" office:value-type="string" office:string-value="1">
            <text:p>1</text:p>
          </table:table-cell>
          <table:table-cell table:formula="of:=MID([.I618];4;6)" office:value-type="string" office:string-value="0.5987">
            <text:p>0.5987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619]&gt;[.$E$1];1;0)" office:value-type="float" office:value="0">
            <text:p>0</text:p>
          </table:table-cell>
          <table:table-cell table:formula="of:=ABS([.A619]-[.C619])" office:value-type="float" office:value="1">
            <text:p>1</text:p>
          </table:table-cell>
          <table:table-cell table:number-columns-repeated="4"/>
          <table:table-cell table:style-name="ce4" office:value-type="string">
            <text:p>1, 0.57049 </text:p>
          </table:table-cell>
          <table:table-cell table:formula="of:=MID([.I619];1;1)" office:value-type="string" office:string-value="1">
            <text:p>1</text:p>
          </table:table-cell>
          <table:table-cell table:formula="of:=MID([.I619];4;6)" office:value-type="string" office:string-value="0.5704">
            <text:p>0.5704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620]&gt;[.$E$1];1;0)" office:value-type="float" office:value="0">
            <text:p>0</text:p>
          </table:table-cell>
          <table:table-cell table:formula="of:=ABS([.A620]-[.C620])" office:value-type="float" office:value="0">
            <text:p>0</text:p>
          </table:table-cell>
          <table:table-cell table:number-columns-repeated="4"/>
          <table:table-cell table:style-name="ce4" office:value-type="string">
            <text:p>0, 0.744195 </text:p>
          </table:table-cell>
          <table:table-cell table:formula="of:=MID([.I620];1;1)" office:value-type="string" office:string-value="0">
            <text:p>0</text:p>
          </table:table-cell>
          <table:table-cell table:formula="of:=MID([.I620];4;6)" office:value-type="string" office:string-value="0.7441">
            <text:p>0.7441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621]&gt;[.$E$1];1;0)" office:value-type="float" office:value="0">
            <text:p>0</text:p>
          </table:table-cell>
          <table:table-cell table:formula="of:=ABS([.A621]-[.C621])" office:value-type="float" office:value="1">
            <text:p>1</text:p>
          </table:table-cell>
          <table:table-cell table:number-columns-repeated="4"/>
          <table:table-cell table:style-name="ce4" office:value-type="string">
            <text:p>1, 0.649165 </text:p>
          </table:table-cell>
          <table:table-cell table:formula="of:=MID([.I621];1;1)" office:value-type="string" office:string-value="1">
            <text:p>1</text:p>
          </table:table-cell>
          <table:table-cell table:formula="of:=MID([.I621];4;6)" office:value-type="string" office:string-value="0.6491">
            <text:p>0.6491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622]&gt;[.$E$1];1;0)" office:value-type="float" office:value="0">
            <text:p>0</text:p>
          </table:table-cell>
          <table:table-cell table:formula="of:=ABS([.A622]-[.C622])" office:value-type="float" office:value="1">
            <text:p>1</text:p>
          </table:table-cell>
          <table:table-cell table:number-columns-repeated="4"/>
          <table:table-cell table:style-name="ce4" office:value-type="string">
            <text:p>1, 0.713812 </text:p>
          </table:table-cell>
          <table:table-cell table:formula="of:=MID([.I622];1;1)" office:value-type="string" office:string-value="1">
            <text:p>1</text:p>
          </table:table-cell>
          <table:table-cell table:formula="of:=MID([.I622];4;6)" office:value-type="string" office:string-value="0.7138">
            <text:p>0.7138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623]&gt;[.$E$1];1;0)" office:value-type="float" office:value="0">
            <text:p>0</text:p>
          </table:table-cell>
          <table:table-cell table:formula="of:=ABS([.A623]-[.C623])" office:value-type="float" office:value="1">
            <text:p>1</text:p>
          </table:table-cell>
          <table:table-cell table:number-columns-repeated="4"/>
          <table:table-cell table:style-name="ce4" office:value-type="string">
            <text:p>1, 0.750148 </text:p>
          </table:table-cell>
          <table:table-cell table:formula="of:=MID([.I623];1;1)" office:value-type="string" office:string-value="1">
            <text:p>1</text:p>
          </table:table-cell>
          <table:table-cell table:formula="of:=MID([.I623];4;6)" office:value-type="string" office:string-value="0.7501">
            <text:p>0.7501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624]&gt;[.$E$1];1;0)" office:value-type="float" office:value="0">
            <text:p>0</text:p>
          </table:table-cell>
          <table:table-cell table:formula="of:=ABS([.A624]-[.C624])" office:value-type="float" office:value="1">
            <text:p>1</text:p>
          </table:table-cell>
          <table:table-cell table:number-columns-repeated="4"/>
          <table:table-cell table:style-name="ce4" office:value-type="string">
            <text:p>1, 0.435574 </text:p>
          </table:table-cell>
          <table:table-cell table:formula="of:=MID([.I624];1;1)" office:value-type="string" office:string-value="1">
            <text:p>1</text:p>
          </table:table-cell>
          <table:table-cell table:formula="of:=MID([.I624];4;6)" office:value-type="string" office:string-value="0.4355">
            <text:p>0.4355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625]&gt;[.$E$1];1;0)" office:value-type="float" office:value="0">
            <text:p>0</text:p>
          </table:table-cell>
          <table:table-cell table:formula="of:=ABS([.A625]-[.C625])" office:value-type="float" office:value="1">
            <text:p>1</text:p>
          </table:table-cell>
          <table:table-cell table:number-columns-repeated="4"/>
          <table:table-cell table:style-name="ce4" office:value-type="string">
            <text:p>1, 0.545475 </text:p>
          </table:table-cell>
          <table:table-cell table:formula="of:=MID([.I625];1;1)" office:value-type="string" office:string-value="1">
            <text:p>1</text:p>
          </table:table-cell>
          <table:table-cell table:formula="of:=MID([.I625];4;6)" office:value-type="string" office:string-value="0.5454">
            <text:p>0.5454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626]&gt;[.$E$1];1;0)" office:value-type="float" office:value="0">
            <text:p>0</text:p>
          </table:table-cell>
          <table:table-cell table:formula="of:=ABS([.A626]-[.C626])" office:value-type="float" office:value="1">
            <text:p>1</text:p>
          </table:table-cell>
          <table:table-cell table:number-columns-repeated="4"/>
          <table:table-cell table:style-name="ce4" office:value-type="string">
            <text:p>1, 0.811039 </text:p>
          </table:table-cell>
          <table:table-cell table:formula="of:=MID([.I626];1;1)" office:value-type="string" office:string-value="1">
            <text:p>1</text:p>
          </table:table-cell>
          <table:table-cell table:formula="of:=MID([.I626];4;6)" office:value-type="string" office:string-value="0.8110">
            <text:p>0.8110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627]&gt;[.$E$1];1;0)" office:value-type="float" office:value="0">
            <text:p>0</text:p>
          </table:table-cell>
          <table:table-cell table:formula="of:=ABS([.A627]-[.C627])" office:value-type="float" office:value="1">
            <text:p>1</text:p>
          </table:table-cell>
          <table:table-cell table:number-columns-repeated="4"/>
          <table:table-cell table:style-name="ce4" office:value-type="string">
            <text:p>1, 0.607715 </text:p>
          </table:table-cell>
          <table:table-cell table:formula="of:=MID([.I627];1;1)" office:value-type="string" office:string-value="1">
            <text:p>1</text:p>
          </table:table-cell>
          <table:table-cell table:formula="of:=MID([.I627];4;6)" office:value-type="string" office:string-value="0.6077">
            <text:p>0.6077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628]&gt;[.$E$1];1;0)" office:value-type="float" office:value="0">
            <text:p>0</text:p>
          </table:table-cell>
          <table:table-cell table:formula="of:=ABS([.A628]-[.C628])" office:value-type="float" office:value="0">
            <text:p>0</text:p>
          </table:table-cell>
          <table:table-cell table:number-columns-repeated="4"/>
          <table:table-cell table:style-name="ce4" office:value-type="string">
            <text:p>0, 0.691852 </text:p>
          </table:table-cell>
          <table:table-cell table:formula="of:=MID([.I628];1;1)" office:value-type="string" office:string-value="0">
            <text:p>0</text:p>
          </table:table-cell>
          <table:table-cell table:formula="of:=MID([.I628];4;6)" office:value-type="string" office:string-value="0.6918">
            <text:p>0.6918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629]&gt;[.$E$1];1;0)" office:value-type="float" office:value="0">
            <text:p>0</text:p>
          </table:table-cell>
          <table:table-cell table:formula="of:=ABS([.A629]-[.C629])" office:value-type="float" office:value="1">
            <text:p>1</text:p>
          </table:table-cell>
          <table:table-cell table:number-columns-repeated="4"/>
          <table:table-cell table:style-name="ce4" office:value-type="string">
            <text:p>1, 0.5941 </text:p>
          </table:table-cell>
          <table:table-cell table:formula="of:=MID([.I629];1;1)" office:value-type="string" office:string-value="1">
            <text:p>1</text:p>
          </table:table-cell>
          <table:table-cell table:formula="of:=MID([.I629];4;6)" office:value-type="string" office:string-value="0.5941">
            <text:p>0.5941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630]&gt;[.$E$1];1;0)" office:value-type="float" office:value="0">
            <text:p>0</text:p>
          </table:table-cell>
          <table:table-cell table:formula="of:=ABS([.A630]-[.C630])" office:value-type="float" office:value="1">
            <text:p>1</text:p>
          </table:table-cell>
          <table:table-cell table:number-columns-repeated="4"/>
          <table:table-cell table:style-name="ce4" office:value-type="string">
            <text:p>1, 0.619054 </text:p>
          </table:table-cell>
          <table:table-cell table:formula="of:=MID([.I630];1;1)" office:value-type="string" office:string-value="1">
            <text:p>1</text:p>
          </table:table-cell>
          <table:table-cell table:formula="of:=MID([.I630];4;6)" office:value-type="string" office:string-value="0.6190">
            <text:p>0.6190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631]&gt;[.$E$1];1;0)" office:value-type="float" office:value="0">
            <text:p>0</text:p>
          </table:table-cell>
          <table:table-cell table:formula="of:=ABS([.A631]-[.C631])" office:value-type="float" office:value="1">
            <text:p>1</text:p>
          </table:table-cell>
          <table:table-cell table:number-columns-repeated="4"/>
          <table:table-cell table:style-name="ce4" office:value-type="string">
            <text:p>1, 0.378797 </text:p>
          </table:table-cell>
          <table:table-cell table:formula="of:=MID([.I631];1;1)" office:value-type="string" office:string-value="1">
            <text:p>1</text:p>
          </table:table-cell>
          <table:table-cell table:formula="of:=MID([.I631];4;6)" office:value-type="string" office:string-value="0.3787">
            <text:p>0.3787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632]&gt;[.$E$1];1;0)" office:value-type="float" office:value="0">
            <text:p>0</text:p>
          </table:table-cell>
          <table:table-cell table:formula="of:=ABS([.A632]-[.C632])" office:value-type="float" office:value="1">
            <text:p>1</text:p>
          </table:table-cell>
          <table:table-cell table:number-columns-repeated="4"/>
          <table:table-cell table:style-name="ce4" office:value-type="string">
            <text:p>1, 0.838868 </text:p>
          </table:table-cell>
          <table:table-cell table:formula="of:=MID([.I632];1;1)" office:value-type="string" office:string-value="1">
            <text:p>1</text:p>
          </table:table-cell>
          <table:table-cell table:formula="of:=MID([.I632];4;6)" office:value-type="string" office:string-value="0.8388">
            <text:p>0.8388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633]&gt;[.$E$1];1;0)" office:value-type="float" office:value="0">
            <text:p>0</text:p>
          </table:table-cell>
          <table:table-cell table:formula="of:=ABS([.A633]-[.C633])" office:value-type="float" office:value="1">
            <text:p>1</text:p>
          </table:table-cell>
          <table:table-cell table:number-columns-repeated="4"/>
          <table:table-cell table:style-name="ce4" office:value-type="string">
            <text:p>1, 0.240679 </text:p>
          </table:table-cell>
          <table:table-cell table:formula="of:=MID([.I633];1;1)" office:value-type="string" office:string-value="1">
            <text:p>1</text:p>
          </table:table-cell>
          <table:table-cell table:formula="of:=MID([.I633];4;6)" office:value-type="string" office:string-value="0.2406">
            <text:p>0.2406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634]&gt;[.$E$1];1;0)" office:value-type="float" office:value="0">
            <text:p>0</text:p>
          </table:table-cell>
          <table:table-cell table:formula="of:=ABS([.A634]-[.C634])" office:value-type="float" office:value="1">
            <text:p>1</text:p>
          </table:table-cell>
          <table:table-cell table:number-columns-repeated="4"/>
          <table:table-cell table:style-name="ce4" office:value-type="string">
            <text:p>1, 0.672863 </text:p>
          </table:table-cell>
          <table:table-cell table:formula="of:=MID([.I634];1;1)" office:value-type="string" office:string-value="1">
            <text:p>1</text:p>
          </table:table-cell>
          <table:table-cell table:formula="of:=MID([.I634];4;6)" office:value-type="string" office:string-value="0.6728">
            <text:p>0.6728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635]&gt;[.$E$1];1;0)" office:value-type="float" office:value="0">
            <text:p>0</text:p>
          </table:table-cell>
          <table:table-cell table:formula="of:=ABS([.A635]-[.C635])" office:value-type="float" office:value="1">
            <text:p>1</text:p>
          </table:table-cell>
          <table:table-cell table:number-columns-repeated="4"/>
          <table:table-cell table:style-name="ce4" office:value-type="string">
            <text:p>1, 0.443896 </text:p>
          </table:table-cell>
          <table:table-cell table:formula="of:=MID([.I635];1;1)" office:value-type="string" office:string-value="1">
            <text:p>1</text:p>
          </table:table-cell>
          <table:table-cell table:formula="of:=MID([.I635];4;6)" office:value-type="string" office:string-value="0.4438">
            <text:p>0.4438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636]&gt;[.$E$1];1;0)" office:value-type="float" office:value="0">
            <text:p>0</text:p>
          </table:table-cell>
          <table:table-cell table:formula="of:=ABS([.A636]-[.C636])" office:value-type="float" office:value="0">
            <text:p>0</text:p>
          </table:table-cell>
          <table:table-cell table:number-columns-repeated="4"/>
          <table:table-cell table:style-name="ce4" office:value-type="string">
            <text:p>0, 0.372138 </text:p>
          </table:table-cell>
          <table:table-cell table:formula="of:=MID([.I636];1;1)" office:value-type="string" office:string-value="0">
            <text:p>0</text:p>
          </table:table-cell>
          <table:table-cell table:formula="of:=MID([.I636];4;6)" office:value-type="string" office:string-value="0.3721">
            <text:p>0.3721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637]&gt;[.$E$1];1;0)" office:value-type="float" office:value="0">
            <text:p>0</text:p>
          </table:table-cell>
          <table:table-cell table:formula="of:=ABS([.A637]-[.C637])" office:value-type="float" office:value="1">
            <text:p>1</text:p>
          </table:table-cell>
          <table:table-cell table:number-columns-repeated="4"/>
          <table:table-cell table:style-name="ce4" office:value-type="string">
            <text:p>1, 0.755085 </text:p>
          </table:table-cell>
          <table:table-cell table:formula="of:=MID([.I637];1;1)" office:value-type="string" office:string-value="1">
            <text:p>1</text:p>
          </table:table-cell>
          <table:table-cell table:formula="of:=MID([.I637];4;6)" office:value-type="string" office:string-value="0.7550">
            <text:p>0.7550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638]&gt;[.$E$1];1;0)" office:value-type="float" office:value="0">
            <text:p>0</text:p>
          </table:table-cell>
          <table:table-cell table:formula="of:=ABS([.A638]-[.C638])" office:value-type="float" office:value="1">
            <text:p>1</text:p>
          </table:table-cell>
          <table:table-cell table:number-columns-repeated="4"/>
          <table:table-cell table:style-name="ce4" office:value-type="string">
            <text:p>1, 0.585175 </text:p>
          </table:table-cell>
          <table:table-cell table:formula="of:=MID([.I638];1;1)" office:value-type="string" office:string-value="1">
            <text:p>1</text:p>
          </table:table-cell>
          <table:table-cell table:formula="of:=MID([.I638];4;6)" office:value-type="string" office:string-value="0.5851">
            <text:p>0.5851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639]&gt;[.$E$1];1;0)" office:value-type="float" office:value="0">
            <text:p>0</text:p>
          </table:table-cell>
          <table:table-cell table:formula="of:=ABS([.A639]-[.C639])" office:value-type="float" office:value="1">
            <text:p>1</text:p>
          </table:table-cell>
          <table:table-cell table:number-columns-repeated="4"/>
          <table:table-cell table:style-name="ce4" office:value-type="string">
            <text:p>1, 0.694903 </text:p>
          </table:table-cell>
          <table:table-cell table:formula="of:=MID([.I639];1;1)" office:value-type="string" office:string-value="1">
            <text:p>1</text:p>
          </table:table-cell>
          <table:table-cell table:formula="of:=MID([.I639];4;6)" office:value-type="string" office:string-value="0.6949">
            <text:p>0.6949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640]&gt;[.$E$1];1;0)" office:value-type="float" office:value="0">
            <text:p>0</text:p>
          </table:table-cell>
          <table:table-cell table:formula="of:=ABS([.A640]-[.C640])" office:value-type="float" office:value="0">
            <text:p>0</text:p>
          </table:table-cell>
          <table:table-cell table:number-columns-repeated="4"/>
          <table:table-cell table:style-name="ce4" office:value-type="string">
            <text:p>0, 0.654621 </text:p>
          </table:table-cell>
          <table:table-cell table:formula="of:=MID([.I640];1;1)" office:value-type="string" office:string-value="0">
            <text:p>0</text:p>
          </table:table-cell>
          <table:table-cell table:formula="of:=MID([.I640];4;6)" office:value-type="string" office:string-value="0.6546">
            <text:p>0.6546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641]&gt;[.$E$1];1;0)" office:value-type="float" office:value="0">
            <text:p>0</text:p>
          </table:table-cell>
          <table:table-cell table:formula="of:=ABS([.A641]-[.C641])" office:value-type="float" office:value="0">
            <text:p>0</text:p>
          </table:table-cell>
          <table:table-cell table:number-columns-repeated="4"/>
          <table:table-cell table:style-name="ce4" office:value-type="string">
            <text:p>0, 0.611981 </text:p>
          </table:table-cell>
          <table:table-cell table:formula="of:=MID([.I641];1;1)" office:value-type="string" office:string-value="0">
            <text:p>0</text:p>
          </table:table-cell>
          <table:table-cell table:formula="of:=MID([.I641];4;6)" office:value-type="string" office:string-value="0.6119">
            <text:p>0.6119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642]&gt;[.$E$1];1;0)" office:value-type="float" office:value="0">
            <text:p>0</text:p>
          </table:table-cell>
          <table:table-cell table:formula="of:=ABS([.A642]-[.C642])" office:value-type="float" office:value="0">
            <text:p>0</text:p>
          </table:table-cell>
          <table:table-cell table:number-columns-repeated="4"/>
          <table:table-cell table:style-name="ce4" office:value-type="string">
            <text:p>0, 0.593043 </text:p>
          </table:table-cell>
          <table:table-cell table:formula="of:=MID([.I642];1;1)" office:value-type="string" office:string-value="0">
            <text:p>0</text:p>
          </table:table-cell>
          <table:table-cell table:formula="of:=MID([.I642];4;6)" office:value-type="string" office:string-value="0.5930">
            <text:p>0.5930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643]&gt;[.$E$1];1;0)" office:value-type="float" office:value="0">
            <text:p>0</text:p>
          </table:table-cell>
          <table:table-cell table:formula="of:=ABS([.A643]-[.C643])" office:value-type="float" office:value="1">
            <text:p>1</text:p>
          </table:table-cell>
          <table:table-cell table:number-columns-repeated="4"/>
          <table:table-cell table:style-name="ce4" office:value-type="string">
            <text:p>1, 0.77707 </text:p>
          </table:table-cell>
          <table:table-cell table:formula="of:=MID([.I643];1;1)" office:value-type="string" office:string-value="1">
            <text:p>1</text:p>
          </table:table-cell>
          <table:table-cell table:formula="of:=MID([.I643];4;6)" office:value-type="string" office:string-value="0.7770">
            <text:p>0.7770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644]&gt;[.$E$1];1;0)" office:value-type="float" office:value="0">
            <text:p>0</text:p>
          </table:table-cell>
          <table:table-cell table:formula="of:=ABS([.A644]-[.C644])" office:value-type="float" office:value="1">
            <text:p>1</text:p>
          </table:table-cell>
          <table:table-cell table:number-columns-repeated="4"/>
          <table:table-cell table:style-name="ce4" office:value-type="string">
            <text:p>1, 0.548359 </text:p>
          </table:table-cell>
          <table:table-cell table:formula="of:=MID([.I644];1;1)" office:value-type="string" office:string-value="1">
            <text:p>1</text:p>
          </table:table-cell>
          <table:table-cell table:formula="of:=MID([.I644];4;6)" office:value-type="string" office:string-value="0.5483">
            <text:p>0.5483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645]&gt;[.$E$1];1;0)" office:value-type="float" office:value="0">
            <text:p>0</text:p>
          </table:table-cell>
          <table:table-cell table:formula="of:=ABS([.A645]-[.C645])" office:value-type="float" office:value="1">
            <text:p>1</text:p>
          </table:table-cell>
          <table:table-cell table:number-columns-repeated="4"/>
          <table:table-cell table:style-name="ce4" office:value-type="string">
            <text:p>1, 0.663482 </text:p>
          </table:table-cell>
          <table:table-cell table:formula="of:=MID([.I645];1;1)" office:value-type="string" office:string-value="1">
            <text:p>1</text:p>
          </table:table-cell>
          <table:table-cell table:formula="of:=MID([.I645];4;6)" office:value-type="string" office:string-value="0.6634">
            <text:p>0.6634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646]&gt;[.$E$1];1;0)" office:value-type="float" office:value="0">
            <text:p>0</text:p>
          </table:table-cell>
          <table:table-cell table:formula="of:=ABS([.A646]-[.C646])" office:value-type="float" office:value="1">
            <text:p>1</text:p>
          </table:table-cell>
          <table:table-cell table:number-columns-repeated="4"/>
          <table:table-cell table:style-name="ce4" office:value-type="string">
            <text:p>1, 0.761286 </text:p>
          </table:table-cell>
          <table:table-cell table:formula="of:=MID([.I646];1;1)" office:value-type="string" office:string-value="1">
            <text:p>1</text:p>
          </table:table-cell>
          <table:table-cell table:formula="of:=MID([.I646];4;6)" office:value-type="string" office:string-value="0.7612">
            <text:p>0.7612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647]&gt;[.$E$1];1;0)" office:value-type="float" office:value="0">
            <text:p>0</text:p>
          </table:table-cell>
          <table:table-cell table:formula="of:=ABS([.A647]-[.C647])" office:value-type="float" office:value="0">
            <text:p>0</text:p>
          </table:table-cell>
          <table:table-cell table:number-columns-repeated="4"/>
          <table:table-cell table:style-name="ce4" office:value-type="string">
            <text:p>0, 0.600555 </text:p>
          </table:table-cell>
          <table:table-cell table:formula="of:=MID([.I647];1;1)" office:value-type="string" office:string-value="0">
            <text:p>0</text:p>
          </table:table-cell>
          <table:table-cell table:formula="of:=MID([.I647];4;6)" office:value-type="string" office:string-value="0.6005">
            <text:p>0.6005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648]&gt;[.$E$1];1;0)" office:value-type="float" office:value="0">
            <text:p>0</text:p>
          </table:table-cell>
          <table:table-cell table:formula="of:=ABS([.A648]-[.C648])" office:value-type="float" office:value="1">
            <text:p>1</text:p>
          </table:table-cell>
          <table:table-cell table:number-columns-repeated="4"/>
          <table:table-cell table:style-name="ce4" office:value-type="string">
            <text:p>1, 0.728583 </text:p>
          </table:table-cell>
          <table:table-cell table:formula="of:=MID([.I648];1;1)" office:value-type="string" office:string-value="1">
            <text:p>1</text:p>
          </table:table-cell>
          <table:table-cell table:formula="of:=MID([.I648];4;6)" office:value-type="string" office:string-value="0.7285">
            <text:p>0.7285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649]&gt;[.$E$1];1;0)" office:value-type="float" office:value="0">
            <text:p>0</text:p>
          </table:table-cell>
          <table:table-cell table:formula="of:=ABS([.A649]-[.C649])" office:value-type="float" office:value="1">
            <text:p>1</text:p>
          </table:table-cell>
          <table:table-cell table:number-columns-repeated="4"/>
          <table:table-cell table:style-name="ce4" office:value-type="string">
            <text:p>1, 0.725583 </text:p>
          </table:table-cell>
          <table:table-cell table:formula="of:=MID([.I649];1;1)" office:value-type="string" office:string-value="1">
            <text:p>1</text:p>
          </table:table-cell>
          <table:table-cell table:formula="of:=MID([.I649];4;6)" office:value-type="string" office:string-value="0.7255">
            <text:p>0.7255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650]&gt;[.$E$1];1;0)" office:value-type="float" office:value="0">
            <text:p>0</text:p>
          </table:table-cell>
          <table:table-cell table:formula="of:=ABS([.A650]-[.C650])" office:value-type="float" office:value="1">
            <text:p>1</text:p>
          </table:table-cell>
          <table:table-cell table:number-columns-repeated="4"/>
          <table:table-cell table:style-name="ce4" office:value-type="string">
            <text:p>1, 0.574726 </text:p>
          </table:table-cell>
          <table:table-cell table:formula="of:=MID([.I650];1;1)" office:value-type="string" office:string-value="1">
            <text:p>1</text:p>
          </table:table-cell>
          <table:table-cell table:formula="of:=MID([.I650];4;6)" office:value-type="string" office:string-value="0.5747">
            <text:p>0.5747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651]&gt;[.$E$1];1;0)" office:value-type="float" office:value="0">
            <text:p>0</text:p>
          </table:table-cell>
          <table:table-cell table:formula="of:=ABS([.A651]-[.C651])" office:value-type="float" office:value="1">
            <text:p>1</text:p>
          </table:table-cell>
          <table:table-cell table:number-columns-repeated="4"/>
          <table:table-cell table:style-name="ce4" office:value-type="string">
            <text:p>1, 0.625405 </text:p>
          </table:table-cell>
          <table:table-cell table:formula="of:=MID([.I651];1;1)" office:value-type="string" office:string-value="1">
            <text:p>1</text:p>
          </table:table-cell>
          <table:table-cell table:formula="of:=MID([.I651];4;6)" office:value-type="string" office:string-value="0.6254">
            <text:p>0.6254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652]&gt;[.$E$1];1;0)" office:value-type="float" office:value="0">
            <text:p>0</text:p>
          </table:table-cell>
          <table:table-cell table:formula="of:=ABS([.A652]-[.C652])" office:value-type="float" office:value="1">
            <text:p>1</text:p>
          </table:table-cell>
          <table:table-cell table:number-columns-repeated="4"/>
          <table:table-cell table:style-name="ce4" office:value-type="string">
            <text:p>1, 0.517343 </text:p>
          </table:table-cell>
          <table:table-cell table:formula="of:=MID([.I652];1;1)" office:value-type="string" office:string-value="1">
            <text:p>1</text:p>
          </table:table-cell>
          <table:table-cell table:formula="of:=MID([.I652];4;6)" office:value-type="string" office:string-value="0.5173">
            <text:p>0.5173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653]&gt;[.$E$1];1;0)" office:value-type="float" office:value="0">
            <text:p>0</text:p>
          </table:table-cell>
          <table:table-cell table:formula="of:=ABS([.A653]-[.C653])" office:value-type="float" office:value="1">
            <text:p>1</text:p>
          </table:table-cell>
          <table:table-cell table:number-columns-repeated="4"/>
          <table:table-cell table:style-name="ce4" office:value-type="string">
            <text:p>1, 0.437021 </text:p>
          </table:table-cell>
          <table:table-cell table:formula="of:=MID([.I653];1;1)" office:value-type="string" office:string-value="1">
            <text:p>1</text:p>
          </table:table-cell>
          <table:table-cell table:formula="of:=MID([.I653];4;6)" office:value-type="string" office:string-value="0.4370">
            <text:p>0.4370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654]&gt;[.$E$1];1;0)" office:value-type="float" office:value="0">
            <text:p>0</text:p>
          </table:table-cell>
          <table:table-cell table:formula="of:=ABS([.A654]-[.C654])" office:value-type="float" office:value="1">
            <text:p>1</text:p>
          </table:table-cell>
          <table:table-cell table:number-columns-repeated="4"/>
          <table:table-cell table:style-name="ce4" office:value-type="string">
            <text:p>1, 0.752527 </text:p>
          </table:table-cell>
          <table:table-cell table:formula="of:=MID([.I654];1;1)" office:value-type="string" office:string-value="1">
            <text:p>1</text:p>
          </table:table-cell>
          <table:table-cell table:formula="of:=MID([.I654];4;6)" office:value-type="string" office:string-value="0.7525">
            <text:p>0.7525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655]&gt;[.$E$1];1;0)" office:value-type="float" office:value="0">
            <text:p>0</text:p>
          </table:table-cell>
          <table:table-cell table:formula="of:=ABS([.A655]-[.C655])" office:value-type="float" office:value="1">
            <text:p>1</text:p>
          </table:table-cell>
          <table:table-cell table:number-columns-repeated="4"/>
          <table:table-cell table:style-name="ce4" office:value-type="string">
            <text:p>1, 0.567482 </text:p>
          </table:table-cell>
          <table:table-cell table:formula="of:=MID([.I655];1;1)" office:value-type="string" office:string-value="1">
            <text:p>1</text:p>
          </table:table-cell>
          <table:table-cell table:formula="of:=MID([.I655];4;6)" office:value-type="string" office:string-value="0.5674">
            <text:p>0.5674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656]&gt;[.$E$1];1;0)" office:value-type="float" office:value="0">
            <text:p>0</text:p>
          </table:table-cell>
          <table:table-cell table:formula="of:=ABS([.A656]-[.C656])" office:value-type="float" office:value="1">
            <text:p>1</text:p>
          </table:table-cell>
          <table:table-cell table:number-columns-repeated="4"/>
          <table:table-cell table:style-name="ce4" office:value-type="string">
            <text:p>1, 0.750628 </text:p>
          </table:table-cell>
          <table:table-cell table:formula="of:=MID([.I656];1;1)" office:value-type="string" office:string-value="1">
            <text:p>1</text:p>
          </table:table-cell>
          <table:table-cell table:formula="of:=MID([.I656];4;6)" office:value-type="string" office:string-value="0.7506">
            <text:p>0.7506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657]&gt;[.$E$1];1;0)" office:value-type="float" office:value="0">
            <text:p>0</text:p>
          </table:table-cell>
          <table:table-cell table:formula="of:=ABS([.A657]-[.C657])" office:value-type="float" office:value="0">
            <text:p>0</text:p>
          </table:table-cell>
          <table:table-cell table:number-columns-repeated="4"/>
          <table:table-cell table:style-name="ce4" office:value-type="string">
            <text:p>0, 0.483297 </text:p>
          </table:table-cell>
          <table:table-cell table:formula="of:=MID([.I657];1;1)" office:value-type="string" office:string-value="0">
            <text:p>0</text:p>
          </table:table-cell>
          <table:table-cell table:formula="of:=MID([.I657];4;6)" office:value-type="string" office:string-value="0.4832">
            <text:p>0.4832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658]&gt;[.$E$1];1;0)" office:value-type="float" office:value="0">
            <text:p>0</text:p>
          </table:table-cell>
          <table:table-cell table:formula="of:=ABS([.A658]-[.C658])" office:value-type="float" office:value="1">
            <text:p>1</text:p>
          </table:table-cell>
          <table:table-cell table:number-columns-repeated="4"/>
          <table:table-cell table:style-name="ce4" office:value-type="string">
            <text:p>1, 0.682115 </text:p>
          </table:table-cell>
          <table:table-cell table:formula="of:=MID([.I658];1;1)" office:value-type="string" office:string-value="1">
            <text:p>1</text:p>
          </table:table-cell>
          <table:table-cell table:formula="of:=MID([.I658];4;6)" office:value-type="string" office:string-value="0.6821">
            <text:p>0.6821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659]&gt;[.$E$1];1;0)" office:value-type="float" office:value="0">
            <text:p>0</text:p>
          </table:table-cell>
          <table:table-cell table:formula="of:=ABS([.A659]-[.C659])" office:value-type="float" office:value="1">
            <text:p>1</text:p>
          </table:table-cell>
          <table:table-cell table:number-columns-repeated="4"/>
          <table:table-cell table:style-name="ce4" office:value-type="string">
            <text:p>1, 0.759713 </text:p>
          </table:table-cell>
          <table:table-cell table:formula="of:=MID([.I659];1;1)" office:value-type="string" office:string-value="1">
            <text:p>1</text:p>
          </table:table-cell>
          <table:table-cell table:formula="of:=MID([.I659];4;6)" office:value-type="string" office:string-value="0.7597">
            <text:p>0.7597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660]&gt;[.$E$1];1;0)" office:value-type="float" office:value="0">
            <text:p>0</text:p>
          </table:table-cell>
          <table:table-cell table:formula="of:=ABS([.A660]-[.C660])" office:value-type="float" office:value="0">
            <text:p>0</text:p>
          </table:table-cell>
          <table:table-cell table:number-columns-repeated="4"/>
          <table:table-cell table:style-name="ce4" office:value-type="string">
            <text:p>0, 0.474293 </text:p>
          </table:table-cell>
          <table:table-cell table:formula="of:=MID([.I660];1;1)" office:value-type="string" office:string-value="0">
            <text:p>0</text:p>
          </table:table-cell>
          <table:table-cell table:formula="of:=MID([.I660];4;6)" office:value-type="string" office:string-value="0.4742">
            <text:p>0.4742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661]&gt;[.$E$1];1;0)" office:value-type="float" office:value="0">
            <text:p>0</text:p>
          </table:table-cell>
          <table:table-cell table:formula="of:=ABS([.A661]-[.C661])" office:value-type="float" office:value="1">
            <text:p>1</text:p>
          </table:table-cell>
          <table:table-cell table:number-columns-repeated="4"/>
          <table:table-cell table:style-name="ce4" office:value-type="string">
            <text:p>1, 0.478507 </text:p>
          </table:table-cell>
          <table:table-cell table:formula="of:=MID([.I661];1;1)" office:value-type="string" office:string-value="1">
            <text:p>1</text:p>
          </table:table-cell>
          <table:table-cell table:formula="of:=MID([.I661];4;6)" office:value-type="string" office:string-value="0.4785">
            <text:p>0.4785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662]&gt;[.$E$1];1;0)" office:value-type="float" office:value="0">
            <text:p>0</text:p>
          </table:table-cell>
          <table:table-cell table:formula="of:=ABS([.A662]-[.C662])" office:value-type="float" office:value="1">
            <text:p>1</text:p>
          </table:table-cell>
          <table:table-cell table:number-columns-repeated="4"/>
          <table:table-cell table:style-name="ce4" office:value-type="string">
            <text:p>1, 0.565713 </text:p>
          </table:table-cell>
          <table:table-cell table:formula="of:=MID([.I662];1;1)" office:value-type="string" office:string-value="1">
            <text:p>1</text:p>
          </table:table-cell>
          <table:table-cell table:formula="of:=MID([.I662];4;6)" office:value-type="string" office:string-value="0.5657">
            <text:p>0.5657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663]&gt;[.$E$1];1;0)" office:value-type="float" office:value="0">
            <text:p>0</text:p>
          </table:table-cell>
          <table:table-cell table:formula="of:=ABS([.A663]-[.C663])" office:value-type="float" office:value="1">
            <text:p>1</text:p>
          </table:table-cell>
          <table:table-cell table:number-columns-repeated="4"/>
          <table:table-cell table:style-name="ce4" office:value-type="string">
            <text:p>1, 0.843481 </text:p>
          </table:table-cell>
          <table:table-cell table:formula="of:=MID([.I663];1;1)" office:value-type="string" office:string-value="1">
            <text:p>1</text:p>
          </table:table-cell>
          <table:table-cell table:formula="of:=MID([.I663];4;6)" office:value-type="string" office:string-value="0.8434">
            <text:p>0.8434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664]&gt;[.$E$1];1;0)" office:value-type="float" office:value="0">
            <text:p>0</text:p>
          </table:table-cell>
          <table:table-cell table:formula="of:=ABS([.A664]-[.C664])" office:value-type="float" office:value="1">
            <text:p>1</text:p>
          </table:table-cell>
          <table:table-cell table:number-columns-repeated="4"/>
          <table:table-cell table:style-name="ce4" office:value-type="string">
            <text:p>1, 0.8231 </text:p>
          </table:table-cell>
          <table:table-cell table:formula="of:=MID([.I664];1;1)" office:value-type="string" office:string-value="1">
            <text:p>1</text:p>
          </table:table-cell>
          <table:table-cell table:formula="of:=MID([.I664];4;6)" office:value-type="string" office:string-value="0.8231">
            <text:p>0.8231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665]&gt;[.$E$1];1;0)" office:value-type="float" office:value="0">
            <text:p>0</text:p>
          </table:table-cell>
          <table:table-cell table:formula="of:=ABS([.A665]-[.C665])" office:value-type="float" office:value="1">
            <text:p>1</text:p>
          </table:table-cell>
          <table:table-cell table:number-columns-repeated="4"/>
          <table:table-cell table:style-name="ce4" office:value-type="string">
            <text:p>1, 0.749284 </text:p>
          </table:table-cell>
          <table:table-cell table:formula="of:=MID([.I665];1;1)" office:value-type="string" office:string-value="1">
            <text:p>1</text:p>
          </table:table-cell>
          <table:table-cell table:formula="of:=MID([.I665];4;6)" office:value-type="string" office:string-value="0.7492">
            <text:p>0.7492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666]&gt;[.$E$1];1;0)" office:value-type="float" office:value="0">
            <text:p>0</text:p>
          </table:table-cell>
          <table:table-cell table:formula="of:=ABS([.A666]-[.C666])" office:value-type="float" office:value="1">
            <text:p>1</text:p>
          </table:table-cell>
          <table:table-cell table:number-columns-repeated="4"/>
          <table:table-cell table:style-name="ce4" office:value-type="string">
            <text:p>1, 0.497624 </text:p>
          </table:table-cell>
          <table:table-cell table:formula="of:=MID([.I666];1;1)" office:value-type="string" office:string-value="1">
            <text:p>1</text:p>
          </table:table-cell>
          <table:table-cell table:formula="of:=MID([.I666];4;6)" office:value-type="string" office:string-value="0.4976">
            <text:p>0.4976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667]&gt;[.$E$1];1;0)" office:value-type="float" office:value="0">
            <text:p>0</text:p>
          </table:table-cell>
          <table:table-cell table:formula="of:=ABS([.A667]-[.C667])" office:value-type="float" office:value="1">
            <text:p>1</text:p>
          </table:table-cell>
          <table:table-cell table:number-columns-repeated="4"/>
          <table:table-cell table:style-name="ce4" office:value-type="string">
            <text:p>1, 0.891036 </text:p>
          </table:table-cell>
          <table:table-cell table:formula="of:=MID([.I667];1;1)" office:value-type="string" office:string-value="1">
            <text:p>1</text:p>
          </table:table-cell>
          <table:table-cell table:formula="of:=MID([.I667];4;6)" office:value-type="string" office:string-value="0.8910">
            <text:p>0.8910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668]&gt;[.$E$1];1;0)" office:value-type="float" office:value="0">
            <text:p>0</text:p>
          </table:table-cell>
          <table:table-cell table:formula="of:=ABS([.A668]-[.C668])" office:value-type="float" office:value="1">
            <text:p>1</text:p>
          </table:table-cell>
          <table:table-cell table:number-columns-repeated="4"/>
          <table:table-cell table:style-name="ce4" office:value-type="string">
            <text:p>1, 0.768552 </text:p>
          </table:table-cell>
          <table:table-cell table:formula="of:=MID([.I668];1;1)" office:value-type="string" office:string-value="1">
            <text:p>1</text:p>
          </table:table-cell>
          <table:table-cell table:formula="of:=MID([.I668];4;6)" office:value-type="string" office:string-value="0.7685">
            <text:p>0.7685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669]&gt;[.$E$1];1;0)" office:value-type="float" office:value="0">
            <text:p>0</text:p>
          </table:table-cell>
          <table:table-cell table:formula="of:=ABS([.A669]-[.C669])" office:value-type="float" office:value="0">
            <text:p>0</text:p>
          </table:table-cell>
          <table:table-cell table:number-columns-repeated="4"/>
          <table:table-cell table:style-name="ce4" office:value-type="string">
            <text:p>0, 0.522968 </text:p>
          </table:table-cell>
          <table:table-cell table:formula="of:=MID([.I669];1;1)" office:value-type="string" office:string-value="0">
            <text:p>0</text:p>
          </table:table-cell>
          <table:table-cell table:formula="of:=MID([.I669];4;6)" office:value-type="string" office:string-value="0.5229">
            <text:p>0.5229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670]&gt;[.$E$1];1;0)" office:value-type="float" office:value="0">
            <text:p>0</text:p>
          </table:table-cell>
          <table:table-cell table:formula="of:=ABS([.A670]-[.C670])" office:value-type="float" office:value="1">
            <text:p>1</text:p>
          </table:table-cell>
          <table:table-cell table:number-columns-repeated="4"/>
          <table:table-cell table:style-name="ce4" office:value-type="string">
            <text:p>1, 0.590749 </text:p>
          </table:table-cell>
          <table:table-cell table:formula="of:=MID([.I670];1;1)" office:value-type="string" office:string-value="1">
            <text:p>1</text:p>
          </table:table-cell>
          <table:table-cell table:formula="of:=MID([.I670];4;6)" office:value-type="string" office:string-value="0.5907">
            <text:p>0.5907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671]&gt;[.$E$1];1;0)" office:value-type="float" office:value="0">
            <text:p>0</text:p>
          </table:table-cell>
          <table:table-cell table:formula="of:=ABS([.A671]-[.C671])" office:value-type="float" office:value="1">
            <text:p>1</text:p>
          </table:table-cell>
          <table:table-cell table:number-columns-repeated="4"/>
          <table:table-cell table:style-name="ce4" office:value-type="string">
            <text:p>1, 0.816981 </text:p>
          </table:table-cell>
          <table:table-cell table:formula="of:=MID([.I671];1;1)" office:value-type="string" office:string-value="1">
            <text:p>1</text:p>
          </table:table-cell>
          <table:table-cell table:formula="of:=MID([.I671];4;6)" office:value-type="string" office:string-value="0.8169">
            <text:p>0.8169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672]&gt;[.$E$1];1;0)" office:value-type="float" office:value="0">
            <text:p>0</text:p>
          </table:table-cell>
          <table:table-cell table:formula="of:=ABS([.A672]-[.C672])" office:value-type="float" office:value="0">
            <text:p>0</text:p>
          </table:table-cell>
          <table:table-cell table:number-columns-repeated="4"/>
          <table:table-cell table:style-name="ce4" office:value-type="string">
            <text:p>0, 0.541914 </text:p>
          </table:table-cell>
          <table:table-cell table:formula="of:=MID([.I672];1;1)" office:value-type="string" office:string-value="0">
            <text:p>0</text:p>
          </table:table-cell>
          <table:table-cell table:formula="of:=MID([.I672];4;6)" office:value-type="string" office:string-value="0.5419">
            <text:p>0.5419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673]&gt;[.$E$1];1;0)" office:value-type="float" office:value="0">
            <text:p>0</text:p>
          </table:table-cell>
          <table:table-cell table:formula="of:=ABS([.A673]-[.C673])" office:value-type="float" office:value="1">
            <text:p>1</text:p>
          </table:table-cell>
          <table:table-cell table:number-columns-repeated="4"/>
          <table:table-cell table:style-name="ce4" office:value-type="string">
            <text:p>1, 0.585909 </text:p>
          </table:table-cell>
          <table:table-cell table:formula="of:=MID([.I673];1;1)" office:value-type="string" office:string-value="1">
            <text:p>1</text:p>
          </table:table-cell>
          <table:table-cell table:formula="of:=MID([.I673];4;6)" office:value-type="string" office:string-value="0.5859">
            <text:p>0.5859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674]&gt;[.$E$1];1;0)" office:value-type="float" office:value="0">
            <text:p>0</text:p>
          </table:table-cell>
          <table:table-cell table:formula="of:=ABS([.A674]-[.C674])" office:value-type="float" office:value="1">
            <text:p>1</text:p>
          </table:table-cell>
          <table:table-cell table:number-columns-repeated="4"/>
          <table:table-cell table:style-name="ce4" office:value-type="string">
            <text:p>1, 0.543308 </text:p>
          </table:table-cell>
          <table:table-cell table:formula="of:=MID([.I674];1;1)" office:value-type="string" office:string-value="1">
            <text:p>1</text:p>
          </table:table-cell>
          <table:table-cell table:formula="of:=MID([.I674];4;6)" office:value-type="string" office:string-value="0.5433">
            <text:p>0.5433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675]&gt;[.$E$1];1;0)" office:value-type="float" office:value="0">
            <text:p>0</text:p>
          </table:table-cell>
          <table:table-cell table:formula="of:=ABS([.A675]-[.C675])" office:value-type="float" office:value="0">
            <text:p>0</text:p>
          </table:table-cell>
          <table:table-cell table:number-columns-repeated="4"/>
          <table:table-cell table:style-name="ce4" office:value-type="string">
            <text:p>0, 0.728706 </text:p>
          </table:table-cell>
          <table:table-cell table:formula="of:=MID([.I675];1;1)" office:value-type="string" office:string-value="0">
            <text:p>0</text:p>
          </table:table-cell>
          <table:table-cell table:formula="of:=MID([.I675];4;6)" office:value-type="string" office:string-value="0.7287">
            <text:p>0.7287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676]&gt;[.$E$1];1;0)" office:value-type="float" office:value="0">
            <text:p>0</text:p>
          </table:table-cell>
          <table:table-cell table:formula="of:=ABS([.A676]-[.C676])" office:value-type="float" office:value="1">
            <text:p>1</text:p>
          </table:table-cell>
          <table:table-cell table:number-columns-repeated="4"/>
          <table:table-cell table:style-name="ce4" office:value-type="string">
            <text:p>1, 0.543872 </text:p>
          </table:table-cell>
          <table:table-cell table:formula="of:=MID([.I676];1;1)" office:value-type="string" office:string-value="1">
            <text:p>1</text:p>
          </table:table-cell>
          <table:table-cell table:formula="of:=MID([.I676];4;6)" office:value-type="string" office:string-value="0.5438">
            <text:p>0.5438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677]&gt;[.$E$1];1;0)" office:value-type="float" office:value="0">
            <text:p>0</text:p>
          </table:table-cell>
          <table:table-cell table:formula="of:=ABS([.A677]-[.C677])" office:value-type="float" office:value="1">
            <text:p>1</text:p>
          </table:table-cell>
          <table:table-cell table:number-columns-repeated="4"/>
          <table:table-cell table:style-name="ce4" office:value-type="string">
            <text:p>1, 0.725118 </text:p>
          </table:table-cell>
          <table:table-cell table:formula="of:=MID([.I677];1;1)" office:value-type="string" office:string-value="1">
            <text:p>1</text:p>
          </table:table-cell>
          <table:table-cell table:formula="of:=MID([.I677];4;6)" office:value-type="string" office:string-value="0.7251">
            <text:p>0.7251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678]&gt;[.$E$1];1;0)" office:value-type="float" office:value="0">
            <text:p>0</text:p>
          </table:table-cell>
          <table:table-cell table:formula="of:=ABS([.A678]-[.C678])" office:value-type="float" office:value="0">
            <text:p>0</text:p>
          </table:table-cell>
          <table:table-cell table:number-columns-repeated="4"/>
          <table:table-cell table:style-name="ce4" office:value-type="string">
            <text:p>0, 0.619296 </text:p>
          </table:table-cell>
          <table:table-cell table:formula="of:=MID([.I678];1;1)" office:value-type="string" office:string-value="0">
            <text:p>0</text:p>
          </table:table-cell>
          <table:table-cell table:formula="of:=MID([.I678];4;6)" office:value-type="string" office:string-value="0.6192">
            <text:p>0.6192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679]&gt;[.$E$1];1;0)" office:value-type="float" office:value="0">
            <text:p>0</text:p>
          </table:table-cell>
          <table:table-cell table:formula="of:=ABS([.A679]-[.C679])" office:value-type="float" office:value="1">
            <text:p>1</text:p>
          </table:table-cell>
          <table:table-cell table:number-columns-repeated="4"/>
          <table:table-cell table:style-name="ce4" office:value-type="string">
            <text:p>1, 0.606292 </text:p>
          </table:table-cell>
          <table:table-cell table:formula="of:=MID([.I679];1;1)" office:value-type="string" office:string-value="1">
            <text:p>1</text:p>
          </table:table-cell>
          <table:table-cell table:formula="of:=MID([.I679];4;6)" office:value-type="string" office:string-value="0.6062">
            <text:p>0.6062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680]&gt;[.$E$1];1;0)" office:value-type="float" office:value="0">
            <text:p>0</text:p>
          </table:table-cell>
          <table:table-cell table:formula="of:=ABS([.A680]-[.C680])" office:value-type="float" office:value="0">
            <text:p>0</text:p>
          </table:table-cell>
          <table:table-cell table:number-columns-repeated="4"/>
          <table:table-cell table:style-name="ce4" office:value-type="string">
            <text:p>0, 0.366009 </text:p>
          </table:table-cell>
          <table:table-cell table:formula="of:=MID([.I680];1;1)" office:value-type="string" office:string-value="0">
            <text:p>0</text:p>
          </table:table-cell>
          <table:table-cell table:formula="of:=MID([.I680];4;6)" office:value-type="string" office:string-value="0.3660">
            <text:p>0.3660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681]&gt;[.$E$1];1;0)" office:value-type="float" office:value="0">
            <text:p>0</text:p>
          </table:table-cell>
          <table:table-cell table:formula="of:=ABS([.A681]-[.C681])" office:value-type="float" office:value="0">
            <text:p>0</text:p>
          </table:table-cell>
          <table:table-cell table:number-columns-repeated="4"/>
          <table:table-cell table:style-name="ce4" office:value-type="string">
            <text:p>0, 0.652785 </text:p>
          </table:table-cell>
          <table:table-cell table:formula="of:=MID([.I681];1;1)" office:value-type="string" office:string-value="0">
            <text:p>0</text:p>
          </table:table-cell>
          <table:table-cell table:formula="of:=MID([.I681];4;6)" office:value-type="string" office:string-value="0.6527">
            <text:p>0.6527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682]&gt;[.$E$1];1;0)" office:value-type="float" office:value="0">
            <text:p>0</text:p>
          </table:table-cell>
          <table:table-cell table:formula="of:=ABS([.A682]-[.C682])" office:value-type="float" office:value="1">
            <text:p>1</text:p>
          </table:table-cell>
          <table:table-cell table:number-columns-repeated="4"/>
          <table:table-cell table:style-name="ce4" office:value-type="string">
            <text:p>1, 0.771752 </text:p>
          </table:table-cell>
          <table:table-cell table:formula="of:=MID([.I682];1;1)" office:value-type="string" office:string-value="1">
            <text:p>1</text:p>
          </table:table-cell>
          <table:table-cell table:formula="of:=MID([.I682];4;6)" office:value-type="string" office:string-value="0.7717">
            <text:p>0.7717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683]&gt;[.$E$1];1;0)" office:value-type="float" office:value="0">
            <text:p>0</text:p>
          </table:table-cell>
          <table:table-cell table:formula="of:=ABS([.A683]-[.C683])" office:value-type="float" office:value="0">
            <text:p>0</text:p>
          </table:table-cell>
          <table:table-cell table:number-columns-repeated="4"/>
          <table:table-cell table:style-name="ce4" office:value-type="string">
            <text:p>0, 0.478095 </text:p>
          </table:table-cell>
          <table:table-cell table:formula="of:=MID([.I683];1;1)" office:value-type="string" office:string-value="0">
            <text:p>0</text:p>
          </table:table-cell>
          <table:table-cell table:formula="of:=MID([.I683];4;6)" office:value-type="string" office:string-value="0.4780">
            <text:p>0.4780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684]&gt;[.$E$1];1;0)" office:value-type="float" office:value="0">
            <text:p>0</text:p>
          </table:table-cell>
          <table:table-cell table:formula="of:=ABS([.A684]-[.C684])" office:value-type="float" office:value="1">
            <text:p>1</text:p>
          </table:table-cell>
          <table:table-cell table:number-columns-repeated="4"/>
          <table:table-cell table:style-name="ce4" office:value-type="string">
            <text:p>1, 0.737466 </text:p>
          </table:table-cell>
          <table:table-cell table:formula="of:=MID([.I684];1;1)" office:value-type="string" office:string-value="1">
            <text:p>1</text:p>
          </table:table-cell>
          <table:table-cell table:formula="of:=MID([.I684];4;6)" office:value-type="string" office:string-value="0.7374">
            <text:p>0.7374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685]&gt;[.$E$1];1;0)" office:value-type="float" office:value="0">
            <text:p>0</text:p>
          </table:table-cell>
          <table:table-cell table:formula="of:=ABS([.A685]-[.C685])" office:value-type="float" office:value="1">
            <text:p>1</text:p>
          </table:table-cell>
          <table:table-cell table:number-columns-repeated="4"/>
          <table:table-cell table:style-name="ce4" office:value-type="string">
            <text:p>1, 0.757033 </text:p>
          </table:table-cell>
          <table:table-cell table:formula="of:=MID([.I685];1;1)" office:value-type="string" office:string-value="1">
            <text:p>1</text:p>
          </table:table-cell>
          <table:table-cell table:formula="of:=MID([.I685];4;6)" office:value-type="string" office:string-value="0.7570">
            <text:p>0.7570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686]&gt;[.$E$1];1;0)" office:value-type="float" office:value="0">
            <text:p>0</text:p>
          </table:table-cell>
          <table:table-cell table:formula="of:=ABS([.A686]-[.C686])" office:value-type="float" office:value="1">
            <text:p>1</text:p>
          </table:table-cell>
          <table:table-cell table:number-columns-repeated="4"/>
          <table:table-cell table:style-name="ce4" office:value-type="string">
            <text:p>1, 0.432792 </text:p>
          </table:table-cell>
          <table:table-cell table:formula="of:=MID([.I686];1;1)" office:value-type="string" office:string-value="1">
            <text:p>1</text:p>
          </table:table-cell>
          <table:table-cell table:formula="of:=MID([.I686];4;6)" office:value-type="string" office:string-value="0.4327">
            <text:p>0.4327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687]&gt;[.$E$1];1;0)" office:value-type="float" office:value="0">
            <text:p>0</text:p>
          </table:table-cell>
          <table:table-cell table:formula="of:=ABS([.A687]-[.C687])" office:value-type="float" office:value="1">
            <text:p>1</text:p>
          </table:table-cell>
          <table:table-cell table:number-columns-repeated="4"/>
          <table:table-cell table:style-name="ce4" office:value-type="string">
            <text:p>1, 0.617773 </text:p>
          </table:table-cell>
          <table:table-cell table:formula="of:=MID([.I687];1;1)" office:value-type="string" office:string-value="1">
            <text:p>1</text:p>
          </table:table-cell>
          <table:table-cell table:formula="of:=MID([.I687];4;6)" office:value-type="string" office:string-value="0.6177">
            <text:p>0.6177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688]&gt;[.$E$1];1;0)" office:value-type="float" office:value="0">
            <text:p>0</text:p>
          </table:table-cell>
          <table:table-cell table:formula="of:=ABS([.A688]-[.C688])" office:value-type="float" office:value="0">
            <text:p>0</text:p>
          </table:table-cell>
          <table:table-cell table:number-columns-repeated="4"/>
          <table:table-cell table:style-name="ce4" office:value-type="string">
            <text:p>0, 0.569064 </text:p>
          </table:table-cell>
          <table:table-cell table:formula="of:=MID([.I688];1;1)" office:value-type="string" office:string-value="0">
            <text:p>0</text:p>
          </table:table-cell>
          <table:table-cell table:formula="of:=MID([.I688];4;6)" office:value-type="string" office:string-value="0.5690">
            <text:p>0.5690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689]&gt;[.$E$1];1;0)" office:value-type="float" office:value="0">
            <text:p>0</text:p>
          </table:table-cell>
          <table:table-cell table:formula="of:=ABS([.A689]-[.C689])" office:value-type="float" office:value="1">
            <text:p>1</text:p>
          </table:table-cell>
          <table:table-cell table:number-columns-repeated="4"/>
          <table:table-cell table:style-name="ce4" office:value-type="string">
            <text:p>1, 0.408263 </text:p>
          </table:table-cell>
          <table:table-cell table:formula="of:=MID([.I689];1;1)" office:value-type="string" office:string-value="1">
            <text:p>1</text:p>
          </table:table-cell>
          <table:table-cell table:formula="of:=MID([.I689];4;6)" office:value-type="string" office:string-value="0.4082">
            <text:p>0.4082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690]&gt;[.$E$1];1;0)" office:value-type="float" office:value="0">
            <text:p>0</text:p>
          </table:table-cell>
          <table:table-cell table:formula="of:=ABS([.A690]-[.C690])" office:value-type="float" office:value="1">
            <text:p>1</text:p>
          </table:table-cell>
          <table:table-cell table:number-columns-repeated="4"/>
          <table:table-cell table:style-name="ce4" office:value-type="string">
            <text:p>1, 0.736829 </text:p>
          </table:table-cell>
          <table:table-cell table:formula="of:=MID([.I690];1;1)" office:value-type="string" office:string-value="1">
            <text:p>1</text:p>
          </table:table-cell>
          <table:table-cell table:formula="of:=MID([.I690];4;6)" office:value-type="string" office:string-value="0.7368">
            <text:p>0.7368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691]&gt;[.$E$1];1;0)" office:value-type="float" office:value="0">
            <text:p>0</text:p>
          </table:table-cell>
          <table:table-cell table:formula="of:=ABS([.A691]-[.C691])" office:value-type="float" office:value="1">
            <text:p>1</text:p>
          </table:table-cell>
          <table:table-cell table:number-columns-repeated="4"/>
          <table:table-cell table:style-name="ce4" office:value-type="string">
            <text:p>1, 0.743074 </text:p>
          </table:table-cell>
          <table:table-cell table:formula="of:=MID([.I691];1;1)" office:value-type="string" office:string-value="1">
            <text:p>1</text:p>
          </table:table-cell>
          <table:table-cell table:formula="of:=MID([.I691];4;6)" office:value-type="string" office:string-value="0.7430">
            <text:p>0.7430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692]&gt;[.$E$1];1;0)" office:value-type="float" office:value="0">
            <text:p>0</text:p>
          </table:table-cell>
          <table:table-cell table:formula="of:=ABS([.A692]-[.C692])" office:value-type="float" office:value="1">
            <text:p>1</text:p>
          </table:table-cell>
          <table:table-cell table:number-columns-repeated="4"/>
          <table:table-cell table:style-name="ce4" office:value-type="string">
            <text:p>1, 0.789976 </text:p>
          </table:table-cell>
          <table:table-cell table:formula="of:=MID([.I692];1;1)" office:value-type="string" office:string-value="1">
            <text:p>1</text:p>
          </table:table-cell>
          <table:table-cell table:formula="of:=MID([.I692];4;6)" office:value-type="string" office:string-value="0.7899">
            <text:p>0.7899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693]&gt;[.$E$1];1;0)" office:value-type="float" office:value="0">
            <text:p>0</text:p>
          </table:table-cell>
          <table:table-cell table:formula="of:=ABS([.A693]-[.C693])" office:value-type="float" office:value="1">
            <text:p>1</text:p>
          </table:table-cell>
          <table:table-cell table:number-columns-repeated="4"/>
          <table:table-cell table:style-name="ce4" office:value-type="string">
            <text:p>1, 0.718649 </text:p>
          </table:table-cell>
          <table:table-cell table:formula="of:=MID([.I693];1;1)" office:value-type="string" office:string-value="1">
            <text:p>1</text:p>
          </table:table-cell>
          <table:table-cell table:formula="of:=MID([.I693];4;6)" office:value-type="string" office:string-value="0.7186">
            <text:p>0.7186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694]&gt;[.$E$1];1;0)" office:value-type="float" office:value="0">
            <text:p>0</text:p>
          </table:table-cell>
          <table:table-cell table:formula="of:=ABS([.A694]-[.C694])" office:value-type="float" office:value="1">
            <text:p>1</text:p>
          </table:table-cell>
          <table:table-cell table:number-columns-repeated="4"/>
          <table:table-cell table:style-name="ce4" office:value-type="string">
            <text:p>1, 0.729052 </text:p>
          </table:table-cell>
          <table:table-cell table:formula="of:=MID([.I694];1;1)" office:value-type="string" office:string-value="1">
            <text:p>1</text:p>
          </table:table-cell>
          <table:table-cell table:formula="of:=MID([.I694];4;6)" office:value-type="string" office:string-value="0.7290">
            <text:p>0.7290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695]&gt;[.$E$1];1;0)" office:value-type="float" office:value="0">
            <text:p>0</text:p>
          </table:table-cell>
          <table:table-cell table:formula="of:=ABS([.A695]-[.C695])" office:value-type="float" office:value="1">
            <text:p>1</text:p>
          </table:table-cell>
          <table:table-cell table:number-columns-repeated="4"/>
          <table:table-cell table:style-name="ce4" office:value-type="string">
            <text:p>1, 0.621593 </text:p>
          </table:table-cell>
          <table:table-cell table:formula="of:=MID([.I695];1;1)" office:value-type="string" office:string-value="1">
            <text:p>1</text:p>
          </table:table-cell>
          <table:table-cell table:formula="of:=MID([.I695];4;6)" office:value-type="string" office:string-value="0.6215">
            <text:p>0.6215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696]&gt;[.$E$1];1;0)" office:value-type="float" office:value="0">
            <text:p>0</text:p>
          </table:table-cell>
          <table:table-cell table:formula="of:=ABS([.A696]-[.C696])" office:value-type="float" office:value="0">
            <text:p>0</text:p>
          </table:table-cell>
          <table:table-cell table:number-columns-repeated="4"/>
          <table:table-cell table:style-name="ce4" office:value-type="string">
            <text:p>0, 0.755603 </text:p>
          </table:table-cell>
          <table:table-cell table:formula="of:=MID([.I696];1;1)" office:value-type="string" office:string-value="0">
            <text:p>0</text:p>
          </table:table-cell>
          <table:table-cell table:formula="of:=MID([.I696];4;6)" office:value-type="string" office:string-value="0.7556">
            <text:p>0.7556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697]&gt;[.$E$1];1;0)" office:value-type="float" office:value="0">
            <text:p>0</text:p>
          </table:table-cell>
          <table:table-cell table:formula="of:=ABS([.A697]-[.C697])" office:value-type="float" office:value="1">
            <text:p>1</text:p>
          </table:table-cell>
          <table:table-cell table:number-columns-repeated="4"/>
          <table:table-cell table:style-name="ce4" office:value-type="string">
            <text:p>1, 0.536244 </text:p>
          </table:table-cell>
          <table:table-cell table:formula="of:=MID([.I697];1;1)" office:value-type="string" office:string-value="1">
            <text:p>1</text:p>
          </table:table-cell>
          <table:table-cell table:formula="of:=MID([.I697];4;6)" office:value-type="string" office:string-value="0.5362">
            <text:p>0.5362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698]&gt;[.$E$1];1;0)" office:value-type="float" office:value="0">
            <text:p>0</text:p>
          </table:table-cell>
          <table:table-cell table:formula="of:=ABS([.A698]-[.C698])" office:value-type="float" office:value="1">
            <text:p>1</text:p>
          </table:table-cell>
          <table:table-cell table:number-columns-repeated="4"/>
          <table:table-cell table:style-name="ce4" office:value-type="string">
            <text:p>1, 0.830351 </text:p>
          </table:table-cell>
          <table:table-cell table:formula="of:=MID([.I698];1;1)" office:value-type="string" office:string-value="1">
            <text:p>1</text:p>
          </table:table-cell>
          <table:table-cell table:formula="of:=MID([.I698];4;6)" office:value-type="string" office:string-value="0.8303">
            <text:p>0.8303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699]&gt;[.$E$1];1;0)" office:value-type="float" office:value="0">
            <text:p>0</text:p>
          </table:table-cell>
          <table:table-cell table:formula="of:=ABS([.A699]-[.C699])" office:value-type="float" office:value="1">
            <text:p>1</text:p>
          </table:table-cell>
          <table:table-cell table:number-columns-repeated="4"/>
          <table:table-cell table:style-name="ce4" office:value-type="string">
            <text:p>1, 0.330517 </text:p>
          </table:table-cell>
          <table:table-cell table:formula="of:=MID([.I699];1;1)" office:value-type="string" office:string-value="1">
            <text:p>1</text:p>
          </table:table-cell>
          <table:table-cell table:formula="of:=MID([.I699];4;6)" office:value-type="string" office:string-value="0.3305">
            <text:p>0.3305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700]&gt;[.$E$1];1;0)" office:value-type="float" office:value="0">
            <text:p>0</text:p>
          </table:table-cell>
          <table:table-cell table:formula="of:=ABS([.A700]-[.C700])" office:value-type="float" office:value="1">
            <text:p>1</text:p>
          </table:table-cell>
          <table:table-cell table:number-columns-repeated="4"/>
          <table:table-cell table:style-name="ce4" office:value-type="string">
            <text:p>1, 0.646974 </text:p>
          </table:table-cell>
          <table:table-cell table:formula="of:=MID([.I700];1;1)" office:value-type="string" office:string-value="1">
            <text:p>1</text:p>
          </table:table-cell>
          <table:table-cell table:formula="of:=MID([.I700];4;6)" office:value-type="string" office:string-value="0.6469">
            <text:p>0.6469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701]&gt;[.$E$1];1;0)" office:value-type="float" office:value="0">
            <text:p>0</text:p>
          </table:table-cell>
          <table:table-cell table:formula="of:=ABS([.A701]-[.C701])" office:value-type="float" office:value="1">
            <text:p>1</text:p>
          </table:table-cell>
          <table:table-cell table:number-columns-repeated="4"/>
          <table:table-cell table:style-name="ce4" office:value-type="string">
            <text:p>1, 0.725552 </text:p>
          </table:table-cell>
          <table:table-cell table:formula="of:=MID([.I701];1;1)" office:value-type="string" office:string-value="1">
            <text:p>1</text:p>
          </table:table-cell>
          <table:table-cell table:formula="of:=MID([.I701];4;6)" office:value-type="string" office:string-value="0.7255">
            <text:p>0.7255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702]&gt;[.$E$1];1;0)" office:value-type="float" office:value="0">
            <text:p>0</text:p>
          </table:table-cell>
          <table:table-cell table:formula="of:=ABS([.A702]-[.C702])" office:value-type="float" office:value="1">
            <text:p>1</text:p>
          </table:table-cell>
          <table:table-cell table:number-columns-repeated="4"/>
          <table:table-cell table:style-name="ce4" office:value-type="string">
            <text:p>1, 0.717857 </text:p>
          </table:table-cell>
          <table:table-cell table:formula="of:=MID([.I702];1;1)" office:value-type="string" office:string-value="1">
            <text:p>1</text:p>
          </table:table-cell>
          <table:table-cell table:formula="of:=MID([.I702];4;6)" office:value-type="string" office:string-value="0.7178">
            <text:p>0.7178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703]&gt;[.$E$1];1;0)" office:value-type="float" office:value="0">
            <text:p>0</text:p>
          </table:table-cell>
          <table:table-cell table:formula="of:=ABS([.A703]-[.C703])" office:value-type="float" office:value="1">
            <text:p>1</text:p>
          </table:table-cell>
          <table:table-cell table:number-columns-repeated="4"/>
          <table:table-cell table:style-name="ce4" office:value-type="string">
            <text:p>1, 0.571045 </text:p>
          </table:table-cell>
          <table:table-cell table:formula="of:=MID([.I703];1;1)" office:value-type="string" office:string-value="1">
            <text:p>1</text:p>
          </table:table-cell>
          <table:table-cell table:formula="of:=MID([.I703];4;6)" office:value-type="string" office:string-value="0.5710">
            <text:p>0.5710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704]&gt;[.$E$1];1;0)" office:value-type="float" office:value="0">
            <text:p>0</text:p>
          </table:table-cell>
          <table:table-cell table:formula="of:=ABS([.A704]-[.C704])" office:value-type="float" office:value="1">
            <text:p>1</text:p>
          </table:table-cell>
          <table:table-cell table:number-columns-repeated="4"/>
          <table:table-cell table:style-name="ce4" office:value-type="string">
            <text:p>1, 0.549075 </text:p>
          </table:table-cell>
          <table:table-cell table:formula="of:=MID([.I704];1;1)" office:value-type="string" office:string-value="1">
            <text:p>1</text:p>
          </table:table-cell>
          <table:table-cell table:formula="of:=MID([.I704];4;6)" office:value-type="string" office:string-value="0.5490">
            <text:p>0.5490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705]&gt;[.$E$1];1;0)" office:value-type="float" office:value="0">
            <text:p>0</text:p>
          </table:table-cell>
          <table:table-cell table:formula="of:=ABS([.A705]-[.C705])" office:value-type="float" office:value="0">
            <text:p>0</text:p>
          </table:table-cell>
          <table:table-cell table:number-columns-repeated="4"/>
          <table:table-cell table:style-name="ce4" office:value-type="string">
            <text:p>0, 0.61724 </text:p>
          </table:table-cell>
          <table:table-cell table:formula="of:=MID([.I705];1;1)" office:value-type="string" office:string-value="0">
            <text:p>0</text:p>
          </table:table-cell>
          <table:table-cell table:formula="of:=MID([.I705];4;6)" office:value-type="string" office:string-value="0.6172">
            <text:p>0.6172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706]&gt;[.$E$1];1;0)" office:value-type="float" office:value="0">
            <text:p>0</text:p>
          </table:table-cell>
          <table:table-cell table:formula="of:=ABS([.A706]-[.C706])" office:value-type="float" office:value="0">
            <text:p>0</text:p>
          </table:table-cell>
          <table:table-cell table:number-columns-repeated="4"/>
          <table:table-cell table:style-name="ce4" office:value-type="string">
            <text:p>0, 0.656336 </text:p>
          </table:table-cell>
          <table:table-cell table:formula="of:=MID([.I706];1;1)" office:value-type="string" office:string-value="0">
            <text:p>0</text:p>
          </table:table-cell>
          <table:table-cell table:formula="of:=MID([.I706];4;6)" office:value-type="string" office:string-value="0.6563">
            <text:p>0.6563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707]&gt;[.$E$1];1;0)" office:value-type="float" office:value="0">
            <text:p>0</text:p>
          </table:table-cell>
          <table:table-cell table:formula="of:=ABS([.A707]-[.C707])" office:value-type="float" office:value="1">
            <text:p>1</text:p>
          </table:table-cell>
          <table:table-cell table:number-columns-repeated="4"/>
          <table:table-cell table:style-name="ce4" office:value-type="string">
            <text:p>1, 0.589918 </text:p>
          </table:table-cell>
          <table:table-cell table:formula="of:=MID([.I707];1;1)" office:value-type="string" office:string-value="1">
            <text:p>1</text:p>
          </table:table-cell>
          <table:table-cell table:formula="of:=MID([.I707];4;6)" office:value-type="string" office:string-value="0.5899">
            <text:p>0.5899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708]&gt;[.$E$1];1;0)" office:value-type="float" office:value="0">
            <text:p>0</text:p>
          </table:table-cell>
          <table:table-cell table:formula="of:=ABS([.A708]-[.C708])" office:value-type="float" office:value="0">
            <text:p>0</text:p>
          </table:table-cell>
          <table:table-cell table:number-columns-repeated="4"/>
          <table:table-cell table:style-name="ce4" office:value-type="string">
            <text:p>0, 0.510348 </text:p>
          </table:table-cell>
          <table:table-cell table:formula="of:=MID([.I708];1;1)" office:value-type="string" office:string-value="0">
            <text:p>0</text:p>
          </table:table-cell>
          <table:table-cell table:formula="of:=MID([.I708];4;6)" office:value-type="string" office:string-value="0.5103">
            <text:p>0.5103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709]&gt;[.$E$1];1;0)" office:value-type="float" office:value="0">
            <text:p>0</text:p>
          </table:table-cell>
          <table:table-cell table:formula="of:=ABS([.A709]-[.C709])" office:value-type="float" office:value="1">
            <text:p>1</text:p>
          </table:table-cell>
          <table:table-cell table:number-columns-repeated="4"/>
          <table:table-cell table:style-name="ce4" office:value-type="string">
            <text:p>1, 0.712316 </text:p>
          </table:table-cell>
          <table:table-cell table:formula="of:=MID([.I709];1;1)" office:value-type="string" office:string-value="1">
            <text:p>1</text:p>
          </table:table-cell>
          <table:table-cell table:formula="of:=MID([.I709];4;6)" office:value-type="string" office:string-value="0.7123">
            <text:p>0.7123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710]&gt;[.$E$1];1;0)" office:value-type="float" office:value="0">
            <text:p>0</text:p>
          </table:table-cell>
          <table:table-cell table:formula="of:=ABS([.A710]-[.C710])" office:value-type="float" office:value="1">
            <text:p>1</text:p>
          </table:table-cell>
          <table:table-cell table:number-columns-repeated="4"/>
          <table:table-cell table:style-name="ce4" office:value-type="string">
            <text:p>1, 0.408805 </text:p>
          </table:table-cell>
          <table:table-cell table:formula="of:=MID([.I710];1;1)" office:value-type="string" office:string-value="1">
            <text:p>1</text:p>
          </table:table-cell>
          <table:table-cell table:formula="of:=MID([.I710];4;6)" office:value-type="string" office:string-value="0.4088">
            <text:p>0.4088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711]&gt;[.$E$1];1;0)" office:value-type="float" office:value="0">
            <text:p>0</text:p>
          </table:table-cell>
          <table:table-cell table:formula="of:=ABS([.A711]-[.C711])" office:value-type="float" office:value="1">
            <text:p>1</text:p>
          </table:table-cell>
          <table:table-cell table:number-columns-repeated="4"/>
          <table:table-cell table:style-name="ce4" office:value-type="string">
            <text:p>1, 0.651521 </text:p>
          </table:table-cell>
          <table:table-cell table:formula="of:=MID([.I711];1;1)" office:value-type="string" office:string-value="1">
            <text:p>1</text:p>
          </table:table-cell>
          <table:table-cell table:formula="of:=MID([.I711];4;6)" office:value-type="string" office:string-value="0.6515">
            <text:p>0.6515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712]&gt;[.$E$1];1;0)" office:value-type="float" office:value="0">
            <text:p>0</text:p>
          </table:table-cell>
          <table:table-cell table:formula="of:=ABS([.A712]-[.C712])" office:value-type="float" office:value="1">
            <text:p>1</text:p>
          </table:table-cell>
          <table:table-cell table:number-columns-repeated="4"/>
          <table:table-cell table:style-name="ce4" office:value-type="string">
            <text:p>1, 0.848793 </text:p>
          </table:table-cell>
          <table:table-cell table:formula="of:=MID([.I712];1;1)" office:value-type="string" office:string-value="1">
            <text:p>1</text:p>
          </table:table-cell>
          <table:table-cell table:formula="of:=MID([.I712];4;6)" office:value-type="string" office:string-value="0.8487">
            <text:p>0.8487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713]&gt;[.$E$1];1;0)" office:value-type="float" office:value="0">
            <text:p>0</text:p>
          </table:table-cell>
          <table:table-cell table:formula="of:=ABS([.A713]-[.C713])" office:value-type="float" office:value="1">
            <text:p>1</text:p>
          </table:table-cell>
          <table:table-cell table:number-columns-repeated="4"/>
          <table:table-cell table:style-name="ce4" office:value-type="string">
            <text:p>1, 0.891902 </text:p>
          </table:table-cell>
          <table:table-cell table:formula="of:=MID([.I713];1;1)" office:value-type="string" office:string-value="1">
            <text:p>1</text:p>
          </table:table-cell>
          <table:table-cell table:formula="of:=MID([.I713];4;6)" office:value-type="string" office:string-value="0.8919">
            <text:p>0.8919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714]&gt;[.$E$1];1;0)" office:value-type="float" office:value="0">
            <text:p>0</text:p>
          </table:table-cell>
          <table:table-cell table:formula="of:=ABS([.A714]-[.C714])" office:value-type="float" office:value="0">
            <text:p>0</text:p>
          </table:table-cell>
          <table:table-cell table:number-columns-repeated="4"/>
          <table:table-cell table:style-name="ce4" office:value-type="string">
            <text:p>0, 0.369289 </text:p>
          </table:table-cell>
          <table:table-cell table:formula="of:=MID([.I714];1;1)" office:value-type="string" office:string-value="0">
            <text:p>0</text:p>
          </table:table-cell>
          <table:table-cell table:formula="of:=MID([.I714];4;6)" office:value-type="string" office:string-value="0.3692">
            <text:p>0.3692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715]&gt;[.$E$1];1;0)" office:value-type="float" office:value="0">
            <text:p>0</text:p>
          </table:table-cell>
          <table:table-cell table:formula="of:=ABS([.A715]-[.C715])" office:value-type="float" office:value="0">
            <text:p>0</text:p>
          </table:table-cell>
          <table:table-cell table:number-columns-repeated="4"/>
          <table:table-cell table:style-name="ce4" office:value-type="string">
            <text:p>0, 0.720211 </text:p>
          </table:table-cell>
          <table:table-cell table:formula="of:=MID([.I715];1;1)" office:value-type="string" office:string-value="0">
            <text:p>0</text:p>
          </table:table-cell>
          <table:table-cell table:formula="of:=MID([.I715];4;6)" office:value-type="string" office:string-value="0.7202">
            <text:p>0.7202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716]&gt;[.$E$1];1;0)" office:value-type="float" office:value="0">
            <text:p>0</text:p>
          </table:table-cell>
          <table:table-cell table:formula="of:=ABS([.A716]-[.C716])" office:value-type="float" office:value="0">
            <text:p>0</text:p>
          </table:table-cell>
          <table:table-cell table:number-columns-repeated="4"/>
          <table:table-cell table:style-name="ce4" office:value-type="string">
            <text:p>0, 0.602404 </text:p>
          </table:table-cell>
          <table:table-cell table:formula="of:=MID([.I716];1;1)" office:value-type="string" office:string-value="0">
            <text:p>0</text:p>
          </table:table-cell>
          <table:table-cell table:formula="of:=MID([.I716];4;6)" office:value-type="string" office:string-value="0.6024">
            <text:p>0.6024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717]&gt;[.$E$1];1;0)" office:value-type="float" office:value="0">
            <text:p>0</text:p>
          </table:table-cell>
          <table:table-cell table:formula="of:=ABS([.A717]-[.C717])" office:value-type="float" office:value="1">
            <text:p>1</text:p>
          </table:table-cell>
          <table:table-cell table:number-columns-repeated="4"/>
          <table:table-cell table:style-name="ce4" office:value-type="string">
            <text:p>1, 0.690854 </text:p>
          </table:table-cell>
          <table:table-cell table:formula="of:=MID([.I717];1;1)" office:value-type="string" office:string-value="1">
            <text:p>1</text:p>
          </table:table-cell>
          <table:table-cell table:formula="of:=MID([.I717];4;6)" office:value-type="string" office:string-value="0.6908">
            <text:p>0.6908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718]&gt;[.$E$1];1;0)" office:value-type="float" office:value="0">
            <text:p>0</text:p>
          </table:table-cell>
          <table:table-cell table:formula="of:=ABS([.A718]-[.C718])" office:value-type="float" office:value="1">
            <text:p>1</text:p>
          </table:table-cell>
          <table:table-cell table:number-columns-repeated="4"/>
          <table:table-cell table:style-name="ce4" office:value-type="string">
            <text:p>1, 0.761561 </text:p>
          </table:table-cell>
          <table:table-cell table:formula="of:=MID([.I718];1;1)" office:value-type="string" office:string-value="1">
            <text:p>1</text:p>
          </table:table-cell>
          <table:table-cell table:formula="of:=MID([.I718];4;6)" office:value-type="string" office:string-value="0.7615">
            <text:p>0.7615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719]&gt;[.$E$1];1;0)" office:value-type="float" office:value="0">
            <text:p>0</text:p>
          </table:table-cell>
          <table:table-cell table:formula="of:=ABS([.A719]-[.C719])" office:value-type="float" office:value="0">
            <text:p>0</text:p>
          </table:table-cell>
          <table:table-cell table:number-columns-repeated="4"/>
          <table:table-cell table:style-name="ce4" office:value-type="string">
            <text:p>0, 0.290284 </text:p>
          </table:table-cell>
          <table:table-cell table:formula="of:=MID([.I719];1;1)" office:value-type="string" office:string-value="0">
            <text:p>0</text:p>
          </table:table-cell>
          <table:table-cell table:formula="of:=MID([.I719];4;6)" office:value-type="string" office:string-value="0.2902">
            <text:p>0.2902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720]&gt;[.$E$1];1;0)" office:value-type="float" office:value="0">
            <text:p>0</text:p>
          </table:table-cell>
          <table:table-cell table:formula="of:=ABS([.A720]-[.C720])" office:value-type="float" office:value="1">
            <text:p>1</text:p>
          </table:table-cell>
          <table:table-cell table:number-columns-repeated="4"/>
          <table:table-cell table:style-name="ce4" office:value-type="string">
            <text:p>1, 0.542668 </text:p>
          </table:table-cell>
          <table:table-cell table:formula="of:=MID([.I720];1;1)" office:value-type="string" office:string-value="1">
            <text:p>1</text:p>
          </table:table-cell>
          <table:table-cell table:formula="of:=MID([.I720];4;6)" office:value-type="string" office:string-value="0.5426">
            <text:p>0.5426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721]&gt;[.$E$1];1;0)" office:value-type="float" office:value="0">
            <text:p>0</text:p>
          </table:table-cell>
          <table:table-cell table:formula="of:=ABS([.A721]-[.C721])" office:value-type="float" office:value="1">
            <text:p>1</text:p>
          </table:table-cell>
          <table:table-cell table:number-columns-repeated="4"/>
          <table:table-cell table:style-name="ce4" office:value-type="string">
            <text:p>1, 0.711185 </text:p>
          </table:table-cell>
          <table:table-cell table:formula="of:=MID([.I721];1;1)" office:value-type="string" office:string-value="1">
            <text:p>1</text:p>
          </table:table-cell>
          <table:table-cell table:formula="of:=MID([.I721];4;6)" office:value-type="string" office:string-value="0.7111">
            <text:p>0.7111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722]&gt;[.$E$1];1;0)" office:value-type="float" office:value="0">
            <text:p>0</text:p>
          </table:table-cell>
          <table:table-cell table:formula="of:=ABS([.A722]-[.C722])" office:value-type="float" office:value="1">
            <text:p>1</text:p>
          </table:table-cell>
          <table:table-cell table:number-columns-repeated="4"/>
          <table:table-cell table:style-name="ce4" office:value-type="string">
            <text:p>1, 0.621672 </text:p>
          </table:table-cell>
          <table:table-cell table:formula="of:=MID([.I722];1;1)" office:value-type="string" office:string-value="1">
            <text:p>1</text:p>
          </table:table-cell>
          <table:table-cell table:formula="of:=MID([.I722];4;6)" office:value-type="string" office:string-value="0.6216">
            <text:p>0.6216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723]&gt;[.$E$1];1;0)" office:value-type="float" office:value="0">
            <text:p>0</text:p>
          </table:table-cell>
          <table:table-cell table:formula="of:=ABS([.A723]-[.C723])" office:value-type="float" office:value="1">
            <text:p>1</text:p>
          </table:table-cell>
          <table:table-cell table:number-columns-repeated="4"/>
          <table:table-cell table:style-name="ce4" office:value-type="string">
            <text:p>1, 0.664631 </text:p>
          </table:table-cell>
          <table:table-cell table:formula="of:=MID([.I723];1;1)" office:value-type="string" office:string-value="1">
            <text:p>1</text:p>
          </table:table-cell>
          <table:table-cell table:formula="of:=MID([.I723];4;6)" office:value-type="string" office:string-value="0.6646">
            <text:p>0.6646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724]&gt;[.$E$1];1;0)" office:value-type="float" office:value="0">
            <text:p>0</text:p>
          </table:table-cell>
          <table:table-cell table:formula="of:=ABS([.A724]-[.C724])" office:value-type="float" office:value="0">
            <text:p>0</text:p>
          </table:table-cell>
          <table:table-cell table:number-columns-repeated="4"/>
          <table:table-cell table:style-name="ce4" office:value-type="string">
            <text:p>0, 0.693624 </text:p>
          </table:table-cell>
          <table:table-cell table:formula="of:=MID([.I724];1;1)" office:value-type="string" office:string-value="0">
            <text:p>0</text:p>
          </table:table-cell>
          <table:table-cell table:formula="of:=MID([.I724];4;6)" office:value-type="string" office:string-value="0.6936">
            <text:p>0.6936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725]&gt;[.$E$1];1;0)" office:value-type="float" office:value="0">
            <text:p>0</text:p>
          </table:table-cell>
          <table:table-cell table:formula="of:=ABS([.A725]-[.C725])" office:value-type="float" office:value="1">
            <text:p>1</text:p>
          </table:table-cell>
          <table:table-cell table:number-columns-repeated="4"/>
          <table:table-cell table:style-name="ce4" office:value-type="string">
            <text:p>1, 0.53372 </text:p>
          </table:table-cell>
          <table:table-cell table:formula="of:=MID([.I725];1;1)" office:value-type="string" office:string-value="1">
            <text:p>1</text:p>
          </table:table-cell>
          <table:table-cell table:formula="of:=MID([.I725];4;6)" office:value-type="string" office:string-value="0.5337">
            <text:p>0.5337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726]&gt;[.$E$1];1;0)" office:value-type="float" office:value="0">
            <text:p>0</text:p>
          </table:table-cell>
          <table:table-cell table:formula="of:=ABS([.A726]-[.C726])" office:value-type="float" office:value="0">
            <text:p>0</text:p>
          </table:table-cell>
          <table:table-cell table:number-columns-repeated="4"/>
          <table:table-cell table:style-name="ce4" office:value-type="string">
            <text:p>0, 0.693667 </text:p>
          </table:table-cell>
          <table:table-cell table:formula="of:=MID([.I726];1;1)" office:value-type="string" office:string-value="0">
            <text:p>0</text:p>
          </table:table-cell>
          <table:table-cell table:formula="of:=MID([.I726];4;6)" office:value-type="string" office:string-value="0.6936">
            <text:p>0.6936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727]&gt;[.$E$1];1;0)" office:value-type="float" office:value="0">
            <text:p>0</text:p>
          </table:table-cell>
          <table:table-cell table:formula="of:=ABS([.A727]-[.C727])" office:value-type="float" office:value="1">
            <text:p>1</text:p>
          </table:table-cell>
          <table:table-cell table:number-columns-repeated="4"/>
          <table:table-cell table:style-name="ce4" office:value-type="string">
            <text:p>1, 0.654482 </text:p>
          </table:table-cell>
          <table:table-cell table:formula="of:=MID([.I727];1;1)" office:value-type="string" office:string-value="1">
            <text:p>1</text:p>
          </table:table-cell>
          <table:table-cell table:formula="of:=MID([.I727];4;6)" office:value-type="string" office:string-value="0.6544">
            <text:p>0.6544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728]&gt;[.$E$1];1;0)" office:value-type="float" office:value="0">
            <text:p>0</text:p>
          </table:table-cell>
          <table:table-cell table:formula="of:=ABS([.A728]-[.C728])" office:value-type="float" office:value="0">
            <text:p>0</text:p>
          </table:table-cell>
          <table:table-cell table:number-columns-repeated="4"/>
          <table:table-cell table:style-name="ce4" office:value-type="string">
            <text:p>0, 0.458254 </text:p>
          </table:table-cell>
          <table:table-cell table:formula="of:=MID([.I728];1;1)" office:value-type="string" office:string-value="0">
            <text:p>0</text:p>
          </table:table-cell>
          <table:table-cell table:formula="of:=MID([.I728];4;6)" office:value-type="string" office:string-value="0.4582">
            <text:p>0.4582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729]&gt;[.$E$1];1;0)" office:value-type="float" office:value="0">
            <text:p>0</text:p>
          </table:table-cell>
          <table:table-cell table:formula="of:=ABS([.A729]-[.C729])" office:value-type="float" office:value="1">
            <text:p>1</text:p>
          </table:table-cell>
          <table:table-cell table:number-columns-repeated="4"/>
          <table:table-cell table:style-name="ce4" office:value-type="string">
            <text:p>1, 0.304089 </text:p>
          </table:table-cell>
          <table:table-cell table:formula="of:=MID([.I729];1;1)" office:value-type="string" office:string-value="1">
            <text:p>1</text:p>
          </table:table-cell>
          <table:table-cell table:formula="of:=MID([.I729];4;6)" office:value-type="string" office:string-value="0.3040">
            <text:p>0.3040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730]&gt;[.$E$1];1;0)" office:value-type="float" office:value="0">
            <text:p>0</text:p>
          </table:table-cell>
          <table:table-cell table:formula="of:=ABS([.A730]-[.C730])" office:value-type="float" office:value="1">
            <text:p>1</text:p>
          </table:table-cell>
          <table:table-cell table:number-columns-repeated="4"/>
          <table:table-cell table:style-name="ce4" office:value-type="string">
            <text:p>1, 0.733276 </text:p>
          </table:table-cell>
          <table:table-cell table:formula="of:=MID([.I730];1;1)" office:value-type="string" office:string-value="1">
            <text:p>1</text:p>
          </table:table-cell>
          <table:table-cell table:formula="of:=MID([.I730];4;6)" office:value-type="string" office:string-value="0.7332">
            <text:p>0.7332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731]&gt;[.$E$1];1;0)" office:value-type="float" office:value="0">
            <text:p>0</text:p>
          </table:table-cell>
          <table:table-cell table:formula="of:=ABS([.A731]-[.C731])" office:value-type="float" office:value="1">
            <text:p>1</text:p>
          </table:table-cell>
          <table:table-cell table:number-columns-repeated="4"/>
          <table:table-cell table:style-name="ce4" office:value-type="string">
            <text:p>1, 0.348383 </text:p>
          </table:table-cell>
          <table:table-cell table:formula="of:=MID([.I731];1;1)" office:value-type="string" office:string-value="1">
            <text:p>1</text:p>
          </table:table-cell>
          <table:table-cell table:formula="of:=MID([.I731];4;6)" office:value-type="string" office:string-value="0.3483">
            <text:p>0.3483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732]&gt;[.$E$1];1;0)" office:value-type="float" office:value="0">
            <text:p>0</text:p>
          </table:table-cell>
          <table:table-cell table:formula="of:=ABS([.A732]-[.C732])" office:value-type="float" office:value="1">
            <text:p>1</text:p>
          </table:table-cell>
          <table:table-cell table:number-columns-repeated="4"/>
          <table:table-cell table:style-name="ce4" office:value-type="string">
            <text:p>1, 0.640631 </text:p>
          </table:table-cell>
          <table:table-cell table:formula="of:=MID([.I732];1;1)" office:value-type="string" office:string-value="1">
            <text:p>1</text:p>
          </table:table-cell>
          <table:table-cell table:formula="of:=MID([.I732];4;6)" office:value-type="string" office:string-value="0.6406">
            <text:p>0.6406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733]&gt;[.$E$1];1;0)" office:value-type="float" office:value="0">
            <text:p>0</text:p>
          </table:table-cell>
          <table:table-cell table:formula="of:=ABS([.A733]-[.C733])" office:value-type="float" office:value="1">
            <text:p>1</text:p>
          </table:table-cell>
          <table:table-cell table:number-columns-repeated="4"/>
          <table:table-cell table:style-name="ce4" office:value-type="string">
            <text:p>1, 0.719576 </text:p>
          </table:table-cell>
          <table:table-cell table:formula="of:=MID([.I733];1;1)" office:value-type="string" office:string-value="1">
            <text:p>1</text:p>
          </table:table-cell>
          <table:table-cell table:formula="of:=MID([.I733];4;6)" office:value-type="string" office:string-value="0.7195">
            <text:p>0.7195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734]&gt;[.$E$1];1;0)" office:value-type="float" office:value="0">
            <text:p>0</text:p>
          </table:table-cell>
          <table:table-cell table:formula="of:=ABS([.A734]-[.C734])" office:value-type="float" office:value="1">
            <text:p>1</text:p>
          </table:table-cell>
          <table:table-cell table:number-columns-repeated="4"/>
          <table:table-cell table:style-name="ce4" office:value-type="string">
            <text:p>1, 0.67994 </text:p>
          </table:table-cell>
          <table:table-cell table:formula="of:=MID([.I734];1;1)" office:value-type="string" office:string-value="1">
            <text:p>1</text:p>
          </table:table-cell>
          <table:table-cell table:formula="of:=MID([.I734];4;6)" office:value-type="string" office:string-value="0.6799">
            <text:p>0.6799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735]&gt;[.$E$1];1;0)" office:value-type="float" office:value="0">
            <text:p>0</text:p>
          </table:table-cell>
          <table:table-cell table:formula="of:=ABS([.A735]-[.C735])" office:value-type="float" office:value="0">
            <text:p>0</text:p>
          </table:table-cell>
          <table:table-cell table:number-columns-repeated="4"/>
          <table:table-cell table:style-name="ce4" office:value-type="string">
            <text:p>0, 0.407873 </text:p>
          </table:table-cell>
          <table:table-cell table:formula="of:=MID([.I735];1;1)" office:value-type="string" office:string-value="0">
            <text:p>0</text:p>
          </table:table-cell>
          <table:table-cell table:formula="of:=MID([.I735];4;6)" office:value-type="string" office:string-value="0.4078">
            <text:p>0.4078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736]&gt;[.$E$1];1;0)" office:value-type="float" office:value="0">
            <text:p>0</text:p>
          </table:table-cell>
          <table:table-cell table:formula="of:=ABS([.A736]-[.C736])" office:value-type="float" office:value="0">
            <text:p>0</text:p>
          </table:table-cell>
          <table:table-cell table:number-columns-repeated="4"/>
          <table:table-cell table:style-name="ce4" office:value-type="string">
            <text:p>0, 0.782096 </text:p>
          </table:table-cell>
          <table:table-cell table:formula="of:=MID([.I736];1;1)" office:value-type="string" office:string-value="0">
            <text:p>0</text:p>
          </table:table-cell>
          <table:table-cell table:formula="of:=MID([.I736];4;6)" office:value-type="string" office:string-value="0.7820">
            <text:p>0.7820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737]&gt;[.$E$1];1;0)" office:value-type="float" office:value="0">
            <text:p>0</text:p>
          </table:table-cell>
          <table:table-cell table:formula="of:=ABS([.A737]-[.C737])" office:value-type="float" office:value="1">
            <text:p>1</text:p>
          </table:table-cell>
          <table:table-cell table:number-columns-repeated="4"/>
          <table:table-cell table:style-name="ce4" office:value-type="string">
            <text:p>1, 0.868921 </text:p>
          </table:table-cell>
          <table:table-cell table:formula="of:=MID([.I737];1;1)" office:value-type="string" office:string-value="1">
            <text:p>1</text:p>
          </table:table-cell>
          <table:table-cell table:formula="of:=MID([.I737];4;6)" office:value-type="string" office:string-value="0.8689">
            <text:p>0.8689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738]&gt;[.$E$1];1;0)" office:value-type="float" office:value="0">
            <text:p>0</text:p>
          </table:table-cell>
          <table:table-cell table:formula="of:=ABS([.A738]-[.C738])" office:value-type="float" office:value="0">
            <text:p>0</text:p>
          </table:table-cell>
          <table:table-cell table:number-columns-repeated="4"/>
          <table:table-cell table:style-name="ce4" office:value-type="string">
            <text:p>0, 0.641792 </text:p>
          </table:table-cell>
          <table:table-cell table:formula="of:=MID([.I738];1;1)" office:value-type="string" office:string-value="0">
            <text:p>0</text:p>
          </table:table-cell>
          <table:table-cell table:formula="of:=MID([.I738];4;6)" office:value-type="string" office:string-value="0.6417">
            <text:p>0.6417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739]&gt;[.$E$1];1;0)" office:value-type="float" office:value="0">
            <text:p>0</text:p>
          </table:table-cell>
          <table:table-cell table:formula="of:=ABS([.A739]-[.C739])" office:value-type="float" office:value="1">
            <text:p>1</text:p>
          </table:table-cell>
          <table:table-cell table:number-columns-repeated="4"/>
          <table:table-cell table:style-name="ce4" office:value-type="string">
            <text:p>1, 0.648225 </text:p>
          </table:table-cell>
          <table:table-cell table:formula="of:=MID([.I739];1;1)" office:value-type="string" office:string-value="1">
            <text:p>1</text:p>
          </table:table-cell>
          <table:table-cell table:formula="of:=MID([.I739];4;6)" office:value-type="string" office:string-value="0.6482">
            <text:p>0.6482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740]&gt;[.$E$1];1;0)" office:value-type="float" office:value="0">
            <text:p>0</text:p>
          </table:table-cell>
          <table:table-cell table:formula="of:=ABS([.A740]-[.C740])" office:value-type="float" office:value="1">
            <text:p>1</text:p>
          </table:table-cell>
          <table:table-cell table:number-columns-repeated="4"/>
          <table:table-cell table:style-name="ce4" office:value-type="string">
            <text:p>1, 0.738362 </text:p>
          </table:table-cell>
          <table:table-cell table:formula="of:=MID([.I740];1;1)" office:value-type="string" office:string-value="1">
            <text:p>1</text:p>
          </table:table-cell>
          <table:table-cell table:formula="of:=MID([.I740];4;6)" office:value-type="string" office:string-value="0.7383">
            <text:p>0.7383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741]&gt;[.$E$1];1;0)" office:value-type="float" office:value="0">
            <text:p>0</text:p>
          </table:table-cell>
          <table:table-cell table:formula="of:=ABS([.A741]-[.C741])" office:value-type="float" office:value="1">
            <text:p>1</text:p>
          </table:table-cell>
          <table:table-cell table:number-columns-repeated="4"/>
          <table:table-cell table:style-name="ce4" office:value-type="string">
            <text:p>1, 0.585343 </text:p>
          </table:table-cell>
          <table:table-cell table:formula="of:=MID([.I741];1;1)" office:value-type="string" office:string-value="1">
            <text:p>1</text:p>
          </table:table-cell>
          <table:table-cell table:formula="of:=MID([.I741];4;6)" office:value-type="string" office:string-value="0.5853">
            <text:p>0.5853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742]&gt;[.$E$1];1;0)" office:value-type="float" office:value="0">
            <text:p>0</text:p>
          </table:table-cell>
          <table:table-cell table:formula="of:=ABS([.A742]-[.C742])" office:value-type="float" office:value="0">
            <text:p>0</text:p>
          </table:table-cell>
          <table:table-cell table:number-columns-repeated="4"/>
          <table:table-cell table:style-name="ce4" office:value-type="string">
            <text:p>0, 0.661175 </text:p>
          </table:table-cell>
          <table:table-cell table:formula="of:=MID([.I742];1;1)" office:value-type="string" office:string-value="0">
            <text:p>0</text:p>
          </table:table-cell>
          <table:table-cell table:formula="of:=MID([.I742];4;6)" office:value-type="string" office:string-value="0.6611">
            <text:p>0.6611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743]&gt;[.$E$1];1;0)" office:value-type="float" office:value="0">
            <text:p>0</text:p>
          </table:table-cell>
          <table:table-cell table:formula="of:=ABS([.A743]-[.C743])" office:value-type="float" office:value="1">
            <text:p>1</text:p>
          </table:table-cell>
          <table:table-cell table:number-columns-repeated="4"/>
          <table:table-cell table:style-name="ce4" office:value-type="string">
            <text:p>1, 0.789993 </text:p>
          </table:table-cell>
          <table:table-cell table:formula="of:=MID([.I743];1;1)" office:value-type="string" office:string-value="1">
            <text:p>1</text:p>
          </table:table-cell>
          <table:table-cell table:formula="of:=MID([.I743];4;6)" office:value-type="string" office:string-value="0.7899">
            <text:p>0.7899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744]&gt;[.$E$1];1;0)" office:value-type="float" office:value="0">
            <text:p>0</text:p>
          </table:table-cell>
          <table:table-cell table:formula="of:=ABS([.A744]-[.C744])" office:value-type="float" office:value="1">
            <text:p>1</text:p>
          </table:table-cell>
          <table:table-cell table:number-columns-repeated="4"/>
          <table:table-cell table:style-name="ce4" office:value-type="string">
            <text:p>1, 0.648007 </text:p>
          </table:table-cell>
          <table:table-cell table:formula="of:=MID([.I744];1;1)" office:value-type="string" office:string-value="1">
            <text:p>1</text:p>
          </table:table-cell>
          <table:table-cell table:formula="of:=MID([.I744];4;6)" office:value-type="string" office:string-value="0.6480">
            <text:p>0.6480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745]&gt;[.$E$1];1;0)" office:value-type="float" office:value="0">
            <text:p>0</text:p>
          </table:table-cell>
          <table:table-cell table:formula="of:=ABS([.A745]-[.C745])" office:value-type="float" office:value="1">
            <text:p>1</text:p>
          </table:table-cell>
          <table:table-cell table:number-columns-repeated="4"/>
          <table:table-cell table:style-name="ce4" office:value-type="string">
            <text:p>1, 0.716273 </text:p>
          </table:table-cell>
          <table:table-cell table:formula="of:=MID([.I745];1;1)" office:value-type="string" office:string-value="1">
            <text:p>1</text:p>
          </table:table-cell>
          <table:table-cell table:formula="of:=MID([.I745];4;6)" office:value-type="string" office:string-value="0.7162">
            <text:p>0.7162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746]&gt;[.$E$1];1;0)" office:value-type="float" office:value="0">
            <text:p>0</text:p>
          </table:table-cell>
          <table:table-cell table:formula="of:=ABS([.A746]-[.C746])" office:value-type="float" office:value="1">
            <text:p>1</text:p>
          </table:table-cell>
          <table:table-cell table:number-columns-repeated="4"/>
          <table:table-cell table:style-name="ce4" office:value-type="string">
            <text:p>1, 0.315173 </text:p>
          </table:table-cell>
          <table:table-cell table:formula="of:=MID([.I746];1;1)" office:value-type="string" office:string-value="1">
            <text:p>1</text:p>
          </table:table-cell>
          <table:table-cell table:formula="of:=MID([.I746];4;6)" office:value-type="string" office:string-value="0.3151">
            <text:p>0.3151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747]&gt;[.$E$1];1;0)" office:value-type="float" office:value="0">
            <text:p>0</text:p>
          </table:table-cell>
          <table:table-cell table:formula="of:=ABS([.A747]-[.C747])" office:value-type="float" office:value="1">
            <text:p>1</text:p>
          </table:table-cell>
          <table:table-cell table:number-columns-repeated="4"/>
          <table:table-cell table:style-name="ce4" office:value-type="string">
            <text:p>1, 0.738136 </text:p>
          </table:table-cell>
          <table:table-cell table:formula="of:=MID([.I747];1;1)" office:value-type="string" office:string-value="1">
            <text:p>1</text:p>
          </table:table-cell>
          <table:table-cell table:formula="of:=MID([.I747];4;6)" office:value-type="string" office:string-value="0.7381">
            <text:p>0.7381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748]&gt;[.$E$1];1;0)" office:value-type="float" office:value="0">
            <text:p>0</text:p>
          </table:table-cell>
          <table:table-cell table:formula="of:=ABS([.A748]-[.C748])" office:value-type="float" office:value="0">
            <text:p>0</text:p>
          </table:table-cell>
          <table:table-cell table:number-columns-repeated="4"/>
          <table:table-cell table:style-name="ce4" office:value-type="string">
            <text:p>0, 0.555221 </text:p>
          </table:table-cell>
          <table:table-cell table:formula="of:=MID([.I748];1;1)" office:value-type="string" office:string-value="0">
            <text:p>0</text:p>
          </table:table-cell>
          <table:table-cell table:formula="of:=MID([.I748];4;6)" office:value-type="string" office:string-value="0.5552">
            <text:p>0.5552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749]&gt;[.$E$1];1;0)" office:value-type="float" office:value="0">
            <text:p>0</text:p>
          </table:table-cell>
          <table:table-cell table:formula="of:=ABS([.A749]-[.C749])" office:value-type="float" office:value="0">
            <text:p>0</text:p>
          </table:table-cell>
          <table:table-cell table:number-columns-repeated="4"/>
          <table:table-cell table:style-name="ce4" office:value-type="string">
            <text:p>0, 0.543183 </text:p>
          </table:table-cell>
          <table:table-cell table:formula="of:=MID([.I749];1;1)" office:value-type="string" office:string-value="0">
            <text:p>0</text:p>
          </table:table-cell>
          <table:table-cell table:formula="of:=MID([.I749];4;6)" office:value-type="string" office:string-value="0.5431">
            <text:p>0.5431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750]&gt;[.$E$1];1;0)" office:value-type="float" office:value="0">
            <text:p>0</text:p>
          </table:table-cell>
          <table:table-cell table:formula="of:=ABS([.A750]-[.C750])" office:value-type="float" office:value="0">
            <text:p>0</text:p>
          </table:table-cell>
          <table:table-cell table:number-columns-repeated="4"/>
          <table:table-cell table:style-name="ce4" office:value-type="string">
            <text:p>0, 0.476625 </text:p>
          </table:table-cell>
          <table:table-cell table:formula="of:=MID([.I750];1;1)" office:value-type="string" office:string-value="0">
            <text:p>0</text:p>
          </table:table-cell>
          <table:table-cell table:formula="of:=MID([.I750];4;6)" office:value-type="string" office:string-value="0.4766">
            <text:p>0.4766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751]&gt;[.$E$1];1;0)" office:value-type="float" office:value="0">
            <text:p>0</text:p>
          </table:table-cell>
          <table:table-cell table:formula="of:=ABS([.A751]-[.C751])" office:value-type="float" office:value="1">
            <text:p>1</text:p>
          </table:table-cell>
          <table:table-cell table:number-columns-repeated="4"/>
          <table:table-cell table:style-name="ce4" office:value-type="string">
            <text:p>1, 0.868336 </text:p>
          </table:table-cell>
          <table:table-cell table:formula="of:=MID([.I751];1;1)" office:value-type="string" office:string-value="1">
            <text:p>1</text:p>
          </table:table-cell>
          <table:table-cell table:formula="of:=MID([.I751];4;6)" office:value-type="string" office:string-value="0.8683">
            <text:p>0.8683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752]&gt;[.$E$1];1;0)" office:value-type="float" office:value="0">
            <text:p>0</text:p>
          </table:table-cell>
          <table:table-cell table:formula="of:=ABS([.A752]-[.C752])" office:value-type="float" office:value="1">
            <text:p>1</text:p>
          </table:table-cell>
          <table:table-cell table:number-columns-repeated="4"/>
          <table:table-cell table:style-name="ce4" office:value-type="string">
            <text:p>1, 0.462579 </text:p>
          </table:table-cell>
          <table:table-cell table:formula="of:=MID([.I752];1;1)" office:value-type="string" office:string-value="1">
            <text:p>1</text:p>
          </table:table-cell>
          <table:table-cell table:formula="of:=MID([.I752];4;6)" office:value-type="string" office:string-value="0.4625">
            <text:p>0.4625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753]&gt;[.$E$1];1;0)" office:value-type="float" office:value="0">
            <text:p>0</text:p>
          </table:table-cell>
          <table:table-cell table:formula="of:=ABS([.A753]-[.C753])" office:value-type="float" office:value="0">
            <text:p>0</text:p>
          </table:table-cell>
          <table:table-cell table:number-columns-repeated="4"/>
          <table:table-cell table:style-name="ce4" office:value-type="string">
            <text:p>0, 0.657183 </text:p>
          </table:table-cell>
          <table:table-cell table:formula="of:=MID([.I753];1;1)" office:value-type="string" office:string-value="0">
            <text:p>0</text:p>
          </table:table-cell>
          <table:table-cell table:formula="of:=MID([.I753];4;6)" office:value-type="string" office:string-value="0.6571">
            <text:p>0.6571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754]&gt;[.$E$1];1;0)" office:value-type="float" office:value="0">
            <text:p>0</text:p>
          </table:table-cell>
          <table:table-cell table:formula="of:=ABS([.A754]-[.C754])" office:value-type="float" office:value="1">
            <text:p>1</text:p>
          </table:table-cell>
          <table:table-cell table:number-columns-repeated="4"/>
          <table:table-cell table:style-name="ce4" office:value-type="string">
            <text:p>1, 0.547122 </text:p>
          </table:table-cell>
          <table:table-cell table:formula="of:=MID([.I754];1;1)" office:value-type="string" office:string-value="1">
            <text:p>1</text:p>
          </table:table-cell>
          <table:table-cell table:formula="of:=MID([.I754];4;6)" office:value-type="string" office:string-value="0.5471">
            <text:p>0.5471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755]&gt;[.$E$1];1;0)" office:value-type="float" office:value="0">
            <text:p>0</text:p>
          </table:table-cell>
          <table:table-cell table:formula="of:=ABS([.A755]-[.C755])" office:value-type="float" office:value="1">
            <text:p>1</text:p>
          </table:table-cell>
          <table:table-cell table:number-columns-repeated="4"/>
          <table:table-cell table:style-name="ce4" office:value-type="string">
            <text:p>1, 0.610334 </text:p>
          </table:table-cell>
          <table:table-cell table:formula="of:=MID([.I755];1;1)" office:value-type="string" office:string-value="1">
            <text:p>1</text:p>
          </table:table-cell>
          <table:table-cell table:formula="of:=MID([.I755];4;6)" office:value-type="string" office:string-value="0.6103">
            <text:p>0.6103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756]&gt;[.$E$1];1;0)" office:value-type="float" office:value="0">
            <text:p>0</text:p>
          </table:table-cell>
          <table:table-cell table:formula="of:=ABS([.A756]-[.C756])" office:value-type="float" office:value="1">
            <text:p>1</text:p>
          </table:table-cell>
          <table:table-cell table:number-columns-repeated="4"/>
          <table:table-cell table:style-name="ce4" office:value-type="string">
            <text:p>1, 0.821608 </text:p>
          </table:table-cell>
          <table:table-cell table:formula="of:=MID([.I756];1;1)" office:value-type="string" office:string-value="1">
            <text:p>1</text:p>
          </table:table-cell>
          <table:table-cell table:formula="of:=MID([.I756];4;6)" office:value-type="string" office:string-value="0.8216">
            <text:p>0.8216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757]&gt;[.$E$1];1;0)" office:value-type="float" office:value="0">
            <text:p>0</text:p>
          </table:table-cell>
          <table:table-cell table:formula="of:=ABS([.A757]-[.C757])" office:value-type="float" office:value="1">
            <text:p>1</text:p>
          </table:table-cell>
          <table:table-cell table:number-columns-repeated="4"/>
          <table:table-cell table:style-name="ce4" office:value-type="string">
            <text:p>1, 0.481031 </text:p>
          </table:table-cell>
          <table:table-cell table:formula="of:=MID([.I757];1;1)" office:value-type="string" office:string-value="1">
            <text:p>1</text:p>
          </table:table-cell>
          <table:table-cell table:formula="of:=MID([.I757];4;6)" office:value-type="string" office:string-value="0.4810">
            <text:p>0.4810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758]&gt;[.$E$1];1;0)" office:value-type="float" office:value="0">
            <text:p>0</text:p>
          </table:table-cell>
          <table:table-cell table:formula="of:=ABS([.A758]-[.C758])" office:value-type="float" office:value="1">
            <text:p>1</text:p>
          </table:table-cell>
          <table:table-cell table:number-columns-repeated="4"/>
          <table:table-cell table:style-name="ce4" office:value-type="string">
            <text:p>1, 0.558785 </text:p>
          </table:table-cell>
          <table:table-cell table:formula="of:=MID([.I758];1;1)" office:value-type="string" office:string-value="1">
            <text:p>1</text:p>
          </table:table-cell>
          <table:table-cell table:formula="of:=MID([.I758];4;6)" office:value-type="string" office:string-value="0.5587">
            <text:p>0.5587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759]&gt;[.$E$1];1;0)" office:value-type="float" office:value="0">
            <text:p>0</text:p>
          </table:table-cell>
          <table:table-cell table:formula="of:=ABS([.A759]-[.C759])" office:value-type="float" office:value="1">
            <text:p>1</text:p>
          </table:table-cell>
          <table:table-cell table:number-columns-repeated="4"/>
          <table:table-cell table:style-name="ce4" office:value-type="string">
            <text:p>1, 0.847317 </text:p>
          </table:table-cell>
          <table:table-cell table:formula="of:=MID([.I759];1;1)" office:value-type="string" office:string-value="1">
            <text:p>1</text:p>
          </table:table-cell>
          <table:table-cell table:formula="of:=MID([.I759];4;6)" office:value-type="string" office:string-value="0.8473">
            <text:p>0.8473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760]&gt;[.$E$1];1;0)" office:value-type="float" office:value="0">
            <text:p>0</text:p>
          </table:table-cell>
          <table:table-cell table:formula="of:=ABS([.A760]-[.C760])" office:value-type="float" office:value="1">
            <text:p>1</text:p>
          </table:table-cell>
          <table:table-cell table:number-columns-repeated="4"/>
          <table:table-cell table:style-name="ce4" office:value-type="string">
            <text:p>1, 0.491176 </text:p>
          </table:table-cell>
          <table:table-cell table:formula="of:=MID([.I760];1;1)" office:value-type="string" office:string-value="1">
            <text:p>1</text:p>
          </table:table-cell>
          <table:table-cell table:formula="of:=MID([.I760];4;6)" office:value-type="string" office:string-value="0.4911">
            <text:p>0.4911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761]&gt;[.$E$1];1;0)" office:value-type="float" office:value="0">
            <text:p>0</text:p>
          </table:table-cell>
          <table:table-cell table:formula="of:=ABS([.A761]-[.C761])" office:value-type="float" office:value="0">
            <text:p>0</text:p>
          </table:table-cell>
          <table:table-cell table:number-columns-repeated="4"/>
          <table:table-cell table:style-name="ce4" office:value-type="string">
            <text:p>0, 0.504585 </text:p>
          </table:table-cell>
          <table:table-cell table:formula="of:=MID([.I761];1;1)" office:value-type="string" office:string-value="0">
            <text:p>0</text:p>
          </table:table-cell>
          <table:table-cell table:formula="of:=MID([.I761];4;6)" office:value-type="string" office:string-value="0.5045">
            <text:p>0.5045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762]&gt;[.$E$1];1;0)" office:value-type="float" office:value="0">
            <text:p>0</text:p>
          </table:table-cell>
          <table:table-cell table:formula="of:=ABS([.A762]-[.C762])" office:value-type="float" office:value="0">
            <text:p>0</text:p>
          </table:table-cell>
          <table:table-cell table:number-columns-repeated="4"/>
          <table:table-cell table:style-name="ce4" office:value-type="string">
            <text:p>0, 0.669126 </text:p>
          </table:table-cell>
          <table:table-cell table:formula="of:=MID([.I762];1;1)" office:value-type="string" office:string-value="0">
            <text:p>0</text:p>
          </table:table-cell>
          <table:table-cell table:formula="of:=MID([.I762];4;6)" office:value-type="string" office:string-value="0.6691">
            <text:p>0.6691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763]&gt;[.$E$1];1;0)" office:value-type="float" office:value="0">
            <text:p>0</text:p>
          </table:table-cell>
          <table:table-cell table:formula="of:=ABS([.A763]-[.C763])" office:value-type="float" office:value="1">
            <text:p>1</text:p>
          </table:table-cell>
          <table:table-cell table:number-columns-repeated="4"/>
          <table:table-cell table:style-name="ce4" office:value-type="string">
            <text:p>1, 0.613287 </text:p>
          </table:table-cell>
          <table:table-cell table:formula="of:=MID([.I763];1;1)" office:value-type="string" office:string-value="1">
            <text:p>1</text:p>
          </table:table-cell>
          <table:table-cell table:formula="of:=MID([.I763];4;6)" office:value-type="string" office:string-value="0.6132">
            <text:p>0.6132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764]&gt;[.$E$1];1;0)" office:value-type="float" office:value="0">
            <text:p>0</text:p>
          </table:table-cell>
          <table:table-cell table:formula="of:=ABS([.A764]-[.C764])" office:value-type="float" office:value="1">
            <text:p>1</text:p>
          </table:table-cell>
          <table:table-cell table:number-columns-repeated="4"/>
          <table:table-cell table:style-name="ce4" office:value-type="string">
            <text:p>1, 0.897311 </text:p>
          </table:table-cell>
          <table:table-cell table:formula="of:=MID([.I764];1;1)" office:value-type="string" office:string-value="1">
            <text:p>1</text:p>
          </table:table-cell>
          <table:table-cell table:formula="of:=MID([.I764];4;6)" office:value-type="string" office:string-value="0.8973">
            <text:p>0.8973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765]&gt;[.$E$1];1;0)" office:value-type="float" office:value="0">
            <text:p>0</text:p>
          </table:table-cell>
          <table:table-cell table:formula="of:=ABS([.A765]-[.C765])" office:value-type="float" office:value="1">
            <text:p>1</text:p>
          </table:table-cell>
          <table:table-cell table:number-columns-repeated="4"/>
          <table:table-cell table:style-name="ce4" office:value-type="string">
            <text:p>1, 0.791222 </text:p>
          </table:table-cell>
          <table:table-cell table:formula="of:=MID([.I765];1;1)" office:value-type="string" office:string-value="1">
            <text:p>1</text:p>
          </table:table-cell>
          <table:table-cell table:formula="of:=MID([.I765];4;6)" office:value-type="string" office:string-value="0.7912">
            <text:p>0.7912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766]&gt;[.$E$1];1;0)" office:value-type="float" office:value="0">
            <text:p>0</text:p>
          </table:table-cell>
          <table:table-cell table:formula="of:=ABS([.A766]-[.C766])" office:value-type="float" office:value="0">
            <text:p>0</text:p>
          </table:table-cell>
          <table:table-cell table:number-columns-repeated="4"/>
          <table:table-cell table:style-name="ce4" office:value-type="string">
            <text:p>0, 0.590665 </text:p>
          </table:table-cell>
          <table:table-cell table:formula="of:=MID([.I766];1;1)" office:value-type="string" office:string-value="0">
            <text:p>0</text:p>
          </table:table-cell>
          <table:table-cell table:formula="of:=MID([.I766];4;6)" office:value-type="string" office:string-value="0.5906">
            <text:p>0.5906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767]&gt;[.$E$1];1;0)" office:value-type="float" office:value="0">
            <text:p>0</text:p>
          </table:table-cell>
          <table:table-cell table:formula="of:=ABS([.A767]-[.C767])" office:value-type="float" office:value="1">
            <text:p>1</text:p>
          </table:table-cell>
          <table:table-cell table:number-columns-repeated="4"/>
          <table:table-cell table:style-name="ce4" office:value-type="string">
            <text:p>1, 0.790264 </text:p>
          </table:table-cell>
          <table:table-cell table:formula="of:=MID([.I767];1;1)" office:value-type="string" office:string-value="1">
            <text:p>1</text:p>
          </table:table-cell>
          <table:table-cell table:formula="of:=MID([.I767];4;6)" office:value-type="string" office:string-value="0.7902">
            <text:p>0.7902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768]&gt;[.$E$1];1;0)" office:value-type="float" office:value="0">
            <text:p>0</text:p>
          </table:table-cell>
          <table:table-cell table:formula="of:=ABS([.A768]-[.C768])" office:value-type="float" office:value="1">
            <text:p>1</text:p>
          </table:table-cell>
          <table:table-cell table:number-columns-repeated="4"/>
          <table:table-cell table:style-name="ce4" office:value-type="string">
            <text:p>1, 0.613745 </text:p>
          </table:table-cell>
          <table:table-cell table:formula="of:=MID([.I768];1;1)" office:value-type="string" office:string-value="1">
            <text:p>1</text:p>
          </table:table-cell>
          <table:table-cell table:formula="of:=MID([.I768];4;6)" office:value-type="string" office:string-value="0.6137">
            <text:p>0.6137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769]&gt;[.$E$1];1;0)" office:value-type="float" office:value="0">
            <text:p>0</text:p>
          </table:table-cell>
          <table:table-cell table:formula="of:=ABS([.A769]-[.C769])" office:value-type="float" office:value="1">
            <text:p>1</text:p>
          </table:table-cell>
          <table:table-cell table:number-columns-repeated="4"/>
          <table:table-cell table:style-name="ce4" office:value-type="string">
            <text:p>1, 0.579737 </text:p>
          </table:table-cell>
          <table:table-cell table:formula="of:=MID([.I769];1;1)" office:value-type="string" office:string-value="1">
            <text:p>1</text:p>
          </table:table-cell>
          <table:table-cell table:formula="of:=MID([.I769];4;6)" office:value-type="string" office:string-value="0.5797">
            <text:p>0.5797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770]&gt;[.$E$1];1;0)" office:value-type="float" office:value="0">
            <text:p>0</text:p>
          </table:table-cell>
          <table:table-cell table:formula="of:=ABS([.A770]-[.C770])" office:value-type="float" office:value="0">
            <text:p>0</text:p>
          </table:table-cell>
          <table:table-cell table:number-columns-repeated="4"/>
          <table:table-cell table:style-name="ce4" office:value-type="string">
            <text:p>0, 0.443373 </text:p>
          </table:table-cell>
          <table:table-cell table:formula="of:=MID([.I770];1;1)" office:value-type="string" office:string-value="0">
            <text:p>0</text:p>
          </table:table-cell>
          <table:table-cell table:formula="of:=MID([.I770];4;6)" office:value-type="string" office:string-value="0.4433">
            <text:p>0.4433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771]&gt;[.$E$1];1;0)" office:value-type="float" office:value="0">
            <text:p>0</text:p>
          </table:table-cell>
          <table:table-cell table:formula="of:=ABS([.A771]-[.C771])" office:value-type="float" office:value="1">
            <text:p>1</text:p>
          </table:table-cell>
          <table:table-cell table:number-columns-repeated="4"/>
          <table:table-cell table:style-name="ce4" office:value-type="string">
            <text:p>1, 0.809351 </text:p>
          </table:table-cell>
          <table:table-cell table:formula="of:=MID([.I771];1;1)" office:value-type="string" office:string-value="1">
            <text:p>1</text:p>
          </table:table-cell>
          <table:table-cell table:formula="of:=MID([.I771];4;6)" office:value-type="string" office:string-value="0.8093">
            <text:p>0.8093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772]&gt;[.$E$1];1;0)" office:value-type="float" office:value="0">
            <text:p>0</text:p>
          </table:table-cell>
          <table:table-cell table:formula="of:=ABS([.A772]-[.C772])" office:value-type="float" office:value="1">
            <text:p>1</text:p>
          </table:table-cell>
          <table:table-cell table:number-columns-repeated="4"/>
          <table:table-cell table:style-name="ce4" office:value-type="string">
            <text:p>1, 0.576129 </text:p>
          </table:table-cell>
          <table:table-cell table:formula="of:=MID([.I772];1;1)" office:value-type="string" office:string-value="1">
            <text:p>1</text:p>
          </table:table-cell>
          <table:table-cell table:formula="of:=MID([.I772];4;6)" office:value-type="string" office:string-value="0.5761">
            <text:p>0.5761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773]&gt;[.$E$1];1;0)" office:value-type="float" office:value="0">
            <text:p>0</text:p>
          </table:table-cell>
          <table:table-cell table:formula="of:=ABS([.A773]-[.C773])" office:value-type="float" office:value="1">
            <text:p>1</text:p>
          </table:table-cell>
          <table:table-cell table:number-columns-repeated="4"/>
          <table:table-cell table:style-name="ce4" office:value-type="string">
            <text:p>1, 0.698412 </text:p>
          </table:table-cell>
          <table:table-cell table:formula="of:=MID([.I773];1;1)" office:value-type="string" office:string-value="1">
            <text:p>1</text:p>
          </table:table-cell>
          <table:table-cell table:formula="of:=MID([.I773];4;6)" office:value-type="string" office:string-value="0.6984">
            <text:p>0.6984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774]&gt;[.$E$1];1;0)" office:value-type="float" office:value="0">
            <text:p>0</text:p>
          </table:table-cell>
          <table:table-cell table:formula="of:=ABS([.A774]-[.C774])" office:value-type="float" office:value="0">
            <text:p>0</text:p>
          </table:table-cell>
          <table:table-cell table:number-columns-repeated="4"/>
          <table:table-cell table:style-name="ce4" office:value-type="string">
            <text:p>0, 0.398657 </text:p>
          </table:table-cell>
          <table:table-cell table:formula="of:=MID([.I774];1;1)" office:value-type="string" office:string-value="0">
            <text:p>0</text:p>
          </table:table-cell>
          <table:table-cell table:formula="of:=MID([.I774];4;6)" office:value-type="string" office:string-value="0.3986">
            <text:p>0.3986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775]&gt;[.$E$1];1;0)" office:value-type="float" office:value="0">
            <text:p>0</text:p>
          </table:table-cell>
          <table:table-cell table:formula="of:=ABS([.A775]-[.C775])" office:value-type="float" office:value="1">
            <text:p>1</text:p>
          </table:table-cell>
          <table:table-cell table:number-columns-repeated="4"/>
          <table:table-cell table:style-name="ce4" office:value-type="string">
            <text:p>1, 0.522942 </text:p>
          </table:table-cell>
          <table:table-cell table:formula="of:=MID([.I775];1;1)" office:value-type="string" office:string-value="1">
            <text:p>1</text:p>
          </table:table-cell>
          <table:table-cell table:formula="of:=MID([.I775];4;6)" office:value-type="string" office:string-value="0.5229">
            <text:p>0.5229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776]&gt;[.$E$1];1;0)" office:value-type="float" office:value="0">
            <text:p>0</text:p>
          </table:table-cell>
          <table:table-cell table:formula="of:=ABS([.A776]-[.C776])" office:value-type="float" office:value="0">
            <text:p>0</text:p>
          </table:table-cell>
          <table:table-cell table:number-columns-repeated="4"/>
          <table:table-cell table:style-name="ce4" office:value-type="string">
            <text:p>0, 0.611785 </text:p>
          </table:table-cell>
          <table:table-cell table:formula="of:=MID([.I776];1;1)" office:value-type="string" office:string-value="0">
            <text:p>0</text:p>
          </table:table-cell>
          <table:table-cell table:formula="of:=MID([.I776];4;6)" office:value-type="string" office:string-value="0.6117">
            <text:p>0.6117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777]&gt;[.$E$1];1;0)" office:value-type="float" office:value="0">
            <text:p>0</text:p>
          </table:table-cell>
          <table:table-cell table:formula="of:=ABS([.A777]-[.C777])" office:value-type="float" office:value="0">
            <text:p>0</text:p>
          </table:table-cell>
          <table:table-cell table:number-columns-repeated="4"/>
          <table:table-cell table:style-name="ce4" office:value-type="string">
            <text:p>0, 0.381507 </text:p>
          </table:table-cell>
          <table:table-cell table:formula="of:=MID([.I777];1;1)" office:value-type="string" office:string-value="0">
            <text:p>0</text:p>
          </table:table-cell>
          <table:table-cell table:formula="of:=MID([.I777];4;6)" office:value-type="string" office:string-value="0.3815">
            <text:p>0.3815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778]&gt;[.$E$1];1;0)" office:value-type="float" office:value="0">
            <text:p>0</text:p>
          </table:table-cell>
          <table:table-cell table:formula="of:=ABS([.A778]-[.C778])" office:value-type="float" office:value="1">
            <text:p>1</text:p>
          </table:table-cell>
          <table:table-cell table:number-columns-repeated="4"/>
          <table:table-cell table:style-name="ce4" office:value-type="string">
            <text:p>1, 0.715969 </text:p>
          </table:table-cell>
          <table:table-cell table:formula="of:=MID([.I778];1;1)" office:value-type="string" office:string-value="1">
            <text:p>1</text:p>
          </table:table-cell>
          <table:table-cell table:formula="of:=MID([.I778];4;6)" office:value-type="string" office:string-value="0.7159">
            <text:p>0.7159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779]&gt;[.$E$1];1;0)" office:value-type="float" office:value="0">
            <text:p>0</text:p>
          </table:table-cell>
          <table:table-cell table:formula="of:=ABS([.A779]-[.C779])" office:value-type="float" office:value="1">
            <text:p>1</text:p>
          </table:table-cell>
          <table:table-cell table:number-columns-repeated="4"/>
          <table:table-cell table:style-name="ce4" office:value-type="string">
            <text:p>1, 0.67153 </text:p>
          </table:table-cell>
          <table:table-cell table:formula="of:=MID([.I779];1;1)" office:value-type="string" office:string-value="1">
            <text:p>1</text:p>
          </table:table-cell>
          <table:table-cell table:formula="of:=MID([.I779];4;6)" office:value-type="string" office:string-value="0.6715">
            <text:p>0.6715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780]&gt;[.$E$1];1;0)" office:value-type="float" office:value="0">
            <text:p>0</text:p>
          </table:table-cell>
          <table:table-cell table:formula="of:=ABS([.A780]-[.C780])" office:value-type="float" office:value="0">
            <text:p>0</text:p>
          </table:table-cell>
          <table:table-cell table:number-columns-repeated="4"/>
          <table:table-cell table:style-name="ce4" office:value-type="string">
            <text:p>0, 0.538746 </text:p>
          </table:table-cell>
          <table:table-cell table:formula="of:=MID([.I780];1;1)" office:value-type="string" office:string-value="0">
            <text:p>0</text:p>
          </table:table-cell>
          <table:table-cell table:formula="of:=MID([.I780];4;6)" office:value-type="string" office:string-value="0.5387">
            <text:p>0.5387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781]&gt;[.$E$1];1;0)" office:value-type="float" office:value="0">
            <text:p>0</text:p>
          </table:table-cell>
          <table:table-cell table:formula="of:=ABS([.A781]-[.C781])" office:value-type="float" office:value="1">
            <text:p>1</text:p>
          </table:table-cell>
          <table:table-cell table:number-columns-repeated="4"/>
          <table:table-cell table:style-name="ce4" office:value-type="string">
            <text:p>1, 0.69495 </text:p>
          </table:table-cell>
          <table:table-cell table:formula="of:=MID([.I781];1;1)" office:value-type="string" office:string-value="1">
            <text:p>1</text:p>
          </table:table-cell>
          <table:table-cell table:formula="of:=MID([.I781];4;6)" office:value-type="string" office:string-value="0.6949">
            <text:p>0.6949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782]&gt;[.$E$1];1;0)" office:value-type="float" office:value="0">
            <text:p>0</text:p>
          </table:table-cell>
          <table:table-cell table:formula="of:=ABS([.A782]-[.C782])" office:value-type="float" office:value="0">
            <text:p>0</text:p>
          </table:table-cell>
          <table:table-cell table:number-columns-repeated="4"/>
          <table:table-cell table:style-name="ce4" office:value-type="string">
            <text:p>0, 0.627689 </text:p>
          </table:table-cell>
          <table:table-cell table:formula="of:=MID([.I782];1;1)" office:value-type="string" office:string-value="0">
            <text:p>0</text:p>
          </table:table-cell>
          <table:table-cell table:formula="of:=MID([.I782];4;6)" office:value-type="string" office:string-value="0.6276">
            <text:p>0.6276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783]&gt;[.$E$1];1;0)" office:value-type="float" office:value="0">
            <text:p>0</text:p>
          </table:table-cell>
          <table:table-cell table:formula="of:=ABS([.A783]-[.C783])" office:value-type="float" office:value="1">
            <text:p>1</text:p>
          </table:table-cell>
          <table:table-cell table:number-columns-repeated="4"/>
          <table:table-cell table:style-name="ce4" office:value-type="string">
            <text:p>1, 0.497481 </text:p>
          </table:table-cell>
          <table:table-cell table:formula="of:=MID([.I783];1;1)" office:value-type="string" office:string-value="1">
            <text:p>1</text:p>
          </table:table-cell>
          <table:table-cell table:formula="of:=MID([.I783];4;6)" office:value-type="string" office:string-value="0.4974">
            <text:p>0.4974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784]&gt;[.$E$1];1;0)" office:value-type="float" office:value="0">
            <text:p>0</text:p>
          </table:table-cell>
          <table:table-cell table:formula="of:=ABS([.A784]-[.C784])" office:value-type="float" office:value="0">
            <text:p>0</text:p>
          </table:table-cell>
          <table:table-cell table:number-columns-repeated="4"/>
          <table:table-cell table:style-name="ce4" office:value-type="string">
            <text:p>0, 0.25935 </text:p>
          </table:table-cell>
          <table:table-cell table:formula="of:=MID([.I784];1;1)" office:value-type="string" office:string-value="0">
            <text:p>0</text:p>
          </table:table-cell>
          <table:table-cell table:formula="of:=MID([.I784];4;6)" office:value-type="string" office:string-value="0.2593">
            <text:p>0.2593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785]&gt;[.$E$1];1;0)" office:value-type="float" office:value="0">
            <text:p>0</text:p>
          </table:table-cell>
          <table:table-cell table:formula="of:=ABS([.A785]-[.C785])" office:value-type="float" office:value="0">
            <text:p>0</text:p>
          </table:table-cell>
          <table:table-cell table:number-columns-repeated="4"/>
          <table:table-cell table:style-name="ce4" office:value-type="string">
            <text:p>0, 0.741868 </text:p>
          </table:table-cell>
          <table:table-cell table:formula="of:=MID([.I785];1;1)" office:value-type="string" office:string-value="0">
            <text:p>0</text:p>
          </table:table-cell>
          <table:table-cell table:formula="of:=MID([.I785];4;6)" office:value-type="string" office:string-value="0.7418">
            <text:p>0.7418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786]&gt;[.$E$1];1;0)" office:value-type="float" office:value="0">
            <text:p>0</text:p>
          </table:table-cell>
          <table:table-cell table:formula="of:=ABS([.A786]-[.C786])" office:value-type="float" office:value="1">
            <text:p>1</text:p>
          </table:table-cell>
          <table:table-cell table:number-columns-repeated="4"/>
          <table:table-cell table:style-name="ce4" office:value-type="string">
            <text:p>1, 0.651358 </text:p>
          </table:table-cell>
          <table:table-cell table:formula="of:=MID([.I786];1;1)" office:value-type="string" office:string-value="1">
            <text:p>1</text:p>
          </table:table-cell>
          <table:table-cell table:formula="of:=MID([.I786];4;6)" office:value-type="string" office:string-value="0.6513">
            <text:p>0.6513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787]&gt;[.$E$1];1;0)" office:value-type="float" office:value="0">
            <text:p>0</text:p>
          </table:table-cell>
          <table:table-cell table:formula="of:=ABS([.A787]-[.C787])" office:value-type="float" office:value="0">
            <text:p>0</text:p>
          </table:table-cell>
          <table:table-cell table:number-columns-repeated="4"/>
          <table:table-cell table:style-name="ce4" office:value-type="string">
            <text:p>0, 0.786369 </text:p>
          </table:table-cell>
          <table:table-cell table:formula="of:=MID([.I787];1;1)" office:value-type="string" office:string-value="0">
            <text:p>0</text:p>
          </table:table-cell>
          <table:table-cell table:formula="of:=MID([.I787];4;6)" office:value-type="string" office:string-value="0.7863">
            <text:p>0.7863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788]&gt;[.$E$1];1;0)" office:value-type="float" office:value="0">
            <text:p>0</text:p>
          </table:table-cell>
          <table:table-cell table:formula="of:=ABS([.A788]-[.C788])" office:value-type="float" office:value="1">
            <text:p>1</text:p>
          </table:table-cell>
          <table:table-cell table:number-columns-repeated="4"/>
          <table:table-cell table:style-name="ce4" office:value-type="string">
            <text:p>1, 0.629248 </text:p>
          </table:table-cell>
          <table:table-cell table:formula="of:=MID([.I788];1;1)" office:value-type="string" office:string-value="1">
            <text:p>1</text:p>
          </table:table-cell>
          <table:table-cell table:formula="of:=MID([.I788];4;6)" office:value-type="string" office:string-value="0.6292">
            <text:p>0.6292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789]&gt;[.$E$1];1;0)" office:value-type="float" office:value="0">
            <text:p>0</text:p>
          </table:table-cell>
          <table:table-cell table:formula="of:=ABS([.A789]-[.C789])" office:value-type="float" office:value="0">
            <text:p>0</text:p>
          </table:table-cell>
          <table:table-cell table:number-columns-repeated="4"/>
          <table:table-cell table:style-name="ce4" office:value-type="string">
            <text:p>0, 0.886106 </text:p>
          </table:table-cell>
          <table:table-cell table:formula="of:=MID([.I789];1;1)" office:value-type="string" office:string-value="0">
            <text:p>0</text:p>
          </table:table-cell>
          <table:table-cell table:formula="of:=MID([.I789];4;6)" office:value-type="string" office:string-value="0.8861">
            <text:p>0.8861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790]&gt;[.$E$1];1;0)" office:value-type="float" office:value="0">
            <text:p>0</text:p>
          </table:table-cell>
          <table:table-cell table:formula="of:=ABS([.A790]-[.C790])" office:value-type="float" office:value="1">
            <text:p>1</text:p>
          </table:table-cell>
          <table:table-cell table:number-columns-repeated="4"/>
          <table:table-cell table:style-name="ce4" office:value-type="string">
            <text:p>1, 0.819385 </text:p>
          </table:table-cell>
          <table:table-cell table:formula="of:=MID([.I790];1;1)" office:value-type="string" office:string-value="1">
            <text:p>1</text:p>
          </table:table-cell>
          <table:table-cell table:formula="of:=MID([.I790];4;6)" office:value-type="string" office:string-value="0.8193">
            <text:p>0.8193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791]&gt;[.$E$1];1;0)" office:value-type="float" office:value="0">
            <text:p>0</text:p>
          </table:table-cell>
          <table:table-cell table:formula="of:=ABS([.A791]-[.C791])" office:value-type="float" office:value="1">
            <text:p>1</text:p>
          </table:table-cell>
          <table:table-cell table:number-columns-repeated="4"/>
          <table:table-cell table:style-name="ce4" office:value-type="string">
            <text:p>1, 0.909703 </text:p>
          </table:table-cell>
          <table:table-cell table:formula="of:=MID([.I791];1;1)" office:value-type="string" office:string-value="1">
            <text:p>1</text:p>
          </table:table-cell>
          <table:table-cell table:formula="of:=MID([.I791];4;6)" office:value-type="string" office:string-value="0.9097">
            <text:p>0.9097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792]&gt;[.$E$1];1;0)" office:value-type="float" office:value="0">
            <text:p>0</text:p>
          </table:table-cell>
          <table:table-cell table:formula="of:=ABS([.A792]-[.C792])" office:value-type="float" office:value="1">
            <text:p>1</text:p>
          </table:table-cell>
          <table:table-cell table:number-columns-repeated="4"/>
          <table:table-cell table:style-name="ce4" office:value-type="string">
            <text:p>1, 0.666262 </text:p>
          </table:table-cell>
          <table:table-cell table:formula="of:=MID([.I792];1;1)" office:value-type="string" office:string-value="1">
            <text:p>1</text:p>
          </table:table-cell>
          <table:table-cell table:formula="of:=MID([.I792];4;6)" office:value-type="string" office:string-value="0.6662">
            <text:p>0.6662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793]&gt;[.$E$1];1;0)" office:value-type="float" office:value="0">
            <text:p>0</text:p>
          </table:table-cell>
          <table:table-cell table:formula="of:=ABS([.A793]-[.C793])" office:value-type="float" office:value="0">
            <text:p>0</text:p>
          </table:table-cell>
          <table:table-cell table:number-columns-repeated="4"/>
          <table:table-cell table:style-name="ce4" office:value-type="string">
            <text:p>0, 0.797952 </text:p>
          </table:table-cell>
          <table:table-cell table:formula="of:=MID([.I793];1;1)" office:value-type="string" office:string-value="0">
            <text:p>0</text:p>
          </table:table-cell>
          <table:table-cell table:formula="of:=MID([.I793];4;6)" office:value-type="string" office:string-value="0.7979">
            <text:p>0.7979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794]&gt;[.$E$1];1;0)" office:value-type="float" office:value="0">
            <text:p>0</text:p>
          </table:table-cell>
          <table:table-cell table:formula="of:=ABS([.A794]-[.C794])" office:value-type="float" office:value="1">
            <text:p>1</text:p>
          </table:table-cell>
          <table:table-cell table:number-columns-repeated="4"/>
          <table:table-cell table:style-name="ce4" office:value-type="string">
            <text:p>1, 0.594543 </text:p>
          </table:table-cell>
          <table:table-cell table:formula="of:=MID([.I794];1;1)" office:value-type="string" office:string-value="1">
            <text:p>1</text:p>
          </table:table-cell>
          <table:table-cell table:formula="of:=MID([.I794];4;6)" office:value-type="string" office:string-value="0.5945">
            <text:p>0.5945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795]&gt;[.$E$1];1;0)" office:value-type="float" office:value="0">
            <text:p>0</text:p>
          </table:table-cell>
          <table:table-cell table:formula="of:=ABS([.A795]-[.C795])" office:value-type="float" office:value="1">
            <text:p>1</text:p>
          </table:table-cell>
          <table:table-cell table:number-columns-repeated="4"/>
          <table:table-cell table:style-name="ce4" office:value-type="string">
            <text:p>1, 0.503811 </text:p>
          </table:table-cell>
          <table:table-cell table:formula="of:=MID([.I795];1;1)" office:value-type="string" office:string-value="1">
            <text:p>1</text:p>
          </table:table-cell>
          <table:table-cell table:formula="of:=MID([.I795];4;6)" office:value-type="string" office:string-value="0.5038">
            <text:p>0.5038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796]&gt;[.$E$1];1;0)" office:value-type="float" office:value="0">
            <text:p>0</text:p>
          </table:table-cell>
          <table:table-cell table:formula="of:=ABS([.A796]-[.C796])" office:value-type="float" office:value="1">
            <text:p>1</text:p>
          </table:table-cell>
          <table:table-cell table:number-columns-repeated="4"/>
          <table:table-cell table:style-name="ce4" office:value-type="string">
            <text:p>1, 0.702694 </text:p>
          </table:table-cell>
          <table:table-cell table:formula="of:=MID([.I796];1;1)" office:value-type="string" office:string-value="1">
            <text:p>1</text:p>
          </table:table-cell>
          <table:table-cell table:formula="of:=MID([.I796];4;6)" office:value-type="string" office:string-value="0.7026">
            <text:p>0.7026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797]&gt;[.$E$1];1;0)" office:value-type="float" office:value="0">
            <text:p>0</text:p>
          </table:table-cell>
          <table:table-cell table:formula="of:=ABS([.A797]-[.C797])" office:value-type="float" office:value="0">
            <text:p>0</text:p>
          </table:table-cell>
          <table:table-cell table:number-columns-repeated="4"/>
          <table:table-cell table:style-name="ce4" office:value-type="string">
            <text:p>0, 0.561086 </text:p>
          </table:table-cell>
          <table:table-cell table:formula="of:=MID([.I797];1;1)" office:value-type="string" office:string-value="0">
            <text:p>0</text:p>
          </table:table-cell>
          <table:table-cell table:formula="of:=MID([.I797];4;6)" office:value-type="string" office:string-value="0.5610">
            <text:p>0.5610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798]&gt;[.$E$1];1;0)" office:value-type="float" office:value="0">
            <text:p>0</text:p>
          </table:table-cell>
          <table:table-cell table:formula="of:=ABS([.A798]-[.C798])" office:value-type="float" office:value="0">
            <text:p>0</text:p>
          </table:table-cell>
          <table:table-cell table:number-columns-repeated="4"/>
          <table:table-cell table:style-name="ce4" office:value-type="string">
            <text:p>0, 0.648696 </text:p>
          </table:table-cell>
          <table:table-cell table:formula="of:=MID([.I798];1;1)" office:value-type="string" office:string-value="0">
            <text:p>0</text:p>
          </table:table-cell>
          <table:table-cell table:formula="of:=MID([.I798];4;6)" office:value-type="string" office:string-value="0.6486">
            <text:p>0.6486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799]&gt;[.$E$1];1;0)" office:value-type="float" office:value="0">
            <text:p>0</text:p>
          </table:table-cell>
          <table:table-cell table:formula="of:=ABS([.A799]-[.C799])" office:value-type="float" office:value="1">
            <text:p>1</text:p>
          </table:table-cell>
          <table:table-cell table:number-columns-repeated="4"/>
          <table:table-cell table:style-name="ce4" office:value-type="string">
            <text:p>1, 0.87916 </text:p>
          </table:table-cell>
          <table:table-cell table:formula="of:=MID([.I799];1;1)" office:value-type="string" office:string-value="1">
            <text:p>1</text:p>
          </table:table-cell>
          <table:table-cell table:formula="of:=MID([.I799];4;6)" office:value-type="string" office:string-value="0.8791">
            <text:p>0.8791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800]&gt;[.$E$1];1;0)" office:value-type="float" office:value="0">
            <text:p>0</text:p>
          </table:table-cell>
          <table:table-cell table:formula="of:=ABS([.A800]-[.C800])" office:value-type="float" office:value="1">
            <text:p>1</text:p>
          </table:table-cell>
          <table:table-cell table:number-columns-repeated="4"/>
          <table:table-cell table:style-name="ce4" office:value-type="string">
            <text:p>1, 0.681293 </text:p>
          </table:table-cell>
          <table:table-cell table:formula="of:=MID([.I800];1;1)" office:value-type="string" office:string-value="1">
            <text:p>1</text:p>
          </table:table-cell>
          <table:table-cell table:formula="of:=MID([.I800];4;6)" office:value-type="string" office:string-value="0.6812">
            <text:p>0.6812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801]&gt;[.$E$1];1;0)" office:value-type="float" office:value="0">
            <text:p>0</text:p>
          </table:table-cell>
          <table:table-cell table:formula="of:=ABS([.A801]-[.C801])" office:value-type="float" office:value="1">
            <text:p>1</text:p>
          </table:table-cell>
          <table:table-cell table:number-columns-repeated="4"/>
          <table:table-cell table:style-name="ce4" office:value-type="string">
            <text:p>1, 0.431122 </text:p>
          </table:table-cell>
          <table:table-cell table:formula="of:=MID([.I801];1;1)" office:value-type="string" office:string-value="1">
            <text:p>1</text:p>
          </table:table-cell>
          <table:table-cell table:formula="of:=MID([.I801];4;6)" office:value-type="string" office:string-value="0.4311">
            <text:p>0.4311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802]&gt;[.$E$1];1;0)" office:value-type="float" office:value="0">
            <text:p>0</text:p>
          </table:table-cell>
          <table:table-cell table:formula="of:=ABS([.A802]-[.C802])" office:value-type="float" office:value="1">
            <text:p>1</text:p>
          </table:table-cell>
          <table:table-cell table:number-columns-repeated="4"/>
          <table:table-cell table:style-name="ce4" office:value-type="string">
            <text:p>1, 0.798019 </text:p>
          </table:table-cell>
          <table:table-cell table:formula="of:=MID([.I802];1;1)" office:value-type="string" office:string-value="1">
            <text:p>1</text:p>
          </table:table-cell>
          <table:table-cell table:formula="of:=MID([.I802];4;6)" office:value-type="string" office:string-value="0.7980">
            <text:p>0.7980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803]&gt;[.$E$1];1;0)" office:value-type="float" office:value="0">
            <text:p>0</text:p>
          </table:table-cell>
          <table:table-cell table:formula="of:=ABS([.A803]-[.C803])" office:value-type="float" office:value="1">
            <text:p>1</text:p>
          </table:table-cell>
          <table:table-cell table:number-columns-repeated="4"/>
          <table:table-cell table:style-name="ce4" office:value-type="string">
            <text:p>1, 0.668604 </text:p>
          </table:table-cell>
          <table:table-cell table:formula="of:=MID([.I803];1;1)" office:value-type="string" office:string-value="1">
            <text:p>1</text:p>
          </table:table-cell>
          <table:table-cell table:formula="of:=MID([.I803];4;6)" office:value-type="string" office:string-value="0.6686">
            <text:p>0.6686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804]&gt;[.$E$1];1;0)" office:value-type="float" office:value="0">
            <text:p>0</text:p>
          </table:table-cell>
          <table:table-cell table:formula="of:=ABS([.A804]-[.C804])" office:value-type="float" office:value="1">
            <text:p>1</text:p>
          </table:table-cell>
          <table:table-cell table:number-columns-repeated="4"/>
          <table:table-cell table:style-name="ce4" office:value-type="string">
            <text:p>1, 0.590672 </text:p>
          </table:table-cell>
          <table:table-cell table:formula="of:=MID([.I804];1;1)" office:value-type="string" office:string-value="1">
            <text:p>1</text:p>
          </table:table-cell>
          <table:table-cell table:formula="of:=MID([.I804];4;6)" office:value-type="string" office:string-value="0.5906">
            <text:p>0.5906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805]&gt;[.$E$1];1;0)" office:value-type="float" office:value="0">
            <text:p>0</text:p>
          </table:table-cell>
          <table:table-cell table:formula="of:=ABS([.A805]-[.C805])" office:value-type="float" office:value="1">
            <text:p>1</text:p>
          </table:table-cell>
          <table:table-cell table:number-columns-repeated="4"/>
          <table:table-cell table:style-name="ce4" office:value-type="string">
            <text:p>1, 0.593563 </text:p>
          </table:table-cell>
          <table:table-cell table:formula="of:=MID([.I805];1;1)" office:value-type="string" office:string-value="1">
            <text:p>1</text:p>
          </table:table-cell>
          <table:table-cell table:formula="of:=MID([.I805];4;6)" office:value-type="string" office:string-value="0.5935">
            <text:p>0.5935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806]&gt;[.$E$1];1;0)" office:value-type="float" office:value="0">
            <text:p>0</text:p>
          </table:table-cell>
          <table:table-cell table:formula="of:=ABS([.A806]-[.C806])" office:value-type="float" office:value="1">
            <text:p>1</text:p>
          </table:table-cell>
          <table:table-cell table:number-columns-repeated="4"/>
          <table:table-cell table:style-name="ce4" office:value-type="string">
            <text:p>1, 0.684825 </text:p>
          </table:table-cell>
          <table:table-cell table:formula="of:=MID([.I806];1;1)" office:value-type="string" office:string-value="1">
            <text:p>1</text:p>
          </table:table-cell>
          <table:table-cell table:formula="of:=MID([.I806];4;6)" office:value-type="string" office:string-value="0.6848">
            <text:p>0.6848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807]&gt;[.$E$1];1;0)" office:value-type="float" office:value="0">
            <text:p>0</text:p>
          </table:table-cell>
          <table:table-cell table:formula="of:=ABS([.A807]-[.C807])" office:value-type="float" office:value="1">
            <text:p>1</text:p>
          </table:table-cell>
          <table:table-cell table:number-columns-repeated="4"/>
          <table:table-cell table:style-name="ce4" office:value-type="string">
            <text:p>1, 0.945782 </text:p>
          </table:table-cell>
          <table:table-cell table:formula="of:=MID([.I807];1;1)" office:value-type="string" office:string-value="1">
            <text:p>1</text:p>
          </table:table-cell>
          <table:table-cell table:formula="of:=MID([.I807];4;6)" office:value-type="string" office:string-value="0.9457">
            <text:p>0.9457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808]&gt;[.$E$1];1;0)" office:value-type="float" office:value="0">
            <text:p>0</text:p>
          </table:table-cell>
          <table:table-cell table:formula="of:=ABS([.A808]-[.C808])" office:value-type="float" office:value="1">
            <text:p>1</text:p>
          </table:table-cell>
          <table:table-cell table:number-columns-repeated="4"/>
          <table:table-cell table:style-name="ce4" office:value-type="string">
            <text:p>1, 0.491099 </text:p>
          </table:table-cell>
          <table:table-cell table:formula="of:=MID([.I808];1;1)" office:value-type="string" office:string-value="1">
            <text:p>1</text:p>
          </table:table-cell>
          <table:table-cell table:formula="of:=MID([.I808];4;6)" office:value-type="string" office:string-value="0.4910">
            <text:p>0.4910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809]&gt;[.$E$1];1;0)" office:value-type="float" office:value="0">
            <text:p>0</text:p>
          </table:table-cell>
          <table:table-cell table:formula="of:=ABS([.A809]-[.C809])" office:value-type="float" office:value="1">
            <text:p>1</text:p>
          </table:table-cell>
          <table:table-cell table:number-columns-repeated="4"/>
          <table:table-cell table:style-name="ce4" office:value-type="string">
            <text:p>1, 0.589551 </text:p>
          </table:table-cell>
          <table:table-cell table:formula="of:=MID([.I809];1;1)" office:value-type="string" office:string-value="1">
            <text:p>1</text:p>
          </table:table-cell>
          <table:table-cell table:formula="of:=MID([.I809];4;6)" office:value-type="string" office:string-value="0.5895">
            <text:p>0.5895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810]&gt;[.$E$1];1;0)" office:value-type="float" office:value="0">
            <text:p>0</text:p>
          </table:table-cell>
          <table:table-cell table:formula="of:=ABS([.A810]-[.C810])" office:value-type="float" office:value="1">
            <text:p>1</text:p>
          </table:table-cell>
          <table:table-cell table:number-columns-repeated="4"/>
          <table:table-cell table:style-name="ce4" office:value-type="string">
            <text:p>1, 0.623695 </text:p>
          </table:table-cell>
          <table:table-cell table:formula="of:=MID([.I810];1;1)" office:value-type="string" office:string-value="1">
            <text:p>1</text:p>
          </table:table-cell>
          <table:table-cell table:formula="of:=MID([.I810];4;6)" office:value-type="string" office:string-value="0.6236">
            <text:p>0.6236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811]&gt;[.$E$1];1;0)" office:value-type="float" office:value="0">
            <text:p>0</text:p>
          </table:table-cell>
          <table:table-cell table:formula="of:=ABS([.A811]-[.C811])" office:value-type="float" office:value="1">
            <text:p>1</text:p>
          </table:table-cell>
          <table:table-cell table:number-columns-repeated="4"/>
          <table:table-cell table:style-name="ce4" office:value-type="string">
            <text:p>1, 0.7132 </text:p>
          </table:table-cell>
          <table:table-cell table:formula="of:=MID([.I811];1;1)" office:value-type="string" office:string-value="1">
            <text:p>1</text:p>
          </table:table-cell>
          <table:table-cell table:formula="of:=MID([.I811];4;6)" office:value-type="string" office:string-value="0.7132">
            <text:p>0.7132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812]&gt;[.$E$1];1;0)" office:value-type="float" office:value="0">
            <text:p>0</text:p>
          </table:table-cell>
          <table:table-cell table:formula="of:=ABS([.A812]-[.C812])" office:value-type="float" office:value="1">
            <text:p>1</text:p>
          </table:table-cell>
          <table:table-cell table:number-columns-repeated="4"/>
          <table:table-cell table:style-name="ce4" office:value-type="string">
            <text:p>1, 0.824409 </text:p>
          </table:table-cell>
          <table:table-cell table:formula="of:=MID([.I812];1;1)" office:value-type="string" office:string-value="1">
            <text:p>1</text:p>
          </table:table-cell>
          <table:table-cell table:formula="of:=MID([.I812];4;6)" office:value-type="string" office:string-value="0.8244">
            <text:p>0.8244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813]&gt;[.$E$1];1;0)" office:value-type="float" office:value="0">
            <text:p>0</text:p>
          </table:table-cell>
          <table:table-cell table:formula="of:=ABS([.A813]-[.C813])" office:value-type="float" office:value="1">
            <text:p>1</text:p>
          </table:table-cell>
          <table:table-cell table:number-columns-repeated="4"/>
          <table:table-cell table:style-name="ce4" office:value-type="string">
            <text:p>1, 0.584009 </text:p>
          </table:table-cell>
          <table:table-cell table:formula="of:=MID([.I813];1;1)" office:value-type="string" office:string-value="1">
            <text:p>1</text:p>
          </table:table-cell>
          <table:table-cell table:formula="of:=MID([.I813];4;6)" office:value-type="string" office:string-value="0.5840">
            <text:p>0.5840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814]&gt;[.$E$1];1;0)" office:value-type="float" office:value="0">
            <text:p>0</text:p>
          </table:table-cell>
          <table:table-cell table:formula="of:=ABS([.A814]-[.C814])" office:value-type="float" office:value="1">
            <text:p>1</text:p>
          </table:table-cell>
          <table:table-cell table:number-columns-repeated="4"/>
          <table:table-cell table:style-name="ce4" office:value-type="string">
            <text:p>1, 0.341346 </text:p>
          </table:table-cell>
          <table:table-cell table:formula="of:=MID([.I814];1;1)" office:value-type="string" office:string-value="1">
            <text:p>1</text:p>
          </table:table-cell>
          <table:table-cell table:formula="of:=MID([.I814];4;6)" office:value-type="string" office:string-value="0.3413">
            <text:p>0.3413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815]&gt;[.$E$1];1;0)" office:value-type="float" office:value="0">
            <text:p>0</text:p>
          </table:table-cell>
          <table:table-cell table:formula="of:=ABS([.A815]-[.C815])" office:value-type="float" office:value="1">
            <text:p>1</text:p>
          </table:table-cell>
          <table:table-cell table:number-columns-repeated="4"/>
          <table:table-cell table:style-name="ce4" office:value-type="string">
            <text:p>1, 0.601225 </text:p>
          </table:table-cell>
          <table:table-cell table:formula="of:=MID([.I815];1;1)" office:value-type="string" office:string-value="1">
            <text:p>1</text:p>
          </table:table-cell>
          <table:table-cell table:formula="of:=MID([.I815];4;6)" office:value-type="string" office:string-value="0.6012">
            <text:p>0.6012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816]&gt;[.$E$1];1;0)" office:value-type="float" office:value="0">
            <text:p>0</text:p>
          </table:table-cell>
          <table:table-cell table:formula="of:=ABS([.A816]-[.C816])" office:value-type="float" office:value="1">
            <text:p>1</text:p>
          </table:table-cell>
          <table:table-cell table:number-columns-repeated="4"/>
          <table:table-cell table:style-name="ce4" office:value-type="string">
            <text:p>1, 0.862084 </text:p>
          </table:table-cell>
          <table:table-cell table:formula="of:=MID([.I816];1;1)" office:value-type="string" office:string-value="1">
            <text:p>1</text:p>
          </table:table-cell>
          <table:table-cell table:formula="of:=MID([.I816];4;6)" office:value-type="string" office:string-value="0.8620">
            <text:p>0.8620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817]&gt;[.$E$1];1;0)" office:value-type="float" office:value="0">
            <text:p>0</text:p>
          </table:table-cell>
          <table:table-cell table:formula="of:=ABS([.A817]-[.C817])" office:value-type="float" office:value="1">
            <text:p>1</text:p>
          </table:table-cell>
          <table:table-cell table:number-columns-repeated="4"/>
          <table:table-cell table:style-name="ce4" office:value-type="string">
            <text:p>1, 0.674101 </text:p>
          </table:table-cell>
          <table:table-cell table:formula="of:=MID([.I817];1;1)" office:value-type="string" office:string-value="1">
            <text:p>1</text:p>
          </table:table-cell>
          <table:table-cell table:formula="of:=MID([.I817];4;6)" office:value-type="string" office:string-value="0.6741">
            <text:p>0.6741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818]&gt;[.$E$1];1;0)" office:value-type="float" office:value="0">
            <text:p>0</text:p>
          </table:table-cell>
          <table:table-cell table:formula="of:=ABS([.A818]-[.C818])" office:value-type="float" office:value="1">
            <text:p>1</text:p>
          </table:table-cell>
          <table:table-cell table:number-columns-repeated="4"/>
          <table:table-cell table:style-name="ce4" office:value-type="string">
            <text:p>1, 0.361473 </text:p>
          </table:table-cell>
          <table:table-cell table:formula="of:=MID([.I818];1;1)" office:value-type="string" office:string-value="1">
            <text:p>1</text:p>
          </table:table-cell>
          <table:table-cell table:formula="of:=MID([.I818];4;6)" office:value-type="string" office:string-value="0.3614">
            <text:p>0.3614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819]&gt;[.$E$1];1;0)" office:value-type="float" office:value="0">
            <text:p>0</text:p>
          </table:table-cell>
          <table:table-cell table:formula="of:=ABS([.A819]-[.C819])" office:value-type="float" office:value="1">
            <text:p>1</text:p>
          </table:table-cell>
          <table:table-cell table:number-columns-repeated="4"/>
          <table:table-cell table:style-name="ce4" office:value-type="string">
            <text:p>1, 0.626373 </text:p>
          </table:table-cell>
          <table:table-cell table:formula="of:=MID([.I819];1;1)" office:value-type="string" office:string-value="1">
            <text:p>1</text:p>
          </table:table-cell>
          <table:table-cell table:formula="of:=MID([.I819];4;6)" office:value-type="string" office:string-value="0.6263">
            <text:p>0.6263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820]&gt;[.$E$1];1;0)" office:value-type="float" office:value="0">
            <text:p>0</text:p>
          </table:table-cell>
          <table:table-cell table:formula="of:=ABS([.A820]-[.C820])" office:value-type="float" office:value="1">
            <text:p>1</text:p>
          </table:table-cell>
          <table:table-cell table:number-columns-repeated="4"/>
          <table:table-cell table:style-name="ce4" office:value-type="string">
            <text:p>1, 0.617901 </text:p>
          </table:table-cell>
          <table:table-cell table:formula="of:=MID([.I820];1;1)" office:value-type="string" office:string-value="1">
            <text:p>1</text:p>
          </table:table-cell>
          <table:table-cell table:formula="of:=MID([.I820];4;6)" office:value-type="string" office:string-value="0.6179">
            <text:p>0.6179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821]&gt;[.$E$1];1;0)" office:value-type="float" office:value="0">
            <text:p>0</text:p>
          </table:table-cell>
          <table:table-cell table:formula="of:=ABS([.A821]-[.C821])" office:value-type="float" office:value="1">
            <text:p>1</text:p>
          </table:table-cell>
          <table:table-cell table:number-columns-repeated="4"/>
          <table:table-cell table:style-name="ce4" office:value-type="string">
            <text:p>1, 0.705207 </text:p>
          </table:table-cell>
          <table:table-cell table:formula="of:=MID([.I821];1;1)" office:value-type="string" office:string-value="1">
            <text:p>1</text:p>
          </table:table-cell>
          <table:table-cell table:formula="of:=MID([.I821];4;6)" office:value-type="string" office:string-value="0.7052">
            <text:p>0.7052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822]&gt;[.$E$1];1;0)" office:value-type="float" office:value="0">
            <text:p>0</text:p>
          </table:table-cell>
          <table:table-cell table:formula="of:=ABS([.A822]-[.C822])" office:value-type="float" office:value="1">
            <text:p>1</text:p>
          </table:table-cell>
          <table:table-cell table:number-columns-repeated="4"/>
          <table:table-cell table:style-name="ce4" office:value-type="string">
            <text:p>1, 0.682534 </text:p>
          </table:table-cell>
          <table:table-cell table:formula="of:=MID([.I822];1;1)" office:value-type="string" office:string-value="1">
            <text:p>1</text:p>
          </table:table-cell>
          <table:table-cell table:formula="of:=MID([.I822];4;6)" office:value-type="string" office:string-value="0.6825">
            <text:p>0.6825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823]&gt;[.$E$1];1;0)" office:value-type="float" office:value="0">
            <text:p>0</text:p>
          </table:table-cell>
          <table:table-cell table:formula="of:=ABS([.A823]-[.C823])" office:value-type="float" office:value="1">
            <text:p>1</text:p>
          </table:table-cell>
          <table:table-cell table:number-columns-repeated="4"/>
          <table:table-cell table:style-name="ce4" office:value-type="string">
            <text:p>1, 0.664963 </text:p>
          </table:table-cell>
          <table:table-cell table:formula="of:=MID([.I823];1;1)" office:value-type="string" office:string-value="1">
            <text:p>1</text:p>
          </table:table-cell>
          <table:table-cell table:formula="of:=MID([.I823];4;6)" office:value-type="string" office:string-value="0.6649">
            <text:p>0.6649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824]&gt;[.$E$1];1;0)" office:value-type="float" office:value="0">
            <text:p>0</text:p>
          </table:table-cell>
          <table:table-cell table:formula="of:=ABS([.A824]-[.C824])" office:value-type="float" office:value="1">
            <text:p>1</text:p>
          </table:table-cell>
          <table:table-cell table:number-columns-repeated="4"/>
          <table:table-cell table:style-name="ce4" office:value-type="string">
            <text:p>1, 0.786861 </text:p>
          </table:table-cell>
          <table:table-cell table:formula="of:=MID([.I824];1;1)" office:value-type="string" office:string-value="1">
            <text:p>1</text:p>
          </table:table-cell>
          <table:table-cell table:formula="of:=MID([.I824];4;6)" office:value-type="string" office:string-value="0.7868">
            <text:p>0.7868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825]&gt;[.$E$1];1;0)" office:value-type="float" office:value="0">
            <text:p>0</text:p>
          </table:table-cell>
          <table:table-cell table:formula="of:=ABS([.A825]-[.C825])" office:value-type="float" office:value="0">
            <text:p>0</text:p>
          </table:table-cell>
          <table:table-cell table:number-columns-repeated="4"/>
          <table:table-cell table:style-name="ce4" office:value-type="string">
            <text:p>0, 0.562176 </text:p>
          </table:table-cell>
          <table:table-cell table:formula="of:=MID([.I825];1;1)" office:value-type="string" office:string-value="0">
            <text:p>0</text:p>
          </table:table-cell>
          <table:table-cell table:formula="of:=MID([.I825];4;6)" office:value-type="string" office:string-value="0.5621">
            <text:p>0.5621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826]&gt;[.$E$1];1;0)" office:value-type="float" office:value="0">
            <text:p>0</text:p>
          </table:table-cell>
          <table:table-cell table:formula="of:=ABS([.A826]-[.C826])" office:value-type="float" office:value="1">
            <text:p>1</text:p>
          </table:table-cell>
          <table:table-cell table:number-columns-repeated="4"/>
          <table:table-cell table:style-name="ce4" office:value-type="string">
            <text:p>1, 0.683192 </text:p>
          </table:table-cell>
          <table:table-cell table:formula="of:=MID([.I826];1;1)" office:value-type="string" office:string-value="1">
            <text:p>1</text:p>
          </table:table-cell>
          <table:table-cell table:formula="of:=MID([.I826];4;6)" office:value-type="string" office:string-value="0.6831">
            <text:p>0.6831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827]&gt;[.$E$1];1;0)" office:value-type="float" office:value="0">
            <text:p>0</text:p>
          </table:table-cell>
          <table:table-cell table:formula="of:=ABS([.A827]-[.C827])" office:value-type="float" office:value="1">
            <text:p>1</text:p>
          </table:table-cell>
          <table:table-cell table:number-columns-repeated="4"/>
          <table:table-cell table:style-name="ce4" office:value-type="string">
            <text:p>1, 0.659118 </text:p>
          </table:table-cell>
          <table:table-cell table:formula="of:=MID([.I827];1;1)" office:value-type="string" office:string-value="1">
            <text:p>1</text:p>
          </table:table-cell>
          <table:table-cell table:formula="of:=MID([.I827];4;6)" office:value-type="string" office:string-value="0.6591">
            <text:p>0.6591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828]&gt;[.$E$1];1;0)" office:value-type="float" office:value="0">
            <text:p>0</text:p>
          </table:table-cell>
          <table:table-cell table:formula="of:=ABS([.A828]-[.C828])" office:value-type="float" office:value="1">
            <text:p>1</text:p>
          </table:table-cell>
          <table:table-cell table:number-columns-repeated="4"/>
          <table:table-cell table:style-name="ce4" office:value-type="string">
            <text:p>1, 0.696793 </text:p>
          </table:table-cell>
          <table:table-cell table:formula="of:=MID([.I828];1;1)" office:value-type="string" office:string-value="1">
            <text:p>1</text:p>
          </table:table-cell>
          <table:table-cell table:formula="of:=MID([.I828];4;6)" office:value-type="string" office:string-value="0.6967">
            <text:p>0.6967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829]&gt;[.$E$1];1;0)" office:value-type="float" office:value="0">
            <text:p>0</text:p>
          </table:table-cell>
          <table:table-cell table:formula="of:=ABS([.A829]-[.C829])" office:value-type="float" office:value="1">
            <text:p>1</text:p>
          </table:table-cell>
          <table:table-cell table:number-columns-repeated="4"/>
          <table:table-cell table:style-name="ce4" office:value-type="string">
            <text:p>1, 0.696951 </text:p>
          </table:table-cell>
          <table:table-cell table:formula="of:=MID([.I829];1;1)" office:value-type="string" office:string-value="1">
            <text:p>1</text:p>
          </table:table-cell>
          <table:table-cell table:formula="of:=MID([.I829];4;6)" office:value-type="string" office:string-value="0.6969">
            <text:p>0.6969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830]&gt;[.$E$1];1;0)" office:value-type="float" office:value="0">
            <text:p>0</text:p>
          </table:table-cell>
          <table:table-cell table:formula="of:=ABS([.A830]-[.C830])" office:value-type="float" office:value="1">
            <text:p>1</text:p>
          </table:table-cell>
          <table:table-cell table:number-columns-repeated="4"/>
          <table:table-cell table:style-name="ce4" office:value-type="string">
            <text:p>1, 0.464774 </text:p>
          </table:table-cell>
          <table:table-cell table:formula="of:=MID([.I830];1;1)" office:value-type="string" office:string-value="1">
            <text:p>1</text:p>
          </table:table-cell>
          <table:table-cell table:formula="of:=MID([.I830];4;6)" office:value-type="string" office:string-value="0.4647">
            <text:p>0.4647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831]&gt;[.$E$1];1;0)" office:value-type="float" office:value="0">
            <text:p>0</text:p>
          </table:table-cell>
          <table:table-cell table:formula="of:=ABS([.A831]-[.C831])" office:value-type="float" office:value="1">
            <text:p>1</text:p>
          </table:table-cell>
          <table:table-cell table:number-columns-repeated="4"/>
          <table:table-cell table:style-name="ce4" office:value-type="string">
            <text:p>1, 0.496666 </text:p>
          </table:table-cell>
          <table:table-cell table:formula="of:=MID([.I831];1;1)" office:value-type="string" office:string-value="1">
            <text:p>1</text:p>
          </table:table-cell>
          <table:table-cell table:formula="of:=MID([.I831];4;6)" office:value-type="string" office:string-value="0.4966">
            <text:p>0.4966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832]&gt;[.$E$1];1;0)" office:value-type="float" office:value="0">
            <text:p>0</text:p>
          </table:table-cell>
          <table:table-cell table:formula="of:=ABS([.A832]-[.C832])" office:value-type="float" office:value="1">
            <text:p>1</text:p>
          </table:table-cell>
          <table:table-cell table:number-columns-repeated="4"/>
          <table:table-cell table:style-name="ce4" office:value-type="string">
            <text:p>1, 0.778103 </text:p>
          </table:table-cell>
          <table:table-cell table:formula="of:=MID([.I832];1;1)" office:value-type="string" office:string-value="1">
            <text:p>1</text:p>
          </table:table-cell>
          <table:table-cell table:formula="of:=MID([.I832];4;6)" office:value-type="string" office:string-value="0.7781">
            <text:p>0.7781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833]&gt;[.$E$1];1;0)" office:value-type="float" office:value="0">
            <text:p>0</text:p>
          </table:table-cell>
          <table:table-cell table:formula="of:=ABS([.A833]-[.C833])" office:value-type="float" office:value="0">
            <text:p>0</text:p>
          </table:table-cell>
          <table:table-cell table:number-columns-repeated="4"/>
          <table:table-cell table:style-name="ce4" office:value-type="string">
            <text:p>0, 0.390997 </text:p>
          </table:table-cell>
          <table:table-cell table:formula="of:=MID([.I833];1;1)" office:value-type="string" office:string-value="0">
            <text:p>0</text:p>
          </table:table-cell>
          <table:table-cell table:formula="of:=MID([.I833];4;6)" office:value-type="string" office:string-value="0.3909">
            <text:p>0.3909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834]&gt;[.$E$1];1;0)" office:value-type="float" office:value="0">
            <text:p>0</text:p>
          </table:table-cell>
          <table:table-cell table:formula="of:=ABS([.A834]-[.C834])" office:value-type="float" office:value="0">
            <text:p>0</text:p>
          </table:table-cell>
          <table:table-cell table:number-columns-repeated="4"/>
          <table:table-cell table:style-name="ce4" office:value-type="string">
            <text:p>0, 0.414518 </text:p>
          </table:table-cell>
          <table:table-cell table:formula="of:=MID([.I834];1;1)" office:value-type="string" office:string-value="0">
            <text:p>0</text:p>
          </table:table-cell>
          <table:table-cell table:formula="of:=MID([.I834];4;6)" office:value-type="string" office:string-value="0.4145">
            <text:p>0.4145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835]&gt;[.$E$1];1;0)" office:value-type="float" office:value="0">
            <text:p>0</text:p>
          </table:table-cell>
          <table:table-cell table:formula="of:=ABS([.A835]-[.C835])" office:value-type="float" office:value="0">
            <text:p>0</text:p>
          </table:table-cell>
          <table:table-cell table:number-columns-repeated="4"/>
          <table:table-cell table:style-name="ce4" office:value-type="string">
            <text:p>0, 0.524927 </text:p>
          </table:table-cell>
          <table:table-cell table:formula="of:=MID([.I835];1;1)" office:value-type="string" office:string-value="0">
            <text:p>0</text:p>
          </table:table-cell>
          <table:table-cell table:formula="of:=MID([.I835];4;6)" office:value-type="string" office:string-value="0.5249">
            <text:p>0.5249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836]&gt;[.$E$1];1;0)" office:value-type="float" office:value="0">
            <text:p>0</text:p>
          </table:table-cell>
          <table:table-cell table:formula="of:=ABS([.A836]-[.C836])" office:value-type="float" office:value="0">
            <text:p>0</text:p>
          </table:table-cell>
          <table:table-cell table:number-columns-repeated="4"/>
          <table:table-cell table:style-name="ce4" office:value-type="string">
            <text:p>0, 0.45999 </text:p>
          </table:table-cell>
          <table:table-cell table:formula="of:=MID([.I836];1;1)" office:value-type="string" office:string-value="0">
            <text:p>0</text:p>
          </table:table-cell>
          <table:table-cell table:formula="of:=MID([.I836];4;6)" office:value-type="string" office:string-value="0.4599">
            <text:p>0.4599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837]&gt;[.$E$1];1;0)" office:value-type="float" office:value="0">
            <text:p>0</text:p>
          </table:table-cell>
          <table:table-cell table:formula="of:=ABS([.A837]-[.C837])" office:value-type="float" office:value="0">
            <text:p>0</text:p>
          </table:table-cell>
          <table:table-cell table:number-columns-repeated="4"/>
          <table:table-cell table:style-name="ce4" office:value-type="string">
            <text:p>0, 0.591934 </text:p>
          </table:table-cell>
          <table:table-cell table:formula="of:=MID([.I837];1;1)" office:value-type="string" office:string-value="0">
            <text:p>0</text:p>
          </table:table-cell>
          <table:table-cell table:formula="of:=MID([.I837];4;6)" office:value-type="string" office:string-value="0.5919">
            <text:p>0.5919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838]&gt;[.$E$1];1;0)" office:value-type="float" office:value="0">
            <text:p>0</text:p>
          </table:table-cell>
          <table:table-cell table:formula="of:=ABS([.A838]-[.C838])" office:value-type="float" office:value="0">
            <text:p>0</text:p>
          </table:table-cell>
          <table:table-cell table:number-columns-repeated="4"/>
          <table:table-cell table:style-name="ce4" office:value-type="string">
            <text:p>0, 0.694923 </text:p>
          </table:table-cell>
          <table:table-cell table:formula="of:=MID([.I838];1;1)" office:value-type="string" office:string-value="0">
            <text:p>0</text:p>
          </table:table-cell>
          <table:table-cell table:formula="of:=MID([.I838];4;6)" office:value-type="string" office:string-value="0.6949">
            <text:p>0.6949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839]&gt;[.$E$1];1;0)" office:value-type="float" office:value="0">
            <text:p>0</text:p>
          </table:table-cell>
          <table:table-cell table:formula="of:=ABS([.A839]-[.C839])" office:value-type="float" office:value="1">
            <text:p>1</text:p>
          </table:table-cell>
          <table:table-cell table:number-columns-repeated="4"/>
          <table:table-cell table:style-name="ce4" office:value-type="string">
            <text:p>1, 0.569895 </text:p>
          </table:table-cell>
          <table:table-cell table:formula="of:=MID([.I839];1;1)" office:value-type="string" office:string-value="1">
            <text:p>1</text:p>
          </table:table-cell>
          <table:table-cell table:formula="of:=MID([.I839];4;6)" office:value-type="string" office:string-value="0.5698">
            <text:p>0.5698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840]&gt;[.$E$1];1;0)" office:value-type="float" office:value="0">
            <text:p>0</text:p>
          </table:table-cell>
          <table:table-cell table:formula="of:=ABS([.A840]-[.C840])" office:value-type="float" office:value="1">
            <text:p>1</text:p>
          </table:table-cell>
          <table:table-cell table:number-columns-repeated="4"/>
          <table:table-cell table:style-name="ce4" office:value-type="string">
            <text:p>1, 0.522706 </text:p>
          </table:table-cell>
          <table:table-cell table:formula="of:=MID([.I840];1;1)" office:value-type="string" office:string-value="1">
            <text:p>1</text:p>
          </table:table-cell>
          <table:table-cell table:formula="of:=MID([.I840];4;6)" office:value-type="string" office:string-value="0.5227">
            <text:p>0.5227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841]&gt;[.$E$1];1;0)" office:value-type="float" office:value="0">
            <text:p>0</text:p>
          </table:table-cell>
          <table:table-cell table:formula="of:=ABS([.A841]-[.C841])" office:value-type="float" office:value="0">
            <text:p>0</text:p>
          </table:table-cell>
          <table:table-cell table:number-columns-repeated="4"/>
          <table:table-cell table:style-name="ce4" office:value-type="string">
            <text:p>0, 0.690628 </text:p>
          </table:table-cell>
          <table:table-cell table:formula="of:=MID([.I841];1;1)" office:value-type="string" office:string-value="0">
            <text:p>0</text:p>
          </table:table-cell>
          <table:table-cell table:formula="of:=MID([.I841];4;6)" office:value-type="string" office:string-value="0.6906">
            <text:p>0.6906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842]&gt;[.$E$1];1;0)" office:value-type="float" office:value="0">
            <text:p>0</text:p>
          </table:table-cell>
          <table:table-cell table:formula="of:=ABS([.A842]-[.C842])" office:value-type="float" office:value="1">
            <text:p>1</text:p>
          </table:table-cell>
          <table:table-cell table:number-columns-repeated="4"/>
          <table:table-cell table:style-name="ce4" office:value-type="string">
            <text:p>1, 0.608858 </text:p>
          </table:table-cell>
          <table:table-cell table:formula="of:=MID([.I842];1;1)" office:value-type="string" office:string-value="1">
            <text:p>1</text:p>
          </table:table-cell>
          <table:table-cell table:formula="of:=MID([.I842];4;6)" office:value-type="string" office:string-value="0.6088">
            <text:p>0.6088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843]&gt;[.$E$1];1;0)" office:value-type="float" office:value="0">
            <text:p>0</text:p>
          </table:table-cell>
          <table:table-cell table:formula="of:=ABS([.A843]-[.C843])" office:value-type="float" office:value="1">
            <text:p>1</text:p>
          </table:table-cell>
          <table:table-cell table:number-columns-repeated="4"/>
          <table:table-cell table:style-name="ce4" office:value-type="string">
            <text:p>1, 0.719004 </text:p>
          </table:table-cell>
          <table:table-cell table:formula="of:=MID([.I843];1;1)" office:value-type="string" office:string-value="1">
            <text:p>1</text:p>
          </table:table-cell>
          <table:table-cell table:formula="of:=MID([.I843];4;6)" office:value-type="string" office:string-value="0.7190">
            <text:p>0.7190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844]&gt;[.$E$1];1;0)" office:value-type="float" office:value="0">
            <text:p>0</text:p>
          </table:table-cell>
          <table:table-cell table:formula="of:=ABS([.A844]-[.C844])" office:value-type="float" office:value="0">
            <text:p>0</text:p>
          </table:table-cell>
          <table:table-cell table:number-columns-repeated="4"/>
          <table:table-cell table:style-name="ce4" office:value-type="string">
            <text:p>0, 0.541043 </text:p>
          </table:table-cell>
          <table:table-cell table:formula="of:=MID([.I844];1;1)" office:value-type="string" office:string-value="0">
            <text:p>0</text:p>
          </table:table-cell>
          <table:table-cell table:formula="of:=MID([.I844];4;6)" office:value-type="string" office:string-value="0.5410">
            <text:p>0.5410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845]&gt;[.$E$1];1;0)" office:value-type="float" office:value="0">
            <text:p>0</text:p>
          </table:table-cell>
          <table:table-cell table:formula="of:=ABS([.A845]-[.C845])" office:value-type="float" office:value="1">
            <text:p>1</text:p>
          </table:table-cell>
          <table:table-cell table:number-columns-repeated="4"/>
          <table:table-cell table:style-name="ce4" office:value-type="string">
            <text:p>1, 0.739625 </text:p>
          </table:table-cell>
          <table:table-cell table:formula="of:=MID([.I845];1;1)" office:value-type="string" office:string-value="1">
            <text:p>1</text:p>
          </table:table-cell>
          <table:table-cell table:formula="of:=MID([.I845];4;6)" office:value-type="string" office:string-value="0.7396">
            <text:p>0.7396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846]&gt;[.$E$1];1;0)" office:value-type="float" office:value="0">
            <text:p>0</text:p>
          </table:table-cell>
          <table:table-cell table:formula="of:=ABS([.A846]-[.C846])" office:value-type="float" office:value="0">
            <text:p>0</text:p>
          </table:table-cell>
          <table:table-cell table:number-columns-repeated="4"/>
          <table:table-cell table:style-name="ce4" office:value-type="string">
            <text:p>0, 0.481058 </text:p>
          </table:table-cell>
          <table:table-cell table:formula="of:=MID([.I846];1;1)" office:value-type="string" office:string-value="0">
            <text:p>0</text:p>
          </table:table-cell>
          <table:table-cell table:formula="of:=MID([.I846];4;6)" office:value-type="string" office:string-value="0.4810">
            <text:p>0.4810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847]&gt;[.$E$1];1;0)" office:value-type="float" office:value="0">
            <text:p>0</text:p>
          </table:table-cell>
          <table:table-cell table:formula="of:=ABS([.A847]-[.C847])" office:value-type="float" office:value="0">
            <text:p>0</text:p>
          </table:table-cell>
          <table:table-cell table:number-columns-repeated="4"/>
          <table:table-cell table:style-name="ce4" office:value-type="string">
            <text:p>0, 0.731312 </text:p>
          </table:table-cell>
          <table:table-cell table:formula="of:=MID([.I847];1;1)" office:value-type="string" office:string-value="0">
            <text:p>0</text:p>
          </table:table-cell>
          <table:table-cell table:formula="of:=MID([.I847];4;6)" office:value-type="string" office:string-value="0.7313">
            <text:p>0.7313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848]&gt;[.$E$1];1;0)" office:value-type="float" office:value="0">
            <text:p>0</text:p>
          </table:table-cell>
          <table:table-cell table:formula="of:=ABS([.A848]-[.C848])" office:value-type="float" office:value="1">
            <text:p>1</text:p>
          </table:table-cell>
          <table:table-cell table:number-columns-repeated="4"/>
          <table:table-cell table:style-name="ce4" office:value-type="string">
            <text:p>1, 0.69944 </text:p>
          </table:table-cell>
          <table:table-cell table:formula="of:=MID([.I848];1;1)" office:value-type="string" office:string-value="1">
            <text:p>1</text:p>
          </table:table-cell>
          <table:table-cell table:formula="of:=MID([.I848];4;6)" office:value-type="string" office:string-value="0.6994">
            <text:p>0.6994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849]&gt;[.$E$1];1;0)" office:value-type="float" office:value="0">
            <text:p>0</text:p>
          </table:table-cell>
          <table:table-cell table:formula="of:=ABS([.A849]-[.C849])" office:value-type="float" office:value="1">
            <text:p>1</text:p>
          </table:table-cell>
          <table:table-cell table:number-columns-repeated="4"/>
          <table:table-cell table:style-name="ce4" office:value-type="string">
            <text:p>1, 0.627727 </text:p>
          </table:table-cell>
          <table:table-cell table:formula="of:=MID([.I849];1;1)" office:value-type="string" office:string-value="1">
            <text:p>1</text:p>
          </table:table-cell>
          <table:table-cell table:formula="of:=MID([.I849];4;6)" office:value-type="string" office:string-value="0.6277">
            <text:p>0.6277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850]&gt;[.$E$1];1;0)" office:value-type="float" office:value="0">
            <text:p>0</text:p>
          </table:table-cell>
          <table:table-cell table:formula="of:=ABS([.A850]-[.C850])" office:value-type="float" office:value="0">
            <text:p>0</text:p>
          </table:table-cell>
          <table:table-cell table:number-columns-repeated="4"/>
          <table:table-cell table:style-name="ce4" office:value-type="string">
            <text:p>0, 0.641985 </text:p>
          </table:table-cell>
          <table:table-cell table:formula="of:=MID([.I850];1;1)" office:value-type="string" office:string-value="0">
            <text:p>0</text:p>
          </table:table-cell>
          <table:table-cell table:formula="of:=MID([.I850];4;6)" office:value-type="string" office:string-value="0.6419">
            <text:p>0.6419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851]&gt;[.$E$1];1;0)" office:value-type="float" office:value="0">
            <text:p>0</text:p>
          </table:table-cell>
          <table:table-cell table:formula="of:=ABS([.A851]-[.C851])" office:value-type="float" office:value="0">
            <text:p>0</text:p>
          </table:table-cell>
          <table:table-cell table:number-columns-repeated="4"/>
          <table:table-cell table:style-name="ce4" office:value-type="string">
            <text:p>0, 0.487138 </text:p>
          </table:table-cell>
          <table:table-cell table:formula="of:=MID([.I851];1;1)" office:value-type="string" office:string-value="0">
            <text:p>0</text:p>
          </table:table-cell>
          <table:table-cell table:formula="of:=MID([.I851];4;6)" office:value-type="string" office:string-value="0.4871">
            <text:p>0.4871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852]&gt;[.$E$1];1;0)" office:value-type="float" office:value="0">
            <text:p>0</text:p>
          </table:table-cell>
          <table:table-cell table:formula="of:=ABS([.A852]-[.C852])" office:value-type="float" office:value="1">
            <text:p>1</text:p>
          </table:table-cell>
          <table:table-cell table:number-columns-repeated="4"/>
          <table:table-cell table:style-name="ce4" office:value-type="string">
            <text:p>1, 0.564903 </text:p>
          </table:table-cell>
          <table:table-cell table:formula="of:=MID([.I852];1;1)" office:value-type="string" office:string-value="1">
            <text:p>1</text:p>
          </table:table-cell>
          <table:table-cell table:formula="of:=MID([.I852];4;6)" office:value-type="string" office:string-value="0.5649">
            <text:p>0.5649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853]&gt;[.$E$1];1;0)" office:value-type="float" office:value="0">
            <text:p>0</text:p>
          </table:table-cell>
          <table:table-cell table:formula="of:=ABS([.A853]-[.C853])" office:value-type="float" office:value="0">
            <text:p>0</text:p>
          </table:table-cell>
          <table:table-cell table:number-columns-repeated="4"/>
          <table:table-cell table:style-name="ce4" office:value-type="string">
            <text:p>0, 0.429631 </text:p>
          </table:table-cell>
          <table:table-cell table:formula="of:=MID([.I853];1;1)" office:value-type="string" office:string-value="0">
            <text:p>0</text:p>
          </table:table-cell>
          <table:table-cell table:formula="of:=MID([.I853];4;6)" office:value-type="string" office:string-value="0.4296">
            <text:p>0.4296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854]&gt;[.$E$1];1;0)" office:value-type="float" office:value="0">
            <text:p>0</text:p>
          </table:table-cell>
          <table:table-cell table:formula="of:=ABS([.A854]-[.C854])" office:value-type="float" office:value="0">
            <text:p>0</text:p>
          </table:table-cell>
          <table:table-cell table:number-columns-repeated="4"/>
          <table:table-cell table:style-name="ce4" office:value-type="string">
            <text:p>0, 0.594837 </text:p>
          </table:table-cell>
          <table:table-cell table:formula="of:=MID([.I854];1;1)" office:value-type="string" office:string-value="0">
            <text:p>0</text:p>
          </table:table-cell>
          <table:table-cell table:formula="of:=MID([.I854];4;6)" office:value-type="string" office:string-value="0.5948">
            <text:p>0.5948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855]&gt;[.$E$1];1;0)" office:value-type="float" office:value="0">
            <text:p>0</text:p>
          </table:table-cell>
          <table:table-cell table:formula="of:=ABS([.A855]-[.C855])" office:value-type="float" office:value="1">
            <text:p>1</text:p>
          </table:table-cell>
          <table:table-cell table:number-columns-repeated="4"/>
          <table:table-cell table:style-name="ce4" office:value-type="string">
            <text:p>1, 0.536103 </text:p>
          </table:table-cell>
          <table:table-cell table:formula="of:=MID([.I855];1;1)" office:value-type="string" office:string-value="1">
            <text:p>1</text:p>
          </table:table-cell>
          <table:table-cell table:formula="of:=MID([.I855];4;6)" office:value-type="string" office:string-value="0.5361">
            <text:p>0.5361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856]&gt;[.$E$1];1;0)" office:value-type="float" office:value="0">
            <text:p>0</text:p>
          </table:table-cell>
          <table:table-cell table:formula="of:=ABS([.A856]-[.C856])" office:value-type="float" office:value="1">
            <text:p>1</text:p>
          </table:table-cell>
          <table:table-cell table:number-columns-repeated="4"/>
          <table:table-cell table:style-name="ce4" office:value-type="string">
            <text:p>1, 0.489623 </text:p>
          </table:table-cell>
          <table:table-cell table:formula="of:=MID([.I856];1;1)" office:value-type="string" office:string-value="1">
            <text:p>1</text:p>
          </table:table-cell>
          <table:table-cell table:formula="of:=MID([.I856];4;6)" office:value-type="string" office:string-value="0.4896">
            <text:p>0.4896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857]&gt;[.$E$1];1;0)" office:value-type="float" office:value="0">
            <text:p>0</text:p>
          </table:table-cell>
          <table:table-cell table:formula="of:=ABS([.A857]-[.C857])" office:value-type="float" office:value="1">
            <text:p>1</text:p>
          </table:table-cell>
          <table:table-cell table:number-columns-repeated="4"/>
          <table:table-cell table:style-name="ce4" office:value-type="string">
            <text:p>1, 0.690009 </text:p>
          </table:table-cell>
          <table:table-cell table:formula="of:=MID([.I857];1;1)" office:value-type="string" office:string-value="1">
            <text:p>1</text:p>
          </table:table-cell>
          <table:table-cell table:formula="of:=MID([.I857];4;6)" office:value-type="string" office:string-value="0.6900">
            <text:p>0.6900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858]&gt;[.$E$1];1;0)" office:value-type="float" office:value="0">
            <text:p>0</text:p>
          </table:table-cell>
          <table:table-cell table:formula="of:=ABS([.A858]-[.C858])" office:value-type="float" office:value="1">
            <text:p>1</text:p>
          </table:table-cell>
          <table:table-cell table:number-columns-repeated="4"/>
          <table:table-cell table:style-name="ce4" office:value-type="string">
            <text:p>1, 0.432174 </text:p>
          </table:table-cell>
          <table:table-cell table:formula="of:=MID([.I858];1;1)" office:value-type="string" office:string-value="1">
            <text:p>1</text:p>
          </table:table-cell>
          <table:table-cell table:formula="of:=MID([.I858];4;6)" office:value-type="string" office:string-value="0.4321">
            <text:p>0.4321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859]&gt;[.$E$1];1;0)" office:value-type="float" office:value="0">
            <text:p>0</text:p>
          </table:table-cell>
          <table:table-cell table:formula="of:=ABS([.A859]-[.C859])" office:value-type="float" office:value="1">
            <text:p>1</text:p>
          </table:table-cell>
          <table:table-cell table:number-columns-repeated="4"/>
          <table:table-cell table:style-name="ce4" office:value-type="string">
            <text:p>1, 0.537033 </text:p>
          </table:table-cell>
          <table:table-cell table:formula="of:=MID([.I859];1;1)" office:value-type="string" office:string-value="1">
            <text:p>1</text:p>
          </table:table-cell>
          <table:table-cell table:formula="of:=MID([.I859];4;6)" office:value-type="string" office:string-value="0.5370">
            <text:p>0.5370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860]&gt;[.$E$1];1;0)" office:value-type="float" office:value="0">
            <text:p>0</text:p>
          </table:table-cell>
          <table:table-cell table:formula="of:=ABS([.A860]-[.C860])" office:value-type="float" office:value="0">
            <text:p>0</text:p>
          </table:table-cell>
          <table:table-cell table:number-columns-repeated="4"/>
          <table:table-cell table:style-name="ce4" office:value-type="string">
            <text:p>0, 0.70615 </text:p>
          </table:table-cell>
          <table:table-cell table:formula="of:=MID([.I860];1;1)" office:value-type="string" office:string-value="0">
            <text:p>0</text:p>
          </table:table-cell>
          <table:table-cell table:formula="of:=MID([.I860];4;6)" office:value-type="string" office:string-value="0.7061">
            <text:p>0.7061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861]&gt;[.$E$1];1;0)" office:value-type="float" office:value="0">
            <text:p>0</text:p>
          </table:table-cell>
          <table:table-cell table:formula="of:=ABS([.A861]-[.C861])" office:value-type="float" office:value="0">
            <text:p>0</text:p>
          </table:table-cell>
          <table:table-cell table:number-columns-repeated="4"/>
          <table:table-cell table:style-name="ce4" office:value-type="string">
            <text:p>0, 0.333412 </text:p>
          </table:table-cell>
          <table:table-cell table:formula="of:=MID([.I861];1;1)" office:value-type="string" office:string-value="0">
            <text:p>0</text:p>
          </table:table-cell>
          <table:table-cell table:formula="of:=MID([.I861];4;6)" office:value-type="string" office:string-value="0.3334">
            <text:p>0.3334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862]&gt;[.$E$1];1;0)" office:value-type="float" office:value="0">
            <text:p>0</text:p>
          </table:table-cell>
          <table:table-cell table:formula="of:=ABS([.A862]-[.C862])" office:value-type="float" office:value="1">
            <text:p>1</text:p>
          </table:table-cell>
          <table:table-cell table:number-columns-repeated="4"/>
          <table:table-cell table:style-name="ce4" office:value-type="string">
            <text:p>1, 0.653845 </text:p>
          </table:table-cell>
          <table:table-cell table:formula="of:=MID([.I862];1;1)" office:value-type="string" office:string-value="1">
            <text:p>1</text:p>
          </table:table-cell>
          <table:table-cell table:formula="of:=MID([.I862];4;6)" office:value-type="string" office:string-value="0.6538">
            <text:p>0.6538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863]&gt;[.$E$1];1;0)" office:value-type="float" office:value="0">
            <text:p>0</text:p>
          </table:table-cell>
          <table:table-cell table:formula="of:=ABS([.A863]-[.C863])" office:value-type="float" office:value="1">
            <text:p>1</text:p>
          </table:table-cell>
          <table:table-cell table:number-columns-repeated="4"/>
          <table:table-cell table:style-name="ce4" office:value-type="string">
            <text:p>1, 0.61677 </text:p>
          </table:table-cell>
          <table:table-cell table:formula="of:=MID([.I863];1;1)" office:value-type="string" office:string-value="1">
            <text:p>1</text:p>
          </table:table-cell>
          <table:table-cell table:formula="of:=MID([.I863];4;6)" office:value-type="string" office:string-value="0.6167">
            <text:p>0.6167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864]&gt;[.$E$1];1;0)" office:value-type="float" office:value="0">
            <text:p>0</text:p>
          </table:table-cell>
          <table:table-cell table:formula="of:=ABS([.A864]-[.C864])" office:value-type="float" office:value="1">
            <text:p>1</text:p>
          </table:table-cell>
          <table:table-cell table:number-columns-repeated="4"/>
          <table:table-cell table:style-name="ce4" office:value-type="string">
            <text:p>1, 0.749572 </text:p>
          </table:table-cell>
          <table:table-cell table:formula="of:=MID([.I864];1;1)" office:value-type="string" office:string-value="1">
            <text:p>1</text:p>
          </table:table-cell>
          <table:table-cell table:formula="of:=MID([.I864];4;6)" office:value-type="string" office:string-value="0.7495">
            <text:p>0.7495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865]&gt;[.$E$1];1;0)" office:value-type="float" office:value="0">
            <text:p>0</text:p>
          </table:table-cell>
          <table:table-cell table:formula="of:=ABS([.A865]-[.C865])" office:value-type="float" office:value="0">
            <text:p>0</text:p>
          </table:table-cell>
          <table:table-cell table:number-columns-repeated="4"/>
          <table:table-cell table:style-name="ce4" office:value-type="string">
            <text:p>0, 0.494207 </text:p>
          </table:table-cell>
          <table:table-cell table:formula="of:=MID([.I865];1;1)" office:value-type="string" office:string-value="0">
            <text:p>0</text:p>
          </table:table-cell>
          <table:table-cell table:formula="of:=MID([.I865];4;6)" office:value-type="string" office:string-value="0.4942">
            <text:p>0.4942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866]&gt;[.$E$1];1;0)" office:value-type="float" office:value="0">
            <text:p>0</text:p>
          </table:table-cell>
          <table:table-cell table:formula="of:=ABS([.A866]-[.C866])" office:value-type="float" office:value="1">
            <text:p>1</text:p>
          </table:table-cell>
          <table:table-cell table:number-columns-repeated="4"/>
          <table:table-cell table:style-name="ce4" office:value-type="string">
            <text:p>1, 0.7559 </text:p>
          </table:table-cell>
          <table:table-cell table:formula="of:=MID([.I866];1;1)" office:value-type="string" office:string-value="1">
            <text:p>1</text:p>
          </table:table-cell>
          <table:table-cell table:formula="of:=MID([.I866];4;6)" office:value-type="string" office:string-value="0.7559">
            <text:p>0.7559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867]&gt;[.$E$1];1;0)" office:value-type="float" office:value="0">
            <text:p>0</text:p>
          </table:table-cell>
          <table:table-cell table:formula="of:=ABS([.A867]-[.C867])" office:value-type="float" office:value="0">
            <text:p>0</text:p>
          </table:table-cell>
          <table:table-cell table:number-columns-repeated="4"/>
          <table:table-cell table:style-name="ce4" office:value-type="string">
            <text:p>0, 0.58816 </text:p>
          </table:table-cell>
          <table:table-cell table:formula="of:=MID([.I867];1;1)" office:value-type="string" office:string-value="0">
            <text:p>0</text:p>
          </table:table-cell>
          <table:table-cell table:formula="of:=MID([.I867];4;6)" office:value-type="string" office:string-value="0.5881">
            <text:p>0.5881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868]&gt;[.$E$1];1;0)" office:value-type="float" office:value="0">
            <text:p>0</text:p>
          </table:table-cell>
          <table:table-cell table:formula="of:=ABS([.A868]-[.C868])" office:value-type="float" office:value="1">
            <text:p>1</text:p>
          </table:table-cell>
          <table:table-cell table:number-columns-repeated="4"/>
          <table:table-cell table:style-name="ce4" office:value-type="string">
            <text:p>1, 0.614269 </text:p>
          </table:table-cell>
          <table:table-cell table:formula="of:=MID([.I868];1;1)" office:value-type="string" office:string-value="1">
            <text:p>1</text:p>
          </table:table-cell>
          <table:table-cell table:formula="of:=MID([.I868];4;6)" office:value-type="string" office:string-value="0.6142">
            <text:p>0.6142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869]&gt;[.$E$1];1;0)" office:value-type="float" office:value="0">
            <text:p>0</text:p>
          </table:table-cell>
          <table:table-cell table:formula="of:=ABS([.A869]-[.C869])" office:value-type="float" office:value="1">
            <text:p>1</text:p>
          </table:table-cell>
          <table:table-cell table:number-columns-repeated="4"/>
          <table:table-cell table:style-name="ce4" office:value-type="string">
            <text:p>1, 0.695897 </text:p>
          </table:table-cell>
          <table:table-cell table:formula="of:=MID([.I869];1;1)" office:value-type="string" office:string-value="1">
            <text:p>1</text:p>
          </table:table-cell>
          <table:table-cell table:formula="of:=MID([.I869];4;6)" office:value-type="string" office:string-value="0.6958">
            <text:p>0.6958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870]&gt;[.$E$1];1;0)" office:value-type="float" office:value="0">
            <text:p>0</text:p>
          </table:table-cell>
          <table:table-cell table:formula="of:=ABS([.A870]-[.C870])" office:value-type="float" office:value="1">
            <text:p>1</text:p>
          </table:table-cell>
          <table:table-cell table:number-columns-repeated="4"/>
          <table:table-cell table:style-name="ce4" office:value-type="string">
            <text:p>1, 0.738407 </text:p>
          </table:table-cell>
          <table:table-cell table:formula="of:=MID([.I870];1;1)" office:value-type="string" office:string-value="1">
            <text:p>1</text:p>
          </table:table-cell>
          <table:table-cell table:formula="of:=MID([.I870];4;6)" office:value-type="string" office:string-value="0.7384">
            <text:p>0.7384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871]&gt;[.$E$1];1;0)" office:value-type="float" office:value="0">
            <text:p>0</text:p>
          </table:table-cell>
          <table:table-cell table:formula="of:=ABS([.A871]-[.C871])" office:value-type="float" office:value="0">
            <text:p>0</text:p>
          </table:table-cell>
          <table:table-cell table:number-columns-repeated="4"/>
          <table:table-cell table:style-name="ce4" office:value-type="string">
            <text:p>0, 0.499787 </text:p>
          </table:table-cell>
          <table:table-cell table:formula="of:=MID([.I871];1;1)" office:value-type="string" office:string-value="0">
            <text:p>0</text:p>
          </table:table-cell>
          <table:table-cell table:formula="of:=MID([.I871];4;6)" office:value-type="string" office:string-value="0.4997">
            <text:p>0.4997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872]&gt;[.$E$1];1;0)" office:value-type="float" office:value="0">
            <text:p>0</text:p>
          </table:table-cell>
          <table:table-cell table:formula="of:=ABS([.A872]-[.C872])" office:value-type="float" office:value="0">
            <text:p>0</text:p>
          </table:table-cell>
          <table:table-cell table:number-columns-repeated="4"/>
          <table:table-cell table:style-name="ce4" office:value-type="string">
            <text:p>0, 0.613223 </text:p>
          </table:table-cell>
          <table:table-cell table:formula="of:=MID([.I872];1;1)" office:value-type="string" office:string-value="0">
            <text:p>0</text:p>
          </table:table-cell>
          <table:table-cell table:formula="of:=MID([.I872];4;6)" office:value-type="string" office:string-value="0.6132">
            <text:p>0.6132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873]&gt;[.$E$1];1;0)" office:value-type="float" office:value="0">
            <text:p>0</text:p>
          </table:table-cell>
          <table:table-cell table:formula="of:=ABS([.A873]-[.C873])" office:value-type="float" office:value="0">
            <text:p>0</text:p>
          </table:table-cell>
          <table:table-cell table:number-columns-repeated="4"/>
          <table:table-cell table:style-name="ce4" office:value-type="string">
            <text:p>0, 0.514554 </text:p>
          </table:table-cell>
          <table:table-cell table:formula="of:=MID([.I873];1;1)" office:value-type="string" office:string-value="0">
            <text:p>0</text:p>
          </table:table-cell>
          <table:table-cell table:formula="of:=MID([.I873];4;6)" office:value-type="string" office:string-value="0.5145">
            <text:p>0.5145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874]&gt;[.$E$1];1;0)" office:value-type="float" office:value="0">
            <text:p>0</text:p>
          </table:table-cell>
          <table:table-cell table:formula="of:=ABS([.A874]-[.C874])" office:value-type="float" office:value="1">
            <text:p>1</text:p>
          </table:table-cell>
          <table:table-cell table:number-columns-repeated="4"/>
          <table:table-cell table:style-name="ce4" office:value-type="string">
            <text:p>1, 0.691696 </text:p>
          </table:table-cell>
          <table:table-cell table:formula="of:=MID([.I874];1;1)" office:value-type="string" office:string-value="1">
            <text:p>1</text:p>
          </table:table-cell>
          <table:table-cell table:formula="of:=MID([.I874];4;6)" office:value-type="string" office:string-value="0.6916">
            <text:p>0.6916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875]&gt;[.$E$1];1;0)" office:value-type="float" office:value="0">
            <text:p>0</text:p>
          </table:table-cell>
          <table:table-cell table:formula="of:=ABS([.A875]-[.C875])" office:value-type="float" office:value="1">
            <text:p>1</text:p>
          </table:table-cell>
          <table:table-cell table:number-columns-repeated="4"/>
          <table:table-cell table:style-name="ce4" office:value-type="string">
            <text:p>1, 0.776385 </text:p>
          </table:table-cell>
          <table:table-cell table:formula="of:=MID([.I875];1;1)" office:value-type="string" office:string-value="1">
            <text:p>1</text:p>
          </table:table-cell>
          <table:table-cell table:formula="of:=MID([.I875];4;6)" office:value-type="string" office:string-value="0.7763">
            <text:p>0.7763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876]&gt;[.$E$1];1;0)" office:value-type="float" office:value="0">
            <text:p>0</text:p>
          </table:table-cell>
          <table:table-cell table:formula="of:=ABS([.A876]-[.C876])" office:value-type="float" office:value="0">
            <text:p>0</text:p>
          </table:table-cell>
          <table:table-cell table:number-columns-repeated="4"/>
          <table:table-cell table:style-name="ce4" office:value-type="string">
            <text:p>0, 0.406739 </text:p>
          </table:table-cell>
          <table:table-cell table:formula="of:=MID([.I876];1;1)" office:value-type="string" office:string-value="0">
            <text:p>0</text:p>
          </table:table-cell>
          <table:table-cell table:formula="of:=MID([.I876];4;6)" office:value-type="string" office:string-value="0.4067">
            <text:p>0.4067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877]&gt;[.$E$1];1;0)" office:value-type="float" office:value="0">
            <text:p>0</text:p>
          </table:table-cell>
          <table:table-cell table:formula="of:=ABS([.A877]-[.C877])" office:value-type="float" office:value="1">
            <text:p>1</text:p>
          </table:table-cell>
          <table:table-cell table:number-columns-repeated="4"/>
          <table:table-cell table:style-name="ce4" office:value-type="string">
            <text:p>1, 0.445607 </text:p>
          </table:table-cell>
          <table:table-cell table:formula="of:=MID([.I877];1;1)" office:value-type="string" office:string-value="1">
            <text:p>1</text:p>
          </table:table-cell>
          <table:table-cell table:formula="of:=MID([.I877];4;6)" office:value-type="string" office:string-value="0.4456">
            <text:p>0.4456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878]&gt;[.$E$1];1;0)" office:value-type="float" office:value="0">
            <text:p>0</text:p>
          </table:table-cell>
          <table:table-cell table:formula="of:=ABS([.A878]-[.C878])" office:value-type="float" office:value="1">
            <text:p>1</text:p>
          </table:table-cell>
          <table:table-cell table:number-columns-repeated="4"/>
          <table:table-cell table:style-name="ce4" office:value-type="string">
            <text:p>1, 0.630929 </text:p>
          </table:table-cell>
          <table:table-cell table:formula="of:=MID([.I878];1;1)" office:value-type="string" office:string-value="1">
            <text:p>1</text:p>
          </table:table-cell>
          <table:table-cell table:formula="of:=MID([.I878];4;6)" office:value-type="string" office:string-value="0.6309">
            <text:p>0.6309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879]&gt;[.$E$1];1;0)" office:value-type="float" office:value="0">
            <text:p>0</text:p>
          </table:table-cell>
          <table:table-cell table:formula="of:=ABS([.A879]-[.C879])" office:value-type="float" office:value="1">
            <text:p>1</text:p>
          </table:table-cell>
          <table:table-cell table:number-columns-repeated="4"/>
          <table:table-cell table:style-name="ce4" office:value-type="string">
            <text:p>1, 0.637516 </text:p>
          </table:table-cell>
          <table:table-cell table:formula="of:=MID([.I879];1;1)" office:value-type="string" office:string-value="1">
            <text:p>1</text:p>
          </table:table-cell>
          <table:table-cell table:formula="of:=MID([.I879];4;6)" office:value-type="string" office:string-value="0.6375">
            <text:p>0.6375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880]&gt;[.$E$1];1;0)" office:value-type="float" office:value="0">
            <text:p>0</text:p>
          </table:table-cell>
          <table:table-cell table:formula="of:=ABS([.A880]-[.C880])" office:value-type="float" office:value="0">
            <text:p>0</text:p>
          </table:table-cell>
          <table:table-cell table:number-columns-repeated="4"/>
          <table:table-cell table:style-name="ce4" office:value-type="string">
            <text:p>0, 0.488043 </text:p>
          </table:table-cell>
          <table:table-cell table:formula="of:=MID([.I880];1;1)" office:value-type="string" office:string-value="0">
            <text:p>0</text:p>
          </table:table-cell>
          <table:table-cell table:formula="of:=MID([.I880];4;6)" office:value-type="string" office:string-value="0.4880">
            <text:p>0.4880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881]&gt;[.$E$1];1;0)" office:value-type="float" office:value="0">
            <text:p>0</text:p>
          </table:table-cell>
          <table:table-cell table:formula="of:=ABS([.A881]-[.C881])" office:value-type="float" office:value="1">
            <text:p>1</text:p>
          </table:table-cell>
          <table:table-cell table:number-columns-repeated="4"/>
          <table:table-cell table:style-name="ce4" office:value-type="string">
            <text:p>1, 0.492155 </text:p>
          </table:table-cell>
          <table:table-cell table:formula="of:=MID([.I881];1;1)" office:value-type="string" office:string-value="1">
            <text:p>1</text:p>
          </table:table-cell>
          <table:table-cell table:formula="of:=MID([.I881];4;6)" office:value-type="string" office:string-value="0.4921">
            <text:p>0.4921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882]&gt;[.$E$1];1;0)" office:value-type="float" office:value="0">
            <text:p>0</text:p>
          </table:table-cell>
          <table:table-cell table:formula="of:=ABS([.A882]-[.C882])" office:value-type="float" office:value="1">
            <text:p>1</text:p>
          </table:table-cell>
          <table:table-cell table:number-columns-repeated="4"/>
          <table:table-cell table:style-name="ce4" office:value-type="string">
            <text:p>1, 0.571849 </text:p>
          </table:table-cell>
          <table:table-cell table:formula="of:=MID([.I882];1;1)" office:value-type="string" office:string-value="1">
            <text:p>1</text:p>
          </table:table-cell>
          <table:table-cell table:formula="of:=MID([.I882];4;6)" office:value-type="string" office:string-value="0.5718">
            <text:p>0.5718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883]&gt;[.$E$1];1;0)" office:value-type="float" office:value="0">
            <text:p>0</text:p>
          </table:table-cell>
          <table:table-cell table:formula="of:=ABS([.A883]-[.C883])" office:value-type="float" office:value="1">
            <text:p>1</text:p>
          </table:table-cell>
          <table:table-cell table:number-columns-repeated="4"/>
          <table:table-cell table:style-name="ce4" office:value-type="string">
            <text:p>1, 0.774047 </text:p>
          </table:table-cell>
          <table:table-cell table:formula="of:=MID([.I883];1;1)" office:value-type="string" office:string-value="1">
            <text:p>1</text:p>
          </table:table-cell>
          <table:table-cell table:formula="of:=MID([.I883];4;6)" office:value-type="string" office:string-value="0.7740">
            <text:p>0.7740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884]&gt;[.$E$1];1;0)" office:value-type="float" office:value="0">
            <text:p>0</text:p>
          </table:table-cell>
          <table:table-cell table:formula="of:=ABS([.A884]-[.C884])" office:value-type="float" office:value="0">
            <text:p>0</text:p>
          </table:table-cell>
          <table:table-cell table:number-columns-repeated="4"/>
          <table:table-cell table:style-name="ce4" office:value-type="string">
            <text:p>0, 0.622001 </text:p>
          </table:table-cell>
          <table:table-cell table:formula="of:=MID([.I884];1;1)" office:value-type="string" office:string-value="0">
            <text:p>0</text:p>
          </table:table-cell>
          <table:table-cell table:formula="of:=MID([.I884];4;6)" office:value-type="string" office:string-value="0.6220">
            <text:p>0.6220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885]&gt;[.$E$1];1;0)" office:value-type="float" office:value="0">
            <text:p>0</text:p>
          </table:table-cell>
          <table:table-cell table:formula="of:=ABS([.A885]-[.C885])" office:value-type="float" office:value="0">
            <text:p>0</text:p>
          </table:table-cell>
          <table:table-cell table:number-columns-repeated="4"/>
          <table:table-cell table:style-name="ce4" office:value-type="string">
            <text:p>0, 0.960361 </text:p>
          </table:table-cell>
          <table:table-cell table:formula="of:=MID([.I885];1;1)" office:value-type="string" office:string-value="0">
            <text:p>0</text:p>
          </table:table-cell>
          <table:table-cell table:formula="of:=MID([.I885];4;6)" office:value-type="string" office:string-value="0.9603">
            <text:p>0.9603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886]&gt;[.$E$1];1;0)" office:value-type="float" office:value="0">
            <text:p>0</text:p>
          </table:table-cell>
          <table:table-cell table:formula="of:=ABS([.A886]-[.C886])" office:value-type="float" office:value="1">
            <text:p>1</text:p>
          </table:table-cell>
          <table:table-cell table:number-columns-repeated="4"/>
          <table:table-cell table:style-name="ce4" office:value-type="string">
            <text:p>1, 0.651027 </text:p>
          </table:table-cell>
          <table:table-cell table:formula="of:=MID([.I886];1;1)" office:value-type="string" office:string-value="1">
            <text:p>1</text:p>
          </table:table-cell>
          <table:table-cell table:formula="of:=MID([.I886];4;6)" office:value-type="string" office:string-value="0.6510">
            <text:p>0.6510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887]&gt;[.$E$1];1;0)" office:value-type="float" office:value="0">
            <text:p>0</text:p>
          </table:table-cell>
          <table:table-cell table:formula="of:=ABS([.A887]-[.C887])" office:value-type="float" office:value="0">
            <text:p>0</text:p>
          </table:table-cell>
          <table:table-cell table:number-columns-repeated="4"/>
          <table:table-cell table:style-name="ce4" office:value-type="string">
            <text:p>0, 0.354929 </text:p>
          </table:table-cell>
          <table:table-cell table:formula="of:=MID([.I887];1;1)" office:value-type="string" office:string-value="0">
            <text:p>0</text:p>
          </table:table-cell>
          <table:table-cell table:formula="of:=MID([.I887];4;6)" office:value-type="string" office:string-value="0.3549">
            <text:p>0.3549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888]&gt;[.$E$1];1;0)" office:value-type="float" office:value="0">
            <text:p>0</text:p>
          </table:table-cell>
          <table:table-cell table:formula="of:=ABS([.A888]-[.C888])" office:value-type="float" office:value="1">
            <text:p>1</text:p>
          </table:table-cell>
          <table:table-cell table:number-columns-repeated="4"/>
          <table:table-cell table:style-name="ce4" office:value-type="string">
            <text:p>1, 0.569891 </text:p>
          </table:table-cell>
          <table:table-cell table:formula="of:=MID([.I888];1;1)" office:value-type="string" office:string-value="1">
            <text:p>1</text:p>
          </table:table-cell>
          <table:table-cell table:formula="of:=MID([.I888];4;6)" office:value-type="string" office:string-value="0.5698">
            <text:p>0.5698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889]&gt;[.$E$1];1;0)" office:value-type="float" office:value="0">
            <text:p>0</text:p>
          </table:table-cell>
          <table:table-cell table:formula="of:=ABS([.A889]-[.C889])" office:value-type="float" office:value="1">
            <text:p>1</text:p>
          </table:table-cell>
          <table:table-cell table:number-columns-repeated="4"/>
          <table:table-cell table:style-name="ce4" office:value-type="string">
            <text:p>1, 0.393848 </text:p>
          </table:table-cell>
          <table:table-cell table:formula="of:=MID([.I889];1;1)" office:value-type="string" office:string-value="1">
            <text:p>1</text:p>
          </table:table-cell>
          <table:table-cell table:formula="of:=MID([.I889];4;6)" office:value-type="string" office:string-value="0.3938">
            <text:p>0.3938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890]&gt;[.$E$1];1;0)" office:value-type="float" office:value="0">
            <text:p>0</text:p>
          </table:table-cell>
          <table:table-cell table:formula="of:=ABS([.A890]-[.C890])" office:value-type="float" office:value="1">
            <text:p>1</text:p>
          </table:table-cell>
          <table:table-cell table:number-columns-repeated="4"/>
          <table:table-cell table:style-name="ce4" office:value-type="string">
            <text:p>1, 0.828434 </text:p>
          </table:table-cell>
          <table:table-cell table:formula="of:=MID([.I890];1;1)" office:value-type="string" office:string-value="1">
            <text:p>1</text:p>
          </table:table-cell>
          <table:table-cell table:formula="of:=MID([.I890];4;6)" office:value-type="string" office:string-value="0.8284">
            <text:p>0.8284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891]&gt;[.$E$1];1;0)" office:value-type="float" office:value="0">
            <text:p>0</text:p>
          </table:table-cell>
          <table:table-cell table:formula="of:=ABS([.A891]-[.C891])" office:value-type="float" office:value="0">
            <text:p>0</text:p>
          </table:table-cell>
          <table:table-cell table:number-columns-repeated="4"/>
          <table:table-cell table:style-name="ce4" office:value-type="string">
            <text:p>0, 0.436488 </text:p>
          </table:table-cell>
          <table:table-cell table:formula="of:=MID([.I891];1;1)" office:value-type="string" office:string-value="0">
            <text:p>0</text:p>
          </table:table-cell>
          <table:table-cell table:formula="of:=MID([.I891];4;6)" office:value-type="string" office:string-value="0.4364">
            <text:p>0.4364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892]&gt;[.$E$1];1;0)" office:value-type="float" office:value="0">
            <text:p>0</text:p>
          </table:table-cell>
          <table:table-cell table:formula="of:=ABS([.A892]-[.C892])" office:value-type="float" office:value="1">
            <text:p>1</text:p>
          </table:table-cell>
          <table:table-cell table:number-columns-repeated="4"/>
          <table:table-cell table:style-name="ce4" office:value-type="string">
            <text:p>1, 0.582767 </text:p>
          </table:table-cell>
          <table:table-cell table:formula="of:=MID([.I892];1;1)" office:value-type="string" office:string-value="1">
            <text:p>1</text:p>
          </table:table-cell>
          <table:table-cell table:formula="of:=MID([.I892];4;6)" office:value-type="string" office:string-value="0.5827">
            <text:p>0.5827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893]&gt;[.$E$1];1;0)" office:value-type="float" office:value="0">
            <text:p>0</text:p>
          </table:table-cell>
          <table:table-cell table:formula="of:=ABS([.A893]-[.C893])" office:value-type="float" office:value="1">
            <text:p>1</text:p>
          </table:table-cell>
          <table:table-cell table:number-columns-repeated="4"/>
          <table:table-cell table:style-name="ce4" office:value-type="string">
            <text:p>1, 0.588073 </text:p>
          </table:table-cell>
          <table:table-cell table:formula="of:=MID([.I893];1;1)" office:value-type="string" office:string-value="1">
            <text:p>1</text:p>
          </table:table-cell>
          <table:table-cell table:formula="of:=MID([.I893];4;6)" office:value-type="string" office:string-value="0.5880">
            <text:p>0.5880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894]&gt;[.$E$1];1;0)" office:value-type="float" office:value="0">
            <text:p>0</text:p>
          </table:table-cell>
          <table:table-cell table:formula="of:=ABS([.A894]-[.C894])" office:value-type="float" office:value="0">
            <text:p>0</text:p>
          </table:table-cell>
          <table:table-cell table:number-columns-repeated="4"/>
          <table:table-cell table:style-name="ce4" office:value-type="string">
            <text:p>0, 0.661478 </text:p>
          </table:table-cell>
          <table:table-cell table:formula="of:=MID([.I894];1;1)" office:value-type="string" office:string-value="0">
            <text:p>0</text:p>
          </table:table-cell>
          <table:table-cell table:formula="of:=MID([.I894];4;6)" office:value-type="string" office:string-value="0.6614">
            <text:p>0.6614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895]&gt;[.$E$1];1;0)" office:value-type="float" office:value="0">
            <text:p>0</text:p>
          </table:table-cell>
          <table:table-cell table:formula="of:=ABS([.A895]-[.C895])" office:value-type="float" office:value="1">
            <text:p>1</text:p>
          </table:table-cell>
          <table:table-cell table:number-columns-repeated="4"/>
          <table:table-cell table:style-name="ce4" office:value-type="string">
            <text:p>1, 0.86159 </text:p>
          </table:table-cell>
          <table:table-cell table:formula="of:=MID([.I895];1;1)" office:value-type="string" office:string-value="1">
            <text:p>1</text:p>
          </table:table-cell>
          <table:table-cell table:formula="of:=MID([.I895];4;6)" office:value-type="string" office:string-value="0.8615">
            <text:p>0.8615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896]&gt;[.$E$1];1;0)" office:value-type="float" office:value="0">
            <text:p>0</text:p>
          </table:table-cell>
          <table:table-cell table:formula="of:=ABS([.A896]-[.C896])" office:value-type="float" office:value="1">
            <text:p>1</text:p>
          </table:table-cell>
          <table:table-cell table:number-columns-repeated="4"/>
          <table:table-cell table:style-name="ce4" office:value-type="string">
            <text:p>1, 0.647911 </text:p>
          </table:table-cell>
          <table:table-cell table:formula="of:=MID([.I896];1;1)" office:value-type="string" office:string-value="1">
            <text:p>1</text:p>
          </table:table-cell>
          <table:table-cell table:formula="of:=MID([.I896];4;6)" office:value-type="string" office:string-value="0.6479">
            <text:p>0.6479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897]&gt;[.$E$1];1;0)" office:value-type="float" office:value="0">
            <text:p>0</text:p>
          </table:table-cell>
          <table:table-cell table:formula="of:=ABS([.A897]-[.C897])" office:value-type="float" office:value="1">
            <text:p>1</text:p>
          </table:table-cell>
          <table:table-cell table:number-columns-repeated="4"/>
          <table:table-cell table:style-name="ce4" office:value-type="string">
            <text:p>1, 0.610572 </text:p>
          </table:table-cell>
          <table:table-cell table:formula="of:=MID([.I897];1;1)" office:value-type="string" office:string-value="1">
            <text:p>1</text:p>
          </table:table-cell>
          <table:table-cell table:formula="of:=MID([.I897];4;6)" office:value-type="string" office:string-value="0.6105">
            <text:p>0.6105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898]&gt;[.$E$1];1;0)" office:value-type="float" office:value="0">
            <text:p>0</text:p>
          </table:table-cell>
          <table:table-cell table:formula="of:=ABS([.A898]-[.C898])" office:value-type="float" office:value="0">
            <text:p>0</text:p>
          </table:table-cell>
          <table:table-cell table:number-columns-repeated="4"/>
          <table:table-cell table:style-name="ce4" office:value-type="string">
            <text:p>0, 0.495692 </text:p>
          </table:table-cell>
          <table:table-cell table:formula="of:=MID([.I898];1;1)" office:value-type="string" office:string-value="0">
            <text:p>0</text:p>
          </table:table-cell>
          <table:table-cell table:formula="of:=MID([.I898];4;6)" office:value-type="string" office:string-value="0.4956">
            <text:p>0.4956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899]&gt;[.$E$1];1;0)" office:value-type="float" office:value="0">
            <text:p>0</text:p>
          </table:table-cell>
          <table:table-cell table:formula="of:=ABS([.A899]-[.C899])" office:value-type="float" office:value="1">
            <text:p>1</text:p>
          </table:table-cell>
          <table:table-cell table:number-columns-repeated="4"/>
          <table:table-cell table:style-name="ce4" office:value-type="string">
            <text:p>1, 0.602795 </text:p>
          </table:table-cell>
          <table:table-cell table:formula="of:=MID([.I899];1;1)" office:value-type="string" office:string-value="1">
            <text:p>1</text:p>
          </table:table-cell>
          <table:table-cell table:formula="of:=MID([.I899];4;6)" office:value-type="string" office:string-value="0.6027">
            <text:p>0.6027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900]&gt;[.$E$1];1;0)" office:value-type="float" office:value="0">
            <text:p>0</text:p>
          </table:table-cell>
          <table:table-cell table:formula="of:=ABS([.A900]-[.C900])" office:value-type="float" office:value="1">
            <text:p>1</text:p>
          </table:table-cell>
          <table:table-cell table:number-columns-repeated="4"/>
          <table:table-cell table:style-name="ce4" office:value-type="string">
            <text:p>1, 0.423621 </text:p>
          </table:table-cell>
          <table:table-cell table:formula="of:=MID([.I900];1;1)" office:value-type="string" office:string-value="1">
            <text:p>1</text:p>
          </table:table-cell>
          <table:table-cell table:formula="of:=MID([.I900];4;6)" office:value-type="string" office:string-value="0.4236">
            <text:p>0.4236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901]&gt;[.$E$1];1;0)" office:value-type="float" office:value="0">
            <text:p>0</text:p>
          </table:table-cell>
          <table:table-cell table:formula="of:=ABS([.A901]-[.C901])" office:value-type="float" office:value="1">
            <text:p>1</text:p>
          </table:table-cell>
          <table:table-cell table:number-columns-repeated="4"/>
          <table:table-cell table:style-name="ce4" office:value-type="string">
            <text:p>1, 0.631935 </text:p>
          </table:table-cell>
          <table:table-cell table:formula="of:=MID([.I901];1;1)" office:value-type="string" office:string-value="1">
            <text:p>1</text:p>
          </table:table-cell>
          <table:table-cell table:formula="of:=MID([.I901];4;6)" office:value-type="string" office:string-value="0.6319">
            <text:p>0.6319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902]&gt;[.$E$1];1;0)" office:value-type="float" office:value="0">
            <text:p>0</text:p>
          </table:table-cell>
          <table:table-cell table:formula="of:=ABS([.A902]-[.C902])" office:value-type="float" office:value="1">
            <text:p>1</text:p>
          </table:table-cell>
          <table:table-cell table:number-columns-repeated="4"/>
          <table:table-cell table:style-name="ce4" office:value-type="string">
            <text:p>1, 0.648975 </text:p>
          </table:table-cell>
          <table:table-cell table:formula="of:=MID([.I902];1;1)" office:value-type="string" office:string-value="1">
            <text:p>1</text:p>
          </table:table-cell>
          <table:table-cell table:formula="of:=MID([.I902];4;6)" office:value-type="string" office:string-value="0.6489">
            <text:p>0.6489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903]&gt;[.$E$1];1;0)" office:value-type="float" office:value="0">
            <text:p>0</text:p>
          </table:table-cell>
          <table:table-cell table:formula="of:=ABS([.A903]-[.C903])" office:value-type="float" office:value="0">
            <text:p>0</text:p>
          </table:table-cell>
          <table:table-cell table:number-columns-repeated="4"/>
          <table:table-cell table:style-name="ce4" office:value-type="string">
            <text:p>0, 0.582826 </text:p>
          </table:table-cell>
          <table:table-cell table:formula="of:=MID([.I903];1;1)" office:value-type="string" office:string-value="0">
            <text:p>0</text:p>
          </table:table-cell>
          <table:table-cell table:formula="of:=MID([.I903];4;6)" office:value-type="string" office:string-value="0.5828">
            <text:p>0.5828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904]&gt;[.$E$1];1;0)" office:value-type="float" office:value="0">
            <text:p>0</text:p>
          </table:table-cell>
          <table:table-cell table:formula="of:=ABS([.A904]-[.C904])" office:value-type="float" office:value="0">
            <text:p>0</text:p>
          </table:table-cell>
          <table:table-cell table:number-columns-repeated="4"/>
          <table:table-cell table:style-name="ce4" office:value-type="string">
            <text:p>0, 0.439949 </text:p>
          </table:table-cell>
          <table:table-cell table:formula="of:=MID([.I904];1;1)" office:value-type="string" office:string-value="0">
            <text:p>0</text:p>
          </table:table-cell>
          <table:table-cell table:formula="of:=MID([.I904];4;6)" office:value-type="string" office:string-value="0.4399">
            <text:p>0.4399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905]&gt;[.$E$1];1;0)" office:value-type="float" office:value="0">
            <text:p>0</text:p>
          </table:table-cell>
          <table:table-cell table:formula="of:=ABS([.A905]-[.C905])" office:value-type="float" office:value="0">
            <text:p>0</text:p>
          </table:table-cell>
          <table:table-cell table:number-columns-repeated="4"/>
          <table:table-cell table:style-name="ce4" office:value-type="string">
            <text:p>0, 0.3736 </text:p>
          </table:table-cell>
          <table:table-cell table:formula="of:=MID([.I905];1;1)" office:value-type="string" office:string-value="0">
            <text:p>0</text:p>
          </table:table-cell>
          <table:table-cell table:formula="of:=MID([.I905];4;6)" office:value-type="string" office:string-value="0.3736">
            <text:p>0.3736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906]&gt;[.$E$1];1;0)" office:value-type="float" office:value="0">
            <text:p>0</text:p>
          </table:table-cell>
          <table:table-cell table:formula="of:=ABS([.A906]-[.C906])" office:value-type="float" office:value="0">
            <text:p>0</text:p>
          </table:table-cell>
          <table:table-cell table:number-columns-repeated="4"/>
          <table:table-cell table:style-name="ce4" office:value-type="string">
            <text:p>0, 0.403848 </text:p>
          </table:table-cell>
          <table:table-cell table:formula="of:=MID([.I906];1;1)" office:value-type="string" office:string-value="0">
            <text:p>0</text:p>
          </table:table-cell>
          <table:table-cell table:formula="of:=MID([.I906];4;6)" office:value-type="string" office:string-value="0.4038">
            <text:p>0.4038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907]&gt;[.$E$1];1;0)" office:value-type="float" office:value="0">
            <text:p>0</text:p>
          </table:table-cell>
          <table:table-cell table:formula="of:=ABS([.A907]-[.C907])" office:value-type="float" office:value="1">
            <text:p>1</text:p>
          </table:table-cell>
          <table:table-cell table:number-columns-repeated="4"/>
          <table:table-cell table:style-name="ce4" office:value-type="string">
            <text:p>1, 0.388344 </text:p>
          </table:table-cell>
          <table:table-cell table:formula="of:=MID([.I907];1;1)" office:value-type="string" office:string-value="1">
            <text:p>1</text:p>
          </table:table-cell>
          <table:table-cell table:formula="of:=MID([.I907];4;6)" office:value-type="string" office:string-value="0.3883">
            <text:p>0.3883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908]&gt;[.$E$1];1;0)" office:value-type="float" office:value="0">
            <text:p>0</text:p>
          </table:table-cell>
          <table:table-cell table:formula="of:=ABS([.A908]-[.C908])" office:value-type="float" office:value="0">
            <text:p>0</text:p>
          </table:table-cell>
          <table:table-cell table:number-columns-repeated="4"/>
          <table:table-cell table:style-name="ce4" office:value-type="string">
            <text:p>0, 0.569331 </text:p>
          </table:table-cell>
          <table:table-cell table:formula="of:=MID([.I908];1;1)" office:value-type="string" office:string-value="0">
            <text:p>0</text:p>
          </table:table-cell>
          <table:table-cell table:formula="of:=MID([.I908];4;6)" office:value-type="string" office:string-value="0.5693">
            <text:p>0.5693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909]&gt;[.$E$1];1;0)" office:value-type="float" office:value="0">
            <text:p>0</text:p>
          </table:table-cell>
          <table:table-cell table:formula="of:=ABS([.A909]-[.C909])" office:value-type="float" office:value="1">
            <text:p>1</text:p>
          </table:table-cell>
          <table:table-cell table:number-columns-repeated="4"/>
          <table:table-cell table:style-name="ce4" office:value-type="string">
            <text:p>1, 0.504539 </text:p>
          </table:table-cell>
          <table:table-cell table:formula="of:=MID([.I909];1;1)" office:value-type="string" office:string-value="1">
            <text:p>1</text:p>
          </table:table-cell>
          <table:table-cell table:formula="of:=MID([.I909];4;6)" office:value-type="string" office:string-value="0.5045">
            <text:p>0.5045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910]&gt;[.$E$1];1;0)" office:value-type="float" office:value="0">
            <text:p>0</text:p>
          </table:table-cell>
          <table:table-cell table:formula="of:=ABS([.A910]-[.C910])" office:value-type="float" office:value="1">
            <text:p>1</text:p>
          </table:table-cell>
          <table:table-cell table:number-columns-repeated="4"/>
          <table:table-cell table:style-name="ce4" office:value-type="string">
            <text:p>1, 0.470873 </text:p>
          </table:table-cell>
          <table:table-cell table:formula="of:=MID([.I910];1;1)" office:value-type="string" office:string-value="1">
            <text:p>1</text:p>
          </table:table-cell>
          <table:table-cell table:formula="of:=MID([.I910];4;6)" office:value-type="string" office:string-value="0.4708">
            <text:p>0.4708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911]&gt;[.$E$1];1;0)" office:value-type="float" office:value="0">
            <text:p>0</text:p>
          </table:table-cell>
          <table:table-cell table:formula="of:=ABS([.A911]-[.C911])" office:value-type="float" office:value="1">
            <text:p>1</text:p>
          </table:table-cell>
          <table:table-cell table:number-columns-repeated="4"/>
          <table:table-cell table:style-name="ce4" office:value-type="string">
            <text:p>1, 0.596344 </text:p>
          </table:table-cell>
          <table:table-cell table:formula="of:=MID([.I911];1;1)" office:value-type="string" office:string-value="1">
            <text:p>1</text:p>
          </table:table-cell>
          <table:table-cell table:formula="of:=MID([.I911];4;6)" office:value-type="string" office:string-value="0.5963">
            <text:p>0.5963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912]&gt;[.$E$1];1;0)" office:value-type="float" office:value="0">
            <text:p>0</text:p>
          </table:table-cell>
          <table:table-cell table:formula="of:=ABS([.A912]-[.C912])" office:value-type="float" office:value="0">
            <text:p>0</text:p>
          </table:table-cell>
          <table:table-cell table:number-columns-repeated="4"/>
          <table:table-cell table:style-name="ce4" office:value-type="string">
            <text:p>0, 0.630951 </text:p>
          </table:table-cell>
          <table:table-cell table:formula="of:=MID([.I912];1;1)" office:value-type="string" office:string-value="0">
            <text:p>0</text:p>
          </table:table-cell>
          <table:table-cell table:formula="of:=MID([.I912];4;6)" office:value-type="string" office:string-value="0.6309">
            <text:p>0.6309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913]&gt;[.$E$1];1;0)" office:value-type="float" office:value="0">
            <text:p>0</text:p>
          </table:table-cell>
          <table:table-cell table:formula="of:=ABS([.A913]-[.C913])" office:value-type="float" office:value="0">
            <text:p>0</text:p>
          </table:table-cell>
          <table:table-cell table:number-columns-repeated="4"/>
          <table:table-cell table:style-name="ce4" office:value-type="string">
            <text:p>0, 0.613521 </text:p>
          </table:table-cell>
          <table:table-cell table:formula="of:=MID([.I913];1;1)" office:value-type="string" office:string-value="0">
            <text:p>0</text:p>
          </table:table-cell>
          <table:table-cell table:formula="of:=MID([.I913];4;6)" office:value-type="string" office:string-value="0.6135">
            <text:p>0.6135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914]&gt;[.$E$1];1;0)" office:value-type="float" office:value="0">
            <text:p>0</text:p>
          </table:table-cell>
          <table:table-cell table:formula="of:=ABS([.A914]-[.C914])" office:value-type="float" office:value="1">
            <text:p>1</text:p>
          </table:table-cell>
          <table:table-cell table:number-columns-repeated="4"/>
          <table:table-cell table:style-name="ce4" office:value-type="string">
            <text:p>1, 0.568401 </text:p>
          </table:table-cell>
          <table:table-cell table:formula="of:=MID([.I914];1;1)" office:value-type="string" office:string-value="1">
            <text:p>1</text:p>
          </table:table-cell>
          <table:table-cell table:formula="of:=MID([.I914];4;6)" office:value-type="string" office:string-value="0.5684">
            <text:p>0.5684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915]&gt;[.$E$1];1;0)" office:value-type="float" office:value="0">
            <text:p>0</text:p>
          </table:table-cell>
          <table:table-cell table:formula="of:=ABS([.A915]-[.C915])" office:value-type="float" office:value="0">
            <text:p>0</text:p>
          </table:table-cell>
          <table:table-cell table:number-columns-repeated="4"/>
          <table:table-cell table:style-name="ce4" office:value-type="string">
            <text:p>0, 0.51333 </text:p>
          </table:table-cell>
          <table:table-cell table:formula="of:=MID([.I915];1;1)" office:value-type="string" office:string-value="0">
            <text:p>0</text:p>
          </table:table-cell>
          <table:table-cell table:formula="of:=MID([.I915];4;6)" office:value-type="string" office:string-value="0.5133">
            <text:p>0.5133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916]&gt;[.$E$1];1;0)" office:value-type="float" office:value="0">
            <text:p>0</text:p>
          </table:table-cell>
          <table:table-cell table:formula="of:=ABS([.A916]-[.C916])" office:value-type="float" office:value="1">
            <text:p>1</text:p>
          </table:table-cell>
          <table:table-cell table:number-columns-repeated="4"/>
          <table:table-cell table:style-name="ce4" office:value-type="string">
            <text:p>1, 0.62526 </text:p>
          </table:table-cell>
          <table:table-cell table:formula="of:=MID([.I916];1;1)" office:value-type="string" office:string-value="1">
            <text:p>1</text:p>
          </table:table-cell>
          <table:table-cell table:formula="of:=MID([.I916];4;6)" office:value-type="string" office:string-value="0.6252">
            <text:p>0.6252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917]&gt;[.$E$1];1;0)" office:value-type="float" office:value="0">
            <text:p>0</text:p>
          </table:table-cell>
          <table:table-cell table:formula="of:=ABS([.A917]-[.C917])" office:value-type="float" office:value="1">
            <text:p>1</text:p>
          </table:table-cell>
          <table:table-cell table:number-columns-repeated="4"/>
          <table:table-cell table:style-name="ce4" office:value-type="string">
            <text:p>1, 0.47631 </text:p>
          </table:table-cell>
          <table:table-cell table:formula="of:=MID([.I917];1;1)" office:value-type="string" office:string-value="1">
            <text:p>1</text:p>
          </table:table-cell>
          <table:table-cell table:formula="of:=MID([.I917];4;6)" office:value-type="string" office:string-value="0.4763">
            <text:p>0.4763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918]&gt;[.$E$1];1;0)" office:value-type="float" office:value="0">
            <text:p>0</text:p>
          </table:table-cell>
          <table:table-cell table:formula="of:=ABS([.A918]-[.C918])" office:value-type="float" office:value="0">
            <text:p>0</text:p>
          </table:table-cell>
          <table:table-cell table:number-columns-repeated="4"/>
          <table:table-cell table:style-name="ce4" office:value-type="string">
            <text:p>0, 0.443483 </text:p>
          </table:table-cell>
          <table:table-cell table:formula="of:=MID([.I918];1;1)" office:value-type="string" office:string-value="0">
            <text:p>0</text:p>
          </table:table-cell>
          <table:table-cell table:formula="of:=MID([.I918];4;6)" office:value-type="string" office:string-value="0.4434">
            <text:p>0.4434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919]&gt;[.$E$1];1;0)" office:value-type="float" office:value="0">
            <text:p>0</text:p>
          </table:table-cell>
          <table:table-cell table:formula="of:=ABS([.A919]-[.C919])" office:value-type="float" office:value="0">
            <text:p>0</text:p>
          </table:table-cell>
          <table:table-cell table:number-columns-repeated="4"/>
          <table:table-cell table:style-name="ce4" office:value-type="string">
            <text:p>0, 0.372141 </text:p>
          </table:table-cell>
          <table:table-cell table:formula="of:=MID([.I919];1;1)" office:value-type="string" office:string-value="0">
            <text:p>0</text:p>
          </table:table-cell>
          <table:table-cell table:formula="of:=MID([.I919];4;6)" office:value-type="string" office:string-value="0.3721">
            <text:p>0.3721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920]&gt;[.$E$1];1;0)" office:value-type="float" office:value="0">
            <text:p>0</text:p>
          </table:table-cell>
          <table:table-cell table:formula="of:=ABS([.A920]-[.C920])" office:value-type="float" office:value="0">
            <text:p>0</text:p>
          </table:table-cell>
          <table:table-cell table:number-columns-repeated="3"/>
          <table:table-cell office:value-type="string">
            <text:p>File 3</text:p>
          </table:table-cell>
          <table:table-cell table:style-name="ce4" office:value-type="string">
            <text:p>0, 0.585467 </text:p>
          </table:table-cell>
          <table:table-cell table:formula="of:=MID([.I920];1;1)" office:value-type="string" office:string-value="0">
            <text:p>0</text:p>
          </table:table-cell>
          <table:table-cell table:formula="of:=MID([.I920];4;6)" office:value-type="string" office:string-value="0.5854">
            <text:p>0.5854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921]&gt;[.$E$1];1;0)" office:value-type="float" office:value="0">
            <text:p>0</text:p>
          </table:table-cell>
          <table:table-cell table:formula="of:=ABS([.A921]-[.C921])" office:value-type="float" office:value="1">
            <text:p>1</text:p>
          </table:table-cell>
          <table:table-cell table:number-columns-repeated="4"/>
          <table:table-cell table:style-name="ce4" office:value-type="string">
            <text:p>1, 0.54007 </text:p>
          </table:table-cell>
          <table:table-cell table:formula="of:=MID([.I921];1;1)" office:value-type="string" office:string-value="1">
            <text:p>1</text:p>
          </table:table-cell>
          <table:table-cell table:formula="of:=MID([.I921];4;6)" office:value-type="string" office:string-value="0.5400">
            <text:p>0.5400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922]&gt;[.$E$1];1;0)" office:value-type="float" office:value="0">
            <text:p>0</text:p>
          </table:table-cell>
          <table:table-cell table:formula="of:=ABS([.A922]-[.C922])" office:value-type="float" office:value="0">
            <text:p>0</text:p>
          </table:table-cell>
          <table:table-cell table:number-columns-repeated="4"/>
          <table:table-cell table:style-name="ce4" office:value-type="string">
            <text:p>0, 0.647154 </text:p>
          </table:table-cell>
          <table:table-cell table:formula="of:=MID([.I922];1;1)" office:value-type="string" office:string-value="0">
            <text:p>0</text:p>
          </table:table-cell>
          <table:table-cell table:formula="of:=MID([.I922];4;6)" office:value-type="string" office:string-value="0.6471">
            <text:p>0.6471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923]&gt;[.$E$1];1;0)" office:value-type="float" office:value="0">
            <text:p>0</text:p>
          </table:table-cell>
          <table:table-cell table:formula="of:=ABS([.A923]-[.C923])" office:value-type="float" office:value="1">
            <text:p>1</text:p>
          </table:table-cell>
          <table:table-cell table:number-columns-repeated="4"/>
          <table:table-cell table:style-name="ce4" office:value-type="string">
            <text:p>1, 0.588085 </text:p>
          </table:table-cell>
          <table:table-cell table:formula="of:=MID([.I923];1;1)" office:value-type="string" office:string-value="1">
            <text:p>1</text:p>
          </table:table-cell>
          <table:table-cell table:formula="of:=MID([.I923];4;6)" office:value-type="string" office:string-value="0.5880">
            <text:p>0.5880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924]&gt;[.$E$1];1;0)" office:value-type="float" office:value="0">
            <text:p>0</text:p>
          </table:table-cell>
          <table:table-cell table:formula="of:=ABS([.A924]-[.C924])" office:value-type="float" office:value="1">
            <text:p>1</text:p>
          </table:table-cell>
          <table:table-cell table:number-columns-repeated="4"/>
          <table:table-cell table:style-name="ce4" office:value-type="string">
            <text:p>1, 0.605962 </text:p>
          </table:table-cell>
          <table:table-cell table:formula="of:=MID([.I924];1;1)" office:value-type="string" office:string-value="1">
            <text:p>1</text:p>
          </table:table-cell>
          <table:table-cell table:formula="of:=MID([.I924];4;6)" office:value-type="string" office:string-value="0.6059">
            <text:p>0.6059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925]&gt;[.$E$1];1;0)" office:value-type="float" office:value="0">
            <text:p>0</text:p>
          </table:table-cell>
          <table:table-cell table:formula="of:=ABS([.A925]-[.C925])" office:value-type="float" office:value="1">
            <text:p>1</text:p>
          </table:table-cell>
          <table:table-cell table:number-columns-repeated="4"/>
          <table:table-cell table:style-name="ce4" office:value-type="string">
            <text:p>1, 0.531658 </text:p>
          </table:table-cell>
          <table:table-cell table:formula="of:=MID([.I925];1;1)" office:value-type="string" office:string-value="1">
            <text:p>1</text:p>
          </table:table-cell>
          <table:table-cell table:formula="of:=MID([.I925];4;6)" office:value-type="string" office:string-value="0.5316">
            <text:p>0.5316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926]&gt;[.$E$1];1;0)" office:value-type="float" office:value="0">
            <text:p>0</text:p>
          </table:table-cell>
          <table:table-cell table:formula="of:=ABS([.A926]-[.C926])" office:value-type="float" office:value="1">
            <text:p>1</text:p>
          </table:table-cell>
          <table:table-cell table:number-columns-repeated="4"/>
          <table:table-cell table:style-name="ce4" office:value-type="string">
            <text:p>1, 0.576357 </text:p>
          </table:table-cell>
          <table:table-cell table:formula="of:=MID([.I926];1;1)" office:value-type="string" office:string-value="1">
            <text:p>1</text:p>
          </table:table-cell>
          <table:table-cell table:formula="of:=MID([.I926];4;6)" office:value-type="string" office:string-value="0.5763">
            <text:p>0.5763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927]&gt;[.$E$1];1;0)" office:value-type="float" office:value="0">
            <text:p>0</text:p>
          </table:table-cell>
          <table:table-cell table:formula="of:=ABS([.A927]-[.C927])" office:value-type="float" office:value="0">
            <text:p>0</text:p>
          </table:table-cell>
          <table:table-cell table:number-columns-repeated="4"/>
          <table:table-cell table:style-name="ce4" office:value-type="string">
            <text:p>0, 0.334194 </text:p>
          </table:table-cell>
          <table:table-cell table:formula="of:=MID([.I927];1;1)" office:value-type="string" office:string-value="0">
            <text:p>0</text:p>
          </table:table-cell>
          <table:table-cell table:formula="of:=MID([.I927];4;6)" office:value-type="string" office:string-value="0.3341">
            <text:p>0.3341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928]&gt;[.$E$1];1;0)" office:value-type="float" office:value="0">
            <text:p>0</text:p>
          </table:table-cell>
          <table:table-cell table:formula="of:=ABS([.A928]-[.C928])" office:value-type="float" office:value="1">
            <text:p>1</text:p>
          </table:table-cell>
          <table:table-cell table:number-columns-repeated="4"/>
          <table:table-cell table:style-name="ce4" office:value-type="string">
            <text:p>1, 0.602826 </text:p>
          </table:table-cell>
          <table:table-cell table:formula="of:=MID([.I928];1;1)" office:value-type="string" office:string-value="1">
            <text:p>1</text:p>
          </table:table-cell>
          <table:table-cell table:formula="of:=MID([.I928];4;6)" office:value-type="string" office:string-value="0.6028">
            <text:p>0.6028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929]&gt;[.$E$1];1;0)" office:value-type="float" office:value="0">
            <text:p>0</text:p>
          </table:table-cell>
          <table:table-cell table:formula="of:=ABS([.A929]-[.C929])" office:value-type="float" office:value="1">
            <text:p>1</text:p>
          </table:table-cell>
          <table:table-cell table:number-columns-repeated="4"/>
          <table:table-cell table:style-name="ce4" office:value-type="string">
            <text:p>1, 0.5393 </text:p>
          </table:table-cell>
          <table:table-cell table:formula="of:=MID([.I929];1;1)" office:value-type="string" office:string-value="1">
            <text:p>1</text:p>
          </table:table-cell>
          <table:table-cell table:formula="of:=MID([.I929];4;6)" office:value-type="string" office:string-value="0.5393">
            <text:p>0.5393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930]&gt;[.$E$1];1;0)" office:value-type="float" office:value="0">
            <text:p>0</text:p>
          </table:table-cell>
          <table:table-cell table:formula="of:=ABS([.A930]-[.C930])" office:value-type="float" office:value="1">
            <text:p>1</text:p>
          </table:table-cell>
          <table:table-cell table:number-columns-repeated="4"/>
          <table:table-cell table:style-name="ce4" office:value-type="string">
            <text:p>1, 0.493673 </text:p>
          </table:table-cell>
          <table:table-cell table:formula="of:=MID([.I930];1;1)" office:value-type="string" office:string-value="1">
            <text:p>1</text:p>
          </table:table-cell>
          <table:table-cell table:formula="of:=MID([.I930];4;6)" office:value-type="string" office:string-value="0.4936">
            <text:p>0.4936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931]&gt;[.$E$1];1;0)" office:value-type="float" office:value="0">
            <text:p>0</text:p>
          </table:table-cell>
          <table:table-cell table:formula="of:=ABS([.A931]-[.C931])" office:value-type="float" office:value="1">
            <text:p>1</text:p>
          </table:table-cell>
          <table:table-cell table:number-columns-repeated="4"/>
          <table:table-cell table:style-name="ce4" office:value-type="string">
            <text:p>1, 0.459469 </text:p>
          </table:table-cell>
          <table:table-cell table:formula="of:=MID([.I931];1;1)" office:value-type="string" office:string-value="1">
            <text:p>1</text:p>
          </table:table-cell>
          <table:table-cell table:formula="of:=MID([.I931];4;6)" office:value-type="string" office:string-value="0.4594">
            <text:p>0.4594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932]&gt;[.$E$1];1;0)" office:value-type="float" office:value="0">
            <text:p>0</text:p>
          </table:table-cell>
          <table:table-cell table:formula="of:=ABS([.A932]-[.C932])" office:value-type="float" office:value="1">
            <text:p>1</text:p>
          </table:table-cell>
          <table:table-cell table:number-columns-repeated="4"/>
          <table:table-cell table:style-name="ce4" office:value-type="string">
            <text:p>1, 0.645468 </text:p>
          </table:table-cell>
          <table:table-cell table:formula="of:=MID([.I932];1;1)" office:value-type="string" office:string-value="1">
            <text:p>1</text:p>
          </table:table-cell>
          <table:table-cell table:formula="of:=MID([.I932];4;6)" office:value-type="string" office:string-value="0.6454">
            <text:p>0.6454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933]&gt;[.$E$1];1;0)" office:value-type="float" office:value="0">
            <text:p>0</text:p>
          </table:table-cell>
          <table:table-cell table:formula="of:=ABS([.A933]-[.C933])" office:value-type="float" office:value="1">
            <text:p>1</text:p>
          </table:table-cell>
          <table:table-cell table:number-columns-repeated="4"/>
          <table:table-cell table:style-name="ce4" office:value-type="string">
            <text:p>1, 0.483569 </text:p>
          </table:table-cell>
          <table:table-cell table:formula="of:=MID([.I933];1;1)" office:value-type="string" office:string-value="1">
            <text:p>1</text:p>
          </table:table-cell>
          <table:table-cell table:formula="of:=MID([.I933];4;6)" office:value-type="string" office:string-value="0.4835">
            <text:p>0.4835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934]&gt;[.$E$1];1;0)" office:value-type="float" office:value="0">
            <text:p>0</text:p>
          </table:table-cell>
          <table:table-cell table:formula="of:=ABS([.A934]-[.C934])" office:value-type="float" office:value="0">
            <text:p>0</text:p>
          </table:table-cell>
          <table:table-cell table:number-columns-repeated="4"/>
          <table:table-cell table:style-name="ce4" office:value-type="string">
            <text:p>0, 0.536518 </text:p>
          </table:table-cell>
          <table:table-cell table:formula="of:=MID([.I934];1;1)" office:value-type="string" office:string-value="0">
            <text:p>0</text:p>
          </table:table-cell>
          <table:table-cell table:formula="of:=MID([.I934];4;6)" office:value-type="string" office:string-value="0.5365">
            <text:p>0.5365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935]&gt;[.$E$1];1;0)" office:value-type="float" office:value="0">
            <text:p>0</text:p>
          </table:table-cell>
          <table:table-cell table:formula="of:=ABS([.A935]-[.C935])" office:value-type="float" office:value="0">
            <text:p>0</text:p>
          </table:table-cell>
          <table:table-cell table:number-columns-repeated="4"/>
          <table:table-cell table:style-name="ce4" office:value-type="string">
            <text:p>0, 0.681175 </text:p>
          </table:table-cell>
          <table:table-cell table:formula="of:=MID([.I935];1;1)" office:value-type="string" office:string-value="0">
            <text:p>0</text:p>
          </table:table-cell>
          <table:table-cell table:formula="of:=MID([.I935];4;6)" office:value-type="string" office:string-value="0.6811">
            <text:p>0.6811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936]&gt;[.$E$1];1;0)" office:value-type="float" office:value="0">
            <text:p>0</text:p>
          </table:table-cell>
          <table:table-cell table:formula="of:=ABS([.A936]-[.C936])" office:value-type="float" office:value="1">
            <text:p>1</text:p>
          </table:table-cell>
          <table:table-cell table:number-columns-repeated="4"/>
          <table:table-cell table:style-name="ce4" office:value-type="string">
            <text:p>1, 0.806792 </text:p>
          </table:table-cell>
          <table:table-cell table:formula="of:=MID([.I936];1;1)" office:value-type="string" office:string-value="1">
            <text:p>1</text:p>
          </table:table-cell>
          <table:table-cell table:formula="of:=MID([.I936];4;6)" office:value-type="string" office:string-value="0.8067">
            <text:p>0.8067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937]&gt;[.$E$1];1;0)" office:value-type="float" office:value="0">
            <text:p>0</text:p>
          </table:table-cell>
          <table:table-cell table:formula="of:=ABS([.A937]-[.C937])" office:value-type="float" office:value="1">
            <text:p>1</text:p>
          </table:table-cell>
          <table:table-cell table:number-columns-repeated="4"/>
          <table:table-cell table:style-name="ce4" office:value-type="string">
            <text:p>1, 0.706746 </text:p>
          </table:table-cell>
          <table:table-cell table:formula="of:=MID([.I937];1;1)" office:value-type="string" office:string-value="1">
            <text:p>1</text:p>
          </table:table-cell>
          <table:table-cell table:formula="of:=MID([.I937];4;6)" office:value-type="string" office:string-value="0.7067">
            <text:p>0.7067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938]&gt;[.$E$1];1;0)" office:value-type="float" office:value="0">
            <text:p>0</text:p>
          </table:table-cell>
          <table:table-cell table:formula="of:=ABS([.A938]-[.C938])" office:value-type="float" office:value="1">
            <text:p>1</text:p>
          </table:table-cell>
          <table:table-cell table:number-columns-repeated="4"/>
          <table:table-cell table:style-name="ce4" office:value-type="string">
            <text:p>1, 0.644682 </text:p>
          </table:table-cell>
          <table:table-cell table:formula="of:=MID([.I938];1;1)" office:value-type="string" office:string-value="1">
            <text:p>1</text:p>
          </table:table-cell>
          <table:table-cell table:formula="of:=MID([.I938];4;6)" office:value-type="string" office:string-value="0.6446">
            <text:p>0.6446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939]&gt;[.$E$1];1;0)" office:value-type="float" office:value="0">
            <text:p>0</text:p>
          </table:table-cell>
          <table:table-cell table:formula="of:=ABS([.A939]-[.C939])" office:value-type="float" office:value="0">
            <text:p>0</text:p>
          </table:table-cell>
          <table:table-cell table:number-columns-repeated="4"/>
          <table:table-cell table:style-name="ce4" office:value-type="string">
            <text:p>0, 0.434163 </text:p>
          </table:table-cell>
          <table:table-cell table:formula="of:=MID([.I939];1;1)" office:value-type="string" office:string-value="0">
            <text:p>0</text:p>
          </table:table-cell>
          <table:table-cell table:formula="of:=MID([.I939];4;6)" office:value-type="string" office:string-value="0.4341">
            <text:p>0.4341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940]&gt;[.$E$1];1;0)" office:value-type="float" office:value="0">
            <text:p>0</text:p>
          </table:table-cell>
          <table:table-cell table:formula="of:=ABS([.A940]-[.C940])" office:value-type="float" office:value="1">
            <text:p>1</text:p>
          </table:table-cell>
          <table:table-cell table:number-columns-repeated="4"/>
          <table:table-cell table:style-name="ce4" office:value-type="string">
            <text:p>1, 0.489316 </text:p>
          </table:table-cell>
          <table:table-cell table:formula="of:=MID([.I940];1;1)" office:value-type="string" office:string-value="1">
            <text:p>1</text:p>
          </table:table-cell>
          <table:table-cell table:formula="of:=MID([.I940];4;6)" office:value-type="string" office:string-value="0.4893">
            <text:p>0.4893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941]&gt;[.$E$1];1;0)" office:value-type="float" office:value="0">
            <text:p>0</text:p>
          </table:table-cell>
          <table:table-cell table:formula="of:=ABS([.A941]-[.C941])" office:value-type="float" office:value="1">
            <text:p>1</text:p>
          </table:table-cell>
          <table:table-cell table:number-columns-repeated="4"/>
          <table:table-cell table:style-name="ce4" office:value-type="string">
            <text:p>1, 0.85226 </text:p>
          </table:table-cell>
          <table:table-cell table:formula="of:=MID([.I941];1;1)" office:value-type="string" office:string-value="1">
            <text:p>1</text:p>
          </table:table-cell>
          <table:table-cell table:formula="of:=MID([.I941];4;6)" office:value-type="string" office:string-value="0.8522">
            <text:p>0.8522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942]&gt;[.$E$1];1;0)" office:value-type="float" office:value="0">
            <text:p>0</text:p>
          </table:table-cell>
          <table:table-cell table:formula="of:=ABS([.A942]-[.C942])" office:value-type="float" office:value="0">
            <text:p>0</text:p>
          </table:table-cell>
          <table:table-cell table:number-columns-repeated="4"/>
          <table:table-cell table:style-name="ce4" office:value-type="string">
            <text:p>0, 0.71767 </text:p>
          </table:table-cell>
          <table:table-cell table:formula="of:=MID([.I942];1;1)" office:value-type="string" office:string-value="0">
            <text:p>0</text:p>
          </table:table-cell>
          <table:table-cell table:formula="of:=MID([.I942];4;6)" office:value-type="string" office:string-value="0.7176">
            <text:p>0.7176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943]&gt;[.$E$1];1;0)" office:value-type="float" office:value="0">
            <text:p>0</text:p>
          </table:table-cell>
          <table:table-cell table:formula="of:=ABS([.A943]-[.C943])" office:value-type="float" office:value="1">
            <text:p>1</text:p>
          </table:table-cell>
          <table:table-cell table:number-columns-repeated="4"/>
          <table:table-cell table:style-name="ce4" office:value-type="string">
            <text:p>1, 0.709137 </text:p>
          </table:table-cell>
          <table:table-cell table:formula="of:=MID([.I943];1;1)" office:value-type="string" office:string-value="1">
            <text:p>1</text:p>
          </table:table-cell>
          <table:table-cell table:formula="of:=MID([.I943];4;6)" office:value-type="string" office:string-value="0.7091">
            <text:p>0.7091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944]&gt;[.$E$1];1;0)" office:value-type="float" office:value="0">
            <text:p>0</text:p>
          </table:table-cell>
          <table:table-cell table:formula="of:=ABS([.A944]-[.C944])" office:value-type="float" office:value="1">
            <text:p>1</text:p>
          </table:table-cell>
          <table:table-cell table:number-columns-repeated="4"/>
          <table:table-cell table:style-name="ce4" office:value-type="string">
            <text:p>1, 0.8045 </text:p>
          </table:table-cell>
          <table:table-cell table:formula="of:=MID([.I944];1;1)" office:value-type="string" office:string-value="1">
            <text:p>1</text:p>
          </table:table-cell>
          <table:table-cell table:formula="of:=MID([.I944];4;6)" office:value-type="string" office:string-value="0.8045">
            <text:p>0.8045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945]&gt;[.$E$1];1;0)" office:value-type="float" office:value="0">
            <text:p>0</text:p>
          </table:table-cell>
          <table:table-cell table:formula="of:=ABS([.A945]-[.C945])" office:value-type="float" office:value="1">
            <text:p>1</text:p>
          </table:table-cell>
          <table:table-cell table:number-columns-repeated="4"/>
          <table:table-cell table:style-name="ce4" office:value-type="string">
            <text:p>1, 0.769581 </text:p>
          </table:table-cell>
          <table:table-cell table:formula="of:=MID([.I945];1;1)" office:value-type="string" office:string-value="1">
            <text:p>1</text:p>
          </table:table-cell>
          <table:table-cell table:formula="of:=MID([.I945];4;6)" office:value-type="string" office:string-value="0.7695">
            <text:p>0.7695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946]&gt;[.$E$1];1;0)" office:value-type="float" office:value="0">
            <text:p>0</text:p>
          </table:table-cell>
          <table:table-cell table:formula="of:=ABS([.A946]-[.C946])" office:value-type="float" office:value="1">
            <text:p>1</text:p>
          </table:table-cell>
          <table:table-cell table:number-columns-repeated="4"/>
          <table:table-cell table:style-name="ce4" office:value-type="string">
            <text:p>1, 0.681531 </text:p>
          </table:table-cell>
          <table:table-cell table:formula="of:=MID([.I946];1;1)" office:value-type="string" office:string-value="1">
            <text:p>1</text:p>
          </table:table-cell>
          <table:table-cell table:formula="of:=MID([.I946];4;6)" office:value-type="string" office:string-value="0.6815">
            <text:p>0.6815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947]&gt;[.$E$1];1;0)" office:value-type="float" office:value="0">
            <text:p>0</text:p>
          </table:table-cell>
          <table:table-cell table:formula="of:=ABS([.A947]-[.C947])" office:value-type="float" office:value="0">
            <text:p>0</text:p>
          </table:table-cell>
          <table:table-cell table:number-columns-repeated="4"/>
          <table:table-cell table:style-name="ce4" office:value-type="string">
            <text:p>0, 0.427736 </text:p>
          </table:table-cell>
          <table:table-cell table:formula="of:=MID([.I947];1;1)" office:value-type="string" office:string-value="0">
            <text:p>0</text:p>
          </table:table-cell>
          <table:table-cell table:formula="of:=MID([.I947];4;6)" office:value-type="string" office:string-value="0.4277">
            <text:p>0.4277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948]&gt;[.$E$1];1;0)" office:value-type="float" office:value="0">
            <text:p>0</text:p>
          </table:table-cell>
          <table:table-cell table:formula="of:=ABS([.A948]-[.C948])" office:value-type="float" office:value="1">
            <text:p>1</text:p>
          </table:table-cell>
          <table:table-cell table:number-columns-repeated="4"/>
          <table:table-cell table:style-name="ce4" office:value-type="string">
            <text:p>1, 0.298729 </text:p>
          </table:table-cell>
          <table:table-cell table:formula="of:=MID([.I948];1;1)" office:value-type="string" office:string-value="1">
            <text:p>1</text:p>
          </table:table-cell>
          <table:table-cell table:formula="of:=MID([.I948];4;6)" office:value-type="string" office:string-value="0.2987">
            <text:p>0.2987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949]&gt;[.$E$1];1;0)" office:value-type="float" office:value="0">
            <text:p>0</text:p>
          </table:table-cell>
          <table:table-cell table:formula="of:=ABS([.A949]-[.C949])" office:value-type="float" office:value="1">
            <text:p>1</text:p>
          </table:table-cell>
          <table:table-cell table:number-columns-repeated="4"/>
          <table:table-cell table:style-name="ce4" office:value-type="string">
            <text:p>1, 0.618703 </text:p>
          </table:table-cell>
          <table:table-cell table:formula="of:=MID([.I949];1;1)" office:value-type="string" office:string-value="1">
            <text:p>1</text:p>
          </table:table-cell>
          <table:table-cell table:formula="of:=MID([.I949];4;6)" office:value-type="string" office:string-value="0.6187">
            <text:p>0.6187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950]&gt;[.$E$1];1;0)" office:value-type="float" office:value="0">
            <text:p>0</text:p>
          </table:table-cell>
          <table:table-cell table:formula="of:=ABS([.A950]-[.C950])" office:value-type="float" office:value="1">
            <text:p>1</text:p>
          </table:table-cell>
          <table:table-cell table:number-columns-repeated="4"/>
          <table:table-cell table:style-name="ce4" office:value-type="string">
            <text:p>1, 0.744195 </text:p>
          </table:table-cell>
          <table:table-cell table:formula="of:=MID([.I950];1;1)" office:value-type="string" office:string-value="1">
            <text:p>1</text:p>
          </table:table-cell>
          <table:table-cell table:formula="of:=MID([.I950];4;6)" office:value-type="string" office:string-value="0.7441">
            <text:p>0.7441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951]&gt;[.$E$1];1;0)" office:value-type="float" office:value="0">
            <text:p>0</text:p>
          </table:table-cell>
          <table:table-cell table:formula="of:=ABS([.A951]-[.C951])" office:value-type="float" office:value="0">
            <text:p>0</text:p>
          </table:table-cell>
          <table:table-cell table:number-columns-repeated="4"/>
          <table:table-cell table:style-name="ce4" office:value-type="string">
            <text:p>0, 0.591608 </text:p>
          </table:table-cell>
          <table:table-cell table:formula="of:=MID([.I951];1;1)" office:value-type="string" office:string-value="0">
            <text:p>0</text:p>
          </table:table-cell>
          <table:table-cell table:formula="of:=MID([.I951];4;6)" office:value-type="string" office:string-value="0.5916">
            <text:p>0.5916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952]&gt;[.$E$1];1;0)" office:value-type="float" office:value="0">
            <text:p>0</text:p>
          </table:table-cell>
          <table:table-cell table:formula="of:=ABS([.A952]-[.C952])" office:value-type="float" office:value="0">
            <text:p>0</text:p>
          </table:table-cell>
          <table:table-cell table:number-columns-repeated="4"/>
          <table:table-cell table:style-name="ce4" office:value-type="string">
            <text:p>0, 0.743262 </text:p>
          </table:table-cell>
          <table:table-cell table:formula="of:=MID([.I952];1;1)" office:value-type="string" office:string-value="0">
            <text:p>0</text:p>
          </table:table-cell>
          <table:table-cell table:formula="of:=MID([.I952];4;6)" office:value-type="string" office:string-value="0.7432">
            <text:p>0.7432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953]&gt;[.$E$1];1;0)" office:value-type="float" office:value="0">
            <text:p>0</text:p>
          </table:table-cell>
          <table:table-cell table:formula="of:=ABS([.A953]-[.C953])" office:value-type="float" office:value="0">
            <text:p>0</text:p>
          </table:table-cell>
          <table:table-cell table:number-columns-repeated="4"/>
          <table:table-cell table:style-name="ce4" office:value-type="string">
            <text:p>0, 0.456256 </text:p>
          </table:table-cell>
          <table:table-cell table:formula="of:=MID([.I953];1;1)" office:value-type="string" office:string-value="0">
            <text:p>0</text:p>
          </table:table-cell>
          <table:table-cell table:formula="of:=MID([.I953];4;6)" office:value-type="string" office:string-value="0.4562">
            <text:p>0.4562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954]&gt;[.$E$1];1;0)" office:value-type="float" office:value="0">
            <text:p>0</text:p>
          </table:table-cell>
          <table:table-cell table:formula="of:=ABS([.A954]-[.C954])" office:value-type="float" office:value="0">
            <text:p>0</text:p>
          </table:table-cell>
          <table:table-cell table:number-columns-repeated="4"/>
          <table:table-cell table:style-name="ce4" office:value-type="string">
            <text:p>0, 0.464555 </text:p>
          </table:table-cell>
          <table:table-cell table:formula="of:=MID([.I954];1;1)" office:value-type="string" office:string-value="0">
            <text:p>0</text:p>
          </table:table-cell>
          <table:table-cell table:formula="of:=MID([.I954];4;6)" office:value-type="string" office:string-value="0.4645">
            <text:p>0.4645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955]&gt;[.$E$1];1;0)" office:value-type="float" office:value="0">
            <text:p>0</text:p>
          </table:table-cell>
          <table:table-cell table:formula="of:=ABS([.A955]-[.C955])" office:value-type="float" office:value="1">
            <text:p>1</text:p>
          </table:table-cell>
          <table:table-cell table:number-columns-repeated="4"/>
          <table:table-cell table:style-name="ce4" office:value-type="string">
            <text:p>1, 0.769485 </text:p>
          </table:table-cell>
          <table:table-cell table:formula="of:=MID([.I955];1;1)" office:value-type="string" office:string-value="1">
            <text:p>1</text:p>
          </table:table-cell>
          <table:table-cell table:formula="of:=MID([.I955];4;6)" office:value-type="string" office:string-value="0.7694">
            <text:p>0.7694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956]&gt;[.$E$1];1;0)" office:value-type="float" office:value="0">
            <text:p>0</text:p>
          </table:table-cell>
          <table:table-cell table:formula="of:=ABS([.A956]-[.C956])" office:value-type="float" office:value="0">
            <text:p>0</text:p>
          </table:table-cell>
          <table:table-cell table:number-columns-repeated="4"/>
          <table:table-cell table:style-name="ce4" office:value-type="string">
            <text:p>0, 0.521545 </text:p>
          </table:table-cell>
          <table:table-cell table:formula="of:=MID([.I956];1;1)" office:value-type="string" office:string-value="0">
            <text:p>0</text:p>
          </table:table-cell>
          <table:table-cell table:formula="of:=MID([.I956];4;6)" office:value-type="string" office:string-value="0.5215">
            <text:p>0.5215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957]&gt;[.$E$1];1;0)" office:value-type="float" office:value="0">
            <text:p>0</text:p>
          </table:table-cell>
          <table:table-cell table:formula="of:=ABS([.A957]-[.C957])" office:value-type="float" office:value="0">
            <text:p>0</text:p>
          </table:table-cell>
          <table:table-cell table:number-columns-repeated="4"/>
          <table:table-cell table:style-name="ce4" office:value-type="string">
            <text:p>0, 0.511338 </text:p>
          </table:table-cell>
          <table:table-cell table:formula="of:=MID([.I957];1;1)" office:value-type="string" office:string-value="0">
            <text:p>0</text:p>
          </table:table-cell>
          <table:table-cell table:formula="of:=MID([.I957];4;6)" office:value-type="string" office:string-value="0.5113">
            <text:p>0.5113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958]&gt;[.$E$1];1;0)" office:value-type="float" office:value="0">
            <text:p>0</text:p>
          </table:table-cell>
          <table:table-cell table:formula="of:=ABS([.A958]-[.C958])" office:value-type="float" office:value="1">
            <text:p>1</text:p>
          </table:table-cell>
          <table:table-cell table:number-columns-repeated="4"/>
          <table:table-cell table:style-name="ce4" office:value-type="string">
            <text:p>1, 0.583735 </text:p>
          </table:table-cell>
          <table:table-cell table:formula="of:=MID([.I958];1;1)" office:value-type="string" office:string-value="1">
            <text:p>1</text:p>
          </table:table-cell>
          <table:table-cell table:formula="of:=MID([.I958];4;6)" office:value-type="string" office:string-value="0.5837">
            <text:p>0.5837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959]&gt;[.$E$1];1;0)" office:value-type="float" office:value="0">
            <text:p>0</text:p>
          </table:table-cell>
          <table:table-cell table:formula="of:=ABS([.A959]-[.C959])" office:value-type="float" office:value="1">
            <text:p>1</text:p>
          </table:table-cell>
          <table:table-cell table:number-columns-repeated="4"/>
          <table:table-cell table:style-name="ce4" office:value-type="string">
            <text:p>1, 0.57637 </text:p>
          </table:table-cell>
          <table:table-cell table:formula="of:=MID([.I959];1;1)" office:value-type="string" office:string-value="1">
            <text:p>1</text:p>
          </table:table-cell>
          <table:table-cell table:formula="of:=MID([.I959];4;6)" office:value-type="string" office:string-value="0.5763">
            <text:p>0.5763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960]&gt;[.$E$1];1;0)" office:value-type="float" office:value="0">
            <text:p>0</text:p>
          </table:table-cell>
          <table:table-cell table:formula="of:=ABS([.A960]-[.C960])" office:value-type="float" office:value="1">
            <text:p>1</text:p>
          </table:table-cell>
          <table:table-cell table:number-columns-repeated="4"/>
          <table:table-cell table:style-name="ce4" office:value-type="string">
            <text:p>1, 0.459084 </text:p>
          </table:table-cell>
          <table:table-cell table:formula="of:=MID([.I960];1;1)" office:value-type="string" office:string-value="1">
            <text:p>1</text:p>
          </table:table-cell>
          <table:table-cell table:formula="of:=MID([.I960];4;6)" office:value-type="string" office:string-value="0.4590">
            <text:p>0.4590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961]&gt;[.$E$1];1;0)" office:value-type="float" office:value="0">
            <text:p>0</text:p>
          </table:table-cell>
          <table:table-cell table:formula="of:=ABS([.A961]-[.C961])" office:value-type="float" office:value="0">
            <text:p>0</text:p>
          </table:table-cell>
          <table:table-cell table:number-columns-repeated="4"/>
          <table:table-cell table:style-name="ce4" office:value-type="string">
            <text:p>0, 0.424536 </text:p>
          </table:table-cell>
          <table:table-cell table:formula="of:=MID([.I961];1;1)" office:value-type="string" office:string-value="0">
            <text:p>0</text:p>
          </table:table-cell>
          <table:table-cell table:formula="of:=MID([.I961];4;6)" office:value-type="string" office:string-value="0.4245">
            <text:p>0.4245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962]&gt;[.$E$1];1;0)" office:value-type="float" office:value="0">
            <text:p>0</text:p>
          </table:table-cell>
          <table:table-cell table:formula="of:=ABS([.A962]-[.C962])" office:value-type="float" office:value="1">
            <text:p>1</text:p>
          </table:table-cell>
          <table:table-cell table:number-columns-repeated="4"/>
          <table:table-cell table:style-name="ce4" office:value-type="string">
            <text:p>1, 0.519752 </text:p>
          </table:table-cell>
          <table:table-cell table:formula="of:=MID([.I962];1;1)" office:value-type="string" office:string-value="1">
            <text:p>1</text:p>
          </table:table-cell>
          <table:table-cell table:formula="of:=MID([.I962];4;6)" office:value-type="string" office:string-value="0.5197">
            <text:p>0.5197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963]&gt;[.$E$1];1;0)" office:value-type="float" office:value="0">
            <text:p>0</text:p>
          </table:table-cell>
          <table:table-cell table:formula="of:=ABS([.A963]-[.C963])" office:value-type="float" office:value="1">
            <text:p>1</text:p>
          </table:table-cell>
          <table:table-cell table:number-columns-repeated="4"/>
          <table:table-cell table:style-name="ce4" office:value-type="string">
            <text:p>1, 0.397111 </text:p>
          </table:table-cell>
          <table:table-cell table:formula="of:=MID([.I963];1;1)" office:value-type="string" office:string-value="1">
            <text:p>1</text:p>
          </table:table-cell>
          <table:table-cell table:formula="of:=MID([.I963];4;6)" office:value-type="string" office:string-value="0.3971">
            <text:p>0.3971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964]&gt;[.$E$1];1;0)" office:value-type="float" office:value="0">
            <text:p>0</text:p>
          </table:table-cell>
          <table:table-cell table:formula="of:=ABS([.A964]-[.C964])" office:value-type="float" office:value="1">
            <text:p>1</text:p>
          </table:table-cell>
          <table:table-cell table:number-columns-repeated="4"/>
          <table:table-cell table:style-name="ce4" office:value-type="string">
            <text:p>1, 0.399263 </text:p>
          </table:table-cell>
          <table:table-cell table:formula="of:=MID([.I964];1;1)" office:value-type="string" office:string-value="1">
            <text:p>1</text:p>
          </table:table-cell>
          <table:table-cell table:formula="of:=MID([.I964];4;6)" office:value-type="string" office:string-value="0.3992">
            <text:p>0.3992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965]&gt;[.$E$1];1;0)" office:value-type="float" office:value="0">
            <text:p>0</text:p>
          </table:table-cell>
          <table:table-cell table:formula="of:=ABS([.A965]-[.C965])" office:value-type="float" office:value="1">
            <text:p>1</text:p>
          </table:table-cell>
          <table:table-cell table:number-columns-repeated="4"/>
          <table:table-cell table:style-name="ce4" office:value-type="string">
            <text:p>1, 0.757952 </text:p>
          </table:table-cell>
          <table:table-cell table:formula="of:=MID([.I965];1;1)" office:value-type="string" office:string-value="1">
            <text:p>1</text:p>
          </table:table-cell>
          <table:table-cell table:formula="of:=MID([.I965];4;6)" office:value-type="string" office:string-value="0.7579">
            <text:p>0.7579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966]&gt;[.$E$1];1;0)" office:value-type="float" office:value="0">
            <text:p>0</text:p>
          </table:table-cell>
          <table:table-cell table:formula="of:=ABS([.A966]-[.C966])" office:value-type="float" office:value="0">
            <text:p>0</text:p>
          </table:table-cell>
          <table:table-cell table:number-columns-repeated="4"/>
          <table:table-cell table:style-name="ce4" office:value-type="string">
            <text:p>0, 0.67099 </text:p>
          </table:table-cell>
          <table:table-cell table:formula="of:=MID([.I966];1;1)" office:value-type="string" office:string-value="0">
            <text:p>0</text:p>
          </table:table-cell>
          <table:table-cell table:formula="of:=MID([.I966];4;6)" office:value-type="string" office:string-value="0.6709">
            <text:p>0.6709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967]&gt;[.$E$1];1;0)" office:value-type="float" office:value="0">
            <text:p>0</text:p>
          </table:table-cell>
          <table:table-cell table:formula="of:=ABS([.A967]-[.C967])" office:value-type="float" office:value="1">
            <text:p>1</text:p>
          </table:table-cell>
          <table:table-cell table:number-columns-repeated="4"/>
          <table:table-cell table:style-name="ce4" office:value-type="string">
            <text:p>1, 0.608428 </text:p>
          </table:table-cell>
          <table:table-cell table:formula="of:=MID([.I967];1;1)" office:value-type="string" office:string-value="1">
            <text:p>1</text:p>
          </table:table-cell>
          <table:table-cell table:formula="of:=MID([.I967];4;6)" office:value-type="string" office:string-value="0.6084">
            <text:p>0.6084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968]&gt;[.$E$1];1;0)" office:value-type="float" office:value="0">
            <text:p>0</text:p>
          </table:table-cell>
          <table:table-cell table:formula="of:=ABS([.A968]-[.C968])" office:value-type="float" office:value="0">
            <text:p>0</text:p>
          </table:table-cell>
          <table:table-cell table:number-columns-repeated="4"/>
          <table:table-cell table:style-name="ce4" office:value-type="string">
            <text:p>0, 0.496145 </text:p>
          </table:table-cell>
          <table:table-cell table:formula="of:=MID([.I968];1;1)" office:value-type="string" office:string-value="0">
            <text:p>0</text:p>
          </table:table-cell>
          <table:table-cell table:formula="of:=MID([.I968];4;6)" office:value-type="string" office:string-value="0.4961">
            <text:p>0.4961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969]&gt;[.$E$1];1;0)" office:value-type="float" office:value="0">
            <text:p>0</text:p>
          </table:table-cell>
          <table:table-cell table:formula="of:=ABS([.A969]-[.C969])" office:value-type="float" office:value="1">
            <text:p>1</text:p>
          </table:table-cell>
          <table:table-cell table:number-columns-repeated="4"/>
          <table:table-cell table:style-name="ce4" office:value-type="string">
            <text:p>1, 0.564687 </text:p>
          </table:table-cell>
          <table:table-cell table:formula="of:=MID([.I969];1;1)" office:value-type="string" office:string-value="1">
            <text:p>1</text:p>
          </table:table-cell>
          <table:table-cell table:formula="of:=MID([.I969];4;6)" office:value-type="string" office:string-value="0.5646">
            <text:p>0.5646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970]&gt;[.$E$1];1;0)" office:value-type="float" office:value="0">
            <text:p>0</text:p>
          </table:table-cell>
          <table:table-cell table:formula="of:=ABS([.A970]-[.C970])" office:value-type="float" office:value="0">
            <text:p>0</text:p>
          </table:table-cell>
          <table:table-cell table:number-columns-repeated="4"/>
          <table:table-cell table:style-name="ce4" office:value-type="string">
            <text:p>0, 0.562941 </text:p>
          </table:table-cell>
          <table:table-cell table:formula="of:=MID([.I970];1;1)" office:value-type="string" office:string-value="0">
            <text:p>0</text:p>
          </table:table-cell>
          <table:table-cell table:formula="of:=MID([.I970];4;6)" office:value-type="string" office:string-value="0.5629">
            <text:p>0.5629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971]&gt;[.$E$1];1;0)" office:value-type="float" office:value="0">
            <text:p>0</text:p>
          </table:table-cell>
          <table:table-cell table:formula="of:=ABS([.A971]-[.C971])" office:value-type="float" office:value="1">
            <text:p>1</text:p>
          </table:table-cell>
          <table:table-cell table:number-columns-repeated="4"/>
          <table:table-cell table:style-name="ce4" office:value-type="string">
            <text:p>1, 0.703051 </text:p>
          </table:table-cell>
          <table:table-cell table:formula="of:=MID([.I971];1;1)" office:value-type="string" office:string-value="1">
            <text:p>1</text:p>
          </table:table-cell>
          <table:table-cell table:formula="of:=MID([.I971];4;6)" office:value-type="string" office:string-value="0.7030">
            <text:p>0.7030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972]&gt;[.$E$1];1;0)" office:value-type="float" office:value="0">
            <text:p>0</text:p>
          </table:table-cell>
          <table:table-cell table:formula="of:=ABS([.A972]-[.C972])" office:value-type="float" office:value="1">
            <text:p>1</text:p>
          </table:table-cell>
          <table:table-cell table:number-columns-repeated="4"/>
          <table:table-cell table:style-name="ce4" office:value-type="string">
            <text:p>1, 0.657973 </text:p>
          </table:table-cell>
          <table:table-cell table:formula="of:=MID([.I972];1;1)" office:value-type="string" office:string-value="1">
            <text:p>1</text:p>
          </table:table-cell>
          <table:table-cell table:formula="of:=MID([.I972];4;6)" office:value-type="string" office:string-value="0.6579">
            <text:p>0.6579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973]&gt;[.$E$1];1;0)" office:value-type="float" office:value="0">
            <text:p>0</text:p>
          </table:table-cell>
          <table:table-cell table:formula="of:=ABS([.A973]-[.C973])" office:value-type="float" office:value="1">
            <text:p>1</text:p>
          </table:table-cell>
          <table:table-cell table:number-columns-repeated="4"/>
          <table:table-cell table:style-name="ce4" office:value-type="string">
            <text:p>1, 0.667629 </text:p>
          </table:table-cell>
          <table:table-cell table:formula="of:=MID([.I973];1;1)" office:value-type="string" office:string-value="1">
            <text:p>1</text:p>
          </table:table-cell>
          <table:table-cell table:formula="of:=MID([.I973];4;6)" office:value-type="string" office:string-value="0.6676">
            <text:p>0.6676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974]&gt;[.$E$1];1;0)" office:value-type="float" office:value="0">
            <text:p>0</text:p>
          </table:table-cell>
          <table:table-cell table:formula="of:=ABS([.A974]-[.C974])" office:value-type="float" office:value="1">
            <text:p>1</text:p>
          </table:table-cell>
          <table:table-cell table:number-columns-repeated="4"/>
          <table:table-cell table:style-name="ce4" office:value-type="string">
            <text:p>1, 0.804391 </text:p>
          </table:table-cell>
          <table:table-cell table:formula="of:=MID([.I974];1;1)" office:value-type="string" office:string-value="1">
            <text:p>1</text:p>
          </table:table-cell>
          <table:table-cell table:formula="of:=MID([.I974];4;6)" office:value-type="string" office:string-value="0.8043">
            <text:p>0.8043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975]&gt;[.$E$1];1;0)" office:value-type="float" office:value="0">
            <text:p>0</text:p>
          </table:table-cell>
          <table:table-cell table:formula="of:=ABS([.A975]-[.C975])" office:value-type="float" office:value="1">
            <text:p>1</text:p>
          </table:table-cell>
          <table:table-cell table:number-columns-repeated="4"/>
          <table:table-cell table:style-name="ce4" office:value-type="string">
            <text:p>1, 0.478355 </text:p>
          </table:table-cell>
          <table:table-cell table:formula="of:=MID([.I975];1;1)" office:value-type="string" office:string-value="1">
            <text:p>1</text:p>
          </table:table-cell>
          <table:table-cell table:formula="of:=MID([.I975];4;6)" office:value-type="string" office:string-value="0.4783">
            <text:p>0.4783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976]&gt;[.$E$1];1;0)" office:value-type="float" office:value="0">
            <text:p>0</text:p>
          </table:table-cell>
          <table:table-cell table:formula="of:=ABS([.A976]-[.C976])" office:value-type="float" office:value="1">
            <text:p>1</text:p>
          </table:table-cell>
          <table:table-cell table:number-columns-repeated="4"/>
          <table:table-cell table:style-name="ce4" office:value-type="string">
            <text:p>1, 0.714028 </text:p>
          </table:table-cell>
          <table:table-cell table:formula="of:=MID([.I976];1;1)" office:value-type="string" office:string-value="1">
            <text:p>1</text:p>
          </table:table-cell>
          <table:table-cell table:formula="of:=MID([.I976];4;6)" office:value-type="string" office:string-value="0.7140">
            <text:p>0.7140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977]&gt;[.$E$1];1;0)" office:value-type="float" office:value="0">
            <text:p>0</text:p>
          </table:table-cell>
          <table:table-cell table:formula="of:=ABS([.A977]-[.C977])" office:value-type="float" office:value="1">
            <text:p>1</text:p>
          </table:table-cell>
          <table:table-cell table:number-columns-repeated="4"/>
          <table:table-cell table:style-name="ce4" office:value-type="string">
            <text:p>1, 0.416178 </text:p>
          </table:table-cell>
          <table:table-cell table:formula="of:=MID([.I977];1;1)" office:value-type="string" office:string-value="1">
            <text:p>1</text:p>
          </table:table-cell>
          <table:table-cell table:formula="of:=MID([.I977];4;6)" office:value-type="string" office:string-value="0.4161">
            <text:p>0.4161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978]&gt;[.$E$1];1;0)" office:value-type="float" office:value="0">
            <text:p>0</text:p>
          </table:table-cell>
          <table:table-cell table:formula="of:=ABS([.A978]-[.C978])" office:value-type="float" office:value="1">
            <text:p>1</text:p>
          </table:table-cell>
          <table:table-cell table:number-columns-repeated="4"/>
          <table:table-cell table:style-name="ce4" office:value-type="string">
            <text:p>1, 0.588419 </text:p>
          </table:table-cell>
          <table:table-cell table:formula="of:=MID([.I978];1;1)" office:value-type="string" office:string-value="1">
            <text:p>1</text:p>
          </table:table-cell>
          <table:table-cell table:formula="of:=MID([.I978];4;6)" office:value-type="string" office:string-value="0.5884">
            <text:p>0.5884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979]&gt;[.$E$1];1;0)" office:value-type="float" office:value="0">
            <text:p>0</text:p>
          </table:table-cell>
          <table:table-cell table:formula="of:=ABS([.A979]-[.C979])" office:value-type="float" office:value="1">
            <text:p>1</text:p>
          </table:table-cell>
          <table:table-cell table:number-columns-repeated="4"/>
          <table:table-cell table:style-name="ce4" office:value-type="string">
            <text:p>1, 0.560412 </text:p>
          </table:table-cell>
          <table:table-cell table:formula="of:=MID([.I979];1;1)" office:value-type="string" office:string-value="1">
            <text:p>1</text:p>
          </table:table-cell>
          <table:table-cell table:formula="of:=MID([.I979];4;6)" office:value-type="string" office:string-value="0.5604">
            <text:p>0.5604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980]&gt;[.$E$1];1;0)" office:value-type="float" office:value="0">
            <text:p>0</text:p>
          </table:table-cell>
          <table:table-cell table:formula="of:=ABS([.A980]-[.C980])" office:value-type="float" office:value="1">
            <text:p>1</text:p>
          </table:table-cell>
          <table:table-cell table:number-columns-repeated="4"/>
          <table:table-cell table:style-name="ce4" office:value-type="string">
            <text:p>1, 0.49354 </text:p>
          </table:table-cell>
          <table:table-cell table:formula="of:=MID([.I980];1;1)" office:value-type="string" office:string-value="1">
            <text:p>1</text:p>
          </table:table-cell>
          <table:table-cell table:formula="of:=MID([.I980];4;6)" office:value-type="string" office:string-value="0.4935">
            <text:p>0.4935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981]&gt;[.$E$1];1;0)" office:value-type="float" office:value="0">
            <text:p>0</text:p>
          </table:table-cell>
          <table:table-cell table:formula="of:=ABS([.A981]-[.C981])" office:value-type="float" office:value="0">
            <text:p>0</text:p>
          </table:table-cell>
          <table:table-cell table:number-columns-repeated="4"/>
          <table:table-cell table:style-name="ce4" office:value-type="string">
            <text:p>0, 0.753317 </text:p>
          </table:table-cell>
          <table:table-cell table:formula="of:=MID([.I981];1;1)" office:value-type="string" office:string-value="0">
            <text:p>0</text:p>
          </table:table-cell>
          <table:table-cell table:formula="of:=MID([.I981];4;6)" office:value-type="string" office:string-value="0.7533">
            <text:p>0.7533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982]&gt;[.$E$1];1;0)" office:value-type="float" office:value="0">
            <text:p>0</text:p>
          </table:table-cell>
          <table:table-cell table:formula="of:=ABS([.A982]-[.C982])" office:value-type="float" office:value="0">
            <text:p>0</text:p>
          </table:table-cell>
          <table:table-cell table:number-columns-repeated="4"/>
          <table:table-cell table:style-name="ce4" office:value-type="string">
            <text:p>0, 0.507333 </text:p>
          </table:table-cell>
          <table:table-cell table:formula="of:=MID([.I982];1;1)" office:value-type="string" office:string-value="0">
            <text:p>0</text:p>
          </table:table-cell>
          <table:table-cell table:formula="of:=MID([.I982];4;6)" office:value-type="string" office:string-value="0.5073">
            <text:p>0.5073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983]&gt;[.$E$1];1;0)" office:value-type="float" office:value="0">
            <text:p>0</text:p>
          </table:table-cell>
          <table:table-cell table:formula="of:=ABS([.A983]-[.C983])" office:value-type="float" office:value="1">
            <text:p>1</text:p>
          </table:table-cell>
          <table:table-cell table:number-columns-repeated="4"/>
          <table:table-cell table:style-name="ce4" office:value-type="string">
            <text:p>1, 0.627472 </text:p>
          </table:table-cell>
          <table:table-cell table:formula="of:=MID([.I983];1;1)" office:value-type="string" office:string-value="1">
            <text:p>1</text:p>
          </table:table-cell>
          <table:table-cell table:formula="of:=MID([.I983];4;6)" office:value-type="string" office:string-value="0.6274">
            <text:p>0.6274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984]&gt;[.$E$1];1;0)" office:value-type="float" office:value="0">
            <text:p>0</text:p>
          </table:table-cell>
          <table:table-cell table:formula="of:=ABS([.A984]-[.C984])" office:value-type="float" office:value="1">
            <text:p>1</text:p>
          </table:table-cell>
          <table:table-cell table:number-columns-repeated="4"/>
          <table:table-cell table:style-name="ce4" office:value-type="string">
            <text:p>1, 0.637112 </text:p>
          </table:table-cell>
          <table:table-cell table:formula="of:=MID([.I984];1;1)" office:value-type="string" office:string-value="1">
            <text:p>1</text:p>
          </table:table-cell>
          <table:table-cell table:formula="of:=MID([.I984];4;6)" office:value-type="string" office:string-value="0.6371">
            <text:p>0.6371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985]&gt;[.$E$1];1;0)" office:value-type="float" office:value="0">
            <text:p>0</text:p>
          </table:table-cell>
          <table:table-cell table:formula="of:=ABS([.A985]-[.C985])" office:value-type="float" office:value="1">
            <text:p>1</text:p>
          </table:table-cell>
          <table:table-cell table:number-columns-repeated="4"/>
          <table:table-cell table:style-name="ce4" office:value-type="string">
            <text:p>1, 0.782405 </text:p>
          </table:table-cell>
          <table:table-cell table:formula="of:=MID([.I985];1;1)" office:value-type="string" office:string-value="1">
            <text:p>1</text:p>
          </table:table-cell>
          <table:table-cell table:formula="of:=MID([.I985];4;6)" office:value-type="string" office:string-value="0.7824">
            <text:p>0.7824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986]&gt;[.$E$1];1;0)" office:value-type="float" office:value="0">
            <text:p>0</text:p>
          </table:table-cell>
          <table:table-cell table:formula="of:=ABS([.A986]-[.C986])" office:value-type="float" office:value="1">
            <text:p>1</text:p>
          </table:table-cell>
          <table:table-cell table:number-columns-repeated="4"/>
          <table:table-cell table:style-name="ce4" office:value-type="string">
            <text:p>1, 0.793625 </text:p>
          </table:table-cell>
          <table:table-cell table:formula="of:=MID([.I986];1;1)" office:value-type="string" office:string-value="1">
            <text:p>1</text:p>
          </table:table-cell>
          <table:table-cell table:formula="of:=MID([.I986];4;6)" office:value-type="string" office:string-value="0.7936">
            <text:p>0.7936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987]&gt;[.$E$1];1;0)" office:value-type="float" office:value="0">
            <text:p>0</text:p>
          </table:table-cell>
          <table:table-cell table:formula="of:=ABS([.A987]-[.C987])" office:value-type="float" office:value="1">
            <text:p>1</text:p>
          </table:table-cell>
          <table:table-cell table:number-columns-repeated="4"/>
          <table:table-cell table:style-name="ce4" office:value-type="string">
            <text:p>1, 0.612273 </text:p>
          </table:table-cell>
          <table:table-cell table:formula="of:=MID([.I987];1;1)" office:value-type="string" office:string-value="1">
            <text:p>1</text:p>
          </table:table-cell>
          <table:table-cell table:formula="of:=MID([.I987];4;6)" office:value-type="string" office:string-value="0.6122">
            <text:p>0.6122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988]&gt;[.$E$1];1;0)" office:value-type="float" office:value="0">
            <text:p>0</text:p>
          </table:table-cell>
          <table:table-cell table:formula="of:=ABS([.A988]-[.C988])" office:value-type="float" office:value="1">
            <text:p>1</text:p>
          </table:table-cell>
          <table:table-cell table:number-columns-repeated="4"/>
          <table:table-cell table:style-name="ce4" office:value-type="string">
            <text:p>1, 0.47782 </text:p>
          </table:table-cell>
          <table:table-cell table:formula="of:=MID([.I988];1;1)" office:value-type="string" office:string-value="1">
            <text:p>1</text:p>
          </table:table-cell>
          <table:table-cell table:formula="of:=MID([.I988];4;6)" office:value-type="string" office:string-value="0.4778">
            <text:p>0.4778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989]&gt;[.$E$1];1;0)" office:value-type="float" office:value="0">
            <text:p>0</text:p>
          </table:table-cell>
          <table:table-cell table:formula="of:=ABS([.A989]-[.C989])" office:value-type="float" office:value="0">
            <text:p>0</text:p>
          </table:table-cell>
          <table:table-cell table:number-columns-repeated="4"/>
          <table:table-cell table:style-name="ce4" office:value-type="string">
            <text:p>0, 0.569998 </text:p>
          </table:table-cell>
          <table:table-cell table:formula="of:=MID([.I989];1;1)" office:value-type="string" office:string-value="0">
            <text:p>0</text:p>
          </table:table-cell>
          <table:table-cell table:formula="of:=MID([.I989];4;6)" office:value-type="string" office:string-value="0.5699">
            <text:p>0.5699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990]&gt;[.$E$1];1;0)" office:value-type="float" office:value="0">
            <text:p>0</text:p>
          </table:table-cell>
          <table:table-cell table:formula="of:=ABS([.A990]-[.C990])" office:value-type="float" office:value="1">
            <text:p>1</text:p>
          </table:table-cell>
          <table:table-cell table:number-columns-repeated="4"/>
          <table:table-cell table:style-name="ce4" office:value-type="string">
            <text:p>1, 0.468135 </text:p>
          </table:table-cell>
          <table:table-cell table:formula="of:=MID([.I990];1;1)" office:value-type="string" office:string-value="1">
            <text:p>1</text:p>
          </table:table-cell>
          <table:table-cell table:formula="of:=MID([.I990];4;6)" office:value-type="string" office:string-value="0.4681">
            <text:p>0.4681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991]&gt;[.$E$1];1;0)" office:value-type="float" office:value="0">
            <text:p>0</text:p>
          </table:table-cell>
          <table:table-cell table:formula="of:=ABS([.A991]-[.C991])" office:value-type="float" office:value="1">
            <text:p>1</text:p>
          </table:table-cell>
          <table:table-cell table:number-columns-repeated="4"/>
          <table:table-cell table:style-name="ce4" office:value-type="string">
            <text:p>1, 0.68967 </text:p>
          </table:table-cell>
          <table:table-cell table:formula="of:=MID([.I991];1;1)" office:value-type="string" office:string-value="1">
            <text:p>1</text:p>
          </table:table-cell>
          <table:table-cell table:formula="of:=MID([.I991];4;6)" office:value-type="string" office:string-value="0.6896">
            <text:p>0.6896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992]&gt;[.$E$1];1;0)" office:value-type="float" office:value="0">
            <text:p>0</text:p>
          </table:table-cell>
          <table:table-cell table:formula="of:=ABS([.A992]-[.C992])" office:value-type="float" office:value="1">
            <text:p>1</text:p>
          </table:table-cell>
          <table:table-cell table:number-columns-repeated="4"/>
          <table:table-cell table:style-name="ce4" office:value-type="string">
            <text:p>1, 0.801196 </text:p>
          </table:table-cell>
          <table:table-cell table:formula="of:=MID([.I992];1;1)" office:value-type="string" office:string-value="1">
            <text:p>1</text:p>
          </table:table-cell>
          <table:table-cell table:formula="of:=MID([.I992];4;6)" office:value-type="string" office:string-value="0.8011">
            <text:p>0.8011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993]&gt;[.$E$1];1;0)" office:value-type="float" office:value="0">
            <text:p>0</text:p>
          </table:table-cell>
          <table:table-cell table:formula="of:=ABS([.A993]-[.C993])" office:value-type="float" office:value="1">
            <text:p>1</text:p>
          </table:table-cell>
          <table:table-cell table:number-columns-repeated="4"/>
          <table:table-cell table:style-name="ce4" office:value-type="string">
            <text:p>1, 0.823073 </text:p>
          </table:table-cell>
          <table:table-cell table:formula="of:=MID([.I993];1;1)" office:value-type="string" office:string-value="1">
            <text:p>1</text:p>
          </table:table-cell>
          <table:table-cell table:formula="of:=MID([.I993];4;6)" office:value-type="string" office:string-value="0.8230">
            <text:p>0.8230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994]&gt;[.$E$1];1;0)" office:value-type="float" office:value="0">
            <text:p>0</text:p>
          </table:table-cell>
          <table:table-cell table:formula="of:=ABS([.A994]-[.C994])" office:value-type="float" office:value="1">
            <text:p>1</text:p>
          </table:table-cell>
          <table:table-cell table:number-columns-repeated="4"/>
          <table:table-cell table:style-name="ce4" office:value-type="string">
            <text:p>1, 0.644726 </text:p>
          </table:table-cell>
          <table:table-cell table:formula="of:=MID([.I994];1;1)" office:value-type="string" office:string-value="1">
            <text:p>1</text:p>
          </table:table-cell>
          <table:table-cell table:formula="of:=MID([.I994];4;6)" office:value-type="string" office:string-value="0.6447">
            <text:p>0.6447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995]&gt;[.$E$1];1;0)" office:value-type="float" office:value="0">
            <text:p>0</text:p>
          </table:table-cell>
          <table:table-cell table:formula="of:=ABS([.A995]-[.C995])" office:value-type="float" office:value="1">
            <text:p>1</text:p>
          </table:table-cell>
          <table:table-cell table:number-columns-repeated="4"/>
          <table:table-cell table:style-name="ce4" office:value-type="string">
            <text:p>1, 0.700734 </text:p>
          </table:table-cell>
          <table:table-cell table:formula="of:=MID([.I995];1;1)" office:value-type="string" office:string-value="1">
            <text:p>1</text:p>
          </table:table-cell>
          <table:table-cell table:formula="of:=MID([.I995];4;6)" office:value-type="string" office:string-value="0.7007">
            <text:p>0.7007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996]&gt;[.$E$1];1;0)" office:value-type="float" office:value="0">
            <text:p>0</text:p>
          </table:table-cell>
          <table:table-cell table:formula="of:=ABS([.A996]-[.C996])" office:value-type="float" office:value="1">
            <text:p>1</text:p>
          </table:table-cell>
          <table:table-cell table:number-columns-repeated="4"/>
          <table:table-cell table:style-name="ce4" office:value-type="string">
            <text:p>1, 0.524644 </text:p>
          </table:table-cell>
          <table:table-cell table:formula="of:=MID([.I996];1;1)" office:value-type="string" office:string-value="1">
            <text:p>1</text:p>
          </table:table-cell>
          <table:table-cell table:formula="of:=MID([.I996];4;6)" office:value-type="string" office:string-value="0.5246">
            <text:p>0.5246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997]&gt;[.$E$1];1;0)" office:value-type="float" office:value="0">
            <text:p>0</text:p>
          </table:table-cell>
          <table:table-cell table:formula="of:=ABS([.A997]-[.C997])" office:value-type="float" office:value="1">
            <text:p>1</text:p>
          </table:table-cell>
          <table:table-cell table:number-columns-repeated="4"/>
          <table:table-cell table:style-name="ce4" office:value-type="string">
            <text:p>1, 0.849881 </text:p>
          </table:table-cell>
          <table:table-cell table:formula="of:=MID([.I997];1;1)" office:value-type="string" office:string-value="1">
            <text:p>1</text:p>
          </table:table-cell>
          <table:table-cell table:formula="of:=MID([.I997];4;6)" office:value-type="string" office:string-value="0.8498">
            <text:p>0.8498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998]&gt;[.$E$1];1;0)" office:value-type="float" office:value="0">
            <text:p>0</text:p>
          </table:table-cell>
          <table:table-cell table:formula="of:=ABS([.A998]-[.C998])" office:value-type="float" office:value="0">
            <text:p>0</text:p>
          </table:table-cell>
          <table:table-cell table:number-columns-repeated="4"/>
          <table:table-cell table:style-name="ce4" office:value-type="string">
            <text:p>0, 0.662926 </text:p>
          </table:table-cell>
          <table:table-cell table:formula="of:=MID([.I998];1;1)" office:value-type="string" office:string-value="0">
            <text:p>0</text:p>
          </table:table-cell>
          <table:table-cell table:formula="of:=MID([.I998];4;6)" office:value-type="string" office:string-value="0.6629">
            <text:p>0.6629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999]&gt;[.$E$1];1;0)" office:value-type="float" office:value="0">
            <text:p>0</text:p>
          </table:table-cell>
          <table:table-cell table:formula="of:=ABS([.A999]-[.C999])" office:value-type="float" office:value="1">
            <text:p>1</text:p>
          </table:table-cell>
          <table:table-cell table:number-columns-repeated="4"/>
          <table:table-cell table:style-name="ce4" office:value-type="string">
            <text:p>1, 0.74113 </text:p>
          </table:table-cell>
          <table:table-cell table:formula="of:=MID([.I999];1;1)" office:value-type="string" office:string-value="1">
            <text:p>1</text:p>
          </table:table-cell>
          <table:table-cell table:formula="of:=MID([.I999];4;6)" office:value-type="string" office:string-value="0.7411">
            <text:p>0.7411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1000]&gt;[.$E$1];1;0)" office:value-type="float" office:value="0">
            <text:p>0</text:p>
          </table:table-cell>
          <table:table-cell table:formula="of:=ABS([.A1000]-[.C1000])" office:value-type="float" office:value="0">
            <text:p>0</text:p>
          </table:table-cell>
          <table:table-cell table:number-columns-repeated="4"/>
          <table:table-cell table:style-name="ce4" office:value-type="string">
            <text:p>0, 0.496973 </text:p>
          </table:table-cell>
          <table:table-cell table:formula="of:=MID([.I1000];1;1)" office:value-type="string" office:string-value="0">
            <text:p>0</text:p>
          </table:table-cell>
          <table:table-cell table:formula="of:=MID([.I1000];4;6)" office:value-type="string" office:string-value="0.4969">
            <text:p>0.4969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1001]&gt;[.$E$1];1;0)" office:value-type="float" office:value="0">
            <text:p>0</text:p>
          </table:table-cell>
          <table:table-cell table:formula="of:=ABS([.A1001]-[.C1001])" office:value-type="float" office:value="1">
            <text:p>1</text:p>
          </table:table-cell>
          <table:table-cell table:number-columns-repeated="4"/>
          <table:table-cell table:style-name="ce4" office:value-type="string">
            <text:p>1, 0.802791 </text:p>
          </table:table-cell>
          <table:table-cell table:formula="of:=MID([.I1001];1;1)" office:value-type="string" office:string-value="1">
            <text:p>1</text:p>
          </table:table-cell>
          <table:table-cell table:formula="of:=MID([.I1001];4;6)" office:value-type="string" office:string-value="0.8027">
            <text:p>0.8027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1002]&gt;[.$E$1];1;0)" office:value-type="float" office:value="0">
            <text:p>0</text:p>
          </table:table-cell>
          <table:table-cell table:formula="of:=ABS([.A1002]-[.C1002])" office:value-type="float" office:value="1">
            <text:p>1</text:p>
          </table:table-cell>
          <table:table-cell table:number-columns-repeated="4"/>
          <table:table-cell table:style-name="ce4" office:value-type="string">
            <text:p>1, 0.577514 </text:p>
          </table:table-cell>
          <table:table-cell table:formula="of:=MID([.I1002];1;1)" office:value-type="string" office:string-value="1">
            <text:p>1</text:p>
          </table:table-cell>
          <table:table-cell table:formula="of:=MID([.I1002];4;6)" office:value-type="string" office:string-value="0.5775">
            <text:p>0.5775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1003]&gt;[.$E$1];1;0)" office:value-type="float" office:value="0">
            <text:p>0</text:p>
          </table:table-cell>
          <table:table-cell table:formula="of:=ABS([.A1003]-[.C1003])" office:value-type="float" office:value="0">
            <text:p>0</text:p>
          </table:table-cell>
          <table:table-cell table:number-columns-repeated="4"/>
          <table:table-cell table:style-name="ce4" office:value-type="string">
            <text:p>0, 0.534267 </text:p>
          </table:table-cell>
          <table:table-cell table:formula="of:=MID([.I1003];1;1)" office:value-type="string" office:string-value="0">
            <text:p>0</text:p>
          </table:table-cell>
          <table:table-cell table:formula="of:=MID([.I1003];4;6)" office:value-type="string" office:string-value="0.5342">
            <text:p>0.5342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1004]&gt;[.$E$1];1;0)" office:value-type="float" office:value="0">
            <text:p>0</text:p>
          </table:table-cell>
          <table:table-cell table:formula="of:=ABS([.A1004]-[.C1004])" office:value-type="float" office:value="0">
            <text:p>0</text:p>
          </table:table-cell>
          <table:table-cell table:number-columns-repeated="4"/>
          <table:table-cell table:style-name="ce4" office:value-type="string">
            <text:p>0, 0.606412 </text:p>
          </table:table-cell>
          <table:table-cell table:formula="of:=MID([.I1004];1;1)" office:value-type="string" office:string-value="0">
            <text:p>0</text:p>
          </table:table-cell>
          <table:table-cell table:formula="of:=MID([.I1004];4;6)" office:value-type="string" office:string-value="0.6064">
            <text:p>0.6064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1005]&gt;[.$E$1];1;0)" office:value-type="float" office:value="0">
            <text:p>0</text:p>
          </table:table-cell>
          <table:table-cell table:formula="of:=ABS([.A1005]-[.C1005])" office:value-type="float" office:value="1">
            <text:p>1</text:p>
          </table:table-cell>
          <table:table-cell table:number-columns-repeated="4"/>
          <table:table-cell table:style-name="ce4" office:value-type="string">
            <text:p>1, 0.606062 </text:p>
          </table:table-cell>
          <table:table-cell table:formula="of:=MID([.I1005];1;1)" office:value-type="string" office:string-value="1">
            <text:p>1</text:p>
          </table:table-cell>
          <table:table-cell table:formula="of:=MID([.I1005];4;6)" office:value-type="string" office:string-value="0.6060">
            <text:p>0.6060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1006]&gt;[.$E$1];1;0)" office:value-type="float" office:value="0">
            <text:p>0</text:p>
          </table:table-cell>
          <table:table-cell table:formula="of:=ABS([.A1006]-[.C1006])" office:value-type="float" office:value="1">
            <text:p>1</text:p>
          </table:table-cell>
          <table:table-cell table:number-columns-repeated="4"/>
          <table:table-cell table:style-name="ce4" office:value-type="string">
            <text:p>1, 0.701387 </text:p>
          </table:table-cell>
          <table:table-cell table:formula="of:=MID([.I1006];1;1)" office:value-type="string" office:string-value="1">
            <text:p>1</text:p>
          </table:table-cell>
          <table:table-cell table:formula="of:=MID([.I1006];4;6)" office:value-type="string" office:string-value="0.7013">
            <text:p>0.7013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1007]&gt;[.$E$1];1;0)" office:value-type="float" office:value="0">
            <text:p>0</text:p>
          </table:table-cell>
          <table:table-cell table:formula="of:=ABS([.A1007]-[.C1007])" office:value-type="float" office:value="1">
            <text:p>1</text:p>
          </table:table-cell>
          <table:table-cell table:number-columns-repeated="4"/>
          <table:table-cell table:style-name="ce4" office:value-type="string">
            <text:p>1, 0.728553 </text:p>
          </table:table-cell>
          <table:table-cell table:formula="of:=MID([.I1007];1;1)" office:value-type="string" office:string-value="1">
            <text:p>1</text:p>
          </table:table-cell>
          <table:table-cell table:formula="of:=MID([.I1007];4;6)" office:value-type="string" office:string-value="0.7285">
            <text:p>0.7285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1008]&gt;[.$E$1];1;0)" office:value-type="float" office:value="0">
            <text:p>0</text:p>
          </table:table-cell>
          <table:table-cell table:formula="of:=ABS([.A1008]-[.C1008])" office:value-type="float" office:value="0">
            <text:p>0</text:p>
          </table:table-cell>
          <table:table-cell table:number-columns-repeated="4"/>
          <table:table-cell table:style-name="ce4" office:value-type="string">
            <text:p>0, 0.752438 </text:p>
          </table:table-cell>
          <table:table-cell table:formula="of:=MID([.I1008];1;1)" office:value-type="string" office:string-value="0">
            <text:p>0</text:p>
          </table:table-cell>
          <table:table-cell table:formula="of:=MID([.I1008];4;6)" office:value-type="string" office:string-value="0.7524">
            <text:p>0.7524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1009]&gt;[.$E$1];1;0)" office:value-type="float" office:value="0">
            <text:p>0</text:p>
          </table:table-cell>
          <table:table-cell table:formula="of:=ABS([.A1009]-[.C1009])" office:value-type="float" office:value="0">
            <text:p>0</text:p>
          </table:table-cell>
          <table:table-cell table:number-columns-repeated="4"/>
          <table:table-cell table:style-name="ce4" office:value-type="string">
            <text:p>0, 0.534701 </text:p>
          </table:table-cell>
          <table:table-cell table:formula="of:=MID([.I1009];1;1)" office:value-type="string" office:string-value="0">
            <text:p>0</text:p>
          </table:table-cell>
          <table:table-cell table:formula="of:=MID([.I1009];4;6)" office:value-type="string" office:string-value="0.5347">
            <text:p>0.5347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1010]&gt;[.$E$1];1;0)" office:value-type="float" office:value="0">
            <text:p>0</text:p>
          </table:table-cell>
          <table:table-cell table:formula="of:=ABS([.A1010]-[.C1010])" office:value-type="float" office:value="1">
            <text:p>1</text:p>
          </table:table-cell>
          <table:table-cell table:number-columns-repeated="4"/>
          <table:table-cell table:style-name="ce4" office:value-type="string">
            <text:p>1, 0.549846 </text:p>
          </table:table-cell>
          <table:table-cell table:formula="of:=MID([.I1010];1;1)" office:value-type="string" office:string-value="1">
            <text:p>1</text:p>
          </table:table-cell>
          <table:table-cell table:formula="of:=MID([.I1010];4;6)" office:value-type="string" office:string-value="0.5498">
            <text:p>0.5498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1011]&gt;[.$E$1];1;0)" office:value-type="float" office:value="0">
            <text:p>0</text:p>
          </table:table-cell>
          <table:table-cell table:formula="of:=ABS([.A1011]-[.C1011])" office:value-type="float" office:value="1">
            <text:p>1</text:p>
          </table:table-cell>
          <table:table-cell table:number-columns-repeated="4"/>
          <table:table-cell table:style-name="ce4" office:value-type="string">
            <text:p>1, 0.520867 </text:p>
          </table:table-cell>
          <table:table-cell table:formula="of:=MID([.I1011];1;1)" office:value-type="string" office:string-value="1">
            <text:p>1</text:p>
          </table:table-cell>
          <table:table-cell table:formula="of:=MID([.I1011];4;6)" office:value-type="string" office:string-value="0.5208">
            <text:p>0.5208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1012]&gt;[.$E$1];1;0)" office:value-type="float" office:value="0">
            <text:p>0</text:p>
          </table:table-cell>
          <table:table-cell table:formula="of:=ABS([.A1012]-[.C1012])" office:value-type="float" office:value="1">
            <text:p>1</text:p>
          </table:table-cell>
          <table:table-cell table:number-columns-repeated="4"/>
          <table:table-cell table:style-name="ce4" office:value-type="string">
            <text:p>1, 0.707568 </text:p>
          </table:table-cell>
          <table:table-cell table:formula="of:=MID([.I1012];1;1)" office:value-type="string" office:string-value="1">
            <text:p>1</text:p>
          </table:table-cell>
          <table:table-cell table:formula="of:=MID([.I1012];4;6)" office:value-type="string" office:string-value="0.7075">
            <text:p>0.7075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1013]&gt;[.$E$1];1;0)" office:value-type="float" office:value="0">
            <text:p>0</text:p>
          </table:table-cell>
          <table:table-cell table:formula="of:=ABS([.A1013]-[.C1013])" office:value-type="float" office:value="1">
            <text:p>1</text:p>
          </table:table-cell>
          <table:table-cell table:number-columns-repeated="4"/>
          <table:table-cell table:style-name="ce4" office:value-type="string">
            <text:p>1, 0.778553 </text:p>
          </table:table-cell>
          <table:table-cell table:formula="of:=MID([.I1013];1;1)" office:value-type="string" office:string-value="1">
            <text:p>1</text:p>
          </table:table-cell>
          <table:table-cell table:formula="of:=MID([.I1013];4;6)" office:value-type="string" office:string-value="0.7785">
            <text:p>0.7785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1014]&gt;[.$E$1];1;0)" office:value-type="float" office:value="0">
            <text:p>0</text:p>
          </table:table-cell>
          <table:table-cell table:formula="of:=ABS([.A1014]-[.C1014])" office:value-type="float" office:value="0">
            <text:p>0</text:p>
          </table:table-cell>
          <table:table-cell table:number-columns-repeated="4"/>
          <table:table-cell table:style-name="ce4" office:value-type="string">
            <text:p>0, 0.400252 </text:p>
          </table:table-cell>
          <table:table-cell table:formula="of:=MID([.I1014];1;1)" office:value-type="string" office:string-value="0">
            <text:p>0</text:p>
          </table:table-cell>
          <table:table-cell table:formula="of:=MID([.I1014];4;6)" office:value-type="string" office:string-value="0.4002">
            <text:p>0.4002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1015]&gt;[.$E$1];1;0)" office:value-type="float" office:value="0">
            <text:p>0</text:p>
          </table:table-cell>
          <table:table-cell table:formula="of:=ABS([.A1015]-[.C1015])" office:value-type="float" office:value="1">
            <text:p>1</text:p>
          </table:table-cell>
          <table:table-cell table:number-columns-repeated="4"/>
          <table:table-cell table:style-name="ce4" office:value-type="string">
            <text:p>1, 0.645225 </text:p>
          </table:table-cell>
          <table:table-cell table:formula="of:=MID([.I1015];1;1)" office:value-type="string" office:string-value="1">
            <text:p>1</text:p>
          </table:table-cell>
          <table:table-cell table:formula="of:=MID([.I1015];4;6)" office:value-type="string" office:string-value="0.6452">
            <text:p>0.6452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1016]&gt;[.$E$1];1;0)" office:value-type="float" office:value="0">
            <text:p>0</text:p>
          </table:table-cell>
          <table:table-cell table:formula="of:=ABS([.A1016]-[.C1016])" office:value-type="float" office:value="0">
            <text:p>0</text:p>
          </table:table-cell>
          <table:table-cell table:number-columns-repeated="4"/>
          <table:table-cell table:style-name="ce4" office:value-type="string">
            <text:p>0, 0.272387 </text:p>
          </table:table-cell>
          <table:table-cell table:formula="of:=MID([.I1016];1;1)" office:value-type="string" office:string-value="0">
            <text:p>0</text:p>
          </table:table-cell>
          <table:table-cell table:formula="of:=MID([.I1016];4;6)" office:value-type="string" office:string-value="0.2723">
            <text:p>0.2723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1017]&gt;[.$E$1];1;0)" office:value-type="float" office:value="0">
            <text:p>0</text:p>
          </table:table-cell>
          <table:table-cell table:formula="of:=ABS([.A1017]-[.C1017])" office:value-type="float" office:value="0">
            <text:p>0</text:p>
          </table:table-cell>
          <table:table-cell table:number-columns-repeated="4"/>
          <table:table-cell table:style-name="ce4" office:value-type="string">
            <text:p>0, 0.548199 </text:p>
          </table:table-cell>
          <table:table-cell table:formula="of:=MID([.I1017];1;1)" office:value-type="string" office:string-value="0">
            <text:p>0</text:p>
          </table:table-cell>
          <table:table-cell table:formula="of:=MID([.I1017];4;6)" office:value-type="string" office:string-value="0.5481">
            <text:p>0.5481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1018]&gt;[.$E$1];1;0)" office:value-type="float" office:value="0">
            <text:p>0</text:p>
          </table:table-cell>
          <table:table-cell table:formula="of:=ABS([.A1018]-[.C1018])" office:value-type="float" office:value="0">
            <text:p>0</text:p>
          </table:table-cell>
          <table:table-cell table:number-columns-repeated="4"/>
          <table:table-cell table:style-name="ce4" office:value-type="string">
            <text:p>0, 0.503533 </text:p>
          </table:table-cell>
          <table:table-cell table:formula="of:=MID([.I1018];1;1)" office:value-type="string" office:string-value="0">
            <text:p>0</text:p>
          </table:table-cell>
          <table:table-cell table:formula="of:=MID([.I1018];4;6)" office:value-type="string" office:string-value="0.5035">
            <text:p>0.5035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1019]&gt;[.$E$1];1;0)" office:value-type="float" office:value="0">
            <text:p>0</text:p>
          </table:table-cell>
          <table:table-cell table:formula="of:=ABS([.A1019]-[.C1019])" office:value-type="float" office:value="1">
            <text:p>1</text:p>
          </table:table-cell>
          <table:table-cell table:number-columns-repeated="4"/>
          <table:table-cell table:style-name="ce4" office:value-type="string">
            <text:p>1, 0.726483 </text:p>
          </table:table-cell>
          <table:table-cell table:formula="of:=MID([.I1019];1;1)" office:value-type="string" office:string-value="1">
            <text:p>1</text:p>
          </table:table-cell>
          <table:table-cell table:formula="of:=MID([.I1019];4;6)" office:value-type="string" office:string-value="0.7264">
            <text:p>0.7264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1020]&gt;[.$E$1];1;0)" office:value-type="float" office:value="0">
            <text:p>0</text:p>
          </table:table-cell>
          <table:table-cell table:formula="of:=ABS([.A1020]-[.C1020])" office:value-type="float" office:value="0">
            <text:p>0</text:p>
          </table:table-cell>
          <table:table-cell table:number-columns-repeated="4"/>
          <table:table-cell table:style-name="ce4" office:value-type="string">
            <text:p>0, 0.439878 </text:p>
          </table:table-cell>
          <table:table-cell table:formula="of:=MID([.I1020];1;1)" office:value-type="string" office:string-value="0">
            <text:p>0</text:p>
          </table:table-cell>
          <table:table-cell table:formula="of:=MID([.I1020];4;6)" office:value-type="string" office:string-value="0.4398">
            <text:p>0.4398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1021]&gt;[.$E$1];1;0)" office:value-type="float" office:value="0">
            <text:p>0</text:p>
          </table:table-cell>
          <table:table-cell table:formula="of:=ABS([.A1021]-[.C1021])" office:value-type="float" office:value="1">
            <text:p>1</text:p>
          </table:table-cell>
          <table:table-cell table:number-columns-repeated="4"/>
          <table:table-cell table:style-name="ce4" office:value-type="string">
            <text:p>1, 0.875576 </text:p>
          </table:table-cell>
          <table:table-cell table:formula="of:=MID([.I1021];1;1)" office:value-type="string" office:string-value="1">
            <text:p>1</text:p>
          </table:table-cell>
          <table:table-cell table:formula="of:=MID([.I1021];4;6)" office:value-type="string" office:string-value="0.8755">
            <text:p>0.8755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1022]&gt;[.$E$1];1;0)" office:value-type="float" office:value="0">
            <text:p>0</text:p>
          </table:table-cell>
          <table:table-cell table:formula="of:=ABS([.A1022]-[.C1022])" office:value-type="float" office:value="0">
            <text:p>0</text:p>
          </table:table-cell>
          <table:table-cell table:number-columns-repeated="4"/>
          <table:table-cell table:style-name="ce4" office:value-type="string">
            <text:p>0, 0.583291 </text:p>
          </table:table-cell>
          <table:table-cell table:formula="of:=MID([.I1022];1;1)" office:value-type="string" office:string-value="0">
            <text:p>0</text:p>
          </table:table-cell>
          <table:table-cell table:formula="of:=MID([.I1022];4;6)" office:value-type="string" office:string-value="0.5832">
            <text:p>0.5832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1023]&gt;[.$E$1];1;0)" office:value-type="float" office:value="0">
            <text:p>0</text:p>
          </table:table-cell>
          <table:table-cell table:formula="of:=ABS([.A1023]-[.C1023])" office:value-type="float" office:value="1">
            <text:p>1</text:p>
          </table:table-cell>
          <table:table-cell table:number-columns-repeated="4"/>
          <table:table-cell table:style-name="ce4" office:value-type="string">
            <text:p>1, 0.703876 </text:p>
          </table:table-cell>
          <table:table-cell table:formula="of:=MID([.I1023];1;1)" office:value-type="string" office:string-value="1">
            <text:p>1</text:p>
          </table:table-cell>
          <table:table-cell table:formula="of:=MID([.I1023];4;6)" office:value-type="string" office:string-value="0.7038">
            <text:p>0.7038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1024]&gt;[.$E$1];1;0)" office:value-type="float" office:value="0">
            <text:p>0</text:p>
          </table:table-cell>
          <table:table-cell table:formula="of:=ABS([.A1024]-[.C1024])" office:value-type="float" office:value="1">
            <text:p>1</text:p>
          </table:table-cell>
          <table:table-cell table:number-columns-repeated="4"/>
          <table:table-cell table:style-name="ce4" office:value-type="string">
            <text:p>1, 0.730505 </text:p>
          </table:table-cell>
          <table:table-cell table:formula="of:=MID([.I1024];1;1)" office:value-type="string" office:string-value="1">
            <text:p>1</text:p>
          </table:table-cell>
          <table:table-cell table:formula="of:=MID([.I1024];4;6)" office:value-type="string" office:string-value="0.7305">
            <text:p>0.7305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1025]&gt;[.$E$1];1;0)" office:value-type="float" office:value="0">
            <text:p>0</text:p>
          </table:table-cell>
          <table:table-cell table:formula="of:=ABS([.A1025]-[.C1025])" office:value-type="float" office:value="1">
            <text:p>1</text:p>
          </table:table-cell>
          <table:table-cell table:number-columns-repeated="4"/>
          <table:table-cell table:style-name="ce4" office:value-type="string">
            <text:p>1, 0.51333 </text:p>
          </table:table-cell>
          <table:table-cell table:formula="of:=MID([.I1025];1;1)" office:value-type="string" office:string-value="1">
            <text:p>1</text:p>
          </table:table-cell>
          <table:table-cell table:formula="of:=MID([.I1025];4;6)" office:value-type="string" office:string-value="0.5133">
            <text:p>0.5133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1026]&gt;[.$E$1];1;0)" office:value-type="float" office:value="0">
            <text:p>0</text:p>
          </table:table-cell>
          <table:table-cell table:formula="of:=ABS([.A1026]-[.C1026])" office:value-type="float" office:value="0">
            <text:p>0</text:p>
          </table:table-cell>
          <table:table-cell table:number-columns-repeated="4"/>
          <table:table-cell table:style-name="ce4" office:value-type="string">
            <text:p>0, 0.675749 </text:p>
          </table:table-cell>
          <table:table-cell table:formula="of:=MID([.I1026];1;1)" office:value-type="string" office:string-value="0">
            <text:p>0</text:p>
          </table:table-cell>
          <table:table-cell table:formula="of:=MID([.I1026];4;6)" office:value-type="string" office:string-value="0.6757">
            <text:p>0.6757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1027]&gt;[.$E$1];1;0)" office:value-type="float" office:value="0">
            <text:p>0</text:p>
          </table:table-cell>
          <table:table-cell table:formula="of:=ABS([.A1027]-[.C1027])" office:value-type="float" office:value="0">
            <text:p>0</text:p>
          </table:table-cell>
          <table:table-cell table:number-columns-repeated="4"/>
          <table:table-cell table:style-name="ce4" office:value-type="string">
            <text:p>0, 0.811364 </text:p>
          </table:table-cell>
          <table:table-cell table:formula="of:=MID([.I1027];1;1)" office:value-type="string" office:string-value="0">
            <text:p>0</text:p>
          </table:table-cell>
          <table:table-cell table:formula="of:=MID([.I1027];4;6)" office:value-type="string" office:string-value="0.8113">
            <text:p>0.8113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1028]&gt;[.$E$1];1;0)" office:value-type="float" office:value="0">
            <text:p>0</text:p>
          </table:table-cell>
          <table:table-cell table:formula="of:=ABS([.A1028]-[.C1028])" office:value-type="float" office:value="1">
            <text:p>1</text:p>
          </table:table-cell>
          <table:table-cell table:number-columns-repeated="4"/>
          <table:table-cell table:style-name="ce4" office:value-type="string">
            <text:p>1, 0.725321 </text:p>
          </table:table-cell>
          <table:table-cell table:formula="of:=MID([.I1028];1;1)" office:value-type="string" office:string-value="1">
            <text:p>1</text:p>
          </table:table-cell>
          <table:table-cell table:formula="of:=MID([.I1028];4;6)" office:value-type="string" office:string-value="0.7253">
            <text:p>0.7253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1029]&gt;[.$E$1];1;0)" office:value-type="float" office:value="0">
            <text:p>0</text:p>
          </table:table-cell>
          <table:table-cell table:formula="of:=ABS([.A1029]-[.C1029])" office:value-type="float" office:value="0">
            <text:p>0</text:p>
          </table:table-cell>
          <table:table-cell table:number-columns-repeated="4"/>
          <table:table-cell table:style-name="ce4" office:value-type="string">
            <text:p>0, 0.459797 </text:p>
          </table:table-cell>
          <table:table-cell table:formula="of:=MID([.I1029];1;1)" office:value-type="string" office:string-value="0">
            <text:p>0</text:p>
          </table:table-cell>
          <table:table-cell table:formula="of:=MID([.I1029];4;6)" office:value-type="string" office:string-value="0.4597">
            <text:p>0.4597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1030]&gt;[.$E$1];1;0)" office:value-type="float" office:value="0">
            <text:p>0</text:p>
          </table:table-cell>
          <table:table-cell table:formula="of:=ABS([.A1030]-[.C1030])" office:value-type="float" office:value="0">
            <text:p>0</text:p>
          </table:table-cell>
          <table:table-cell table:number-columns-repeated="4"/>
          <table:table-cell table:style-name="ce4" office:value-type="string">
            <text:p>0, 0.756532 </text:p>
          </table:table-cell>
          <table:table-cell table:formula="of:=MID([.I1030];1;1)" office:value-type="string" office:string-value="0">
            <text:p>0</text:p>
          </table:table-cell>
          <table:table-cell table:formula="of:=MID([.I1030];4;6)" office:value-type="string" office:string-value="0.7565">
            <text:p>0.7565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1031]&gt;[.$E$1];1;0)" office:value-type="float" office:value="0">
            <text:p>0</text:p>
          </table:table-cell>
          <table:table-cell table:formula="of:=ABS([.A1031]-[.C1031])" office:value-type="float" office:value="1">
            <text:p>1</text:p>
          </table:table-cell>
          <table:table-cell table:number-columns-repeated="4"/>
          <table:table-cell table:style-name="ce4" office:value-type="string">
            <text:p>1, 0.851273 </text:p>
          </table:table-cell>
          <table:table-cell table:formula="of:=MID([.I1031];1;1)" office:value-type="string" office:string-value="1">
            <text:p>1</text:p>
          </table:table-cell>
          <table:table-cell table:formula="of:=MID([.I1031];4;6)" office:value-type="string" office:string-value="0.8512">
            <text:p>0.8512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1032]&gt;[.$E$1];1;0)" office:value-type="float" office:value="0">
            <text:p>0</text:p>
          </table:table-cell>
          <table:table-cell table:formula="of:=ABS([.A1032]-[.C1032])" office:value-type="float" office:value="1">
            <text:p>1</text:p>
          </table:table-cell>
          <table:table-cell table:number-columns-repeated="4"/>
          <table:table-cell table:style-name="ce4" office:value-type="string">
            <text:p>1, 0.598743 </text:p>
          </table:table-cell>
          <table:table-cell table:formula="of:=MID([.I1032];1;1)" office:value-type="string" office:string-value="1">
            <text:p>1</text:p>
          </table:table-cell>
          <table:table-cell table:formula="of:=MID([.I1032];4;6)" office:value-type="string" office:string-value="0.5987">
            <text:p>0.5987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1033]&gt;[.$E$1];1;0)" office:value-type="float" office:value="0">
            <text:p>0</text:p>
          </table:table-cell>
          <table:table-cell table:formula="of:=ABS([.A1033]-[.C1033])" office:value-type="float" office:value="0">
            <text:p>0</text:p>
          </table:table-cell>
          <table:table-cell table:number-columns-repeated="4"/>
          <table:table-cell table:style-name="ce4" office:value-type="string">
            <text:p>0, 0.769931 </text:p>
          </table:table-cell>
          <table:table-cell table:formula="of:=MID([.I1033];1;1)" office:value-type="string" office:string-value="0">
            <text:p>0</text:p>
          </table:table-cell>
          <table:table-cell table:formula="of:=MID([.I1033];4;6)" office:value-type="string" office:string-value="0.7699">
            <text:p>0.7699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1034]&gt;[.$E$1];1;0)" office:value-type="float" office:value="0">
            <text:p>0</text:p>
          </table:table-cell>
          <table:table-cell table:formula="of:=ABS([.A1034]-[.C1034])" office:value-type="float" office:value="0">
            <text:p>0</text:p>
          </table:table-cell>
          <table:table-cell table:number-columns-repeated="4"/>
          <table:table-cell table:style-name="ce4" office:value-type="string">
            <text:p>0, 0.858622 </text:p>
          </table:table-cell>
          <table:table-cell table:formula="of:=MID([.I1034];1;1)" office:value-type="string" office:string-value="0">
            <text:p>0</text:p>
          </table:table-cell>
          <table:table-cell table:formula="of:=MID([.I1034];4;6)" office:value-type="string" office:string-value="0.8586">
            <text:p>0.8586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1035]&gt;[.$E$1];1;0)" office:value-type="float" office:value="0">
            <text:p>0</text:p>
          </table:table-cell>
          <table:table-cell table:formula="of:=ABS([.A1035]-[.C1035])" office:value-type="float" office:value="1">
            <text:p>1</text:p>
          </table:table-cell>
          <table:table-cell table:number-columns-repeated="4"/>
          <table:table-cell table:style-name="ce4" office:value-type="string">
            <text:p>1, 0.671532 </text:p>
          </table:table-cell>
          <table:table-cell table:formula="of:=MID([.I1035];1;1)" office:value-type="string" office:string-value="1">
            <text:p>1</text:p>
          </table:table-cell>
          <table:table-cell table:formula="of:=MID([.I1035];4;6)" office:value-type="string" office:string-value="0.6715">
            <text:p>0.6715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1036]&gt;[.$E$1];1;0)" office:value-type="float" office:value="0">
            <text:p>0</text:p>
          </table:table-cell>
          <table:table-cell table:formula="of:=ABS([.A1036]-[.C1036])" office:value-type="float" office:value="0">
            <text:p>0</text:p>
          </table:table-cell>
          <table:table-cell table:number-columns-repeated="4"/>
          <table:table-cell table:style-name="ce4" office:value-type="string">
            <text:p>0, 0.521695 </text:p>
          </table:table-cell>
          <table:table-cell table:formula="of:=MID([.I1036];1;1)" office:value-type="string" office:string-value="0">
            <text:p>0</text:p>
          </table:table-cell>
          <table:table-cell table:formula="of:=MID([.I1036];4;6)" office:value-type="string" office:string-value="0.5216">
            <text:p>0.5216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1037]&gt;[.$E$1];1;0)" office:value-type="float" office:value="0">
            <text:p>0</text:p>
          </table:table-cell>
          <table:table-cell table:formula="of:=ABS([.A1037]-[.C1037])" office:value-type="float" office:value="1">
            <text:p>1</text:p>
          </table:table-cell>
          <table:table-cell table:number-columns-repeated="4"/>
          <table:table-cell table:style-name="ce4" office:value-type="string">
            <text:p>1, 0.679069 </text:p>
          </table:table-cell>
          <table:table-cell table:formula="of:=MID([.I1037];1;1)" office:value-type="string" office:string-value="1">
            <text:p>1</text:p>
          </table:table-cell>
          <table:table-cell table:formula="of:=MID([.I1037];4;6)" office:value-type="string" office:string-value="0.6790">
            <text:p>0.6790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1038]&gt;[.$E$1];1;0)" office:value-type="float" office:value="0">
            <text:p>0</text:p>
          </table:table-cell>
          <table:table-cell table:formula="of:=ABS([.A1038]-[.C1038])" office:value-type="float" office:value="1">
            <text:p>1</text:p>
          </table:table-cell>
          <table:table-cell table:number-columns-repeated="4"/>
          <table:table-cell table:style-name="ce4" office:value-type="string">
            <text:p>1, 0.584604 </text:p>
          </table:table-cell>
          <table:table-cell table:formula="of:=MID([.I1038];1;1)" office:value-type="string" office:string-value="1">
            <text:p>1</text:p>
          </table:table-cell>
          <table:table-cell table:formula="of:=MID([.I1038];4;6)" office:value-type="string" office:string-value="0.5846">
            <text:p>0.5846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1039]&gt;[.$E$1];1;0)" office:value-type="float" office:value="0">
            <text:p>0</text:p>
          </table:table-cell>
          <table:table-cell table:formula="of:=ABS([.A1039]-[.C1039])" office:value-type="float" office:value="0">
            <text:p>0</text:p>
          </table:table-cell>
          <table:table-cell table:number-columns-repeated="4"/>
          <table:table-cell table:style-name="ce4" office:value-type="string">
            <text:p>0, 0.448799 </text:p>
          </table:table-cell>
          <table:table-cell table:formula="of:=MID([.I1039];1;1)" office:value-type="string" office:string-value="0">
            <text:p>0</text:p>
          </table:table-cell>
          <table:table-cell table:formula="of:=MID([.I1039];4;6)" office:value-type="string" office:string-value="0.4487">
            <text:p>0.4487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1040]&gt;[.$E$1];1;0)" office:value-type="float" office:value="0">
            <text:p>0</text:p>
          </table:table-cell>
          <table:table-cell table:formula="of:=ABS([.A1040]-[.C1040])" office:value-type="float" office:value="1">
            <text:p>1</text:p>
          </table:table-cell>
          <table:table-cell table:number-columns-repeated="4"/>
          <table:table-cell table:style-name="ce4" office:value-type="string">
            <text:p>1, 0.414966 </text:p>
          </table:table-cell>
          <table:table-cell table:formula="of:=MID([.I1040];1;1)" office:value-type="string" office:string-value="1">
            <text:p>1</text:p>
          </table:table-cell>
          <table:table-cell table:formula="of:=MID([.I1040];4;6)" office:value-type="string" office:string-value="0.4149">
            <text:p>0.4149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1041]&gt;[.$E$1];1;0)" office:value-type="float" office:value="0">
            <text:p>0</text:p>
          </table:table-cell>
          <table:table-cell table:formula="of:=ABS([.A1041]-[.C1041])" office:value-type="float" office:value="0">
            <text:p>0</text:p>
          </table:table-cell>
          <table:table-cell table:number-columns-repeated="4"/>
          <table:table-cell table:style-name="ce4" office:value-type="string">
            <text:p>0, 0.425744 </text:p>
          </table:table-cell>
          <table:table-cell table:formula="of:=MID([.I1041];1;1)" office:value-type="string" office:string-value="0">
            <text:p>0</text:p>
          </table:table-cell>
          <table:table-cell table:formula="of:=MID([.I1041];4;6)" office:value-type="string" office:string-value="0.4257">
            <text:p>0.4257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1042]&gt;[.$E$1];1;0)" office:value-type="float" office:value="0">
            <text:p>0</text:p>
          </table:table-cell>
          <table:table-cell table:formula="of:=ABS([.A1042]-[.C1042])" office:value-type="float" office:value="1">
            <text:p>1</text:p>
          </table:table-cell>
          <table:table-cell table:number-columns-repeated="4"/>
          <table:table-cell table:style-name="ce4" office:value-type="string">
            <text:p>1, 0.763528 </text:p>
          </table:table-cell>
          <table:table-cell table:formula="of:=MID([.I1042];1;1)" office:value-type="string" office:string-value="1">
            <text:p>1</text:p>
          </table:table-cell>
          <table:table-cell table:formula="of:=MID([.I1042];4;6)" office:value-type="string" office:string-value="0.7635">
            <text:p>0.7635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1043]&gt;[.$E$1];1;0)" office:value-type="float" office:value="0">
            <text:p>0</text:p>
          </table:table-cell>
          <table:table-cell table:formula="of:=ABS([.A1043]-[.C1043])" office:value-type="float" office:value="1">
            <text:p>1</text:p>
          </table:table-cell>
          <table:table-cell table:number-columns-repeated="4"/>
          <table:table-cell table:style-name="ce4" office:value-type="string">
            <text:p>1, 0.361869 </text:p>
          </table:table-cell>
          <table:table-cell table:formula="of:=MID([.I1043];1;1)" office:value-type="string" office:string-value="1">
            <text:p>1</text:p>
          </table:table-cell>
          <table:table-cell table:formula="of:=MID([.I1043];4;6)" office:value-type="string" office:string-value="0.3618">
            <text:p>0.3618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1044]&gt;[.$E$1];1;0)" office:value-type="float" office:value="0">
            <text:p>0</text:p>
          </table:table-cell>
          <table:table-cell table:formula="of:=ABS([.A1044]-[.C1044])" office:value-type="float" office:value="0">
            <text:p>0</text:p>
          </table:table-cell>
          <table:table-cell table:number-columns-repeated="4"/>
          <table:table-cell table:style-name="ce4" office:value-type="string">
            <text:p>0, 0.391576 </text:p>
          </table:table-cell>
          <table:table-cell table:formula="of:=MID([.I1044];1;1)" office:value-type="string" office:string-value="0">
            <text:p>0</text:p>
          </table:table-cell>
          <table:table-cell table:formula="of:=MID([.I1044];4;6)" office:value-type="string" office:string-value="0.3915">
            <text:p>0.3915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1045]&gt;[.$E$1];1;0)" office:value-type="float" office:value="0">
            <text:p>0</text:p>
          </table:table-cell>
          <table:table-cell table:formula="of:=ABS([.A1045]-[.C1045])" office:value-type="float" office:value="1">
            <text:p>1</text:p>
          </table:table-cell>
          <table:table-cell table:number-columns-repeated="4"/>
          <table:table-cell table:style-name="ce4" office:value-type="string">
            <text:p>1, 0.693266 </text:p>
          </table:table-cell>
          <table:table-cell table:formula="of:=MID([.I1045];1;1)" office:value-type="string" office:string-value="1">
            <text:p>1</text:p>
          </table:table-cell>
          <table:table-cell table:formula="of:=MID([.I1045];4;6)" office:value-type="string" office:string-value="0.6932">
            <text:p>0.6932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1046]&gt;[.$E$1];1;0)" office:value-type="float" office:value="0">
            <text:p>0</text:p>
          </table:table-cell>
          <table:table-cell table:formula="of:=ABS([.A1046]-[.C1046])" office:value-type="float" office:value="0">
            <text:p>0</text:p>
          </table:table-cell>
          <table:table-cell table:number-columns-repeated="4"/>
          <table:table-cell table:style-name="ce4" office:value-type="string">
            <text:p>0, 0.677436 </text:p>
          </table:table-cell>
          <table:table-cell table:formula="of:=MID([.I1046];1;1)" office:value-type="string" office:string-value="0">
            <text:p>0</text:p>
          </table:table-cell>
          <table:table-cell table:formula="of:=MID([.I1046];4;6)" office:value-type="string" office:string-value="0.6774">
            <text:p>0.6774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1047]&gt;[.$E$1];1;0)" office:value-type="float" office:value="0">
            <text:p>0</text:p>
          </table:table-cell>
          <table:table-cell table:formula="of:=ABS([.A1047]-[.C1047])" office:value-type="float" office:value="0">
            <text:p>0</text:p>
          </table:table-cell>
          <table:table-cell table:number-columns-repeated="4"/>
          <table:table-cell table:style-name="ce4" office:value-type="string">
            <text:p>0, 0.543959 </text:p>
          </table:table-cell>
          <table:table-cell table:formula="of:=MID([.I1047];1;1)" office:value-type="string" office:string-value="0">
            <text:p>0</text:p>
          </table:table-cell>
          <table:table-cell table:formula="of:=MID([.I1047];4;6)" office:value-type="string" office:string-value="0.5439">
            <text:p>0.5439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1048]&gt;[.$E$1];1;0)" office:value-type="float" office:value="0">
            <text:p>0</text:p>
          </table:table-cell>
          <table:table-cell table:formula="of:=ABS([.A1048]-[.C1048])" office:value-type="float" office:value="1">
            <text:p>1</text:p>
          </table:table-cell>
          <table:table-cell table:number-columns-repeated="4"/>
          <table:table-cell table:style-name="ce4" office:value-type="string">
            <text:p>1, 0.780292 </text:p>
          </table:table-cell>
          <table:table-cell table:formula="of:=MID([.I1048];1;1)" office:value-type="string" office:string-value="1">
            <text:p>1</text:p>
          </table:table-cell>
          <table:table-cell table:formula="of:=MID([.I1048];4;6)" office:value-type="string" office:string-value="0.7802">
            <text:p>0.7802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1049]&gt;[.$E$1];1;0)" office:value-type="float" office:value="0">
            <text:p>0</text:p>
          </table:table-cell>
          <table:table-cell table:formula="of:=ABS([.A1049]-[.C1049])" office:value-type="float" office:value="1">
            <text:p>1</text:p>
          </table:table-cell>
          <table:table-cell table:number-columns-repeated="4"/>
          <table:table-cell table:style-name="ce4" office:value-type="string">
            <text:p>1, 0.516263 </text:p>
          </table:table-cell>
          <table:table-cell table:formula="of:=MID([.I1049];1;1)" office:value-type="string" office:string-value="1">
            <text:p>1</text:p>
          </table:table-cell>
          <table:table-cell table:formula="of:=MID([.I1049];4;6)" office:value-type="string" office:string-value="0.5162">
            <text:p>0.5162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1050]&gt;[.$E$1];1;0)" office:value-type="float" office:value="0">
            <text:p>0</text:p>
          </table:table-cell>
          <table:table-cell table:formula="of:=ABS([.A1050]-[.C1050])" office:value-type="float" office:value="0">
            <text:p>0</text:p>
          </table:table-cell>
          <table:table-cell table:number-columns-repeated="4"/>
          <table:table-cell table:style-name="ce4" office:value-type="string">
            <text:p>0, 0.726989 </text:p>
          </table:table-cell>
          <table:table-cell table:formula="of:=MID([.I1050];1;1)" office:value-type="string" office:string-value="0">
            <text:p>0</text:p>
          </table:table-cell>
          <table:table-cell table:formula="of:=MID([.I1050];4;6)" office:value-type="string" office:string-value="0.7269">
            <text:p>0.7269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1051]&gt;[.$E$1];1;0)" office:value-type="float" office:value="0">
            <text:p>0</text:p>
          </table:table-cell>
          <table:table-cell table:formula="of:=ABS([.A1051]-[.C1051])" office:value-type="float" office:value="0">
            <text:p>0</text:p>
          </table:table-cell>
          <table:table-cell table:number-columns-repeated="4"/>
          <table:table-cell table:style-name="ce4" office:value-type="string">
            <text:p>0, 0.587772 </text:p>
          </table:table-cell>
          <table:table-cell table:formula="of:=MID([.I1051];1;1)" office:value-type="string" office:string-value="0">
            <text:p>0</text:p>
          </table:table-cell>
          <table:table-cell table:formula="of:=MID([.I1051];4;6)" office:value-type="string" office:string-value="0.5877">
            <text:p>0.5877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1052]&gt;[.$E$1];1;0)" office:value-type="float" office:value="0">
            <text:p>0</text:p>
          </table:table-cell>
          <table:table-cell table:formula="of:=ABS([.A1052]-[.C1052])" office:value-type="float" office:value="1">
            <text:p>1</text:p>
          </table:table-cell>
          <table:table-cell table:number-columns-repeated="4"/>
          <table:table-cell table:style-name="ce4" office:value-type="string">
            <text:p>1, 0.599366 </text:p>
          </table:table-cell>
          <table:table-cell table:formula="of:=MID([.I1052];1;1)" office:value-type="string" office:string-value="1">
            <text:p>1</text:p>
          </table:table-cell>
          <table:table-cell table:formula="of:=MID([.I1052];4;6)" office:value-type="string" office:string-value="0.5993">
            <text:p>0.5993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1053]&gt;[.$E$1];1;0)" office:value-type="float" office:value="0">
            <text:p>0</text:p>
          </table:table-cell>
          <table:table-cell table:formula="of:=ABS([.A1053]-[.C1053])" office:value-type="float" office:value="1">
            <text:p>1</text:p>
          </table:table-cell>
          <table:table-cell table:number-columns-repeated="4"/>
          <table:table-cell table:style-name="ce4" office:value-type="string">
            <text:p>1, 0.419494 </text:p>
          </table:table-cell>
          <table:table-cell table:formula="of:=MID([.I1053];1;1)" office:value-type="string" office:string-value="1">
            <text:p>1</text:p>
          </table:table-cell>
          <table:table-cell table:formula="of:=MID([.I1053];4;6)" office:value-type="string" office:string-value="0.4194">
            <text:p>0.4194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1054]&gt;[.$E$1];1;0)" office:value-type="float" office:value="0">
            <text:p>0</text:p>
          </table:table-cell>
          <table:table-cell table:formula="of:=ABS([.A1054]-[.C1054])" office:value-type="float" office:value="1">
            <text:p>1</text:p>
          </table:table-cell>
          <table:table-cell table:number-columns-repeated="4"/>
          <table:table-cell table:style-name="ce4" office:value-type="string">
            <text:p>1, 0.645225 </text:p>
          </table:table-cell>
          <table:table-cell table:formula="of:=MID([.I1054];1;1)" office:value-type="string" office:string-value="1">
            <text:p>1</text:p>
          </table:table-cell>
          <table:table-cell table:formula="of:=MID([.I1054];4;6)" office:value-type="string" office:string-value="0.6452">
            <text:p>0.6452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1055]&gt;[.$E$1];1;0)" office:value-type="float" office:value="0">
            <text:p>0</text:p>
          </table:table-cell>
          <table:table-cell table:formula="of:=ABS([.A1055]-[.C1055])" office:value-type="float" office:value="0">
            <text:p>0</text:p>
          </table:table-cell>
          <table:table-cell table:number-columns-repeated="4"/>
          <table:table-cell table:style-name="ce4" office:value-type="string">
            <text:p>0, 0.272387 </text:p>
          </table:table-cell>
          <table:table-cell table:formula="of:=MID([.I1055];1;1)" office:value-type="string" office:string-value="0">
            <text:p>0</text:p>
          </table:table-cell>
          <table:table-cell table:formula="of:=MID([.I1055];4;6)" office:value-type="string" office:string-value="0.2723">
            <text:p>0.2723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1056]&gt;[.$E$1];1;0)" office:value-type="float" office:value="0">
            <text:p>0</text:p>
          </table:table-cell>
          <table:table-cell table:formula="of:=ABS([.A1056]-[.C1056])" office:value-type="float" office:value="0">
            <text:p>0</text:p>
          </table:table-cell>
          <table:table-cell table:number-columns-repeated="4"/>
          <table:table-cell table:style-name="ce4" office:value-type="string">
            <text:p>0, 0.548199 </text:p>
          </table:table-cell>
          <table:table-cell table:formula="of:=MID([.I1056];1;1)" office:value-type="string" office:string-value="0">
            <text:p>0</text:p>
          </table:table-cell>
          <table:table-cell table:formula="of:=MID([.I1056];4;6)" office:value-type="string" office:string-value="0.5481">
            <text:p>0.5481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1057]&gt;[.$E$1];1;0)" office:value-type="float" office:value="0">
            <text:p>0</text:p>
          </table:table-cell>
          <table:table-cell table:formula="of:=ABS([.A1057]-[.C1057])" office:value-type="float" office:value="0">
            <text:p>0</text:p>
          </table:table-cell>
          <table:table-cell table:number-columns-repeated="4"/>
          <table:table-cell table:style-name="ce4" office:value-type="string">
            <text:p>0, 0.503533 </text:p>
          </table:table-cell>
          <table:table-cell table:formula="of:=MID([.I1057];1;1)" office:value-type="string" office:string-value="0">
            <text:p>0</text:p>
          </table:table-cell>
          <table:table-cell table:formula="of:=MID([.I1057];4;6)" office:value-type="string" office:string-value="0.5035">
            <text:p>0.5035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1058]&gt;[.$E$1];1;0)" office:value-type="float" office:value="0">
            <text:p>0</text:p>
          </table:table-cell>
          <table:table-cell table:formula="of:=ABS([.A1058]-[.C1058])" office:value-type="float" office:value="1">
            <text:p>1</text:p>
          </table:table-cell>
          <table:table-cell table:number-columns-repeated="4"/>
          <table:table-cell table:style-name="ce4" office:value-type="string">
            <text:p>1, 0.726483 </text:p>
          </table:table-cell>
          <table:table-cell table:formula="of:=MID([.I1058];1;1)" office:value-type="string" office:string-value="1">
            <text:p>1</text:p>
          </table:table-cell>
          <table:table-cell table:formula="of:=MID([.I1058];4;6)" office:value-type="string" office:string-value="0.7264">
            <text:p>0.7264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1059]&gt;[.$E$1];1;0)" office:value-type="float" office:value="0">
            <text:p>0</text:p>
          </table:table-cell>
          <table:table-cell table:formula="of:=ABS([.A1059]-[.C1059])" office:value-type="float" office:value="0">
            <text:p>0</text:p>
          </table:table-cell>
          <table:table-cell table:number-columns-repeated="4"/>
          <table:table-cell table:style-name="ce4" office:value-type="string">
            <text:p>0, 0.439878 </text:p>
          </table:table-cell>
          <table:table-cell table:formula="of:=MID([.I1059];1;1)" office:value-type="string" office:string-value="0">
            <text:p>0</text:p>
          </table:table-cell>
          <table:table-cell table:formula="of:=MID([.I1059];4;6)" office:value-type="string" office:string-value="0.4398">
            <text:p>0.4398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1060]&gt;[.$E$1];1;0)" office:value-type="float" office:value="0">
            <text:p>0</text:p>
          </table:table-cell>
          <table:table-cell table:formula="of:=ABS([.A1060]-[.C1060])" office:value-type="float" office:value="1">
            <text:p>1</text:p>
          </table:table-cell>
          <table:table-cell table:number-columns-repeated="4"/>
          <table:table-cell table:style-name="ce4" office:value-type="string">
            <text:p>1, 0.875576 </text:p>
          </table:table-cell>
          <table:table-cell table:formula="of:=MID([.I1060];1;1)" office:value-type="string" office:string-value="1">
            <text:p>1</text:p>
          </table:table-cell>
          <table:table-cell table:formula="of:=MID([.I1060];4;6)" office:value-type="string" office:string-value="0.8755">
            <text:p>0.8755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1061]&gt;[.$E$1];1;0)" office:value-type="float" office:value="0">
            <text:p>0</text:p>
          </table:table-cell>
          <table:table-cell table:formula="of:=ABS([.A1061]-[.C1061])" office:value-type="float" office:value="0">
            <text:p>0</text:p>
          </table:table-cell>
          <table:table-cell table:number-columns-repeated="4"/>
          <table:table-cell table:style-name="ce4" office:value-type="string">
            <text:p>0, 0.583291 </text:p>
          </table:table-cell>
          <table:table-cell table:formula="of:=MID([.I1061];1;1)" office:value-type="string" office:string-value="0">
            <text:p>0</text:p>
          </table:table-cell>
          <table:table-cell table:formula="of:=MID([.I1061];4;6)" office:value-type="string" office:string-value="0.5832">
            <text:p>0.5832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1062]&gt;[.$E$1];1;0)" office:value-type="float" office:value="0">
            <text:p>0</text:p>
          </table:table-cell>
          <table:table-cell table:formula="of:=ABS([.A1062]-[.C1062])" office:value-type="float" office:value="1">
            <text:p>1</text:p>
          </table:table-cell>
          <table:table-cell table:number-columns-repeated="4"/>
          <table:table-cell table:style-name="ce4" office:value-type="string">
            <text:p>1, 0.703876 </text:p>
          </table:table-cell>
          <table:table-cell table:formula="of:=MID([.I1062];1;1)" office:value-type="string" office:string-value="1">
            <text:p>1</text:p>
          </table:table-cell>
          <table:table-cell table:formula="of:=MID([.I1062];4;6)" office:value-type="string" office:string-value="0.7038">
            <text:p>0.7038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1063]&gt;[.$E$1];1;0)" office:value-type="float" office:value="0">
            <text:p>0</text:p>
          </table:table-cell>
          <table:table-cell table:formula="of:=ABS([.A1063]-[.C1063])" office:value-type="float" office:value="1">
            <text:p>1</text:p>
          </table:table-cell>
          <table:table-cell table:number-columns-repeated="4"/>
          <table:table-cell table:style-name="ce4" office:value-type="string">
            <text:p>1, 0.730505 </text:p>
          </table:table-cell>
          <table:table-cell table:formula="of:=MID([.I1063];1;1)" office:value-type="string" office:string-value="1">
            <text:p>1</text:p>
          </table:table-cell>
          <table:table-cell table:formula="of:=MID([.I1063];4;6)" office:value-type="string" office:string-value="0.7305">
            <text:p>0.7305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1064]&gt;[.$E$1];1;0)" office:value-type="float" office:value="0">
            <text:p>0</text:p>
          </table:table-cell>
          <table:table-cell table:formula="of:=ABS([.A1064]-[.C1064])" office:value-type="float" office:value="1">
            <text:p>1</text:p>
          </table:table-cell>
          <table:table-cell table:number-columns-repeated="4"/>
          <table:table-cell table:style-name="ce4" office:value-type="string">
            <text:p>1, 0.51333 </text:p>
          </table:table-cell>
          <table:table-cell table:formula="of:=MID([.I1064];1;1)" office:value-type="string" office:string-value="1">
            <text:p>1</text:p>
          </table:table-cell>
          <table:table-cell table:formula="of:=MID([.I1064];4;6)" office:value-type="string" office:string-value="0.5133">
            <text:p>0.5133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1065]&gt;[.$E$1];1;0)" office:value-type="float" office:value="0">
            <text:p>0</text:p>
          </table:table-cell>
          <table:table-cell table:formula="of:=ABS([.A1065]-[.C1065])" office:value-type="float" office:value="0">
            <text:p>0</text:p>
          </table:table-cell>
          <table:table-cell table:number-columns-repeated="4"/>
          <table:table-cell table:style-name="ce4" office:value-type="string">
            <text:p>0, 0.675749 </text:p>
          </table:table-cell>
          <table:table-cell table:formula="of:=MID([.I1065];1;1)" office:value-type="string" office:string-value="0">
            <text:p>0</text:p>
          </table:table-cell>
          <table:table-cell table:formula="of:=MID([.I1065];4;6)" office:value-type="string" office:string-value="0.6757">
            <text:p>0.6757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1066]&gt;[.$E$1];1;0)" office:value-type="float" office:value="0">
            <text:p>0</text:p>
          </table:table-cell>
          <table:table-cell table:formula="of:=ABS([.A1066]-[.C1066])" office:value-type="float" office:value="0">
            <text:p>0</text:p>
          </table:table-cell>
          <table:table-cell table:number-columns-repeated="4"/>
          <table:table-cell table:style-name="ce4" office:value-type="string">
            <text:p>0, 0.811364 </text:p>
          </table:table-cell>
          <table:table-cell table:formula="of:=MID([.I1066];1;1)" office:value-type="string" office:string-value="0">
            <text:p>0</text:p>
          </table:table-cell>
          <table:table-cell table:formula="of:=MID([.I1066];4;6)" office:value-type="string" office:string-value="0.8113">
            <text:p>0.8113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1067]&gt;[.$E$1];1;0)" office:value-type="float" office:value="0">
            <text:p>0</text:p>
          </table:table-cell>
          <table:table-cell table:formula="of:=ABS([.A1067]-[.C1067])" office:value-type="float" office:value="1">
            <text:p>1</text:p>
          </table:table-cell>
          <table:table-cell table:number-columns-repeated="4"/>
          <table:table-cell table:style-name="ce4" office:value-type="string">
            <text:p>1, 0.725321 </text:p>
          </table:table-cell>
          <table:table-cell table:formula="of:=MID([.I1067];1;1)" office:value-type="string" office:string-value="1">
            <text:p>1</text:p>
          </table:table-cell>
          <table:table-cell table:formula="of:=MID([.I1067];4;6)" office:value-type="string" office:string-value="0.7253">
            <text:p>0.7253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1068]&gt;[.$E$1];1;0)" office:value-type="float" office:value="0">
            <text:p>0</text:p>
          </table:table-cell>
          <table:table-cell table:formula="of:=ABS([.A1068]-[.C1068])" office:value-type="float" office:value="0">
            <text:p>0</text:p>
          </table:table-cell>
          <table:table-cell table:number-columns-repeated="4"/>
          <table:table-cell table:style-name="ce4" office:value-type="string">
            <text:p>0, 0.459797 </text:p>
          </table:table-cell>
          <table:table-cell table:formula="of:=MID([.I1068];1;1)" office:value-type="string" office:string-value="0">
            <text:p>0</text:p>
          </table:table-cell>
          <table:table-cell table:formula="of:=MID([.I1068];4;6)" office:value-type="string" office:string-value="0.4597">
            <text:p>0.4597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1069]&gt;[.$E$1];1;0)" office:value-type="float" office:value="0">
            <text:p>0</text:p>
          </table:table-cell>
          <table:table-cell table:formula="of:=ABS([.A1069]-[.C1069])" office:value-type="float" office:value="0">
            <text:p>0</text:p>
          </table:table-cell>
          <table:table-cell table:number-columns-repeated="4"/>
          <table:table-cell table:style-name="ce4" office:value-type="string">
            <text:p>0, 0.756532 </text:p>
          </table:table-cell>
          <table:table-cell table:formula="of:=MID([.I1069];1;1)" office:value-type="string" office:string-value="0">
            <text:p>0</text:p>
          </table:table-cell>
          <table:table-cell table:formula="of:=MID([.I1069];4;6)" office:value-type="string" office:string-value="0.7565">
            <text:p>0.7565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1070]&gt;[.$E$1];1;0)" office:value-type="float" office:value="0">
            <text:p>0</text:p>
          </table:table-cell>
          <table:table-cell table:formula="of:=ABS([.A1070]-[.C1070])" office:value-type="float" office:value="1">
            <text:p>1</text:p>
          </table:table-cell>
          <table:table-cell table:number-columns-repeated="4"/>
          <table:table-cell table:style-name="ce4" office:value-type="string">
            <text:p>1, 0.851273 </text:p>
          </table:table-cell>
          <table:table-cell table:formula="of:=MID([.I1070];1;1)" office:value-type="string" office:string-value="1">
            <text:p>1</text:p>
          </table:table-cell>
          <table:table-cell table:formula="of:=MID([.I1070];4;6)" office:value-type="string" office:string-value="0.8512">
            <text:p>0.8512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1071]&gt;[.$E$1];1;0)" office:value-type="float" office:value="0">
            <text:p>0</text:p>
          </table:table-cell>
          <table:table-cell table:formula="of:=ABS([.A1071]-[.C1071])" office:value-type="float" office:value="1">
            <text:p>1</text:p>
          </table:table-cell>
          <table:table-cell table:number-columns-repeated="4"/>
          <table:table-cell table:style-name="ce4" office:value-type="string">
            <text:p>1, 0.598743 </text:p>
          </table:table-cell>
          <table:table-cell table:formula="of:=MID([.I1071];1;1)" office:value-type="string" office:string-value="1">
            <text:p>1</text:p>
          </table:table-cell>
          <table:table-cell table:formula="of:=MID([.I1071];4;6)" office:value-type="string" office:string-value="0.5987">
            <text:p>0.5987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1072]&gt;[.$E$1];1;0)" office:value-type="float" office:value="0">
            <text:p>0</text:p>
          </table:table-cell>
          <table:table-cell table:formula="of:=ABS([.A1072]-[.C1072])" office:value-type="float" office:value="0">
            <text:p>0</text:p>
          </table:table-cell>
          <table:table-cell table:number-columns-repeated="4"/>
          <table:table-cell table:style-name="ce4" office:value-type="string">
            <text:p>0, 0.769931 </text:p>
          </table:table-cell>
          <table:table-cell table:formula="of:=MID([.I1072];1;1)" office:value-type="string" office:string-value="0">
            <text:p>0</text:p>
          </table:table-cell>
          <table:table-cell table:formula="of:=MID([.I1072];4;6)" office:value-type="string" office:string-value="0.7699">
            <text:p>0.7699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1073]&gt;[.$E$1];1;0)" office:value-type="float" office:value="0">
            <text:p>0</text:p>
          </table:table-cell>
          <table:table-cell table:formula="of:=ABS([.A1073]-[.C1073])" office:value-type="float" office:value="0">
            <text:p>0</text:p>
          </table:table-cell>
          <table:table-cell table:number-columns-repeated="4"/>
          <table:table-cell table:style-name="ce4" office:value-type="string">
            <text:p>0, 0.858622 </text:p>
          </table:table-cell>
          <table:table-cell table:formula="of:=MID([.I1073];1;1)" office:value-type="string" office:string-value="0">
            <text:p>0</text:p>
          </table:table-cell>
          <table:table-cell table:formula="of:=MID([.I1073];4;6)" office:value-type="string" office:string-value="0.8586">
            <text:p>0.8586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1074]&gt;[.$E$1];1;0)" office:value-type="float" office:value="0">
            <text:p>0</text:p>
          </table:table-cell>
          <table:table-cell table:formula="of:=ABS([.A1074]-[.C1074])" office:value-type="float" office:value="1">
            <text:p>1</text:p>
          </table:table-cell>
          <table:table-cell table:number-columns-repeated="4"/>
          <table:table-cell table:style-name="ce4" office:value-type="string">
            <text:p>1, 0.671532 </text:p>
          </table:table-cell>
          <table:table-cell table:formula="of:=MID([.I1074];1;1)" office:value-type="string" office:string-value="1">
            <text:p>1</text:p>
          </table:table-cell>
          <table:table-cell table:formula="of:=MID([.I1074];4;6)" office:value-type="string" office:string-value="0.6715">
            <text:p>0.6715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1075]&gt;[.$E$1];1;0)" office:value-type="float" office:value="0">
            <text:p>0</text:p>
          </table:table-cell>
          <table:table-cell table:formula="of:=ABS([.A1075]-[.C1075])" office:value-type="float" office:value="0">
            <text:p>0</text:p>
          </table:table-cell>
          <table:table-cell table:number-columns-repeated="4"/>
          <table:table-cell table:style-name="ce4" office:value-type="string">
            <text:p>0, 0.521695 </text:p>
          </table:table-cell>
          <table:table-cell table:formula="of:=MID([.I1075];1;1)" office:value-type="string" office:string-value="0">
            <text:p>0</text:p>
          </table:table-cell>
          <table:table-cell table:formula="of:=MID([.I1075];4;6)" office:value-type="string" office:string-value="0.5216">
            <text:p>0.5216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1076]&gt;[.$E$1];1;0)" office:value-type="float" office:value="0">
            <text:p>0</text:p>
          </table:table-cell>
          <table:table-cell table:formula="of:=ABS([.A1076]-[.C1076])" office:value-type="float" office:value="1">
            <text:p>1</text:p>
          </table:table-cell>
          <table:table-cell table:number-columns-repeated="4"/>
          <table:table-cell table:style-name="ce4" office:value-type="string">
            <text:p>1, 0.679069 </text:p>
          </table:table-cell>
          <table:table-cell table:formula="of:=MID([.I1076];1;1)" office:value-type="string" office:string-value="1">
            <text:p>1</text:p>
          </table:table-cell>
          <table:table-cell table:formula="of:=MID([.I1076];4;6)" office:value-type="string" office:string-value="0.6790">
            <text:p>0.6790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1077]&gt;[.$E$1];1;0)" office:value-type="float" office:value="0">
            <text:p>0</text:p>
          </table:table-cell>
          <table:table-cell table:formula="of:=ABS([.A1077]-[.C1077])" office:value-type="float" office:value="1">
            <text:p>1</text:p>
          </table:table-cell>
          <table:table-cell table:number-columns-repeated="4"/>
          <table:table-cell table:style-name="ce4" office:value-type="string">
            <text:p>1, 0.584604 </text:p>
          </table:table-cell>
          <table:table-cell table:formula="of:=MID([.I1077];1;1)" office:value-type="string" office:string-value="1">
            <text:p>1</text:p>
          </table:table-cell>
          <table:table-cell table:formula="of:=MID([.I1077];4;6)" office:value-type="string" office:string-value="0.5846">
            <text:p>0.5846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1078]&gt;[.$E$1];1;0)" office:value-type="float" office:value="0">
            <text:p>0</text:p>
          </table:table-cell>
          <table:table-cell table:formula="of:=ABS([.A1078]-[.C1078])" office:value-type="float" office:value="0">
            <text:p>0</text:p>
          </table:table-cell>
          <table:table-cell table:number-columns-repeated="4"/>
          <table:table-cell table:style-name="ce4" office:value-type="string">
            <text:p>0, 0.448799 </text:p>
          </table:table-cell>
          <table:table-cell table:formula="of:=MID([.I1078];1;1)" office:value-type="string" office:string-value="0">
            <text:p>0</text:p>
          </table:table-cell>
          <table:table-cell table:formula="of:=MID([.I1078];4;6)" office:value-type="string" office:string-value="0.4487">
            <text:p>0.4487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1079]&gt;[.$E$1];1;0)" office:value-type="float" office:value="0">
            <text:p>0</text:p>
          </table:table-cell>
          <table:table-cell table:formula="of:=ABS([.A1079]-[.C1079])" office:value-type="float" office:value="1">
            <text:p>1</text:p>
          </table:table-cell>
          <table:table-cell table:number-columns-repeated="4"/>
          <table:table-cell table:style-name="ce4" office:value-type="string">
            <text:p>1, 0.414966 </text:p>
          </table:table-cell>
          <table:table-cell table:formula="of:=MID([.I1079];1;1)" office:value-type="string" office:string-value="1">
            <text:p>1</text:p>
          </table:table-cell>
          <table:table-cell table:formula="of:=MID([.I1079];4;6)" office:value-type="string" office:string-value="0.4149">
            <text:p>0.4149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1080]&gt;[.$E$1];1;0)" office:value-type="float" office:value="0">
            <text:p>0</text:p>
          </table:table-cell>
          <table:table-cell table:formula="of:=ABS([.A1080]-[.C1080])" office:value-type="float" office:value="0">
            <text:p>0</text:p>
          </table:table-cell>
          <table:table-cell table:number-columns-repeated="4"/>
          <table:table-cell table:style-name="ce4" office:value-type="string">
            <text:p>0, 0.425744 </text:p>
          </table:table-cell>
          <table:table-cell table:formula="of:=MID([.I1080];1;1)" office:value-type="string" office:string-value="0">
            <text:p>0</text:p>
          </table:table-cell>
          <table:table-cell table:formula="of:=MID([.I1080];4;6)" office:value-type="string" office:string-value="0.4257">
            <text:p>0.4257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1081]&gt;[.$E$1];1;0)" office:value-type="float" office:value="0">
            <text:p>0</text:p>
          </table:table-cell>
          <table:table-cell table:formula="of:=ABS([.A1081]-[.C1081])" office:value-type="float" office:value="1">
            <text:p>1</text:p>
          </table:table-cell>
          <table:table-cell table:number-columns-repeated="4"/>
          <table:table-cell table:style-name="ce4" office:value-type="string">
            <text:p>1, 0.763528 </text:p>
          </table:table-cell>
          <table:table-cell table:formula="of:=MID([.I1081];1;1)" office:value-type="string" office:string-value="1">
            <text:p>1</text:p>
          </table:table-cell>
          <table:table-cell table:formula="of:=MID([.I1081];4;6)" office:value-type="string" office:string-value="0.7635">
            <text:p>0.7635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1082]&gt;[.$E$1];1;0)" office:value-type="float" office:value="0">
            <text:p>0</text:p>
          </table:table-cell>
          <table:table-cell table:formula="of:=ABS([.A1082]-[.C1082])" office:value-type="float" office:value="1">
            <text:p>1</text:p>
          </table:table-cell>
          <table:table-cell table:number-columns-repeated="4"/>
          <table:table-cell table:style-name="ce4" office:value-type="string">
            <text:p>1, 0.361869 </text:p>
          </table:table-cell>
          <table:table-cell table:formula="of:=MID([.I1082];1;1)" office:value-type="string" office:string-value="1">
            <text:p>1</text:p>
          </table:table-cell>
          <table:table-cell table:formula="of:=MID([.I1082];4;6)" office:value-type="string" office:string-value="0.3618">
            <text:p>0.3618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1083]&gt;[.$E$1];1;0)" office:value-type="float" office:value="0">
            <text:p>0</text:p>
          </table:table-cell>
          <table:table-cell table:formula="of:=ABS([.A1083]-[.C1083])" office:value-type="float" office:value="0">
            <text:p>0</text:p>
          </table:table-cell>
          <table:table-cell table:number-columns-repeated="4"/>
          <table:table-cell table:style-name="ce4" office:value-type="string">
            <text:p>0, 0.391576 </text:p>
          </table:table-cell>
          <table:table-cell table:formula="of:=MID([.I1083];1;1)" office:value-type="string" office:string-value="0">
            <text:p>0</text:p>
          </table:table-cell>
          <table:table-cell table:formula="of:=MID([.I1083];4;6)" office:value-type="string" office:string-value="0.3915">
            <text:p>0.3915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1084]&gt;[.$E$1];1;0)" office:value-type="float" office:value="0">
            <text:p>0</text:p>
          </table:table-cell>
          <table:table-cell table:formula="of:=ABS([.A1084]-[.C1084])" office:value-type="float" office:value="1">
            <text:p>1</text:p>
          </table:table-cell>
          <table:table-cell table:number-columns-repeated="4"/>
          <table:table-cell table:style-name="ce4" office:value-type="string">
            <text:p>1, 0.693266 </text:p>
          </table:table-cell>
          <table:table-cell table:formula="of:=MID([.I1084];1;1)" office:value-type="string" office:string-value="1">
            <text:p>1</text:p>
          </table:table-cell>
          <table:table-cell table:formula="of:=MID([.I1084];4;6)" office:value-type="string" office:string-value="0.6932">
            <text:p>0.6932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1085]&gt;[.$E$1];1;0)" office:value-type="float" office:value="0">
            <text:p>0</text:p>
          </table:table-cell>
          <table:table-cell table:formula="of:=ABS([.A1085]-[.C1085])" office:value-type="float" office:value="0">
            <text:p>0</text:p>
          </table:table-cell>
          <table:table-cell table:number-columns-repeated="4"/>
          <table:table-cell table:style-name="ce4" office:value-type="string">
            <text:p>0, 0.677436 </text:p>
          </table:table-cell>
          <table:table-cell table:formula="of:=MID([.I1085];1;1)" office:value-type="string" office:string-value="0">
            <text:p>0</text:p>
          </table:table-cell>
          <table:table-cell table:formula="of:=MID([.I1085];4;6)" office:value-type="string" office:string-value="0.6774">
            <text:p>0.6774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1086]&gt;[.$E$1];1;0)" office:value-type="float" office:value="0">
            <text:p>0</text:p>
          </table:table-cell>
          <table:table-cell table:formula="of:=ABS([.A1086]-[.C1086])" office:value-type="float" office:value="0">
            <text:p>0</text:p>
          </table:table-cell>
          <table:table-cell table:number-columns-repeated="4"/>
          <table:table-cell table:style-name="ce4" office:value-type="string">
            <text:p>0, 0.543959 </text:p>
          </table:table-cell>
          <table:table-cell table:formula="of:=MID([.I1086];1;1)" office:value-type="string" office:string-value="0">
            <text:p>0</text:p>
          </table:table-cell>
          <table:table-cell table:formula="of:=MID([.I1086];4;6)" office:value-type="string" office:string-value="0.5439">
            <text:p>0.5439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1087]&gt;[.$E$1];1;0)" office:value-type="float" office:value="0">
            <text:p>0</text:p>
          </table:table-cell>
          <table:table-cell table:formula="of:=ABS([.A1087]-[.C1087])" office:value-type="float" office:value="1">
            <text:p>1</text:p>
          </table:table-cell>
          <table:table-cell table:number-columns-repeated="4"/>
          <table:table-cell table:style-name="ce4" office:value-type="string">
            <text:p>1, 0.780292 </text:p>
          </table:table-cell>
          <table:table-cell table:formula="of:=MID([.I1087];1;1)" office:value-type="string" office:string-value="1">
            <text:p>1</text:p>
          </table:table-cell>
          <table:table-cell table:formula="of:=MID([.I1087];4;6)" office:value-type="string" office:string-value="0.7802">
            <text:p>0.7802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3"/>
          <table:table-cell table:formula="of:=IF([.B1088]&gt;[.$E$1];1;0)" office:value-type="float" office:value="0">
            <text:p>0</text:p>
          </table:table-cell>
          <table:table-cell table:formula="of:=ABS([.A1088]-[.C1088])" office:value-type="float" office:value="1">
            <text:p>1</text:p>
          </table:table-cell>
          <table:table-cell table:number-columns-repeated="4"/>
          <table:table-cell table:style-name="ce4" office:value-type="string">
            <text:p>1, 0.516263 </text:p>
          </table:table-cell>
          <table:table-cell table:formula="of:=MID([.I1088];1;1)" office:value-type="string" office:string-value="1">
            <text:p>1</text:p>
          </table:table-cell>
          <table:table-cell table:formula="of:=MID([.I1088];4;6)" office:value-type="string" office:string-value="0.5162">
            <text:p>0.5162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1089]&gt;[.$E$1];1;0)" office:value-type="float" office:value="0">
            <text:p>0</text:p>
          </table:table-cell>
          <table:table-cell table:formula="of:=ABS([.A1089]-[.C1089])" office:value-type="float" office:value="0">
            <text:p>0</text:p>
          </table:table-cell>
          <table:table-cell table:number-columns-repeated="4"/>
          <table:table-cell table:style-name="ce4" office:value-type="string">
            <text:p>0, 0.726989 </text:p>
          </table:table-cell>
          <table:table-cell table:formula="of:=MID([.I1089];1;1)" office:value-type="string" office:string-value="0">
            <text:p>0</text:p>
          </table:table-cell>
          <table:table-cell table:formula="of:=MID([.I1089];4;6)" office:value-type="string" office:string-value="0.7269">
            <text:p>0.7269</text:p>
          </table:table-cell>
          <table:table-cell/>
        </table:table-row>
        <table:table-row table:style-name="ro1">
          <table:table-cell table:style-name="ce1" office:value-type="string">
            <text:p>0</text:p>
          </table:table-cell>
          <table:table-cell table:style-name="ce3"/>
          <table:table-cell table:formula="of:=IF([.B1090]&gt;[.$E$1];1;0)" office:value-type="float" office:value="0">
            <text:p>0</text:p>
          </table:table-cell>
          <table:table-cell table:formula="of:=ABS([.A1090]-[.C1090])" office:value-type="float" office:value="0">
            <text:p>0</text:p>
          </table:table-cell>
          <table:table-cell table:number-columns-repeated="4"/>
          <table:table-cell table:style-name="ce4" office:value-type="string">
            <text:p>0, 0.587772 </text:p>
          </table:table-cell>
          <table:table-cell table:formula="of:=MID([.I1090];1;1)" office:value-type="string" office:string-value="0">
            <text:p>0</text:p>
          </table:table-cell>
          <table:table-cell table:formula="of:=MID([.I1090];4;6)" office:value-type="string" office:string-value="0.5877">
            <text:p>0.5877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/>
          <table:table-cell table:formula="of:=IF([.B1]&gt;[.$E$1];1;0)" office:value-type="float" office:value="0">
            <text:p>0</text:p>
          </table:table-cell>
          <table:table-cell table:formula="of:=ABS([.A1]-[.C1091])" office:value-type="float" office:value="0">
            <text:p>0</text:p>
          </table:table-cell>
          <table:table-cell table:number-columns-repeated="4"/>
          <table:table-cell table:style-name="ce4" office:value-type="string">
            <text:p>1, 0.599366 </text:p>
          </table:table-cell>
          <table:table-cell table:formula="of:=MID([.I1091];1;1)" office:value-type="string" office:string-value="1">
            <text:p>1</text:p>
          </table:table-cell>
          <table:table-cell table:formula="of:=MID([.I1091];4;6)" office:value-type="string" office:string-value="0.5993">
            <text:p>0.5993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/>
          <table:table-cell table:formula="of:=IF([.B2]&gt;[.$E$1];1;0)" office:value-type="float" office:value="0">
            <text:p>0</text:p>
          </table:table-cell>
          <table:table-cell table:formula="of:=ABS([.A2]-[.C1092])" office:value-type="float" office:value="0">
            <text:p>0</text:p>
          </table:table-cell>
          <table:table-cell table:number-columns-repeated="4"/>
          <table:table-cell table:style-name="ce4" office:value-type="string">
            <text:p>1, 0.62998 </text:p>
          </table:table-cell>
          <table:table-cell table:formula="of:=MID([.I1092];1;1)" office:value-type="string" office:string-value="1">
            <text:p>1</text:p>
          </table:table-cell>
          <table:table-cell table:formula="of:=MID([.I1092];4;6)" office:value-type="string" office:string-value="0.6299">
            <text:p>0.6299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/>
          <table:table-cell table:formula="of:=IF([.B3]&gt;[.$E$1];1;0)" office:value-type="float" office:value="0">
            <text:p>0</text:p>
          </table:table-cell>
          <table:table-cell table:formula="of:=ABS([.A3]-[.C1093])" office:value-type="float" office:value="0">
            <text:p>0</text:p>
          </table:table-cell>
          <table:table-cell table:number-columns-repeated="4"/>
          <table:table-cell table:style-name="ce4" office:value-type="string">
            <text:p>1, 0.552542 </text:p>
          </table:table-cell>
          <table:table-cell table:formula="of:=MID([.I1093];1;1)" office:value-type="string" office:string-value="1">
            <text:p>1</text:p>
          </table:table-cell>
          <table:table-cell table:formula="of:=MID([.I1093];4;6)" office:value-type="string" office:string-value="0.5525">
            <text:p>0.5525</text:p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094]&gt;[.$E$1];1;0)" office:value-type="float" office:value="0">
            <text:p>0</text:p>
          </table:table-cell>
          <table:table-cell table:formula="of:=ABS([.A1094]-[.C1094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094];1;1)">
            <text:p/>
          </table:table-cell>
          <table:table-cell table:formula="of:=MID([.I1094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095]&gt;[.$E$1];1;0)" office:value-type="float" office:value="0">
            <text:p>0</text:p>
          </table:table-cell>
          <table:table-cell table:formula="of:=ABS([.A1095]-[.C1095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095];1;1)">
            <text:p/>
          </table:table-cell>
          <table:table-cell table:formula="of:=MID([.I1095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096]&gt;[.$E$1];1;0)" office:value-type="float" office:value="0">
            <text:p>0</text:p>
          </table:table-cell>
          <table:table-cell table:formula="of:=ABS([.A1096]-[.C1096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096];1;1)">
            <text:p/>
          </table:table-cell>
          <table:table-cell table:formula="of:=MID([.I1096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097]&gt;[.$E$1];1;0)" office:value-type="float" office:value="0">
            <text:p>0</text:p>
          </table:table-cell>
          <table:table-cell table:formula="of:=ABS([.A1097]-[.C1097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097];1;1)">
            <text:p/>
          </table:table-cell>
          <table:table-cell table:formula="of:=MID([.I1097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098]&gt;[.$E$1];1;0)" office:value-type="float" office:value="0">
            <text:p>0</text:p>
          </table:table-cell>
          <table:table-cell table:formula="of:=ABS([.A1098]-[.C1098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098];1;1)">
            <text:p/>
          </table:table-cell>
          <table:table-cell table:formula="of:=MID([.I1098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099]&gt;[.$E$1];1;0)" office:value-type="float" office:value="0">
            <text:p>0</text:p>
          </table:table-cell>
          <table:table-cell table:formula="of:=ABS([.A1099]-[.C1099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099];1;1)">
            <text:p/>
          </table:table-cell>
          <table:table-cell table:formula="of:=MID([.I1099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100]&gt;[.$E$1];1;0)" office:value-type="float" office:value="0">
            <text:p>0</text:p>
          </table:table-cell>
          <table:table-cell table:formula="of:=ABS([.A1100]-[.C1100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100];1;1)">
            <text:p/>
          </table:table-cell>
          <table:table-cell table:formula="of:=MID([.I1100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101]&gt;[.$E$1];1;0)" office:value-type="float" office:value="0">
            <text:p>0</text:p>
          </table:table-cell>
          <table:table-cell table:formula="of:=ABS([.A1101]-[.C1101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101];1;1)">
            <text:p/>
          </table:table-cell>
          <table:table-cell table:formula="of:=MID([.I1101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102]&gt;[.$E$1];1;0)" office:value-type="float" office:value="0">
            <text:p>0</text:p>
          </table:table-cell>
          <table:table-cell table:formula="of:=ABS([.A1102]-[.C1102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102];1;1)">
            <text:p/>
          </table:table-cell>
          <table:table-cell table:formula="of:=MID([.I1102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103]&gt;[.$E$1];1;0)" office:value-type="float" office:value="0">
            <text:p>0</text:p>
          </table:table-cell>
          <table:table-cell table:formula="of:=ABS([.A1103]-[.C1103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103];1;1)">
            <text:p/>
          </table:table-cell>
          <table:table-cell table:formula="of:=MID([.I1103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104]&gt;[.$E$1];1;0)" office:value-type="float" office:value="0">
            <text:p>0</text:p>
          </table:table-cell>
          <table:table-cell table:formula="of:=ABS([.A1104]-[.C1104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104];1;1)">
            <text:p/>
          </table:table-cell>
          <table:table-cell table:formula="of:=MID([.I1104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105]&gt;[.$E$1];1;0)" office:value-type="float" office:value="0">
            <text:p>0</text:p>
          </table:table-cell>
          <table:table-cell table:formula="of:=ABS([.A1105]-[.C1105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105];1;1)">
            <text:p/>
          </table:table-cell>
          <table:table-cell table:formula="of:=MID([.I1105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106]&gt;[.$E$1];1;0)" office:value-type="float" office:value="0">
            <text:p>0</text:p>
          </table:table-cell>
          <table:table-cell table:formula="of:=ABS([.A1106]-[.C1106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106];1;1)">
            <text:p/>
          </table:table-cell>
          <table:table-cell table:formula="of:=MID([.I1106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107]&gt;[.$E$1];1;0)" office:value-type="float" office:value="0">
            <text:p>0</text:p>
          </table:table-cell>
          <table:table-cell table:formula="of:=ABS([.A1107]-[.C1107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107];1;1)">
            <text:p/>
          </table:table-cell>
          <table:table-cell table:formula="of:=MID([.I1107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108]&gt;[.$E$1];1;0)" office:value-type="float" office:value="0">
            <text:p>0</text:p>
          </table:table-cell>
          <table:table-cell table:formula="of:=ABS([.A1108]-[.C1108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108];1;1)">
            <text:p/>
          </table:table-cell>
          <table:table-cell table:formula="of:=MID([.I1108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109]&gt;[.$E$1];1;0)" office:value-type="float" office:value="0">
            <text:p>0</text:p>
          </table:table-cell>
          <table:table-cell table:formula="of:=ABS([.A1109]-[.C1109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109];1;1)">
            <text:p/>
          </table:table-cell>
          <table:table-cell table:formula="of:=MID([.I1109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110]&gt;[.$E$1];1;0)" office:value-type="float" office:value="0">
            <text:p>0</text:p>
          </table:table-cell>
          <table:table-cell table:formula="of:=ABS([.A1110]-[.C1110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110];1;1)">
            <text:p/>
          </table:table-cell>
          <table:table-cell table:formula="of:=MID([.I1110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111]&gt;[.$E$1];1;0)" office:value-type="float" office:value="0">
            <text:p>0</text:p>
          </table:table-cell>
          <table:table-cell table:formula="of:=ABS([.A1111]-[.C1111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111];1;1)">
            <text:p/>
          </table:table-cell>
          <table:table-cell table:formula="of:=MID([.I1111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112]&gt;[.$E$1];1;0)" office:value-type="float" office:value="0">
            <text:p>0</text:p>
          </table:table-cell>
          <table:table-cell table:formula="of:=ABS([.A1112]-[.C1112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112];1;1)">
            <text:p/>
          </table:table-cell>
          <table:table-cell table:formula="of:=MID([.I1112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113]&gt;[.$E$1];1;0)" office:value-type="float" office:value="0">
            <text:p>0</text:p>
          </table:table-cell>
          <table:table-cell table:formula="of:=ABS([.A1113]-[.C1113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113];1;1)">
            <text:p/>
          </table:table-cell>
          <table:table-cell table:formula="of:=MID([.I1113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114]&gt;[.$E$1];1;0)" office:value-type="float" office:value="0">
            <text:p>0</text:p>
          </table:table-cell>
          <table:table-cell table:formula="of:=ABS([.A1114]-[.C1114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114];1;1)">
            <text:p/>
          </table:table-cell>
          <table:table-cell table:formula="of:=MID([.I1114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115]&gt;[.$E$1];1;0)" office:value-type="float" office:value="0">
            <text:p>0</text:p>
          </table:table-cell>
          <table:table-cell table:formula="of:=ABS([.A1115]-[.C1115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115];1;1)">
            <text:p/>
          </table:table-cell>
          <table:table-cell table:formula="of:=MID([.I1115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116]&gt;[.$E$1];1;0)" office:value-type="float" office:value="0">
            <text:p>0</text:p>
          </table:table-cell>
          <table:table-cell table:formula="of:=ABS([.A1116]-[.C1116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116];1;1)">
            <text:p/>
          </table:table-cell>
          <table:table-cell table:formula="of:=MID([.I1116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117]&gt;[.$E$1];1;0)" office:value-type="float" office:value="0">
            <text:p>0</text:p>
          </table:table-cell>
          <table:table-cell table:formula="of:=ABS([.A1117]-[.C1117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117];1;1)">
            <text:p/>
          </table:table-cell>
          <table:table-cell table:formula="of:=MID([.I1117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118]&gt;[.$E$1];1;0)" office:value-type="float" office:value="0">
            <text:p>0</text:p>
          </table:table-cell>
          <table:table-cell table:formula="of:=ABS([.A1118]-[.C1118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118];1;1)">
            <text:p/>
          </table:table-cell>
          <table:table-cell table:formula="of:=MID([.I1118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119]&gt;[.$E$1];1;0)" office:value-type="float" office:value="0">
            <text:p>0</text:p>
          </table:table-cell>
          <table:table-cell table:formula="of:=ABS([.A1119]-[.C1119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119];1;1)">
            <text:p/>
          </table:table-cell>
          <table:table-cell table:formula="of:=MID([.I1119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120]&gt;[.$E$1];1;0)" office:value-type="float" office:value="0">
            <text:p>0</text:p>
          </table:table-cell>
          <table:table-cell table:formula="of:=ABS([.A1120]-[.C1120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120];1;1)">
            <text:p/>
          </table:table-cell>
          <table:table-cell table:formula="of:=MID([.I1120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121]&gt;[.$E$1];1;0)" office:value-type="float" office:value="0">
            <text:p>0</text:p>
          </table:table-cell>
          <table:table-cell table:formula="of:=ABS([.A1121]-[.C1121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121];1;1)">
            <text:p/>
          </table:table-cell>
          <table:table-cell table:formula="of:=MID([.I1121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122]&gt;[.$E$1];1;0)" office:value-type="float" office:value="0">
            <text:p>0</text:p>
          </table:table-cell>
          <table:table-cell table:formula="of:=ABS([.A1122]-[.C1122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122];1;1)">
            <text:p/>
          </table:table-cell>
          <table:table-cell table:formula="of:=MID([.I1122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123]&gt;[.$E$1];1;0)" office:value-type="float" office:value="0">
            <text:p>0</text:p>
          </table:table-cell>
          <table:table-cell table:formula="of:=ABS([.A1123]-[.C1123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123];1;1)">
            <text:p/>
          </table:table-cell>
          <table:table-cell table:formula="of:=MID([.I1123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124]&gt;[.$E$1];1;0)" office:value-type="float" office:value="0">
            <text:p>0</text:p>
          </table:table-cell>
          <table:table-cell table:formula="of:=ABS([.A1124]-[.C1124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124];1;1)">
            <text:p/>
          </table:table-cell>
          <table:table-cell table:formula="of:=MID([.I1124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125]&gt;[.$E$1];1;0)" office:value-type="float" office:value="0">
            <text:p>0</text:p>
          </table:table-cell>
          <table:table-cell table:formula="of:=ABS([.A1125]-[.C1125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125];1;1)">
            <text:p/>
          </table:table-cell>
          <table:table-cell table:formula="of:=MID([.I1125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126]&gt;[.$E$1];1;0)" office:value-type="float" office:value="0">
            <text:p>0</text:p>
          </table:table-cell>
          <table:table-cell table:formula="of:=ABS([.A1126]-[.C1126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126];1;1)">
            <text:p/>
          </table:table-cell>
          <table:table-cell table:formula="of:=MID([.I1126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127]&gt;[.$E$1];1;0)" office:value-type="float" office:value="0">
            <text:p>0</text:p>
          </table:table-cell>
          <table:table-cell table:formula="of:=ABS([.A1127]-[.C1127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127];1;1)">
            <text:p/>
          </table:table-cell>
          <table:table-cell table:formula="of:=MID([.I1127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128]&gt;[.$E$1];1;0)" office:value-type="float" office:value="0">
            <text:p>0</text:p>
          </table:table-cell>
          <table:table-cell table:formula="of:=ABS([.A1128]-[.C1128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128];1;1)">
            <text:p/>
          </table:table-cell>
          <table:table-cell table:formula="of:=MID([.I1128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129]&gt;[.$E$1];1;0)" office:value-type="float" office:value="0">
            <text:p>0</text:p>
          </table:table-cell>
          <table:table-cell table:formula="of:=ABS([.A1129]-[.C1129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129];1;1)">
            <text:p/>
          </table:table-cell>
          <table:table-cell table:formula="of:=MID([.I1129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130]&gt;[.$E$1];1;0)" office:value-type="float" office:value="0">
            <text:p>0</text:p>
          </table:table-cell>
          <table:table-cell table:formula="of:=ABS([.A1130]-[.C1130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130];1;1)">
            <text:p/>
          </table:table-cell>
          <table:table-cell table:formula="of:=MID([.I1130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131]&gt;[.$E$1];1;0)" office:value-type="float" office:value="0">
            <text:p>0</text:p>
          </table:table-cell>
          <table:table-cell table:formula="of:=ABS([.A1131]-[.C1131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131];1;1)">
            <text:p/>
          </table:table-cell>
          <table:table-cell table:formula="of:=MID([.I1131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132]&gt;[.$E$1];1;0)" office:value-type="float" office:value="0">
            <text:p>0</text:p>
          </table:table-cell>
          <table:table-cell table:formula="of:=ABS([.A1132]-[.C1132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132];1;1)">
            <text:p/>
          </table:table-cell>
          <table:table-cell table:formula="of:=MID([.I1132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133]&gt;[.$E$1];1;0)" office:value-type="float" office:value="0">
            <text:p>0</text:p>
          </table:table-cell>
          <table:table-cell table:formula="of:=ABS([.A1133]-[.C1133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133];1;1)">
            <text:p/>
          </table:table-cell>
          <table:table-cell table:formula="of:=MID([.I1133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134]&gt;[.$E$1];1;0)" office:value-type="float" office:value="0">
            <text:p>0</text:p>
          </table:table-cell>
          <table:table-cell table:formula="of:=ABS([.A1134]-[.C1134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134];1;1)">
            <text:p/>
          </table:table-cell>
          <table:table-cell table:formula="of:=MID([.I1134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135]&gt;[.$E$1];1;0)" office:value-type="float" office:value="0">
            <text:p>0</text:p>
          </table:table-cell>
          <table:table-cell table:formula="of:=ABS([.A1135]-[.C1135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135];1;1)">
            <text:p/>
          </table:table-cell>
          <table:table-cell table:formula="of:=MID([.I1135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136]&gt;[.$E$1];1;0)" office:value-type="float" office:value="0">
            <text:p>0</text:p>
          </table:table-cell>
          <table:table-cell table:formula="of:=ABS([.A1136]-[.C1136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136];1;1)">
            <text:p/>
          </table:table-cell>
          <table:table-cell table:formula="of:=MID([.I1136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137]&gt;[.$E$1];1;0)" office:value-type="float" office:value="0">
            <text:p>0</text:p>
          </table:table-cell>
          <table:table-cell table:formula="of:=ABS([.A1137]-[.C1137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137];1;1)">
            <text:p/>
          </table:table-cell>
          <table:table-cell table:formula="of:=MID([.I1137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138]&gt;[.$E$1];1;0)" office:value-type="float" office:value="0">
            <text:p>0</text:p>
          </table:table-cell>
          <table:table-cell table:formula="of:=ABS([.A1138]-[.C1138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138];1;1)">
            <text:p/>
          </table:table-cell>
          <table:table-cell table:formula="of:=MID([.I1138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139]&gt;[.$E$1];1;0)" office:value-type="float" office:value="0">
            <text:p>0</text:p>
          </table:table-cell>
          <table:table-cell table:formula="of:=ABS([.A1139]-[.C1139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139];1;1)">
            <text:p/>
          </table:table-cell>
          <table:table-cell table:formula="of:=MID([.I1139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140]&gt;[.$E$1];1;0)" office:value-type="float" office:value="0">
            <text:p>0</text:p>
          </table:table-cell>
          <table:table-cell table:formula="of:=ABS([.A1140]-[.C1140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140];1;1)">
            <text:p/>
          </table:table-cell>
          <table:table-cell table:formula="of:=MID([.I1140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141]&gt;[.$E$1];1;0)" office:value-type="float" office:value="0">
            <text:p>0</text:p>
          </table:table-cell>
          <table:table-cell table:formula="of:=ABS([.A1141]-[.C1141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141];1;1)">
            <text:p/>
          </table:table-cell>
          <table:table-cell table:formula="of:=MID([.I1141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142]&gt;[.$E$1];1;0)" office:value-type="float" office:value="0">
            <text:p>0</text:p>
          </table:table-cell>
          <table:table-cell table:formula="of:=ABS([.A1142]-[.C1142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142];1;1)">
            <text:p/>
          </table:table-cell>
          <table:table-cell table:formula="of:=MID([.I1142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143]&gt;[.$E$1];1;0)" office:value-type="float" office:value="0">
            <text:p>0</text:p>
          </table:table-cell>
          <table:table-cell table:formula="of:=ABS([.A1143]-[.C1143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143];1;1)">
            <text:p/>
          </table:table-cell>
          <table:table-cell table:formula="of:=MID([.I1143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144]&gt;[.$E$1];1;0)" office:value-type="float" office:value="0">
            <text:p>0</text:p>
          </table:table-cell>
          <table:table-cell table:formula="of:=ABS([.A1144]-[.C1144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144];1;1)">
            <text:p/>
          </table:table-cell>
          <table:table-cell table:formula="of:=MID([.I1144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145]&gt;[.$E$1];1;0)" office:value-type="float" office:value="0">
            <text:p>0</text:p>
          </table:table-cell>
          <table:table-cell table:formula="of:=ABS([.A1145]-[.C1145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145];1;1)">
            <text:p/>
          </table:table-cell>
          <table:table-cell table:formula="of:=MID([.I1145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146]&gt;[.$E$1];1;0)" office:value-type="float" office:value="0">
            <text:p>0</text:p>
          </table:table-cell>
          <table:table-cell table:formula="of:=ABS([.A1146]-[.C1146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146];1;1)">
            <text:p/>
          </table:table-cell>
          <table:table-cell table:formula="of:=MID([.I1146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147]&gt;[.$E$1];1;0)" office:value-type="float" office:value="0">
            <text:p>0</text:p>
          </table:table-cell>
          <table:table-cell table:formula="of:=ABS([.A1147]-[.C1147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147];1;1)">
            <text:p/>
          </table:table-cell>
          <table:table-cell table:formula="of:=MID([.I1147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148]&gt;[.$E$1];1;0)" office:value-type="float" office:value="0">
            <text:p>0</text:p>
          </table:table-cell>
          <table:table-cell table:formula="of:=ABS([.A1148]-[.C1148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148];1;1)">
            <text:p/>
          </table:table-cell>
          <table:table-cell table:formula="of:=MID([.I1148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149]&gt;[.$E$1];1;0)" office:value-type="float" office:value="0">
            <text:p>0</text:p>
          </table:table-cell>
          <table:table-cell table:formula="of:=ABS([.A1149]-[.C1149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149];1;1)">
            <text:p/>
          </table:table-cell>
          <table:table-cell table:formula="of:=MID([.I1149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150]&gt;[.$E$1];1;0)" office:value-type="float" office:value="0">
            <text:p>0</text:p>
          </table:table-cell>
          <table:table-cell table:formula="of:=ABS([.A1150]-[.C1150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150];1;1)">
            <text:p/>
          </table:table-cell>
          <table:table-cell table:formula="of:=MID([.I1150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151]&gt;[.$E$1];1;0)" office:value-type="float" office:value="0">
            <text:p>0</text:p>
          </table:table-cell>
          <table:table-cell table:formula="of:=ABS([.A1151]-[.C1151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151];1;1)">
            <text:p/>
          </table:table-cell>
          <table:table-cell table:formula="of:=MID([.I1151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152]&gt;[.$E$1];1;0)" office:value-type="float" office:value="0">
            <text:p>0</text:p>
          </table:table-cell>
          <table:table-cell table:formula="of:=ABS([.A1152]-[.C1152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152];1;1)">
            <text:p/>
          </table:table-cell>
          <table:table-cell table:formula="of:=MID([.I1152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153]&gt;[.$E$1];1;0)" office:value-type="float" office:value="0">
            <text:p>0</text:p>
          </table:table-cell>
          <table:table-cell table:formula="of:=ABS([.A1153]-[.C1153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153];1;1)">
            <text:p/>
          </table:table-cell>
          <table:table-cell table:formula="of:=MID([.I1153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154]&gt;[.$E$1];1;0)" office:value-type="float" office:value="0">
            <text:p>0</text:p>
          </table:table-cell>
          <table:table-cell table:formula="of:=ABS([.A1154]-[.C1154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154];1;1)">
            <text:p/>
          </table:table-cell>
          <table:table-cell table:formula="of:=MID([.I1154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155]&gt;[.$E$1];1;0)" office:value-type="float" office:value="0">
            <text:p>0</text:p>
          </table:table-cell>
          <table:table-cell table:formula="of:=ABS([.A1155]-[.C1155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155];1;1)">
            <text:p/>
          </table:table-cell>
          <table:table-cell table:formula="of:=MID([.I1155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156]&gt;[.$E$1];1;0)" office:value-type="float" office:value="0">
            <text:p>0</text:p>
          </table:table-cell>
          <table:table-cell table:formula="of:=ABS([.A1156]-[.C1156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156];1;1)">
            <text:p/>
          </table:table-cell>
          <table:table-cell table:formula="of:=MID([.I1156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157]&gt;[.$E$1];1;0)" office:value-type="float" office:value="0">
            <text:p>0</text:p>
          </table:table-cell>
          <table:table-cell table:formula="of:=ABS([.A1157]-[.C1157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157];1;1)">
            <text:p/>
          </table:table-cell>
          <table:table-cell table:formula="of:=MID([.I1157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158]&gt;[.$E$1];1;0)" office:value-type="float" office:value="0">
            <text:p>0</text:p>
          </table:table-cell>
          <table:table-cell table:formula="of:=ABS([.A1158]-[.C1158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158];1;1)">
            <text:p/>
          </table:table-cell>
          <table:table-cell table:formula="of:=MID([.I1158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159]&gt;[.$E$1];1;0)" office:value-type="float" office:value="0">
            <text:p>0</text:p>
          </table:table-cell>
          <table:table-cell table:formula="of:=ABS([.A1159]-[.C1159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159];1;1)">
            <text:p/>
          </table:table-cell>
          <table:table-cell table:formula="of:=MID([.I1159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160]&gt;[.$E$1];1;0)" office:value-type="float" office:value="0">
            <text:p>0</text:p>
          </table:table-cell>
          <table:table-cell table:formula="of:=ABS([.A1160]-[.C1160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160];1;1)">
            <text:p/>
          </table:table-cell>
          <table:table-cell table:formula="of:=MID([.I1160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161]&gt;[.$E$1];1;0)" office:value-type="float" office:value="0">
            <text:p>0</text:p>
          </table:table-cell>
          <table:table-cell table:formula="of:=ABS([.A1161]-[.C1161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161];1;1)">
            <text:p/>
          </table:table-cell>
          <table:table-cell table:formula="of:=MID([.I1161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162]&gt;[.$E$1];1;0)" office:value-type="float" office:value="0">
            <text:p>0</text:p>
          </table:table-cell>
          <table:table-cell table:formula="of:=ABS([.A1162]-[.C1162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162];1;1)">
            <text:p/>
          </table:table-cell>
          <table:table-cell table:formula="of:=MID([.I1162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163]&gt;[.$E$1];1;0)" office:value-type="float" office:value="0">
            <text:p>0</text:p>
          </table:table-cell>
          <table:table-cell table:formula="of:=ABS([.A1163]-[.C1163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163];1;1)">
            <text:p/>
          </table:table-cell>
          <table:table-cell table:formula="of:=MID([.I1163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164]&gt;[.$E$1];1;0)" office:value-type="float" office:value="0">
            <text:p>0</text:p>
          </table:table-cell>
          <table:table-cell table:formula="of:=ABS([.A1164]-[.C1164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164];1;1)">
            <text:p/>
          </table:table-cell>
          <table:table-cell table:formula="of:=MID([.I1164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165]&gt;[.$E$1];1;0)" office:value-type="float" office:value="0">
            <text:p>0</text:p>
          </table:table-cell>
          <table:table-cell table:formula="of:=ABS([.A1165]-[.C1165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165];1;1)">
            <text:p/>
          </table:table-cell>
          <table:table-cell table:formula="of:=MID([.I1165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166]&gt;[.$E$1];1;0)" office:value-type="float" office:value="0">
            <text:p>0</text:p>
          </table:table-cell>
          <table:table-cell table:formula="of:=ABS([.A1166]-[.C1166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166];1;1)">
            <text:p/>
          </table:table-cell>
          <table:table-cell table:formula="of:=MID([.I1166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167]&gt;[.$E$1];1;0)" office:value-type="float" office:value="0">
            <text:p>0</text:p>
          </table:table-cell>
          <table:table-cell table:formula="of:=ABS([.A1167]-[.C1167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167];1;1)">
            <text:p/>
          </table:table-cell>
          <table:table-cell table:formula="of:=MID([.I1167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168]&gt;[.$E$1];1;0)" office:value-type="float" office:value="0">
            <text:p>0</text:p>
          </table:table-cell>
          <table:table-cell table:formula="of:=ABS([.A1168]-[.C1168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168];1;1)">
            <text:p/>
          </table:table-cell>
          <table:table-cell table:formula="of:=MID([.I1168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169]&gt;[.$E$1];1;0)" office:value-type="float" office:value="0">
            <text:p>0</text:p>
          </table:table-cell>
          <table:table-cell table:formula="of:=ABS([.A1169]-[.C1169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169];1;1)">
            <text:p/>
          </table:table-cell>
          <table:table-cell table:formula="of:=MID([.I1169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170]&gt;[.$E$1];1;0)" office:value-type="float" office:value="0">
            <text:p>0</text:p>
          </table:table-cell>
          <table:table-cell table:formula="of:=ABS([.A1170]-[.C1170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170];1;1)">
            <text:p/>
          </table:table-cell>
          <table:table-cell table:formula="of:=MID([.I1170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171]&gt;[.$E$1];1;0)" office:value-type="float" office:value="0">
            <text:p>0</text:p>
          </table:table-cell>
          <table:table-cell table:formula="of:=ABS([.A1171]-[.C1171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171];1;1)">
            <text:p/>
          </table:table-cell>
          <table:table-cell table:formula="of:=MID([.I1171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172]&gt;[.$E$1];1;0)" office:value-type="float" office:value="0">
            <text:p>0</text:p>
          </table:table-cell>
          <table:table-cell table:formula="of:=ABS([.A1172]-[.C1172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172];1;1)">
            <text:p/>
          </table:table-cell>
          <table:table-cell table:formula="of:=MID([.I1172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173]&gt;[.$E$1];1;0)" office:value-type="float" office:value="0">
            <text:p>0</text:p>
          </table:table-cell>
          <table:table-cell table:formula="of:=ABS([.A1173]-[.C1173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173];1;1)">
            <text:p/>
          </table:table-cell>
          <table:table-cell table:formula="of:=MID([.I1173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174]&gt;[.$E$1];1;0)" office:value-type="float" office:value="0">
            <text:p>0</text:p>
          </table:table-cell>
          <table:table-cell table:formula="of:=ABS([.A1174]-[.C1174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174];1;1)">
            <text:p/>
          </table:table-cell>
          <table:table-cell table:formula="of:=MID([.I1174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175]&gt;[.$E$1];1;0)" office:value-type="float" office:value="0">
            <text:p>0</text:p>
          </table:table-cell>
          <table:table-cell table:formula="of:=ABS([.A1175]-[.C1175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175];1;1)">
            <text:p/>
          </table:table-cell>
          <table:table-cell table:formula="of:=MID([.I1175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176]&gt;[.$E$1];1;0)" office:value-type="float" office:value="0">
            <text:p>0</text:p>
          </table:table-cell>
          <table:table-cell table:formula="of:=ABS([.A1176]-[.C1176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176];1;1)">
            <text:p/>
          </table:table-cell>
          <table:table-cell table:formula="of:=MID([.I1176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177]&gt;[.$E$1];1;0)" office:value-type="float" office:value="0">
            <text:p>0</text:p>
          </table:table-cell>
          <table:table-cell table:formula="of:=ABS([.A1177]-[.C1177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177];1;1)">
            <text:p/>
          </table:table-cell>
          <table:table-cell table:formula="of:=MID([.I1177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178]&gt;[.$E$1];1;0)" office:value-type="float" office:value="0">
            <text:p>0</text:p>
          </table:table-cell>
          <table:table-cell table:formula="of:=ABS([.A1178]-[.C1178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178];1;1)">
            <text:p/>
          </table:table-cell>
          <table:table-cell table:formula="of:=MID([.I1178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179]&gt;[.$E$1];1;0)" office:value-type="float" office:value="0">
            <text:p>0</text:p>
          </table:table-cell>
          <table:table-cell table:formula="of:=ABS([.A1179]-[.C1179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179];1;1)">
            <text:p/>
          </table:table-cell>
          <table:table-cell table:formula="of:=MID([.I1179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180]&gt;[.$E$1];1;0)" office:value-type="float" office:value="0">
            <text:p>0</text:p>
          </table:table-cell>
          <table:table-cell table:formula="of:=ABS([.A1180]-[.C1180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180];1;1)">
            <text:p/>
          </table:table-cell>
          <table:table-cell table:formula="of:=MID([.I1180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181]&gt;[.$E$1];1;0)" office:value-type="float" office:value="0">
            <text:p>0</text:p>
          </table:table-cell>
          <table:table-cell table:formula="of:=ABS([.A1181]-[.C1181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181];1;1)">
            <text:p/>
          </table:table-cell>
          <table:table-cell table:formula="of:=MID([.I1181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182]&gt;[.$E$1];1;0)" office:value-type="float" office:value="0">
            <text:p>0</text:p>
          </table:table-cell>
          <table:table-cell table:formula="of:=ABS([.A1182]-[.C1182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182];1;1)">
            <text:p/>
          </table:table-cell>
          <table:table-cell table:formula="of:=MID([.I1182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183]&gt;[.$E$1];1;0)" office:value-type="float" office:value="0">
            <text:p>0</text:p>
          </table:table-cell>
          <table:table-cell table:formula="of:=ABS([.A1183]-[.C1183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183];1;1)">
            <text:p/>
          </table:table-cell>
          <table:table-cell table:formula="of:=MID([.I1183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184]&gt;[.$E$1];1;0)" office:value-type="float" office:value="0">
            <text:p>0</text:p>
          </table:table-cell>
          <table:table-cell table:formula="of:=ABS([.A1184]-[.C1184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184];1;1)">
            <text:p/>
          </table:table-cell>
          <table:table-cell table:formula="of:=MID([.I1184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185]&gt;[.$E$1];1;0)" office:value-type="float" office:value="0">
            <text:p>0</text:p>
          </table:table-cell>
          <table:table-cell table:formula="of:=ABS([.A1185]-[.C1185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185];1;1)">
            <text:p/>
          </table:table-cell>
          <table:table-cell table:formula="of:=MID([.I1185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186]&gt;[.$E$1];1;0)" office:value-type="float" office:value="0">
            <text:p>0</text:p>
          </table:table-cell>
          <table:table-cell table:formula="of:=ABS([.A1186]-[.C1186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186];1;1)">
            <text:p/>
          </table:table-cell>
          <table:table-cell table:formula="of:=MID([.I1186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187]&gt;[.$E$1];1;0)" office:value-type="float" office:value="0">
            <text:p>0</text:p>
          </table:table-cell>
          <table:table-cell table:formula="of:=ABS([.A1187]-[.C1187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187];1;1)">
            <text:p/>
          </table:table-cell>
          <table:table-cell table:formula="of:=MID([.I1187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188]&gt;[.$E$1];1;0)" office:value-type="float" office:value="0">
            <text:p>0</text:p>
          </table:table-cell>
          <table:table-cell table:formula="of:=ABS([.A1188]-[.C1188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188];1;1)">
            <text:p/>
          </table:table-cell>
          <table:table-cell table:formula="of:=MID([.I1188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189]&gt;[.$E$1];1;0)" office:value-type="float" office:value="0">
            <text:p>0</text:p>
          </table:table-cell>
          <table:table-cell table:formula="of:=ABS([.A1189]-[.C1189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189];1;1)">
            <text:p/>
          </table:table-cell>
          <table:table-cell table:formula="of:=MID([.I1189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190]&gt;[.$E$1];1;0)" office:value-type="float" office:value="0">
            <text:p>0</text:p>
          </table:table-cell>
          <table:table-cell table:formula="of:=ABS([.A1190]-[.C1190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190];1;1)">
            <text:p/>
          </table:table-cell>
          <table:table-cell table:formula="of:=MID([.I1190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191]&gt;[.$E$1];1;0)" office:value-type="float" office:value="0">
            <text:p>0</text:p>
          </table:table-cell>
          <table:table-cell table:formula="of:=ABS([.A1191]-[.C1191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191];1;1)">
            <text:p/>
          </table:table-cell>
          <table:table-cell table:formula="of:=MID([.I1191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192]&gt;[.$E$1];1;0)" office:value-type="float" office:value="0">
            <text:p>0</text:p>
          </table:table-cell>
          <table:table-cell table:formula="of:=ABS([.A1192]-[.C1192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192];1;1)">
            <text:p/>
          </table:table-cell>
          <table:table-cell table:formula="of:=MID([.I1192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193]&gt;[.$E$1];1;0)" office:value-type="float" office:value="0">
            <text:p>0</text:p>
          </table:table-cell>
          <table:table-cell table:formula="of:=ABS([.A1193]-[.C1193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193];1;1)">
            <text:p/>
          </table:table-cell>
          <table:table-cell table:formula="of:=MID([.I1193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194]&gt;[.$E$1];1;0)" office:value-type="float" office:value="0">
            <text:p>0</text:p>
          </table:table-cell>
          <table:table-cell table:formula="of:=ABS([.A1194]-[.C1194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194];1;1)">
            <text:p/>
          </table:table-cell>
          <table:table-cell table:formula="of:=MID([.I1194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195]&gt;[.$E$1];1;0)" office:value-type="float" office:value="0">
            <text:p>0</text:p>
          </table:table-cell>
          <table:table-cell table:formula="of:=ABS([.A1195]-[.C1195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195];1;1)">
            <text:p/>
          </table:table-cell>
          <table:table-cell table:formula="of:=MID([.I1195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196]&gt;[.$E$1];1;0)" office:value-type="float" office:value="0">
            <text:p>0</text:p>
          </table:table-cell>
          <table:table-cell table:formula="of:=ABS([.A1196]-[.C1196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196];1;1)">
            <text:p/>
          </table:table-cell>
          <table:table-cell table:formula="of:=MID([.I1196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197]&gt;[.$E$1];1;0)" office:value-type="float" office:value="0">
            <text:p>0</text:p>
          </table:table-cell>
          <table:table-cell table:formula="of:=ABS([.A1197]-[.C1197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197];1;1)">
            <text:p/>
          </table:table-cell>
          <table:table-cell table:formula="of:=MID([.I1197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198]&gt;[.$E$1];1;0)" office:value-type="float" office:value="0">
            <text:p>0</text:p>
          </table:table-cell>
          <table:table-cell table:formula="of:=ABS([.A1198]-[.C1198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198];1;1)">
            <text:p/>
          </table:table-cell>
          <table:table-cell table:formula="of:=MID([.I1198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199]&gt;[.$E$1];1;0)" office:value-type="float" office:value="0">
            <text:p>0</text:p>
          </table:table-cell>
          <table:table-cell table:formula="of:=ABS([.A1199]-[.C1199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199];1;1)">
            <text:p/>
          </table:table-cell>
          <table:table-cell table:formula="of:=MID([.I1199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200]&gt;[.$E$1];1;0)" office:value-type="float" office:value="0">
            <text:p>0</text:p>
          </table:table-cell>
          <table:table-cell table:formula="of:=ABS([.A1200]-[.C1200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200];1;1)">
            <text:p/>
          </table:table-cell>
          <table:table-cell table:formula="of:=MID([.I1200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201]&gt;[.$E$1];1;0)" office:value-type="float" office:value="0">
            <text:p>0</text:p>
          </table:table-cell>
          <table:table-cell table:formula="of:=ABS([.A1201]-[.C1201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201];1;1)">
            <text:p/>
          </table:table-cell>
          <table:table-cell table:formula="of:=MID([.I1201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202]&gt;[.$E$1];1;0)" office:value-type="float" office:value="0">
            <text:p>0</text:p>
          </table:table-cell>
          <table:table-cell table:formula="of:=ABS([.A1202]-[.C1202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202];1;1)">
            <text:p/>
          </table:table-cell>
          <table:table-cell table:formula="of:=MID([.I1202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203]&gt;[.$E$1];1;0)" office:value-type="float" office:value="0">
            <text:p>0</text:p>
          </table:table-cell>
          <table:table-cell table:formula="of:=ABS([.A1203]-[.C1203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203];1;1)">
            <text:p/>
          </table:table-cell>
          <table:table-cell table:formula="of:=MID([.I1203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204]&gt;[.$E$1];1;0)" office:value-type="float" office:value="0">
            <text:p>0</text:p>
          </table:table-cell>
          <table:table-cell table:formula="of:=ABS([.A1204]-[.C1204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204];1;1)">
            <text:p/>
          </table:table-cell>
          <table:table-cell table:formula="of:=MID([.I1204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205]&gt;[.$E$1];1;0)" office:value-type="float" office:value="0">
            <text:p>0</text:p>
          </table:table-cell>
          <table:table-cell table:formula="of:=ABS([.A1205]-[.C1205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205];1;1)">
            <text:p/>
          </table:table-cell>
          <table:table-cell table:formula="of:=MID([.I1205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206]&gt;[.$E$1];1;0)" office:value-type="float" office:value="0">
            <text:p>0</text:p>
          </table:table-cell>
          <table:table-cell table:formula="of:=ABS([.A1206]-[.C1206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206];1;1)">
            <text:p/>
          </table:table-cell>
          <table:table-cell table:formula="of:=MID([.I1206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207]&gt;[.$E$1];1;0)" office:value-type="float" office:value="0">
            <text:p>0</text:p>
          </table:table-cell>
          <table:table-cell table:formula="of:=ABS([.A1207]-[.C1207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207];1;1)">
            <text:p/>
          </table:table-cell>
          <table:table-cell table:formula="of:=MID([.I1207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208]&gt;[.$E$1];1;0)" office:value-type="float" office:value="0">
            <text:p>0</text:p>
          </table:table-cell>
          <table:table-cell table:formula="of:=ABS([.A1208]-[.C1208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208];1;1)">
            <text:p/>
          </table:table-cell>
          <table:table-cell table:formula="of:=MID([.I1208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209]&gt;[.$E$1];1;0)" office:value-type="float" office:value="0">
            <text:p>0</text:p>
          </table:table-cell>
          <table:table-cell table:formula="of:=ABS([.A1209]-[.C1209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209];1;1)">
            <text:p/>
          </table:table-cell>
          <table:table-cell table:formula="of:=MID([.I1209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210]&gt;[.$E$1];1;0)" office:value-type="float" office:value="0">
            <text:p>0</text:p>
          </table:table-cell>
          <table:table-cell table:formula="of:=ABS([.A1210]-[.C1210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210];1;1)">
            <text:p/>
          </table:table-cell>
          <table:table-cell table:formula="of:=MID([.I1210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211]&gt;[.$E$1];1;0)" office:value-type="float" office:value="0">
            <text:p>0</text:p>
          </table:table-cell>
          <table:table-cell table:formula="of:=ABS([.A1211]-[.C1211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211];1;1)">
            <text:p/>
          </table:table-cell>
          <table:table-cell table:formula="of:=MID([.I1211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212]&gt;[.$E$1];1;0)" office:value-type="float" office:value="0">
            <text:p>0</text:p>
          </table:table-cell>
          <table:table-cell table:formula="of:=ABS([.A1212]-[.C1212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212];1;1)">
            <text:p/>
          </table:table-cell>
          <table:table-cell table:formula="of:=MID([.I1212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213]&gt;[.$E$1];1;0)" office:value-type="float" office:value="0">
            <text:p>0</text:p>
          </table:table-cell>
          <table:table-cell table:formula="of:=ABS([.A1213]-[.C1213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213];1;1)">
            <text:p/>
          </table:table-cell>
          <table:table-cell table:formula="of:=MID([.I1213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214]&gt;[.$E$1];1;0)" office:value-type="float" office:value="0">
            <text:p>0</text:p>
          </table:table-cell>
          <table:table-cell table:formula="of:=ABS([.A1214]-[.C1214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214];1;1)">
            <text:p/>
          </table:table-cell>
          <table:table-cell table:formula="of:=MID([.I1214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215]&gt;[.$E$1];1;0)" office:value-type="float" office:value="0">
            <text:p>0</text:p>
          </table:table-cell>
          <table:table-cell table:formula="of:=ABS([.A1215]-[.C1215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215];1;1)">
            <text:p/>
          </table:table-cell>
          <table:table-cell table:formula="of:=MID([.I1215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216]&gt;[.$E$1];1;0)" office:value-type="float" office:value="0">
            <text:p>0</text:p>
          </table:table-cell>
          <table:table-cell table:formula="of:=ABS([.A1216]-[.C1216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216];1;1)">
            <text:p/>
          </table:table-cell>
          <table:table-cell table:formula="of:=MID([.I1216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217]&gt;[.$E$1];1;0)" office:value-type="float" office:value="0">
            <text:p>0</text:p>
          </table:table-cell>
          <table:table-cell table:formula="of:=ABS([.A1217]-[.C1217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217];1;1)">
            <text:p/>
          </table:table-cell>
          <table:table-cell table:formula="of:=MID([.I1217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218]&gt;[.$E$1];1;0)" office:value-type="float" office:value="0">
            <text:p>0</text:p>
          </table:table-cell>
          <table:table-cell table:formula="of:=ABS([.A1218]-[.C1218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218];1;1)">
            <text:p/>
          </table:table-cell>
          <table:table-cell table:formula="of:=MID([.I1218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219]&gt;[.$E$1];1;0)" office:value-type="float" office:value="0">
            <text:p>0</text:p>
          </table:table-cell>
          <table:table-cell table:formula="of:=ABS([.A1219]-[.C1219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219];1;1)">
            <text:p/>
          </table:table-cell>
          <table:table-cell table:formula="of:=MID([.I1219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220]&gt;[.$E$1];1;0)" office:value-type="float" office:value="0">
            <text:p>0</text:p>
          </table:table-cell>
          <table:table-cell table:formula="of:=ABS([.A1220]-[.C1220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220];1;1)">
            <text:p/>
          </table:table-cell>
          <table:table-cell table:formula="of:=MID([.I1220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221]&gt;[.$E$1];1;0)" office:value-type="float" office:value="0">
            <text:p>0</text:p>
          </table:table-cell>
          <table:table-cell table:formula="of:=ABS([.A1221]-[.C1221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221];1;1)">
            <text:p/>
          </table:table-cell>
          <table:table-cell table:formula="of:=MID([.I1221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222]&gt;[.$E$1];1;0)" office:value-type="float" office:value="0">
            <text:p>0</text:p>
          </table:table-cell>
          <table:table-cell table:formula="of:=ABS([.A1222]-[.C1222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222];1;1)">
            <text:p/>
          </table:table-cell>
          <table:table-cell table:formula="of:=MID([.I1222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223]&gt;[.$E$1];1;0)" office:value-type="float" office:value="0">
            <text:p>0</text:p>
          </table:table-cell>
          <table:table-cell table:formula="of:=ABS([.A1223]-[.C1223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223];1;1)">
            <text:p/>
          </table:table-cell>
          <table:table-cell table:formula="of:=MID([.I1223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224]&gt;[.$E$1];1;0)" office:value-type="float" office:value="0">
            <text:p>0</text:p>
          </table:table-cell>
          <table:table-cell table:formula="of:=ABS([.A1224]-[.C1224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224];1;1)">
            <text:p/>
          </table:table-cell>
          <table:table-cell table:formula="of:=MID([.I1224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225]&gt;[.$E$1];1;0)" office:value-type="float" office:value="0">
            <text:p>0</text:p>
          </table:table-cell>
          <table:table-cell table:formula="of:=ABS([.A1225]-[.C1225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225];1;1)">
            <text:p/>
          </table:table-cell>
          <table:table-cell table:formula="of:=MID([.I1225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226]&gt;[.$E$1];1;0)" office:value-type="float" office:value="0">
            <text:p>0</text:p>
          </table:table-cell>
          <table:table-cell table:formula="of:=ABS([.A1226]-[.C1226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226];1;1)">
            <text:p/>
          </table:table-cell>
          <table:table-cell table:formula="of:=MID([.I1226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227]&gt;[.$E$1];1;0)" office:value-type="float" office:value="0">
            <text:p>0</text:p>
          </table:table-cell>
          <table:table-cell table:formula="of:=ABS([.A1227]-[.C1227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227];1;1)">
            <text:p/>
          </table:table-cell>
          <table:table-cell table:formula="of:=MID([.I1227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228]&gt;[.$E$1];1;0)" office:value-type="float" office:value="0">
            <text:p>0</text:p>
          </table:table-cell>
          <table:table-cell table:formula="of:=ABS([.A1228]-[.C1228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228];1;1)">
            <text:p/>
          </table:table-cell>
          <table:table-cell table:formula="of:=MID([.I1228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229]&gt;[.$E$1];1;0)" office:value-type="float" office:value="0">
            <text:p>0</text:p>
          </table:table-cell>
          <table:table-cell table:formula="of:=ABS([.A1229]-[.C1229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229];1;1)">
            <text:p/>
          </table:table-cell>
          <table:table-cell table:formula="of:=MID([.I1229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230]&gt;[.$E$1];1;0)" office:value-type="float" office:value="0">
            <text:p>0</text:p>
          </table:table-cell>
          <table:table-cell table:formula="of:=ABS([.A1230]-[.C1230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230];1;1)">
            <text:p/>
          </table:table-cell>
          <table:table-cell table:formula="of:=MID([.I1230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231]&gt;[.$E$1];1;0)" office:value-type="float" office:value="0">
            <text:p>0</text:p>
          </table:table-cell>
          <table:table-cell table:formula="of:=ABS([.A1231]-[.C1231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231];1;1)">
            <text:p/>
          </table:table-cell>
          <table:table-cell table:formula="of:=MID([.I1231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232]&gt;[.$E$1];1;0)" office:value-type="float" office:value="0">
            <text:p>0</text:p>
          </table:table-cell>
          <table:table-cell table:formula="of:=ABS([.A1232]-[.C1232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232];1;1)">
            <text:p/>
          </table:table-cell>
          <table:table-cell table:formula="of:=MID([.I1232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233]&gt;[.$E$1];1;0)" office:value-type="float" office:value="0">
            <text:p>0</text:p>
          </table:table-cell>
          <table:table-cell table:formula="of:=ABS([.A1233]-[.C1233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233];1;1)">
            <text:p/>
          </table:table-cell>
          <table:table-cell table:formula="of:=MID([.I1233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234]&gt;[.$E$1];1;0)" office:value-type="float" office:value="0">
            <text:p>0</text:p>
          </table:table-cell>
          <table:table-cell table:formula="of:=ABS([.A1234]-[.C1234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234];1;1)">
            <text:p/>
          </table:table-cell>
          <table:table-cell table:formula="of:=MID([.I1234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235]&gt;[.$E$1];1;0)" office:value-type="float" office:value="0">
            <text:p>0</text:p>
          </table:table-cell>
          <table:table-cell table:formula="of:=ABS([.A1235]-[.C1235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235];1;1)">
            <text:p/>
          </table:table-cell>
          <table:table-cell table:formula="of:=MID([.I1235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236]&gt;[.$E$1];1;0)" office:value-type="float" office:value="0">
            <text:p>0</text:p>
          </table:table-cell>
          <table:table-cell table:formula="of:=ABS([.A1236]-[.C1236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236];1;1)">
            <text:p/>
          </table:table-cell>
          <table:table-cell table:formula="of:=MID([.I1236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237]&gt;[.$E$1];1;0)" office:value-type="float" office:value="0">
            <text:p>0</text:p>
          </table:table-cell>
          <table:table-cell table:formula="of:=ABS([.A1237]-[.C1237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237];1;1)">
            <text:p/>
          </table:table-cell>
          <table:table-cell table:formula="of:=MID([.I1237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238]&gt;[.$E$1];1;0)" office:value-type="float" office:value="0">
            <text:p>0</text:p>
          </table:table-cell>
          <table:table-cell table:formula="of:=ABS([.A1238]-[.C1238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238];1;1)">
            <text:p/>
          </table:table-cell>
          <table:table-cell table:formula="of:=MID([.I1238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239]&gt;[.$E$1];1;0)" office:value-type="float" office:value="0">
            <text:p>0</text:p>
          </table:table-cell>
          <table:table-cell table:formula="of:=ABS([.A1239]-[.C1239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239];1;1)">
            <text:p/>
          </table:table-cell>
          <table:table-cell table:formula="of:=MID([.I1239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240]&gt;[.$E$1];1;0)" office:value-type="float" office:value="0">
            <text:p>0</text:p>
          </table:table-cell>
          <table:table-cell table:formula="of:=ABS([.A1240]-[.C1240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240];1;1)">
            <text:p/>
          </table:table-cell>
          <table:table-cell table:formula="of:=MID([.I1240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241]&gt;[.$E$1];1;0)" office:value-type="float" office:value="0">
            <text:p>0</text:p>
          </table:table-cell>
          <table:table-cell table:formula="of:=ABS([.A1241]-[.C1241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241];1;1)">
            <text:p/>
          </table:table-cell>
          <table:table-cell table:formula="of:=MID([.I1241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242]&gt;[.$E$1];1;0)" office:value-type="float" office:value="0">
            <text:p>0</text:p>
          </table:table-cell>
          <table:table-cell table:formula="of:=ABS([.A1242]-[.C1242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242];1;1)">
            <text:p/>
          </table:table-cell>
          <table:table-cell table:formula="of:=MID([.I1242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243]&gt;[.$E$1];1;0)" office:value-type="float" office:value="0">
            <text:p>0</text:p>
          </table:table-cell>
          <table:table-cell table:formula="of:=ABS([.A1243]-[.C1243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243];1;1)">
            <text:p/>
          </table:table-cell>
          <table:table-cell table:formula="of:=MID([.I1243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244]&gt;[.$E$1];1;0)" office:value-type="float" office:value="0">
            <text:p>0</text:p>
          </table:table-cell>
          <table:table-cell table:formula="of:=ABS([.A1244]-[.C1244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244];1;1)">
            <text:p/>
          </table:table-cell>
          <table:table-cell table:formula="of:=MID([.I1244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245]&gt;[.$E$1];1;0)" office:value-type="float" office:value="0">
            <text:p>0</text:p>
          </table:table-cell>
          <table:table-cell table:formula="of:=ABS([.A1245]-[.C1245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245];1;1)">
            <text:p/>
          </table:table-cell>
          <table:table-cell table:formula="of:=MID([.I1245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246]&gt;[.$E$1];1;0)" office:value-type="float" office:value="0">
            <text:p>0</text:p>
          </table:table-cell>
          <table:table-cell table:formula="of:=ABS([.A1246]-[.C1246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246];1;1)">
            <text:p/>
          </table:table-cell>
          <table:table-cell table:formula="of:=MID([.I1246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247]&gt;[.$E$1];1;0)" office:value-type="float" office:value="0">
            <text:p>0</text:p>
          </table:table-cell>
          <table:table-cell table:formula="of:=ABS([.A1247]-[.C1247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247];1;1)">
            <text:p/>
          </table:table-cell>
          <table:table-cell table:formula="of:=MID([.I1247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248]&gt;[.$E$1];1;0)" office:value-type="float" office:value="0">
            <text:p>0</text:p>
          </table:table-cell>
          <table:table-cell table:formula="of:=ABS([.A1248]-[.C1248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248];1;1)">
            <text:p/>
          </table:table-cell>
          <table:table-cell table:formula="of:=MID([.I1248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249]&gt;[.$E$1];1;0)" office:value-type="float" office:value="0">
            <text:p>0</text:p>
          </table:table-cell>
          <table:table-cell table:formula="of:=ABS([.A1249]-[.C1249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249];1;1)">
            <text:p/>
          </table:table-cell>
          <table:table-cell table:formula="of:=MID([.I1249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250]&gt;[.$E$1];1;0)" office:value-type="float" office:value="0">
            <text:p>0</text:p>
          </table:table-cell>
          <table:table-cell table:formula="of:=ABS([.A1250]-[.C1250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250];1;1)">
            <text:p/>
          </table:table-cell>
          <table:table-cell table:formula="of:=MID([.I1250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251]&gt;[.$E$1];1;0)" office:value-type="float" office:value="0">
            <text:p>0</text:p>
          </table:table-cell>
          <table:table-cell table:formula="of:=ABS([.A1251]-[.C1251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251];1;1)">
            <text:p/>
          </table:table-cell>
          <table:table-cell table:formula="of:=MID([.I1251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252]&gt;[.$E$1];1;0)" office:value-type="float" office:value="0">
            <text:p>0</text:p>
          </table:table-cell>
          <table:table-cell table:formula="of:=ABS([.A1252]-[.C1252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252];1;1)">
            <text:p/>
          </table:table-cell>
          <table:table-cell table:formula="of:=MID([.I1252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253]&gt;[.$E$1];1;0)" office:value-type="float" office:value="0">
            <text:p>0</text:p>
          </table:table-cell>
          <table:table-cell table:formula="of:=ABS([.A1253]-[.C1253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253];1;1)">
            <text:p/>
          </table:table-cell>
          <table:table-cell table:formula="of:=MID([.I1253];4;6)">
            <text:p/>
          </table:table-cell>
          <table:table-cell/>
        </table:table-row>
        <table:table-row table:style-name="ro1">
          <table:table-cell table:style-name="ce1"/>
          <table:table-cell table:style-name="ce3"/>
          <table:table-cell table:formula="of:=IF([.B1254]&gt;[.$E$1];1;0)" office:value-type="float" office:value="0">
            <text:p>0</text:p>
          </table:table-cell>
          <table:table-cell table:formula="of:=ABS([.A1254]-[.C1254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254];1;1)">
            <text:p/>
          </table:table-cell>
          <table:table-cell table:formula="of:=MID([.I1254];4;6)">
            <text:p/>
          </table:table-cell>
          <table:table-cell/>
        </table:table-row>
        <table:table-row table:style-name="ro2">
          <table:table-cell/>
          <table:table-cell/>
          <table:table-cell/>
          <table:table-cell table:formula="of:=ABS([.A1255]-[.C1255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255];1;1)">
            <text:p/>
          </table:table-cell>
          <table:table-cell table:number-columns-repeated="2"/>
        </table:table-row>
        <table:table-row table:style-name="ro2">
          <table:table-cell/>
          <table:table-cell/>
          <table:table-cell/>
          <table:table-cell table:formula="of:=ABS([.A1256]-[.C1256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256];1;1)">
            <text:p/>
          </table:table-cell>
          <table:table-cell table:number-columns-repeated="2"/>
        </table:table-row>
        <table:table-row table:style-name="ro2">
          <table:table-cell/>
          <table:table-cell/>
          <table:table-cell/>
          <table:table-cell table:formula="of:=ABS([.A1257]-[.C1257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257];1;1)">
            <text:p/>
          </table:table-cell>
          <table:table-cell table:number-columns-repeated="2"/>
        </table:table-row>
        <table:table-row table:style-name="ro2">
          <table:table-cell/>
          <table:table-cell/>
          <table:table-cell/>
          <table:table-cell table:formula="of:=ABS([.A1258]-[.C1258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258];1;1)">
            <text:p/>
          </table:table-cell>
          <table:table-cell table:number-columns-repeated="2"/>
        </table:table-row>
        <table:table-row table:style-name="ro2">
          <table:table-cell/>
          <table:table-cell/>
          <table:table-cell/>
          <table:table-cell table:formula="of:=ABS([.A1259]-[.C1259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259];1;1)">
            <text:p/>
          </table:table-cell>
          <table:table-cell table:number-columns-repeated="2"/>
        </table:table-row>
        <table:table-row table:style-name="ro2">
          <table:table-cell/>
          <table:table-cell/>
          <table:table-cell/>
          <table:table-cell table:formula="of:=ABS([.A1260]-[.C1260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260];1;1)">
            <text:p/>
          </table:table-cell>
          <table:table-cell table:number-columns-repeated="2"/>
        </table:table-row>
        <table:table-row table:style-name="ro2">
          <table:table-cell/>
          <table:table-cell/>
          <table:table-cell/>
          <table:table-cell table:formula="of:=ABS([.A1261]-[.C1261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261];1;1)">
            <text:p/>
          </table:table-cell>
          <table:table-cell table:number-columns-repeated="2"/>
        </table:table-row>
        <table:table-row table:style-name="ro2">
          <table:table-cell/>
          <table:table-cell/>
          <table:table-cell/>
          <table:table-cell table:formula="of:=ABS([.A1262]-[.C1262])" office:value-type="float" office:value="0">
            <text:p>0</text:p>
          </table:table-cell>
          <table:table-cell table:number-columns-repeated="4"/>
          <table:table-cell table:style-name="ce4"/>
          <table:table-cell table:formula="of:=MID([.I1262];1;1)">
            <text:p/>
          </table:table-cell>
          <table:table-cell table:number-columns-repeated="2"/>
        </table:table-row>
        <table:table-row table:style-name="ro2">
          <table:table-cell/>
          <table:table-cell/>
          <table:table-cell/>
          <table:table-cell table:formula="of:=ABS([.A1263]-[.C1263])" office:value-type="float" office:value="0">
            <text:p>0</text:p>
          </table:table-cell>
          <table:table-cell table:number-columns-repeated="4"/>
          <table:table-cell table:style-name="ce4"/>
          <table:table-cell table:number-columns-repeated="3"/>
        </table:table-row>
        <table:table-row table:style-name="ro2">
          <table:table-cell/>
          <table:table-cell/>
          <table:table-cell/>
          <table:table-cell table:formula="of:=ABS([.A1264]-[.C1264])" office:value-type="float" office:value="0">
            <text:p>0</text:p>
          </table:table-cell>
          <table:table-cell table:number-columns-repeated="4"/>
          <table:table-cell table:style-name="ce4"/>
          <table:table-cell table:number-columns-repeated="3"/>
        </table:table-row>
        <table:table-row table:style-name="ro2">
          <table:table-cell/>
          <table:table-cell/>
          <table:table-cell/>
          <table:table-cell table:formula="of:=ABS([.A1265]-[.C1265])" office:value-type="float" office:value="0">
            <text:p>0</text:p>
          </table:table-cell>
          <table:table-cell table:number-columns-repeated="4"/>
          <table:table-cell table:style-name="ce4"/>
          <table:table-cell table:number-columns-repeated="3"/>
        </table:table-row>
        <table:table-row table:style-name="ro2">
          <table:table-cell/>
          <table:table-cell/>
          <table:table-cell/>
          <table:table-cell table:formula="of:=ABS([.A1266]-[.C1266])" office:value-type="float" office:value="0">
            <text:p>0</text:p>
          </table:table-cell>
          <table:table-cell table:number-columns-repeated="4"/>
          <table:table-cell table:style-name="ce4"/>
          <table:table-cell table:number-columns-repeated="3"/>
        </table:table-row>
        <table:table-row table:style-name="ro2" table:number-rows-repeated="86">
          <table:table-cell table:number-columns-repeated="8"/>
          <table:table-cell table:style-name="ce4"/>
          <table:table-cell table:number-columns-repeated="3"/>
        </table:table-row>
        <table:table-row table:style-name="ro3" table:number-rows-repeated="1047223">
          <table:table-cell table:number-columns-repeated="12"/>
        </table:table-row>
        <table:table-row table:style-name="ro3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Helvetica" svg:font-family="Helvetica" style:font-family-generic="swiss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currency-symbol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9P0"/>
    </number:currency-style>
    <number:number-style style:name="N120">
      <number:number number:decimal-places="1" number:min-integer-digits="1"/>
    </number:number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6">00/00/0000</text:date>, <text:time style:data-style-name="N2" text:time-value="0000-00-00T05:10: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4T17:19:38</meta:creation-date>
    <dc:date>2020-02-26T05:55:35</dc:date>
    <meta:editing-duration>PT1M9S</meta:editing-duration>
    <meta:editing-cycles>4</meta:editing-cycles>
    <meta:generator>LibreOffice/4.0.0.3$MacOSX_x86 LibreOffice_project/53fd80e80f44edd735c18dbc5b6cde811e0a15c</meta:generator>
    <meta:document-statistic meta:table-count="1" meta:cell-count="9329" meta:object-count="0"/>
  </office:meta>
</office:document-meta>
</file>